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33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1.397cm"/>
    </style:style>
    <style:style style:name="co4" style:family="table-column">
      <style:table-column-properties fo:break-before="auto" style:column-width="1.369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1.55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GGER03" table:style-name="ta1">
        <table:shapes>
          <draw:frame draw:z-index="0" draw:style-name="gr1" draw:text-style-name="P1" svg:width="27.023cm" svg:height="15.2cm" svg:x="12.958cm" svg:y="0.418cm">
            <draw:object draw:notify-on-update-of-ranges="LOGGER03.B1:LOGGER03.B1 LOGGER03.B2:LOGGER03.B1672 LOGGER03.C1:LOGGER03.C1 LOGGER03.C2:LOGGER03.C167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illis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energ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1000/(60*60*24)" office:value-type="time" office:time-value="PT00H00M00S" calcext:value-type="time">
            <text:p>00:00:00</text:p>
          </table:table-cell>
          <table:table-cell office:value-type="float" office:value="1.33" calcext:value-type="float">
            <text:p>1.33</text:p>
          </table:table-cell>
          <table:table-cell office:value-type="float" office:value="133.3" calcext:value-type="float">
            <text:p>133.3</text:p>
          </table:table-cell>
          <table:table-cell office:value-type="float" office:value="177.2" calcext:value-type="float">
            <text:p>177.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98" calcext:value-type="float">
            <text:p>15698</text:p>
          </table:table-cell>
          <table:table-cell table:formula="of:=[.A3]/1000/(60*60*24)" office:value-type="time" office:time-value="PT00H00M15.698S" calcext:value-type="time">
            <text:p>00:00:16</text:p>
          </table:table-cell>
          <table:table-cell office:value-type="float" office:value="1.33" calcext:value-type="float">
            <text:p>1.33</text:p>
          </table:table-cell>
          <table:table-cell office:value-type="float" office:value="132.9" calcext:value-type="float">
            <text:p>132.9</text:p>
          </table:table-cell>
          <table:table-cell office:value-type="float" office:value="176.13" calcext:value-type="float">
            <text:p>176.13</text:p>
          </table:table-cell>
          <table:table-cell office:value-type="float" office:value="0.58" calcext:value-type="float">
            <text:p>0.58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31698" calcext:value-type="float">
            <text:p>31698</text:p>
          </table:table-cell>
          <table:table-cell table:formula="of:=[.A4]/1000/(60*60*24)" office:value-type="time" office:time-value="PT00H00M31.698S" calcext:value-type="time">
            <text:p>00:00:32</text:p>
          </table:table-cell>
          <table:table-cell office:value-type="float" office:value="1.33" calcext:value-type="float">
            <text:p>1.33</text:p>
          </table:table-cell>
          <table:table-cell office:value-type="float" office:value="132.7" calcext:value-type="float">
            <text:p>132.7</text:p>
          </table:table-cell>
          <table:table-cell office:value-type="float" office:value="175.86" calcext:value-type="float">
            <text:p>175.86</text:p>
          </table:table-cell>
          <table:table-cell office:value-type="float" office:value="1.17" calcext:value-type="float">
            <text:p>1.17</text:p>
          </table:table-cell>
          <table:table-cell office:value-type="float" office:value="1.55" calcext:value-type="float">
            <text:p>1.55</text:p>
          </table:table-cell>
        </table:table-row>
        <table:table-row table:style-name="ro1">
          <table:table-cell office:value-type="float" office:value="47697" calcext:value-type="float">
            <text:p>47697</text:p>
          </table:table-cell>
          <table:table-cell table:formula="of:=[.A5]/1000/(60*60*24)" office:value-type="time" office:time-value="PT00H00M47.697S" calcext:value-type="time">
            <text:p>00:00:48</text:p>
          </table:table-cell>
          <table:table-cell office:value-type="float" office:value="1.32" calcext:value-type="float">
            <text:p>1.32</text:p>
          </table:table-cell>
          <table:table-cell office:value-type="float" office:value="132.5" calcext:value-type="float">
            <text:p>132.5</text:p>
          </table:table-cell>
          <table:table-cell office:value-type="float" office:value="175.07" calcext:value-type="float">
            <text:p>175.07</text:p>
          </table:table-cell>
          <table:table-cell office:value-type="float" office:value="1.76" calcext:value-type="float">
            <text:p>1.76</text:p>
          </table:table-cell>
          <table:table-cell office:value-type="float" office:value="2.33" calcext:value-type="float">
            <text:p>2.33</text:p>
          </table:table-cell>
        </table:table-row>
        <table:table-row table:style-name="ro1">
          <table:table-cell office:value-type="float" office:value="63698" calcext:value-type="float">
            <text:p>63698</text:p>
          </table:table-cell>
          <table:table-cell table:formula="of:=[.A6]/1000/(60*60*24)" office:value-type="time" office:time-value="PT00H01M03.698S" calcext:value-type="time">
            <text:p>00:01:04</text:p>
          </table:table-cell>
          <table:table-cell office:value-type="float" office:value="1.32" calcext:value-type="float">
            <text:p>1.32</text:p>
          </table:table-cell>
          <table:table-cell office:value-type="float" office:value="132.4" calcext:value-type="float">
            <text:p>132.4</text:p>
          </table:table-cell>
          <table:table-cell office:value-type="float" office:value="174.4" calcext:value-type="float">
            <text:p>174.4</text:p>
          </table:table-cell>
          <table:table-cell office:value-type="float" office:value="2.35" calcext:value-type="float">
            <text:p>2.35</text:p>
          </table:table-cell>
          <table:table-cell office:value-type="float" office:value="3.11" calcext:value-type="float">
            <text:p>3.11</text:p>
          </table:table-cell>
        </table:table-row>
        <table:table-row table:style-name="ro1">
          <table:table-cell office:value-type="float" office:value="79697" calcext:value-type="float">
            <text:p>79697</text:p>
          </table:table-cell>
          <table:table-cell table:formula="of:=[.A7]/1000/(60*60*24)" office:value-type="time" office:time-value="PT00H01M19.697S" calcext:value-type="time">
            <text:p>00:01:20</text:p>
          </table:table-cell>
          <table:table-cell office:value-type="float" office:value="1.32" calcext:value-type="float">
            <text:p>1.32</text:p>
          </table:table-cell>
          <table:table-cell office:value-type="float" office:value="132.2" calcext:value-type="float">
            <text:p>132.2</text:p>
          </table:table-cell>
          <table:table-cell office:value-type="float" office:value="174.14" calcext:value-type="float">
            <text:p>174.14</text:p>
          </table:table-cell>
          <table:table-cell office:value-type="float" office:value="2.94" calcext:value-type="float">
            <text:p>2.94</text:p>
          </table:table-cell>
          <table:table-cell office:value-type="float" office:value="3.88" calcext:value-type="float">
            <text:p>3.88</text:p>
          </table:table-cell>
        </table:table-row>
        <table:table-row table:style-name="ro1">
          <table:table-cell office:value-type="float" office:value="95698" calcext:value-type="float">
            <text:p>95698</text:p>
          </table:table-cell>
          <table:table-cell table:formula="of:=[.A8]/1000/(60*60*24)" office:value-type="time" office:time-value="PT00H01M35.698S" calcext:value-type="time">
            <text:p>00:01:36</text:p>
          </table:table-cell>
          <table:table-cell office:value-type="float" office:value="1.32" calcext:value-type="float">
            <text:p>1.32</text:p>
          </table:table-cell>
          <table:table-cell office:value-type="float" office:value="132" calcext:value-type="float">
            <text:p>132</text:p>
          </table:table-cell>
          <table:table-cell office:value-type="float" office:value="173.87" calcext:value-type="float">
            <text:p>173.87</text:p>
          </table:table-cell>
          <table:table-cell office:value-type="float" office:value="3.52" calcext:value-type="float">
            <text:p>3.52</text:p>
          </table:table-cell>
          <table:table-cell office:value-type="float" office:value="4.66" calcext:value-type="float">
            <text:p>4.66</text:p>
          </table:table-cell>
        </table:table-row>
        <table:table-row table:style-name="ro1">
          <table:table-cell office:value-type="float" office:value="111698" calcext:value-type="float">
            <text:p>111698</text:p>
          </table:table-cell>
          <table:table-cell table:formula="of:=[.A9]/1000/(60*60*24)" office:value-type="time" office:time-value="PT00H01M51.698S" calcext:value-type="time">
            <text:p>00:01:52</text:p>
          </table:table-cell>
          <table:table-cell office:value-type="float" office:value="1.31" calcext:value-type="float">
            <text:p>1.31</text:p>
          </table:table-cell>
          <table:table-cell office:value-type="float" office:value="131.9" calcext:value-type="float">
            <text:p>131.9</text:p>
          </table:table-cell>
          <table:table-cell office:value-type="float" office:value="173.21" calcext:value-type="float">
            <text:p>173.21</text:p>
          </table:table-cell>
          <table:table-cell office:value-type="float" office:value="4.11" calcext:value-type="float">
            <text:p>4.11</text:p>
          </table:table-cell>
          <table:table-cell office:value-type="float" office:value="5.43" calcext:value-type="float">
            <text:p>5.43</text:p>
          </table:table-cell>
        </table:table-row>
        <table:table-row table:style-name="ro1">
          <table:table-cell office:value-type="float" office:value="127698" calcext:value-type="float">
            <text:p>127698</text:p>
          </table:table-cell>
          <table:table-cell table:formula="of:=[.A10]/1000/(60*60*24)" office:value-type="time" office:time-value="PT00H02M07.698S" calcext:value-type="time">
            <text:p>00:02:08</text:p>
          </table:table-cell>
          <table:table-cell office:value-type="float" office:value="1.31" calcext:value-type="float">
            <text:p>1.31</text:p>
          </table:table-cell>
          <table:table-cell office:value-type="float" office:value="131.7" calcext:value-type="float">
            <text:p>131.7</text:p>
          </table:table-cell>
          <table:table-cell office:value-type="float" office:value="172.95" calcext:value-type="float">
            <text:p>172.95</text:p>
          </table:table-cell>
          <table:table-cell office:value-type="float" office:value="4.7" calcext:value-type="float">
            <text:p>4.7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 office:value-type="float" office:value="143698" calcext:value-type="float">
            <text:p>143698</text:p>
          </table:table-cell>
          <table:table-cell table:formula="of:=[.A11]/1000/(60*60*24)" office:value-type="time" office:time-value="PT00H02M23.698S" calcext:value-type="time">
            <text:p>00:02:24</text:p>
          </table:table-cell>
          <table:table-cell office:value-type="float" office:value="1.31" calcext:value-type="float">
            <text:p>1.31</text:p>
          </table:table-cell>
          <table:table-cell office:value-type="float" office:value="131.7" calcext:value-type="float">
            <text:p>131.7</text:p>
          </table:table-cell>
          <table:table-cell office:value-type="float" office:value="172.94" calcext:value-type="float">
            <text:p>172.94</text:p>
          </table:table-cell>
          <table:table-cell office:value-type="float" office:value="5.28" calcext:value-type="float">
            <text:p>5.28</text:p>
          </table:table-cell>
          <table:table-cell office:value-type="float" office:value="6.97" calcext:value-type="float">
            <text:p>6.97</text:p>
          </table:table-cell>
        </table:table-row>
        <table:table-row table:style-name="ro1">
          <table:table-cell office:value-type="float" office:value="159698" calcext:value-type="float">
            <text:p>159698</text:p>
          </table:table-cell>
          <table:table-cell table:formula="of:=[.A12]/1000/(60*60*24)" office:value-type="time" office:time-value="PT00H02M39.698S" calcext:value-type="time">
            <text:p>00:02:40</text:p>
          </table:table-cell>
          <table:table-cell office:value-type="float" office:value="1.31" calcext:value-type="float">
            <text:p>1.31</text:p>
          </table:table-cell>
          <table:table-cell office:value-type="float" office:value="131.5" calcext:value-type="float">
            <text:p>131.5</text:p>
          </table:table-cell>
          <table:table-cell office:value-type="float" office:value="172.68" calcext:value-type="float">
            <text:p>172.68</text:p>
          </table:table-cell>
          <table:table-cell office:value-type="float" office:value="5.87" calcext:value-type="float">
            <text:p>5.87</text:p>
          </table:table-cell>
          <table:table-cell office:value-type="float" office:value="7.73" calcext:value-type="float">
            <text:p>7.73</text:p>
          </table:table-cell>
        </table:table-row>
        <table:table-row table:style-name="ro1">
          <table:table-cell office:value-type="float" office:value="175698" calcext:value-type="float">
            <text:p>175698</text:p>
          </table:table-cell>
          <table:table-cell table:formula="of:=[.A13]/1000/(60*60*24)" office:value-type="time" office:time-value="PT00H02M55.698S" calcext:value-type="time">
            <text:p>00:02:56</text:p>
          </table:table-cell>
          <table:table-cell office:value-type="float" office:value="1.31" calcext:value-type="float">
            <text:p>1.31</text:p>
          </table:table-cell>
          <table:table-cell office:value-type="float" office:value="131.4" calcext:value-type="float">
            <text:p>131.4</text:p>
          </table:table-cell>
          <table:table-cell office:value-type="float" office:value="172.02" calcext:value-type="float">
            <text:p>172.02</text:p>
          </table:table-cell>
          <table:table-cell office:value-type="float" office:value="6.45" calcext:value-type="float">
            <text:p>6.45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float" office:value="191698" calcext:value-type="float">
            <text:p>191698</text:p>
          </table:table-cell>
          <table:table-cell table:formula="of:=[.A14]/1000/(60*60*24)" office:value-type="time" office:time-value="PT00H03M11.698S" calcext:value-type="time">
            <text:p>00:03:12</text:p>
          </table:table-cell>
          <table:table-cell office:value-type="float" office:value="1.31" calcext:value-type="float">
            <text:p>1.31</text:p>
          </table:table-cell>
          <table:table-cell office:value-type="float" office:value="131.3" calcext:value-type="float">
            <text:p>131.3</text:p>
          </table:table-cell>
          <table:table-cell office:value-type="float" office:value="171.89" calcext:value-type="float">
            <text:p>171.89</text:p>
          </table:table-cell>
          <table:table-cell office:value-type="float" office:value="7.03" calcext:value-type="float">
            <text:p>7.03</text:p>
          </table:table-cell>
          <table:table-cell office:value-type="float" office:value="9.26" calcext:value-type="float">
            <text:p>9.26</text:p>
          </table:table-cell>
        </table:table-row>
        <table:table-row table:style-name="ro1">
          <table:table-cell office:value-type="float" office:value="207698" calcext:value-type="float">
            <text:p>207698</text:p>
          </table:table-cell>
          <table:table-cell table:formula="of:=[.A15]/1000/(60*60*24)" office:value-type="time" office:time-value="PT00H03M27.698S" calcext:value-type="time">
            <text:p>00:03:28</text:p>
          </table:table-cell>
          <table:table-cell office:value-type="float" office:value="1.31" calcext:value-type="float">
            <text:p>1.31</text:p>
          </table:table-cell>
          <table:table-cell office:value-type="float" office:value="131.2" calcext:value-type="float">
            <text:p>131.2</text:p>
          </table:table-cell>
          <table:table-cell office:value-type="float" office:value="171.23" calcext:value-type="float">
            <text:p>171.23</text:p>
          </table:table-cell>
          <table:table-cell office:value-type="float" office:value="7.62" calcext:value-type="float">
            <text:p>7.62</text:p>
          </table:table-cell>
          <table:table-cell office:value-type="float" office:value="10.03" calcext:value-type="float">
            <text:p>10.03</text:p>
          </table:table-cell>
        </table:table-row>
        <table:table-row table:style-name="ro1">
          <table:table-cell office:value-type="float" office:value="223698" calcext:value-type="float">
            <text:p>223698</text:p>
          </table:table-cell>
          <table:table-cell table:formula="of:=[.A16]/1000/(60*60*24)" office:value-type="time" office:time-value="PT00H03M43.698S" calcext:value-type="time">
            <text:p>00:03:44</text:p>
          </table:table-cell>
          <table:table-cell office:value-type="float" office:value="1.31" calcext:value-type="float">
            <text:p>1.31</text:p>
          </table:table-cell>
          <table:table-cell office:value-type="float" office:value="131.1" calcext:value-type="float">
            <text:p>131.1</text:p>
          </table:table-cell>
          <table:table-cell office:value-type="float" office:value="171.62" calcext:value-type="float">
            <text:p>171.62</text:p>
          </table:table-cell>
          <table:table-cell office:value-type="float" office:value="8.2" calcext:value-type="float">
            <text:p>8.2</text:p>
          </table:table-cell>
          <table:table-cell office:value-type="float" office:value="10.79" calcext:value-type="float">
            <text:p>10.79</text:p>
          </table:table-cell>
        </table:table-row>
        <table:table-row table:style-name="ro1">
          <table:table-cell office:value-type="float" office:value="239698" calcext:value-type="float">
            <text:p>239698</text:p>
          </table:table-cell>
          <table:table-cell table:formula="of:=[.A17]/1000/(60*60*24)" office:value-type="time" office:time-value="PT00H03M59.698S" calcext:value-type="time">
            <text:p>00:04:00</text:p>
          </table:table-cell>
          <table:table-cell office:value-type="float" office:value="1.31" calcext:value-type="float">
            <text:p>1.31</text:p>
          </table:table-cell>
          <table:table-cell office:value-type="float" office:value="130.9" calcext:value-type="float">
            <text:p>130.9</text:p>
          </table:table-cell>
          <table:table-cell office:value-type="float" office:value="170.84" calcext:value-type="float">
            <text:p>170.84</text:p>
          </table:table-cell>
          <table:table-cell office:value-type="float" office:value="8.78" calcext:value-type="float">
            <text:p>8.78</text:p>
          </table:table-cell>
          <table:table-cell office:value-type="float" office:value="11.55" calcext:value-type="float">
            <text:p>11.55</text:p>
          </table:table-cell>
        </table:table-row>
        <table:table-row table:style-name="ro1">
          <table:table-cell office:value-type="float" office:value="255698" calcext:value-type="float">
            <text:p>255698</text:p>
          </table:table-cell>
          <table:table-cell table:formula="of:=[.A18]/1000/(60*60*24)" office:value-type="time" office:time-value="PT00H04M15.698S" calcext:value-type="time">
            <text:p>00:04:16</text:p>
          </table:table-cell>
          <table:table-cell office:value-type="float" office:value="1.31" calcext:value-type="float">
            <text:p>1.31</text:p>
          </table:table-cell>
          <table:table-cell office:value-type="float" office:value="130.8" calcext:value-type="float">
            <text:p>130.8</text:p>
          </table:table-cell>
          <table:table-cell office:value-type="float" office:value="170.7" calcext:value-type="float">
            <text:p>170.7</text:p>
          </table:table-cell>
          <table:table-cell office:value-type="float" office:value="9.36" calcext:value-type="float">
            <text:p>9.36</text:p>
          </table:table-cell>
          <table:table-cell office:value-type="float" office:value="12.31" calcext:value-type="float">
            <text:p>12.31</text:p>
          </table:table-cell>
        </table:table-row>
        <table:table-row table:style-name="ro1">
          <table:table-cell office:value-type="float" office:value="271698" calcext:value-type="float">
            <text:p>271698</text:p>
          </table:table-cell>
          <table:table-cell table:formula="of:=[.A19]/1000/(60*60*24)" office:value-type="time" office:time-value="PT00H04M31.698S" calcext:value-type="time">
            <text:p>00:04:32</text:p>
          </table:table-cell>
          <table:table-cell office:value-type="float" office:value="1.31" calcext:value-type="float">
            <text:p>1.31</text:p>
          </table:table-cell>
          <table:table-cell office:value-type="float" office:value="130.7" calcext:value-type="float">
            <text:p>130.7</text:p>
          </table:table-cell>
          <table:table-cell office:value-type="float" office:value="170.57" calcext:value-type="float">
            <text:p>170.57</text:p>
          </table:table-cell>
          <table:table-cell office:value-type="float" office:value="9.95" calcext:value-type="float">
            <text:p>9.95</text:p>
          </table:table-cell>
          <table:table-cell office:value-type="float" office:value="13.06" calcext:value-type="float">
            <text:p>13.06</text:p>
          </table:table-cell>
        </table:table-row>
        <table:table-row table:style-name="ro1">
          <table:table-cell office:value-type="float" office:value="287698" calcext:value-type="float">
            <text:p>287698</text:p>
          </table:table-cell>
          <table:table-cell table:formula="of:=[.A20]/1000/(60*60*24)" office:value-type="time" office:time-value="PT00H04M47.698S" calcext:value-type="time">
            <text:p>00:04:48</text:p>
          </table:table-cell>
          <table:table-cell office:value-type="float" office:value="1.3" calcext:value-type="float">
            <text:p>1.3</text:p>
          </table:table-cell>
          <table:table-cell office:value-type="float" office:value="130.7" calcext:value-type="float">
            <text:p>130.7</text:p>
          </table:table-cell>
          <table:table-cell office:value-type="float" office:value="170.05" calcext:value-type="float">
            <text:p>170.05</text:p>
          </table:table-cell>
          <table:table-cell office:value-type="float" office:value="10.53" calcext:value-type="float">
            <text:p>10.53</text:p>
          </table:table-cell>
          <table:table-cell office:value-type="float" office:value="13.82" calcext:value-type="float">
            <text:p>13.82</text:p>
          </table:table-cell>
        </table:table-row>
        <table:table-row table:style-name="ro1">
          <table:table-cell office:value-type="float" office:value="303697" calcext:value-type="float">
            <text:p>303697</text:p>
          </table:table-cell>
          <table:table-cell table:formula="of:=[.A21]/1000/(60*60*24)" office:value-type="time" office:time-value="PT00H05M03.697S" calcext:value-type="time">
            <text:p>00:05:04</text:p>
          </table:table-cell>
          <table:table-cell office:value-type="float" office:value="1.3" calcext:value-type="float">
            <text:p>1.3</text:p>
          </table:table-cell>
          <table:table-cell office:value-type="float" office:value="130.6" calcext:value-type="float">
            <text:p>130.6</text:p>
          </table:table-cell>
          <table:table-cell office:value-type="float" office:value="169.92" calcext:value-type="float">
            <text:p>169.92</text:p>
          </table:table-cell>
          <table:table-cell office:value-type="float" office:value="11.11" calcext:value-type="float">
            <text:p>11.11</text:p>
          </table:table-cell>
          <table:table-cell office:value-type="float" office:value="14.58" calcext:value-type="float">
            <text:p>14.58</text:p>
          </table:table-cell>
        </table:table-row>
        <table:table-row table:style-name="ro1">
          <table:table-cell office:value-type="float" office:value="319698" calcext:value-type="float">
            <text:p>319698</text:p>
          </table:table-cell>
          <table:table-cell table:formula="of:=[.A22]/1000/(60*60*24)" office:value-type="time" office:time-value="PT00H05M19.698S" calcext:value-type="time">
            <text:p>00:05:20</text:p>
          </table:table-cell>
          <table:table-cell office:value-type="float" office:value="1.3" calcext:value-type="float">
            <text:p>1.3</text:p>
          </table:table-cell>
          <table:table-cell office:value-type="float" office:value="130.4" calcext:value-type="float">
            <text:p>130.4</text:p>
          </table:table-cell>
          <table:table-cell office:value-type="float" office:value="169.66" calcext:value-type="float">
            <text:p>169.66</text:p>
          </table:table-cell>
          <table:table-cell office:value-type="float" office:value="11.69" calcext:value-type="float">
            <text:p>11.69</text:p>
          </table:table-cell>
          <table:table-cell office:value-type="float" office:value="15.33" calcext:value-type="float">
            <text:p>15.33</text:p>
          </table:table-cell>
        </table:table-row>
        <table:table-row table:style-name="ro1">
          <table:table-cell office:value-type="float" office:value="335698" calcext:value-type="float">
            <text:p>335698</text:p>
          </table:table-cell>
          <table:table-cell table:formula="of:=[.A23]/1000/(60*60*24)" office:value-type="time" office:time-value="PT00H05M35.698S" calcext:value-type="time">
            <text:p>00:05:36</text:p>
          </table:table-cell>
          <table:table-cell office:value-type="float" office:value="1.3" calcext:value-type="float">
            <text:p>1.3</text:p>
          </table:table-cell>
          <table:table-cell office:value-type="float" office:value="130.4" calcext:value-type="float">
            <text:p>130.4</text:p>
          </table:table-cell>
          <table:table-cell office:value-type="float" office:value="169.13" calcext:value-type="float">
            <text:p>169.13</text:p>
          </table:table-cell>
          <table:table-cell office:value-type="float" office:value="12.27" calcext:value-type="float">
            <text:p>12.27</text:p>
          </table:table-cell>
          <table:table-cell office:value-type="float" office:value="16.09" calcext:value-type="float">
            <text:p>16.09</text:p>
          </table:table-cell>
        </table:table-row>
        <table:table-row table:style-name="ro1">
          <table:table-cell office:value-type="float" office:value="351698" calcext:value-type="float">
            <text:p>351698</text:p>
          </table:table-cell>
          <table:table-cell table:formula="of:=[.A24]/1000/(60*60*24)" office:value-type="time" office:time-value="PT00H05M51.698S" calcext:value-type="time">
            <text:p>00:05:52</text:p>
          </table:table-cell>
          <table:table-cell office:value-type="float" office:value="1.3" calcext:value-type="float">
            <text:p>1.3</text:p>
          </table:table-cell>
          <table:table-cell office:value-type="float" office:value="130.3" calcext:value-type="float">
            <text:p>130.3</text:p>
          </table:table-cell>
          <table:table-cell office:value-type="float" office:value="169.52" calcext:value-type="float">
            <text:p>169.52</text:p>
          </table:table-cell>
          <table:table-cell office:value-type="float" office:value="12.85" calcext:value-type="float">
            <text:p>12.85</text:p>
          </table:table-cell>
          <table:table-cell office:value-type="float" office:value="16.84" calcext:value-type="float">
            <text:p>16.84</text:p>
          </table:table-cell>
        </table:table-row>
        <table:table-row table:style-name="ro1">
          <table:table-cell office:value-type="float" office:value="367698" calcext:value-type="float">
            <text:p>367698</text:p>
          </table:table-cell>
          <table:table-cell table:formula="of:=[.A25]/1000/(60*60*24)" office:value-type="time" office:time-value="PT00H06M07.698S" calcext:value-type="time">
            <text:p>00:06:08</text:p>
          </table:table-cell>
          <table:table-cell office:value-type="float" office:value="1.3" calcext:value-type="float">
            <text:p>1.3</text:p>
          </table:table-cell>
          <table:table-cell office:value-type="float" office:value="130.2" calcext:value-type="float">
            <text:p>130.2</text:p>
          </table:table-cell>
          <table:table-cell office:value-type="float" office:value="168.87" calcext:value-type="float">
            <text:p>168.87</text:p>
          </table:table-cell>
          <table:table-cell office:value-type="float" office:value="13.42" calcext:value-type="float">
            <text:p>13.42</text:p>
          </table:table-cell>
          <table:table-cell office:value-type="float" office:value="17.59" calcext:value-type="float">
            <text:p>17.59</text:p>
          </table:table-cell>
        </table:table-row>
        <table:table-row table:style-name="ro1">
          <table:table-cell office:value-type="float" office:value="383698" calcext:value-type="float">
            <text:p>383698</text:p>
          </table:table-cell>
          <table:table-cell table:formula="of:=[.A26]/1000/(60*60*24)" office:value-type="time" office:time-value="PT00H06M23.698S" calcext:value-type="time">
            <text:p>00:06:24</text:p>
          </table:table-cell>
          <table:table-cell office:value-type="float" office:value="1.3" calcext:value-type="float">
            <text:p>1.3</text:p>
          </table:table-cell>
          <table:table-cell office:value-type="float" office:value="130.1" calcext:value-type="float">
            <text:p>130.1</text:p>
          </table:table-cell>
          <table:table-cell office:value-type="float" office:value="168.74" calcext:value-type="float">
            <text:p>168.74</text:p>
          </table:table-cell>
          <table:table-cell office:value-type="float" office:value="14" calcext:value-type="float">
            <text:p>14</text:p>
          </table:table-cell>
          <table:table-cell office:value-type="float" office:value="18.34" calcext:value-type="float">
            <text:p>18.34</text:p>
          </table:table-cell>
        </table:table-row>
        <table:table-row table:style-name="ro1">
          <table:table-cell office:value-type="float" office:value="399698" calcext:value-type="float">
            <text:p>399698</text:p>
          </table:table-cell>
          <table:table-cell table:formula="of:=[.A27]/1000/(60*60*24)" office:value-type="time" office:time-value="PT00H06M39.698S" calcext:value-type="time">
            <text:p>00:06:40</text:p>
          </table:table-cell>
          <table:table-cell office:value-type="float" office:value="1.3" calcext:value-type="float">
            <text:p>1.3</text:p>
          </table:table-cell>
          <table:table-cell office:value-type="float" office:value="130.1" calcext:value-type="float">
            <text:p>130.1</text:p>
          </table:table-cell>
          <table:table-cell office:value-type="float" office:value="168.74" calcext:value-type="float">
            <text:p>168.74</text:p>
          </table:table-cell>
          <table:table-cell office:value-type="float" office:value="14.58" calcext:value-type="float">
            <text:p>14.58</text:p>
          </table:table-cell>
          <table:table-cell office:value-type="float" office:value="19.09" calcext:value-type="float">
            <text:p>19.09</text:p>
          </table:table-cell>
        </table:table-row>
        <table:table-row table:style-name="ro1">
          <table:table-cell office:value-type="float" office:value="415697" calcext:value-type="float">
            <text:p>415697</text:p>
          </table:table-cell>
          <table:table-cell table:formula="of:=[.A28]/1000/(60*60*24)" office:value-type="time" office:time-value="PT00H06M55.697S" calcext:value-type="time">
            <text:p>00:06:56</text:p>
          </table:table-cell>
          <table:table-cell office:value-type="float" office:value="1.29" calcext:value-type="float">
            <text:p>1.29</text:p>
          </table:table-cell>
          <table:table-cell office:value-type="float" office:value="130" calcext:value-type="float">
            <text:p>130</text:p>
          </table:table-cell>
          <table:table-cell office:value-type="float" office:value="168.09" calcext:value-type="float">
            <text:p>168.09</text:p>
          </table:table-cell>
          <table:table-cell office:value-type="float" office:value="15.16" calcext:value-type="float">
            <text:p>15.16</text:p>
          </table:table-cell>
          <table:table-cell office:value-type="float" office:value="19.84" calcext:value-type="float">
            <text:p>19.84</text:p>
          </table:table-cell>
        </table:table-row>
        <table:table-row table:style-name="ro1">
          <table:table-cell office:value-type="float" office:value="431698" calcext:value-type="float">
            <text:p>431698</text:p>
          </table:table-cell>
          <table:table-cell table:formula="of:=[.A29]/1000/(60*60*24)" office:value-type="time" office:time-value="PT00H07M11.698S" calcext:value-type="time">
            <text:p>00:07:12</text:p>
          </table:table-cell>
          <table:table-cell office:value-type="float" office:value="1.29" calcext:value-type="float">
            <text:p>1.29</text:p>
          </table:table-cell>
          <table:table-cell office:value-type="float" office:value="129.9" calcext:value-type="float">
            <text:p>129.9</text:p>
          </table:table-cell>
          <table:table-cell office:value-type="float" office:value="167.96" calcext:value-type="float">
            <text:p>167.96</text:p>
          </table:table-cell>
          <table:table-cell office:value-type="float" office:value="15.74" calcext:value-type="float">
            <text:p>15.74</text:p>
          </table:table-cell>
          <table:table-cell office:value-type="float" office:value="20.59" calcext:value-type="float">
            <text:p>20.59</text:p>
          </table:table-cell>
        </table:table-row>
        <table:table-row table:style-name="ro1">
          <table:table-cell office:value-type="float" office:value="447698" calcext:value-type="float">
            <text:p>447698</text:p>
          </table:table-cell>
          <table:table-cell table:formula="of:=[.A30]/1000/(60*60*24)" office:value-type="time" office:time-value="PT00H07M27.698S" calcext:value-type="time">
            <text:p>00:07:28</text:p>
          </table:table-cell>
          <table:table-cell office:value-type="float" office:value="1.29" calcext:value-type="float">
            <text:p>1.29</text:p>
          </table:table-cell>
          <table:table-cell office:value-type="float" office:value="129.8" calcext:value-type="float">
            <text:p>129.8</text:p>
          </table:table-cell>
          <table:table-cell office:value-type="float" office:value="167.83" calcext:value-type="float">
            <text:p>167.83</text:p>
          </table:table-cell>
          <table:table-cell office:value-type="float" office:value="16.31" calcext:value-type="float">
            <text:p>16.31</text:p>
          </table:table-cell>
          <table:table-cell office:value-type="float" office:value="21.33" calcext:value-type="float">
            <text:p>21.33</text:p>
          </table:table-cell>
        </table:table-row>
        <table:table-row table:style-name="ro1">
          <table:table-cell office:value-type="float" office:value="463698" calcext:value-type="float">
            <text:p>463698</text:p>
          </table:table-cell>
          <table:table-cell table:formula="of:=[.A31]/1000/(60*60*24)" office:value-type="time" office:time-value="PT00H07M43.698S" calcext:value-type="time">
            <text:p>00:07:44</text:p>
          </table:table-cell>
          <table:table-cell office:value-type="float" office:value="1.29" calcext:value-type="float">
            <text:p>1.29</text:p>
          </table:table-cell>
          <table:table-cell office:value-type="float" office:value="129.7" calcext:value-type="float">
            <text:p>129.7</text:p>
          </table:table-cell>
          <table:table-cell office:value-type="float" office:value="167.7" calcext:value-type="float">
            <text:p>167.7</text:p>
          </table:table-cell>
          <table:table-cell office:value-type="float" office:value="16.89" calcext:value-type="float">
            <text:p>16.89</text:p>
          </table:table-cell>
          <table:table-cell office:value-type="float" office:value="22.08" calcext:value-type="float">
            <text:p>22.08</text:p>
          </table:table-cell>
        </table:table-row>
        <table:table-row table:style-name="ro1">
          <table:table-cell office:value-type="float" office:value="479698" calcext:value-type="float">
            <text:p>479698</text:p>
          </table:table-cell>
          <table:table-cell table:formula="of:=[.A32]/1000/(60*60*24)" office:value-type="time" office:time-value="PT00H07M59.698S" calcext:value-type="time">
            <text:p>00:08:00</text:p>
          </table:table-cell>
          <table:table-cell office:value-type="float" office:value="1.29" calcext:value-type="float">
            <text:p>1.29</text:p>
          </table:table-cell>
          <table:table-cell office:value-type="float" office:value="129.7" calcext:value-type="float">
            <text:p>129.7</text:p>
          </table:table-cell>
          <table:table-cell office:value-type="float" office:value="167.7" calcext:value-type="float">
            <text:p>167.7</text:p>
          </table:table-cell>
          <table:table-cell office:value-type="float" office:value="17.47" calcext:value-type="float">
            <text:p>17.47</text:p>
          </table:table-cell>
          <table:table-cell office:value-type="float" office:value="22.82" calcext:value-type="float">
            <text:p>22.82</text:p>
          </table:table-cell>
        </table:table-row>
        <table:table-row table:style-name="ro1">
          <table:table-cell office:value-type="float" office:value="495698" calcext:value-type="float">
            <text:p>495698</text:p>
          </table:table-cell>
          <table:table-cell table:formula="of:=[.A33]/1000/(60*60*24)" office:value-type="time" office:time-value="PT00H08M15.698S" calcext:value-type="time">
            <text:p>00:08:16</text:p>
          </table:table-cell>
          <table:table-cell office:value-type="float" office:value="1.29" calcext:value-type="float">
            <text:p>1.29</text:p>
          </table:table-cell>
          <table:table-cell office:value-type="float" office:value="129.6" calcext:value-type="float">
            <text:p>129.6</text:p>
          </table:table-cell>
          <table:table-cell office:value-type="float" office:value="167.57" calcext:value-type="float">
            <text:p>167.57</text:p>
          </table:table-cell>
          <table:table-cell office:value-type="float" office:value="18.04" calcext:value-type="float">
            <text:p>18.04</text:p>
          </table:table-cell>
          <table:table-cell office:value-type="float" office:value="23.57" calcext:value-type="float">
            <text:p>23.57</text:p>
          </table:table-cell>
        </table:table-row>
        <table:table-row table:style-name="ro1">
          <table:table-cell office:value-type="float" office:value="511698" calcext:value-type="float">
            <text:p>511698</text:p>
          </table:table-cell>
          <table:table-cell table:formula="of:=[.A34]/1000/(60*60*24)" office:value-type="time" office:time-value="PT00H08M31.698S" calcext:value-type="time">
            <text:p>00:08:32</text:p>
          </table:table-cell>
          <table:table-cell office:value-type="float" office:value="1.29" calcext:value-type="float">
            <text:p>1.29</text:p>
          </table:table-cell>
          <table:table-cell office:value-type="float" office:value="129.5" calcext:value-type="float">
            <text:p>129.5</text:p>
          </table:table-cell>
          <table:table-cell office:value-type="float" office:value="167.44" calcext:value-type="float">
            <text:p>167.44</text:p>
          </table:table-cell>
          <table:table-cell office:value-type="float" office:value="18.62" calcext:value-type="float">
            <text:p>18.62</text:p>
          </table:table-cell>
          <table:table-cell office:value-type="float" office:value="24.31" calcext:value-type="float">
            <text:p>24.31</text:p>
          </table:table-cell>
        </table:table-row>
        <table:table-row table:style-name="ro1">
          <table:table-cell office:value-type="float" office:value="527698" calcext:value-type="float">
            <text:p>527698</text:p>
          </table:table-cell>
          <table:table-cell table:formula="of:=[.A35]/1000/(60*60*24)" office:value-type="time" office:time-value="PT00H08M47.698S" calcext:value-type="time">
            <text:p>00:08:48</text:p>
          </table:table-cell>
          <table:table-cell office:value-type="float" office:value="1.29" calcext:value-type="float">
            <text:p>1.29</text:p>
          </table:table-cell>
          <table:table-cell office:value-type="float" office:value="129.4" calcext:value-type="float">
            <text:p>129.4</text:p>
          </table:table-cell>
          <table:table-cell office:value-type="float" office:value="166.79" calcext:value-type="float">
            <text:p>166.79</text:p>
          </table:table-cell>
          <table:table-cell office:value-type="float" office:value="19.19" calcext:value-type="float">
            <text:p>19.19</text:p>
          </table:table-cell>
          <table:table-cell office:value-type="float" office:value="25.05" calcext:value-type="float">
            <text:p>25.05</text:p>
          </table:table-cell>
        </table:table-row>
        <table:table-row table:style-name="ro1">
          <table:table-cell office:value-type="float" office:value="543698" calcext:value-type="float">
            <text:p>543698</text:p>
          </table:table-cell>
          <table:table-cell table:formula="of:=[.A36]/1000/(60*60*24)" office:value-type="time" office:time-value="PT00H09M03.698S" calcext:value-type="time">
            <text:p>00:09:04</text:p>
          </table:table-cell>
          <table:table-cell office:value-type="float" office:value="1.29" calcext:value-type="float">
            <text:p>1.29</text:p>
          </table:table-cell>
          <table:table-cell office:value-type="float" office:value="129.4" calcext:value-type="float">
            <text:p>129.4</text:p>
          </table:table-cell>
          <table:table-cell office:value-type="float" office:value="166.79" calcext:value-type="float">
            <text:p>166.79</text:p>
          </table:table-cell>
          <table:table-cell office:value-type="float" office:value="19.77" calcext:value-type="float">
            <text:p>19.77</text:p>
          </table:table-cell>
          <table:table-cell office:value-type="float" office:value="25.79" calcext:value-type="float">
            <text:p>25.79</text:p>
          </table:table-cell>
        </table:table-row>
        <table:table-row table:style-name="ro1">
          <table:table-cell office:value-type="float" office:value="559698" calcext:value-type="float">
            <text:p>559698</text:p>
          </table:table-cell>
          <table:table-cell table:formula="of:=[.A37]/1000/(60*60*24)" office:value-type="time" office:time-value="PT00H09M19.698S" calcext:value-type="time">
            <text:p>00:09:20</text:p>
          </table:table-cell>
          <table:table-cell office:value-type="float" office:value="1.29" calcext:value-type="float">
            <text:p>1.29</text:p>
          </table:table-cell>
          <table:table-cell office:value-type="float" office:value="129.3" calcext:value-type="float">
            <text:p>129.3</text:p>
          </table:table-cell>
          <table:table-cell office:value-type="float" office:value="166.66" calcext:value-type="float">
            <text:p>166.66</text:p>
          </table:table-cell>
          <table:table-cell office:value-type="float" office:value="20.34" calcext:value-type="float">
            <text:p>20.34</text:p>
          </table:table-cell>
          <table:table-cell office:value-type="float" office:value="26.53" calcext:value-type="float">
            <text:p>26.53</text:p>
          </table:table-cell>
        </table:table-row>
        <table:table-row table:style-name="ro1">
          <table:table-cell office:value-type="float" office:value="575698" calcext:value-type="float">
            <text:p>575698</text:p>
          </table:table-cell>
          <table:table-cell table:formula="of:=[.A38]/1000/(60*60*24)" office:value-type="time" office:time-value="PT00H09M35.698S" calcext:value-type="time">
            <text:p>00:09:36</text:p>
          </table:table-cell>
          <table:table-cell office:value-type="float" office:value="1.28" calcext:value-type="float">
            <text:p>1.28</text:p>
          </table:table-cell>
          <table:table-cell office:value-type="float" office:value="129.2" calcext:value-type="float">
            <text:p>129.2</text:p>
          </table:table-cell>
          <table:table-cell office:value-type="float" office:value="166.01" calcext:value-type="float">
            <text:p>166.01</text:p>
          </table:table-cell>
          <table:table-cell office:value-type="float" office:value="20.92" calcext:value-type="float">
            <text:p>20.92</text:p>
          </table:table-cell>
          <table:table-cell office:value-type="float" office:value="27.27" calcext:value-type="float">
            <text:p>27.27</text:p>
          </table:table-cell>
        </table:table-row>
        <table:table-row table:style-name="ro1">
          <table:table-cell office:value-type="float" office:value="591698" calcext:value-type="float">
            <text:p>591698</text:p>
          </table:table-cell>
          <table:table-cell table:formula="of:=[.A39]/1000/(60*60*24)" office:value-type="time" office:time-value="PT00H09M51.698S" calcext:value-type="time">
            <text:p>00:09:52</text:p>
          </table:table-cell>
          <table:table-cell office:value-type="float" office:value="1.29" calcext:value-type="float">
            <text:p>1.29</text:p>
          </table:table-cell>
          <table:table-cell office:value-type="float" office:value="129.1" calcext:value-type="float">
            <text:p>129.1</text:p>
          </table:table-cell>
          <table:table-cell office:value-type="float" office:value="166.4" calcext:value-type="float">
            <text:p>166.4</text:p>
          </table:table-cell>
          <table:table-cell office:value-type="float" office:value="21.49" calcext:value-type="float">
            <text:p>21.49</text:p>
          </table:table-cell>
          <table:table-cell office:value-type="float" office:value="28.01" calcext:value-type="float">
            <text:p>28.01</text:p>
          </table:table-cell>
        </table:table-row>
        <table:table-row table:style-name="ro1">
          <table:table-cell office:value-type="float" office:value="607698" calcext:value-type="float">
            <text:p>607698</text:p>
          </table:table-cell>
          <table:table-cell table:formula="of:=[.A40]/1000/(60*60*24)" office:value-type="time" office:time-value="PT00H10M07.698S" calcext:value-type="time">
            <text:p>00:10:08</text:p>
          </table:table-cell>
          <table:table-cell office:value-type="float" office:value="1.28" calcext:value-type="float">
            <text:p>1.28</text:p>
          </table:table-cell>
          <table:table-cell office:value-type="float" office:value="129.2" calcext:value-type="float">
            <text:p>129.2</text:p>
          </table:table-cell>
          <table:table-cell office:value-type="float" office:value="166.01" calcext:value-type="float">
            <text:p>166.01</text:p>
          </table:table-cell>
          <table:table-cell office:value-type="float" office:value="22.07" calcext:value-type="float">
            <text:p>22.07</text:p>
          </table:table-cell>
          <table:table-cell office:value-type="float" office:value="28.75" calcext:value-type="float">
            <text:p>28.75</text:p>
          </table:table-cell>
        </table:table-row>
        <table:table-row table:style-name="ro1">
          <table:table-cell office:value-type="float" office:value="623698" calcext:value-type="float">
            <text:p>623698</text:p>
          </table:table-cell>
          <table:table-cell table:formula="of:=[.A41]/1000/(60*60*24)" office:value-type="time" office:time-value="PT00H10M23.698S" calcext:value-type="time">
            <text:p>00:10:24</text:p>
          </table:table-cell>
          <table:table-cell office:value-type="float" office:value="1.28" calcext:value-type="float">
            <text:p>1.28</text:p>
          </table:table-cell>
          <table:table-cell office:value-type="float" office:value="129" calcext:value-type="float">
            <text:p>129</text:p>
          </table:table-cell>
          <table:table-cell office:value-type="float" office:value="165.75" calcext:value-type="float">
            <text:p>165.75</text:p>
          </table:table-cell>
          <table:table-cell office:value-type="float" office:value="22.64" calcext:value-type="float">
            <text:p>22.64</text:p>
          </table:table-cell>
          <table:table-cell office:value-type="float" office:value="29.49" calcext:value-type="float">
            <text:p>29.49</text:p>
          </table:table-cell>
        </table:table-row>
        <table:table-row table:style-name="ro1">
          <table:table-cell office:value-type="float" office:value="639698" calcext:value-type="float">
            <text:p>639698</text:p>
          </table:table-cell>
          <table:table-cell table:formula="of:=[.A42]/1000/(60*60*24)" office:value-type="time" office:time-value="PT00H10M39.698S" calcext:value-type="time">
            <text:p>00:10:40</text:p>
          </table:table-cell>
          <table:table-cell office:value-type="float" office:value="1.28" calcext:value-type="float">
            <text:p>1.28</text:p>
          </table:table-cell>
          <table:table-cell office:value-type="float" office:value="129" calcext:value-type="float">
            <text:p>129</text:p>
          </table:table-cell>
          <table:table-cell office:value-type="float" office:value="165.75" calcext:value-type="float">
            <text:p>165.75</text:p>
          </table:table-cell>
          <table:table-cell office:value-type="float" office:value="23.21" calcext:value-type="float">
            <text:p>23.21</text:p>
          </table:table-cell>
          <table:table-cell office:value-type="float" office:value="30.23" calcext:value-type="float">
            <text:p>30.23</text:p>
          </table:table-cell>
        </table:table-row>
        <table:table-row table:style-name="ro1">
          <table:table-cell office:value-type="float" office:value="655698" calcext:value-type="float">
            <text:p>655698</text:p>
          </table:table-cell>
          <table:table-cell table:formula="of:=[.A43]/1000/(60*60*24)" office:value-type="time" office:time-value="PT00H10M55.698S" calcext:value-type="time">
            <text:p>00:10:56</text:p>
          </table:table-cell>
          <table:table-cell office:value-type="float" office:value="1.28" calcext:value-type="float">
            <text:p>1.28</text:p>
          </table:table-cell>
          <table:table-cell office:value-type="float" office:value="128.9" calcext:value-type="float">
            <text:p>128.9</text:p>
          </table:table-cell>
          <table:table-cell office:value-type="float" office:value="165.62" calcext:value-type="float">
            <text:p>165.62</text:p>
          </table:table-cell>
          <table:table-cell office:value-type="float" office:value="23.79" calcext:value-type="float">
            <text:p>23.79</text:p>
          </table:table-cell>
          <table:table-cell office:value-type="float" office:value="30.96" calcext:value-type="float">
            <text:p>30.96</text:p>
          </table:table-cell>
        </table:table-row>
        <table:table-row table:style-name="ro1">
          <table:table-cell office:value-type="float" office:value="671698" calcext:value-type="float">
            <text:p>671698</text:p>
          </table:table-cell>
          <table:table-cell table:formula="of:=[.A44]/1000/(60*60*24)" office:value-type="time" office:time-value="PT00H11M11.698S" calcext:value-type="time">
            <text:p>00:11:12</text:p>
          </table:table-cell>
          <table:table-cell office:value-type="float" office:value="1.28" calcext:value-type="float">
            <text:p>1.28</text:p>
          </table:table-cell>
          <table:table-cell office:value-type="float" office:value="128.8" calcext:value-type="float">
            <text:p>128.8</text:p>
          </table:table-cell>
          <table:table-cell office:value-type="float" office:value="165.49" calcext:value-type="float">
            <text:p>165.49</text:p>
          </table:table-cell>
          <table:table-cell office:value-type="float" office:value="24.36" calcext:value-type="float">
            <text:p>24.36</text:p>
          </table:table-cell>
          <table:table-cell office:value-type="float" office:value="31.7" calcext:value-type="float">
            <text:p>31.7</text:p>
          </table:table-cell>
        </table:table-row>
        <table:table-row table:style-name="ro1">
          <table:table-cell office:value-type="float" office:value="687698" calcext:value-type="float">
            <text:p>687698</text:p>
          </table:table-cell>
          <table:table-cell table:formula="of:=[.A45]/1000/(60*60*24)" office:value-type="time" office:time-value="PT00H11M27.698S" calcext:value-type="time">
            <text:p>00:11:28</text:p>
          </table:table-cell>
          <table:table-cell office:value-type="float" office:value="1.28" calcext:value-type="float">
            <text:p>1.28</text:p>
          </table:table-cell>
          <table:table-cell office:value-type="float" office:value="128.8" calcext:value-type="float">
            <text:p>128.8</text:p>
          </table:table-cell>
          <table:table-cell office:value-type="float" office:value="164.98" calcext:value-type="float">
            <text:p>164.98</text:p>
          </table:table-cell>
          <table:table-cell office:value-type="float" office:value="24.93" calcext:value-type="float">
            <text:p>24.93</text:p>
          </table:table-cell>
          <table:table-cell office:value-type="float" office:value="32.43" calcext:value-type="float">
            <text:p>32.43</text:p>
          </table:table-cell>
        </table:table-row>
        <table:table-row table:style-name="ro1">
          <table:table-cell office:value-type="float" office:value="703698" calcext:value-type="float">
            <text:p>703698</text:p>
          </table:table-cell>
          <table:table-cell table:formula="of:=[.A46]/1000/(60*60*24)" office:value-type="time" office:time-value="PT00H11M43.698S" calcext:value-type="time">
            <text:p>00:11:44</text:p>
          </table:table-cell>
          <table:table-cell office:value-type="float" office:value="1.28" calcext:value-type="float">
            <text:p>1.28</text:p>
          </table:table-cell>
          <table:table-cell office:value-type="float" office:value="128.7" calcext:value-type="float">
            <text:p>128.7</text:p>
          </table:table-cell>
          <table:table-cell office:value-type="float" office:value="165.36" calcext:value-type="float">
            <text:p>165.36</text:p>
          </table:table-cell>
          <table:table-cell office:value-type="float" office:value="25.5" calcext:value-type="float">
            <text:p>25.5</text:p>
          </table:table-cell>
          <table:table-cell office:value-type="float" office:value="33.17" calcext:value-type="float">
            <text:p>33.17</text:p>
          </table:table-cell>
        </table:table-row>
        <table:table-row table:style-name="ro1">
          <table:table-cell office:value-type="float" office:value="719698" calcext:value-type="float">
            <text:p>719698</text:p>
          </table:table-cell>
          <table:table-cell table:formula="of:=[.A47]/1000/(60*60*24)" office:value-type="time" office:time-value="PT00H11M59.698S" calcext:value-type="time">
            <text:p>00:12:00</text:p>
          </table:table-cell>
          <table:table-cell office:value-type="float" office:value="1.28" calcext:value-type="float">
            <text:p>1.28</text:p>
          </table:table-cell>
          <table:table-cell office:value-type="float" office:value="128.7" calcext:value-type="float">
            <text:p>128.7</text:p>
          </table:table-cell>
          <table:table-cell office:value-type="float" office:value="164.85" calcext:value-type="float">
            <text:p>164.85</text:p>
          </table:table-cell>
          <table:table-cell office:value-type="float" office:value="26.08" calcext:value-type="float">
            <text:p>26.08</text:p>
          </table:table-cell>
          <table:table-cell office:value-type="float" office:value="33.9" calcext:value-type="float">
            <text:p>33.9</text:p>
          </table:table-cell>
        </table:table-row>
        <table:table-row table:style-name="ro1">
          <table:table-cell office:value-type="float" office:value="735698" calcext:value-type="float">
            <text:p>735698</text:p>
          </table:table-cell>
          <table:table-cell table:formula="of:=[.A48]/1000/(60*60*24)" office:value-type="time" office:time-value="PT00H12M15.698S" calcext:value-type="time">
            <text:p>00:12:16</text:p>
          </table:table-cell>
          <table:table-cell office:value-type="float" office:value="1.28" calcext:value-type="float">
            <text:p>1.28</text:p>
          </table:table-cell>
          <table:table-cell office:value-type="float" office:value="128.6" calcext:value-type="float">
            <text:p>128.6</text:p>
          </table:table-cell>
          <table:table-cell office:value-type="float" office:value="165.23" calcext:value-type="float">
            <text:p>165.23</text:p>
          </table:table-cell>
          <table:table-cell office:value-type="float" office:value="26.65" calcext:value-type="float">
            <text:p>26.65</text:p>
          </table:table-cell>
          <table:table-cell office:value-type="float" office:value="34.63" calcext:value-type="float">
            <text:p>34.63</text:p>
          </table:table-cell>
        </table:table-row>
        <table:table-row table:style-name="ro1">
          <table:table-cell office:value-type="float" office:value="751698" calcext:value-type="float">
            <text:p>751698</text:p>
          </table:table-cell>
          <table:table-cell table:formula="of:=[.A49]/1000/(60*60*24)" office:value-type="time" office:time-value="PT00H12M31.698S" calcext:value-type="time">
            <text:p>00:12:32</text:p>
          </table:table-cell>
          <table:table-cell office:value-type="float" office:value="1.28" calcext:value-type="float">
            <text:p>1.28</text:p>
          </table:table-cell>
          <table:table-cell office:value-type="float" office:value="128.6" calcext:value-type="float">
            <text:p>128.6</text:p>
          </table:table-cell>
          <table:table-cell office:value-type="float" office:value="164.72" calcext:value-type="float">
            <text:p>164.72</text:p>
          </table:table-cell>
          <table:table-cell office:value-type="float" office:value="27.22" calcext:value-type="float">
            <text:p>27.22</text:p>
          </table:table-cell>
          <table:table-cell office:value-type="float" office:value="35.36" calcext:value-type="float">
            <text:p>35.36</text:p>
          </table:table-cell>
        </table:table-row>
        <table:table-row table:style-name="ro1">
          <table:table-cell office:value-type="float" office:value="767698" calcext:value-type="float">
            <text:p>767698</text:p>
          </table:table-cell>
          <table:table-cell table:formula="of:=[.A50]/1000/(60*60*24)" office:value-type="time" office:time-value="PT00H12M47.698S" calcext:value-type="time">
            <text:p>00:12:48</text:p>
          </table:table-cell>
          <table:table-cell office:value-type="float" office:value="1.28" calcext:value-type="float">
            <text:p>1.28</text:p>
          </table:table-cell>
          <table:table-cell office:value-type="float" office:value="128.5" calcext:value-type="float">
            <text:p>128.5</text:p>
          </table:table-cell>
          <table:table-cell office:value-type="float" office:value="164.59" calcext:value-type="float">
            <text:p>164.59</text:p>
          </table:table-cell>
          <table:table-cell office:value-type="float" office:value="27.79" calcext:value-type="float">
            <text:p>27.79</text:p>
          </table:table-cell>
          <table:table-cell office:value-type="float" office:value="36.1" calcext:value-type="float">
            <text:p>36.1</text:p>
          </table:table-cell>
        </table:table-row>
        <table:table-row table:style-name="ro1">
          <table:table-cell office:value-type="float" office:value="783698" calcext:value-type="float">
            <text:p>783698</text:p>
          </table:table-cell>
          <table:table-cell table:formula="of:=[.A51]/1000/(60*60*24)" office:value-type="time" office:time-value="PT00H13M03.698S" calcext:value-type="time">
            <text:p>00:13:04</text:p>
          </table:table-cell>
          <table:table-cell office:value-type="float" office:value="1.28" calcext:value-type="float">
            <text:p>1.28</text:p>
          </table:table-cell>
          <table:table-cell office:value-type="float" office:value="128.4" calcext:value-type="float">
            <text:p>128.4</text:p>
          </table:table-cell>
          <table:table-cell office:value-type="float" office:value="164.46" calcext:value-type="float">
            <text:p>164.46</text:p>
          </table:table-cell>
          <table:table-cell office:value-type="float" office:value="28.36" calcext:value-type="float">
            <text:p>28.36</text:p>
          </table:table-cell>
          <table:table-cell office:value-type="float" office:value="36.83" calcext:value-type="float">
            <text:p>36.83</text:p>
          </table:table-cell>
        </table:table-row>
        <table:table-row table:style-name="ro1">
          <table:table-cell office:value-type="float" office:value="799698" calcext:value-type="float">
            <text:p>799698</text:p>
          </table:table-cell>
          <table:table-cell table:formula="of:=[.A52]/1000/(60*60*24)" office:value-type="time" office:time-value="PT00H13M19.698S" calcext:value-type="time">
            <text:p>00:13:20</text:p>
          </table:table-cell>
          <table:table-cell office:value-type="float" office:value="1.28" calcext:value-type="float">
            <text:p>1.28</text:p>
          </table:table-cell>
          <table:table-cell office:value-type="float" office:value="128.4" calcext:value-type="float">
            <text:p>128.4</text:p>
          </table:table-cell>
          <table:table-cell office:value-type="float" office:value="164.46" calcext:value-type="float">
            <text:p>164.46</text:p>
          </table:table-cell>
          <table:table-cell office:value-type="float" office:value="28.93" calcext:value-type="float">
            <text:p>28.93</text:p>
          </table:table-cell>
          <table:table-cell office:value-type="float" office:value="37.56" calcext:value-type="float">
            <text:p>37.56</text:p>
          </table:table-cell>
        </table:table-row>
        <table:table-row table:style-name="ro1">
          <table:table-cell office:value-type="float" office:value="815698" calcext:value-type="float">
            <text:p>815698</text:p>
          </table:table-cell>
          <table:table-cell table:formula="of:=[.A53]/1000/(60*60*24)" office:value-type="time" office:time-value="PT00H13M35.698S" calcext:value-type="time">
            <text:p>00:13:36</text:p>
          </table:table-cell>
          <table:table-cell office:value-type="float" office:value="1.28" calcext:value-type="float">
            <text:p>1.28</text:p>
          </table:table-cell>
          <table:table-cell office:value-type="float" office:value="128.3" calcext:value-type="float">
            <text:p>128.3</text:p>
          </table:table-cell>
          <table:table-cell office:value-type="float" office:value="163.82" calcext:value-type="float">
            <text:p>163.82</text:p>
          </table:table-cell>
          <table:table-cell office:value-type="float" office:value="29.5" calcext:value-type="float">
            <text:p>29.5</text:p>
          </table:table-cell>
          <table:table-cell office:value-type="float" office:value="38.28" calcext:value-type="float">
            <text:p>38.28</text:p>
          </table:table-cell>
        </table:table-row>
        <table:table-row table:style-name="ro1">
          <table:table-cell office:value-type="float" office:value="831698" calcext:value-type="float">
            <text:p>831698</text:p>
          </table:table-cell>
          <table:table-cell table:formula="of:=[.A54]/1000/(60*60*24)" office:value-type="time" office:time-value="PT00H13M51.698S" calcext:value-type="time">
            <text:p>00:13:52</text:p>
          </table:table-cell>
          <table:table-cell office:value-type="float" office:value="1.28" calcext:value-type="float">
            <text:p>1.28</text:p>
          </table:table-cell>
          <table:table-cell office:value-type="float" office:value="128.2" calcext:value-type="float">
            <text:p>128.2</text:p>
          </table:table-cell>
          <table:table-cell office:value-type="float" office:value="163.69" calcext:value-type="float">
            <text:p>163.69</text:p>
          </table:table-cell>
          <table:table-cell office:value-type="float" office:value="30.07" calcext:value-type="float">
            <text:p>30.07</text:p>
          </table:table-cell>
          <table:table-cell office:value-type="float" office:value="39.01" calcext:value-type="float">
            <text:p>39.01</text:p>
          </table:table-cell>
        </table:table-row>
        <table:table-row table:style-name="ro1">
          <table:table-cell office:value-type="float" office:value="847698" calcext:value-type="float">
            <text:p>847698</text:p>
          </table:table-cell>
          <table:table-cell table:formula="of:=[.A55]/1000/(60*60*24)" office:value-type="time" office:time-value="PT00H14M07.698S" calcext:value-type="time">
            <text:p>00:14:08</text:p>
          </table:table-cell>
          <table:table-cell office:value-type="float" office:value="1.28" calcext:value-type="float">
            <text:p>1.28</text:p>
          </table:table-cell>
          <table:table-cell office:value-type="float" office:value="128.2" calcext:value-type="float">
            <text:p>128.2</text:p>
          </table:table-cell>
          <table:table-cell office:value-type="float" office:value="163.69" calcext:value-type="float">
            <text:p>163.69</text:p>
          </table:table-cell>
          <table:table-cell office:value-type="float" office:value="30.64" calcext:value-type="float">
            <text:p>30.64</text:p>
          </table:table-cell>
          <table:table-cell office:value-type="float" office:value="39.74" calcext:value-type="float">
            <text:p>39.74</text:p>
          </table:table-cell>
        </table:table-row>
        <table:table-row table:style-name="ro1">
          <table:table-cell office:value-type="float" office:value="863698" calcext:value-type="float">
            <text:p>863698</text:p>
          </table:table-cell>
          <table:table-cell table:formula="of:=[.A56]/1000/(60*60*24)" office:value-type="time" office:time-value="PT00H14M23.698S" calcext:value-type="time">
            <text:p>00:14:24</text:p>
          </table:table-cell>
          <table:table-cell office:value-type="float" office:value="1.28" calcext:value-type="float">
            <text:p>1.28</text:p>
          </table:table-cell>
          <table:table-cell office:value-type="float" office:value="128.1" calcext:value-type="float">
            <text:p>128.1</text:p>
          </table:table-cell>
          <table:table-cell office:value-type="float" office:value="163.56" calcext:value-type="float">
            <text:p>163.56</text:p>
          </table:table-cell>
          <table:table-cell office:value-type="float" office:value="31.21" calcext:value-type="float">
            <text:p>31.21</text:p>
          </table:table-cell>
          <table:table-cell office:value-type="float" office:value="40.47" calcext:value-type="float">
            <text:p>40.47</text:p>
          </table:table-cell>
        </table:table-row>
        <table:table-row table:style-name="ro1">
          <table:table-cell office:value-type="float" office:value="879698" calcext:value-type="float">
            <text:p>879698</text:p>
          </table:table-cell>
          <table:table-cell table:formula="of:=[.A57]/1000/(60*60*24)" office:value-type="time" office:time-value="PT00H14M39.698S" calcext:value-type="time">
            <text:p>00:14:40</text:p>
          </table:table-cell>
          <table:table-cell office:value-type="float" office:value="1.28" calcext:value-type="float">
            <text:p>1.28</text:p>
          </table:table-cell>
          <table:table-cell office:value-type="float" office:value="128.1" calcext:value-type="float">
            <text:p>128.1</text:p>
          </table:table-cell>
          <table:table-cell office:value-type="float" office:value="163.56" calcext:value-type="float">
            <text:p>163.56</text:p>
          </table:table-cell>
          <table:table-cell office:value-type="float" office:value="31.78" calcext:value-type="float">
            <text:p>31.78</text:p>
          </table:table-cell>
          <table:table-cell office:value-type="float" office:value="41.2" calcext:value-type="float">
            <text:p>41.2</text:p>
          </table:table-cell>
        </table:table-row>
        <table:table-row table:style-name="ro1">
          <table:table-cell office:value-type="float" office:value="895698" calcext:value-type="float">
            <text:p>895698</text:p>
          </table:table-cell>
          <table:table-cell table:formula="of:=[.A58]/1000/(60*60*24)" office:value-type="time" office:time-value="PT00H14M55.698S" calcext:value-type="time">
            <text:p>00:14:56</text:p>
          </table:table-cell>
          <table:table-cell office:value-type="float" office:value="1.27" calcext:value-type="float">
            <text:p>1.27</text:p>
          </table:table-cell>
          <table:table-cell office:value-type="float" office:value="128" calcext:value-type="float">
            <text:p>128</text:p>
          </table:table-cell>
          <table:table-cell office:value-type="float" office:value="162.92" calcext:value-type="float">
            <text:p>162.92</text:p>
          </table:table-cell>
          <table:table-cell office:value-type="float" office:value="32.35" calcext:value-type="float">
            <text:p>32.35</text:p>
          </table:table-cell>
          <table:table-cell office:value-type="float" office:value="41.92" calcext:value-type="float">
            <text:p>41.92</text:p>
          </table:table-cell>
        </table:table-row>
        <table:table-row table:style-name="ro1">
          <table:table-cell office:value-type="float" office:value="911698" calcext:value-type="float">
            <text:p>911698</text:p>
          </table:table-cell>
          <table:table-cell table:formula="of:=[.A59]/1000/(60*60*24)" office:value-type="time" office:time-value="PT00H15M11.698S" calcext:value-type="time">
            <text:p>00:15:12</text:p>
          </table:table-cell>
          <table:table-cell office:value-type="float" office:value="1.27" calcext:value-type="float">
            <text:p>1.27</text:p>
          </table:table-cell>
          <table:table-cell office:value-type="float" office:value="128" calcext:value-type="float">
            <text:p>128</text:p>
          </table:table-cell>
          <table:table-cell office:value-type="float" office:value="162.92" calcext:value-type="float">
            <text:p>162.92</text:p>
          </table:table-cell>
          <table:table-cell office:value-type="float" office:value="32.92" calcext:value-type="float">
            <text:p>32.92</text:p>
          </table:table-cell>
          <table:table-cell office:value-type="float" office:value="42.65" calcext:value-type="float">
            <text:p>42.65</text:p>
          </table:table-cell>
        </table:table-row>
        <table:table-row table:style-name="ro1">
          <table:table-cell office:value-type="float" office:value="927698" calcext:value-type="float">
            <text:p>927698</text:p>
          </table:table-cell>
          <table:table-cell table:formula="of:=[.A60]/1000/(60*60*24)" office:value-type="time" office:time-value="PT00H15M27.698S" calcext:value-type="time">
            <text:p>00:15:28</text:p>
          </table:table-cell>
          <table:table-cell office:value-type="float" office:value="1.27" calcext:value-type="float">
            <text:p>1.27</text:p>
          </table:table-cell>
          <table:table-cell office:value-type="float" office:value="127.9" calcext:value-type="float">
            <text:p>127.9</text:p>
          </table:table-cell>
          <table:table-cell office:value-type="float" office:value="162.79" calcext:value-type="float">
            <text:p>162.79</text:p>
          </table:table-cell>
          <table:table-cell office:value-type="float" office:value="33.49" calcext:value-type="float">
            <text:p>33.49</text:p>
          </table:table-cell>
          <table:table-cell office:value-type="float" office:value="43.37" calcext:value-type="float">
            <text:p>43.37</text:p>
          </table:table-cell>
        </table:table-row>
        <table:table-row table:style-name="ro1">
          <table:table-cell office:value-type="float" office:value="943698" calcext:value-type="float">
            <text:p>943698</text:p>
          </table:table-cell>
          <table:table-cell table:formula="of:=[.A61]/1000/(60*60*24)" office:value-type="time" office:time-value="PT00H15M43.698S" calcext:value-type="time">
            <text:p>00:15:44</text:p>
          </table:table-cell>
          <table:table-cell office:value-type="float" office:value="1.27" calcext:value-type="float">
            <text:p>1.27</text:p>
          </table:table-cell>
          <table:table-cell office:value-type="float" office:value="127.9" calcext:value-type="float">
            <text:p>127.9</text:p>
          </table:table-cell>
          <table:table-cell office:value-type="float" office:value="162.79" calcext:value-type="float">
            <text:p>162.79</text:p>
          </table:table-cell>
          <table:table-cell office:value-type="float" office:value="34.06" calcext:value-type="float">
            <text:p>34.06</text:p>
          </table:table-cell>
          <table:table-cell office:value-type="float" office:value="44.09" calcext:value-type="float">
            <text:p>44.09</text:p>
          </table:table-cell>
        </table:table-row>
        <table:table-row table:style-name="ro1">
          <table:table-cell office:value-type="float" office:value="959698" calcext:value-type="float">
            <text:p>959698</text:p>
          </table:table-cell>
          <table:table-cell table:formula="of:=[.A62]/1000/(60*60*24)" office:value-type="time" office:time-value="PT00H15M59.698S" calcext:value-type="time">
            <text:p>00:16:00</text:p>
          </table:table-cell>
          <table:table-cell office:value-type="float" office:value="1.27" calcext:value-type="float">
            <text:p>1.27</text:p>
          </table:table-cell>
          <table:table-cell office:value-type="float" office:value="127.8" calcext:value-type="float">
            <text:p>127.8</text:p>
          </table:table-cell>
          <table:table-cell office:value-type="float" office:value="162.66" calcext:value-type="float">
            <text:p>162.66</text:p>
          </table:table-cell>
          <table:table-cell office:value-type="float" office:value="34.62" calcext:value-type="float">
            <text:p>34.62</text:p>
          </table:table-cell>
          <table:table-cell office:value-type="float" office:value="44.82" calcext:value-type="float">
            <text:p>44.82</text:p>
          </table:table-cell>
        </table:table-row>
        <table:table-row table:style-name="ro1">
          <table:table-cell office:value-type="float" office:value="975698" calcext:value-type="float">
            <text:p>975698</text:p>
          </table:table-cell>
          <table:table-cell table:formula="of:=[.A63]/1000/(60*60*24)" office:value-type="time" office:time-value="PT00H16M15.698S" calcext:value-type="time">
            <text:p>00:16:16</text:p>
          </table:table-cell>
          <table:table-cell office:value-type="float" office:value="1.27" calcext:value-type="float">
            <text:p>1.27</text:p>
          </table:table-cell>
          <table:table-cell office:value-type="float" office:value="127.8" calcext:value-type="float">
            <text:p>127.8</text:p>
          </table:table-cell>
          <table:table-cell office:value-type="float" office:value="162.66" calcext:value-type="float">
            <text:p>162.66</text:p>
          </table:table-cell>
          <table:table-cell office:value-type="float" office:value="35.19" calcext:value-type="float">
            <text:p>35.19</text:p>
          </table:table-cell>
          <table:table-cell office:value-type="float" office:value="45.54" calcext:value-type="float">
            <text:p>45.54</text:p>
          </table:table-cell>
        </table:table-row>
        <table:table-row table:style-name="ro1">
          <table:table-cell office:value-type="float" office:value="991698" calcext:value-type="float">
            <text:p>991698</text:p>
          </table:table-cell>
          <table:table-cell table:formula="of:=[.A64]/1000/(60*60*24)" office:value-type="time" office:time-value="PT00H16M31.698S" calcext:value-type="time">
            <text:p>00:16:32</text:p>
          </table:table-cell>
          <table:table-cell office:value-type="float" office:value="1.27" calcext:value-type="float">
            <text:p>1.27</text:p>
          </table:table-cell>
          <table:table-cell office:value-type="float" office:value="127.7" calcext:value-type="float">
            <text:p>127.7</text:p>
          </table:table-cell>
          <table:table-cell office:value-type="float" office:value="162.53" calcext:value-type="float">
            <text:p>162.53</text:p>
          </table:table-cell>
          <table:table-cell office:value-type="float" office:value="35.76" calcext:value-type="float">
            <text:p>35.76</text:p>
          </table:table-cell>
          <table:table-cell office:value-type="float" office:value="46.26" calcext:value-type="float">
            <text:p>46.26</text:p>
          </table:table-cell>
        </table:table-row>
        <table:table-row table:style-name="ro1">
          <table:table-cell office:value-type="float" office:value="1007698" calcext:value-type="float">
            <text:p>1007698</text:p>
          </table:table-cell>
          <table:table-cell table:formula="of:=[.A65]/1000/(60*60*24)" office:value-type="time" office:time-value="PT00H16M47.698S" calcext:value-type="time">
            <text:p>00:16:48</text:p>
          </table:table-cell>
          <table:table-cell office:value-type="float" office:value="1.27" calcext:value-type="float">
            <text:p>1.27</text:p>
          </table:table-cell>
          <table:table-cell office:value-type="float" office:value="127.7" calcext:value-type="float">
            <text:p>127.7</text:p>
          </table:table-cell>
          <table:table-cell office:value-type="float" office:value="162.53" calcext:value-type="float">
            <text:p>162.53</text:p>
          </table:table-cell>
          <table:table-cell office:value-type="float" office:value="36.33" calcext:value-type="float">
            <text:p>36.33</text:p>
          </table:table-cell>
          <table:table-cell office:value-type="float" office:value="46.99" calcext:value-type="float">
            <text:p>46.99</text:p>
          </table:table-cell>
        </table:table-row>
        <table:table-row table:style-name="ro1">
          <table:table-cell office:value-type="float" office:value="1023698" calcext:value-type="float">
            <text:p>1023698</text:p>
          </table:table-cell>
          <table:table-cell table:formula="of:=[.A66]/1000/(60*60*24)" office:value-type="time" office:time-value="PT00H17M03.698S" calcext:value-type="time">
            <text:p>00:17:04</text:p>
          </table:table-cell>
          <table:table-cell office:value-type="float" office:value="1.27" calcext:value-type="float">
            <text:p>1.27</text:p>
          </table:table-cell>
          <table:table-cell office:value-type="float" office:value="127.6" calcext:value-type="float">
            <text:p>127.6</text:p>
          </table:table-cell>
          <table:table-cell office:value-type="float" office:value="162.4" calcext:value-type="float">
            <text:p>162.4</text:p>
          </table:table-cell>
          <table:table-cell office:value-type="float" office:value="36.89" calcext:value-type="float">
            <text:p>36.89</text:p>
          </table:table-cell>
          <table:table-cell office:value-type="float" office:value="47.71" calcext:value-type="float">
            <text:p>47.71</text:p>
          </table:table-cell>
        </table:table-row>
        <table:table-row table:style-name="ro1">
          <table:table-cell office:value-type="float" office:value="1039698" calcext:value-type="float">
            <text:p>1039698</text:p>
          </table:table-cell>
          <table:table-cell table:formula="of:=[.A67]/1000/(60*60*24)" office:value-type="time" office:time-value="PT00H17M19.698S" calcext:value-type="time">
            <text:p>00:17:20</text:p>
          </table:table-cell>
          <table:table-cell office:value-type="float" office:value="1.27" calcext:value-type="float">
            <text:p>1.27</text:p>
          </table:table-cell>
          <table:table-cell office:value-type="float" office:value="127.6" calcext:value-type="float">
            <text:p>127.6</text:p>
          </table:table-cell>
          <table:table-cell office:value-type="float" office:value="161.89" calcext:value-type="float">
            <text:p>161.89</text:p>
          </table:table-cell>
          <table:table-cell office:value-type="float" office:value="37.46" calcext:value-type="float">
            <text:p>37.46</text:p>
          </table:table-cell>
          <table:table-cell office:value-type="float" office:value="48.43" calcext:value-type="float">
            <text:p>48.43</text:p>
          </table:table-cell>
        </table:table-row>
        <table:table-row table:style-name="ro1">
          <table:table-cell office:value-type="float" office:value="1055698" calcext:value-type="float">
            <text:p>1055698</text:p>
          </table:table-cell>
          <table:table-cell table:formula="of:=[.A68]/1000/(60*60*24)" office:value-type="time" office:time-value="PT00H17M35.698S" calcext:value-type="time">
            <text:p>00:17:36</text:p>
          </table:table-cell>
          <table:table-cell office:value-type="float" office:value="1.27" calcext:value-type="float">
            <text:p>1.27</text:p>
          </table:table-cell>
          <table:table-cell office:value-type="float" office:value="127.5" calcext:value-type="float">
            <text:p>127.5</text:p>
          </table:table-cell>
          <table:table-cell office:value-type="float" office:value="161.77" calcext:value-type="float">
            <text:p>161.77</text:p>
          </table:table-cell>
          <table:table-cell office:value-type="float" office:value="38.03" calcext:value-type="float">
            <text:p>38.03</text:p>
          </table:table-cell>
          <table:table-cell office:value-type="float" office:value="49.15" calcext:value-type="float">
            <text:p>49.15</text:p>
          </table:table-cell>
        </table:table-row>
        <table:table-row table:style-name="ro1">
          <table:table-cell office:value-type="float" office:value="1071698" calcext:value-type="float">
            <text:p>1071698</text:p>
          </table:table-cell>
          <table:table-cell table:formula="of:=[.A69]/1000/(60*60*24)" office:value-type="time" office:time-value="PT00H17M51.698S" calcext:value-type="time">
            <text:p>00:17:52</text:p>
          </table:table-cell>
          <table:table-cell office:value-type="float" office:value="1.27" calcext:value-type="float">
            <text:p>1.27</text:p>
          </table:table-cell>
          <table:table-cell office:value-type="float" office:value="127.4" calcext:value-type="float">
            <text:p>127.4</text:p>
          </table:table-cell>
          <table:table-cell office:value-type="float" office:value="161.64" calcext:value-type="float">
            <text:p>161.64</text:p>
          </table:table-cell>
          <table:table-cell office:value-type="float" office:value="38.6" calcext:value-type="float">
            <text:p>38.6</text:p>
          </table:table-cell>
          <table:table-cell office:value-type="float" office:value="49.87" calcext:value-type="float">
            <text:p>49.87</text:p>
          </table:table-cell>
        </table:table-row>
        <table:table-row table:style-name="ro1">
          <table:table-cell office:value-type="float" office:value="1087698" calcext:value-type="float">
            <text:p>1087698</text:p>
          </table:table-cell>
          <table:table-cell table:formula="of:=[.A70]/1000/(60*60*24)" office:value-type="time" office:time-value="PT00H18M07.698S" calcext:value-type="time">
            <text:p>00:18:08</text:p>
          </table:table-cell>
          <table:table-cell office:value-type="float" office:value="1.27" calcext:value-type="float">
            <text:p>1.27</text:p>
          </table:table-cell>
          <table:table-cell office:value-type="float" office:value="127.4" calcext:value-type="float">
            <text:p>127.4</text:p>
          </table:table-cell>
          <table:table-cell office:value-type="float" office:value="161.64" calcext:value-type="float">
            <text:p>161.64</text:p>
          </table:table-cell>
          <table:table-cell office:value-type="float" office:value="39.16" calcext:value-type="float">
            <text:p>39.16</text:p>
          </table:table-cell>
          <table:table-cell office:value-type="float" office:value="50.59" calcext:value-type="float">
            <text:p>50.59</text:p>
          </table:table-cell>
        </table:table-row>
        <table:table-row table:style-name="ro1">
          <table:table-cell office:value-type="float" office:value="1103698" calcext:value-type="float">
            <text:p>1103698</text:p>
          </table:table-cell>
          <table:table-cell table:formula="of:=[.A71]/1000/(60*60*24)" office:value-type="time" office:time-value="PT00H18M23.698S" calcext:value-type="time">
            <text:p>00:18:24</text:p>
          </table:table-cell>
          <table:table-cell office:value-type="float" office:value="1.27" calcext:value-type="float">
            <text:p>1.27</text:p>
          </table:table-cell>
          <table:table-cell office:value-type="float" office:value="127.4" calcext:value-type="float">
            <text:p>127.4</text:p>
          </table:table-cell>
          <table:table-cell office:value-type="float" office:value="161.64" calcext:value-type="float">
            <text:p>161.64</text:p>
          </table:table-cell>
          <table:table-cell office:value-type="float" office:value="39.73" calcext:value-type="float">
            <text:p>39.73</text:p>
          </table:table-cell>
          <table:table-cell office:value-type="float" office:value="51.3" calcext:value-type="float">
            <text:p>51.3</text:p>
          </table:table-cell>
        </table:table-row>
        <table:table-row table:style-name="ro1">
          <table:table-cell office:value-type="float" office:value="1119698" calcext:value-type="float">
            <text:p>1119698</text:p>
          </table:table-cell>
          <table:table-cell table:formula="of:=[.A72]/1000/(60*60*24)" office:value-type="time" office:time-value="PT00H18M39.698S" calcext:value-type="time">
            <text:p>00:18:40</text:p>
          </table:table-cell>
          <table:table-cell office:value-type="float" office:value="1.27" calcext:value-type="float">
            <text:p>1.27</text:p>
          </table:table-cell>
          <table:table-cell office:value-type="float" office:value="127.3" calcext:value-type="float">
            <text:p>127.3</text:p>
          </table:table-cell>
          <table:table-cell office:value-type="float" office:value="161.51" calcext:value-type="float">
            <text:p>161.51</text:p>
          </table:table-cell>
          <table:table-cell office:value-type="float" office:value="40.29" calcext:value-type="float">
            <text:p>40.29</text:p>
          </table:table-cell>
          <table:table-cell office:value-type="float" office:value="52.02" calcext:value-type="float">
            <text:p>52.02</text:p>
          </table:table-cell>
        </table:table-row>
        <table:table-row table:style-name="ro1">
          <table:table-cell office:value-type="float" office:value="1135698" calcext:value-type="float">
            <text:p>1135698</text:p>
          </table:table-cell>
          <table:table-cell table:formula="of:=[.A73]/1000/(60*60*24)" office:value-type="time" office:time-value="PT00H18M55.698S" calcext:value-type="time">
            <text:p>00:18:56</text:p>
          </table:table-cell>
          <table:table-cell office:value-type="float" office:value="1.27" calcext:value-type="float">
            <text:p>1.27</text:p>
          </table:table-cell>
          <table:table-cell office:value-type="float" office:value="127.3" calcext:value-type="float">
            <text:p>127.3</text:p>
          </table:table-cell>
          <table:table-cell office:value-type="float" office:value="161.51" calcext:value-type="float">
            <text:p>161.51</text:p>
          </table:table-cell>
          <table:table-cell office:value-type="float" office:value="40.86" calcext:value-type="float">
            <text:p>40.86</text:p>
          </table:table-cell>
          <table:table-cell office:value-type="float" office:value="52.74" calcext:value-type="float">
            <text:p>52.74</text:p>
          </table:table-cell>
        </table:table-row>
        <table:table-row table:style-name="ro1">
          <table:table-cell office:value-type="float" office:value="1151698" calcext:value-type="float">
            <text:p>1151698</text:p>
          </table:table-cell>
          <table:table-cell table:formula="of:=[.A74]/1000/(60*60*24)" office:value-type="time" office:time-value="PT00H19M11.698S" calcext:value-type="time">
            <text:p>00:19:12</text:p>
          </table:table-cell>
          <table:table-cell office:value-type="float" office:value="1.27" calcext:value-type="float">
            <text:p>1.27</text:p>
          </table:table-cell>
          <table:table-cell office:value-type="float" office:value="127.2" calcext:value-type="float">
            <text:p>127.2</text:p>
          </table:table-cell>
          <table:table-cell office:value-type="float" office:value="161.38" calcext:value-type="float">
            <text:p>161.38</text:p>
          </table:table-cell>
          <table:table-cell office:value-type="float" office:value="41.43" calcext:value-type="float">
            <text:p>41.43</text:p>
          </table:table-cell>
          <table:table-cell office:value-type="float" office:value="53.46" calcext:value-type="float">
            <text:p>53.46</text:p>
          </table:table-cell>
        </table:table-row>
        <table:table-row table:style-name="ro1">
          <table:table-cell office:value-type="float" office:value="1167698" calcext:value-type="float">
            <text:p>1167698</text:p>
          </table:table-cell>
          <table:table-cell table:formula="of:=[.A75]/1000/(60*60*24)" office:value-type="time" office:time-value="PT00H19M27.698S" calcext:value-type="time">
            <text:p>00:19:28</text:p>
          </table:table-cell>
          <table:table-cell office:value-type="float" office:value="1.26" calcext:value-type="float">
            <text:p>1.26</text:p>
          </table:table-cell>
          <table:table-cell office:value-type="float" office:value="127.2" calcext:value-type="float">
            <text:p>127.2</text:p>
          </table:table-cell>
          <table:table-cell office:value-type="float" office:value="160.87" calcext:value-type="float">
            <text:p>160.87</text:p>
          </table:table-cell>
          <table:table-cell office:value-type="float" office:value="41.99" calcext:value-type="float">
            <text:p>41.99</text:p>
          </table:table-cell>
          <table:table-cell office:value-type="float" office:value="54.17" calcext:value-type="float">
            <text:p>54.17</text:p>
          </table:table-cell>
        </table:table-row>
        <table:table-row table:style-name="ro1">
          <table:table-cell office:value-type="float" office:value="1183698" calcext:value-type="float">
            <text:p>1183698</text:p>
          </table:table-cell>
          <table:table-cell table:formula="of:=[.A76]/1000/(60*60*24)" office:value-type="time" office:time-value="PT00H19M43.698S" calcext:value-type="time">
            <text:p>00:19:44</text:p>
          </table:table-cell>
          <table:table-cell office:value-type="float" office:value="1.27" calcext:value-type="float">
            <text:p>1.27</text:p>
          </table:table-cell>
          <table:table-cell office:value-type="float" office:value="127.1" calcext:value-type="float">
            <text:p>127.1</text:p>
          </table:table-cell>
          <table:table-cell office:value-type="float" office:value="161.25" calcext:value-type="float">
            <text:p>161.25</text:p>
          </table:table-cell>
          <table:table-cell office:value-type="float" office:value="42.56" calcext:value-type="float">
            <text:p>42.56</text:p>
          </table:table-cell>
          <table:table-cell office:value-type="float" office:value="54.89" calcext:value-type="float">
            <text:p>54.89</text:p>
          </table:table-cell>
        </table:table-row>
        <table:table-row table:style-name="ro1">
          <table:table-cell office:value-type="float" office:value="1199698" calcext:value-type="float">
            <text:p>1199698</text:p>
          </table:table-cell>
          <table:table-cell table:formula="of:=[.A77]/1000/(60*60*24)" office:value-type="time" office:time-value="PT00H19M59.698S" calcext:value-type="time">
            <text:p>00:20:00</text:p>
          </table:table-cell>
          <table:table-cell office:value-type="float" office:value="1.26" calcext:value-type="float">
            <text:p>1.26</text:p>
          </table:table-cell>
          <table:table-cell office:value-type="float" office:value="127.1" calcext:value-type="float">
            <text:p>127.1</text:p>
          </table:table-cell>
          <table:table-cell office:value-type="float" office:value="160.74" calcext:value-type="float">
            <text:p>160.74</text:p>
          </table:table-cell>
          <table:table-cell office:value-type="float" office:value="43.12" calcext:value-type="float">
            <text:p>43.12</text:p>
          </table:table-cell>
          <table:table-cell office:value-type="float" office:value="55.6" calcext:value-type="float">
            <text:p>55.6</text:p>
          </table:table-cell>
        </table:table-row>
        <table:table-row table:style-name="ro1">
          <table:table-cell office:value-type="float" office:value="1215698" calcext:value-type="float">
            <text:p>1215698</text:p>
          </table:table-cell>
          <table:table-cell table:formula="of:=[.A78]/1000/(60*60*24)" office:value-type="time" office:time-value="PT00H20M15.698S" calcext:value-type="time">
            <text:p>00:20:16</text:p>
          </table:table-cell>
          <table:table-cell office:value-type="float" office:value="1.26" calcext:value-type="float">
            <text:p>1.26</text:p>
          </table:table-cell>
          <table:table-cell office:value-type="float" office:value="127.1" calcext:value-type="float">
            <text:p>127.1</text:p>
          </table:table-cell>
          <table:table-cell office:value-type="float" office:value="160.74" calcext:value-type="float">
            <text:p>160.74</text:p>
          </table:table-cell>
          <table:table-cell office:value-type="float" office:value="43.69" calcext:value-type="float">
            <text:p>43.69</text:p>
          </table:table-cell>
          <table:table-cell office:value-type="float" office:value="56.32" calcext:value-type="float">
            <text:p>56.32</text:p>
          </table:table-cell>
        </table:table-row>
        <table:table-row table:style-name="ro1">
          <table:table-cell office:value-type="float" office:value="1231698" calcext:value-type="float">
            <text:p>1231698</text:p>
          </table:table-cell>
          <table:table-cell table:formula="of:=[.A79]/1000/(60*60*24)" office:value-type="time" office:time-value="PT00H20M31.698S" calcext:value-type="time">
            <text:p>00:20:32</text:p>
          </table:table-cell>
          <table:table-cell office:value-type="float" office:value="1.26" calcext:value-type="float">
            <text:p>1.26</text:p>
          </table:table-cell>
          <table:table-cell office:value-type="float" office:value="127" calcext:value-type="float">
            <text:p>127</text:p>
          </table:table-cell>
          <table:table-cell office:value-type="float" office:value="160.62" calcext:value-type="float">
            <text:p>160.62</text:p>
          </table:table-cell>
          <table:table-cell office:value-type="float" office:value="44.25" calcext:value-type="float">
            <text:p>44.25</text:p>
          </table:table-cell>
          <table:table-cell office:value-type="float" office:value="57.03" calcext:value-type="float">
            <text:p>57.03</text:p>
          </table:table-cell>
        </table:table-row>
        <table:table-row table:style-name="ro1">
          <table:table-cell office:value-type="float" office:value="1247698" calcext:value-type="float">
            <text:p>1247698</text:p>
          </table:table-cell>
          <table:table-cell table:formula="of:=[.A80]/1000/(60*60*24)" office:value-type="time" office:time-value="PT00H20M47.698S" calcext:value-type="time">
            <text:p>00:20:48</text:p>
          </table:table-cell>
          <table:table-cell office:value-type="float" office:value="1.26" calcext:value-type="float">
            <text:p>1.26</text:p>
          </table:table-cell>
          <table:table-cell office:value-type="float" office:value="126.9" calcext:value-type="float">
            <text:p>126.9</text:p>
          </table:table-cell>
          <table:table-cell office:value-type="float" office:value="160.49" calcext:value-type="float">
            <text:p>160.49</text:p>
          </table:table-cell>
          <table:table-cell office:value-type="float" office:value="44.81" calcext:value-type="float">
            <text:p>44.81</text:p>
          </table:table-cell>
          <table:table-cell office:value-type="float" office:value="57.75" calcext:value-type="float">
            <text:p>57.75</text:p>
          </table:table-cell>
        </table:table-row>
        <table:table-row table:style-name="ro1">
          <table:table-cell office:value-type="float" office:value="1263698" calcext:value-type="float">
            <text:p>1263698</text:p>
          </table:table-cell>
          <table:table-cell table:formula="of:=[.A81]/1000/(60*60*24)" office:value-type="time" office:time-value="PT00H21M03.698S" calcext:value-type="time">
            <text:p>00:21:04</text:p>
          </table:table-cell>
          <table:table-cell office:value-type="float" office:value="1.26" calcext:value-type="float">
            <text:p>1.26</text:p>
          </table:table-cell>
          <table:table-cell office:value-type="float" office:value="126.9" calcext:value-type="float">
            <text:p>126.9</text:p>
          </table:table-cell>
          <table:table-cell office:value-type="float" office:value="160.49" calcext:value-type="float">
            <text:p>160.49</text:p>
          </table:table-cell>
          <table:table-cell office:value-type="float" office:value="45.38" calcext:value-type="float">
            <text:p>45.38</text:p>
          </table:table-cell>
          <table:table-cell office:value-type="float" office:value="58.46" calcext:value-type="float">
            <text:p>58.46</text:p>
          </table:table-cell>
        </table:table-row>
        <table:table-row table:style-name="ro1">
          <table:table-cell office:value-type="float" office:value="1279698" calcext:value-type="float">
            <text:p>1279698</text:p>
          </table:table-cell>
          <table:table-cell table:formula="of:=[.A82]/1000/(60*60*24)" office:value-type="time" office:time-value="PT00H21M19.698S" calcext:value-type="time">
            <text:p>00:21:20</text:p>
          </table:table-cell>
          <table:table-cell office:value-type="float" office:value="1.26" calcext:value-type="float">
            <text:p>1.26</text:p>
          </table:table-cell>
          <table:table-cell office:value-type="float" office:value="126.9" calcext:value-type="float">
            <text:p>126.9</text:p>
          </table:table-cell>
          <table:table-cell office:value-type="float" office:value="160.49" calcext:value-type="float">
            <text:p>160.49</text:p>
          </table:table-cell>
          <table:table-cell office:value-type="float" office:value="45.94" calcext:value-type="float">
            <text:p>45.94</text:p>
          </table:table-cell>
          <table:table-cell office:value-type="float" office:value="59.17" calcext:value-type="float">
            <text:p>59.17</text:p>
          </table:table-cell>
        </table:table-row>
        <table:table-row table:style-name="ro1">
          <table:table-cell office:value-type="float" office:value="1295698" calcext:value-type="float">
            <text:p>1295698</text:p>
          </table:table-cell>
          <table:table-cell table:formula="of:=[.A83]/1000/(60*60*24)" office:value-type="time" office:time-value="PT00H21M35.698S" calcext:value-type="time">
            <text:p>00:21:36</text:p>
          </table:table-cell>
          <table:table-cell office:value-type="float" office:value="1.26" calcext:value-type="float">
            <text:p>1.26</text:p>
          </table:table-cell>
          <table:table-cell office:value-type="float" office:value="126.8" calcext:value-type="float">
            <text:p>126.8</text:p>
          </table:table-cell>
          <table:table-cell office:value-type="float" office:value="159.86" calcext:value-type="float">
            <text:p>159.86</text:p>
          </table:table-cell>
          <table:table-cell office:value-type="float" office:value="46.51" calcext:value-type="float">
            <text:p>46.51</text:p>
          </table:table-cell>
          <table:table-cell office:value-type="float" office:value="59.88" calcext:value-type="float">
            <text:p>59.88</text:p>
          </table:table-cell>
        </table:table-row>
        <table:table-row table:style-name="ro1">
          <table:table-cell office:value-type="float" office:value="1311698" calcext:value-type="float">
            <text:p>1311698</text:p>
          </table:table-cell>
          <table:table-cell table:formula="of:=[.A84]/1000/(60*60*24)" office:value-type="time" office:time-value="PT00H21M51.698S" calcext:value-type="time">
            <text:p>00:21:52</text:p>
          </table:table-cell>
          <table:table-cell office:value-type="float" office:value="1.26" calcext:value-type="float">
            <text:p>1.26</text:p>
          </table:table-cell>
          <table:table-cell office:value-type="float" office:value="126.8" calcext:value-type="float">
            <text:p>126.8</text:p>
          </table:table-cell>
          <table:table-cell office:value-type="float" office:value="159.85" calcext:value-type="float">
            <text:p>159.85</text:p>
          </table:table-cell>
          <table:table-cell office:value-type="float" office:value="47.07" calcext:value-type="float">
            <text:p>47.07</text:p>
          </table:table-cell>
          <table:table-cell office:value-type="float" office:value="60.6" calcext:value-type="float">
            <text:p>60.6</text:p>
          </table:table-cell>
        </table:table-row>
        <table:table-row table:style-name="ro1">
          <table:table-cell office:value-type="float" office:value="1327698" calcext:value-type="float">
            <text:p>1327698</text:p>
          </table:table-cell>
          <table:table-cell table:formula="of:=[.A85]/1000/(60*60*24)" office:value-type="time" office:time-value="PT00H22M07.698S" calcext:value-type="time">
            <text:p>00:22:08</text:p>
          </table:table-cell>
          <table:table-cell office:value-type="float" office:value="1.26" calcext:value-type="float">
            <text:p>1.26</text:p>
          </table:table-cell>
          <table:table-cell office:value-type="float" office:value="126.8" calcext:value-type="float">
            <text:p>126.8</text:p>
          </table:table-cell>
          <table:table-cell office:value-type="float" office:value="159.85" calcext:value-type="float">
            <text:p>159.85</text:p>
          </table:table-cell>
          <table:table-cell office:value-type="float" office:value="47.63" calcext:value-type="float">
            <text:p>47.63</text:p>
          </table:table-cell>
          <table:table-cell office:value-type="float" office:value="61.31" calcext:value-type="float">
            <text:p>61.31</text:p>
          </table:table-cell>
        </table:table-row>
        <table:table-row table:style-name="ro1">
          <table:table-cell office:value-type="float" office:value="1343698" calcext:value-type="float">
            <text:p>1343698</text:p>
          </table:table-cell>
          <table:table-cell table:formula="of:=[.A86]/1000/(60*60*24)" office:value-type="time" office:time-value="PT00H22M23.698S" calcext:value-type="time">
            <text:p>00:22:24</text:p>
          </table:table-cell>
          <table:table-cell office:value-type="float" office:value="1.26" calcext:value-type="float">
            <text:p>1.26</text:p>
          </table:table-cell>
          <table:table-cell office:value-type="float" office:value="126.7" calcext:value-type="float">
            <text:p>126.7</text:p>
          </table:table-cell>
          <table:table-cell office:value-type="float" office:value="159.73" calcext:value-type="float">
            <text:p>159.73</text:p>
          </table:table-cell>
          <table:table-cell office:value-type="float" office:value="48.2" calcext:value-type="float">
            <text:p>48.2</text:p>
          </table:table-cell>
          <table:table-cell office:value-type="float" office:value="62.02" calcext:value-type="float">
            <text:p>62.02</text:p>
          </table:table-cell>
        </table:table-row>
        <table:table-row table:style-name="ro1">
          <table:table-cell office:value-type="float" office:value="1359698" calcext:value-type="float">
            <text:p>1359698</text:p>
          </table:table-cell>
          <table:table-cell table:formula="of:=[.A87]/1000/(60*60*24)" office:value-type="time" office:time-value="PT00H22M39.698S" calcext:value-type="time">
            <text:p>00:22:40</text:p>
          </table:table-cell>
          <table:table-cell office:value-type="float" office:value="1.26" calcext:value-type="float">
            <text:p>1.26</text:p>
          </table:table-cell>
          <table:table-cell office:value-type="float" office:value="126.7" calcext:value-type="float">
            <text:p>126.7</text:p>
          </table:table-cell>
          <table:table-cell office:value-type="float" office:value="160.23" calcext:value-type="float">
            <text:p>160.23</text:p>
          </table:table-cell>
          <table:table-cell office:value-type="float" office:value="48.76" calcext:value-type="float">
            <text:p>48.76</text:p>
          </table:table-cell>
          <table:table-cell office:value-type="float" office:value="62.73" calcext:value-type="float">
            <text:p>62.73</text:p>
          </table:table-cell>
        </table:table-row>
        <table:table-row table:style-name="ro1">
          <table:table-cell office:value-type="float" office:value="1375698" calcext:value-type="float">
            <text:p>1375698</text:p>
          </table:table-cell>
          <table:table-cell table:formula="of:=[.A88]/1000/(60*60*24)" office:value-type="time" office:time-value="PT00H22M55.698S" calcext:value-type="time">
            <text:p>00:22:56</text:p>
          </table:table-cell>
          <table:table-cell office:value-type="float" office:value="1.26" calcext:value-type="float">
            <text:p>1.26</text:p>
          </table:table-cell>
          <table:table-cell office:value-type="float" office:value="126.6" calcext:value-type="float">
            <text:p>126.6</text:p>
          </table:table-cell>
          <table:table-cell office:value-type="float" office:value="159.6" calcext:value-type="float">
            <text:p>159.6</text:p>
          </table:table-cell>
          <table:table-cell office:value-type="float" office:value="49.32" calcext:value-type="float">
            <text:p>49.32</text:p>
          </table:table-cell>
          <table:table-cell office:value-type="float" office:value="63.44" calcext:value-type="float">
            <text:p>63.44</text:p>
          </table:table-cell>
        </table:table-row>
        <table:table-row table:style-name="ro1">
          <table:table-cell office:value-type="float" office:value="1391698" calcext:value-type="float">
            <text:p>1391698</text:p>
          </table:table-cell>
          <table:table-cell table:formula="of:=[.A89]/1000/(60*60*24)" office:value-type="time" office:time-value="PT00H23M11.698S" calcext:value-type="time">
            <text:p>00:23:12</text:p>
          </table:table-cell>
          <table:table-cell office:value-type="float" office:value="1.26" calcext:value-type="float">
            <text:p>1.26</text:p>
          </table:table-cell>
          <table:table-cell office:value-type="float" office:value="126.6" calcext:value-type="float">
            <text:p>126.6</text:p>
          </table:table-cell>
          <table:table-cell office:value-type="float" office:value="159.6" calcext:value-type="float">
            <text:p>159.6</text:p>
          </table:table-cell>
          <table:table-cell office:value-type="float" office:value="49.89" calcext:value-type="float">
            <text:p>49.89</text:p>
          </table:table-cell>
          <table:table-cell office:value-type="float" office:value="64.15" calcext:value-type="float">
            <text:p>64.15</text:p>
          </table:table-cell>
        </table:table-row>
        <table:table-row table:style-name="ro1">
          <table:table-cell office:value-type="float" office:value="1407698" calcext:value-type="float">
            <text:p>1407698</text:p>
          </table:table-cell>
          <table:table-cell table:formula="of:=[.A90]/1000/(60*60*24)" office:value-type="time" office:time-value="PT00H23M27.698S" calcext:value-type="time">
            <text:p>00:23:28</text:p>
          </table:table-cell>
          <table:table-cell office:value-type="float" office:value="1.26" calcext:value-type="float">
            <text:p>1.26</text:p>
          </table:table-cell>
          <table:table-cell office:value-type="float" office:value="126.6" calcext:value-type="float">
            <text:p>126.6</text:p>
          </table:table-cell>
          <table:table-cell office:value-type="float" office:value="159.6" calcext:value-type="float">
            <text:p>159.6</text:p>
          </table:table-cell>
          <table:table-cell office:value-type="float" office:value="50.45" calcext:value-type="float">
            <text:p>50.45</text:p>
          </table:table-cell>
          <table:table-cell office:value-type="float" office:value="64.85" calcext:value-type="float">
            <text:p>64.85</text:p>
          </table:table-cell>
        </table:table-row>
        <table:table-row table:style-name="ro1">
          <table:table-cell office:value-type="float" office:value="1423698" calcext:value-type="float">
            <text:p>1423698</text:p>
          </table:table-cell>
          <table:table-cell table:formula="of:=[.A91]/1000/(60*60*24)" office:value-type="time" office:time-value="PT00H23M43.698S" calcext:value-type="time">
            <text:p>00:23:44</text:p>
          </table:table-cell>
          <table:table-cell office:value-type="float" office:value="1.26" calcext:value-type="float">
            <text:p>1.26</text:p>
          </table:table-cell>
          <table:table-cell office:value-type="float" office:value="126.6" calcext:value-type="float">
            <text:p>126.6</text:p>
          </table:table-cell>
          <table:table-cell office:value-type="float" office:value="159.6" calcext:value-type="float">
            <text:p>159.6</text:p>
          </table:table-cell>
          <table:table-cell office:value-type="float" office:value="51.01" calcext:value-type="float">
            <text:p>51.01</text:p>
          </table:table-cell>
          <table:table-cell office:value-type="float" office:value="65.56" calcext:value-type="float">
            <text:p>65.56</text:p>
          </table:table-cell>
        </table:table-row>
        <table:table-row table:style-name="ro1">
          <table:table-cell office:value-type="float" office:value="1439698" calcext:value-type="float">
            <text:p>1439698</text:p>
          </table:table-cell>
          <table:table-cell table:formula="of:=[.A92]/1000/(60*60*24)" office:value-type="time" office:time-value="PT00H23M59.698S" calcext:value-type="time">
            <text:p>00:24:00</text:p>
          </table:table-cell>
          <table:table-cell office:value-type="float" office:value="1.26" calcext:value-type="float">
            <text:p>1.26</text:p>
          </table:table-cell>
          <table:table-cell office:value-type="float" office:value="126.5" calcext:value-type="float">
            <text:p>126.5</text:p>
          </table:table-cell>
          <table:table-cell office:value-type="float" office:value="159.47" calcext:value-type="float">
            <text:p>159.47</text:p>
          </table:table-cell>
          <table:table-cell office:value-type="float" office:value="51.57" calcext:value-type="float">
            <text:p>51.57</text:p>
          </table:table-cell>
          <table:table-cell office:value-type="float" office:value="66.27" calcext:value-type="float">
            <text:p>66.27</text:p>
          </table:table-cell>
        </table:table-row>
        <table:table-row table:style-name="ro1">
          <table:table-cell office:value-type="float" office:value="1455698" calcext:value-type="float">
            <text:p>1455698</text:p>
          </table:table-cell>
          <table:table-cell table:formula="of:=[.A93]/1000/(60*60*24)" office:value-type="time" office:time-value="PT00H24M15.698S" calcext:value-type="time">
            <text:p>00:24:16</text:p>
          </table:table-cell>
          <table:table-cell office:value-type="float" office:value="1.26" calcext:value-type="float">
            <text:p>1.26</text:p>
          </table:table-cell>
          <table:table-cell office:value-type="float" office:value="126.4" calcext:value-type="float">
            <text:p>126.4</text:p>
          </table:table-cell>
          <table:table-cell office:value-type="float" office:value="159.34" calcext:value-type="float">
            <text:p>159.34</text:p>
          </table:table-cell>
          <table:table-cell office:value-type="float" office:value="52.13" calcext:value-type="float">
            <text:p>52.13</text:p>
          </table:table-cell>
          <table:table-cell office:value-type="float" office:value="66.98" calcext:value-type="float">
            <text:p>66.98</text:p>
          </table:table-cell>
        </table:table-row>
        <table:table-row table:style-name="ro1">
          <table:table-cell office:value-type="float" office:value="1471698" calcext:value-type="float">
            <text:p>1471698</text:p>
          </table:table-cell>
          <table:table-cell table:formula="of:=[.A94]/1000/(60*60*24)" office:value-type="time" office:time-value="PT00H24M31.698S" calcext:value-type="time">
            <text:p>00:24:32</text:p>
          </table:table-cell>
          <table:table-cell office:value-type="float" office:value="1.26" calcext:value-type="float">
            <text:p>1.26</text:p>
          </table:table-cell>
          <table:table-cell office:value-type="float" office:value="126.4" calcext:value-type="float">
            <text:p>126.4</text:p>
          </table:table-cell>
          <table:table-cell office:value-type="float" office:value="159.34" calcext:value-type="float">
            <text:p>159.34</text:p>
          </table:table-cell>
          <table:table-cell office:value-type="float" office:value="52.7" calcext:value-type="float">
            <text:p>52.7</text:p>
          </table:table-cell>
          <table:table-cell office:value-type="float" office:value="67.69" calcext:value-type="float">
            <text:p>67.69</text:p>
          </table:table-cell>
        </table:table-row>
        <table:table-row table:style-name="ro1">
          <table:table-cell office:value-type="float" office:value="1487698" calcext:value-type="float">
            <text:p>1487698</text:p>
          </table:table-cell>
          <table:table-cell table:formula="of:=[.A95]/1000/(60*60*24)" office:value-type="time" office:time-value="PT00H24M47.698S" calcext:value-type="time">
            <text:p>00:24:48</text:p>
          </table:table-cell>
          <table:table-cell office:value-type="float" office:value="1.26" calcext:value-type="float">
            <text:p>1.26</text:p>
          </table:table-cell>
          <table:table-cell office:value-type="float" office:value="126.4" calcext:value-type="float">
            <text:p>126.4</text:p>
          </table:table-cell>
          <table:table-cell office:value-type="float" office:value="158.84" calcext:value-type="float">
            <text:p>158.84</text:p>
          </table:table-cell>
          <table:table-cell office:value-type="float" office:value="53.26" calcext:value-type="float">
            <text:p>53.26</text:p>
          </table:table-cell>
          <table:table-cell office:value-type="float" office:value="68.39" calcext:value-type="float">
            <text:p>68.39</text:p>
          </table:table-cell>
        </table:table-row>
        <table:table-row table:style-name="ro1">
          <table:table-cell office:value-type="float" office:value="1503698" calcext:value-type="float">
            <text:p>1503698</text:p>
          </table:table-cell>
          <table:table-cell table:formula="of:=[.A96]/1000/(60*60*24)" office:value-type="time" office:time-value="PT00H25M03.698S" calcext:value-type="time">
            <text:p>00:25:04</text:p>
          </table:table-cell>
          <table:table-cell office:value-type="float" office:value="1.26" calcext:value-type="float">
            <text:p>1.26</text:p>
          </table:table-cell>
          <table:table-cell office:value-type="float" office:value="126.3" calcext:value-type="float">
            <text:p>126.3</text:p>
          </table:table-cell>
          <table:table-cell office:value-type="float" office:value="158.71" calcext:value-type="float">
            <text:p>158.71</text:p>
          </table:table-cell>
          <table:table-cell office:value-type="float" office:value="53.82" calcext:value-type="float">
            <text:p>53.82</text:p>
          </table:table-cell>
          <table:table-cell office:value-type="float" office:value="69.1" calcext:value-type="float">
            <text:p>69.1</text:p>
          </table:table-cell>
        </table:table-row>
        <table:table-row table:style-name="ro1">
          <table:table-cell office:value-type="float" office:value="1519698" calcext:value-type="float">
            <text:p>1519698</text:p>
          </table:table-cell>
          <table:table-cell table:formula="of:=[.A97]/1000/(60*60*24)" office:value-type="time" office:time-value="PT00H25M19.698S" calcext:value-type="time">
            <text:p>00:25:20</text:p>
          </table:table-cell>
          <table:table-cell office:value-type="float" office:value="1.26" calcext:value-type="float">
            <text:p>1.26</text:p>
          </table:table-cell>
          <table:table-cell office:value-type="float" office:value="126.3" calcext:value-type="float">
            <text:p>126.3</text:p>
          </table:table-cell>
          <table:table-cell office:value-type="float" office:value="158.71" calcext:value-type="float">
            <text:p>158.71</text:p>
          </table:table-cell>
          <table:table-cell office:value-type="float" office:value="54.38" calcext:value-type="float">
            <text:p>54.38</text:p>
          </table:table-cell>
          <table:table-cell office:value-type="float" office:value="69.8" calcext:value-type="float">
            <text:p>69.8</text:p>
          </table:table-cell>
        </table:table-row>
        <table:table-row table:style-name="ro1">
          <table:table-cell office:value-type="float" office:value="1535698" calcext:value-type="float">
            <text:p>1535698</text:p>
          </table:table-cell>
          <table:table-cell table:formula="of:=[.A98]/1000/(60*60*24)" office:value-type="time" office:time-value="PT00H25M35.698S" calcext:value-type="time">
            <text:p>00:25:36</text:p>
          </table:table-cell>
          <table:table-cell office:value-type="float" office:value="1.26" calcext:value-type="float">
            <text:p>1.26</text:p>
          </table:table-cell>
          <table:table-cell office:value-type="float" office:value="126.2" calcext:value-type="float">
            <text:p>126.2</text:p>
          </table:table-cell>
          <table:table-cell office:value-type="float" office:value="158.59" calcext:value-type="float">
            <text:p>158.59</text:p>
          </table:table-cell>
          <table:table-cell office:value-type="float" office:value="54.94" calcext:value-type="float">
            <text:p>54.94</text:p>
          </table:table-cell>
          <table:table-cell office:value-type="float" office:value="70.51" calcext:value-type="float">
            <text:p>70.51</text:p>
          </table:table-cell>
        </table:table-row>
        <table:table-row table:style-name="ro1">
          <table:table-cell office:value-type="float" office:value="1551698" calcext:value-type="float">
            <text:p>1551698</text:p>
          </table:table-cell>
          <table:table-cell table:formula="of:=[.A99]/1000/(60*60*24)" office:value-type="time" office:time-value="PT00H25M51.698S" calcext:value-type="time">
            <text:p>00:25:52</text:p>
          </table:table-cell>
          <table:table-cell office:value-type="float" office:value="1.26" calcext:value-type="float">
            <text:p>1.26</text:p>
          </table:table-cell>
          <table:table-cell office:value-type="float" office:value="126.2" calcext:value-type="float">
            <text:p>126.2</text:p>
          </table:table-cell>
          <table:table-cell office:value-type="float" office:value="158.59" calcext:value-type="float">
            <text:p>158.59</text:p>
          </table:table-cell>
          <table:table-cell office:value-type="float" office:value="55.5" calcext:value-type="float">
            <text:p>55.5</text:p>
          </table:table-cell>
          <table:table-cell office:value-type="float" office:value="71.21" calcext:value-type="float">
            <text:p>71.21</text:p>
          </table:table-cell>
        </table:table-row>
        <table:table-row table:style-name="ro1">
          <table:table-cell office:value-type="float" office:value="1567698" calcext:value-type="float">
            <text:p>1567698</text:p>
          </table:table-cell>
          <table:table-cell table:formula="of:=[.A100]/1000/(60*60*24)" office:value-type="time" office:time-value="PT00H26M07.698S" calcext:value-type="time">
            <text:p>00:26:08</text:p>
          </table:table-cell>
          <table:table-cell office:value-type="float" office:value="1.26" calcext:value-type="float">
            <text:p>1.26</text:p>
          </table:table-cell>
          <table:table-cell office:value-type="float" office:value="126.2" calcext:value-type="float">
            <text:p>126.2</text:p>
          </table:table-cell>
          <table:table-cell office:value-type="float" office:value="158.58" calcext:value-type="float">
            <text:p>158.58</text:p>
          </table:table-cell>
          <table:table-cell office:value-type="float" office:value="56.06" calcext:value-type="float">
            <text:p>56.06</text:p>
          </table:table-cell>
          <table:table-cell office:value-type="float" office:value="71.92" calcext:value-type="float">
            <text:p>71.92</text:p>
          </table:table-cell>
        </table:table-row>
        <table:table-row table:style-name="ro1">
          <table:table-cell office:value-type="float" office:value="1583698" calcext:value-type="float">
            <text:p>1583698</text:p>
          </table:table-cell>
          <table:table-cell table:formula="of:=[.A101]/1000/(60*60*24)" office:value-type="time" office:time-value="PT00H26M23.698S" calcext:value-type="time">
            <text:p>00:26:24</text:p>
          </table:table-cell>
          <table:table-cell office:value-type="float" office:value="1.26" calcext:value-type="float">
            <text:p>1.26</text:p>
          </table:table-cell>
          <table:table-cell office:value-type="float" office:value="126.1" calcext:value-type="float">
            <text:p>126.1</text:p>
          </table:table-cell>
          <table:table-cell office:value-type="float" office:value="158.46" calcext:value-type="float">
            <text:p>158.46</text:p>
          </table:table-cell>
          <table:table-cell office:value-type="float" office:value="56.62" calcext:value-type="float">
            <text:p>56.62</text:p>
          </table:table-cell>
          <table:table-cell office:value-type="float" office:value="72.62" calcext:value-type="float">
            <text:p>72.62</text:p>
          </table:table-cell>
        </table:table-row>
        <table:table-row table:style-name="ro1">
          <table:table-cell office:value-type="float" office:value="1599698" calcext:value-type="float">
            <text:p>1599698</text:p>
          </table:table-cell>
          <table:table-cell table:formula="of:=[.A102]/1000/(60*60*24)" office:value-type="time" office:time-value="PT00H26M39.698S" calcext:value-type="time">
            <text:p>00:26:40</text:p>
          </table:table-cell>
          <table:table-cell office:value-type="float" office:value="1.26" calcext:value-type="float">
            <text:p>1.26</text:p>
          </table:table-cell>
          <table:table-cell office:value-type="float" office:value="126" calcext:value-type="float">
            <text:p>126</text:p>
          </table:table-cell>
          <table:table-cell office:value-type="float" office:value="158.33" calcext:value-type="float">
            <text:p>158.33</text:p>
          </table:table-cell>
          <table:table-cell office:value-type="float" office:value="57.18" calcext:value-type="float">
            <text:p>57.18</text:p>
          </table:table-cell>
          <table:table-cell office:value-type="float" office:value="73.33" calcext:value-type="float">
            <text:p>73.33</text:p>
          </table:table-cell>
        </table:table-row>
        <table:table-row table:style-name="ro1">
          <table:table-cell office:value-type="float" office:value="1615698" calcext:value-type="float">
            <text:p>1615698</text:p>
          </table:table-cell>
          <table:table-cell table:formula="of:=[.A103]/1000/(60*60*24)" office:value-type="time" office:time-value="PT00H26M55.698S" calcext:value-type="time">
            <text:p>00:26:56</text:p>
          </table:table-cell>
          <table:table-cell office:value-type="float" office:value="1.26" calcext:value-type="float">
            <text:p>1.26</text:p>
          </table:table-cell>
          <table:table-cell office:value-type="float" office:value="126" calcext:value-type="float">
            <text:p>126</text:p>
          </table:table-cell>
          <table:table-cell office:value-type="float" office:value="158.33" calcext:value-type="float">
            <text:p>158.33</text:p>
          </table:table-cell>
          <table:table-cell office:value-type="float" office:value="57.75" calcext:value-type="float">
            <text:p>57.75</text:p>
          </table:table-cell>
          <table:table-cell office:value-type="float" office:value="74.03" calcext:value-type="float">
            <text:p>74.03</text:p>
          </table:table-cell>
        </table:table-row>
        <table:table-row table:style-name="ro1">
          <table:table-cell office:value-type="float" office:value="1631698" calcext:value-type="float">
            <text:p>1631698</text:p>
          </table:table-cell>
          <table:table-cell table:formula="of:=[.A104]/1000/(60*60*24)" office:value-type="time" office:time-value="PT00H27M11.698S" calcext:value-type="time">
            <text:p>00:27:12</text:p>
          </table:table-cell>
          <table:table-cell office:value-type="float" office:value="1.25" calcext:value-type="float">
            <text:p>1.25</text:p>
          </table:table-cell>
          <table:table-cell office:value-type="float" office:value="126.1" calcext:value-type="float">
            <text:p>126.1</text:p>
          </table:table-cell>
          <table:table-cell office:value-type="float" office:value="157.95" calcext:value-type="float">
            <text:p>157.95</text:p>
          </table:table-cell>
          <table:table-cell office:value-type="float" office:value="58.31" calcext:value-type="float">
            <text:p>58.31</text:p>
          </table:table-cell>
          <table:table-cell office:value-type="float" office:value="74.73" calcext:value-type="float">
            <text:p>74.73</text:p>
          </table:table-cell>
        </table:table-row>
        <table:table-row table:style-name="ro1">
          <table:table-cell office:value-type="float" office:value="1647698" calcext:value-type="float">
            <text:p>1647698</text:p>
          </table:table-cell>
          <table:table-cell table:formula="of:=[.A105]/1000/(60*60*24)" office:value-type="time" office:time-value="PT00H27M27.698S" calcext:value-type="time">
            <text:p>00:27:28</text:p>
          </table:table-cell>
          <table:table-cell office:value-type="float" office:value="1.25" calcext:value-type="float">
            <text:p>1.25</text:p>
          </table:table-cell>
          <table:table-cell office:value-type="float" office:value="126" calcext:value-type="float">
            <text:p>126</text:p>
          </table:table-cell>
          <table:table-cell office:value-type="float" office:value="157.83" calcext:value-type="float">
            <text:p>157.83</text:p>
          </table:table-cell>
          <table:table-cell office:value-type="float" office:value="58.87" calcext:value-type="float">
            <text:p>58.87</text:p>
          </table:table-cell>
          <table:table-cell office:value-type="float" office:value="75.44" calcext:value-type="float">
            <text:p>75.44</text:p>
          </table:table-cell>
        </table:table-row>
        <table:table-row table:style-name="ro1">
          <table:table-cell office:value-type="float" office:value="1663698" calcext:value-type="float">
            <text:p>1663698</text:p>
          </table:table-cell>
          <table:table-cell table:formula="of:=[.A106]/1000/(60*60*24)" office:value-type="time" office:time-value="PT00H27M43.698S" calcext:value-type="time">
            <text:p>00:27:44</text:p>
          </table:table-cell>
          <table:table-cell office:value-type="float" office:value="1.25" calcext:value-type="float">
            <text:p>1.25</text:p>
          </table:table-cell>
          <table:table-cell office:value-type="float" office:value="125.9" calcext:value-type="float">
            <text:p>125.9</text:p>
          </table:table-cell>
          <table:table-cell office:value-type="float" office:value="157.7" calcext:value-type="float">
            <text:p>157.7</text:p>
          </table:table-cell>
          <table:table-cell office:value-type="float" office:value="59.43" calcext:value-type="float">
            <text:p>59.43</text:p>
          </table:table-cell>
          <table:table-cell office:value-type="float" office:value="76.14" calcext:value-type="float">
            <text:p>76.14</text:p>
          </table:table-cell>
        </table:table-row>
        <table:table-row table:style-name="ro1">
          <table:table-cell office:value-type="float" office:value="1679698" calcext:value-type="float">
            <text:p>1679698</text:p>
          </table:table-cell>
          <table:table-cell table:formula="of:=[.A107]/1000/(60*60*24)" office:value-type="time" office:time-value="PT00H27M59.698S" calcext:value-type="time">
            <text:p>00:28:00</text:p>
          </table:table-cell>
          <table:table-cell office:value-type="float" office:value="1.25" calcext:value-type="float">
            <text:p>1.25</text:p>
          </table:table-cell>
          <table:table-cell office:value-type="float" office:value="125.9" calcext:value-type="float">
            <text:p>125.9</text:p>
          </table:table-cell>
          <table:table-cell office:value-type="float" office:value="157.7" calcext:value-type="float">
            <text:p>157.7</text:p>
          </table:table-cell>
          <table:table-cell office:value-type="float" office:value="59.98" calcext:value-type="float">
            <text:p>59.98</text:p>
          </table:table-cell>
          <table:table-cell office:value-type="float" office:value="76.84" calcext:value-type="float">
            <text:p>76.84</text:p>
          </table:table-cell>
        </table:table-row>
        <table:table-row table:style-name="ro1">
          <table:table-cell office:value-type="float" office:value="1695698" calcext:value-type="float">
            <text:p>1695698</text:p>
          </table:table-cell>
          <table:table-cell table:formula="of:=[.A108]/1000/(60*60*24)" office:value-type="time" office:time-value="PT00H28M15.698S" calcext:value-type="time">
            <text:p>00:28:16</text:p>
          </table:table-cell>
          <table:table-cell office:value-type="float" office:value="1.25" calcext:value-type="float">
            <text:p>1.25</text:p>
          </table:table-cell>
          <table:table-cell office:value-type="float" office:value="125.9" calcext:value-type="float">
            <text:p>125.9</text:p>
          </table:table-cell>
          <table:table-cell office:value-type="float" office:value="157.7" calcext:value-type="float">
            <text:p>157.7</text:p>
          </table:table-cell>
          <table:table-cell office:value-type="float" office:value="60.54" calcext:value-type="float">
            <text:p>60.54</text:p>
          </table:table-cell>
          <table:table-cell office:value-type="float" office:value="77.54" calcext:value-type="float">
            <text:p>77.54</text:p>
          </table:table-cell>
        </table:table-row>
        <table:table-row table:style-name="ro1">
          <table:table-cell office:value-type="float" office:value="1711698" calcext:value-type="float">
            <text:p>1711698</text:p>
          </table:table-cell>
          <table:table-cell table:formula="of:=[.A109]/1000/(60*60*24)" office:value-type="time" office:time-value="PT00H28M31.698S" calcext:value-type="time">
            <text:p>00:28:32</text:p>
          </table:table-cell>
          <table:table-cell office:value-type="float" office:value="1.25" calcext:value-type="float">
            <text:p>1.25</text:p>
          </table:table-cell>
          <table:table-cell office:value-type="float" office:value="125.9" calcext:value-type="float">
            <text:p>125.9</text:p>
          </table:table-cell>
          <table:table-cell office:value-type="float" office:value="157.7" calcext:value-type="float">
            <text:p>157.7</text:p>
          </table:table-cell>
          <table:table-cell office:value-type="float" office:value="61.1" calcext:value-type="float">
            <text:p>61.1</text:p>
          </table:table-cell>
          <table:table-cell office:value-type="float" office:value="78.24" calcext:value-type="float">
            <text:p>78.24</text:p>
          </table:table-cell>
        </table:table-row>
        <table:table-row table:style-name="ro1">
          <table:table-cell office:value-type="float" office:value="1727698" calcext:value-type="float">
            <text:p>1727698</text:p>
          </table:table-cell>
          <table:table-cell table:formula="of:=[.A110]/1000/(60*60*24)" office:value-type="time" office:time-value="PT00H28M47.698S" calcext:value-type="time">
            <text:p>00:28:48</text:p>
          </table:table-cell>
          <table:table-cell office:value-type="float" office:value="1.25" calcext:value-type="float">
            <text:p>1.25</text:p>
          </table:table-cell>
          <table:table-cell office:value-type="float" office:value="125.8" calcext:value-type="float">
            <text:p>125.8</text:p>
          </table:table-cell>
          <table:table-cell office:value-type="float" office:value="157.57" calcext:value-type="float">
            <text:p>157.57</text:p>
          </table:table-cell>
          <table:table-cell office:value-type="float" office:value="61.66" calcext:value-type="float">
            <text:p>61.66</text:p>
          </table:table-cell>
          <table:table-cell office:value-type="float" office:value="78.94" calcext:value-type="float">
            <text:p>78.94</text:p>
          </table:table-cell>
        </table:table-row>
        <table:table-row table:style-name="ro1">
          <table:table-cell office:value-type="float" office:value="1743698" calcext:value-type="float">
            <text:p>1743698</text:p>
          </table:table-cell>
          <table:table-cell table:formula="of:=[.A111]/1000/(60*60*24)" office:value-type="time" office:time-value="PT00H29M03.698S" calcext:value-type="time">
            <text:p>00:29:04</text:p>
          </table:table-cell>
          <table:table-cell office:value-type="float" office:value="1.25" calcext:value-type="float">
            <text:p>1.25</text:p>
          </table:table-cell>
          <table:table-cell office:value-type="float" office:value="125.8" calcext:value-type="float">
            <text:p>125.8</text:p>
          </table:table-cell>
          <table:table-cell office:value-type="float" office:value="157.57" calcext:value-type="float">
            <text:p>157.57</text:p>
          </table:table-cell>
          <table:table-cell office:value-type="float" office:value="62.22" calcext:value-type="float">
            <text:p>62.22</text:p>
          </table:table-cell>
          <table:table-cell office:value-type="float" office:value="79.64" calcext:value-type="float">
            <text:p>79.64</text:p>
          </table:table-cell>
        </table:table-row>
        <table:table-row table:style-name="ro1">
          <table:table-cell office:value-type="float" office:value="1759698" calcext:value-type="float">
            <text:p>1759698</text:p>
          </table:table-cell>
          <table:table-cell table:formula="of:=[.A112]/1000/(60*60*24)" office:value-type="time" office:time-value="PT00H29M19.698S" calcext:value-type="time">
            <text:p>00:29:20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7.45" calcext:value-type="float">
            <text:p>157.45</text:p>
          </table:table-cell>
          <table:table-cell office:value-type="float" office:value="62.78" calcext:value-type="float">
            <text:p>62.78</text:p>
          </table:table-cell>
          <table:table-cell office:value-type="float" office:value="80.34" calcext:value-type="float">
            <text:p>80.34</text:p>
          </table:table-cell>
        </table:table-row>
        <table:table-row table:style-name="ro1">
          <table:table-cell office:value-type="float" office:value="1775698" calcext:value-type="float">
            <text:p>1775698</text:p>
          </table:table-cell>
          <table:table-cell table:formula="of:=[.A113]/1000/(60*60*24)" office:value-type="time" office:time-value="PT00H29M35.698S" calcext:value-type="time">
            <text:p>00:29:36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7.45" calcext:value-type="float">
            <text:p>157.45</text:p>
          </table:table-cell>
          <table:table-cell office:value-type="float" office:value="63.34" calcext:value-type="float">
            <text:p>63.34</text:p>
          </table:table-cell>
          <table:table-cell office:value-type="float" office:value="81.04" calcext:value-type="float">
            <text:p>81.04</text:p>
          </table:table-cell>
        </table:table-row>
        <table:table-row table:style-name="ro1">
          <table:table-cell office:value-type="float" office:value="1791698" calcext:value-type="float">
            <text:p>1791698</text:p>
          </table:table-cell>
          <table:table-cell table:formula="of:=[.A114]/1000/(60*60*24)" office:value-type="time" office:time-value="PT00H29M51.698S" calcext:value-type="time">
            <text:p>00:29:52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7.45" calcext:value-type="float">
            <text:p>157.45</text:p>
          </table:table-cell>
          <table:table-cell office:value-type="float" office:value="63.9" calcext:value-type="float">
            <text:p>63.9</text:p>
          </table:table-cell>
          <table:table-cell office:value-type="float" office:value="81.74" calcext:value-type="float">
            <text:p>81.74</text:p>
          </table:table-cell>
        </table:table-row>
        <table:table-row table:style-name="ro1">
          <table:table-cell office:value-type="float" office:value="1807698" calcext:value-type="float">
            <text:p>1807698</text:p>
          </table:table-cell>
          <table:table-cell table:formula="of:=[.A115]/1000/(60*60*24)" office:value-type="time" office:time-value="PT00H30M07.698S" calcext:value-type="time">
            <text:p>00:30:08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7.32" calcext:value-type="float">
            <text:p>157.32</text:p>
          </table:table-cell>
          <table:table-cell office:value-type="float" office:value="64.46" calcext:value-type="float">
            <text:p>64.46</text:p>
          </table:table-cell>
          <table:table-cell office:value-type="float" office:value="82.44" calcext:value-type="float">
            <text:p>82.44</text:p>
          </table:table-cell>
        </table:table-row>
        <table:table-row table:style-name="ro1">
          <table:table-cell office:value-type="float" office:value="1823698" calcext:value-type="float">
            <text:p>1823698</text:p>
          </table:table-cell>
          <table:table-cell table:formula="of:=[.A116]/1000/(60*60*24)" office:value-type="time" office:time-value="PT00H30M23.698S" calcext:value-type="time">
            <text:p>00:30:24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7.32" calcext:value-type="float">
            <text:p>157.32</text:p>
          </table:table-cell>
          <table:table-cell office:value-type="float" office:value="65.02" calcext:value-type="float">
            <text:p>65.02</text:p>
          </table:table-cell>
          <table:table-cell office:value-type="float" office:value="83.14" calcext:value-type="float">
            <text:p>83.14</text:p>
          </table:table-cell>
        </table:table-row>
        <table:table-row table:style-name="ro1">
          <table:table-cell office:value-type="float" office:value="1839698" calcext:value-type="float">
            <text:p>1839698</text:p>
          </table:table-cell>
          <table:table-cell table:formula="of:=[.A117]/1000/(60*60*24)" office:value-type="time" office:time-value="PT00H30M39.698S" calcext:value-type="time">
            <text:p>00:30:40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6.82" calcext:value-type="float">
            <text:p>156.82</text:p>
          </table:table-cell>
          <table:table-cell office:value-type="float" office:value="65.57" calcext:value-type="float">
            <text:p>65.57</text:p>
          </table:table-cell>
          <table:table-cell office:value-type="float" office:value="83.84" calcext:value-type="float">
            <text:p>83.84</text:p>
          </table:table-cell>
        </table:table-row>
        <table:table-row table:style-name="ro1">
          <table:table-cell office:value-type="float" office:value="1855698" calcext:value-type="float">
            <text:p>1855698</text:p>
          </table:table-cell>
          <table:table-cell table:formula="of:=[.A118]/1000/(60*60*24)" office:value-type="time" office:time-value="PT00H30M55.698S" calcext:value-type="time">
            <text:p>00:30:56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6.82" calcext:value-type="float">
            <text:p>156.82</text:p>
          </table:table-cell>
          <table:table-cell office:value-type="float" office:value="66.13" calcext:value-type="float">
            <text:p>66.13</text:p>
          </table:table-cell>
          <table:table-cell office:value-type="float" office:value="84.53" calcext:value-type="float">
            <text:p>84.53</text:p>
          </table:table-cell>
        </table:table-row>
        <table:table-row table:style-name="ro1">
          <table:table-cell office:value-type="float" office:value="1871698" calcext:value-type="float">
            <text:p>1871698</text:p>
          </table:table-cell>
          <table:table-cell table:formula="of:=[.A119]/1000/(60*60*24)" office:value-type="time" office:time-value="PT00H31M11.698S" calcext:value-type="time">
            <text:p>00:31:12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66.69" calcext:value-type="float">
            <text:p>66.69</text:p>
          </table:table-cell>
          <table:table-cell office:value-type="float" office:value="85.23" calcext:value-type="float">
            <text:p>85.23</text:p>
          </table:table-cell>
        </table:table-row>
        <table:table-row table:style-name="ro1">
          <table:table-cell office:value-type="float" office:value="1887698" calcext:value-type="float">
            <text:p>1887698</text:p>
          </table:table-cell>
          <table:table-cell table:formula="of:=[.A120]/1000/(60*60*24)" office:value-type="time" office:time-value="PT00H31M27.698S" calcext:value-type="time">
            <text:p>00:31:28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67.25" calcext:value-type="float">
            <text:p>67.25</text:p>
          </table:table-cell>
          <table:table-cell office:value-type="float" office:value="85.93" calcext:value-type="float">
            <text:p>85.93</text:p>
          </table:table-cell>
        </table:table-row>
        <table:table-row table:style-name="ro1">
          <table:table-cell office:value-type="float" office:value="1903698" calcext:value-type="float">
            <text:p>1903698</text:p>
          </table:table-cell>
          <table:table-cell table:formula="of:=[.A121]/1000/(60*60*24)" office:value-type="time" office:time-value="PT00H31M43.698S" calcext:value-type="time">
            <text:p>00:31:44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67.8" calcext:value-type="float">
            <text:p>67.8</text:p>
          </table:table-cell>
          <table:table-cell office:value-type="float" office:value="86.62" calcext:value-type="float">
            <text:p>86.62</text:p>
          </table:table-cell>
        </table:table-row>
        <table:table-row table:style-name="ro1">
          <table:table-cell office:value-type="float" office:value="1919698" calcext:value-type="float">
            <text:p>1919698</text:p>
          </table:table-cell>
          <table:table-cell table:formula="of:=[.A122]/1000/(60*60*24)" office:value-type="time" office:time-value="PT00H31M59.698S" calcext:value-type="time">
            <text:p>00:32:00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68.36" calcext:value-type="float">
            <text:p>68.36</text:p>
          </table:table-cell>
          <table:table-cell office:value-type="float" office:value="87.32" calcext:value-type="float">
            <text:p>87.32</text:p>
          </table:table-cell>
        </table:table-row>
        <table:table-row table:style-name="ro1">
          <table:table-cell office:value-type="float" office:value="1935698" calcext:value-type="float">
            <text:p>1935698</text:p>
          </table:table-cell>
          <table:table-cell table:formula="of:=[.A123]/1000/(60*60*24)" office:value-type="time" office:time-value="PT00H32M15.698S" calcext:value-type="time">
            <text:p>00:32:16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68.92" calcext:value-type="float">
            <text:p>68.92</text:p>
          </table:table-cell>
          <table:table-cell office:value-type="float" office:value="88.02" calcext:value-type="float">
            <text:p>88.02</text:p>
          </table:table-cell>
        </table:table-row>
        <table:table-row table:style-name="ro1">
          <table:table-cell office:value-type="float" office:value="1951698" calcext:value-type="float">
            <text:p>1951698</text:p>
          </table:table-cell>
          <table:table-cell table:formula="of:=[.A124]/1000/(60*60*24)" office:value-type="time" office:time-value="PT00H32M31.698S" calcext:value-type="time">
            <text:p>00:32:32</text:p>
          </table:table-cell>
          <table:table-cell office:value-type="float" office:value="1.25" calcext:value-type="float">
            <text:p>1.25</text:p>
          </table:table-cell>
          <table:table-cell office:value-type="float" office:value="125.3" calcext:value-type="float">
            <text:p>125.3</text:p>
          </table:table-cell>
          <table:table-cell office:value-type="float" office:value="156.44" calcext:value-type="float">
            <text:p>156.44</text:p>
          </table:table-cell>
          <table:table-cell office:value-type="float" office:value="69.48" calcext:value-type="float">
            <text:p>69.48</text:p>
          </table:table-cell>
          <table:table-cell office:value-type="float" office:value="88.71" calcext:value-type="float">
            <text:p>88.71</text:p>
          </table:table-cell>
        </table:table-row>
        <table:table-row table:style-name="ro1">
          <table:table-cell office:value-type="float" office:value="1967698" calcext:value-type="float">
            <text:p>1967698</text:p>
          </table:table-cell>
          <table:table-cell table:formula="of:=[.A125]/1000/(60*60*24)" office:value-type="time" office:time-value="PT00H32M47.698S" calcext:value-type="time">
            <text:p>00:32:48</text:p>
          </table:table-cell>
          <table:table-cell office:value-type="float" office:value="1.25" calcext:value-type="float">
            <text:p>1.25</text:p>
          </table:table-cell>
          <table:table-cell office:value-type="float" office:value="125.3" calcext:value-type="float">
            <text:p>125.3</text:p>
          </table:table-cell>
          <table:table-cell office:value-type="float" office:value="156.44" calcext:value-type="float">
            <text:p>156.44</text:p>
          </table:table-cell>
          <table:table-cell office:value-type="float" office:value="70.03" calcext:value-type="float">
            <text:p>70.03</text:p>
          </table:table-cell>
          <table:table-cell office:value-type="float" office:value="89.41" calcext:value-type="float">
            <text:p>89.41</text:p>
          </table:table-cell>
        </table:table-row>
        <table:table-row table:style-name="ro1">
          <table:table-cell office:value-type="float" office:value="1983698" calcext:value-type="float">
            <text:p>1983698</text:p>
          </table:table-cell>
          <table:table-cell table:formula="of:=[.A126]/1000/(60*60*24)" office:value-type="time" office:time-value="PT00H33M03.698S" calcext:value-type="time">
            <text:p>00:33:04</text:p>
          </table:table-cell>
          <table:table-cell office:value-type="float" office:value="1.25" calcext:value-type="float">
            <text:p>1.25</text:p>
          </table:table-cell>
          <table:table-cell office:value-type="float" office:value="125.3" calcext:value-type="float">
            <text:p>125.3</text:p>
          </table:table-cell>
          <table:table-cell office:value-type="float" office:value="156.44" calcext:value-type="float">
            <text:p>156.44</text:p>
          </table:table-cell>
          <table:table-cell office:value-type="float" office:value="70.59" calcext:value-type="float">
            <text:p>70.59</text:p>
          </table:table-cell>
          <table:table-cell office:value-type="float" office:value="90.1" calcext:value-type="float">
            <text:p>90.1</text:p>
          </table:table-cell>
        </table:table-row>
        <table:table-row table:style-name="ro1">
          <table:table-cell office:value-type="float" office:value="1999698" calcext:value-type="float">
            <text:p>1999698</text:p>
          </table:table-cell>
          <table:table-cell table:formula="of:=[.A127]/1000/(60*60*24)" office:value-type="time" office:time-value="PT00H33M19.698S" calcext:value-type="time">
            <text:p>00:33:20</text:p>
          </table:table-cell>
          <table:table-cell office:value-type="float" office:value="1.24" calcext:value-type="float">
            <text:p>1.24</text:p>
          </table:table-cell>
          <table:table-cell office:value-type="float" office:value="125.2" calcext:value-type="float">
            <text:p>125.2</text:p>
          </table:table-cell>
          <table:table-cell office:value-type="float" office:value="155.82" calcext:value-type="float">
            <text:p>155.82</text:p>
          </table:table-cell>
          <table:table-cell office:value-type="float" office:value="71.15" calcext:value-type="float">
            <text:p>71.15</text:p>
          </table:table-cell>
          <table:table-cell office:value-type="float" office:value="90.8" calcext:value-type="float">
            <text:p>90.8</text:p>
          </table:table-cell>
        </table:table-row>
        <table:table-row table:style-name="ro1">
          <table:table-cell office:value-type="float" office:value="2015698" calcext:value-type="float">
            <text:p>2015698</text:p>
          </table:table-cell>
          <table:table-cell table:formula="of:=[.A128]/1000/(60*60*24)" office:value-type="time" office:time-value="PT00H33M35.698S" calcext:value-type="time">
            <text:p>00:33:36</text:p>
          </table:table-cell>
          <table:table-cell office:value-type="float" office:value="1.25" calcext:value-type="float">
            <text:p>1.25</text:p>
          </table:table-cell>
          <table:table-cell office:value-type="float" office:value="125.2" calcext:value-type="float">
            <text:p>125.2</text:p>
          </table:table-cell>
          <table:table-cell office:value-type="float" office:value="156.31" calcext:value-type="float">
            <text:p>156.31</text:p>
          </table:table-cell>
          <table:table-cell office:value-type="float" office:value="71.7" calcext:value-type="float">
            <text:p>71.7</text:p>
          </table:table-cell>
          <table:table-cell office:value-type="float" office:value="91.49" calcext:value-type="float">
            <text:p>91.49</text:p>
          </table:table-cell>
        </table:table-row>
        <table:table-row table:style-name="ro1">
          <table:table-cell office:value-type="float" office:value="2031698" calcext:value-type="float">
            <text:p>2031698</text:p>
          </table:table-cell>
          <table:table-cell table:formula="of:=[.A129]/1000/(60*60*24)" office:value-type="time" office:time-value="PT00H33M51.698S" calcext:value-type="time">
            <text:p>00:33:52</text:p>
          </table:table-cell>
          <table:table-cell office:value-type="float" office:value="1.24" calcext:value-type="float">
            <text:p>1.24</text:p>
          </table:table-cell>
          <table:table-cell office:value-type="float" office:value="125.3" calcext:value-type="float">
            <text:p>125.3</text:p>
          </table:table-cell>
          <table:table-cell office:value-type="float" office:value="155.94" calcext:value-type="float">
            <text:p>155.94</text:p>
          </table:table-cell>
          <table:table-cell office:value-type="float" office:value="72.26" calcext:value-type="float">
            <text:p>72.26</text:p>
          </table:table-cell>
          <table:table-cell office:value-type="float" office:value="92.18" calcext:value-type="float">
            <text:p>92.18</text:p>
          </table:table-cell>
        </table:table-row>
        <table:table-row table:style-name="ro1">
          <table:table-cell office:value-type="float" office:value="2047698" calcext:value-type="float">
            <text:p>2047698</text:p>
          </table:table-cell>
          <table:table-cell table:formula="of:=[.A130]/1000/(60*60*24)" office:value-type="time" office:time-value="PT00H34M07.698S" calcext:value-type="time">
            <text:p>00:34:08</text:p>
          </table:table-cell>
          <table:table-cell office:value-type="float" office:value="1.24" calcext:value-type="float">
            <text:p>1.24</text:p>
          </table:table-cell>
          <table:table-cell office:value-type="float" office:value="125.2" calcext:value-type="float">
            <text:p>125.2</text:p>
          </table:table-cell>
          <table:table-cell office:value-type="float" office:value="155.81" calcext:value-type="float">
            <text:p>155.81</text:p>
          </table:table-cell>
          <table:table-cell office:value-type="float" office:value="72.82" calcext:value-type="float">
            <text:p>72.82</text:p>
          </table:table-cell>
          <table:table-cell office:value-type="float" office:value="92.88" calcext:value-type="float">
            <text:p>92.88</text:p>
          </table:table-cell>
        </table:table-row>
        <table:table-row table:style-name="ro1">
          <table:table-cell office:value-type="float" office:value="2063698" calcext:value-type="float">
            <text:p>2063698</text:p>
          </table:table-cell>
          <table:table-cell table:formula="of:=[.A131]/1000/(60*60*24)" office:value-type="time" office:time-value="PT00H34M23.698S" calcext:value-type="time">
            <text:p>00:34:24</text:p>
          </table:table-cell>
          <table:table-cell office:value-type="float" office:value="1.25" calcext:value-type="float">
            <text:p>1.25</text:p>
          </table:table-cell>
          <table:table-cell office:value-type="float" office:value="125.1" calcext:value-type="float">
            <text:p>125.1</text:p>
          </table:table-cell>
          <table:table-cell office:value-type="float" office:value="156.19" calcext:value-type="float">
            <text:p>156.19</text:p>
          </table:table-cell>
          <table:table-cell office:value-type="float" office:value="73.37" calcext:value-type="float">
            <text:p>73.37</text:p>
          </table:table-cell>
          <table:table-cell office:value-type="float" office:value="93.57" calcext:value-type="float">
            <text:p>93.57</text:p>
          </table:table-cell>
        </table:table-row>
        <table:table-row table:style-name="ro1">
          <table:table-cell office:value-type="float" office:value="2079698" calcext:value-type="float">
            <text:p>2079698</text:p>
          </table:table-cell>
          <table:table-cell table:formula="of:=[.A132]/1000/(60*60*24)" office:value-type="time" office:time-value="PT00H34M39.698S" calcext:value-type="time">
            <text:p>00:34:40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73.93" calcext:value-type="float">
            <text:p>73.93</text:p>
          </table:table-cell>
          <table:table-cell office:value-type="float" office:value="94.26" calcext:value-type="float">
            <text:p>94.26</text:p>
          </table:table-cell>
        </table:table-row>
        <table:table-row table:style-name="ro1">
          <table:table-cell office:value-type="float" office:value="2095698" calcext:value-type="float">
            <text:p>2095698</text:p>
          </table:table-cell>
          <table:table-cell table:formula="of:=[.A133]/1000/(60*60*24)" office:value-type="time" office:time-value="PT00H34M55.698S" calcext:value-type="time">
            <text:p>00:34:56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74.49" calcext:value-type="float">
            <text:p>74.49</text:p>
          </table:table-cell>
          <table:table-cell office:value-type="float" office:value="94.95" calcext:value-type="float">
            <text:p>94.95</text:p>
          </table:table-cell>
        </table:table-row>
        <table:table-row table:style-name="ro1">
          <table:table-cell office:value-type="float" office:value="2111698" calcext:value-type="float">
            <text:p>2111698</text:p>
          </table:table-cell>
          <table:table-cell table:formula="of:=[.A134]/1000/(60*60*24)" office:value-type="time" office:time-value="PT00H35M11.698S" calcext:value-type="time">
            <text:p>00:35:12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75.04" calcext:value-type="float">
            <text:p>75.04</text:p>
          </table:table-cell>
          <table:table-cell office:value-type="float" office:value="95.65" calcext:value-type="float">
            <text:p>95.65</text:p>
          </table:table-cell>
        </table:table-row>
        <table:table-row table:style-name="ro1">
          <table:table-cell office:value-type="float" office:value="2127698" calcext:value-type="float">
            <text:p>2127698</text:p>
          </table:table-cell>
          <table:table-cell table:formula="of:=[.A135]/1000/(60*60*24)" office:value-type="time" office:time-value="PT00H35M27.698S" calcext:value-type="time">
            <text:p>00:35:28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75.6" calcext:value-type="float">
            <text:p>75.6</text:p>
          </table:table-cell>
          <table:table-cell office:value-type="float" office:value="96.34" calcext:value-type="float">
            <text:p>96.34</text:p>
          </table:table-cell>
        </table:table-row>
        <table:table-row table:style-name="ro1">
          <table:table-cell office:value-type="float" office:value="2143698" calcext:value-type="float">
            <text:p>2143698</text:p>
          </table:table-cell>
          <table:table-cell table:formula="of:=[.A136]/1000/(60*60*24)" office:value-type="time" office:time-value="PT00H35M43.698S" calcext:value-type="time">
            <text:p>00:35:44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76.15" calcext:value-type="float">
            <text:p>76.15</text:p>
          </table:table-cell>
          <table:table-cell office:value-type="float" office:value="97.03" calcext:value-type="float">
            <text:p>97.03</text:p>
          </table:table-cell>
        </table:table-row>
        <table:table-row table:style-name="ro1">
          <table:table-cell office:value-type="float" office:value="2159698" calcext:value-type="float">
            <text:p>2159698</text:p>
          </table:table-cell>
          <table:table-cell table:formula="of:=[.A137]/1000/(60*60*24)" office:value-type="time" office:time-value="PT00H35M59.698S" calcext:value-type="time">
            <text:p>00:36:00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76.71" calcext:value-type="float">
            <text:p>76.71</text:p>
          </table:table-cell>
          <table:table-cell office:value-type="float" office:value="97.72" calcext:value-type="float">
            <text:p>97.72</text:p>
          </table:table-cell>
        </table:table-row>
        <table:table-row table:style-name="ro1">
          <table:table-cell office:value-type="float" office:value="2175698" calcext:value-type="float">
            <text:p>2175698</text:p>
          </table:table-cell>
          <table:table-cell table:formula="of:=[.A138]/1000/(60*60*24)" office:value-type="time" office:time-value="PT00H36M15.698S" calcext:value-type="time">
            <text:p>00:36:16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5.44" calcext:value-type="float">
            <text:p>155.44</text:p>
          </table:table-cell>
          <table:table-cell office:value-type="float" office:value="77.26" calcext:value-type="float">
            <text:p>77.26</text:p>
          </table:table-cell>
          <table:table-cell office:value-type="float" office:value="98.41" calcext:value-type="float">
            <text:p>98.41</text:p>
          </table:table-cell>
        </table:table-row>
        <table:table-row table:style-name="ro1">
          <table:table-cell office:value-type="float" office:value="2191698" calcext:value-type="float">
            <text:p>2191698</text:p>
          </table:table-cell>
          <table:table-cell table:formula="of:=[.A139]/1000/(60*60*24)" office:value-type="time" office:time-value="PT00H36M31.698S" calcext:value-type="time">
            <text:p>00:36:32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5.44" calcext:value-type="float">
            <text:p>155.44</text:p>
          </table:table-cell>
          <table:table-cell office:value-type="float" office:value="77.82" calcext:value-type="float">
            <text:p>77.82</text:p>
          </table:table-cell>
          <table:table-cell office:value-type="float" office:value="99.1" calcext:value-type="float">
            <text:p>99.1</text:p>
          </table:table-cell>
        </table:table-row>
        <table:table-row table:style-name="ro1">
          <table:table-cell office:value-type="float" office:value="2207698" calcext:value-type="float">
            <text:p>2207698</text:p>
          </table:table-cell>
          <table:table-cell table:formula="of:=[.A140]/1000/(60*60*24)" office:value-type="time" office:time-value="PT00H36M47.698S" calcext:value-type="time">
            <text:p>00:36:48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5.44" calcext:value-type="float">
            <text:p>155.44</text:p>
          </table:table-cell>
          <table:table-cell office:value-type="float" office:value="78.37" calcext:value-type="float">
            <text:p>78.37</text:p>
          </table:table-cell>
          <table:table-cell office:value-type="float" office:value="99.79" calcext:value-type="float">
            <text:p>99.79</text:p>
          </table:table-cell>
        </table:table-row>
        <table:table-row table:style-name="ro1">
          <table:table-cell office:value-type="float" office:value="2223698" calcext:value-type="float">
            <text:p>2223698</text:p>
          </table:table-cell>
          <table:table-cell table:formula="of:=[.A141]/1000/(60*60*24)" office:value-type="time" office:time-value="PT00H37M03.698S" calcext:value-type="time">
            <text:p>00:37:04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4.94" calcext:value-type="float">
            <text:p>154.94</text:p>
          </table:table-cell>
          <table:table-cell office:value-type="float" office:value="78.93" calcext:value-type="float">
            <text:p>78.93</text:p>
          </table:table-cell>
          <table:table-cell office:value-type="float" office:value="100.48" calcext:value-type="float">
            <text:p>100.48</text:p>
          </table:table-cell>
        </table:table-row>
        <table:table-row table:style-name="ro1">
          <table:table-cell office:value-type="float" office:value="2239698" calcext:value-type="float">
            <text:p>2239698</text:p>
          </table:table-cell>
          <table:table-cell table:formula="of:=[.A142]/1000/(60*60*24)" office:value-type="time" office:time-value="PT00H37M19.698S" calcext:value-type="time">
            <text:p>00:37:20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79.48" calcext:value-type="float">
            <text:p>79.48</text:p>
          </table:table-cell>
          <table:table-cell office:value-type="float" office:value="101.17" calcext:value-type="float">
            <text:p>101.17</text:p>
          </table:table-cell>
        </table:table-row>
        <table:table-row table:style-name="ro1">
          <table:table-cell office:value-type="float" office:value="2255698" calcext:value-type="float">
            <text:p>2255698</text:p>
          </table:table-cell>
          <table:table-cell table:formula="of:=[.A143]/1000/(60*60*24)" office:value-type="time" office:time-value="PT00H37M35.698S" calcext:value-type="time">
            <text:p>00:37:36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80.04" calcext:value-type="float">
            <text:p>80.04</text:p>
          </table:table-cell>
          <table:table-cell office:value-type="float" office:value="101.86" calcext:value-type="float">
            <text:p>101.86</text:p>
          </table:table-cell>
        </table:table-row>
        <table:table-row table:style-name="ro1">
          <table:table-cell office:value-type="float" office:value="2271698" calcext:value-type="float">
            <text:p>2271698</text:p>
          </table:table-cell>
          <table:table-cell table:formula="of:=[.A144]/1000/(60*60*24)" office:value-type="time" office:time-value="PT00H37M51.698S" calcext:value-type="time">
            <text:p>00:37:52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80.59" calcext:value-type="float">
            <text:p>80.59</text:p>
          </table:table-cell>
          <table:table-cell office:value-type="float" office:value="102.55" calcext:value-type="float">
            <text:p>102.55</text:p>
          </table:table-cell>
        </table:table-row>
        <table:table-row table:style-name="ro1">
          <table:table-cell office:value-type="float" office:value="2287698" calcext:value-type="float">
            <text:p>2287698</text:p>
          </table:table-cell>
          <table:table-cell table:formula="of:=[.A145]/1000/(60*60*24)" office:value-type="time" office:time-value="PT00H38M07.698S" calcext:value-type="time">
            <text:p>00:38:08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81.15" calcext:value-type="float">
            <text:p>81.15</text:p>
          </table:table-cell>
          <table:table-cell office:value-type="float" office:value="103.24" calcext:value-type="float">
            <text:p>103.24</text:p>
          </table:table-cell>
        </table:table-row>
        <table:table-row table:style-name="ro1">
          <table:table-cell office:value-type="float" office:value="2303698" calcext:value-type="float">
            <text:p>2303698</text:p>
          </table:table-cell>
          <table:table-cell table:formula="of:=[.A146]/1000/(60*60*24)" office:value-type="time" office:time-value="PT00H38M23.698S" calcext:value-type="time">
            <text:p>00:38:24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81.7" calcext:value-type="float">
            <text:p>81.7</text:p>
          </table:table-cell>
          <table:table-cell office:value-type="float" office:value="103.93" calcext:value-type="float">
            <text:p>103.93</text:p>
          </table:table-cell>
        </table:table-row>
        <table:table-row table:style-name="ro1">
          <table:table-cell office:value-type="float" office:value="2319698" calcext:value-type="float">
            <text:p>2319698</text:p>
          </table:table-cell>
          <table:table-cell table:formula="of:=[.A147]/1000/(60*60*24)" office:value-type="time" office:time-value="PT00H38M39.698S" calcext:value-type="time">
            <text:p>00:38:40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82.26" calcext:value-type="float">
            <text:p>82.26</text:p>
          </table:table-cell>
          <table:table-cell office:value-type="float" office:value="104.61" calcext:value-type="float">
            <text:p>104.61</text:p>
          </table:table-cell>
        </table:table-row>
        <table:table-row table:style-name="ro1">
          <table:table-cell office:value-type="float" office:value="2335698" calcext:value-type="float">
            <text:p>2335698</text:p>
          </table:table-cell>
          <table:table-cell table:formula="of:=[.A148]/1000/(60*60*24)" office:value-type="time" office:time-value="PT00H38M55.698S" calcext:value-type="time">
            <text:p>00:38:56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82.81" calcext:value-type="float">
            <text:p>82.81</text:p>
          </table:table-cell>
          <table:table-cell office:value-type="float" office:value="105.3" calcext:value-type="float">
            <text:p>105.3</text:p>
          </table:table-cell>
        </table:table-row>
        <table:table-row table:style-name="ro1">
          <table:table-cell office:value-type="float" office:value="2351698" calcext:value-type="float">
            <text:p>2351698</text:p>
          </table:table-cell>
          <table:table-cell table:formula="of:=[.A149]/1000/(60*60*24)" office:value-type="time" office:time-value="PT00H39M11.698S" calcext:value-type="time">
            <text:p>00:39:12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83.36" calcext:value-type="float">
            <text:p>83.36</text:p>
          </table:table-cell>
          <table:table-cell office:value-type="float" office:value="105.99" calcext:value-type="float">
            <text:p>105.99</text:p>
          </table:table-cell>
        </table:table-row>
        <table:table-row table:style-name="ro1">
          <table:table-cell office:value-type="float" office:value="2367698" calcext:value-type="float">
            <text:p>2367698</text:p>
          </table:table-cell>
          <table:table-cell table:formula="of:=[.A150]/1000/(60*60*24)" office:value-type="time" office:time-value="PT00H39M27.698S" calcext:value-type="time">
            <text:p>00:39:28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83.92" calcext:value-type="float">
            <text:p>83.92</text:p>
          </table:table-cell>
          <table:table-cell office:value-type="float" office:value="106.68" calcext:value-type="float">
            <text:p>106.68</text:p>
          </table:table-cell>
        </table:table-row>
        <table:table-row table:style-name="ro1">
          <table:table-cell office:value-type="float" office:value="2383698" calcext:value-type="float">
            <text:p>2383698</text:p>
          </table:table-cell>
          <table:table-cell table:formula="of:=[.A151]/1000/(60*60*24)" office:value-type="time" office:time-value="PT00H39M43.698S" calcext:value-type="time">
            <text:p>00:39:44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84.47" calcext:value-type="float">
            <text:p>84.47</text:p>
          </table:table-cell>
          <table:table-cell office:value-type="float" office:value="107.36" calcext:value-type="float">
            <text:p>107.36</text:p>
          </table:table-cell>
        </table:table-row>
        <table:table-row table:style-name="ro1">
          <table:table-cell office:value-type="float" office:value="2399698" calcext:value-type="float">
            <text:p>2399698</text:p>
          </table:table-cell>
          <table:table-cell table:formula="of:=[.A152]/1000/(60*60*24)" office:value-type="time" office:time-value="PT00H39M59.698S" calcext:value-type="time">
            <text:p>00:40:00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85.03" calcext:value-type="float">
            <text:p>85.03</text:p>
          </table:table-cell>
          <table:table-cell office:value-type="float" office:value="108.05" calcext:value-type="float">
            <text:p>108.05</text:p>
          </table:table-cell>
        </table:table-row>
        <table:table-row table:style-name="ro1">
          <table:table-cell office:value-type="float" office:value="2415698" calcext:value-type="float">
            <text:p>2415698</text:p>
          </table:table-cell>
          <table:table-cell table:formula="of:=[.A153]/1000/(60*60*24)" office:value-type="time" office:time-value="PT00H40M15.698S" calcext:value-type="time">
            <text:p>00:40:16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4" calcext:value-type="float">
            <text:p>154.44</text:p>
          </table:table-cell>
          <table:table-cell office:value-type="float" office:value="85.58" calcext:value-type="float">
            <text:p>85.58</text:p>
          </table:table-cell>
          <table:table-cell office:value-type="float" office:value="108.74" calcext:value-type="float">
            <text:p>108.74</text:p>
          </table:table-cell>
        </table:table-row>
        <table:table-row table:style-name="ro1">
          <table:table-cell office:value-type="float" office:value="2431698" calcext:value-type="float">
            <text:p>2431698</text:p>
          </table:table-cell>
          <table:table-cell table:formula="of:=[.A154]/1000/(60*60*24)" office:value-type="time" office:time-value="PT00H40M31.698S" calcext:value-type="time">
            <text:p>00:40:32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4" calcext:value-type="float">
            <text:p>154.44</text:p>
          </table:table-cell>
          <table:table-cell office:value-type="float" office:value="86.13" calcext:value-type="float">
            <text:p>86.13</text:p>
          </table:table-cell>
          <table:table-cell office:value-type="float" office:value="109.42" calcext:value-type="float">
            <text:p>109.42</text:p>
          </table:table-cell>
        </table:table-row>
        <table:table-row table:style-name="ro1">
          <table:table-cell office:value-type="float" office:value="2447698" calcext:value-type="float">
            <text:p>2447698</text:p>
          </table:table-cell>
          <table:table-cell table:formula="of:=[.A155]/1000/(60*60*24)" office:value-type="time" office:time-value="PT00H40M47.698S" calcext:value-type="time">
            <text:p>00:40:48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3.94" calcext:value-type="float">
            <text:p>153.94</text:p>
          </table:table-cell>
          <table:table-cell office:value-type="float" office:value="86.69" calcext:value-type="float">
            <text:p>86.69</text:p>
          </table:table-cell>
          <table:table-cell office:value-type="float" office:value="110.11" calcext:value-type="float">
            <text:p>110.11</text:p>
          </table:table-cell>
        </table:table-row>
        <table:table-row table:style-name="ro1">
          <table:table-cell office:value-type="float" office:value="2463698" calcext:value-type="float">
            <text:p>2463698</text:p>
          </table:table-cell>
          <table:table-cell table:formula="of:=[.A156]/1000/(60*60*24)" office:value-type="time" office:time-value="PT00H41M03.698S" calcext:value-type="time">
            <text:p>00:41:04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4" calcext:value-type="float">
            <text:p>154.44</text:p>
          </table:table-cell>
          <table:table-cell office:value-type="float" office:value="87.24" calcext:value-type="float">
            <text:p>87.24</text:p>
          </table:table-cell>
          <table:table-cell office:value-type="float" office:value="110.79" calcext:value-type="float">
            <text:p>110.79</text:p>
          </table:table-cell>
        </table:table-row>
        <table:table-row table:style-name="ro1">
          <table:table-cell office:value-type="float" office:value="2479698" calcext:value-type="float">
            <text:p>2479698</text:p>
          </table:table-cell>
          <table:table-cell table:formula="of:=[.A157]/1000/(60*60*24)" office:value-type="time" office:time-value="PT00H41M19.698S" calcext:value-type="time">
            <text:p>00:41:20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3" calcext:value-type="float">
            <text:p>154.43</text:p>
          </table:table-cell>
          <table:table-cell office:value-type="float" office:value="87.79" calcext:value-type="float">
            <text:p>87.79</text:p>
          </table:table-cell>
          <table:table-cell office:value-type="float" office:value="111.48" calcext:value-type="float">
            <text:p>111.48</text:p>
          </table:table-cell>
        </table:table-row>
        <table:table-row table:style-name="ro1">
          <table:table-cell office:value-type="float" office:value="2495698" calcext:value-type="float">
            <text:p>2495698</text:p>
          </table:table-cell>
          <table:table-cell table:formula="of:=[.A158]/1000/(60*60*24)" office:value-type="time" office:time-value="PT00H41M35.698S" calcext:value-type="time">
            <text:p>00:41:36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4.31" calcext:value-type="float">
            <text:p>154.31</text:p>
          </table:table-cell>
          <table:table-cell office:value-type="float" office:value="88.35" calcext:value-type="float">
            <text:p>88.35</text:p>
          </table:table-cell>
          <table:table-cell office:value-type="float" office:value="112.16" calcext:value-type="float">
            <text:p>112.16</text:p>
          </table:table-cell>
        </table:table-row>
        <table:table-row table:style-name="ro1">
          <table:table-cell office:value-type="float" office:value="2511698" calcext:value-type="float">
            <text:p>2511698</text:p>
          </table:table-cell>
          <table:table-cell table:formula="of:=[.A159]/1000/(60*60*24)" office:value-type="time" office:time-value="PT00H41M51.698S" calcext:value-type="time">
            <text:p>00:41:52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3.94" calcext:value-type="float">
            <text:p>153.94</text:p>
          </table:table-cell>
          <table:table-cell office:value-type="float" office:value="88.9" calcext:value-type="float">
            <text:p>88.9</text:p>
          </table:table-cell>
          <table:table-cell office:value-type="float" office:value="112.85" calcext:value-type="float">
            <text:p>112.85</text:p>
          </table:table-cell>
        </table:table-row>
        <table:table-row table:style-name="ro1">
          <table:table-cell office:value-type="float" office:value="2527698" calcext:value-type="float">
            <text:p>2527698</text:p>
          </table:table-cell>
          <table:table-cell table:formula="of:=[.A160]/1000/(60*60*24)" office:value-type="time" office:time-value="PT00H42M07.698S" calcext:value-type="time">
            <text:p>00:42:08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4.31" calcext:value-type="float">
            <text:p>154.31</text:p>
          </table:table-cell>
          <table:table-cell office:value-type="float" office:value="89.45" calcext:value-type="float">
            <text:p>89.45</text:p>
          </table:table-cell>
          <table:table-cell office:value-type="float" office:value="113.53" calcext:value-type="float">
            <text:p>113.53</text:p>
          </table:table-cell>
        </table:table-row>
        <table:table-row table:style-name="ro1">
          <table:table-cell office:value-type="float" office:value="2543698" calcext:value-type="float">
            <text:p>2543698</text:p>
          </table:table-cell>
          <table:table-cell table:formula="of:=[.A161]/1000/(60*60*24)" office:value-type="time" office:time-value="PT00H42M23.698S" calcext:value-type="time">
            <text:p>00:42:24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90.01" calcext:value-type="float">
            <text:p>90.01</text:p>
          </table:table-cell>
          <table:table-cell office:value-type="float" office:value="114.22" calcext:value-type="float">
            <text:p>114.22</text:p>
          </table:table-cell>
        </table:table-row>
        <table:table-row table:style-name="ro1">
          <table:table-cell office:value-type="float" office:value="2559698" calcext:value-type="float">
            <text:p>2559698</text:p>
          </table:table-cell>
          <table:table-cell table:formula="of:=[.A162]/1000/(60*60*24)" office:value-type="time" office:time-value="PT00H42M39.698S" calcext:value-type="time">
            <text:p>00:42:40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90.56" calcext:value-type="float">
            <text:p>90.56</text:p>
          </table:table-cell>
          <table:table-cell office:value-type="float" office:value="114.9" calcext:value-type="float">
            <text:p>114.9</text:p>
          </table:table-cell>
        </table:table-row>
        <table:table-row table:style-name="ro1">
          <table:table-cell office:value-type="float" office:value="2575698" calcext:value-type="float">
            <text:p>2575698</text:p>
          </table:table-cell>
          <table:table-cell table:formula="of:=[.A163]/1000/(60*60*24)" office:value-type="time" office:time-value="PT00H42M55.698S" calcext:value-type="time">
            <text:p>00:42:56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91.11" calcext:value-type="float">
            <text:p>91.11</text:p>
          </table:table-cell>
          <table:table-cell office:value-type="float" office:value="115.59" calcext:value-type="float">
            <text:p>115.59</text:p>
          </table:table-cell>
        </table:table-row>
        <table:table-row table:style-name="ro1">
          <table:table-cell office:value-type="float" office:value="2591698" calcext:value-type="float">
            <text:p>2591698</text:p>
          </table:table-cell>
          <table:table-cell table:formula="of:=[.A164]/1000/(60*60*24)" office:value-type="time" office:time-value="PT00H43M11.698S" calcext:value-type="time">
            <text:p>00:43:12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91.66" calcext:value-type="float">
            <text:p>91.66</text:p>
          </table:table-cell>
          <table:table-cell office:value-type="float" office:value="116.27" calcext:value-type="float">
            <text:p>116.27</text:p>
          </table:table-cell>
        </table:table-row>
        <table:table-row table:style-name="ro1">
          <table:table-cell office:value-type="float" office:value="2607698" calcext:value-type="float">
            <text:p>2607698</text:p>
          </table:table-cell>
          <table:table-cell table:formula="of:=[.A165]/1000/(60*60*24)" office:value-type="time" office:time-value="PT00H43M27.698S" calcext:value-type="time">
            <text:p>00:43:28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92.22" calcext:value-type="float">
            <text:p>92.22</text:p>
          </table:table-cell>
          <table:table-cell office:value-type="float" office:value="116.95" calcext:value-type="float">
            <text:p>116.95</text:p>
          </table:table-cell>
        </table:table-row>
        <table:table-row table:style-name="ro1">
          <table:table-cell office:value-type="float" office:value="2623698" calcext:value-type="float">
            <text:p>2623698</text:p>
          </table:table-cell>
          <table:table-cell table:formula="of:=[.A166]/1000/(60*60*24)" office:value-type="time" office:time-value="PT00H43M43.698S" calcext:value-type="time">
            <text:p>00:43:44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92.77" calcext:value-type="float">
            <text:p>92.77</text:p>
          </table:table-cell>
          <table:table-cell office:value-type="float" office:value="117.64" calcext:value-type="float">
            <text:p>117.64</text:p>
          </table:table-cell>
        </table:table-row>
        <table:table-row table:style-name="ro1">
          <table:table-cell office:value-type="float" office:value="2639698" calcext:value-type="float">
            <text:p>2639698</text:p>
          </table:table-cell>
          <table:table-cell table:formula="of:=[.A167]/1000/(60*60*24)" office:value-type="time" office:time-value="PT00H43M59.698S" calcext:value-type="time">
            <text:p>00:44:00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93.32" calcext:value-type="float">
            <text:p>93.32</text:p>
          </table:table-cell>
          <table:table-cell office:value-type="float" office:value="118.32" calcext:value-type="float">
            <text:p>118.32</text:p>
          </table:table-cell>
        </table:table-row>
        <table:table-row table:style-name="ro1">
          <table:table-cell office:value-type="float" office:value="2655698" calcext:value-type="float">
            <text:p>2655698</text:p>
          </table:table-cell>
          <table:table-cell table:formula="of:=[.A168]/1000/(60*60*24)" office:value-type="time" office:time-value="PT00H44M15.698S" calcext:value-type="time">
            <text:p>00:44:16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93.87" calcext:value-type="float">
            <text:p>93.8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2671698" calcext:value-type="float">
            <text:p>2671698</text:p>
          </table:table-cell>
          <table:table-cell table:formula="of:=[.A169]/1000/(60*60*24)" office:value-type="time" office:time-value="PT00H44M31.698S" calcext:value-type="time">
            <text:p>00:44:32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94.42" calcext:value-type="float">
            <text:p>94.42</text:p>
          </table:table-cell>
          <table:table-cell office:value-type="float" office:value="119.68" calcext:value-type="float">
            <text:p>119.68</text:p>
          </table:table-cell>
        </table:table-row>
        <table:table-row table:style-name="ro1">
          <table:table-cell office:value-type="float" office:value="2687698" calcext:value-type="float">
            <text:p>2687698</text:p>
          </table:table-cell>
          <table:table-cell table:formula="of:=[.A170]/1000/(60*60*24)" office:value-type="time" office:time-value="PT00H44M47.698S" calcext:value-type="time">
            <text:p>00:44:48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94.98" calcext:value-type="float">
            <text:p>94.98</text:p>
          </table:table-cell>
          <table:table-cell office:value-type="float" office:value="120.37" calcext:value-type="float">
            <text:p>120.37</text:p>
          </table:table-cell>
        </table:table-row>
        <table:table-row table:style-name="ro1">
          <table:table-cell office:value-type="float" office:value="2703698" calcext:value-type="float">
            <text:p>2703698</text:p>
          </table:table-cell>
          <table:table-cell table:formula="of:=[.A171]/1000/(60*60*24)" office:value-type="time" office:time-value="PT00H45M03.698S" calcext:value-type="time">
            <text:p>00:45:04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95.53" calcext:value-type="float">
            <text:p>95.53</text:p>
          </table:table-cell>
          <table:table-cell office:value-type="float" office:value="121.05" calcext:value-type="float">
            <text:p>121.05</text:p>
          </table:table-cell>
        </table:table-row>
        <table:table-row table:style-name="ro1">
          <table:table-cell office:value-type="float" office:value="2719698" calcext:value-type="float">
            <text:p>2719698</text:p>
          </table:table-cell>
          <table:table-cell table:formula="of:=[.A172]/1000/(60*60*24)" office:value-type="time" office:time-value="PT00H45M19.698S" calcext:value-type="time">
            <text:p>00:45:20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96.08" calcext:value-type="float">
            <text:p>96.08</text:p>
          </table:table-cell>
          <table:table-cell office:value-type="float" office:value="121.73" calcext:value-type="float">
            <text:p>121.73</text:p>
          </table:table-cell>
        </table:table-row>
        <table:table-row table:style-name="ro1">
          <table:table-cell office:value-type="float" office:value="2735698" calcext:value-type="float">
            <text:p>2735698</text:p>
          </table:table-cell>
          <table:table-cell table:formula="of:=[.A173]/1000/(60*60*24)" office:value-type="time" office:time-value="PT00H45M35.698S" calcext:value-type="time">
            <text:p>00:45:36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96.63" calcext:value-type="float">
            <text:p>96.63</text:p>
          </table:table-cell>
          <table:table-cell office:value-type="float" office:value="122.41" calcext:value-type="float">
            <text:p>122.41</text:p>
          </table:table-cell>
        </table:table-row>
        <table:table-row table:style-name="ro1">
          <table:table-cell office:value-type="float" office:value="2751698" calcext:value-type="float">
            <text:p>2751698</text:p>
          </table:table-cell>
          <table:table-cell table:formula="of:=[.A174]/1000/(60*60*24)" office:value-type="time" office:time-value="PT00H45M51.698S" calcext:value-type="time">
            <text:p>00:45:52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97.18" calcext:value-type="float">
            <text:p>97.18</text:p>
          </table:table-cell>
          <table:table-cell office:value-type="float" office:value="123.09" calcext:value-type="float">
            <text:p>123.09</text:p>
          </table:table-cell>
        </table:table-row>
        <table:table-row table:style-name="ro1">
          <table:table-cell office:value-type="float" office:value="2767698" calcext:value-type="float">
            <text:p>2767698</text:p>
          </table:table-cell>
          <table:table-cell table:formula="of:=[.A175]/1000/(60*60*24)" office:value-type="time" office:time-value="PT00H46M07.698S" calcext:value-type="time">
            <text:p>00:46:08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97.73" calcext:value-type="float">
            <text:p>97.73</text:p>
          </table:table-cell>
          <table:table-cell office:value-type="float" office:value="123.78" calcext:value-type="float">
            <text:p>123.78</text:p>
          </table:table-cell>
        </table:table-row>
        <table:table-row table:style-name="ro1">
          <table:table-cell office:value-type="float" office:value="2783698" calcext:value-type="float">
            <text:p>2783698</text:p>
          </table:table-cell>
          <table:table-cell table:formula="of:=[.A176]/1000/(60*60*24)" office:value-type="time" office:time-value="PT00H46M23.698S" calcext:value-type="time">
            <text:p>00:46:24</text:p>
          </table:table-cell>
          <table:table-cell office:value-type="float" office:value="1.23" calcext:value-type="float">
            <text:p>1.23</text:p>
          </table:table-cell>
          <table:table-cell office:value-type="float" office:value="124.1" calcext:value-type="float">
            <text:p>124.1</text:p>
          </table:table-cell>
          <table:table-cell office:value-type="float" office:value="152.94" calcext:value-type="float">
            <text:p>152.94</text:p>
          </table:table-cell>
          <table:table-cell office:value-type="float" office:value="98.29" calcext:value-type="float">
            <text:p>98.29</text:p>
          </table:table-cell>
          <table:table-cell office:value-type="float" office:value="124.46" calcext:value-type="float">
            <text:p>124.46</text:p>
          </table:table-cell>
        </table:table-row>
        <table:table-row table:style-name="ro1">
          <table:table-cell office:value-type="float" office:value="2799698" calcext:value-type="float">
            <text:p>2799698</text:p>
          </table:table-cell>
          <table:table-cell table:formula="of:=[.A177]/1000/(60*60*24)" office:value-type="time" office:time-value="PT00H46M39.698S" calcext:value-type="time">
            <text:p>00:46:40</text:p>
          </table:table-cell>
          <table:table-cell office:value-type="float" office:value="1.23" calcext:value-type="float">
            <text:p>1.23</text:p>
          </table:table-cell>
          <table:table-cell office:value-type="float" office:value="124.1" calcext:value-type="float">
            <text:p>124.1</text:p>
          </table:table-cell>
          <table:table-cell office:value-type="float" office:value="152.94" calcext:value-type="float">
            <text:p>152.94</text:p>
          </table:table-cell>
          <table:table-cell office:value-type="float" office:value="98.84" calcext:value-type="float">
            <text:p>98.84</text:p>
          </table:table-cell>
          <table:table-cell office:value-type="float" office:value="125.14" calcext:value-type="float">
            <text:p>125.14</text:p>
          </table:table-cell>
        </table:table-row>
        <table:table-row table:style-name="ro1">
          <table:table-cell office:value-type="float" office:value="2815698" calcext:value-type="float">
            <text:p>2815698</text:p>
          </table:table-cell>
          <table:table-cell table:formula="of:=[.A178]/1000/(60*60*24)" office:value-type="time" office:time-value="PT00H46M55.698S" calcext:value-type="time">
            <text:p>00:46:56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99.39" calcext:value-type="float">
            <text:p>99.39</text:p>
          </table:table-cell>
          <table:table-cell office:value-type="float" office:value="125.82" calcext:value-type="float">
            <text:p>125.82</text:p>
          </table:table-cell>
        </table:table-row>
        <table:table-row table:style-name="ro1">
          <table:table-cell office:value-type="float" office:value="2831698" calcext:value-type="float">
            <text:p>2831698</text:p>
          </table:table-cell>
          <table:table-cell table:formula="of:=[.A179]/1000/(60*60*24)" office:value-type="time" office:time-value="PT00H47M11.698S" calcext:value-type="time">
            <text:p>00:47:12</text:p>
          </table:table-cell>
          <table:table-cell office:value-type="float" office:value="1.24" calcext:value-type="float">
            <text:p>1.24</text:p>
          </table:table-cell>
          <table:table-cell office:value-type="float" office:value="124" calcext:value-type="float">
            <text:p>124</text:p>
          </table:table-cell>
          <table:table-cell office:value-type="float" office:value="153.31" calcext:value-type="float">
            <text:p>153.31</text:p>
          </table:table-cell>
          <table:table-cell office:value-type="float" office:value="99.94" calcext:value-type="float">
            <text:p>99.94</text:p>
          </table:table-cell>
          <table:table-cell office:value-type="float" office:value="126.5" calcext:value-type="float">
            <text:p>126.5</text:p>
          </table:table-cell>
        </table:table-row>
        <table:table-row table:style-name="ro1">
          <table:table-cell office:value-type="float" office:value="2847698" calcext:value-type="float">
            <text:p>2847698</text:p>
          </table:table-cell>
          <table:table-cell table:formula="of:=[.A180]/1000/(60*60*24)" office:value-type="time" office:time-value="PT00H47M27.698S" calcext:value-type="time">
            <text:p>00:47:28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100.49" calcext:value-type="float">
            <text:p>100.49</text:p>
          </table:table-cell>
          <table:table-cell office:value-type="float" office:value="127.18" calcext:value-type="float">
            <text:p>127.18</text:p>
          </table:table-cell>
        </table:table-row>
        <table:table-row table:style-name="ro1">
          <table:table-cell office:value-type="float" office:value="2863698" calcext:value-type="float">
            <text:p>2863698</text:p>
          </table:table-cell>
          <table:table-cell table:formula="of:=[.A181]/1000/(60*60*24)" office:value-type="time" office:time-value="PT00H47M43.698S" calcext:value-type="time">
            <text:p>00:47:44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101.04" calcext:value-type="float">
            <text:p>101.04</text:p>
          </table:table-cell>
          <table:table-cell office:value-type="float" office:value="127.86" calcext:value-type="float">
            <text:p>127.86</text:p>
          </table:table-cell>
        </table:table-row>
        <table:table-row table:style-name="ro1">
          <table:table-cell office:value-type="float" office:value="2879698" calcext:value-type="float">
            <text:p>2879698</text:p>
          </table:table-cell>
          <table:table-cell table:formula="of:=[.A182]/1000/(60*60*24)" office:value-type="time" office:time-value="PT00H47M59.698S" calcext:value-type="time">
            <text:p>00:48:00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101.59" calcext:value-type="float">
            <text:p>101.59</text:p>
          </table:table-cell>
          <table:table-cell office:value-type="float" office:value="128.54" calcext:value-type="float">
            <text:p>128.54</text:p>
          </table:table-cell>
        </table:table-row>
        <table:table-row table:style-name="ro1">
          <table:table-cell office:value-type="float" office:value="2895698" calcext:value-type="float">
            <text:p>2895698</text:p>
          </table:table-cell>
          <table:table-cell table:formula="of:=[.A183]/1000/(60*60*24)" office:value-type="time" office:time-value="PT00H48M15.698S" calcext:value-type="time">
            <text:p>00:48:16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102.14" calcext:value-type="float">
            <text:p>102.14</text:p>
          </table:table-cell>
          <table:table-cell office:value-type="float" office:value="129.22" calcext:value-type="float">
            <text:p>129.22</text:p>
          </table:table-cell>
        </table:table-row>
        <table:table-row table:style-name="ro1">
          <table:table-cell office:value-type="float" office:value="2911698" calcext:value-type="float">
            <text:p>2911698</text:p>
          </table:table-cell>
          <table:table-cell table:formula="of:=[.A184]/1000/(60*60*24)" office:value-type="time" office:time-value="PT00H48M31.698S" calcext:value-type="time">
            <text:p>00:48:32</text:p>
          </table:table-cell>
          <table:table-cell office:value-type="float" office:value="1.24" calcext:value-type="float">
            <text:p>1.24</text:p>
          </table:table-cell>
          <table:table-cell office:value-type="float" office:value="124" calcext:value-type="float">
            <text:p>124</text:p>
          </table:table-cell>
          <table:table-cell office:value-type="float" office:value="153.31" calcext:value-type="float">
            <text:p>153.31</text:p>
          </table:table-cell>
          <table:table-cell office:value-type="float" office:value="102.7" calcext:value-type="float">
            <text:p>102.7</text:p>
          </table:table-cell>
          <table:table-cell office:value-type="float" office:value="129.9" calcext:value-type="float">
            <text:p>129.9</text:p>
          </table:table-cell>
        </table:table-row>
        <table:table-row table:style-name="ro1">
          <table:table-cell office:value-type="float" office:value="2927698" calcext:value-type="float">
            <text:p>2927698</text:p>
          </table:table-cell>
          <table:table-cell table:formula="of:=[.A185]/1000/(60*60*24)" office:value-type="time" office:time-value="PT00H48M47.698S" calcext:value-type="time">
            <text:p>00:48:48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103.25" calcext:value-type="float">
            <text:p>103.25</text:p>
          </table:table-cell>
          <table:table-cell office:value-type="float" office:value="130.57" calcext:value-type="float">
            <text:p>130.57</text:p>
          </table:table-cell>
        </table:table-row>
        <table:table-row table:style-name="ro1">
          <table:table-cell office:value-type="float" office:value="2943698" calcext:value-type="float">
            <text:p>2943698</text:p>
          </table:table-cell>
          <table:table-cell table:formula="of:=[.A186]/1000/(60*60*24)" office:value-type="time" office:time-value="PT00H49M03.698S" calcext:value-type="time">
            <text:p>00:49:04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103.8" calcext:value-type="float">
            <text:p>103.8</text:p>
          </table:table-cell>
          <table:table-cell office:value-type="float" office:value="131.25" calcext:value-type="float">
            <text:p>131.25</text:p>
          </table:table-cell>
        </table:table-row>
        <table:table-row table:style-name="ro1">
          <table:table-cell office:value-type="float" office:value="2959698" calcext:value-type="float">
            <text:p>2959698</text:p>
          </table:table-cell>
          <table:table-cell table:formula="of:=[.A187]/1000/(60*60*24)" office:value-type="time" office:time-value="PT00H49M19.698S" calcext:value-type="time">
            <text:p>00:49:20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104.35" calcext:value-type="float">
            <text:p>104.35</text:p>
          </table:table-cell>
          <table:table-cell office:value-type="float" office:value="131.93" calcext:value-type="float">
            <text:p>131.93</text:p>
          </table:table-cell>
        </table:table-row>
        <table:table-row table:style-name="ro1">
          <table:table-cell office:value-type="float" office:value="2975698" calcext:value-type="float">
            <text:p>2975698</text:p>
          </table:table-cell>
          <table:table-cell table:formula="of:=[.A188]/1000/(60*60*24)" office:value-type="time" office:time-value="PT00H49M35.698S" calcext:value-type="time">
            <text:p>00:49:36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104.9" calcext:value-type="float">
            <text:p>104.9</text:p>
          </table:table-cell>
          <table:table-cell office:value-type="float" office:value="132.61" calcext:value-type="float">
            <text:p>132.61</text:p>
          </table:table-cell>
        </table:table-row>
        <table:table-row table:style-name="ro1">
          <table:table-cell office:value-type="float" office:value="2991698" calcext:value-type="float">
            <text:p>2991698</text:p>
          </table:table-cell>
          <table:table-cell table:formula="of:=[.A189]/1000/(60*60*24)" office:value-type="time" office:time-value="PT00H49M51.698S" calcext:value-type="time">
            <text:p>00:49:52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105.45" calcext:value-type="float">
            <text:p>105.45</text:p>
          </table:table-cell>
          <table:table-cell office:value-type="float" office:value="133.29" calcext:value-type="float">
            <text:p>133.29</text:p>
          </table:table-cell>
        </table:table-row>
        <table:table-row table:style-name="ro1">
          <table:table-cell office:value-type="float" office:value="3007698" calcext:value-type="float">
            <text:p>3007698</text:p>
          </table:table-cell>
          <table:table-cell table:formula="of:=[.A190]/1000/(60*60*24)" office:value-type="time" office:time-value="PT00H50M07.698S" calcext:value-type="time">
            <text:p>00:50:08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106" calcext:value-type="float">
            <text:p>106</text:p>
          </table:table-cell>
          <table:table-cell office:value-type="float" office:value="133.97" calcext:value-type="float">
            <text:p>133.97</text:p>
          </table:table-cell>
        </table:table-row>
        <table:table-row table:style-name="ro1">
          <table:table-cell office:value-type="float" office:value="3023698" calcext:value-type="float">
            <text:p>3023698</text:p>
          </table:table-cell>
          <table:table-cell table:formula="of:=[.A191]/1000/(60*60*24)" office:value-type="time" office:time-value="PT00H50M23.698S" calcext:value-type="time">
            <text:p>00:50:24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106.55" calcext:value-type="float">
            <text:p>106.55</text:p>
          </table:table-cell>
          <table:table-cell office:value-type="float" office:value="134.64" calcext:value-type="float">
            <text:p>134.64</text:p>
          </table:table-cell>
        </table:table-row>
        <table:table-row table:style-name="ro1">
          <table:table-cell office:value-type="float" office:value="3039698" calcext:value-type="float">
            <text:p>3039698</text:p>
          </table:table-cell>
          <table:table-cell table:formula="of:=[.A192]/1000/(60*60*24)" office:value-type="time" office:time-value="PT00H50M39.698S" calcext:value-type="time">
            <text:p>00:50:40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107.1" calcext:value-type="float">
            <text:p>107.1</text:p>
          </table:table-cell>
          <table:table-cell office:value-type="float" office:value="135.32" calcext:value-type="float">
            <text:p>135.32</text:p>
          </table:table-cell>
        </table:table-row>
        <table:table-row table:style-name="ro1">
          <table:table-cell office:value-type="float" office:value="3055698" calcext:value-type="float">
            <text:p>3055698</text:p>
          </table:table-cell>
          <table:table-cell table:formula="of:=[.A193]/1000/(60*60*24)" office:value-type="time" office:time-value="PT00H50M55.698S" calcext:value-type="time">
            <text:p>00:50:56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107.65" calcext:value-type="float">
            <text:p>107.65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3071698" calcext:value-type="float">
            <text:p>3071698</text:p>
          </table:table-cell>
          <table:table-cell table:formula="of:=[.A194]/1000/(60*60*24)" office:value-type="time" office:time-value="PT00H51M11.698S" calcext:value-type="time">
            <text:p>00:51:12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4" calcext:value-type="float">
            <text:p>152.44</text:p>
          </table:table-cell>
          <table:table-cell office:value-type="float" office:value="108.2" calcext:value-type="float">
            <text:p>108.2</text:p>
          </table:table-cell>
          <table:table-cell office:value-type="float" office:value="136.68" calcext:value-type="float">
            <text:p>136.68</text:p>
          </table:table-cell>
        </table:table-row>
        <table:table-row table:style-name="ro1">
          <table:table-cell office:value-type="float" office:value="3087698" calcext:value-type="float">
            <text:p>3087698</text:p>
          </table:table-cell>
          <table:table-cell table:formula="of:=[.A195]/1000/(60*60*24)" office:value-type="time" office:time-value="PT00H51M27.698S" calcext:value-type="time">
            <text:p>00:51:28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4" calcext:value-type="float">
            <text:p>152.44</text:p>
          </table:table-cell>
          <table:table-cell office:value-type="float" office:value="108.75" calcext:value-type="float">
            <text:p>108.75</text:p>
          </table:table-cell>
          <table:table-cell office:value-type="float" office:value="137.36" calcext:value-type="float">
            <text:p>137.36</text:p>
          </table:table-cell>
        </table:table-row>
        <table:table-row table:style-name="ro1">
          <table:table-cell office:value-type="float" office:value="3103698" calcext:value-type="float">
            <text:p>3103698</text:p>
          </table:table-cell>
          <table:table-cell table:formula="of:=[.A196]/1000/(60*60*24)" office:value-type="time" office:time-value="PT00H51M43.698S" calcext:value-type="time">
            <text:p>00:51:44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4" calcext:value-type="float">
            <text:p>152.44</text:p>
          </table:table-cell>
          <table:table-cell office:value-type="float" office:value="109.3" calcext:value-type="float">
            <text:p>109.3</text:p>
          </table:table-cell>
          <table:table-cell office:value-type="float" office:value="138.03" calcext:value-type="float">
            <text:p>138.03</text:p>
          </table:table-cell>
        </table:table-row>
        <table:table-row table:style-name="ro1">
          <table:table-cell office:value-type="float" office:value="3119698" calcext:value-type="float">
            <text:p>3119698</text:p>
          </table:table-cell>
          <table:table-cell table:formula="of:=[.A197]/1000/(60*60*24)" office:value-type="time" office:time-value="PT00H51M59.698S" calcext:value-type="time">
            <text:p>00:52:00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4" calcext:value-type="float">
            <text:p>152.44</text:p>
          </table:table-cell>
          <table:table-cell office:value-type="float" office:value="109.85" calcext:value-type="float">
            <text:p>109.85</text:p>
          </table:table-cell>
          <table:table-cell office:value-type="float" office:value="138.71" calcext:value-type="float">
            <text:p>138.71</text:p>
          </table:table-cell>
        </table:table-row>
        <table:table-row table:style-name="ro1">
          <table:table-cell office:value-type="float" office:value="3135698" calcext:value-type="float">
            <text:p>3135698</text:p>
          </table:table-cell>
          <table:table-cell table:formula="of:=[.A198]/1000/(60*60*24)" office:value-type="time" office:time-value="PT00H52M15.698S" calcext:value-type="time">
            <text:p>00:52:16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1.95" calcext:value-type="float">
            <text:p>151.95</text:p>
          </table:table-cell>
          <table:table-cell office:value-type="float" office:value="110.4" calcext:value-type="float">
            <text:p>110.4</text:p>
          </table:table-cell>
          <table:table-cell office:value-type="float" office:value="139.39" calcext:value-type="float">
            <text:p>139.39</text:p>
          </table:table-cell>
        </table:table-row>
        <table:table-row table:style-name="ro1">
          <table:table-cell office:value-type="float" office:value="3151698" calcext:value-type="float">
            <text:p>3151698</text:p>
          </table:table-cell>
          <table:table-cell table:formula="of:=[.A199]/1000/(60*60*24)" office:value-type="time" office:time-value="PT00H52M31.698S" calcext:value-type="time">
            <text:p>00:52:32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1.95" calcext:value-type="float">
            <text:p>151.95</text:p>
          </table:table-cell>
          <table:table-cell office:value-type="float" office:value="110.95" calcext:value-type="float">
            <text:p>110.95</text:p>
          </table:table-cell>
          <table:table-cell office:value-type="float" office:value="140.06" calcext:value-type="float">
            <text:p>140.06</text:p>
          </table:table-cell>
        </table:table-row>
        <table:table-row table:style-name="ro1">
          <table:table-cell office:value-type="float" office:value="3167698" calcext:value-type="float">
            <text:p>3167698</text:p>
          </table:table-cell>
          <table:table-cell table:formula="of:=[.A200]/1000/(60*60*24)" office:value-type="time" office:time-value="PT00H52M47.698S" calcext:value-type="time">
            <text:p>00:52:48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111.5" calcext:value-type="float">
            <text:p>111.5</text:p>
          </table:table-cell>
          <table:table-cell office:value-type="float" office:value="140.74" calcext:value-type="float">
            <text:p>140.74</text:p>
          </table:table-cell>
        </table:table-row>
        <table:table-row table:style-name="ro1">
          <table:table-cell office:value-type="float" office:value="3183698" calcext:value-type="float">
            <text:p>3183698</text:p>
          </table:table-cell>
          <table:table-cell table:formula="of:=[.A201]/1000/(60*60*24)" office:value-type="time" office:time-value="PT00H53M03.698S" calcext:value-type="time">
            <text:p>00:53:04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2.32" calcext:value-type="float">
            <text:p>152.32</text:p>
          </table:table-cell>
          <table:table-cell office:value-type="float" office:value="112.05" calcext:value-type="float">
            <text:p>112.05</text:p>
          </table:table-cell>
          <table:table-cell office:value-type="float" office:value="141.42" calcext:value-type="float">
            <text:p>141.42</text:p>
          </table:table-cell>
        </table:table-row>
        <table:table-row table:style-name="ro1">
          <table:table-cell office:value-type="float" office:value="3199698" calcext:value-type="float">
            <text:p>3199698</text:p>
          </table:table-cell>
          <table:table-cell table:formula="of:=[.A202]/1000/(60*60*24)" office:value-type="time" office:time-value="PT00H53M19.698S" calcext:value-type="time">
            <text:p>00:53:20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112.6" calcext:value-type="float">
            <text:p>112.6</text:p>
          </table:table-cell>
          <table:table-cell office:value-type="float" office:value="142.09" calcext:value-type="float">
            <text:p>142.09</text:p>
          </table:table-cell>
        </table:table-row>
        <table:table-row table:style-name="ro1">
          <table:table-cell office:value-type="float" office:value="3215698" calcext:value-type="float">
            <text:p>3215698</text:p>
          </table:table-cell>
          <table:table-cell table:formula="of:=[.A203]/1000/(60*60*24)" office:value-type="time" office:time-value="PT00H53M35.698S" calcext:value-type="time">
            <text:p>00:53:36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113.15" calcext:value-type="float">
            <text:p>113.15</text:p>
          </table:table-cell>
          <table:table-cell office:value-type="float" office:value="142.77" calcext:value-type="float">
            <text:p>142.77</text:p>
          </table:table-cell>
        </table:table-row>
        <table:table-row table:style-name="ro1">
          <table:table-cell office:value-type="float" office:value="3231698" calcext:value-type="float">
            <text:p>3231698</text:p>
          </table:table-cell>
          <table:table-cell table:formula="of:=[.A204]/1000/(60*60*24)" office:value-type="time" office:time-value="PT00H53M51.698S" calcext:value-type="time">
            <text:p>00:53:52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2.32" calcext:value-type="float">
            <text:p>152.32</text:p>
          </table:table-cell>
          <table:table-cell office:value-type="float" office:value="113.7" calcext:value-type="float">
            <text:p>113.7</text:p>
          </table:table-cell>
          <table:table-cell office:value-type="float" office:value="143.44" calcext:value-type="float">
            <text:p>143.44</text:p>
          </table:table-cell>
        </table:table-row>
        <table:table-row table:style-name="ro1">
          <table:table-cell office:value-type="float" office:value="3247698" calcext:value-type="float">
            <text:p>3247698</text:p>
          </table:table-cell>
          <table:table-cell table:formula="of:=[.A205]/1000/(60*60*24)" office:value-type="time" office:time-value="PT00H54M07.698S" calcext:value-type="time">
            <text:p>00:54:08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114.25" calcext:value-type="float">
            <text:p>114.25</text:p>
          </table:table-cell>
          <table:table-cell office:value-type="float" office:value="144.12" calcext:value-type="float">
            <text:p>144.12</text:p>
          </table:table-cell>
        </table:table-row>
        <table:table-row table:style-name="ro1">
          <table:table-cell office:value-type="float" office:value="3263698" calcext:value-type="float">
            <text:p>3263698</text:p>
          </table:table-cell>
          <table:table-cell table:formula="of:=[.A206]/1000/(60*60*24)" office:value-type="time" office:time-value="PT00H54M23.698S" calcext:value-type="time">
            <text:p>00:54:24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114.79" calcext:value-type="float">
            <text:p>114.79</text:p>
          </table:table-cell>
          <table:table-cell office:value-type="float" office:value="144.79" calcext:value-type="float">
            <text:p>144.79</text:p>
          </table:table-cell>
        </table:table-row>
        <table:table-row table:style-name="ro1">
          <table:table-cell office:value-type="float" office:value="3279698" calcext:value-type="float">
            <text:p>3279698</text:p>
          </table:table-cell>
          <table:table-cell table:formula="of:=[.A207]/1000/(60*60*24)" office:value-type="time" office:time-value="PT00H54M39.698S" calcext:value-type="time">
            <text:p>00:54:40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115.34" calcext:value-type="float">
            <text:p>115.34</text:p>
          </table:table-cell>
          <table:table-cell office:value-type="float" office:value="145.47" calcext:value-type="float">
            <text:p>145.47</text:p>
          </table:table-cell>
        </table:table-row>
        <table:table-row table:style-name="ro1">
          <table:table-cell office:value-type="float" office:value="3295698" calcext:value-type="float">
            <text:p>3295698</text:p>
          </table:table-cell>
          <table:table-cell table:formula="of:=[.A208]/1000/(60*60*24)" office:value-type="time" office:time-value="PT00H54M55.698S" calcext:value-type="time">
            <text:p>00:54:56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115.89" calcext:value-type="float">
            <text:p>115.89</text:p>
          </table:table-cell>
          <table:table-cell office:value-type="float" office:value="146.14" calcext:value-type="float">
            <text:p>146.14</text:p>
          </table:table-cell>
        </table:table-row>
        <table:table-row table:style-name="ro1">
          <table:table-cell office:value-type="float" office:value="3311698" calcext:value-type="float">
            <text:p>3311698</text:p>
          </table:table-cell>
          <table:table-cell table:formula="of:=[.A209]/1000/(60*60*24)" office:value-type="time" office:time-value="PT00H55M11.698S" calcext:value-type="time">
            <text:p>00:55:12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2.32" calcext:value-type="float">
            <text:p>152.32</text:p>
          </table:table-cell>
          <table:table-cell office:value-type="float" office:value="116.44" calcext:value-type="float">
            <text:p>116.44</text:p>
          </table:table-cell>
          <table:table-cell office:value-type="float" office:value="146.82" calcext:value-type="float">
            <text:p>146.82</text:p>
          </table:table-cell>
        </table:table-row>
        <table:table-row table:style-name="ro1">
          <table:table-cell office:value-type="float" office:value="3327698" calcext:value-type="float">
            <text:p>3327698</text:p>
          </table:table-cell>
          <table:table-cell table:formula="of:=[.A210]/1000/(60*60*24)" office:value-type="time" office:time-value="PT00H55M27.698S" calcext:value-type="time">
            <text:p>00:55:28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2.2" calcext:value-type="float">
            <text:p>152.2</text:p>
          </table:table-cell>
          <table:table-cell office:value-type="float" office:value="116.99" calcext:value-type="float">
            <text:p>116.99</text:p>
          </table:table-cell>
          <table:table-cell office:value-type="float" office:value="147.5" calcext:value-type="float">
            <text:p>147.5</text:p>
          </table:table-cell>
        </table:table-row>
        <table:table-row table:style-name="ro1">
          <table:table-cell office:value-type="float" office:value="3343698" calcext:value-type="float">
            <text:p>3343698</text:p>
          </table:table-cell>
          <table:table-cell table:formula="of:=[.A211]/1000/(60*60*24)" office:value-type="time" office:time-value="PT00H55M43.698S" calcext:value-type="time">
            <text:p>00:55:44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117.54" calcext:value-type="float">
            <text:p>117.54</text:p>
          </table:table-cell>
          <table:table-cell office:value-type="float" office:value="148.17" calcext:value-type="float">
            <text:p>148.17</text:p>
          </table:table-cell>
        </table:table-row>
        <table:table-row table:style-name="ro1">
          <table:table-cell office:value-type="float" office:value="3359698" calcext:value-type="float">
            <text:p>3359698</text:p>
          </table:table-cell>
          <table:table-cell table:formula="of:=[.A212]/1000/(60*60*24)" office:value-type="time" office:time-value="PT00H55M59.698S" calcext:value-type="time">
            <text:p>00:56:00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118.09" calcext:value-type="float">
            <text:p>118.09</text:p>
          </table:table-cell>
          <table:table-cell office:value-type="float" office:value="148.84" calcext:value-type="float">
            <text:p>148.84</text:p>
          </table:table-cell>
        </table:table-row>
        <table:table-row table:style-name="ro1">
          <table:table-cell office:value-type="float" office:value="3375698" calcext:value-type="float">
            <text:p>3375698</text:p>
          </table:table-cell>
          <table:table-cell table:formula="of:=[.A213]/1000/(60*60*24)" office:value-type="time" office:time-value="PT00H56M15.698S" calcext:value-type="time">
            <text:p>00:56:16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118.64" calcext:value-type="float">
            <text:p>118.64</text:p>
          </table:table-cell>
          <table:table-cell office:value-type="float" office:value="149.52" calcext:value-type="float">
            <text:p>149.52</text:p>
          </table:table-cell>
        </table:table-row>
        <table:table-row table:style-name="ro1">
          <table:table-cell office:value-type="float" office:value="3391698" calcext:value-type="float">
            <text:p>3391698</text:p>
          </table:table-cell>
          <table:table-cell table:formula="of:=[.A214]/1000/(60*60*24)" office:value-type="time" office:time-value="PT00H56M31.698S" calcext:value-type="time">
            <text:p>00:56:32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119.19" calcext:value-type="float">
            <text:p>119.19</text:p>
          </table:table-cell>
          <table:table-cell office:value-type="float" office:value="150.19" calcext:value-type="float">
            <text:p>150.19</text:p>
          </table:table-cell>
        </table:table-row>
        <table:table-row table:style-name="ro1">
          <table:table-cell office:value-type="float" office:value="3407698" calcext:value-type="float">
            <text:p>3407698</text:p>
          </table:table-cell>
          <table:table-cell table:formula="of:=[.A215]/1000/(60*60*24)" office:value-type="time" office:time-value="PT00H56M47.698S" calcext:value-type="time">
            <text:p>00:56:48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119.74" calcext:value-type="float">
            <text:p>119.74</text:p>
          </table:table-cell>
          <table:table-cell office:value-type="float" office:value="150.87" calcext:value-type="float">
            <text:p>150.87</text:p>
          </table:table-cell>
        </table:table-row>
        <table:table-row table:style-name="ro1">
          <table:table-cell office:value-type="float" office:value="3423698" calcext:value-type="float">
            <text:p>3423698</text:p>
          </table:table-cell>
          <table:table-cell table:formula="of:=[.A216]/1000/(60*60*24)" office:value-type="time" office:time-value="PT00H57M03.698S" calcext:value-type="time">
            <text:p>00:57:04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120.28" calcext:value-type="float">
            <text:p>120.28</text:p>
          </table:table-cell>
          <table:table-cell office:value-type="float" office:value="151.54" calcext:value-type="float">
            <text:p>151.54</text:p>
          </table:table-cell>
        </table:table-row>
        <table:table-row table:style-name="ro1">
          <table:table-cell office:value-type="float" office:value="3439698" calcext:value-type="float">
            <text:p>3439698</text:p>
          </table:table-cell>
          <table:table-cell table:formula="of:=[.A217]/1000/(60*60*24)" office:value-type="time" office:time-value="PT00H57M19.698S" calcext:value-type="time">
            <text:p>00:57:20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120.83" calcext:value-type="float">
            <text:p>120.83</text:p>
          </table:table-cell>
          <table:table-cell office:value-type="float" office:value="152.22" calcext:value-type="float">
            <text:p>152.22</text:p>
          </table:table-cell>
        </table:table-row>
        <table:table-row table:style-name="ro1">
          <table:table-cell office:value-type="float" office:value="3455698" calcext:value-type="float">
            <text:p>3455698</text:p>
          </table:table-cell>
          <table:table-cell table:formula="of:=[.A218]/1000/(60*60*24)" office:value-type="time" office:time-value="PT00H57M35.698S" calcext:value-type="time">
            <text:p>00:57:36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121.38" calcext:value-type="float">
            <text:p>121.38</text:p>
          </table:table-cell>
          <table:table-cell office:value-type="float" office:value="152.89" calcext:value-type="float">
            <text:p>152.89</text:p>
          </table:table-cell>
        </table:table-row>
        <table:table-row table:style-name="ro1">
          <table:table-cell office:value-type="float" office:value="3471698" calcext:value-type="float">
            <text:p>3471698</text:p>
          </table:table-cell>
          <table:table-cell table:formula="of:=[.A219]/1000/(60*60*24)" office:value-type="time" office:time-value="PT00H57M51.698S" calcext:value-type="time">
            <text:p>00:57:52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121.93" calcext:value-type="float">
            <text:p>121.93</text:p>
          </table:table-cell>
          <table:table-cell office:value-type="float" office:value="153.56" calcext:value-type="float">
            <text:p>153.56</text:p>
          </table:table-cell>
        </table:table-row>
        <table:table-row table:style-name="ro1">
          <table:table-cell office:value-type="float" office:value="3487698" calcext:value-type="float">
            <text:p>3487698</text:p>
          </table:table-cell>
          <table:table-cell table:formula="of:=[.A220]/1000/(60*60*24)" office:value-type="time" office:time-value="PT00H58M07.698S" calcext:value-type="time">
            <text:p>00:58:08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122.48" calcext:value-type="float">
            <text:p>122.48</text:p>
          </table:table-cell>
          <table:table-cell office:value-type="float" office:value="154.24" calcext:value-type="float">
            <text:p>154.24</text:p>
          </table:table-cell>
        </table:table-row>
        <table:table-row table:style-name="ro1">
          <table:table-cell office:value-type="float" office:value="3503698" calcext:value-type="float">
            <text:p>3503698</text:p>
          </table:table-cell>
          <table:table-cell table:formula="of:=[.A221]/1000/(60*60*24)" office:value-type="time" office:time-value="PT00H58M23.698S" calcext:value-type="time">
            <text:p>00:58:24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123.03" calcext:value-type="float">
            <text:p>123.03</text:p>
          </table:table-cell>
          <table:table-cell office:value-type="float" office:value="154.91" calcext:value-type="float">
            <text:p>154.91</text:p>
          </table:table-cell>
        </table:table-row>
        <table:table-row table:style-name="ro1">
          <table:table-cell office:value-type="float" office:value="3519698" calcext:value-type="float">
            <text:p>3519698</text:p>
          </table:table-cell>
          <table:table-cell table:formula="of:=[.A222]/1000/(60*60*24)" office:value-type="time" office:time-value="PT00H58M39.698S" calcext:value-type="time">
            <text:p>00:58:40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123.58" calcext:value-type="float">
            <text:p>123.58</text:p>
          </table:table-cell>
          <table:table-cell office:value-type="float" office:value="155.58" calcext:value-type="float">
            <text:p>155.58</text:p>
          </table:table-cell>
        </table:table-row>
        <table:table-row table:style-name="ro1">
          <table:table-cell office:value-type="float" office:value="3535698" calcext:value-type="float">
            <text:p>3535698</text:p>
          </table:table-cell>
          <table:table-cell table:formula="of:=[.A223]/1000/(60*60*24)" office:value-type="time" office:time-value="PT00H58M55.698S" calcext:value-type="time">
            <text:p>00:58:56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124.12" calcext:value-type="float">
            <text:p>124.12</text:p>
          </table:table-cell>
          <table:table-cell office:value-type="float" office:value="156.26" calcext:value-type="float">
            <text:p>156.26</text:p>
          </table:table-cell>
        </table:table-row>
        <table:table-row table:style-name="ro1">
          <table:table-cell office:value-type="float" office:value="3551698" calcext:value-type="float">
            <text:p>3551698</text:p>
          </table:table-cell>
          <table:table-cell table:formula="of:=[.A224]/1000/(60*60*24)" office:value-type="time" office:time-value="PT00H59M11.698S" calcext:value-type="time">
            <text:p>00:59:12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124.67" calcext:value-type="float">
            <text:p>124.67</text:p>
          </table:table-cell>
          <table:table-cell office:value-type="float" office:value="156.93" calcext:value-type="float">
            <text:p>156.93</text:p>
          </table:table-cell>
        </table:table-row>
        <table:table-row table:style-name="ro1">
          <table:table-cell office:value-type="float" office:value="3567698" calcext:value-type="float">
            <text:p>3567698</text:p>
          </table:table-cell>
          <table:table-cell table:formula="of:=[.A225]/1000/(60*60*24)" office:value-type="time" office:time-value="PT00H59M27.698S" calcext:value-type="time">
            <text:p>00:59:28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125.22" calcext:value-type="float">
            <text:p>125.22</text:p>
          </table:table-cell>
          <table:table-cell office:value-type="float" office:value="157.6" calcext:value-type="float">
            <text:p>157.6</text:p>
          </table:table-cell>
        </table:table-row>
        <table:table-row table:style-name="ro1">
          <table:table-cell office:value-type="float" office:value="3583698" calcext:value-type="float">
            <text:p>3583698</text:p>
          </table:table-cell>
          <table:table-cell table:formula="of:=[.A226]/1000/(60*60*24)" office:value-type="time" office:time-value="PT00H59M43.698S" calcext:value-type="time">
            <text:p>00:59:44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125.77" calcext:value-type="float">
            <text:p>125.77</text:p>
          </table:table-cell>
          <table:table-cell office:value-type="float" office:value="158.28" calcext:value-type="float">
            <text:p>158.28</text:p>
          </table:table-cell>
        </table:table-row>
        <table:table-row table:style-name="ro1">
          <table:table-cell office:value-type="float" office:value="3599698" calcext:value-type="float">
            <text:p>3599698</text:p>
          </table:table-cell>
          <table:table-cell table:formula="of:=[.A227]/1000/(60*60*24)" office:value-type="time" office:time-value="PT00H59M59.698S" calcext:value-type="time">
            <text:p>01:00:00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126.32" calcext:value-type="float">
            <text:p>126.32</text:p>
          </table:table-cell>
          <table:table-cell office:value-type="float" office:value="158.95" calcext:value-type="float">
            <text:p>158.95</text:p>
          </table:table-cell>
        </table:table-row>
        <table:table-row table:style-name="ro1">
          <table:table-cell office:value-type="float" office:value="3615698" calcext:value-type="float">
            <text:p>3615698</text:p>
          </table:table-cell>
          <table:table-cell table:formula="of:=[.A228]/1000/(60*60*24)" office:value-type="time" office:time-value="PT01H00M15.698S" calcext:value-type="time">
            <text:p>01:00:16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126.86" calcext:value-type="float">
            <text:p>126.86</text:p>
          </table:table-cell>
          <table:table-cell office:value-type="float" office:value="159.62" calcext:value-type="float">
            <text:p>159.62</text:p>
          </table:table-cell>
        </table:table-row>
        <table:table-row table:style-name="ro1">
          <table:table-cell office:value-type="float" office:value="3631698" calcext:value-type="float">
            <text:p>3631698</text:p>
          </table:table-cell>
          <table:table-cell table:formula="of:=[.A229]/1000/(60*60*24)" office:value-type="time" office:time-value="PT01H00M31.698S" calcext:value-type="time">
            <text:p>01:00:32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127.41" calcext:value-type="float">
            <text:p>127.41</text:p>
          </table:table-cell>
          <table:table-cell office:value-type="float" office:value="160.3" calcext:value-type="float">
            <text:p>160.3</text:p>
          </table:table-cell>
        </table:table-row>
        <table:table-row table:style-name="ro1">
          <table:table-cell office:value-type="float" office:value="3647698" calcext:value-type="float">
            <text:p>3647698</text:p>
          </table:table-cell>
          <table:table-cell table:formula="of:=[.A230]/1000/(60*60*24)" office:value-type="time" office:time-value="PT01H00M47.698S" calcext:value-type="time">
            <text:p>01:00:48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127.96" calcext:value-type="float">
            <text:p>127.96</text:p>
          </table:table-cell>
          <table:table-cell office:value-type="float" office:value="160.97" calcext:value-type="float">
            <text:p>160.97</text:p>
          </table:table-cell>
        </table:table-row>
        <table:table-row table:style-name="ro1">
          <table:table-cell office:value-type="float" office:value="3663698" calcext:value-type="float">
            <text:p>3663698</text:p>
          </table:table-cell>
          <table:table-cell table:formula="of:=[.A231]/1000/(60*60*24)" office:value-type="time" office:time-value="PT01H01M03.698S" calcext:value-type="time">
            <text:p>01:01:04</text:p>
          </table:table-cell>
          <table:table-cell office:value-type="float" office:value="1.22" calcext:value-type="float">
            <text:p>1.22</text:p>
          </table:table-cell>
          <table:table-cell office:value-type="float" office:value="123.3" calcext:value-type="float">
            <text:p>123.3</text:p>
          </table:table-cell>
          <table:table-cell office:value-type="float" office:value="150.96" calcext:value-type="float">
            <text:p>150.96</text:p>
          </table:table-cell>
          <table:table-cell office:value-type="float" office:value="128.51" calcext:value-type="float">
            <text:p>128.51</text:p>
          </table:table-cell>
          <table:table-cell office:value-type="float" office:value="161.64" calcext:value-type="float">
            <text:p>161.64</text:p>
          </table:table-cell>
        </table:table-row>
        <table:table-row table:style-name="ro1">
          <table:table-cell office:value-type="float" office:value="3679698" calcext:value-type="float">
            <text:p>3679698</text:p>
          </table:table-cell>
          <table:table-cell table:formula="of:=[.A232]/1000/(60*60*24)" office:value-type="time" office:time-value="PT01H01M19.698S" calcext:value-type="time">
            <text:p>01:01:20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129.06" calcext:value-type="float">
            <text:p>129.06</text:p>
          </table:table-cell>
          <table:table-cell office:value-type="float" office:value="162.31" calcext:value-type="float">
            <text:p>162.31</text:p>
          </table:table-cell>
        </table:table-row>
        <table:table-row table:style-name="ro1">
          <table:table-cell office:value-type="float" office:value="3695698" calcext:value-type="float">
            <text:p>3695698</text:p>
          </table:table-cell>
          <table:table-cell table:formula="of:=[.A233]/1000/(60*60*24)" office:value-type="time" office:time-value="PT01H01M35.698S" calcext:value-type="time">
            <text:p>01:01:36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129.6" calcext:value-type="float">
            <text:p>129.6</text:p>
          </table:table-cell>
          <table:table-cell office:value-type="float" office:value="162.99" calcext:value-type="float">
            <text:p>162.99</text:p>
          </table:table-cell>
        </table:table-row>
        <table:table-row table:style-name="ro1">
          <table:table-cell office:value-type="float" office:value="3711698" calcext:value-type="float">
            <text:p>3711698</text:p>
          </table:table-cell>
          <table:table-cell table:formula="of:=[.A234]/1000/(60*60*24)" office:value-type="time" office:time-value="PT01H01M51.698S" calcext:value-type="time">
            <text:p>01:01:52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130.15" calcext:value-type="float">
            <text:p>130.15</text:p>
          </table:table-cell>
          <table:table-cell office:value-type="float" office:value="163.66" calcext:value-type="float">
            <text:p>163.66</text:p>
          </table:table-cell>
        </table:table-row>
        <table:table-row table:style-name="ro1">
          <table:table-cell office:value-type="float" office:value="3727698" calcext:value-type="float">
            <text:p>3727698</text:p>
          </table:table-cell>
          <table:table-cell table:formula="of:=[.A235]/1000/(60*60*24)" office:value-type="time" office:time-value="PT01H02M07.698S" calcext:value-type="time">
            <text:p>01:02:08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130.7" calcext:value-type="float">
            <text:p>130.7</text:p>
          </table:table-cell>
          <table:table-cell office:value-type="float" office:value="164.33" calcext:value-type="float">
            <text:p>164.33</text:p>
          </table:table-cell>
        </table:table-row>
        <table:table-row table:style-name="ro1">
          <table:table-cell office:value-type="float" office:value="3743698" calcext:value-type="float">
            <text:p>3743698</text:p>
          </table:table-cell>
          <table:table-cell table:formula="of:=[.A236]/1000/(60*60*24)" office:value-type="time" office:time-value="PT01H02M23.698S" calcext:value-type="time">
            <text:p>01:02:24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131.25" calcext:value-type="float">
            <text:p>131.25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3759698" calcext:value-type="float">
            <text:p>3759698</text:p>
          </table:table-cell>
          <table:table-cell table:formula="of:=[.A237]/1000/(60*60*24)" office:value-type="time" office:time-value="PT01H02M39.698S" calcext:value-type="time">
            <text:p>01:02:40</text:p>
          </table:table-cell>
          <table:table-cell office:value-type="float" office:value="1.23" calcext:value-type="float">
            <text:p>1.23</text:p>
          </table:table-cell>
          <table:table-cell office:value-type="float" office:value="123.2" calcext:value-type="float">
            <text:p>123.2</text:p>
          </table:table-cell>
          <table:table-cell office:value-type="float" office:value="151.33" calcext:value-type="float">
            <text:p>151.33</text:p>
          </table:table-cell>
          <table:table-cell office:value-type="float" office:value="131.8" calcext:value-type="float">
            <text:p>131.8</text:p>
          </table:table-cell>
          <table:table-cell office:value-type="float" office:value="165.68" calcext:value-type="float">
            <text:p>165.68</text:p>
          </table:table-cell>
        </table:table-row>
        <table:table-row table:style-name="ro1">
          <table:table-cell office:value-type="float" office:value="3775698" calcext:value-type="float">
            <text:p>3775698</text:p>
          </table:table-cell>
          <table:table-cell table:formula="of:=[.A238]/1000/(60*60*24)" office:value-type="time" office:time-value="PT01H02M55.698S" calcext:value-type="time">
            <text:p>01:02:56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132.34" calcext:value-type="float">
            <text:p>132.34</text:p>
          </table:table-cell>
          <table:table-cell office:value-type="float" office:value="166.35" calcext:value-type="float">
            <text:p>166.35</text:p>
          </table:table-cell>
        </table:table-row>
        <table:table-row table:style-name="ro1">
          <table:table-cell office:value-type="float" office:value="3791698" calcext:value-type="float">
            <text:p>3791698</text:p>
          </table:table-cell>
          <table:table-cell table:formula="of:=[.A239]/1000/(60*60*24)" office:value-type="time" office:time-value="PT01H03M11.698S" calcext:value-type="time">
            <text:p>01:03:12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132.89" calcext:value-type="float">
            <text:p>132.89</text:p>
          </table:table-cell>
          <table:table-cell office:value-type="float" office:value="167.02" calcext:value-type="float">
            <text:p>167.02</text:p>
          </table:table-cell>
        </table:table-row>
        <table:table-row table:style-name="ro1">
          <table:table-cell office:value-type="float" office:value="3807698" calcext:value-type="float">
            <text:p>3807698</text:p>
          </table:table-cell>
          <table:table-cell table:formula="of:=[.A240]/1000/(60*60*24)" office:value-type="time" office:time-value="PT01H03M27.698S" calcext:value-type="time">
            <text:p>01:03:28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133.44" calcext:value-type="float">
            <text:p>133.44</text:p>
          </table:table-cell>
          <table:table-cell office:value-type="float" office:value="167.69" calcext:value-type="float">
            <text:p>167.69</text:p>
          </table:table-cell>
        </table:table-row>
        <table:table-row table:style-name="ro1">
          <table:table-cell office:value-type="float" office:value="3823698" calcext:value-type="float">
            <text:p>3823698</text:p>
          </table:table-cell>
          <table:table-cell table:formula="of:=[.A241]/1000/(60*60*24)" office:value-type="time" office:time-value="PT01H03M43.698S" calcext:value-type="time">
            <text:p>01:03:44</text:p>
          </table:table-cell>
          <table:table-cell office:value-type="float" office:value="1.23" calcext:value-type="float">
            <text:p>1.23</text:p>
          </table:table-cell>
          <table:table-cell office:value-type="float" office:value="123.2" calcext:value-type="float">
            <text:p>123.2</text:p>
          </table:table-cell>
          <table:table-cell office:value-type="float" office:value="151.33" calcext:value-type="float">
            <text:p>151.33</text:p>
          </table:table-cell>
          <table:table-cell office:value-type="float" office:value="133.99" calcext:value-type="float">
            <text:p>133.99</text:p>
          </table:table-cell>
          <table:table-cell office:value-type="float" office:value="168.36" calcext:value-type="float">
            <text:p>168.36</text:p>
          </table:table-cell>
        </table:table-row>
        <table:table-row table:style-name="ro1">
          <table:table-cell office:value-type="float" office:value="3839698" calcext:value-type="float">
            <text:p>3839698</text:p>
          </table:table-cell>
          <table:table-cell table:formula="of:=[.A242]/1000/(60*60*24)" office:value-type="time" office:time-value="PT01H03M59.698S" calcext:value-type="time">
            <text:p>01:04:00</text:p>
          </table:table-cell>
          <table:table-cell office:value-type="float" office:value="1.23" calcext:value-type="float">
            <text:p>1.23</text:p>
          </table:table-cell>
          <table:table-cell office:value-type="float" office:value="123.1" calcext:value-type="float">
            <text:p>123.1</text:p>
          </table:table-cell>
          <table:table-cell office:value-type="float" office:value="151.21" calcext:value-type="float">
            <text:p>151.21</text:p>
          </table:table-cell>
          <table:table-cell office:value-type="float" office:value="134.53" calcext:value-type="float">
            <text:p>134.53</text:p>
          </table:table-cell>
          <table:table-cell office:value-type="float" office:value="169.03" calcext:value-type="float">
            <text:p>169.03</text:p>
          </table:table-cell>
        </table:table-row>
        <table:table-row table:style-name="ro1">
          <table:table-cell office:value-type="float" office:value="3855698" calcext:value-type="float">
            <text:p>3855698</text:p>
          </table:table-cell>
          <table:table-cell table:formula="of:=[.A243]/1000/(60*60*24)" office:value-type="time" office:time-value="PT01H04M15.698S" calcext:value-type="time">
            <text:p>01:04:16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135.08" calcext:value-type="float">
            <text:p>135.08</text:p>
          </table:table-cell>
          <table:table-cell office:value-type="float" office:value="169.7" calcext:value-type="float">
            <text:p>169.7</text:p>
          </table:table-cell>
        </table:table-row>
        <table:table-row table:style-name="ro1">
          <table:table-cell office:value-type="float" office:value="3871698" calcext:value-type="float">
            <text:p>3871698</text:p>
          </table:table-cell>
          <table:table-cell table:formula="of:=[.A244]/1000/(60*60*24)" office:value-type="time" office:time-value="PT01H04M31.698S" calcext:value-type="time">
            <text:p>01:04:32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135.63" calcext:value-type="float">
            <text:p>135.63</text:p>
          </table:table-cell>
          <table:table-cell office:value-type="float" office:value="170.37" calcext:value-type="float">
            <text:p>170.37</text:p>
          </table:table-cell>
        </table:table-row>
        <table:table-row table:style-name="ro1">
          <table:table-cell office:value-type="float" office:value="3887698" calcext:value-type="float">
            <text:p>3887698</text:p>
          </table:table-cell>
          <table:table-cell table:formula="of:=[.A245]/1000/(60*60*24)" office:value-type="time" office:time-value="PT01H04M47.698S" calcext:value-type="time">
            <text:p>01:04:48</text:p>
          </table:table-cell>
          <table:table-cell office:value-type="float" office:value="1.23" calcext:value-type="float">
            <text:p>1.23</text:p>
          </table:table-cell>
          <table:table-cell office:value-type="float" office:value="123.2" calcext:value-type="float">
            <text:p>123.2</text:p>
          </table:table-cell>
          <table:table-cell office:value-type="float" office:value="151.33" calcext:value-type="float">
            <text:p>151.33</text:p>
          </table:table-cell>
          <table:table-cell office:value-type="float" office:value="136.18" calcext:value-type="float">
            <text:p>136.18</text:p>
          </table:table-cell>
          <table:table-cell office:value-type="float" office:value="171.05" calcext:value-type="float">
            <text:p>171.05</text:p>
          </table:table-cell>
        </table:table-row>
        <table:table-row table:style-name="ro1">
          <table:table-cell office:value-type="float" office:value="3903698" calcext:value-type="float">
            <text:p>3903698</text:p>
          </table:table-cell>
          <table:table-cell table:formula="of:=[.A246]/1000/(60*60*24)" office:value-type="time" office:time-value="PT01H05M03.698S" calcext:value-type="time">
            <text:p>01:05:04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136.72" calcext:value-type="float">
            <text:p>136.72</text:p>
          </table:table-cell>
          <table:table-cell office:value-type="float" office:value="171.72" calcext:value-type="float">
            <text:p>171.72</text:p>
          </table:table-cell>
        </table:table-row>
        <table:table-row table:style-name="ro1">
          <table:table-cell office:value-type="float" office:value="3919698" calcext:value-type="float">
            <text:p>3919698</text:p>
          </table:table-cell>
          <table:table-cell table:formula="of:=[.A247]/1000/(60*60*24)" office:value-type="time" office:time-value="PT01H05M19.698S" calcext:value-type="time">
            <text:p>01:05:20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137.27" calcext:value-type="float">
            <text:p>137.27</text:p>
          </table:table-cell>
          <table:table-cell office:value-type="float" office:value="172.39" calcext:value-type="float">
            <text:p>172.39</text:p>
          </table:table-cell>
        </table:table-row>
        <table:table-row table:style-name="ro1">
          <table:table-cell office:value-type="float" office:value="3935698" calcext:value-type="float">
            <text:p>3935698</text:p>
          </table:table-cell>
          <table:table-cell table:formula="of:=[.A248]/1000/(60*60*24)" office:value-type="time" office:time-value="PT01H05M35.698S" calcext:value-type="time">
            <text:p>01:05:36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137.82" calcext:value-type="float">
            <text:p>137.82</text:p>
          </table:table-cell>
          <table:table-cell office:value-type="float" office:value="173.06" calcext:value-type="float">
            <text:p>173.06</text:p>
          </table:table-cell>
        </table:table-row>
        <table:table-row table:style-name="ro1">
          <table:table-cell office:value-type="float" office:value="3951698" calcext:value-type="float">
            <text:p>3951698</text:p>
          </table:table-cell>
          <table:table-cell table:formula="of:=[.A249]/1000/(60*60*24)" office:value-type="time" office:time-value="PT01H05M51.698S" calcext:value-type="time">
            <text:p>01:05:52</text:p>
          </table:table-cell>
          <table:table-cell office:value-type="float" office:value="1.23" calcext:value-type="float">
            <text:p>1.23</text:p>
          </table:table-cell>
          <table:table-cell office:value-type="float" office:value="123.2" calcext:value-type="float">
            <text:p>123.2</text:p>
          </table:table-cell>
          <table:table-cell office:value-type="float" office:value="151.33" calcext:value-type="float">
            <text:p>151.33</text:p>
          </table:table-cell>
          <table:table-cell office:value-type="float" office:value="138.37" calcext:value-type="float">
            <text:p>138.37</text:p>
          </table:table-cell>
          <table:table-cell office:value-type="float" office:value="173.73" calcext:value-type="float">
            <text:p>173.73</text:p>
          </table:table-cell>
        </table:table-row>
        <table:table-row table:style-name="ro1">
          <table:table-cell office:value-type="float" office:value="3967698" calcext:value-type="float">
            <text:p>3967698</text:p>
          </table:table-cell>
          <table:table-cell table:formula="of:=[.A250]/1000/(60*60*24)" office:value-type="time" office:time-value="PT01H06M07.698S" calcext:value-type="time">
            <text:p>01:06:08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138.91" calcext:value-type="float">
            <text:p>138.91</text:p>
          </table:table-cell>
          <table:table-cell office:value-type="float" office:value="174.4" calcext:value-type="float">
            <text:p>174.4</text:p>
          </table:table-cell>
        </table:table-row>
        <table:table-row table:style-name="ro1">
          <table:table-cell office:value-type="float" office:value="3983698" calcext:value-type="float">
            <text:p>3983698</text:p>
          </table:table-cell>
          <table:table-cell table:formula="of:=[.A251]/1000/(60*60*24)" office:value-type="time" office:time-value="PT01H06M23.698S" calcext:value-type="time">
            <text:p>01:06:24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139.46" calcext:value-type="float">
            <text:p>139.46</text:p>
          </table:table-cell>
          <table:table-cell office:value-type="float" office:value="175.07" calcext:value-type="float">
            <text:p>175.07</text:p>
          </table:table-cell>
        </table:table-row>
        <table:table-row table:style-name="ro1">
          <table:table-cell office:value-type="float" office:value="3999698" calcext:value-type="float">
            <text:p>3999698</text:p>
          </table:table-cell>
          <table:table-cell table:formula="of:=[.A252]/1000/(60*60*24)" office:value-type="time" office:time-value="PT01H06M39.698S" calcext:value-type="time">
            <text:p>01:06:40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140.01" calcext:value-type="float">
            <text:p>140.01</text:p>
          </table:table-cell>
          <table:table-cell office:value-type="float" office:value="175.74" calcext:value-type="float">
            <text:p>175.74</text:p>
          </table:table-cell>
        </table:table-row>
        <table:table-row table:style-name="ro1">
          <table:table-cell office:value-type="float" office:value="4015698" calcext:value-type="float">
            <text:p>4015698</text:p>
          </table:table-cell>
          <table:table-cell table:formula="of:=[.A253]/1000/(60*60*24)" office:value-type="time" office:time-value="PT01H06M55.698S" calcext:value-type="time">
            <text:p>01:06:56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140.55" calcext:value-type="float">
            <text:p>140.55</text:p>
          </table:table-cell>
          <table:table-cell office:value-type="float" office:value="176.41" calcext:value-type="float">
            <text:p>176.41</text:p>
          </table:table-cell>
        </table:table-row>
        <table:table-row table:style-name="ro1">
          <table:table-cell office:value-type="float" office:value="4031698" calcext:value-type="float">
            <text:p>4031698</text:p>
          </table:table-cell>
          <table:table-cell table:formula="of:=[.A254]/1000/(60*60*24)" office:value-type="time" office:time-value="PT01H07M11.698S" calcext:value-type="time">
            <text:p>01:07:12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141.1" calcext:value-type="float">
            <text:p>141.1</text:p>
          </table:table-cell>
          <table:table-cell office:value-type="float" office:value="177.08" calcext:value-type="float">
            <text:p>177.08</text:p>
          </table:table-cell>
        </table:table-row>
        <table:table-row table:style-name="ro1">
          <table:table-cell office:value-type="float" office:value="4047698" calcext:value-type="float">
            <text:p>4047698</text:p>
          </table:table-cell>
          <table:table-cell table:formula="of:=[.A255]/1000/(60*60*24)" office:value-type="time" office:time-value="PT01H07M27.698S" calcext:value-type="time">
            <text:p>01:07:28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141.65" calcext:value-type="float">
            <text:p>141.65</text:p>
          </table:table-cell>
          <table:table-cell office:value-type="float" office:value="177.75" calcext:value-type="float">
            <text:p>177.75</text:p>
          </table:table-cell>
        </table:table-row>
        <table:table-row table:style-name="ro1">
          <table:table-cell office:value-type="float" office:value="4063698" calcext:value-type="float">
            <text:p>4063698</text:p>
          </table:table-cell>
          <table:table-cell table:formula="of:=[.A256]/1000/(60*60*24)" office:value-type="time" office:time-value="PT01H07M43.698S" calcext:value-type="time">
            <text:p>01:07:44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142.2" calcext:value-type="float">
            <text:p>142.2</text:p>
          </table:table-cell>
          <table:table-cell office:value-type="float" office:value="178.42" calcext:value-type="float">
            <text:p>178.42</text:p>
          </table:table-cell>
        </table:table-row>
        <table:table-row table:style-name="ro1">
          <table:table-cell office:value-type="float" office:value="4079698" calcext:value-type="float">
            <text:p>4079698</text:p>
          </table:table-cell>
          <table:table-cell table:formula="of:=[.A257]/1000/(60*60*24)" office:value-type="time" office:time-value="PT01H07M59.698S" calcext:value-type="time">
            <text:p>01:08:00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142.74" calcext:value-type="float">
            <text:p>142.74</text:p>
          </table:table-cell>
          <table:table-cell office:value-type="float" office:value="179.09" calcext:value-type="float">
            <text:p>179.09</text:p>
          </table:table-cell>
        </table:table-row>
        <table:table-row table:style-name="ro1">
          <table:table-cell office:value-type="float" office:value="4095698" calcext:value-type="float">
            <text:p>4095698</text:p>
          </table:table-cell>
          <table:table-cell table:formula="of:=[.A258]/1000/(60*60*24)" office:value-type="time" office:time-value="PT01H08M15.698S" calcext:value-type="time">
            <text:p>01:08:16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143.29" calcext:value-type="float">
            <text:p>143.29</text:p>
          </table:table-cell>
          <table:table-cell office:value-type="float" office:value="179.76" calcext:value-type="float">
            <text:p>179.76</text:p>
          </table:table-cell>
        </table:table-row>
        <table:table-row table:style-name="ro1">
          <table:table-cell office:value-type="float" office:value="4111698" calcext:value-type="float">
            <text:p>4111698</text:p>
          </table:table-cell>
          <table:table-cell table:formula="of:=[.A259]/1000/(60*60*24)" office:value-type="time" office:time-value="PT01H08M31.698S" calcext:value-type="time">
            <text:p>01:08:32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143.84" calcext:value-type="float">
            <text:p>143.84</text:p>
          </table:table-cell>
          <table:table-cell office:value-type="float" office:value="180.43" calcext:value-type="float">
            <text:p>180.43</text:p>
          </table:table-cell>
        </table:table-row>
        <table:table-row table:style-name="ro1">
          <table:table-cell office:value-type="float" office:value="4127698" calcext:value-type="float">
            <text:p>4127698</text:p>
          </table:table-cell>
          <table:table-cell table:formula="of:=[.A260]/1000/(60*60*24)" office:value-type="time" office:time-value="PT01H08M47.698S" calcext:value-type="time">
            <text:p>01:08:48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144.38" calcext:value-type="float">
            <text:p>144.38</text:p>
          </table:table-cell>
          <table:table-cell office:value-type="float" office:value="181.1" calcext:value-type="float">
            <text:p>181.1</text:p>
          </table:table-cell>
        </table:table-row>
        <table:table-row table:style-name="ro1">
          <table:table-cell office:value-type="float" office:value="4143698" calcext:value-type="float">
            <text:p>4143698</text:p>
          </table:table-cell>
          <table:table-cell table:formula="of:=[.A261]/1000/(60*60*24)" office:value-type="time" office:time-value="PT01H09M03.698S" calcext:value-type="time">
            <text:p>01:09:04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144.93" calcext:value-type="float">
            <text:p>144.93</text:p>
          </table:table-cell>
          <table:table-cell office:value-type="float" office:value="181.77" calcext:value-type="float">
            <text:p>181.77</text:p>
          </table:table-cell>
        </table:table-row>
        <table:table-row table:style-name="ro1">
          <table:table-cell office:value-type="float" office:value="4159698" calcext:value-type="float">
            <text:p>4159698</text:p>
          </table:table-cell>
          <table:table-cell table:formula="of:=[.A262]/1000/(60*60*24)" office:value-type="time" office:time-value="PT01H09M19.698S" calcext:value-type="time">
            <text:p>01:09:20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145.48" calcext:value-type="float">
            <text:p>145.48</text:p>
          </table:table-cell>
          <table:table-cell office:value-type="float" office:value="182.44" calcext:value-type="float">
            <text:p>182.44</text:p>
          </table:table-cell>
        </table:table-row>
        <table:table-row table:style-name="ro1">
          <table:table-cell office:value-type="float" office:value="4175698" calcext:value-type="float">
            <text:p>4175698</text:p>
          </table:table-cell>
          <table:table-cell table:formula="of:=[.A263]/1000/(60*60*24)" office:value-type="time" office:time-value="PT01H09M35.698S" calcext:value-type="time">
            <text:p>01:09:36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146.02" calcext:value-type="float">
            <text:p>146.02</text:p>
          </table:table-cell>
          <table:table-cell office:value-type="float" office:value="183.1" calcext:value-type="float">
            <text:p>183.1</text:p>
          </table:table-cell>
        </table:table-row>
        <table:table-row table:style-name="ro1">
          <table:table-cell office:value-type="float" office:value="4191698" calcext:value-type="float">
            <text:p>4191698</text:p>
          </table:table-cell>
          <table:table-cell table:formula="of:=[.A264]/1000/(60*60*24)" office:value-type="time" office:time-value="PT01H09M51.698S" calcext:value-type="time">
            <text:p>01:09:52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146.57" calcext:value-type="float">
            <text:p>146.57</text:p>
          </table:table-cell>
          <table:table-cell office:value-type="float" office:value="183.77" calcext:value-type="float">
            <text:p>183.77</text:p>
          </table:table-cell>
        </table:table-row>
        <table:table-row table:style-name="ro1">
          <table:table-cell office:value-type="float" office:value="4207698" calcext:value-type="float">
            <text:p>4207698</text:p>
          </table:table-cell>
          <table:table-cell table:formula="of:=[.A265]/1000/(60*60*24)" office:value-type="time" office:time-value="PT01H10M07.698S" calcext:value-type="time">
            <text:p>01:10:08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147.12" calcext:value-type="float">
            <text:p>147.12</text:p>
          </table:table-cell>
          <table:table-cell office:value-type="float" office:value="184.44" calcext:value-type="float">
            <text:p>184.44</text:p>
          </table:table-cell>
        </table:table-row>
        <table:table-row table:style-name="ro1">
          <table:table-cell office:value-type="float" office:value="4223698" calcext:value-type="float">
            <text:p>4223698</text:p>
          </table:table-cell>
          <table:table-cell table:formula="of:=[.A266]/1000/(60*60*24)" office:value-type="time" office:time-value="PT01H10M23.698S" calcext:value-type="time">
            <text:p>01:10:24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147.66" calcext:value-type="float">
            <text:p>147.66</text:p>
          </table:table-cell>
          <table:table-cell office:value-type="float" office:value="185.11" calcext:value-type="float">
            <text:p>185.11</text:p>
          </table:table-cell>
        </table:table-row>
        <table:table-row table:style-name="ro1">
          <table:table-cell office:value-type="float" office:value="4239698" calcext:value-type="float">
            <text:p>4239698</text:p>
          </table:table-cell>
          <table:table-cell table:formula="of:=[.A267]/1000/(60*60*24)" office:value-type="time" office:time-value="PT01H10M39.698S" calcext:value-type="time">
            <text:p>01:10:40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148.21" calcext:value-type="float">
            <text:p>148.21</text:p>
          </table:table-cell>
          <table:table-cell office:value-type="float" office:value="185.78" calcext:value-type="float">
            <text:p>185.78</text:p>
          </table:table-cell>
        </table:table-row>
        <table:table-row table:style-name="ro1">
          <table:table-cell office:value-type="float" office:value="4255698" calcext:value-type="float">
            <text:p>4255698</text:p>
          </table:table-cell>
          <table:table-cell table:formula="of:=[.A268]/1000/(60*60*24)" office:value-type="time" office:time-value="PT01H10M55.698S" calcext:value-type="time">
            <text:p>01:10:56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148.76" calcext:value-type="float">
            <text:p>148.76</text:p>
          </table:table-cell>
          <table:table-cell office:value-type="float" office:value="186.45" calcext:value-type="float">
            <text:p>186.45</text:p>
          </table:table-cell>
        </table:table-row>
        <table:table-row table:style-name="ro1">
          <table:table-cell office:value-type="float" office:value="4271698" calcext:value-type="float">
            <text:p>4271698</text:p>
          </table:table-cell>
          <table:table-cell table:formula="of:=[.A269]/1000/(60*60*24)" office:value-type="time" office:time-value="PT01H11M11.698S" calcext:value-type="time">
            <text:p>01:11:12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149.3" calcext:value-type="float">
            <text:p>149.3</text:p>
          </table:table-cell>
          <table:table-cell office:value-type="float" office:value="187.12" calcext:value-type="float">
            <text:p>187.12</text:p>
          </table:table-cell>
        </table:table-row>
        <table:table-row table:style-name="ro1">
          <table:table-cell office:value-type="float" office:value="4287698" calcext:value-type="float">
            <text:p>4287698</text:p>
          </table:table-cell>
          <table:table-cell table:formula="of:=[.A270]/1000/(60*60*24)" office:value-type="time" office:time-value="PT01H11M27.698S" calcext:value-type="time">
            <text:p>01:11:28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149.85" calcext:value-type="float">
            <text:p>149.85</text:p>
          </table:table-cell>
          <table:table-cell office:value-type="float" office:value="187.79" calcext:value-type="float">
            <text:p>187.79</text:p>
          </table:table-cell>
        </table:table-row>
        <table:table-row table:style-name="ro1">
          <table:table-cell office:value-type="float" office:value="4303698" calcext:value-type="float">
            <text:p>4303698</text:p>
          </table:table-cell>
          <table:table-cell table:formula="of:=[.A271]/1000/(60*60*24)" office:value-type="time" office:time-value="PT01H11M43.698S" calcext:value-type="time">
            <text:p>01:11:44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150.4" calcext:value-type="float">
            <text:p>150.4</text:p>
          </table:table-cell>
          <table:table-cell office:value-type="float" office:value="188.46" calcext:value-type="float">
            <text:p>188.46</text:p>
          </table:table-cell>
        </table:table-row>
        <table:table-row table:style-name="ro1">
          <table:table-cell office:value-type="float" office:value="4319698" calcext:value-type="float">
            <text:p>4319698</text:p>
          </table:table-cell>
          <table:table-cell table:formula="of:=[.A272]/1000/(60*60*24)" office:value-type="time" office:time-value="PT01H11M59.698S" calcext:value-type="time">
            <text:p>01:12:00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150.94" calcext:value-type="float">
            <text:p>150.94</text:p>
          </table:table-cell>
          <table:table-cell office:value-type="float" office:value="189.13" calcext:value-type="float">
            <text:p>189.13</text:p>
          </table:table-cell>
        </table:table-row>
        <table:table-row table:style-name="ro1">
          <table:table-cell office:value-type="float" office:value="4335698" calcext:value-type="float">
            <text:p>4335698</text:p>
          </table:table-cell>
          <table:table-cell table:formula="of:=[.A273]/1000/(60*60*24)" office:value-type="time" office:time-value="PT01H12M15.698S" calcext:value-type="time">
            <text:p>01:12:16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151.49" calcext:value-type="float">
            <text:p>151.49</text:p>
          </table:table-cell>
          <table:table-cell office:value-type="float" office:value="189.8" calcext:value-type="float">
            <text:p>189.8</text:p>
          </table:table-cell>
        </table:table-row>
        <table:table-row table:style-name="ro1">
          <table:table-cell office:value-type="float" office:value="4351698" calcext:value-type="float">
            <text:p>4351698</text:p>
          </table:table-cell>
          <table:table-cell table:formula="of:=[.A274]/1000/(60*60*24)" office:value-type="time" office:time-value="PT01H12M31.698S" calcext:value-type="time">
            <text:p>01:12:32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152.04" calcext:value-type="float">
            <text:p>152.04</text:p>
          </table:table-cell>
          <table:table-cell office:value-type="float" office:value="190.47" calcext:value-type="float">
            <text:p>190.47</text:p>
          </table:table-cell>
        </table:table-row>
        <table:table-row table:style-name="ro1">
          <table:table-cell office:value-type="float" office:value="4367698" calcext:value-type="float">
            <text:p>4367698</text:p>
          </table:table-cell>
          <table:table-cell table:formula="of:=[.A275]/1000/(60*60*24)" office:value-type="time" office:time-value="PT01H12M47.698S" calcext:value-type="time">
            <text:p>01:12:48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152.58" calcext:value-type="float">
            <text:p>152.58</text:p>
          </table:table-cell>
          <table:table-cell office:value-type="float" office:value="191.13" calcext:value-type="float">
            <text:p>191.13</text:p>
          </table:table-cell>
        </table:table-row>
        <table:table-row table:style-name="ro1">
          <table:table-cell office:value-type="float" office:value="4383698" calcext:value-type="float">
            <text:p>4383698</text:p>
          </table:table-cell>
          <table:table-cell table:formula="of:=[.A276]/1000/(60*60*24)" office:value-type="time" office:time-value="PT01H13M03.698S" calcext:value-type="time">
            <text:p>01:13:04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153.13" calcext:value-type="float">
            <text:p>153.13</text:p>
          </table:table-cell>
          <table:table-cell office:value-type="float" office:value="191.8" calcext:value-type="float">
            <text:p>191.8</text:p>
          </table:table-cell>
        </table:table-row>
        <table:table-row table:style-name="ro1">
          <table:table-cell office:value-type="float" office:value="4399698" calcext:value-type="float">
            <text:p>4399698</text:p>
          </table:table-cell>
          <table:table-cell table:formula="of:=[.A277]/1000/(60*60*24)" office:value-type="time" office:time-value="PT01H13M19.698S" calcext:value-type="time">
            <text:p>01:13:20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153.68" calcext:value-type="float">
            <text:p>153.68</text:p>
          </table:table-cell>
          <table:table-cell office:value-type="float" office:value="192.47" calcext:value-type="float">
            <text:p>192.47</text:p>
          </table:table-cell>
        </table:table-row>
        <table:table-row table:style-name="ro1">
          <table:table-cell office:value-type="float" office:value="4415698" calcext:value-type="float">
            <text:p>4415698</text:p>
          </table:table-cell>
          <table:table-cell table:formula="of:=[.A278]/1000/(60*60*24)" office:value-type="time" office:time-value="PT01H13M35.698S" calcext:value-type="time">
            <text:p>01:13:36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49.97" calcext:value-type="float">
            <text:p>149.97</text:p>
          </table:table-cell>
          <table:table-cell office:value-type="float" office:value="154.22" calcext:value-type="float">
            <text:p>154.22</text:p>
          </table:table-cell>
          <table:table-cell office:value-type="float" office:value="193.14" calcext:value-type="float">
            <text:p>193.14</text:p>
          </table:table-cell>
        </table:table-row>
        <table:table-row table:style-name="ro1">
          <table:table-cell office:value-type="float" office:value="4431698" calcext:value-type="float">
            <text:p>4431698</text:p>
          </table:table-cell>
          <table:table-cell table:formula="of:=[.A279]/1000/(60*60*24)" office:value-type="time" office:time-value="PT01H13M51.698S" calcext:value-type="time">
            <text:p>01:13:52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154.77" calcext:value-type="float">
            <text:p>154.77</text:p>
          </table:table-cell>
          <table:table-cell office:value-type="float" office:value="193.81" calcext:value-type="float">
            <text:p>193.81</text:p>
          </table:table-cell>
        </table:table-row>
        <table:table-row table:style-name="ro1">
          <table:table-cell office:value-type="float" office:value="4447698" calcext:value-type="float">
            <text:p>4447698</text:p>
          </table:table-cell>
          <table:table-cell table:formula="of:=[.A280]/1000/(60*60*24)" office:value-type="time" office:time-value="PT01H14M07.698S" calcext:value-type="time">
            <text:p>01:14:08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155.31" calcext:value-type="float">
            <text:p>155.31</text:p>
          </table:table-cell>
          <table:table-cell office:value-type="float" office:value="194.48" calcext:value-type="float">
            <text:p>194.48</text:p>
          </table:table-cell>
        </table:table-row>
        <table:table-row table:style-name="ro1">
          <table:table-cell office:value-type="float" office:value="4463698" calcext:value-type="float">
            <text:p>4463698</text:p>
          </table:table-cell>
          <table:table-cell table:formula="of:=[.A281]/1000/(60*60*24)" office:value-type="time" office:time-value="PT01H14M23.698S" calcext:value-type="time">
            <text:p>01:14:24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155.86" calcext:value-type="float">
            <text:p>155.86</text:p>
          </table:table-cell>
          <table:table-cell office:value-type="float" office:value="195.15" calcext:value-type="float">
            <text:p>195.15</text:p>
          </table:table-cell>
        </table:table-row>
        <table:table-row table:style-name="ro1">
          <table:table-cell office:value-type="float" office:value="4479698" calcext:value-type="float">
            <text:p>4479698</text:p>
          </table:table-cell>
          <table:table-cell table:formula="of:=[.A282]/1000/(60*60*24)" office:value-type="time" office:time-value="PT01H14M39.698S" calcext:value-type="time">
            <text:p>01:14:40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156.41" calcext:value-type="float">
            <text:p>156.41</text:p>
          </table:table-cell>
          <table:table-cell office:value-type="float" office:value="195.81" calcext:value-type="float">
            <text:p>195.81</text:p>
          </table:table-cell>
        </table:table-row>
        <table:table-row table:style-name="ro1">
          <table:table-cell office:value-type="float" office:value="4495698" calcext:value-type="float">
            <text:p>4495698</text:p>
          </table:table-cell>
          <table:table-cell table:formula="of:=[.A283]/1000/(60*60*24)" office:value-type="time" office:time-value="PT01H14M55.698S" calcext:value-type="time">
            <text:p>01:14:56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156.95" calcext:value-type="float">
            <text:p>156.95</text:p>
          </table:table-cell>
          <table:table-cell office:value-type="float" office:value="196.48" calcext:value-type="float">
            <text:p>196.48</text:p>
          </table:table-cell>
        </table:table-row>
        <table:table-row table:style-name="ro1">
          <table:table-cell office:value-type="float" office:value="4511698" calcext:value-type="float">
            <text:p>4511698</text:p>
          </table:table-cell>
          <table:table-cell table:formula="of:=[.A284]/1000/(60*60*24)" office:value-type="time" office:time-value="PT01H15M11.698S" calcext:value-type="time">
            <text:p>01:15:12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49.97" calcext:value-type="float">
            <text:p>149.97</text:p>
          </table:table-cell>
          <table:table-cell office:value-type="float" office:value="157.5" calcext:value-type="float">
            <text:p>157.5</text:p>
          </table:table-cell>
          <table:table-cell office:value-type="float" office:value="197.15" calcext:value-type="float">
            <text:p>197.15</text:p>
          </table:table-cell>
        </table:table-row>
        <table:table-row table:style-name="ro1">
          <table:table-cell office:value-type="float" office:value="4527698" calcext:value-type="float">
            <text:p>4527698</text:p>
          </table:table-cell>
          <table:table-cell table:formula="of:=[.A285]/1000/(60*60*24)" office:value-type="time" office:time-value="PT01H15M27.698S" calcext:value-type="time">
            <text:p>01:15:28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158.05" calcext:value-type="float">
            <text:p>158.05</text:p>
          </table:table-cell>
          <table:table-cell office:value-type="float" office:value="197.82" calcext:value-type="float">
            <text:p>197.82</text:p>
          </table:table-cell>
        </table:table-row>
        <table:table-row table:style-name="ro1">
          <table:table-cell office:value-type="float" office:value="4543698" calcext:value-type="float">
            <text:p>4543698</text:p>
          </table:table-cell>
          <table:table-cell table:formula="of:=[.A286]/1000/(60*60*24)" office:value-type="time" office:time-value="PT01H15M43.698S" calcext:value-type="time">
            <text:p>01:15:44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49.97" calcext:value-type="float">
            <text:p>149.97</text:p>
          </table:table-cell>
          <table:table-cell office:value-type="float" office:value="158.59" calcext:value-type="float">
            <text:p>158.59</text:p>
          </table:table-cell>
          <table:table-cell office:value-type="float" office:value="198.49" calcext:value-type="float">
            <text:p>198.49</text:p>
          </table:table-cell>
        </table:table-row>
        <table:table-row table:style-name="ro1">
          <table:table-cell office:value-type="float" office:value="4559698" calcext:value-type="float">
            <text:p>4559698</text:p>
          </table:table-cell>
          <table:table-cell table:formula="of:=[.A287]/1000/(60*60*24)" office:value-type="time" office:time-value="PT01H15M59.698S" calcext:value-type="time">
            <text:p>01:16:00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49.97" calcext:value-type="float">
            <text:p>149.97</text:p>
          </table:table-cell>
          <table:table-cell office:value-type="float" office:value="159.14" calcext:value-type="float">
            <text:p>159.14</text:p>
          </table:table-cell>
          <table:table-cell office:value-type="float" office:value="199.15" calcext:value-type="float">
            <text:p>199.15</text:p>
          </table:table-cell>
        </table:table-row>
        <table:table-row table:style-name="ro1">
          <table:table-cell office:value-type="float" office:value="4575698" calcext:value-type="float">
            <text:p>4575698</text:p>
          </table:table-cell>
          <table:table-cell table:formula="of:=[.A288]/1000/(60*60*24)" office:value-type="time" office:time-value="PT01H16M15.698S" calcext:value-type="time">
            <text:p>01:16:16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49.97" calcext:value-type="float">
            <text:p>149.97</text:p>
          </table:table-cell>
          <table:table-cell office:value-type="float" office:value="159.68" calcext:value-type="float">
            <text:p>159.68</text:p>
          </table:table-cell>
          <table:table-cell office:value-type="float" office:value="199.82" calcext:value-type="float">
            <text:p>199.82</text:p>
          </table:table-cell>
        </table:table-row>
        <table:table-row table:style-name="ro1">
          <table:table-cell office:value-type="float" office:value="4591698" calcext:value-type="float">
            <text:p>4591698</text:p>
          </table:table-cell>
          <table:table-cell table:formula="of:=[.A289]/1000/(60*60*24)" office:value-type="time" office:time-value="PT01H16M31.698S" calcext:value-type="time">
            <text:p>01:16:32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49.97" calcext:value-type="float">
            <text:p>149.97</text:p>
          </table:table-cell>
          <table:table-cell office:value-type="float" office:value="160.23" calcext:value-type="float">
            <text:p>160.23</text:p>
          </table:table-cell>
          <table:table-cell office:value-type="float" office:value="200.49" calcext:value-type="float">
            <text:p>200.49</text:p>
          </table:table-cell>
        </table:table-row>
        <table:table-row table:style-name="ro1">
          <table:table-cell office:value-type="float" office:value="4607698" calcext:value-type="float">
            <text:p>4607698</text:p>
          </table:table-cell>
          <table:table-cell table:formula="of:=[.A290]/1000/(60*60*24)" office:value-type="time" office:time-value="PT01H16M47.698S" calcext:value-type="time">
            <text:p>01:16:48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160.78" calcext:value-type="float">
            <text:p>160.78</text:p>
          </table:table-cell>
          <table:table-cell office:value-type="float" office:value="201.16" calcext:value-type="float">
            <text:p>201.16</text:p>
          </table:table-cell>
        </table:table-row>
        <table:table-row table:style-name="ro1">
          <table:table-cell office:value-type="float" office:value="4623698" calcext:value-type="float">
            <text:p>4623698</text:p>
          </table:table-cell>
          <table:table-cell table:formula="of:=[.A291]/1000/(60*60*24)" office:value-type="time" office:time-value="PT01H17M03.698S" calcext:value-type="time">
            <text:p>01:17:04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49.97" calcext:value-type="float">
            <text:p>149.97</text:p>
          </table:table-cell>
          <table:table-cell office:value-type="float" office:value="161.32" calcext:value-type="float">
            <text:p>161.32</text:p>
          </table:table-cell>
          <table:table-cell office:value-type="float" office:value="201.82" calcext:value-type="float">
            <text:p>201.82</text:p>
          </table:table-cell>
        </table:table-row>
        <table:table-row table:style-name="ro1">
          <table:table-cell office:value-type="float" office:value="4639698" calcext:value-type="float">
            <text:p>4639698</text:p>
          </table:table-cell>
          <table:table-cell table:formula="of:=[.A292]/1000/(60*60*24)" office:value-type="time" office:time-value="PT01H17M19.698S" calcext:value-type="time">
            <text:p>01:17:20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161.87" calcext:value-type="float">
            <text:p>161.87</text:p>
          </table:table-cell>
          <table:table-cell office:value-type="float" office:value="202.49" calcext:value-type="float">
            <text:p>202.49</text:p>
          </table:table-cell>
        </table:table-row>
        <table:table-row table:style-name="ro1">
          <table:table-cell office:value-type="float" office:value="4655698" calcext:value-type="float">
            <text:p>4655698</text:p>
          </table:table-cell>
          <table:table-cell table:formula="of:=[.A293]/1000/(60*60*24)" office:value-type="time" office:time-value="PT01H17M35.698S" calcext:value-type="time">
            <text:p>01:17:36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50.34" calcext:value-type="float">
            <text:p>150.34</text:p>
          </table:table-cell>
          <table:table-cell office:value-type="float" office:value="162.41" calcext:value-type="float">
            <text:p>162.41</text:p>
          </table:table-cell>
          <table:table-cell office:value-type="float" office:value="203.16" calcext:value-type="float">
            <text:p>203.16</text:p>
          </table:table-cell>
        </table:table-row>
        <table:table-row table:style-name="ro1">
          <table:table-cell office:value-type="float" office:value="4671698" calcext:value-type="float">
            <text:p>4671698</text:p>
          </table:table-cell>
          <table:table-cell table:formula="of:=[.A294]/1000/(60*60*24)" office:value-type="time" office:time-value="PT01H17M51.698S" calcext:value-type="time">
            <text:p>01:17:52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49.97" calcext:value-type="float">
            <text:p>149.97</text:p>
          </table:table-cell>
          <table:table-cell office:value-type="float" office:value="162.96" calcext:value-type="float">
            <text:p>162.96</text:p>
          </table:table-cell>
          <table:table-cell office:value-type="float" office:value="203.83" calcext:value-type="float">
            <text:p>203.83</text:p>
          </table:table-cell>
        </table:table-row>
        <table:table-row table:style-name="ro1">
          <table:table-cell office:value-type="float" office:value="4687698" calcext:value-type="float">
            <text:p>4687698</text:p>
          </table:table-cell>
          <table:table-cell table:formula="of:=[.A295]/1000/(60*60*24)" office:value-type="time" office:time-value="PT01H18M07.698S" calcext:value-type="time">
            <text:p>01:18:08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163.51" calcext:value-type="float">
            <text:p>163.51</text:p>
          </table:table-cell>
          <table:table-cell office:value-type="float" office:value="204.49" calcext:value-type="float">
            <text:p>204.49</text:p>
          </table:table-cell>
        </table:table-row>
        <table:table-row table:style-name="ro1">
          <table:table-cell office:value-type="float" office:value="4703698" calcext:value-type="float">
            <text:p>4703698</text:p>
          </table:table-cell>
          <table:table-cell table:formula="of:=[.A296]/1000/(60*60*24)" office:value-type="time" office:time-value="PT01H18M23.698S" calcext:value-type="time">
            <text:p>01:18:24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50.34" calcext:value-type="float">
            <text:p>150.34</text:p>
          </table:table-cell>
          <table:table-cell office:value-type="float" office:value="164.05" calcext:value-type="float">
            <text:p>164.05</text:p>
          </table:table-cell>
          <table:table-cell office:value-type="float" office:value="205.16" calcext:value-type="float">
            <text:p>205.16</text:p>
          </table:table-cell>
        </table:table-row>
        <table:table-row table:style-name="ro1">
          <table:table-cell office:value-type="float" office:value="4719698" calcext:value-type="float">
            <text:p>4719698</text:p>
          </table:table-cell>
          <table:table-cell table:formula="of:=[.A297]/1000/(60*60*24)" office:value-type="time" office:time-value="PT01H18M39.698S" calcext:value-type="time">
            <text:p>01:18:40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164.6" calcext:value-type="float">
            <text:p>164.6</text:p>
          </table:table-cell>
          <table:table-cell office:value-type="float" office:value="205.83" calcext:value-type="float">
            <text:p>205.83</text:p>
          </table:table-cell>
        </table:table-row>
        <table:table-row table:style-name="ro1">
          <table:table-cell office:value-type="float" office:value="4735698" calcext:value-type="float">
            <text:p>4735698</text:p>
          </table:table-cell>
          <table:table-cell table:formula="of:=[.A298]/1000/(60*60*24)" office:value-type="time" office:time-value="PT01H18M55.698S" calcext:value-type="time">
            <text:p>01:18:56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50.34" calcext:value-type="float">
            <text:p>150.34</text:p>
          </table:table-cell>
          <table:table-cell office:value-type="float" office:value="165.14" calcext:value-type="float">
            <text:p>165.14</text:p>
          </table:table-cell>
          <table:table-cell office:value-type="float" office:value="206.49" calcext:value-type="float">
            <text:p>206.49</text:p>
          </table:table-cell>
        </table:table-row>
        <table:table-row table:style-name="ro1">
          <table:table-cell office:value-type="float" office:value="4751698" calcext:value-type="float">
            <text:p>4751698</text:p>
          </table:table-cell>
          <table:table-cell table:formula="of:=[.A299]/1000/(60*60*24)" office:value-type="time" office:time-value="PT01H19M11.698S" calcext:value-type="time">
            <text:p>01:19:12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165.69" calcext:value-type="float">
            <text:p>165.69</text:p>
          </table:table-cell>
          <table:table-cell office:value-type="float" office:value="207.16" calcext:value-type="float">
            <text:p>207.16</text:p>
          </table:table-cell>
        </table:table-row>
        <table:table-row table:style-name="ro1">
          <table:table-cell office:value-type="float" office:value="4767698" calcext:value-type="float">
            <text:p>4767698</text:p>
          </table:table-cell>
          <table:table-cell table:formula="of:=[.A300]/1000/(60*60*24)" office:value-type="time" office:time-value="PT01H19M27.698S" calcext:value-type="time">
            <text:p>01:19:28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166.24" calcext:value-type="float">
            <text:p>166.24</text:p>
          </table:table-cell>
          <table:table-cell office:value-type="float" office:value="207.83" calcext:value-type="float">
            <text:p>207.83</text:p>
          </table:table-cell>
        </table:table-row>
        <table:table-row table:style-name="ro1">
          <table:table-cell office:value-type="float" office:value="4783698" calcext:value-type="float">
            <text:p>4783698</text:p>
          </table:table-cell>
          <table:table-cell table:formula="of:=[.A301]/1000/(60*60*24)" office:value-type="time" office:time-value="PT01H19M43.698S" calcext:value-type="time">
            <text:p>01:19:44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166.78" calcext:value-type="float">
            <text:p>166.78</text:p>
          </table:table-cell>
          <table:table-cell office:value-type="float" office:value="208.49" calcext:value-type="float">
            <text:p>208.49</text:p>
          </table:table-cell>
        </table:table-row>
        <table:table-row table:style-name="ro1">
          <table:table-cell office:value-type="float" office:value="4799698" calcext:value-type="float">
            <text:p>4799698</text:p>
          </table:table-cell>
          <table:table-cell table:formula="of:=[.A302]/1000/(60*60*24)" office:value-type="time" office:time-value="PT01H19M59.698S" calcext:value-type="time">
            <text:p>01:20:00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167.33" calcext:value-type="float">
            <text:p>167.33</text:p>
          </table:table-cell>
          <table:table-cell office:value-type="float" office:value="209.16" calcext:value-type="float">
            <text:p>209.16</text:p>
          </table:table-cell>
        </table:table-row>
        <table:table-row table:style-name="ro1">
          <table:table-cell office:value-type="float" office:value="4815698" calcext:value-type="float">
            <text:p>4815698</text:p>
          </table:table-cell>
          <table:table-cell table:formula="of:=[.A303]/1000/(60*60*24)" office:value-type="time" office:time-value="PT01H20M15.698S" calcext:value-type="time">
            <text:p>01:20:16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50.34" calcext:value-type="float">
            <text:p>150.34</text:p>
          </table:table-cell>
          <table:table-cell office:value-type="float" office:value="167.87" calcext:value-type="float">
            <text:p>167.87</text:p>
          </table:table-cell>
          <table:table-cell office:value-type="float" office:value="209.83" calcext:value-type="float">
            <text:p>209.83</text:p>
          </table:table-cell>
        </table:table-row>
        <table:table-row table:style-name="ro1">
          <table:table-cell office:value-type="float" office:value="4831698" calcext:value-type="float">
            <text:p>4831698</text:p>
          </table:table-cell>
          <table:table-cell table:formula="of:=[.A304]/1000/(60*60*24)" office:value-type="time" office:time-value="PT01H20M31.698S" calcext:value-type="time">
            <text:p>01:20:32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50.34" calcext:value-type="float">
            <text:p>150.34</text:p>
          </table:table-cell>
          <table:table-cell office:value-type="float" office:value="168.42" calcext:value-type="float">
            <text:p>168.42</text:p>
          </table:table-cell>
          <table:table-cell office:value-type="float" office:value="210.49" calcext:value-type="float">
            <text:p>210.49</text:p>
          </table:table-cell>
        </table:table-row>
        <table:table-row table:style-name="ro1">
          <table:table-cell office:value-type="float" office:value="4847698" calcext:value-type="float">
            <text:p>4847698</text:p>
          </table:table-cell>
          <table:table-cell table:formula="of:=[.A305]/1000/(60*60*24)" office:value-type="time" office:time-value="PT01H20M47.698S" calcext:value-type="time">
            <text:p>01:20:48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168.97" calcext:value-type="float">
            <text:p>168.97</text:p>
          </table:table-cell>
          <table:table-cell office:value-type="float" office:value="211.16" calcext:value-type="float">
            <text:p>211.16</text:p>
          </table:table-cell>
        </table:table-row>
        <table:table-row table:style-name="ro1">
          <table:table-cell office:value-type="float" office:value="4863698" calcext:value-type="float">
            <text:p>4863698</text:p>
          </table:table-cell>
          <table:table-cell table:formula="of:=[.A306]/1000/(60*60*24)" office:value-type="time" office:time-value="PT01H21M03.698S" calcext:value-type="time">
            <text:p>01:21:04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169.51" calcext:value-type="float">
            <text:p>169.51</text:p>
          </table:table-cell>
          <table:table-cell office:value-type="float" office:value="211.83" calcext:value-type="float">
            <text:p>211.83</text:p>
          </table:table-cell>
        </table:table-row>
        <table:table-row table:style-name="ro1">
          <table:table-cell office:value-type="float" office:value="4879698" calcext:value-type="float">
            <text:p>4879698</text:p>
          </table:table-cell>
          <table:table-cell table:formula="of:=[.A307]/1000/(60*60*24)" office:value-type="time" office:time-value="PT01H21M19.698S" calcext:value-type="time">
            <text:p>01:21:20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170.06" calcext:value-type="float">
            <text:p>170.06</text:p>
          </table:table-cell>
          <table:table-cell office:value-type="float" office:value="212.49" calcext:value-type="float">
            <text:p>212.49</text:p>
          </table:table-cell>
        </table:table-row>
        <table:table-row table:style-name="ro1">
          <table:table-cell office:value-type="float" office:value="4895698" calcext:value-type="float">
            <text:p>4895698</text:p>
          </table:table-cell>
          <table:table-cell table:formula="of:=[.A308]/1000/(60*60*24)" office:value-type="time" office:time-value="PT01H21M35.698S" calcext:value-type="time">
            <text:p>01:21:36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170.6" calcext:value-type="float">
            <text:p>170.6</text:p>
          </table:table-cell>
          <table:table-cell office:value-type="float" office:value="213.16" calcext:value-type="float">
            <text:p>213.16</text:p>
          </table:table-cell>
        </table:table-row>
        <table:table-row table:style-name="ro1">
          <table:table-cell office:value-type="float" office:value="4911698" calcext:value-type="float">
            <text:p>4911698</text:p>
          </table:table-cell>
          <table:table-cell table:formula="of:=[.A309]/1000/(60*60*24)" office:value-type="time" office:time-value="PT01H21M51.698S" calcext:value-type="time">
            <text:p>01:21:52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171.15" calcext:value-type="float">
            <text:p>171.15</text:p>
          </table:table-cell>
          <table:table-cell office:value-type="float" office:value="213.82" calcext:value-type="float">
            <text:p>213.82</text:p>
          </table:table-cell>
        </table:table-row>
        <table:table-row table:style-name="ro1">
          <table:table-cell office:value-type="float" office:value="4927698" calcext:value-type="float">
            <text:p>4927698</text:p>
          </table:table-cell>
          <table:table-cell table:formula="of:=[.A310]/1000/(60*60*24)" office:value-type="time" office:time-value="PT01H22M07.698S" calcext:value-type="time">
            <text:p>01:22:08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50.34" calcext:value-type="float">
            <text:p>150.34</text:p>
          </table:table-cell>
          <table:table-cell office:value-type="float" office:value="171.69" calcext:value-type="float">
            <text:p>171.69</text:p>
          </table:table-cell>
          <table:table-cell office:value-type="float" office:value="214.49" calcext:value-type="float">
            <text:p>214.49</text:p>
          </table:table-cell>
        </table:table-row>
        <table:table-row table:style-name="ro1">
          <table:table-cell office:value-type="float" office:value="4943698" calcext:value-type="float">
            <text:p>4943698</text:p>
          </table:table-cell>
          <table:table-cell table:formula="of:=[.A311]/1000/(60*60*24)" office:value-type="time" office:time-value="PT01H22M23.698S" calcext:value-type="time">
            <text:p>01:22:24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172.24" calcext:value-type="float">
            <text:p>172.24</text:p>
          </table:table-cell>
          <table:table-cell office:value-type="float" office:value="215.16" calcext:value-type="float">
            <text:p>215.16</text:p>
          </table:table-cell>
        </table:table-row>
        <table:table-row table:style-name="ro1">
          <table:table-cell office:value-type="float" office:value="4959698" calcext:value-type="float">
            <text:p>4959698</text:p>
          </table:table-cell>
          <table:table-cell table:formula="of:=[.A312]/1000/(60*60*24)" office:value-type="time" office:time-value="PT01H22M39.698S" calcext:value-type="time">
            <text:p>01:22:40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172.79" calcext:value-type="float">
            <text:p>172.79</text:p>
          </table:table-cell>
          <table:table-cell office:value-type="float" office:value="215.82" calcext:value-type="float">
            <text:p>215.82</text:p>
          </table:table-cell>
        </table:table-row>
        <table:table-row table:style-name="ro1">
          <table:table-cell office:value-type="float" office:value="4975698" calcext:value-type="float">
            <text:p>4975698</text:p>
          </table:table-cell>
          <table:table-cell table:formula="of:=[.A313]/1000/(60*60*24)" office:value-type="time" office:time-value="PT01H22M55.698S" calcext:value-type="time">
            <text:p>01:22:56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173.33" calcext:value-type="float">
            <text:p>173.33</text:p>
          </table:table-cell>
          <table:table-cell office:value-type="float" office:value="216.49" calcext:value-type="float">
            <text:p>216.49</text:p>
          </table:table-cell>
        </table:table-row>
        <table:table-row table:style-name="ro1">
          <table:table-cell office:value-type="float" office:value="4991698" calcext:value-type="float">
            <text:p>4991698</text:p>
          </table:table-cell>
          <table:table-cell table:formula="of:=[.A314]/1000/(60*60*24)" office:value-type="time" office:time-value="PT01H23M11.698S" calcext:value-type="time">
            <text:p>01:23:12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50.22" calcext:value-type="float">
            <text:p>150.22</text:p>
          </table:table-cell>
          <table:table-cell office:value-type="float" office:value="173.88" calcext:value-type="float">
            <text:p>173.88</text:p>
          </table:table-cell>
          <table:table-cell office:value-type="float" office:value="217.16" calcext:value-type="float">
            <text:p>217.16</text:p>
          </table:table-cell>
        </table:table-row>
        <table:table-row table:style-name="ro1">
          <table:table-cell office:value-type="float" office:value="5007698" calcext:value-type="float">
            <text:p>5007698</text:p>
          </table:table-cell>
          <table:table-cell table:formula="of:=[.A315]/1000/(60*60*24)" office:value-type="time" office:time-value="PT01H23M27.698S" calcext:value-type="time">
            <text:p>01:23:28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174.42" calcext:value-type="float">
            <text:p>174.42</text:p>
          </table:table-cell>
          <table:table-cell office:value-type="float" office:value="217.82" calcext:value-type="float">
            <text:p>217.82</text:p>
          </table:table-cell>
        </table:table-row>
        <table:table-row table:style-name="ro1">
          <table:table-cell office:value-type="float" office:value="5023698" calcext:value-type="float">
            <text:p>5023698</text:p>
          </table:table-cell>
          <table:table-cell table:formula="of:=[.A316]/1000/(60*60*24)" office:value-type="time" office:time-value="PT01H23M43.698S" calcext:value-type="time">
            <text:p>01:23:44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174.97" calcext:value-type="float">
            <text:p>174.97</text:p>
          </table:table-cell>
          <table:table-cell office:value-type="float" office:value="218.49" calcext:value-type="float">
            <text:p>218.49</text:p>
          </table:table-cell>
        </table:table-row>
        <table:table-row table:style-name="ro1">
          <table:table-cell office:value-type="float" office:value="5039698" calcext:value-type="float">
            <text:p>5039698</text:p>
          </table:table-cell>
          <table:table-cell table:formula="of:=[.A317]/1000/(60*60*24)" office:value-type="time" office:time-value="PT01H23M59.698S" calcext:value-type="time">
            <text:p>01:24:00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175.51" calcext:value-type="float">
            <text:p>175.51</text:p>
          </table:table-cell>
          <table:table-cell office:value-type="float" office:value="219.15" calcext:value-type="float">
            <text:p>219.15</text:p>
          </table:table-cell>
        </table:table-row>
        <table:table-row table:style-name="ro1">
          <table:table-cell office:value-type="float" office:value="5055698" calcext:value-type="float">
            <text:p>5055698</text:p>
          </table:table-cell>
          <table:table-cell table:formula="of:=[.A318]/1000/(60*60*24)" office:value-type="time" office:time-value="PT01H24M15.698S" calcext:value-type="time">
            <text:p>01:24:16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176.06" calcext:value-type="float">
            <text:p>176.06</text:p>
          </table:table-cell>
          <table:table-cell office:value-type="float" office:value="219.82" calcext:value-type="float">
            <text:p>219.82</text:p>
          </table:table-cell>
        </table:table-row>
        <table:table-row table:style-name="ro1">
          <table:table-cell office:value-type="float" office:value="5071698" calcext:value-type="float">
            <text:p>5071698</text:p>
          </table:table-cell>
          <table:table-cell table:formula="of:=[.A319]/1000/(60*60*24)" office:value-type="time" office:time-value="PT01H24M31.698S" calcext:value-type="time">
            <text:p>01:24:32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176.61" calcext:value-type="float">
            <text:p>176.61</text:p>
          </table:table-cell>
          <table:table-cell office:value-type="float" office:value="220.48" calcext:value-type="float">
            <text:p>220.48</text:p>
          </table:table-cell>
        </table:table-row>
        <table:table-row table:style-name="ro1">
          <table:table-cell office:value-type="float" office:value="5087698" calcext:value-type="float">
            <text:p>5087698</text:p>
          </table:table-cell>
          <table:table-cell table:formula="of:=[.A320]/1000/(60*60*24)" office:value-type="time" office:time-value="PT01H24M47.698S" calcext:value-type="time">
            <text:p>01:24:48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177.15" calcext:value-type="float">
            <text:p>177.15</text:p>
          </table:table-cell>
          <table:table-cell office:value-type="float" office:value="221.15" calcext:value-type="float">
            <text:p>221.15</text:p>
          </table:table-cell>
        </table:table-row>
        <table:table-row table:style-name="ro1">
          <table:table-cell office:value-type="float" office:value="5103698" calcext:value-type="float">
            <text:p>5103698</text:p>
          </table:table-cell>
          <table:table-cell table:formula="of:=[.A321]/1000/(60*60*24)" office:value-type="time" office:time-value="PT01H25M03.698S" calcext:value-type="time">
            <text:p>01:25:04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177.7" calcext:value-type="float">
            <text:p>177.7</text:p>
          </table:table-cell>
          <table:table-cell office:value-type="float" office:value="221.82" calcext:value-type="float">
            <text:p>221.82</text:p>
          </table:table-cell>
        </table:table-row>
        <table:table-row table:style-name="ro1">
          <table:table-cell office:value-type="float" office:value="5119698" calcext:value-type="float">
            <text:p>5119698</text:p>
          </table:table-cell>
          <table:table-cell table:formula="of:=[.A322]/1000/(60*60*24)" office:value-type="time" office:time-value="PT01H25M19.698S" calcext:value-type="time">
            <text:p>01:25:20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178.24" calcext:value-type="float">
            <text:p>178.24</text:p>
          </table:table-cell>
          <table:table-cell office:value-type="float" office:value="222.48" calcext:value-type="float">
            <text:p>222.48</text:p>
          </table:table-cell>
        </table:table-row>
        <table:table-row table:style-name="ro1">
          <table:table-cell office:value-type="float" office:value="5135698" calcext:value-type="float">
            <text:p>5135698</text:p>
          </table:table-cell>
          <table:table-cell table:formula="of:=[.A323]/1000/(60*60*24)" office:value-type="time" office:time-value="PT01H25M35.698S" calcext:value-type="time">
            <text:p>01:25:36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178.79" calcext:value-type="float">
            <text:p>178.79</text:p>
          </table:table-cell>
          <table:table-cell office:value-type="float" office:value="223.15" calcext:value-type="float">
            <text:p>223.15</text:p>
          </table:table-cell>
        </table:table-row>
        <table:table-row table:style-name="ro1">
          <table:table-cell office:value-type="float" office:value="5151698" calcext:value-type="float">
            <text:p>5151698</text:p>
          </table:table-cell>
          <table:table-cell table:formula="of:=[.A324]/1000/(60*60*24)" office:value-type="time" office:time-value="PT01H25M51.698S" calcext:value-type="time">
            <text:p>01:25:52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179.33" calcext:value-type="float">
            <text:p>179.33</text:p>
          </table:table-cell>
          <table:table-cell office:value-type="float" office:value="223.81" calcext:value-type="float">
            <text:p>223.81</text:p>
          </table:table-cell>
        </table:table-row>
        <table:table-row table:style-name="ro1">
          <table:table-cell office:value-type="float" office:value="5167698" calcext:value-type="float">
            <text:p>5167698</text:p>
          </table:table-cell>
          <table:table-cell table:formula="of:=[.A325]/1000/(60*60*24)" office:value-type="time" office:time-value="PT01H26M07.698S" calcext:value-type="time">
            <text:p>01:26:08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179.88" calcext:value-type="float">
            <text:p>179.88</text:p>
          </table:table-cell>
          <table:table-cell office:value-type="float" office:value="224.48" calcext:value-type="float">
            <text:p>224.48</text:p>
          </table:table-cell>
        </table:table-row>
        <table:table-row table:style-name="ro1">
          <table:table-cell office:value-type="float" office:value="5183698" calcext:value-type="float">
            <text:p>5183698</text:p>
          </table:table-cell>
          <table:table-cell table:formula="of:=[.A326]/1000/(60*60*24)" office:value-type="time" office:time-value="PT01H26M23.698S" calcext:value-type="time">
            <text:p>01:26:24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180.42" calcext:value-type="float">
            <text:p>180.42</text:p>
          </table:table-cell>
          <table:table-cell office:value-type="float" office:value="225.14" calcext:value-type="float">
            <text:p>225.14</text:p>
          </table:table-cell>
        </table:table-row>
        <table:table-row table:style-name="ro1">
          <table:table-cell office:value-type="float" office:value="5199698" calcext:value-type="float">
            <text:p>5199698</text:p>
          </table:table-cell>
          <table:table-cell table:formula="of:=[.A327]/1000/(60*60*24)" office:value-type="time" office:time-value="PT01H26M39.698S" calcext:value-type="time">
            <text:p>01:26:40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180.97" calcext:value-type="float">
            <text:p>180.97</text:p>
          </table:table-cell>
          <table:table-cell office:value-type="float" office:value="225.81" calcext:value-type="float">
            <text:p>225.81</text:p>
          </table:table-cell>
        </table:table-row>
        <table:table-row table:style-name="ro1">
          <table:table-cell office:value-type="float" office:value="5215698" calcext:value-type="float">
            <text:p>5215698</text:p>
          </table:table-cell>
          <table:table-cell table:formula="of:=[.A328]/1000/(60*60*24)" office:value-type="time" office:time-value="PT01H26M55.698S" calcext:value-type="time">
            <text:p>01:26:56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181.51" calcext:value-type="float">
            <text:p>181.51</text:p>
          </table:table-cell>
          <table:table-cell office:value-type="float" office:value="226.48" calcext:value-type="float">
            <text:p>226.48</text:p>
          </table:table-cell>
        </table:table-row>
        <table:table-row table:style-name="ro1">
          <table:table-cell office:value-type="float" office:value="5231698" calcext:value-type="float">
            <text:p>5231698</text:p>
          </table:table-cell>
          <table:table-cell table:formula="of:=[.A329]/1000/(60*60*24)" office:value-type="time" office:time-value="PT01H27M11.698S" calcext:value-type="time">
            <text:p>01:27:12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50.22" calcext:value-type="float">
            <text:p>150.22</text:p>
          </table:table-cell>
          <table:table-cell office:value-type="float" office:value="182.06" calcext:value-type="float">
            <text:p>182.06</text:p>
          </table:table-cell>
          <table:table-cell office:value-type="float" office:value="227.14" calcext:value-type="float">
            <text:p>227.14</text:p>
          </table:table-cell>
        </table:table-row>
        <table:table-row table:style-name="ro1">
          <table:table-cell office:value-type="float" office:value="5247698" calcext:value-type="float">
            <text:p>5247698</text:p>
          </table:table-cell>
          <table:table-cell table:formula="of:=[.A330]/1000/(60*60*24)" office:value-type="time" office:time-value="PT01H27M27.698S" calcext:value-type="time">
            <text:p>01:27:28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182.61" calcext:value-type="float">
            <text:p>182.61</text:p>
          </table:table-cell>
          <table:table-cell office:value-type="float" office:value="227.81" calcext:value-type="float">
            <text:p>227.81</text:p>
          </table:table-cell>
        </table:table-row>
        <table:table-row table:style-name="ro1">
          <table:table-cell office:value-type="float" office:value="5263698" calcext:value-type="float">
            <text:p>5263698</text:p>
          </table:table-cell>
          <table:table-cell table:formula="of:=[.A331]/1000/(60*60*24)" office:value-type="time" office:time-value="PT01H27M43.698S" calcext:value-type="time">
            <text:p>01:27:44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183.15" calcext:value-type="float">
            <text:p>183.15</text:p>
          </table:table-cell>
          <table:table-cell office:value-type="float" office:value="228.47" calcext:value-type="float">
            <text:p>228.47</text:p>
          </table:table-cell>
        </table:table-row>
        <table:table-row table:style-name="ro1">
          <table:table-cell office:value-type="float" office:value="5279698" calcext:value-type="float">
            <text:p>5279698</text:p>
          </table:table-cell>
          <table:table-cell table:formula="of:=[.A332]/1000/(60*60*24)" office:value-type="time" office:time-value="PT01H27M59.698S" calcext:value-type="time">
            <text:p>01:28:00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183.7" calcext:value-type="float">
            <text:p>183.7</text:p>
          </table:table-cell>
          <table:table-cell office:value-type="float" office:value="229.14" calcext:value-type="float">
            <text:p>229.14</text:p>
          </table:table-cell>
        </table:table-row>
        <table:table-row table:style-name="ro1">
          <table:table-cell office:value-type="float" office:value="5295698" calcext:value-type="float">
            <text:p>5295698</text:p>
          </table:table-cell>
          <table:table-cell table:formula="of:=[.A333]/1000/(60*60*24)" office:value-type="time" office:time-value="PT01H28M15.698S" calcext:value-type="time">
            <text:p>01:28:16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184.24" calcext:value-type="float">
            <text:p>184.24</text:p>
          </table:table-cell>
          <table:table-cell office:value-type="float" office:value="229.8" calcext:value-type="float">
            <text:p>229.8</text:p>
          </table:table-cell>
        </table:table-row>
        <table:table-row table:style-name="ro1">
          <table:table-cell office:value-type="float" office:value="5311698" calcext:value-type="float">
            <text:p>5311698</text:p>
          </table:table-cell>
          <table:table-cell table:formula="of:=[.A334]/1000/(60*60*24)" office:value-type="time" office:time-value="PT01H28M31.698S" calcext:value-type="time">
            <text:p>01:28:32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1" calcext:value-type="float">
            <text:p>149.61</text:p>
          </table:table-cell>
          <table:table-cell office:value-type="float" office:value="184.79" calcext:value-type="float">
            <text:p>184.79</text:p>
          </table:table-cell>
          <table:table-cell office:value-type="float" office:value="230.47" calcext:value-type="float">
            <text:p>230.47</text:p>
          </table:table-cell>
        </table:table-row>
        <table:table-row table:style-name="ro1">
          <table:table-cell office:value-type="float" office:value="5327698" calcext:value-type="float">
            <text:p>5327698</text:p>
          </table:table-cell>
          <table:table-cell table:formula="of:=[.A335]/1000/(60*60*24)" office:value-type="time" office:time-value="PT01H28M47.698S" calcext:value-type="time">
            <text:p>01:28:48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185.33" calcext:value-type="float">
            <text:p>185.33</text:p>
          </table:table-cell>
          <table:table-cell office:value-type="float" office:value="231.14" calcext:value-type="float">
            <text:p>231.14</text:p>
          </table:table-cell>
        </table:table-row>
        <table:table-row table:style-name="ro1">
          <table:table-cell office:value-type="float" office:value="5343698" calcext:value-type="float">
            <text:p>5343698</text:p>
          </table:table-cell>
          <table:table-cell table:formula="of:=[.A336]/1000/(60*60*24)" office:value-type="time" office:time-value="PT01H29M03.698S" calcext:value-type="time">
            <text:p>01:29:04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185.88" calcext:value-type="float">
            <text:p>185.88</text:p>
          </table:table-cell>
          <table:table-cell office:value-type="float" office:value="231.8" calcext:value-type="float">
            <text:p>231.8</text:p>
          </table:table-cell>
        </table:table-row>
        <table:table-row table:style-name="ro1">
          <table:table-cell office:value-type="float" office:value="5359698" calcext:value-type="float">
            <text:p>5359698</text:p>
          </table:table-cell>
          <table:table-cell table:formula="of:=[.A337]/1000/(60*60*24)" office:value-type="time" office:time-value="PT01H29M19.698S" calcext:value-type="time">
            <text:p>01:29:20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186.42" calcext:value-type="float">
            <text:p>186.42</text:p>
          </table:table-cell>
          <table:table-cell office:value-type="float" office:value="232.47" calcext:value-type="float">
            <text:p>232.47</text:p>
          </table:table-cell>
        </table:table-row>
        <table:table-row table:style-name="ro1">
          <table:table-cell office:value-type="float" office:value="5375698" calcext:value-type="float">
            <text:p>5375698</text:p>
          </table:table-cell>
          <table:table-cell table:formula="of:=[.A338]/1000/(60*60*24)" office:value-type="time" office:time-value="PT01H29M35.698S" calcext:value-type="time">
            <text:p>01:29:36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186.97" calcext:value-type="float">
            <text:p>186.97</text:p>
          </table:table-cell>
          <table:table-cell office:value-type="float" office:value="233.13" calcext:value-type="float">
            <text:p>233.13</text:p>
          </table:table-cell>
        </table:table-row>
        <table:table-row table:style-name="ro1">
          <table:table-cell office:value-type="float" office:value="5391698" calcext:value-type="float">
            <text:p>5391698</text:p>
          </table:table-cell>
          <table:table-cell table:formula="of:=[.A339]/1000/(60*60*24)" office:value-type="time" office:time-value="PT01H29M51.698S" calcext:value-type="time">
            <text:p>01:29:52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187.51" calcext:value-type="float">
            <text:p>187.51</text:p>
          </table:table-cell>
          <table:table-cell office:value-type="float" office:value="233.8" calcext:value-type="float">
            <text:p>233.8</text:p>
          </table:table-cell>
        </table:table-row>
        <table:table-row table:style-name="ro1">
          <table:table-cell office:value-type="float" office:value="5407698" calcext:value-type="float">
            <text:p>5407698</text:p>
          </table:table-cell>
          <table:table-cell table:formula="of:=[.A340]/1000/(60*60*24)" office:value-type="time" office:time-value="PT01H30M07.698S" calcext:value-type="time">
            <text:p>01:30:08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188.06" calcext:value-type="float">
            <text:p>188.06</text:p>
          </table:table-cell>
          <table:table-cell office:value-type="float" office:value="234.46" calcext:value-type="float">
            <text:p>234.46</text:p>
          </table:table-cell>
        </table:table-row>
        <table:table-row table:style-name="ro1">
          <table:table-cell office:value-type="float" office:value="5423698" calcext:value-type="float">
            <text:p>5423698</text:p>
          </table:table-cell>
          <table:table-cell table:formula="of:=[.A341]/1000/(60*60*24)" office:value-type="time" office:time-value="PT01H30M23.698S" calcext:value-type="time">
            <text:p>01:30:24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188.6" calcext:value-type="float">
            <text:p>188.6</text:p>
          </table:table-cell>
          <table:table-cell office:value-type="float" office:value="235.13" calcext:value-type="float">
            <text:p>235.13</text:p>
          </table:table-cell>
        </table:table-row>
        <table:table-row table:style-name="ro1">
          <table:table-cell office:value-type="float" office:value="5439698" calcext:value-type="float">
            <text:p>5439698</text:p>
          </table:table-cell>
          <table:table-cell table:formula="of:=[.A342]/1000/(60*60*24)" office:value-type="time" office:time-value="PT01H30M39.698S" calcext:value-type="time">
            <text:p>01:30:40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189.15" calcext:value-type="float">
            <text:p>189.15</text:p>
          </table:table-cell>
          <table:table-cell office:value-type="float" office:value="235.79" calcext:value-type="float">
            <text:p>235.79</text:p>
          </table:table-cell>
        </table:table-row>
        <table:table-row table:style-name="ro1">
          <table:table-cell office:value-type="float" office:value="5455698" calcext:value-type="float">
            <text:p>5455698</text:p>
          </table:table-cell>
          <table:table-cell table:formula="of:=[.A343]/1000/(60*60*24)" office:value-type="time" office:time-value="PT01H30M55.698S" calcext:value-type="time">
            <text:p>01:30:56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189.7" calcext:value-type="float">
            <text:p>189.7</text:p>
          </table:table-cell>
          <table:table-cell office:value-type="float" office:value="236.46" calcext:value-type="float">
            <text:p>236.46</text:p>
          </table:table-cell>
        </table:table-row>
        <table:table-row table:style-name="ro1">
          <table:table-cell office:value-type="float" office:value="5471698" calcext:value-type="float">
            <text:p>5471698</text:p>
          </table:table-cell>
          <table:table-cell table:formula="of:=[.A344]/1000/(60*60*24)" office:value-type="time" office:time-value="PT01H31M11.698S" calcext:value-type="time">
            <text:p>01:31:12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190.24" calcext:value-type="float">
            <text:p>190.24</text:p>
          </table:table-cell>
          <table:table-cell office:value-type="float" office:value="237.12" calcext:value-type="float">
            <text:p>237.12</text:p>
          </table:table-cell>
        </table:table-row>
        <table:table-row table:style-name="ro1">
          <table:table-cell office:value-type="float" office:value="5487698" calcext:value-type="float">
            <text:p>5487698</text:p>
          </table:table-cell>
          <table:table-cell table:formula="of:=[.A345]/1000/(60*60*24)" office:value-type="time" office:time-value="PT01H31M27.698S" calcext:value-type="time">
            <text:p>01:31:28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1" calcext:value-type="float">
            <text:p>149.61</text:p>
          </table:table-cell>
          <table:table-cell office:value-type="float" office:value="190.79" calcext:value-type="float">
            <text:p>190.79</text:p>
          </table:table-cell>
          <table:table-cell office:value-type="float" office:value="237.79" calcext:value-type="float">
            <text:p>237.79</text:p>
          </table:table-cell>
        </table:table-row>
        <table:table-row table:style-name="ro1">
          <table:table-cell office:value-type="float" office:value="5503698" calcext:value-type="float">
            <text:p>5503698</text:p>
          </table:table-cell>
          <table:table-cell table:formula="of:=[.A346]/1000/(60*60*24)" office:value-type="time" office:time-value="PT01H31M43.698S" calcext:value-type="time">
            <text:p>01:31:44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191.33" calcext:value-type="float">
            <text:p>191.33</text:p>
          </table:table-cell>
          <table:table-cell office:value-type="float" office:value="238.46" calcext:value-type="float">
            <text:p>238.46</text:p>
          </table:table-cell>
        </table:table-row>
        <table:table-row table:style-name="ro1">
          <table:table-cell office:value-type="float" office:value="5519698" calcext:value-type="float">
            <text:p>5519698</text:p>
          </table:table-cell>
          <table:table-cell table:formula="of:=[.A347]/1000/(60*60*24)" office:value-type="time" office:time-value="PT01H31M59.698S" calcext:value-type="time">
            <text:p>01:32:00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1" calcext:value-type="float">
            <text:p>149.61</text:p>
          </table:table-cell>
          <table:table-cell office:value-type="float" office:value="191.88" calcext:value-type="float">
            <text:p>191.88</text:p>
          </table:table-cell>
          <table:table-cell office:value-type="float" office:value="239.12" calcext:value-type="float">
            <text:p>239.12</text:p>
          </table:table-cell>
        </table:table-row>
        <table:table-row table:style-name="ro1">
          <table:table-cell office:value-type="float" office:value="5535698" calcext:value-type="float">
            <text:p>5535698</text:p>
          </table:table-cell>
          <table:table-cell table:formula="of:=[.A348]/1000/(60*60*24)" office:value-type="time" office:time-value="PT01H32M15.698S" calcext:value-type="time">
            <text:p>01:32:16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192.42" calcext:value-type="float">
            <text:p>192.42</text:p>
          </table:table-cell>
          <table:table-cell office:value-type="float" office:value="239.79" calcext:value-type="float">
            <text:p>239.79</text:p>
          </table:table-cell>
        </table:table-row>
        <table:table-row table:style-name="ro1">
          <table:table-cell office:value-type="float" office:value="5551698" calcext:value-type="float">
            <text:p>5551698</text:p>
          </table:table-cell>
          <table:table-cell table:formula="of:=[.A349]/1000/(60*60*24)" office:value-type="time" office:time-value="PT01H32M31.698S" calcext:value-type="time">
            <text:p>01:32:32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192.97" calcext:value-type="float">
            <text:p>192.97</text:p>
          </table:table-cell>
          <table:table-cell office:value-type="float" office:value="240.45" calcext:value-type="float">
            <text:p>240.45</text:p>
          </table:table-cell>
        </table:table-row>
        <table:table-row table:style-name="ro1">
          <table:table-cell office:value-type="float" office:value="5567698" calcext:value-type="float">
            <text:p>5567698</text:p>
          </table:table-cell>
          <table:table-cell table:formula="of:=[.A350]/1000/(60*60*24)" office:value-type="time" office:time-value="PT01H32M47.698S" calcext:value-type="time">
            <text:p>01:32:48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193.51" calcext:value-type="float">
            <text:p>193.51</text:p>
          </table:table-cell>
          <table:table-cell office:value-type="float" office:value="241.12" calcext:value-type="float">
            <text:p>241.12</text:p>
          </table:table-cell>
        </table:table-row>
        <table:table-row table:style-name="ro1">
          <table:table-cell office:value-type="float" office:value="5583698" calcext:value-type="float">
            <text:p>5583698</text:p>
          </table:table-cell>
          <table:table-cell table:formula="of:=[.A351]/1000/(60*60*24)" office:value-type="time" office:time-value="PT01H33M03.698S" calcext:value-type="time">
            <text:p>01:33:04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194.06" calcext:value-type="float">
            <text:p>194.06</text:p>
          </table:table-cell>
          <table:table-cell office:value-type="float" office:value="241.78" calcext:value-type="float">
            <text:p>241.78</text:p>
          </table:table-cell>
        </table:table-row>
        <table:table-row table:style-name="ro1">
          <table:table-cell office:value-type="float" office:value="5599698" calcext:value-type="float">
            <text:p>5599698</text:p>
          </table:table-cell>
          <table:table-cell table:formula="of:=[.A352]/1000/(60*60*24)" office:value-type="time" office:time-value="PT01H33M19.698S" calcext:value-type="time">
            <text:p>01:33:20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194.6" calcext:value-type="float">
            <text:p>194.6</text:p>
          </table:table-cell>
          <table:table-cell office:value-type="float" office:value="242.45" calcext:value-type="float">
            <text:p>242.45</text:p>
          </table:table-cell>
        </table:table-row>
        <table:table-row table:style-name="ro1">
          <table:table-cell office:value-type="float" office:value="5615698" calcext:value-type="float">
            <text:p>5615698</text:p>
          </table:table-cell>
          <table:table-cell table:formula="of:=[.A353]/1000/(60*60*24)" office:value-type="time" office:time-value="PT01H33M35.698S" calcext:value-type="time">
            <text:p>01:33:36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195.15" calcext:value-type="float">
            <text:p>195.15</text:p>
          </table:table-cell>
          <table:table-cell office:value-type="float" office:value="243.11" calcext:value-type="float">
            <text:p>243.11</text:p>
          </table:table-cell>
        </table:table-row>
        <table:table-row table:style-name="ro1">
          <table:table-cell office:value-type="float" office:value="5631698" calcext:value-type="float">
            <text:p>5631698</text:p>
          </table:table-cell>
          <table:table-cell table:formula="of:=[.A354]/1000/(60*60*24)" office:value-type="time" office:time-value="PT01H33M51.698S" calcext:value-type="time">
            <text:p>01:33:52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195.69" calcext:value-type="float">
            <text:p>195.69</text:p>
          </table:table-cell>
          <table:table-cell office:value-type="float" office:value="243.78" calcext:value-type="float">
            <text:p>243.78</text:p>
          </table:table-cell>
        </table:table-row>
        <table:table-row table:style-name="ro1">
          <table:table-cell office:value-type="float" office:value="5647698" calcext:value-type="float">
            <text:p>5647698</text:p>
          </table:table-cell>
          <table:table-cell table:formula="of:=[.A355]/1000/(60*60*24)" office:value-type="time" office:time-value="PT01H34M07.698S" calcext:value-type="time">
            <text:p>01:34:08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196.24" calcext:value-type="float">
            <text:p>196.24</text:p>
          </table:table-cell>
          <table:table-cell office:value-type="float" office:value="244.44" calcext:value-type="float">
            <text:p>244.44</text:p>
          </table:table-cell>
        </table:table-row>
        <table:table-row table:style-name="ro1">
          <table:table-cell office:value-type="float" office:value="5663698" calcext:value-type="float">
            <text:p>5663698</text:p>
          </table:table-cell>
          <table:table-cell table:formula="of:=[.A356]/1000/(60*60*24)" office:value-type="time" office:time-value="PT01H34M23.698S" calcext:value-type="time">
            <text:p>01:34:24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1" calcext:value-type="float">
            <text:p>149.61</text:p>
          </table:table-cell>
          <table:table-cell office:value-type="float" office:value="196.78" calcext:value-type="float">
            <text:p>196.78</text:p>
          </table:table-cell>
          <table:table-cell office:value-type="float" office:value="245.11" calcext:value-type="float">
            <text:p>245.11</text:p>
          </table:table-cell>
        </table:table-row>
        <table:table-row table:style-name="ro1">
          <table:table-cell office:value-type="float" office:value="5679698" calcext:value-type="float">
            <text:p>5679698</text:p>
          </table:table-cell>
          <table:table-cell table:formula="of:=[.A357]/1000/(60*60*24)" office:value-type="time" office:time-value="PT01H34M39.698S" calcext:value-type="time">
            <text:p>01:34:40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197.33" calcext:value-type="float">
            <text:p>197.33</text:p>
          </table:table-cell>
          <table:table-cell office:value-type="float" office:value="245.77" calcext:value-type="float">
            <text:p>245.77</text:p>
          </table:table-cell>
        </table:table-row>
        <table:table-row table:style-name="ro1">
          <table:table-cell office:value-type="float" office:value="5694699" calcext:value-type="float">
            <text:p>5694699</text:p>
          </table:table-cell>
          <table:table-cell table:formula="of:=[.A358]/1000/(60*60*24)" office:value-type="time" office:time-value="PT01H34M54.699S" calcext:value-type="time">
            <text:p>01:34:55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1" calcext:value-type="float">
            <text:p>149.61</text:p>
          </table:table-cell>
          <table:table-cell office:value-type="float" office:value="197.84" calcext:value-type="float">
            <text:p>197.84</text:p>
          </table:table-cell>
          <table:table-cell office:value-type="float" office:value="246.39" calcext:value-type="float">
            <text:p>246.39</text:p>
          </table:table-cell>
        </table:table-row>
        <table:table-row table:style-name="ro1">
          <table:table-cell office:value-type="float" office:value="5710699" calcext:value-type="float">
            <text:p>5710699</text:p>
          </table:table-cell>
          <table:table-cell table:formula="of:=[.A359]/1000/(60*60*24)" office:value-type="time" office:time-value="PT01H35M10.699S" calcext:value-type="time">
            <text:p>01:35:11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198.38" calcext:value-type="float">
            <text:p>198.38</text:p>
          </table:table-cell>
          <table:table-cell office:value-type="float" office:value="247.06" calcext:value-type="float">
            <text:p>247.06</text:p>
          </table:table-cell>
        </table:table-row>
        <table:table-row table:style-name="ro1">
          <table:table-cell office:value-type="float" office:value="5726699" calcext:value-type="float">
            <text:p>5726699</text:p>
          </table:table-cell>
          <table:table-cell table:formula="of:=[.A360]/1000/(60*60*24)" office:value-type="time" office:time-value="PT01H35M26.699S" calcext:value-type="time">
            <text:p>01:35:27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198.93" calcext:value-type="float">
            <text:p>198.93</text:p>
          </table:table-cell>
          <table:table-cell office:value-type="float" office:value="247.72" calcext:value-type="float">
            <text:p>247.72</text:p>
          </table:table-cell>
        </table:table-row>
        <table:table-row table:style-name="ro1">
          <table:table-cell office:value-type="float" office:value="5742699" calcext:value-type="float">
            <text:p>5742699</text:p>
          </table:table-cell>
          <table:table-cell table:formula="of:=[.A361]/1000/(60*60*24)" office:value-type="time" office:time-value="PT01H35M42.699S" calcext:value-type="time">
            <text:p>01:35:43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199.47" calcext:value-type="float">
            <text:p>199.47</text:p>
          </table:table-cell>
          <table:table-cell office:value-type="float" office:value="248.39" calcext:value-type="float">
            <text:p>248.39</text:p>
          </table:table-cell>
        </table:table-row>
        <table:table-row table:style-name="ro1">
          <table:table-cell office:value-type="float" office:value="5758699" calcext:value-type="float">
            <text:p>5758699</text:p>
          </table:table-cell>
          <table:table-cell table:formula="of:=[.A362]/1000/(60*60*24)" office:value-type="time" office:time-value="PT01H35M58.699S" calcext:value-type="time">
            <text:p>01:35:59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200.02" calcext:value-type="float">
            <text:p>200.02</text:p>
          </table:table-cell>
          <table:table-cell office:value-type="float" office:value="249.05" calcext:value-type="float">
            <text:p>249.05</text:p>
          </table:table-cell>
        </table:table-row>
        <table:table-row table:style-name="ro1">
          <table:table-cell office:value-type="float" office:value="5774699" calcext:value-type="float">
            <text:p>5774699</text:p>
          </table:table-cell>
          <table:table-cell table:formula="of:=[.A363]/1000/(60*60*24)" office:value-type="time" office:time-value="PT01H36M14.699S" calcext:value-type="time">
            <text:p>01:36:15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200.56" calcext:value-type="float">
            <text:p>200.56</text:p>
          </table:table-cell>
          <table:table-cell office:value-type="float" office:value="249.72" calcext:value-type="float">
            <text:p>249.72</text:p>
          </table:table-cell>
        </table:table-row>
        <table:table-row table:style-name="ro1">
          <table:table-cell office:value-type="float" office:value="5790699" calcext:value-type="float">
            <text:p>5790699</text:p>
          </table:table-cell>
          <table:table-cell table:formula="of:=[.A364]/1000/(60*60*24)" office:value-type="time" office:time-value="PT01H36M30.699S" calcext:value-type="time">
            <text:p>01:36:31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1" calcext:value-type="float">
            <text:p>149.61</text:p>
          </table:table-cell>
          <table:table-cell office:value-type="float" office:value="201.11" calcext:value-type="float">
            <text:p>201.11</text:p>
          </table:table-cell>
          <table:table-cell office:value-type="float" office:value="250.38" calcext:value-type="float">
            <text:p>250.38</text:p>
          </table:table-cell>
        </table:table-row>
        <table:table-row table:style-name="ro1">
          <table:table-cell office:value-type="float" office:value="5806699" calcext:value-type="float">
            <text:p>5806699</text:p>
          </table:table-cell>
          <table:table-cell table:formula="of:=[.A365]/1000/(60*60*24)" office:value-type="time" office:time-value="PT01H36M46.699S" calcext:value-type="time">
            <text:p>01:36:47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1" calcext:value-type="float">
            <text:p>149.61</text:p>
          </table:table-cell>
          <table:table-cell office:value-type="float" office:value="201.65" calcext:value-type="float">
            <text:p>201.65</text:p>
          </table:table-cell>
          <table:table-cell office:value-type="float" office:value="251.05" calcext:value-type="float">
            <text:p>251.05</text:p>
          </table:table-cell>
        </table:table-row>
        <table:table-row table:style-name="ro1">
          <table:table-cell office:value-type="float" office:value="5822699" calcext:value-type="float">
            <text:p>5822699</text:p>
          </table:table-cell>
          <table:table-cell table:formula="of:=[.A366]/1000/(60*60*24)" office:value-type="time" office:time-value="PT01H37M02.699S" calcext:value-type="time">
            <text:p>01:37:03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202.2" calcext:value-type="float">
            <text:p>202.2</text:p>
          </table:table-cell>
          <table:table-cell office:value-type="float" office:value="251.71" calcext:value-type="float">
            <text:p>251.71</text:p>
          </table:table-cell>
        </table:table-row>
        <table:table-row table:style-name="ro1">
          <table:table-cell office:value-type="float" office:value="5838699" calcext:value-type="float">
            <text:p>5838699</text:p>
          </table:table-cell>
          <table:table-cell table:formula="of:=[.A367]/1000/(60*60*24)" office:value-type="time" office:time-value="PT01H37M18.699S" calcext:value-type="time">
            <text:p>01:37:19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202.74" calcext:value-type="float">
            <text:p>202.74</text:p>
          </table:table-cell>
          <table:table-cell office:value-type="float" office:value="252.38" calcext:value-type="float">
            <text:p>252.38</text:p>
          </table:table-cell>
        </table:table-row>
        <table:table-row table:style-name="ro1">
          <table:table-cell office:value-type="float" office:value="5854699" calcext:value-type="float">
            <text:p>5854699</text:p>
          </table:table-cell>
          <table:table-cell table:formula="of:=[.A368]/1000/(60*60*24)" office:value-type="time" office:time-value="PT01H37M34.699S" calcext:value-type="time">
            <text:p>01:37:35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203.29" calcext:value-type="float">
            <text:p>203.29</text:p>
          </table:table-cell>
          <table:table-cell office:value-type="float" office:value="253.04" calcext:value-type="float">
            <text:p>253.04</text:p>
          </table:table-cell>
        </table:table-row>
        <table:table-row table:style-name="ro1">
          <table:table-cell office:value-type="float" office:value="5870699" calcext:value-type="float">
            <text:p>5870699</text:p>
          </table:table-cell>
          <table:table-cell table:formula="of:=[.A369]/1000/(60*60*24)" office:value-type="time" office:time-value="PT01H37M50.699S" calcext:value-type="time">
            <text:p>01:37:51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203.83" calcext:value-type="float">
            <text:p>203.83</text:p>
          </table:table-cell>
          <table:table-cell office:value-type="float" office:value="253.71" calcext:value-type="float">
            <text:p>253.71</text:p>
          </table:table-cell>
        </table:table-row>
        <table:table-row table:style-name="ro1">
          <table:table-cell office:value-type="float" office:value="5886699" calcext:value-type="float">
            <text:p>5886699</text:p>
          </table:table-cell>
          <table:table-cell table:formula="of:=[.A370]/1000/(60*60*24)" office:value-type="time" office:time-value="PT01H38M06.699S" calcext:value-type="time">
            <text:p>01:38:07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204.38" calcext:value-type="float">
            <text:p>204.38</text:p>
          </table:table-cell>
          <table:table-cell office:value-type="float" office:value="254.37" calcext:value-type="float">
            <text:p>254.37</text:p>
          </table:table-cell>
        </table:table-row>
        <table:table-row table:style-name="ro1">
          <table:table-cell office:value-type="float" office:value="5902699" calcext:value-type="float">
            <text:p>5902699</text:p>
          </table:table-cell>
          <table:table-cell table:formula="of:=[.A371]/1000/(60*60*24)" office:value-type="time" office:time-value="PT01H38M22.699S" calcext:value-type="time">
            <text:p>01:38:23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204.92" calcext:value-type="float">
            <text:p>204.92</text:p>
          </table:table-cell>
          <table:table-cell office:value-type="float" office:value="255.04" calcext:value-type="float">
            <text:p>255.04</text:p>
          </table:table-cell>
        </table:table-row>
        <table:table-row table:style-name="ro1">
          <table:table-cell office:value-type="float" office:value="5918699" calcext:value-type="float">
            <text:p>5918699</text:p>
          </table:table-cell>
          <table:table-cell table:formula="of:=[.A372]/1000/(60*60*24)" office:value-type="time" office:time-value="PT01H38M38.699S" calcext:value-type="time">
            <text:p>01:38:39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205.47" calcext:value-type="float">
            <text:p>205.47</text:p>
          </table:table-cell>
          <table:table-cell office:value-type="float" office:value="255.7" calcext:value-type="float">
            <text:p>255.7</text:p>
          </table:table-cell>
        </table:table-row>
        <table:table-row table:style-name="ro1">
          <table:table-cell office:value-type="float" office:value="5934699" calcext:value-type="float">
            <text:p>5934699</text:p>
          </table:table-cell>
          <table:table-cell table:formula="of:=[.A373]/1000/(60*60*24)" office:value-type="time" office:time-value="PT01H38M54.699S" calcext:value-type="time">
            <text:p>01:38:55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206.01" calcext:value-type="float">
            <text:p>206.01</text:p>
          </table:table-cell>
          <table:table-cell office:value-type="float" office:value="256.37" calcext:value-type="float">
            <text:p>256.37</text:p>
          </table:table-cell>
        </table:table-row>
        <table:table-row table:style-name="ro1">
          <table:table-cell office:value-type="float" office:value="5950699" calcext:value-type="float">
            <text:p>5950699</text:p>
          </table:table-cell>
          <table:table-cell table:formula="of:=[.A374]/1000/(60*60*24)" office:value-type="time" office:time-value="PT01H39M10.699S" calcext:value-type="time">
            <text:p>01:39:11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206.56" calcext:value-type="float">
            <text:p>206.56</text:p>
          </table:table-cell>
          <table:table-cell office:value-type="float" office:value="257.03" calcext:value-type="float">
            <text:p>257.03</text:p>
          </table:table-cell>
        </table:table-row>
        <table:table-row table:style-name="ro1">
          <table:table-cell office:value-type="float" office:value="5966699" calcext:value-type="float">
            <text:p>5966699</text:p>
          </table:table-cell>
          <table:table-cell table:formula="of:=[.A375]/1000/(60*60*24)" office:value-type="time" office:time-value="PT01H39M26.699S" calcext:value-type="time">
            <text:p>01:39:27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207.1" calcext:value-type="float">
            <text:p>207.1</text:p>
          </table:table-cell>
          <table:table-cell office:value-type="float" office:value="257.7" calcext:value-type="float">
            <text:p>257.7</text:p>
          </table:table-cell>
        </table:table-row>
        <table:table-row table:style-name="ro1">
          <table:table-cell office:value-type="float" office:value="5982699" calcext:value-type="float">
            <text:p>5982699</text:p>
          </table:table-cell>
          <table:table-cell table:formula="of:=[.A376]/1000/(60*60*24)" office:value-type="time" office:time-value="PT01H39M42.699S" calcext:value-type="time">
            <text:p>01:39:43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207.65" calcext:value-type="float">
            <text:p>207.65</text:p>
          </table:table-cell>
          <table:table-cell office:value-type="float" office:value="258.36" calcext:value-type="float">
            <text:p>258.36</text:p>
          </table:table-cell>
        </table:table-row>
        <table:table-row table:style-name="ro1">
          <table:table-cell office:value-type="float" office:value="5998699" calcext:value-type="float">
            <text:p>5998699</text:p>
          </table:table-cell>
          <table:table-cell table:formula="of:=[.A377]/1000/(60*60*24)" office:value-type="time" office:time-value="PT01H39M58.699S" calcext:value-type="time">
            <text:p>01:39:59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208.19" calcext:value-type="float">
            <text:p>208.19</text:p>
          </table:table-cell>
          <table:table-cell office:value-type="float" office:value="259.03" calcext:value-type="float">
            <text:p>259.03</text:p>
          </table:table-cell>
        </table:table-row>
        <table:table-row table:style-name="ro1">
          <table:table-cell office:value-type="float" office:value="6014699" calcext:value-type="float">
            <text:p>6014699</text:p>
          </table:table-cell>
          <table:table-cell table:formula="of:=[.A378]/1000/(60*60*24)" office:value-type="time" office:time-value="PT01H40M14.699S" calcext:value-type="time">
            <text:p>01:40:15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208.74" calcext:value-type="float">
            <text:p>208.74</text:p>
          </table:table-cell>
          <table:table-cell office:value-type="float" office:value="259.69" calcext:value-type="float">
            <text:p>259.69</text:p>
          </table:table-cell>
        </table:table-row>
        <table:table-row table:style-name="ro1">
          <table:table-cell office:value-type="float" office:value="6030699" calcext:value-type="float">
            <text:p>6030699</text:p>
          </table:table-cell>
          <table:table-cell table:formula="of:=[.A379]/1000/(60*60*24)" office:value-type="time" office:time-value="PT01H40M30.699S" calcext:value-type="time">
            <text:p>01:40:31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209.28" calcext:value-type="float">
            <text:p>209.28</text:p>
          </table:table-cell>
          <table:table-cell office:value-type="float" office:value="260.36" calcext:value-type="float">
            <text:p>260.36</text:p>
          </table:table-cell>
        </table:table-row>
        <table:table-row table:style-name="ro1">
          <table:table-cell office:value-type="float" office:value="6046699" calcext:value-type="float">
            <text:p>6046699</text:p>
          </table:table-cell>
          <table:table-cell table:formula="of:=[.A380]/1000/(60*60*24)" office:value-type="time" office:time-value="PT01H40M46.699S" calcext:value-type="time">
            <text:p>01:40:47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209.83" calcext:value-type="float">
            <text:p>209.83</text:p>
          </table:table-cell>
          <table:table-cell office:value-type="float" office:value="261.02" calcext:value-type="float">
            <text:p>261.02</text:p>
          </table:table-cell>
        </table:table-row>
        <table:table-row table:style-name="ro1">
          <table:table-cell office:value-type="float" office:value="6062699" calcext:value-type="float">
            <text:p>6062699</text:p>
          </table:table-cell>
          <table:table-cell table:formula="of:=[.A381]/1000/(60*60*24)" office:value-type="time" office:time-value="PT01H41M02.699S" calcext:value-type="time">
            <text:p>01:41:03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210.37" calcext:value-type="float">
            <text:p>210.37</text:p>
          </table:table-cell>
          <table:table-cell office:value-type="float" office:value="261.69" calcext:value-type="float">
            <text:p>261.69</text:p>
          </table:table-cell>
        </table:table-row>
        <table:table-row table:style-name="ro1">
          <table:table-cell office:value-type="float" office:value="6078699" calcext:value-type="float">
            <text:p>6078699</text:p>
          </table:table-cell>
          <table:table-cell table:formula="of:=[.A382]/1000/(60*60*24)" office:value-type="time" office:time-value="PT01H41M18.699S" calcext:value-type="time">
            <text:p>01:41:19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210.92" calcext:value-type="float">
            <text:p>210.92</text:p>
          </table:table-cell>
          <table:table-cell office:value-type="float" office:value="262.35" calcext:value-type="float">
            <text:p>262.35</text:p>
          </table:table-cell>
        </table:table-row>
        <table:table-row table:style-name="ro1">
          <table:table-cell office:value-type="float" office:value="6094699" calcext:value-type="float">
            <text:p>6094699</text:p>
          </table:table-cell>
          <table:table-cell table:formula="of:=[.A383]/1000/(60*60*24)" office:value-type="time" office:time-value="PT01H41M34.699S" calcext:value-type="time">
            <text:p>01:41:35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211.46" calcext:value-type="float">
            <text:p>211.46</text:p>
          </table:table-cell>
          <table:table-cell office:value-type="float" office:value="263.02" calcext:value-type="float">
            <text:p>263.02</text:p>
          </table:table-cell>
        </table:table-row>
        <table:table-row table:style-name="ro1">
          <table:table-cell office:value-type="float" office:value="6110699" calcext:value-type="float">
            <text:p>6110699</text:p>
          </table:table-cell>
          <table:table-cell table:formula="of:=[.A384]/1000/(60*60*24)" office:value-type="time" office:time-value="PT01H41M50.699S" calcext:value-type="time">
            <text:p>01:41:51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212.01" calcext:value-type="float">
            <text:p>212.01</text:p>
          </table:table-cell>
          <table:table-cell office:value-type="float" office:value="263.68" calcext:value-type="float">
            <text:p>263.68</text:p>
          </table:table-cell>
        </table:table-row>
        <table:table-row table:style-name="ro1">
          <table:table-cell office:value-type="float" office:value="6126699" calcext:value-type="float">
            <text:p>6126699</text:p>
          </table:table-cell>
          <table:table-cell table:formula="of:=[.A385]/1000/(60*60*24)" office:value-type="time" office:time-value="PT01H42M06.699S" calcext:value-type="time">
            <text:p>01:42:07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11" calcext:value-type="float">
            <text:p>149.11</text:p>
          </table:table-cell>
          <table:table-cell office:value-type="float" office:value="212.55" calcext:value-type="float">
            <text:p>212.55</text:p>
          </table:table-cell>
          <table:table-cell office:value-type="float" office:value="264.35" calcext:value-type="float">
            <text:p>264.35</text:p>
          </table:table-cell>
        </table:table-row>
        <table:table-row table:style-name="ro1">
          <table:table-cell office:value-type="float" office:value="6142699" calcext:value-type="float">
            <text:p>6142699</text:p>
          </table:table-cell>
          <table:table-cell table:formula="of:=[.A386]/1000/(60*60*24)" office:value-type="time" office:time-value="PT01H42M22.699S" calcext:value-type="time">
            <text:p>01:42:23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213.1" calcext:value-type="float">
            <text:p>213.1</text:p>
          </table:table-cell>
          <table:table-cell office:value-type="float" office:value="265.01" calcext:value-type="float">
            <text:p>265.01</text:p>
          </table:table-cell>
        </table:table-row>
        <table:table-row table:style-name="ro1">
          <table:table-cell office:value-type="float" office:value="6158699" calcext:value-type="float">
            <text:p>6158699</text:p>
          </table:table-cell>
          <table:table-cell table:formula="of:=[.A387]/1000/(60*60*24)" office:value-type="time" office:time-value="PT01H42M38.699S" calcext:value-type="time">
            <text:p>01:42:39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213.64" calcext:value-type="float">
            <text:p>213.64</text:p>
          </table:table-cell>
          <table:table-cell office:value-type="float" office:value="265.67" calcext:value-type="float">
            <text:p>265.67</text:p>
          </table:table-cell>
        </table:table-row>
        <table:table-row table:style-name="ro1">
          <table:table-cell office:value-type="float" office:value="6174699" calcext:value-type="float">
            <text:p>6174699</text:p>
          </table:table-cell>
          <table:table-cell table:formula="of:=[.A388]/1000/(60*60*24)" office:value-type="time" office:time-value="PT01H42M54.699S" calcext:value-type="time">
            <text:p>01:42:55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214.18" calcext:value-type="float">
            <text:p>214.18</text:p>
          </table:table-cell>
          <table:table-cell office:value-type="float" office:value="266.34" calcext:value-type="float">
            <text:p>266.34</text:p>
          </table:table-cell>
        </table:table-row>
        <table:table-row table:style-name="ro1">
          <table:table-cell office:value-type="float" office:value="6190699" calcext:value-type="float">
            <text:p>6190699</text:p>
          </table:table-cell>
          <table:table-cell table:formula="of:=[.A389]/1000/(60*60*24)" office:value-type="time" office:time-value="PT01H43M10.699S" calcext:value-type="time">
            <text:p>01:43:11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214.73" calcext:value-type="float">
            <text:p>214.73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6206699" calcext:value-type="float">
            <text:p>6206699</text:p>
          </table:table-cell>
          <table:table-cell table:formula="of:=[.A390]/1000/(60*60*24)" office:value-type="time" office:time-value="PT01H43M26.699S" calcext:value-type="time">
            <text:p>01:43:27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215.27" calcext:value-type="float">
            <text:p>215.27</text:p>
          </table:table-cell>
          <table:table-cell office:value-type="float" office:value="267.67" calcext:value-type="float">
            <text:p>267.67</text:p>
          </table:table-cell>
        </table:table-row>
        <table:table-row table:style-name="ro1">
          <table:table-cell office:value-type="float" office:value="6222699" calcext:value-type="float">
            <text:p>6222699</text:p>
          </table:table-cell>
          <table:table-cell table:formula="of:=[.A391]/1000/(60*60*24)" office:value-type="time" office:time-value="PT01H43M42.699S" calcext:value-type="time">
            <text:p>01:43:43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215.82" calcext:value-type="float">
            <text:p>215.82</text:p>
          </table:table-cell>
          <table:table-cell office:value-type="float" office:value="268.33" calcext:value-type="float">
            <text:p>268.33</text:p>
          </table:table-cell>
        </table:table-row>
        <table:table-row table:style-name="ro1">
          <table:table-cell office:value-type="float" office:value="6238699" calcext:value-type="float">
            <text:p>6238699</text:p>
          </table:table-cell>
          <table:table-cell table:formula="of:=[.A392]/1000/(60*60*24)" office:value-type="time" office:time-value="PT01H43M58.699S" calcext:value-type="time">
            <text:p>01:43:59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216.36" calcext:value-type="float">
            <text:p>216.3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6254699" calcext:value-type="float">
            <text:p>6254699</text:p>
          </table:table-cell>
          <table:table-cell table:formula="of:=[.A393]/1000/(60*60*24)" office:value-type="time" office:time-value="PT01H44M14.699S" calcext:value-type="time">
            <text:p>01:44:15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8.99" calcext:value-type="float">
            <text:p>148.99</text:p>
          </table:table-cell>
          <table:table-cell office:value-type="float" office:value="216.91" calcext:value-type="float">
            <text:p>216.91</text:p>
          </table:table-cell>
          <table:table-cell office:value-type="float" office:value="269.66" calcext:value-type="float">
            <text:p>269.66</text:p>
          </table:table-cell>
        </table:table-row>
        <table:table-row table:style-name="ro1">
          <table:table-cell office:value-type="float" office:value="6270699" calcext:value-type="float">
            <text:p>6270699</text:p>
          </table:table-cell>
          <table:table-cell table:formula="of:=[.A394]/1000/(60*60*24)" office:value-type="time" office:time-value="PT01H44M30.699S" calcext:value-type="time">
            <text:p>01:44:31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217.45" calcext:value-type="float">
            <text:p>217.45</text:p>
          </table:table-cell>
          <table:table-cell office:value-type="float" office:value="270.33" calcext:value-type="float">
            <text:p>270.33</text:p>
          </table:table-cell>
        </table:table-row>
        <table:table-row table:style-name="ro1">
          <table:table-cell office:value-type="float" office:value="6286699" calcext:value-type="float">
            <text:p>6286699</text:p>
          </table:table-cell>
          <table:table-cell table:formula="of:=[.A395]/1000/(60*60*24)" office:value-type="time" office:time-value="PT01H44M46.699S" calcext:value-type="time">
            <text:p>01:44:47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218" calcext:value-type="float">
            <text:p>218</text:p>
          </table:table-cell>
          <table:table-cell office:value-type="float" office:value="270.99" calcext:value-type="float">
            <text:p>270.99</text:p>
          </table:table-cell>
        </table:table-row>
        <table:table-row table:style-name="ro1">
          <table:table-cell office:value-type="float" office:value="6302699" calcext:value-type="float">
            <text:p>6302699</text:p>
          </table:table-cell>
          <table:table-cell table:formula="of:=[.A396]/1000/(60*60*24)" office:value-type="time" office:time-value="PT01H45M02.699S" calcext:value-type="time">
            <text:p>01:45:03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218.54" calcext:value-type="float">
            <text:p>218.54</text:p>
          </table:table-cell>
          <table:table-cell office:value-type="float" office:value="271.66" calcext:value-type="float">
            <text:p>271.66</text:p>
          </table:table-cell>
        </table:table-row>
        <table:table-row table:style-name="ro1">
          <table:table-cell office:value-type="float" office:value="6318699" calcext:value-type="float">
            <text:p>6318699</text:p>
          </table:table-cell>
          <table:table-cell table:formula="of:=[.A397]/1000/(60*60*24)" office:value-type="time" office:time-value="PT01H45M18.699S" calcext:value-type="time">
            <text:p>01:45:19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219.09" calcext:value-type="float">
            <text:p>219.09</text:p>
          </table:table-cell>
          <table:table-cell office:value-type="float" office:value="272.32" calcext:value-type="float">
            <text:p>272.32</text:p>
          </table:table-cell>
        </table:table-row>
        <table:table-row table:style-name="ro1">
          <table:table-cell office:value-type="float" office:value="6334699" calcext:value-type="float">
            <text:p>6334699</text:p>
          </table:table-cell>
          <table:table-cell table:formula="of:=[.A398]/1000/(60*60*24)" office:value-type="time" office:time-value="PT01H45M34.699S" calcext:value-type="time">
            <text:p>01:45:35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219.63" calcext:value-type="float">
            <text:p>219.63</text:p>
          </table:table-cell>
          <table:table-cell office:value-type="float" office:value="272.98" calcext:value-type="float">
            <text:p>272.98</text:p>
          </table:table-cell>
        </table:table-row>
        <table:table-row table:style-name="ro1">
          <table:table-cell office:value-type="float" office:value="6350699" calcext:value-type="float">
            <text:p>6350699</text:p>
          </table:table-cell>
          <table:table-cell table:formula="of:=[.A399]/1000/(60*60*24)" office:value-type="time" office:time-value="PT01H45M50.699S" calcext:value-type="time">
            <text:p>01:45:51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220.18" calcext:value-type="float">
            <text:p>220.18</text:p>
          </table:table-cell>
          <table:table-cell office:value-type="float" office:value="273.65" calcext:value-type="float">
            <text:p>273.65</text:p>
          </table:table-cell>
        </table:table-row>
        <table:table-row table:style-name="ro1">
          <table:table-cell office:value-type="float" office:value="6366699" calcext:value-type="float">
            <text:p>6366699</text:p>
          </table:table-cell>
          <table:table-cell table:formula="of:=[.A400]/1000/(60*60*24)" office:value-type="time" office:time-value="PT01H46M06.699S" calcext:value-type="time">
            <text:p>01:46:07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220.72" calcext:value-type="float">
            <text:p>220.72</text:p>
          </table:table-cell>
          <table:table-cell office:value-type="float" office:value="274.31" calcext:value-type="float">
            <text:p>274.31</text:p>
          </table:table-cell>
        </table:table-row>
        <table:table-row table:style-name="ro1">
          <table:table-cell office:value-type="float" office:value="6382699" calcext:value-type="float">
            <text:p>6382699</text:p>
          </table:table-cell>
          <table:table-cell table:formula="of:=[.A401]/1000/(60*60*24)" office:value-type="time" office:time-value="PT01H46M22.699S" calcext:value-type="time">
            <text:p>01:46:23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221.27" calcext:value-type="float">
            <text:p>221.27</text:p>
          </table:table-cell>
          <table:table-cell office:value-type="float" office:value="274.98" calcext:value-type="float">
            <text:p>274.98</text:p>
          </table:table-cell>
        </table:table-row>
        <table:table-row table:style-name="ro1">
          <table:table-cell office:value-type="float" office:value="6398699" calcext:value-type="float">
            <text:p>6398699</text:p>
          </table:table-cell>
          <table:table-cell table:formula="of:=[.A402]/1000/(60*60*24)" office:value-type="time" office:time-value="PT01H46M38.699S" calcext:value-type="time">
            <text:p>01:46:39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221.81" calcext:value-type="float">
            <text:p>221.81</text:p>
          </table:table-cell>
          <table:table-cell office:value-type="float" office:value="275.64" calcext:value-type="float">
            <text:p>275.64</text:p>
          </table:table-cell>
        </table:table-row>
        <table:table-row table:style-name="ro1">
          <table:table-cell office:value-type="float" office:value="6414699" calcext:value-type="float">
            <text:p>6414699</text:p>
          </table:table-cell>
          <table:table-cell table:formula="of:=[.A403]/1000/(60*60*24)" office:value-type="time" office:time-value="PT01H46M54.699S" calcext:value-type="time">
            <text:p>01:46:55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222.35" calcext:value-type="float">
            <text:p>222.35</text:p>
          </table:table-cell>
          <table:table-cell office:value-type="float" office:value="276.31" calcext:value-type="float">
            <text:p>276.31</text:p>
          </table:table-cell>
        </table:table-row>
        <table:table-row table:style-name="ro1">
          <table:table-cell office:value-type="float" office:value="6430699" calcext:value-type="float">
            <text:p>6430699</text:p>
          </table:table-cell>
          <table:table-cell table:formula="of:=[.A404]/1000/(60*60*24)" office:value-type="time" office:time-value="PT01H47M10.699S" calcext:value-type="time">
            <text:p>01:47:11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222.9" calcext:value-type="float">
            <text:p>222.9</text:p>
          </table:table-cell>
          <table:table-cell office:value-type="float" office:value="276.97" calcext:value-type="float">
            <text:p>276.97</text:p>
          </table:table-cell>
        </table:table-row>
        <table:table-row table:style-name="ro1">
          <table:table-cell office:value-type="float" office:value="6446699" calcext:value-type="float">
            <text:p>6446699</text:p>
          </table:table-cell>
          <table:table-cell table:formula="of:=[.A405]/1000/(60*60*24)" office:value-type="time" office:time-value="PT01H47M26.699S" calcext:value-type="time">
            <text:p>01:47:27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223.44" calcext:value-type="float">
            <text:p>223.44</text:p>
          </table:table-cell>
          <table:table-cell office:value-type="float" office:value="277.63" calcext:value-type="float">
            <text:p>277.63</text:p>
          </table:table-cell>
        </table:table-row>
        <table:table-row table:style-name="ro1">
          <table:table-cell office:value-type="float" office:value="6462699" calcext:value-type="float">
            <text:p>6462699</text:p>
          </table:table-cell>
          <table:table-cell table:formula="of:=[.A406]/1000/(60*60*24)" office:value-type="time" office:time-value="PT01H47M42.699S" calcext:value-type="time">
            <text:p>01:47:43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223.99" calcext:value-type="float">
            <text:p>223.99</text:p>
          </table:table-cell>
          <table:table-cell office:value-type="float" office:value="278.3" calcext:value-type="float">
            <text:p>278.3</text:p>
          </table:table-cell>
        </table:table-row>
        <table:table-row table:style-name="ro1">
          <table:table-cell office:value-type="float" office:value="6478699" calcext:value-type="float">
            <text:p>6478699</text:p>
          </table:table-cell>
          <table:table-cell table:formula="of:=[.A407]/1000/(60*60*24)" office:value-type="time" office:time-value="PT01H47M58.699S" calcext:value-type="time">
            <text:p>01:47:59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224.53" calcext:value-type="float">
            <text:p>224.53</text:p>
          </table:table-cell>
          <table:table-cell office:value-type="float" office:value="278.96" calcext:value-type="float">
            <text:p>278.96</text:p>
          </table:table-cell>
        </table:table-row>
        <table:table-row table:style-name="ro1">
          <table:table-cell office:value-type="float" office:value="6494699" calcext:value-type="float">
            <text:p>6494699</text:p>
          </table:table-cell>
          <table:table-cell table:formula="of:=[.A408]/1000/(60*60*24)" office:value-type="time" office:time-value="PT01H48M14.699S" calcext:value-type="time">
            <text:p>01:48:15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225.08" calcext:value-type="float">
            <text:p>225.08</text:p>
          </table:table-cell>
          <table:table-cell office:value-type="float" office:value="279.63" calcext:value-type="float">
            <text:p>279.63</text:p>
          </table:table-cell>
        </table:table-row>
        <table:table-row table:style-name="ro1">
          <table:table-cell office:value-type="float" office:value="6510699" calcext:value-type="float">
            <text:p>6510699</text:p>
          </table:table-cell>
          <table:table-cell table:formula="of:=[.A409]/1000/(60*60*24)" office:value-type="time" office:time-value="PT01H48M30.699S" calcext:value-type="time">
            <text:p>01:48:31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225.62" calcext:value-type="float">
            <text:p>225.62</text:p>
          </table:table-cell>
          <table:table-cell office:value-type="float" office:value="280.29" calcext:value-type="float">
            <text:p>280.29</text:p>
          </table:table-cell>
        </table:table-row>
        <table:table-row table:style-name="ro1">
          <table:table-cell office:value-type="float" office:value="6526699" calcext:value-type="float">
            <text:p>6526699</text:p>
          </table:table-cell>
          <table:table-cell table:formula="of:=[.A410]/1000/(60*60*24)" office:value-type="time" office:time-value="PT01H48M46.699S" calcext:value-type="time">
            <text:p>01:48:47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8.99" calcext:value-type="float">
            <text:p>148.99</text:p>
          </table:table-cell>
          <table:table-cell office:value-type="float" office:value="226.17" calcext:value-type="float">
            <text:p>226.17</text:p>
          </table:table-cell>
          <table:table-cell office:value-type="float" office:value="280.95" calcext:value-type="float">
            <text:p>280.95</text:p>
          </table:table-cell>
        </table:table-row>
        <table:table-row table:style-name="ro1">
          <table:table-cell office:value-type="float" office:value="6542699" calcext:value-type="float">
            <text:p>6542699</text:p>
          </table:table-cell>
          <table:table-cell table:formula="of:=[.A411]/1000/(60*60*24)" office:value-type="time" office:time-value="PT01H49M02.699S" calcext:value-type="time">
            <text:p>01:49:03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226.71" calcext:value-type="float">
            <text:p>226.71</text:p>
          </table:table-cell>
          <table:table-cell office:value-type="float" office:value="281.62" calcext:value-type="float">
            <text:p>281.62</text:p>
          </table:table-cell>
        </table:table-row>
        <table:table-row table:style-name="ro1">
          <table:table-cell office:value-type="float" office:value="6558699" calcext:value-type="float">
            <text:p>6558699</text:p>
          </table:table-cell>
          <table:table-cell table:formula="of:=[.A412]/1000/(60*60*24)" office:value-type="time" office:time-value="PT01H49M18.699S" calcext:value-type="time">
            <text:p>01:49:19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227.25" calcext:value-type="float">
            <text:p>227.25</text:p>
          </table:table-cell>
          <table:table-cell office:value-type="float" office:value="282.28" calcext:value-type="float">
            <text:p>282.28</text:p>
          </table:table-cell>
        </table:table-row>
        <table:table-row table:style-name="ro1">
          <table:table-cell office:value-type="float" office:value="6574699" calcext:value-type="float">
            <text:p>6574699</text:p>
          </table:table-cell>
          <table:table-cell table:formula="of:=[.A413]/1000/(60*60*24)" office:value-type="time" office:time-value="PT01H49M34.699S" calcext:value-type="time">
            <text:p>01:49:35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227.8" calcext:value-type="float">
            <text:p>227.8</text:p>
          </table:table-cell>
          <table:table-cell office:value-type="float" office:value="282.95" calcext:value-type="float">
            <text:p>282.95</text:p>
          </table:table-cell>
        </table:table-row>
        <table:table-row table:style-name="ro1">
          <table:table-cell office:value-type="float" office:value="6590699" calcext:value-type="float">
            <text:p>6590699</text:p>
          </table:table-cell>
          <table:table-cell table:formula="of:=[.A414]/1000/(60*60*24)" office:value-type="time" office:time-value="PT01H49M50.699S" calcext:value-type="time">
            <text:p>01:49:51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228.34" calcext:value-type="float">
            <text:p>228.34</text:p>
          </table:table-cell>
          <table:table-cell office:value-type="float" office:value="283.61" calcext:value-type="float">
            <text:p>283.61</text:p>
          </table:table-cell>
        </table:table-row>
        <table:table-row table:style-name="ro1">
          <table:table-cell office:value-type="float" office:value="6606699" calcext:value-type="float">
            <text:p>6606699</text:p>
          </table:table-cell>
          <table:table-cell table:formula="of:=[.A415]/1000/(60*60*24)" office:value-type="time" office:time-value="PT01H50M06.699S" calcext:value-type="time">
            <text:p>01:50:07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228.89" calcext:value-type="float">
            <text:p>228.89</text:p>
          </table:table-cell>
          <table:table-cell office:value-type="float" office:value="284.28" calcext:value-type="float">
            <text:p>284.28</text:p>
          </table:table-cell>
        </table:table-row>
        <table:table-row table:style-name="ro1">
          <table:table-cell office:value-type="float" office:value="6622699" calcext:value-type="float">
            <text:p>6622699</text:p>
          </table:table-cell>
          <table:table-cell table:formula="of:=[.A416]/1000/(60*60*24)" office:value-type="time" office:time-value="PT01H50M22.699S" calcext:value-type="time">
            <text:p>01:50:23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8.99" calcext:value-type="float">
            <text:p>148.99</text:p>
          </table:table-cell>
          <table:table-cell office:value-type="float" office:value="229.43" calcext:value-type="float">
            <text:p>229.43</text:p>
          </table:table-cell>
          <table:table-cell office:value-type="float" office:value="284.94" calcext:value-type="float">
            <text:p>284.94</text:p>
          </table:table-cell>
        </table:table-row>
        <table:table-row table:style-name="ro1">
          <table:table-cell office:value-type="float" office:value="6638699" calcext:value-type="float">
            <text:p>6638699</text:p>
          </table:table-cell>
          <table:table-cell table:formula="of:=[.A417]/1000/(60*60*24)" office:value-type="time" office:time-value="PT01H50M38.699S" calcext:value-type="time">
            <text:p>01:50:39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229.98" calcext:value-type="float">
            <text:p>229.98</text:p>
          </table:table-cell>
          <table:table-cell office:value-type="float" office:value="285.6" calcext:value-type="float">
            <text:p>285.6</text:p>
          </table:table-cell>
        </table:table-row>
        <table:table-row table:style-name="ro1">
          <table:table-cell office:value-type="float" office:value="6654699" calcext:value-type="float">
            <text:p>6654699</text:p>
          </table:table-cell>
          <table:table-cell table:formula="of:=[.A418]/1000/(60*60*24)" office:value-type="time" office:time-value="PT01H50M54.699S" calcext:value-type="time">
            <text:p>01:50:55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230.52" calcext:value-type="float">
            <text:p>230.52</text:p>
          </table:table-cell>
          <table:table-cell office:value-type="float" office:value="286.27" calcext:value-type="float">
            <text:p>286.27</text:p>
          </table:table-cell>
        </table:table-row>
        <table:table-row table:style-name="ro1">
          <table:table-cell office:value-type="float" office:value="6670699" calcext:value-type="float">
            <text:p>6670699</text:p>
          </table:table-cell>
          <table:table-cell table:formula="of:=[.A419]/1000/(60*60*24)" office:value-type="time" office:time-value="PT01H51M10.699S" calcext:value-type="time">
            <text:p>01:51:11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8.99" calcext:value-type="float">
            <text:p>148.99</text:p>
          </table:table-cell>
          <table:table-cell office:value-type="float" office:value="231.07" calcext:value-type="float">
            <text:p>231.07</text:p>
          </table:table-cell>
          <table:table-cell office:value-type="float" office:value="286.93" calcext:value-type="float">
            <text:p>286.93</text:p>
          </table:table-cell>
        </table:table-row>
        <table:table-row table:style-name="ro1">
          <table:table-cell office:value-type="float" office:value="6686699" calcext:value-type="float">
            <text:p>6686699</text:p>
          </table:table-cell>
          <table:table-cell table:formula="of:=[.A420]/1000/(60*60*24)" office:value-type="time" office:time-value="PT01H51M26.699S" calcext:value-type="time">
            <text:p>01:51:27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231.61" calcext:value-type="float">
            <text:p>231.61</text:p>
          </table:table-cell>
          <table:table-cell office:value-type="float" office:value="287.59" calcext:value-type="float">
            <text:p>287.59</text:p>
          </table:table-cell>
        </table:table-row>
        <table:table-row table:style-name="ro1">
          <table:table-cell office:value-type="float" office:value="6702699" calcext:value-type="float">
            <text:p>6702699</text:p>
          </table:table-cell>
          <table:table-cell table:formula="of:=[.A421]/1000/(60*60*24)" office:value-type="time" office:time-value="PT01H51M42.699S" calcext:value-type="time">
            <text:p>01:51:43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232.15" calcext:value-type="float">
            <text:p>232.15</text:p>
          </table:table-cell>
          <table:table-cell office:value-type="float" office:value="288.26" calcext:value-type="float">
            <text:p>288.26</text:p>
          </table:table-cell>
        </table:table-row>
        <table:table-row table:style-name="ro1">
          <table:table-cell office:value-type="float" office:value="6718699" calcext:value-type="float">
            <text:p>6718699</text:p>
          </table:table-cell>
          <table:table-cell table:formula="of:=[.A422]/1000/(60*60*24)" office:value-type="time" office:time-value="PT01H51M58.699S" calcext:value-type="time">
            <text:p>01:51:59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232.7" calcext:value-type="float">
            <text:p>232.7</text:p>
          </table:table-cell>
          <table:table-cell office:value-type="float" office:value="288.92" calcext:value-type="float">
            <text:p>288.92</text:p>
          </table:table-cell>
        </table:table-row>
        <table:table-row table:style-name="ro1">
          <table:table-cell office:value-type="float" office:value="6734699" calcext:value-type="float">
            <text:p>6734699</text:p>
          </table:table-cell>
          <table:table-cell table:formula="of:=[.A423]/1000/(60*60*24)" office:value-type="time" office:time-value="PT01H52M14.699S" calcext:value-type="time">
            <text:p>01:52:15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233.24" calcext:value-type="float">
            <text:p>233.24</text:p>
          </table:table-cell>
          <table:table-cell office:value-type="float" office:value="289.58" calcext:value-type="float">
            <text:p>289.58</text:p>
          </table:table-cell>
        </table:table-row>
        <table:table-row table:style-name="ro1">
          <table:table-cell office:value-type="float" office:value="6750699" calcext:value-type="float">
            <text:p>6750699</text:p>
          </table:table-cell>
          <table:table-cell table:formula="of:=[.A424]/1000/(60*60*24)" office:value-type="time" office:time-value="PT01H52M30.699S" calcext:value-type="time">
            <text:p>01:52:31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233.79" calcext:value-type="float">
            <text:p>233.79</text:p>
          </table:table-cell>
          <table:table-cell office:value-type="float" office:value="290.25" calcext:value-type="float">
            <text:p>290.25</text:p>
          </table:table-cell>
        </table:table-row>
        <table:table-row table:style-name="ro1">
          <table:table-cell office:value-type="float" office:value="6766699" calcext:value-type="float">
            <text:p>6766699</text:p>
          </table:table-cell>
          <table:table-cell table:formula="of:=[.A425]/1000/(60*60*24)" office:value-type="time" office:time-value="PT01H52M46.699S" calcext:value-type="time">
            <text:p>01:52:47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9.36" calcext:value-type="float">
            <text:p>149.36</text:p>
          </table:table-cell>
          <table:table-cell office:value-type="float" office:value="234.33" calcext:value-type="float">
            <text:p>234.33</text:p>
          </table:table-cell>
          <table:table-cell office:value-type="float" office:value="290.91" calcext:value-type="float">
            <text:p>290.91</text:p>
          </table:table-cell>
        </table:table-row>
        <table:table-row table:style-name="ro1">
          <table:table-cell office:value-type="float" office:value="6782699" calcext:value-type="float">
            <text:p>6782699</text:p>
          </table:table-cell>
          <table:table-cell table:formula="of:=[.A426]/1000/(60*60*24)" office:value-type="time" office:time-value="PT01H53M02.699S" calcext:value-type="time">
            <text:p>01:53:03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8.99" calcext:value-type="float">
            <text:p>148.99</text:p>
          </table:table-cell>
          <table:table-cell office:value-type="float" office:value="234.88" calcext:value-type="float">
            <text:p>234.88</text:p>
          </table:table-cell>
          <table:table-cell office:value-type="float" office:value="291.57" calcext:value-type="float">
            <text:p>291.57</text:p>
          </table:table-cell>
        </table:table-row>
        <table:table-row table:style-name="ro1">
          <table:table-cell office:value-type="float" office:value="6798699" calcext:value-type="float">
            <text:p>6798699</text:p>
          </table:table-cell>
          <table:table-cell table:formula="of:=[.A427]/1000/(60*60*24)" office:value-type="time" office:time-value="PT01H53M18.699S" calcext:value-type="time">
            <text:p>01:53:19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235.42" calcext:value-type="float">
            <text:p>235.42</text:p>
          </table:table-cell>
          <table:table-cell office:value-type="float" office:value="292.24" calcext:value-type="float">
            <text:p>292.24</text:p>
          </table:table-cell>
        </table:table-row>
        <table:table-row table:style-name="ro1">
          <table:table-cell office:value-type="float" office:value="6814699" calcext:value-type="float">
            <text:p>6814699</text:p>
          </table:table-cell>
          <table:table-cell table:formula="of:=[.A428]/1000/(60*60*24)" office:value-type="time" office:time-value="PT01H53M34.699S" calcext:value-type="time">
            <text:p>01:53:35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8.99" calcext:value-type="float">
            <text:p>148.99</text:p>
          </table:table-cell>
          <table:table-cell office:value-type="float" office:value="235.97" calcext:value-type="float">
            <text:p>235.97</text:p>
          </table:table-cell>
          <table:table-cell office:value-type="float" office:value="292.9" calcext:value-type="float">
            <text:p>292.9</text:p>
          </table:table-cell>
        </table:table-row>
        <table:table-row table:style-name="ro1">
          <table:table-cell office:value-type="float" office:value="6830699" calcext:value-type="float">
            <text:p>6830699</text:p>
          </table:table-cell>
          <table:table-cell table:formula="of:=[.A429]/1000/(60*60*24)" office:value-type="time" office:time-value="PT01H53M50.699S" calcext:value-type="time">
            <text:p>01:53:51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8.99" calcext:value-type="float">
            <text:p>148.99</text:p>
          </table:table-cell>
          <table:table-cell office:value-type="float" office:value="236.51" calcext:value-type="float">
            <text:p>236.51</text:p>
          </table:table-cell>
          <table:table-cell office:value-type="float" office:value="293.56" calcext:value-type="float">
            <text:p>293.56</text:p>
          </table:table-cell>
        </table:table-row>
        <table:table-row table:style-name="ro1">
          <table:table-cell office:value-type="float" office:value="6846699" calcext:value-type="float">
            <text:p>6846699</text:p>
          </table:table-cell>
          <table:table-cell table:formula="of:=[.A430]/1000/(60*60*24)" office:value-type="time" office:time-value="PT01H54M06.699S" calcext:value-type="time">
            <text:p>01:54:07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237.05" calcext:value-type="float">
            <text:p>237.05</text:p>
          </table:table-cell>
          <table:table-cell office:value-type="float" office:value="294.23" calcext:value-type="float">
            <text:p>294.23</text:p>
          </table:table-cell>
        </table:table-row>
        <table:table-row table:style-name="ro1">
          <table:table-cell office:value-type="float" office:value="6862699" calcext:value-type="float">
            <text:p>6862699</text:p>
          </table:table-cell>
          <table:table-cell table:formula="of:=[.A431]/1000/(60*60*24)" office:value-type="time" office:time-value="PT01H54M22.699S" calcext:value-type="time">
            <text:p>01:54:23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8.99" calcext:value-type="float">
            <text:p>148.99</text:p>
          </table:table-cell>
          <table:table-cell office:value-type="float" office:value="237.6" calcext:value-type="float">
            <text:p>237.6</text:p>
          </table:table-cell>
          <table:table-cell office:value-type="float" office:value="294.89" calcext:value-type="float">
            <text:p>294.89</text:p>
          </table:table-cell>
        </table:table-row>
        <table:table-row table:style-name="ro1">
          <table:table-cell office:value-type="float" office:value="6878699" calcext:value-type="float">
            <text:p>6878699</text:p>
          </table:table-cell>
          <table:table-cell table:formula="of:=[.A432]/1000/(60*60*24)" office:value-type="time" office:time-value="PT01H54M38.699S" calcext:value-type="time">
            <text:p>01:54:39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238.14" calcext:value-type="float">
            <text:p>238.14</text:p>
          </table:table-cell>
          <table:table-cell office:value-type="float" office:value="295.55" calcext:value-type="float">
            <text:p>295.55</text:p>
          </table:table-cell>
        </table:table-row>
        <table:table-row table:style-name="ro1">
          <table:table-cell office:value-type="float" office:value="6894699" calcext:value-type="float">
            <text:p>6894699</text:p>
          </table:table-cell>
          <table:table-cell table:formula="of:=[.A433]/1000/(60*60*24)" office:value-type="time" office:time-value="PT01H54M54.699S" calcext:value-type="time">
            <text:p>01:54:55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9.36" calcext:value-type="float">
            <text:p>149.36</text:p>
          </table:table-cell>
          <table:table-cell office:value-type="float" office:value="238.69" calcext:value-type="float">
            <text:p>238.69</text:p>
          </table:table-cell>
          <table:table-cell office:value-type="float" office:value="296.22" calcext:value-type="float">
            <text:p>296.22</text:p>
          </table:table-cell>
        </table:table-row>
        <table:table-row table:style-name="ro1">
          <table:table-cell office:value-type="float" office:value="6910699" calcext:value-type="float">
            <text:p>6910699</text:p>
          </table:table-cell>
          <table:table-cell table:formula="of:=[.A434]/1000/(60*60*24)" office:value-type="time" office:time-value="PT01H55M10.699S" calcext:value-type="time">
            <text:p>01:55:11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9.36" calcext:value-type="float">
            <text:p>149.36</text:p>
          </table:table-cell>
          <table:table-cell office:value-type="float" office:value="239.23" calcext:value-type="float">
            <text:p>239.23</text:p>
          </table:table-cell>
          <table:table-cell office:value-type="float" office:value="296.88" calcext:value-type="float">
            <text:p>296.88</text:p>
          </table:table-cell>
        </table:table-row>
        <table:table-row table:style-name="ro1">
          <table:table-cell office:value-type="float" office:value="6926699" calcext:value-type="float">
            <text:p>6926699</text:p>
          </table:table-cell>
          <table:table-cell table:formula="of:=[.A435]/1000/(60*60*24)" office:value-type="time" office:time-value="PT01H55M26.699S" calcext:value-type="time">
            <text:p>01:55:27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239.78" calcext:value-type="float">
            <text:p>239.78</text:p>
          </table:table-cell>
          <table:table-cell office:value-type="float" office:value="297.54" calcext:value-type="float">
            <text:p>297.54</text:p>
          </table:table-cell>
        </table:table-row>
        <table:table-row table:style-name="ro1">
          <table:table-cell office:value-type="float" office:value="6942699" calcext:value-type="float">
            <text:p>6942699</text:p>
          </table:table-cell>
          <table:table-cell table:formula="of:=[.A436]/1000/(60*60*24)" office:value-type="time" office:time-value="PT01H55M42.699S" calcext:value-type="time">
            <text:p>01:55:43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8.99" calcext:value-type="float">
            <text:p>148.99</text:p>
          </table:table-cell>
          <table:table-cell office:value-type="float" office:value="240.32" calcext:value-type="float">
            <text:p>240.32</text:p>
          </table:table-cell>
          <table:table-cell office:value-type="float" office:value="298.21" calcext:value-type="float">
            <text:p>298.21</text:p>
          </table:table-cell>
        </table:table-row>
        <table:table-row table:style-name="ro1">
          <table:table-cell office:value-type="float" office:value="6958699" calcext:value-type="float">
            <text:p>6958699</text:p>
          </table:table-cell>
          <table:table-cell table:formula="of:=[.A437]/1000/(60*60*24)" office:value-type="time" office:time-value="PT01H55M58.699S" calcext:value-type="time">
            <text:p>01:55:59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240.86" calcext:value-type="float">
            <text:p>240.86</text:p>
          </table:table-cell>
          <table:table-cell office:value-type="float" office:value="298.87" calcext:value-type="float">
            <text:p>298.87</text:p>
          </table:table-cell>
        </table:table-row>
        <table:table-row table:style-name="ro1">
          <table:table-cell office:value-type="float" office:value="6974699" calcext:value-type="float">
            <text:p>6974699</text:p>
          </table:table-cell>
          <table:table-cell table:formula="of:=[.A438]/1000/(60*60*24)" office:value-type="time" office:time-value="PT01H56M14.699S" calcext:value-type="time">
            <text:p>01:56:15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9.36" calcext:value-type="float">
            <text:p>149.36</text:p>
          </table:table-cell>
          <table:table-cell office:value-type="float" office:value="241.41" calcext:value-type="float">
            <text:p>241.41</text:p>
          </table:table-cell>
          <table:table-cell office:value-type="float" office:value="299.53" calcext:value-type="float">
            <text:p>299.53</text:p>
          </table:table-cell>
        </table:table-row>
        <table:table-row table:style-name="ro1">
          <table:table-cell office:value-type="float" office:value="6990699" calcext:value-type="float">
            <text:p>6990699</text:p>
          </table:table-cell>
          <table:table-cell table:formula="of:=[.A439]/1000/(60*60*24)" office:value-type="time" office:time-value="PT01H56M30.699S" calcext:value-type="time">
            <text:p>01:56:31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9.36" calcext:value-type="float">
            <text:p>149.36</text:p>
          </table:table-cell>
          <table:table-cell office:value-type="float" office:value="241.95" calcext:value-type="float">
            <text:p>241.95</text:p>
          </table:table-cell>
          <table:table-cell office:value-type="float" office:value="300.2" calcext:value-type="float">
            <text:p>300.2</text:p>
          </table:table-cell>
        </table:table-row>
        <table:table-row table:style-name="ro1">
          <table:table-cell office:value-type="float" office:value="7006699" calcext:value-type="float">
            <text:p>7006699</text:p>
          </table:table-cell>
          <table:table-cell table:formula="of:=[.A440]/1000/(60*60*24)" office:value-type="time" office:time-value="PT01H56M46.699S" calcext:value-type="time">
            <text:p>01:56:47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242.5" calcext:value-type="float">
            <text:p>242.5</text:p>
          </table:table-cell>
          <table:table-cell office:value-type="float" office:value="300.86" calcext:value-type="float">
            <text:p>300.86</text:p>
          </table:table-cell>
        </table:table-row>
        <table:table-row table:style-name="ro1">
          <table:table-cell office:value-type="float" office:value="7022699" calcext:value-type="float">
            <text:p>7022699</text:p>
          </table:table-cell>
          <table:table-cell table:formula="of:=[.A441]/1000/(60*60*24)" office:value-type="time" office:time-value="PT01H57M02.699S" calcext:value-type="time">
            <text:p>01:57:03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9.36" calcext:value-type="float">
            <text:p>149.36</text:p>
          </table:table-cell>
          <table:table-cell office:value-type="float" office:value="243.04" calcext:value-type="float">
            <text:p>243.04</text:p>
          </table:table-cell>
          <table:table-cell office:value-type="float" office:value="301.53" calcext:value-type="float">
            <text:p>301.53</text:p>
          </table:table-cell>
        </table:table-row>
        <table:table-row table:style-name="ro1">
          <table:table-cell office:value-type="float" office:value="7038699" calcext:value-type="float">
            <text:p>7038699</text:p>
          </table:table-cell>
          <table:table-cell table:formula="of:=[.A442]/1000/(60*60*24)" office:value-type="time" office:time-value="PT01H57M18.699S" calcext:value-type="time">
            <text:p>01:57:19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9.36" calcext:value-type="float">
            <text:p>149.36</text:p>
          </table:table-cell>
          <table:table-cell office:value-type="float" office:value="243.58" calcext:value-type="float">
            <text:p>243.58</text:p>
          </table:table-cell>
          <table:table-cell office:value-type="float" office:value="302.19" calcext:value-type="float">
            <text:p>302.19</text:p>
          </table:table-cell>
        </table:table-row>
        <table:table-row table:style-name="ro1">
          <table:table-cell office:value-type="float" office:value="7054699" calcext:value-type="float">
            <text:p>7054699</text:p>
          </table:table-cell>
          <table:table-cell table:formula="of:=[.A443]/1000/(60*60*24)" office:value-type="time" office:time-value="PT01H57M34.699S" calcext:value-type="time">
            <text:p>01:57:35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9.36" calcext:value-type="float">
            <text:p>149.36</text:p>
          </table:table-cell>
          <table:table-cell office:value-type="float" office:value="244.13" calcext:value-type="float">
            <text:p>244.13</text:p>
          </table:table-cell>
          <table:table-cell office:value-type="float" office:value="302.85" calcext:value-type="float">
            <text:p>302.85</text:p>
          </table:table-cell>
        </table:table-row>
        <table:table-row table:style-name="ro1">
          <table:table-cell office:value-type="float" office:value="7070699" calcext:value-type="float">
            <text:p>7070699</text:p>
          </table:table-cell>
          <table:table-cell table:formula="of:=[.A444]/1000/(60*60*24)" office:value-type="time" office:time-value="PT01H57M50.699S" calcext:value-type="time">
            <text:p>01:57:51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244.67" calcext:value-type="float">
            <text:p>244.67</text:p>
          </table:table-cell>
          <table:table-cell office:value-type="float" office:value="303.52" calcext:value-type="float">
            <text:p>303.52</text:p>
          </table:table-cell>
        </table:table-row>
        <table:table-row table:style-name="ro1">
          <table:table-cell office:value-type="float" office:value="7086697" calcext:value-type="float">
            <text:p>7086697</text:p>
          </table:table-cell>
          <table:table-cell table:formula="of:=[.A445]/1000/(60*60*24)" office:value-type="time" office:time-value="PT01H58M06.697S" calcext:value-type="time">
            <text:p>01:58:07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8.99" calcext:value-type="float">
            <text:p>148.99</text:p>
          </table:table-cell>
          <table:table-cell office:value-type="float" office:value="245.22" calcext:value-type="float">
            <text:p>245.22</text:p>
          </table:table-cell>
          <table:table-cell office:value-type="float" office:value="304.18" calcext:value-type="float">
            <text:p>304.18</text:p>
          </table:table-cell>
        </table:table-row>
        <table:table-row table:style-name="ro1">
          <table:table-cell office:value-type="float" office:value="7102699" calcext:value-type="float">
            <text:p>7102699</text:p>
          </table:table-cell>
          <table:table-cell table:formula="of:=[.A446]/1000/(60*60*24)" office:value-type="time" office:time-value="PT01H58M22.699S" calcext:value-type="time">
            <text:p>01:58:23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245.76" calcext:value-type="float">
            <text:p>245.76</text:p>
          </table:table-cell>
          <table:table-cell office:value-type="float" office:value="304.84" calcext:value-type="float">
            <text:p>304.84</text:p>
          </table:table-cell>
        </table:table-row>
        <table:table-row table:style-name="ro1">
          <table:table-cell office:value-type="float" office:value="7118699" calcext:value-type="float">
            <text:p>7118699</text:p>
          </table:table-cell>
          <table:table-cell table:formula="of:=[.A447]/1000/(60*60*24)" office:value-type="time" office:time-value="PT01H58M38.699S" calcext:value-type="time">
            <text:p>01:58:39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246.31" calcext:value-type="float">
            <text:p>246.31</text:p>
          </table:table-cell>
          <table:table-cell office:value-type="float" office:value="305.51" calcext:value-type="float">
            <text:p>305.51</text:p>
          </table:table-cell>
        </table:table-row>
        <table:table-row table:style-name="ro1">
          <table:table-cell office:value-type="float" office:value="7134699" calcext:value-type="float">
            <text:p>7134699</text:p>
          </table:table-cell>
          <table:table-cell table:formula="of:=[.A448]/1000/(60*60*24)" office:value-type="time" office:time-value="PT01H58M54.699S" calcext:value-type="time">
            <text:p>01:58:55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8.99" calcext:value-type="float">
            <text:p>148.99</text:p>
          </table:table-cell>
          <table:table-cell office:value-type="float" office:value="246.85" calcext:value-type="float">
            <text:p>246.85</text:p>
          </table:table-cell>
          <table:table-cell office:value-type="float" office:value="306.17" calcext:value-type="float">
            <text:p>306.17</text:p>
          </table:table-cell>
        </table:table-row>
        <table:table-row table:style-name="ro1">
          <table:table-cell office:value-type="float" office:value="7150699" calcext:value-type="float">
            <text:p>7150699</text:p>
          </table:table-cell>
          <table:table-cell table:formula="of:=[.A449]/1000/(60*60*24)" office:value-type="time" office:time-value="PT01H59M10.699S" calcext:value-type="time">
            <text:p>01:59:11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247.39" calcext:value-type="float">
            <text:p>247.39</text:p>
          </table:table-cell>
          <table:table-cell office:value-type="float" office:value="306.83" calcext:value-type="float">
            <text:p>306.83</text:p>
          </table:table-cell>
        </table:table-row>
        <table:table-row table:style-name="ro1">
          <table:table-cell office:value-type="float" office:value="7166699" calcext:value-type="float">
            <text:p>7166699</text:p>
          </table:table-cell>
          <table:table-cell table:formula="of:=[.A450]/1000/(60*60*24)" office:value-type="time" office:time-value="PT01H59M26.699S" calcext:value-type="time">
            <text:p>01:59:27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9.36" calcext:value-type="float">
            <text:p>149.36</text:p>
          </table:table-cell>
          <table:table-cell office:value-type="float" office:value="247.94" calcext:value-type="float">
            <text:p>247.94</text:p>
          </table:table-cell>
          <table:table-cell office:value-type="float" office:value="307.5" calcext:value-type="float">
            <text:p>307.5</text:p>
          </table:table-cell>
        </table:table-row>
        <table:table-row table:style-name="ro1">
          <table:table-cell office:value-type="float" office:value="7182699" calcext:value-type="float">
            <text:p>7182699</text:p>
          </table:table-cell>
          <table:table-cell table:formula="of:=[.A451]/1000/(60*60*24)" office:value-type="time" office:time-value="PT01H59M42.699S" calcext:value-type="time">
            <text:p>01:59:43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9.36" calcext:value-type="float">
            <text:p>149.36</text:p>
          </table:table-cell>
          <table:table-cell office:value-type="float" office:value="248.48" calcext:value-type="float">
            <text:p>248.48</text:p>
          </table:table-cell>
          <table:table-cell office:value-type="float" office:value="308.16" calcext:value-type="float">
            <text:p>308.16</text:p>
          </table:table-cell>
        </table:table-row>
        <table:table-row table:style-name="ro1">
          <table:table-cell office:value-type="float" office:value="7198699" calcext:value-type="float">
            <text:p>7198699</text:p>
          </table:table-cell>
          <table:table-cell table:formula="of:=[.A452]/1000/(60*60*24)" office:value-type="time" office:time-value="PT01H59M58.699S" calcext:value-type="time">
            <text:p>01:59:59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9.36" calcext:value-type="float">
            <text:p>149.36</text:p>
          </table:table-cell>
          <table:table-cell office:value-type="float" office:value="249.03" calcext:value-type="float">
            <text:p>249.03</text:p>
          </table:table-cell>
          <table:table-cell office:value-type="float" office:value="308.82" calcext:value-type="float">
            <text:p>308.82</text:p>
          </table:table-cell>
        </table:table-row>
        <table:table-row table:style-name="ro1">
          <table:table-cell office:value-type="float" office:value="7214699" calcext:value-type="float">
            <text:p>7214699</text:p>
          </table:table-cell>
          <table:table-cell table:formula="of:=[.A453]/1000/(60*60*24)" office:value-type="time" office:time-value="PT02H00M14.699S" calcext:value-type="time">
            <text:p>02:00:15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9.36" calcext:value-type="float">
            <text:p>149.36</text:p>
          </table:table-cell>
          <table:table-cell office:value-type="float" office:value="249.57" calcext:value-type="float">
            <text:p>249.57</text:p>
          </table:table-cell>
          <table:table-cell office:value-type="float" office:value="309.49" calcext:value-type="float">
            <text:p>309.49</text:p>
          </table:table-cell>
        </table:table-row>
        <table:table-row table:style-name="ro1">
          <table:table-cell office:value-type="float" office:value="7230699" calcext:value-type="float">
            <text:p>7230699</text:p>
          </table:table-cell>
          <table:table-cell table:formula="of:=[.A454]/1000/(60*60*24)" office:value-type="time" office:time-value="PT02H00M30.699S" calcext:value-type="time">
            <text:p>02:00:31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9.36" calcext:value-type="float">
            <text:p>149.36</text:p>
          </table:table-cell>
          <table:table-cell office:value-type="float" office:value="250.11" calcext:value-type="float">
            <text:p>250.11</text:p>
          </table:table-cell>
          <table:table-cell office:value-type="float" office:value="310.15" calcext:value-type="float">
            <text:p>310.15</text:p>
          </table:table-cell>
        </table:table-row>
        <table:table-row table:style-name="ro1">
          <table:table-cell office:value-type="float" office:value="7246699" calcext:value-type="float">
            <text:p>7246699</text:p>
          </table:table-cell>
          <table:table-cell table:formula="of:=[.A455]/1000/(60*60*24)" office:value-type="time" office:time-value="PT02H00M46.699S" calcext:value-type="time">
            <text:p>02:00:47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9.36" calcext:value-type="float">
            <text:p>149.36</text:p>
          </table:table-cell>
          <table:table-cell office:value-type="float" office:value="250.66" calcext:value-type="float">
            <text:p>250.66</text:p>
          </table:table-cell>
          <table:table-cell office:value-type="float" office:value="310.81" calcext:value-type="float">
            <text:p>310.81</text:p>
          </table:table-cell>
        </table:table-row>
        <table:table-row table:style-name="ro1">
          <table:table-cell office:value-type="float" office:value="7262699" calcext:value-type="float">
            <text:p>7262699</text:p>
          </table:table-cell>
          <table:table-cell table:formula="of:=[.A456]/1000/(60*60*24)" office:value-type="time" office:time-value="PT02H01M02.699S" calcext:value-type="time">
            <text:p>02:01:03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9.36" calcext:value-type="float">
            <text:p>149.36</text:p>
          </table:table-cell>
          <table:table-cell office:value-type="float" office:value="251.2" calcext:value-type="float">
            <text:p>251.2</text:p>
          </table:table-cell>
          <table:table-cell office:value-type="float" office:value="311.47" calcext:value-type="float">
            <text:p>311.47</text:p>
          </table:table-cell>
        </table:table-row>
        <table:table-row table:style-name="ro1">
          <table:table-cell office:value-type="float" office:value="7278699" calcext:value-type="float">
            <text:p>7278699</text:p>
          </table:table-cell>
          <table:table-cell table:formula="of:=[.A457]/1000/(60*60*24)" office:value-type="time" office:time-value="PT02H01M18.699S" calcext:value-type="time">
            <text:p>02:01:19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9.36" calcext:value-type="float">
            <text:p>149.36</text:p>
          </table:table-cell>
          <table:table-cell office:value-type="float" office:value="251.75" calcext:value-type="float">
            <text:p>251.75</text:p>
          </table:table-cell>
          <table:table-cell office:value-type="float" office:value="312.14" calcext:value-type="float">
            <text:p>312.14</text:p>
          </table:table-cell>
        </table:table-row>
        <table:table-row table:style-name="ro1">
          <table:table-cell office:value-type="float" office:value="7294699" calcext:value-type="float">
            <text:p>7294699</text:p>
          </table:table-cell>
          <table:table-cell table:formula="of:=[.A458]/1000/(60*60*24)" office:value-type="time" office:time-value="PT02H01M34.699S" calcext:value-type="time">
            <text:p>02:01:35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9.36" calcext:value-type="float">
            <text:p>149.36</text:p>
          </table:table-cell>
          <table:table-cell office:value-type="float" office:value="252.29" calcext:value-type="float">
            <text:p>252.29</text:p>
          </table:table-cell>
          <table:table-cell office:value-type="float" office:value="312.8" calcext:value-type="float">
            <text:p>312.8</text:p>
          </table:table-cell>
        </table:table-row>
        <table:table-row table:style-name="ro1">
          <table:table-cell office:value-type="float" office:value="7310699" calcext:value-type="float">
            <text:p>7310699</text:p>
          </table:table-cell>
          <table:table-cell table:formula="of:=[.A459]/1000/(60*60*24)" office:value-type="time" office:time-value="PT02H01M50.699S" calcext:value-type="time">
            <text:p>02:01:51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8.99" calcext:value-type="float">
            <text:p>148.99</text:p>
          </table:table-cell>
          <table:table-cell office:value-type="float" office:value="252.83" calcext:value-type="float">
            <text:p>252.83</text:p>
          </table:table-cell>
          <table:table-cell office:value-type="float" office:value="313.46" calcext:value-type="float">
            <text:p>313.46</text:p>
          </table:table-cell>
        </table:table-row>
        <table:table-row table:style-name="ro1">
          <table:table-cell office:value-type="float" office:value="7326699" calcext:value-type="float">
            <text:p>7326699</text:p>
          </table:table-cell>
          <table:table-cell table:formula="of:=[.A460]/1000/(60*60*24)" office:value-type="time" office:time-value="PT02H02M06.699S" calcext:value-type="time">
            <text:p>02:02:07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253.38" calcext:value-type="float">
            <text:p>253.38</text:p>
          </table:table-cell>
          <table:table-cell office:value-type="float" office:value="314.13" calcext:value-type="float">
            <text:p>314.13</text:p>
          </table:table-cell>
        </table:table-row>
        <table:table-row table:style-name="ro1">
          <table:table-cell office:value-type="float" office:value="7342699" calcext:value-type="float">
            <text:p>7342699</text:p>
          </table:table-cell>
          <table:table-cell table:formula="of:=[.A461]/1000/(60*60*24)" office:value-type="time" office:time-value="PT02H02M22.699S" calcext:value-type="time">
            <text:p>02:02:23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9.36" calcext:value-type="float">
            <text:p>149.36</text:p>
          </table:table-cell>
          <table:table-cell office:value-type="float" office:value="253.92" calcext:value-type="float">
            <text:p>253.92</text:p>
          </table:table-cell>
          <table:table-cell office:value-type="float" office:value="314.79" calcext:value-type="float">
            <text:p>314.79</text:p>
          </table:table-cell>
        </table:table-row>
        <table:table-row table:style-name="ro1">
          <table:table-cell office:value-type="float" office:value="7358699" calcext:value-type="float">
            <text:p>7358699</text:p>
          </table:table-cell>
          <table:table-cell table:formula="of:=[.A462]/1000/(60*60*24)" office:value-type="time" office:time-value="PT02H02M38.699S" calcext:value-type="time">
            <text:p>02:02:39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9.36" calcext:value-type="float">
            <text:p>149.36</text:p>
          </table:table-cell>
          <table:table-cell office:value-type="float" office:value="254.47" calcext:value-type="float">
            <text:p>254.47</text:p>
          </table:table-cell>
          <table:table-cell office:value-type="float" office:value="315.45" calcext:value-type="float">
            <text:p>315.45</text:p>
          </table:table-cell>
        </table:table-row>
        <table:table-row table:style-name="ro1">
          <table:table-cell office:value-type="float" office:value="7374699" calcext:value-type="float">
            <text:p>7374699</text:p>
          </table:table-cell>
          <table:table-cell table:formula="of:=[.A463]/1000/(60*60*24)" office:value-type="time" office:time-value="PT02H02M54.699S" calcext:value-type="time">
            <text:p>02:02:55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9.36" calcext:value-type="float">
            <text:p>149.36</text:p>
          </table:table-cell>
          <table:table-cell office:value-type="float" office:value="255.01" calcext:value-type="float">
            <text:p>255.01</text:p>
          </table:table-cell>
          <table:table-cell office:value-type="float" office:value="316.12" calcext:value-type="float">
            <text:p>316.12</text:p>
          </table:table-cell>
        </table:table-row>
        <table:table-row table:style-name="ro1">
          <table:table-cell office:value-type="float" office:value="7390699" calcext:value-type="float">
            <text:p>7390699</text:p>
          </table:table-cell>
          <table:table-cell table:formula="of:=[.A464]/1000/(60*60*24)" office:value-type="time" office:time-value="PT02H03M10.699S" calcext:value-type="time">
            <text:p>02:03:11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255.55" calcext:value-type="float">
            <text:p>255.55</text:p>
          </table:table-cell>
          <table:table-cell office:value-type="float" office:value="316.78" calcext:value-type="float">
            <text:p>316.78</text:p>
          </table:table-cell>
        </table:table-row>
        <table:table-row table:style-name="ro1">
          <table:table-cell office:value-type="float" office:value="7406699" calcext:value-type="float">
            <text:p>7406699</text:p>
          </table:table-cell>
          <table:table-cell table:formula="of:=[.A465]/1000/(60*60*24)" office:value-type="time" office:time-value="PT02H03M26.699S" calcext:value-type="time">
            <text:p>02:03:27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9.36" calcext:value-type="float">
            <text:p>149.36</text:p>
          </table:table-cell>
          <table:table-cell office:value-type="float" office:value="256.1" calcext:value-type="float">
            <text:p>256.1</text:p>
          </table:table-cell>
          <table:table-cell office:value-type="float" office:value="317.44" calcext:value-type="float">
            <text:p>317.44</text:p>
          </table:table-cell>
        </table:table-row>
        <table:table-row table:style-name="ro1">
          <table:table-cell office:value-type="float" office:value="7422697" calcext:value-type="float">
            <text:p>7422697</text:p>
          </table:table-cell>
          <table:table-cell table:formula="of:=[.A466]/1000/(60*60*24)" office:value-type="time" office:time-value="PT02H03M42.697S" calcext:value-type="time">
            <text:p>02:03:43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9.36" calcext:value-type="float">
            <text:p>149.36</text:p>
          </table:table-cell>
          <table:table-cell office:value-type="float" office:value="256.64" calcext:value-type="float">
            <text:p>256.64</text:p>
          </table:table-cell>
          <table:table-cell office:value-type="float" office:value="318.1" calcext:value-type="float">
            <text:p>318.1</text:p>
          </table:table-cell>
        </table:table-row>
        <table:table-row table:style-name="ro1">
          <table:table-cell office:value-type="float" office:value="7438699" calcext:value-type="float">
            <text:p>7438699</text:p>
          </table:table-cell>
          <table:table-cell table:formula="of:=[.A467]/1000/(60*60*24)" office:value-type="time" office:time-value="PT02H03M58.699S" calcext:value-type="time">
            <text:p>02:03:59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257.19" calcext:value-type="float">
            <text:p>257.19</text:p>
          </table:table-cell>
          <table:table-cell office:value-type="float" office:value="318.77" calcext:value-type="float">
            <text:p>318.77</text:p>
          </table:table-cell>
        </table:table-row>
        <table:table-row table:style-name="ro1">
          <table:table-cell office:value-type="float" office:value="7454699" calcext:value-type="float">
            <text:p>7454699</text:p>
          </table:table-cell>
          <table:table-cell table:formula="of:=[.A468]/1000/(60*60*24)" office:value-type="time" office:time-value="PT02H04M14.699S" calcext:value-type="time">
            <text:p>02:04:15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257.73" calcext:value-type="float">
            <text:p>257.73</text:p>
          </table:table-cell>
          <table:table-cell office:value-type="float" office:value="319.43" calcext:value-type="float">
            <text:p>319.43</text:p>
          </table:table-cell>
        </table:table-row>
        <table:table-row table:style-name="ro1">
          <table:table-cell office:value-type="float" office:value="7470699" calcext:value-type="float">
            <text:p>7470699</text:p>
          </table:table-cell>
          <table:table-cell table:formula="of:=[.A469]/1000/(60*60*24)" office:value-type="time" office:time-value="PT02H04M30.699S" calcext:value-type="time">
            <text:p>02:04:31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8.99" calcext:value-type="float">
            <text:p>148.99</text:p>
          </table:table-cell>
          <table:table-cell office:value-type="float" office:value="258.27" calcext:value-type="float">
            <text:p>258.27</text:p>
          </table:table-cell>
          <table:table-cell office:value-type="float" office:value="320.09" calcext:value-type="float">
            <text:p>320.09</text:p>
          </table:table-cell>
        </table:table-row>
        <table:table-row table:style-name="ro1">
          <table:table-cell office:value-type="float" office:value="7486699" calcext:value-type="float">
            <text:p>7486699</text:p>
          </table:table-cell>
          <table:table-cell table:formula="of:=[.A470]/1000/(60*60*24)" office:value-type="time" office:time-value="PT02H04M46.699S" calcext:value-type="time">
            <text:p>02:04:47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258.82" calcext:value-type="float">
            <text:p>258.82</text:p>
          </table:table-cell>
          <table:table-cell office:value-type="float" office:value="320.75" calcext:value-type="float">
            <text:p>320.75</text:p>
          </table:table-cell>
        </table:table-row>
        <table:table-row table:style-name="ro1">
          <table:table-cell office:value-type="float" office:value="7502699" calcext:value-type="float">
            <text:p>7502699</text:p>
          </table:table-cell>
          <table:table-cell table:formula="of:=[.A471]/1000/(60*60*24)" office:value-type="time" office:time-value="PT02H05M02.699S" calcext:value-type="time">
            <text:p>02:05:03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9.36" calcext:value-type="float">
            <text:p>149.36</text:p>
          </table:table-cell>
          <table:table-cell office:value-type="float" office:value="259.36" calcext:value-type="float">
            <text:p>259.36</text:p>
          </table:table-cell>
          <table:table-cell office:value-type="float" office:value="321.41" calcext:value-type="float">
            <text:p>321.41</text:p>
          </table:table-cell>
        </table:table-row>
        <table:table-row table:style-name="ro1">
          <table:table-cell office:value-type="float" office:value="7518699" calcext:value-type="float">
            <text:p>7518699</text:p>
          </table:table-cell>
          <table:table-cell table:formula="of:=[.A472]/1000/(60*60*24)" office:value-type="time" office:time-value="PT02H05M18.699S" calcext:value-type="time">
            <text:p>02:05:19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9.36" calcext:value-type="float">
            <text:p>149.36</text:p>
          </table:table-cell>
          <table:table-cell office:value-type="float" office:value="259.91" calcext:value-type="float">
            <text:p>259.91</text:p>
          </table:table-cell>
          <table:table-cell office:value-type="float" office:value="322.08" calcext:value-type="float">
            <text:p>322.08</text:p>
          </table:table-cell>
        </table:table-row>
        <table:table-row table:style-name="ro1">
          <table:table-cell office:value-type="float" office:value="7534699" calcext:value-type="float">
            <text:p>7534699</text:p>
          </table:table-cell>
          <table:table-cell table:formula="of:=[.A473]/1000/(60*60*24)" office:value-type="time" office:time-value="PT02H05M34.699S" calcext:value-type="time">
            <text:p>02:05:35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9.36" calcext:value-type="float">
            <text:p>149.36</text:p>
          </table:table-cell>
          <table:table-cell office:value-type="float" office:value="260.45" calcext:value-type="float">
            <text:p>260.45</text:p>
          </table:table-cell>
          <table:table-cell office:value-type="float" office:value="322.74" calcext:value-type="float">
            <text:p>322.74</text:p>
          </table:table-cell>
        </table:table-row>
        <table:table-row table:style-name="ro1">
          <table:table-cell office:value-type="float" office:value="7550699" calcext:value-type="float">
            <text:p>7550699</text:p>
          </table:table-cell>
          <table:table-cell table:formula="of:=[.A474]/1000/(60*60*24)" office:value-type="time" office:time-value="PT02H05M50.699S" calcext:value-type="time">
            <text:p>02:05:51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260.99" calcext:value-type="float">
            <text:p>260.99</text:p>
          </table:table-cell>
          <table:table-cell office:value-type="float" office:value="323.4" calcext:value-type="float">
            <text:p>323.4</text:p>
          </table:table-cell>
        </table:table-row>
        <table:table-row table:style-name="ro1">
          <table:table-cell office:value-type="float" office:value="7566699" calcext:value-type="float">
            <text:p>7566699</text:p>
          </table:table-cell>
          <table:table-cell table:formula="of:=[.A475]/1000/(60*60*24)" office:value-type="time" office:time-value="PT02H06M06.699S" calcext:value-type="time">
            <text:p>02:06:07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261.54" calcext:value-type="float">
            <text:p>261.54</text:p>
          </table:table-cell>
          <table:table-cell office:value-type="float" office:value="324.07" calcext:value-type="float">
            <text:p>324.07</text:p>
          </table:table-cell>
        </table:table-row>
        <table:table-row table:style-name="ro1">
          <table:table-cell office:value-type="float" office:value="7582699" calcext:value-type="float">
            <text:p>7582699</text:p>
          </table:table-cell>
          <table:table-cell table:formula="of:=[.A476]/1000/(60*60*24)" office:value-type="time" office:time-value="PT02H06M22.699S" calcext:value-type="time">
            <text:p>02:06:23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9.24" calcext:value-type="float">
            <text:p>149.24</text:p>
          </table:table-cell>
          <table:table-cell office:value-type="float" office:value="262.08" calcext:value-type="float">
            <text:p>262.08</text:p>
          </table:table-cell>
          <table:table-cell office:value-type="float" office:value="324.73" calcext:value-type="float">
            <text:p>324.73</text:p>
          </table:table-cell>
        </table:table-row>
        <table:table-row table:style-name="ro1">
          <table:table-cell office:value-type="float" office:value="7598699" calcext:value-type="float">
            <text:p>7598699</text:p>
          </table:table-cell>
          <table:table-cell table:formula="of:=[.A477]/1000/(60*60*24)" office:value-type="time" office:time-value="PT02H06M38.699S" calcext:value-type="time">
            <text:p>02:06:39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9.24" calcext:value-type="float">
            <text:p>149.24</text:p>
          </table:table-cell>
          <table:table-cell office:value-type="float" office:value="262.63" calcext:value-type="float">
            <text:p>262.63</text:p>
          </table:table-cell>
          <table:table-cell office:value-type="float" office:value="325.39" calcext:value-type="float">
            <text:p>325.39</text:p>
          </table:table-cell>
        </table:table-row>
        <table:table-row table:style-name="ro1">
          <table:table-cell office:value-type="float" office:value="7614699" calcext:value-type="float">
            <text:p>7614699</text:p>
          </table:table-cell>
          <table:table-cell table:formula="of:=[.A478]/1000/(60*60*24)" office:value-type="time" office:time-value="PT02H06M54.699S" calcext:value-type="time">
            <text:p>02:06:55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263.17" calcext:value-type="float">
            <text:p>263.17</text:p>
          </table:table-cell>
          <table:table-cell office:value-type="float" office:value="326.05" calcext:value-type="float">
            <text:p>326.05</text:p>
          </table:table-cell>
        </table:table-row>
        <table:table-row table:style-name="ro1">
          <table:table-cell office:value-type="float" office:value="7630699" calcext:value-type="float">
            <text:p>7630699</text:p>
          </table:table-cell>
          <table:table-cell table:formula="of:=[.A479]/1000/(60*60*24)" office:value-type="time" office:time-value="PT02H07M10.699S" calcext:value-type="time">
            <text:p>02:07:11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263.71" calcext:value-type="float">
            <text:p>263.71</text:p>
          </table:table-cell>
          <table:table-cell office:value-type="float" office:value="326.72" calcext:value-type="float">
            <text:p>326.72</text:p>
          </table:table-cell>
        </table:table-row>
        <table:table-row table:style-name="ro1">
          <table:table-cell office:value-type="float" office:value="7646699" calcext:value-type="float">
            <text:p>7646699</text:p>
          </table:table-cell>
          <table:table-cell table:formula="of:=[.A480]/1000/(60*60*24)" office:value-type="time" office:time-value="PT02H07M26.699S" calcext:value-type="time">
            <text:p>02:07:27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264.26" calcext:value-type="float">
            <text:p>264.26</text:p>
          </table:table-cell>
          <table:table-cell office:value-type="float" office:value="327.38" calcext:value-type="float">
            <text:p>327.38</text:p>
          </table:table-cell>
        </table:table-row>
        <table:table-row table:style-name="ro1">
          <table:table-cell office:value-type="float" office:value="7662699" calcext:value-type="float">
            <text:p>7662699</text:p>
          </table:table-cell>
          <table:table-cell table:formula="of:=[.A481]/1000/(60*60*24)" office:value-type="time" office:time-value="PT02H07M42.699S" calcext:value-type="time">
            <text:p>02:07:43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264.8" calcext:value-type="float">
            <text:p>264.8</text:p>
          </table:table-cell>
          <table:table-cell office:value-type="float" office:value="328.04" calcext:value-type="float">
            <text:p>328.04</text:p>
          </table:table-cell>
        </table:table-row>
        <table:table-row table:style-name="ro1">
          <table:table-cell office:value-type="float" office:value="7678699" calcext:value-type="float">
            <text:p>7678699</text:p>
          </table:table-cell>
          <table:table-cell table:formula="of:=[.A482]/1000/(60*60*24)" office:value-type="time" office:time-value="PT02H07M58.699S" calcext:value-type="time">
            <text:p>02:07:59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9.36" calcext:value-type="float">
            <text:p>149.36</text:p>
          </table:table-cell>
          <table:table-cell office:value-type="float" office:value="265.35" calcext:value-type="float">
            <text:p>265.35</text:p>
          </table:table-cell>
          <table:table-cell office:value-type="float" office:value="328.7" calcext:value-type="float">
            <text:p>328.7</text:p>
          </table:table-cell>
        </table:table-row>
        <table:table-row table:style-name="ro1">
          <table:table-cell office:value-type="float" office:value="7694699" calcext:value-type="float">
            <text:p>7694699</text:p>
          </table:table-cell>
          <table:table-cell table:formula="of:=[.A483]/1000/(60*60*24)" office:value-type="time" office:time-value="PT02H08M14.699S" calcext:value-type="time">
            <text:p>02:08:15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265.89" calcext:value-type="float">
            <text:p>265.89</text:p>
          </table:table-cell>
          <table:table-cell office:value-type="float" office:value="329.36" calcext:value-type="float">
            <text:p>329.36</text:p>
          </table:table-cell>
        </table:table-row>
        <table:table-row table:style-name="ro1">
          <table:table-cell office:value-type="float" office:value="7710699" calcext:value-type="float">
            <text:p>7710699</text:p>
          </table:table-cell>
          <table:table-cell table:formula="of:=[.A484]/1000/(60*60*24)" office:value-type="time" office:time-value="PT02H08M30.699S" calcext:value-type="time">
            <text:p>02:08:31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9.36" calcext:value-type="float">
            <text:p>149.36</text:p>
          </table:table-cell>
          <table:table-cell office:value-type="float" office:value="266.43" calcext:value-type="float">
            <text:p>266.43</text:p>
          </table:table-cell>
          <table:table-cell office:value-type="float" office:value="330.03" calcext:value-type="float">
            <text:p>330.03</text:p>
          </table:table-cell>
        </table:table-row>
        <table:table-row table:style-name="ro1">
          <table:table-cell office:value-type="float" office:value="7726699" calcext:value-type="float">
            <text:p>7726699</text:p>
          </table:table-cell>
          <table:table-cell table:formula="of:=[.A485]/1000/(60*60*24)" office:value-type="time" office:time-value="PT02H08M46.699S" calcext:value-type="time">
            <text:p>02:08:47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266.98" calcext:value-type="float">
            <text:p>266.98</text:p>
          </table:table-cell>
          <table:table-cell office:value-type="float" office:value="330.69" calcext:value-type="float">
            <text:p>330.69</text:p>
          </table:table-cell>
        </table:table-row>
        <table:table-row table:style-name="ro1">
          <table:table-cell office:value-type="float" office:value="7742699" calcext:value-type="float">
            <text:p>7742699</text:p>
          </table:table-cell>
          <table:table-cell table:formula="of:=[.A486]/1000/(60*60*24)" office:value-type="time" office:time-value="PT02H09M02.699S" calcext:value-type="time">
            <text:p>02:09:03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267.52" calcext:value-type="float">
            <text:p>267.52</text:p>
          </table:table-cell>
          <table:table-cell office:value-type="float" office:value="331.35" calcext:value-type="float">
            <text:p>331.35</text:p>
          </table:table-cell>
        </table:table-row>
        <table:table-row table:style-name="ro1">
          <table:table-cell office:value-type="float" office:value="7758699" calcext:value-type="float">
            <text:p>7758699</text:p>
          </table:table-cell>
          <table:table-cell table:formula="of:=[.A487]/1000/(60*60*24)" office:value-type="time" office:time-value="PT02H09M18.699S" calcext:value-type="time">
            <text:p>02:09:19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268.06" calcext:value-type="float">
            <text:p>268.06</text:p>
          </table:table-cell>
          <table:table-cell office:value-type="float" office:value="332.01" calcext:value-type="float">
            <text:p>332.01</text:p>
          </table:table-cell>
        </table:table-row>
        <table:table-row table:style-name="ro1">
          <table:table-cell office:value-type="float" office:value="7774699" calcext:value-type="float">
            <text:p>7774699</text:p>
          </table:table-cell>
          <table:table-cell table:formula="of:=[.A488]/1000/(60*60*24)" office:value-type="time" office:time-value="PT02H09M34.699S" calcext:value-type="time">
            <text:p>02:09:35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9.36" calcext:value-type="float">
            <text:p>149.36</text:p>
          </table:table-cell>
          <table:table-cell office:value-type="float" office:value="268.61" calcext:value-type="float">
            <text:p>268.61</text:p>
          </table:table-cell>
          <table:table-cell office:value-type="float" office:value="332.68" calcext:value-type="float">
            <text:p>332.68</text:p>
          </table:table-cell>
        </table:table-row>
        <table:table-row table:style-name="ro1">
          <table:table-cell office:value-type="float" office:value="7790699" calcext:value-type="float">
            <text:p>7790699</text:p>
          </table:table-cell>
          <table:table-cell table:formula="of:=[.A489]/1000/(60*60*24)" office:value-type="time" office:time-value="PT02H09M50.699S" calcext:value-type="time">
            <text:p>02:09:51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269.15" calcext:value-type="float">
            <text:p>269.15</text:p>
          </table:table-cell>
          <table:table-cell office:value-type="float" office:value="333.34" calcext:value-type="float">
            <text:p>333.34</text:p>
          </table:table-cell>
        </table:table-row>
        <table:table-row table:style-name="ro1">
          <table:table-cell office:value-type="float" office:value="7806699" calcext:value-type="float">
            <text:p>7806699</text:p>
          </table:table-cell>
          <table:table-cell table:formula="of:=[.A490]/1000/(60*60*24)" office:value-type="time" office:time-value="PT02H10M06.699S" calcext:value-type="time">
            <text:p>02:10:07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5" calcext:value-type="float">
            <text:p>148.75</text:p>
          </table:table-cell>
          <table:table-cell office:value-type="float" office:value="269.7" calcext:value-type="float">
            <text:p>269.7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7822699" calcext:value-type="float">
            <text:p>7822699</text:p>
          </table:table-cell>
          <table:table-cell table:formula="of:=[.A491]/1000/(60*60*24)" office:value-type="time" office:time-value="PT02H10M22.699S" calcext:value-type="time">
            <text:p>02:10:23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9.36" calcext:value-type="float">
            <text:p>149.36</text:p>
          </table:table-cell>
          <table:table-cell office:value-type="float" office:value="270.24" calcext:value-type="float">
            <text:p>270.24</text:p>
          </table:table-cell>
          <table:table-cell office:value-type="float" office:value="334.66" calcext:value-type="float">
            <text:p>334.66</text:p>
          </table:table-cell>
        </table:table-row>
        <table:table-row table:style-name="ro1">
          <table:table-cell office:value-type="float" office:value="7838699" calcext:value-type="float">
            <text:p>7838699</text:p>
          </table:table-cell>
          <table:table-cell table:formula="of:=[.A492]/1000/(60*60*24)" office:value-type="time" office:time-value="PT02H10M38.699S" calcext:value-type="time">
            <text:p>02:10:39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270.78" calcext:value-type="float">
            <text:p>270.78</text:p>
          </table:table-cell>
          <table:table-cell office:value-type="float" office:value="335.32" calcext:value-type="float">
            <text:p>335.32</text:p>
          </table:table-cell>
        </table:table-row>
        <table:table-row table:style-name="ro1">
          <table:table-cell office:value-type="float" office:value="7854699" calcext:value-type="float">
            <text:p>7854699</text:p>
          </table:table-cell>
          <table:table-cell table:formula="of:=[.A493]/1000/(60*60*24)" office:value-type="time" office:time-value="PT02H10M54.699S" calcext:value-type="time">
            <text:p>02:10:55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271.33" calcext:value-type="float">
            <text:p>271.33</text:p>
          </table:table-cell>
          <table:table-cell office:value-type="float" office:value="335.99" calcext:value-type="float">
            <text:p>335.99</text:p>
          </table:table-cell>
        </table:table-row>
        <table:table-row table:style-name="ro1">
          <table:table-cell office:value-type="float" office:value="7870697" calcext:value-type="float">
            <text:p>7870697</text:p>
          </table:table-cell>
          <table:table-cell table:formula="of:=[.A494]/1000/(60*60*24)" office:value-type="time" office:time-value="PT02H11M10.697S" calcext:value-type="time">
            <text:p>02:11:11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271.87" calcext:value-type="float">
            <text:p>271.87</text:p>
          </table:table-cell>
          <table:table-cell office:value-type="float" office:value="336.65" calcext:value-type="float">
            <text:p>336.65</text:p>
          </table:table-cell>
        </table:table-row>
        <table:table-row table:style-name="ro1">
          <table:table-cell office:value-type="float" office:value="7886699" calcext:value-type="float">
            <text:p>7886699</text:p>
          </table:table-cell>
          <table:table-cell table:formula="of:=[.A495]/1000/(60*60*24)" office:value-type="time" office:time-value="PT02H11M26.699S" calcext:value-type="time">
            <text:p>02:11:27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272.42" calcext:value-type="float">
            <text:p>272.42</text:p>
          </table:table-cell>
          <table:table-cell office:value-type="float" office:value="337.31" calcext:value-type="float">
            <text:p>337.31</text:p>
          </table:table-cell>
        </table:table-row>
        <table:table-row table:style-name="ro1">
          <table:table-cell office:value-type="float" office:value="7902699" calcext:value-type="float">
            <text:p>7902699</text:p>
          </table:table-cell>
          <table:table-cell table:formula="of:=[.A496]/1000/(60*60*24)" office:value-type="time" office:time-value="PT02H11M42.699S" calcext:value-type="time">
            <text:p>02:11:43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9.36" calcext:value-type="float">
            <text:p>149.36</text:p>
          </table:table-cell>
          <table:table-cell office:value-type="float" office:value="272.96" calcext:value-type="float">
            <text:p>272.96</text:p>
          </table:table-cell>
          <table:table-cell office:value-type="float" office:value="337.97" calcext:value-type="float">
            <text:p>337.97</text:p>
          </table:table-cell>
        </table:table-row>
        <table:table-row table:style-name="ro1">
          <table:table-cell office:value-type="float" office:value="7918699" calcext:value-type="float">
            <text:p>7918699</text:p>
          </table:table-cell>
          <table:table-cell table:formula="of:=[.A497]/1000/(60*60*24)" office:value-type="time" office:time-value="PT02H11M58.699S" calcext:value-type="time">
            <text:p>02:11:59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273.5" calcext:value-type="float">
            <text:p>273.5</text:p>
          </table:table-cell>
          <table:table-cell office:value-type="float" office:value="338.63" calcext:value-type="float">
            <text:p>338.63</text:p>
          </table:table-cell>
        </table:table-row>
        <table:table-row table:style-name="ro1">
          <table:table-cell office:value-type="float" office:value="7934699" calcext:value-type="float">
            <text:p>7934699</text:p>
          </table:table-cell>
          <table:table-cell table:formula="of:=[.A498]/1000/(60*60*24)" office:value-type="time" office:time-value="PT02H12M14.699S" calcext:value-type="time">
            <text:p>02:12:15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9.24" calcext:value-type="float">
            <text:p>149.24</text:p>
          </table:table-cell>
          <table:table-cell office:value-type="float" office:value="274.05" calcext:value-type="float">
            <text:p>274.05</text:p>
          </table:table-cell>
          <table:table-cell office:value-type="float" office:value="339.3" calcext:value-type="float">
            <text:p>339.3</text:p>
          </table:table-cell>
        </table:table-row>
        <table:table-row table:style-name="ro1">
          <table:table-cell office:value-type="float" office:value="7950699" calcext:value-type="float">
            <text:p>7950699</text:p>
          </table:table-cell>
          <table:table-cell table:formula="of:=[.A499]/1000/(60*60*24)" office:value-type="time" office:time-value="PT02H12M30.699S" calcext:value-type="time">
            <text:p>02:12:31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274.59" calcext:value-type="float">
            <text:p>274.59</text:p>
          </table:table-cell>
          <table:table-cell office:value-type="float" office:value="339.96" calcext:value-type="float">
            <text:p>339.96</text:p>
          </table:table-cell>
        </table:table-row>
        <table:table-row table:style-name="ro1">
          <table:table-cell office:value-type="float" office:value="7966699" calcext:value-type="float">
            <text:p>7966699</text:p>
          </table:table-cell>
          <table:table-cell table:formula="of:=[.A500]/1000/(60*60*24)" office:value-type="time" office:time-value="PT02H12M46.699S" calcext:value-type="time">
            <text:p>02:12:47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9.36" calcext:value-type="float">
            <text:p>149.36</text:p>
          </table:table-cell>
          <table:table-cell office:value-type="float" office:value="275.13" calcext:value-type="float">
            <text:p>275.13</text:p>
          </table:table-cell>
          <table:table-cell office:value-type="float" office:value="340.62" calcext:value-type="float">
            <text:p>340.62</text:p>
          </table:table-cell>
        </table:table-row>
        <table:table-row table:style-name="ro1">
          <table:table-cell office:value-type="float" office:value="7982699" calcext:value-type="float">
            <text:p>7982699</text:p>
          </table:table-cell>
          <table:table-cell table:formula="of:=[.A501]/1000/(60*60*24)" office:value-type="time" office:time-value="PT02H13M02.699S" calcext:value-type="time">
            <text:p>02:13:03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5" calcext:value-type="float">
            <text:p>148.75</text:p>
          </table:table-cell>
          <table:table-cell office:value-type="float" office:value="275.68" calcext:value-type="float">
            <text:p>275.68</text:p>
          </table:table-cell>
          <table:table-cell office:value-type="float" office:value="341.28" calcext:value-type="float">
            <text:p>341.28</text:p>
          </table:table-cell>
        </table:table-row>
        <table:table-row table:style-name="ro1">
          <table:table-cell office:value-type="float" office:value="7998699" calcext:value-type="float">
            <text:p>7998699</text:p>
          </table:table-cell>
          <table:table-cell table:formula="of:=[.A502]/1000/(60*60*24)" office:value-type="time" office:time-value="PT02H13M18.699S" calcext:value-type="time">
            <text:p>02:13:19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5" calcext:value-type="float">
            <text:p>148.75</text:p>
          </table:table-cell>
          <table:table-cell office:value-type="float" office:value="276.22" calcext:value-type="float">
            <text:p>276.22</text:p>
          </table:table-cell>
          <table:table-cell office:value-type="float" office:value="341.94" calcext:value-type="float">
            <text:p>341.94</text:p>
          </table:table-cell>
        </table:table-row>
        <table:table-row table:style-name="ro1">
          <table:table-cell office:value-type="float" office:value="8014699" calcext:value-type="float">
            <text:p>8014699</text:p>
          </table:table-cell>
          <table:table-cell table:formula="of:=[.A503]/1000/(60*60*24)" office:value-type="time" office:time-value="PT02H13M34.699S" calcext:value-type="time">
            <text:p>02:13:35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276.77" calcext:value-type="float">
            <text:p>276.77</text:p>
          </table:table-cell>
          <table:table-cell office:value-type="float" office:value="342.6" calcext:value-type="float">
            <text:p>342.6</text:p>
          </table:table-cell>
        </table:table-row>
        <table:table-row table:style-name="ro1">
          <table:table-cell office:value-type="float" office:value="8030699" calcext:value-type="float">
            <text:p>8030699</text:p>
          </table:table-cell>
          <table:table-cell table:formula="of:=[.A504]/1000/(60*60*24)" office:value-type="time" office:time-value="PT02H13M50.699S" calcext:value-type="time">
            <text:p>02:13:51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277.31" calcext:value-type="float">
            <text:p>277.31</text:p>
          </table:table-cell>
          <table:table-cell office:value-type="float" office:value="343.27" calcext:value-type="float">
            <text:p>343.27</text:p>
          </table:table-cell>
        </table:table-row>
        <table:table-row table:style-name="ro1">
          <table:table-cell office:value-type="float" office:value="8046699" calcext:value-type="float">
            <text:p>8046699</text:p>
          </table:table-cell>
          <table:table-cell table:formula="of:=[.A505]/1000/(60*60*24)" office:value-type="time" office:time-value="PT02H14M06.699S" calcext:value-type="time">
            <text:p>02:14:07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277.85" calcext:value-type="float">
            <text:p>277.85</text:p>
          </table:table-cell>
          <table:table-cell office:value-type="float" office:value="343.93" calcext:value-type="float">
            <text:p>343.93</text:p>
          </table:table-cell>
        </table:table-row>
        <table:table-row table:style-name="ro1">
          <table:table-cell office:value-type="float" office:value="8062699" calcext:value-type="float">
            <text:p>8062699</text:p>
          </table:table-cell>
          <table:table-cell table:formula="of:=[.A506]/1000/(60*60*24)" office:value-type="time" office:time-value="PT02H14M22.699S" calcext:value-type="time">
            <text:p>02:14:23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278.4" calcext:value-type="float">
            <text:p>278.4</text:p>
          </table:table-cell>
          <table:table-cell office:value-type="float" office:value="344.59" calcext:value-type="float">
            <text:p>344.59</text:p>
          </table:table-cell>
        </table:table-row>
        <table:table-row table:style-name="ro1">
          <table:table-cell office:value-type="float" office:value="8078699" calcext:value-type="float">
            <text:p>8078699</text:p>
          </table:table-cell>
          <table:table-cell table:formula="of:=[.A507]/1000/(60*60*24)" office:value-type="time" office:time-value="PT02H14M38.699S" calcext:value-type="time">
            <text:p>02:14:39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5" calcext:value-type="float">
            <text:p>148.75</text:p>
          </table:table-cell>
          <table:table-cell office:value-type="float" office:value="278.94" calcext:value-type="float">
            <text:p>278.94</text:p>
          </table:table-cell>
          <table:table-cell office:value-type="float" office:value="345.25" calcext:value-type="float">
            <text:p>345.25</text:p>
          </table:table-cell>
        </table:table-row>
        <table:table-row table:style-name="ro1">
          <table:table-cell office:value-type="float" office:value="8094699" calcext:value-type="float">
            <text:p>8094699</text:p>
          </table:table-cell>
          <table:table-cell table:formula="of:=[.A508]/1000/(60*60*24)" office:value-type="time" office:time-value="PT02H14M54.699S" calcext:value-type="time">
            <text:p>02:14:55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9.36" calcext:value-type="float">
            <text:p>149.36</text:p>
          </table:table-cell>
          <table:table-cell office:value-type="float" office:value="279.48" calcext:value-type="float">
            <text:p>279.48</text:p>
          </table:table-cell>
          <table:table-cell office:value-type="float" office:value="345.91" calcext:value-type="float">
            <text:p>345.91</text:p>
          </table:table-cell>
        </table:table-row>
        <table:table-row table:style-name="ro1">
          <table:table-cell office:value-type="float" office:value="8110699" calcext:value-type="float">
            <text:p>8110699</text:p>
          </table:table-cell>
          <table:table-cell table:formula="of:=[.A509]/1000/(60*60*24)" office:value-type="time" office:time-value="PT02H15M10.699S" calcext:value-type="time">
            <text:p>02:15:11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5" calcext:value-type="float">
            <text:p>148.75</text:p>
          </table:table-cell>
          <table:table-cell office:value-type="float" office:value="280.03" calcext:value-type="float">
            <text:p>280.03</text:p>
          </table:table-cell>
          <table:table-cell office:value-type="float" office:value="346.57" calcext:value-type="float">
            <text:p>346.57</text:p>
          </table:table-cell>
        </table:table-row>
        <table:table-row table:style-name="ro1">
          <table:table-cell office:value-type="float" office:value="8126699" calcext:value-type="float">
            <text:p>8126699</text:p>
          </table:table-cell>
          <table:table-cell table:formula="of:=[.A510]/1000/(60*60*24)" office:value-type="time" office:time-value="PT02H15M26.699S" calcext:value-type="time">
            <text:p>02:15:27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9.36" calcext:value-type="float">
            <text:p>149.36</text:p>
          </table:table-cell>
          <table:table-cell office:value-type="float" office:value="280.57" calcext:value-type="float">
            <text:p>280.57</text:p>
          </table:table-cell>
          <table:table-cell office:value-type="float" office:value="347.24" calcext:value-type="float">
            <text:p>347.24</text:p>
          </table:table-cell>
        </table:table-row>
        <table:table-row table:style-name="ro1">
          <table:table-cell office:value-type="float" office:value="8142699" calcext:value-type="float">
            <text:p>8142699</text:p>
          </table:table-cell>
          <table:table-cell table:formula="of:=[.A511]/1000/(60*60*24)" office:value-type="time" office:time-value="PT02H15M42.699S" calcext:value-type="time">
            <text:p>02:15:43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281.12" calcext:value-type="float">
            <text:p>281.12</text:p>
          </table:table-cell>
          <table:table-cell office:value-type="float" office:value="347.9" calcext:value-type="float">
            <text:p>347.9</text:p>
          </table:table-cell>
        </table:table-row>
        <table:table-row table:style-name="ro1">
          <table:table-cell office:value-type="float" office:value="8158699" calcext:value-type="float">
            <text:p>8158699</text:p>
          </table:table-cell>
          <table:table-cell table:formula="of:=[.A512]/1000/(60*60*24)" office:value-type="time" office:time-value="PT02H15M58.699S" calcext:value-type="time">
            <text:p>02:15:59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281.66" calcext:value-type="float">
            <text:p>281.66</text:p>
          </table:table-cell>
          <table:table-cell office:value-type="float" office:value="348.56" calcext:value-type="float">
            <text:p>348.56</text:p>
          </table:table-cell>
        </table:table-row>
        <table:table-row table:style-name="ro1">
          <table:table-cell office:value-type="float" office:value="8174699" calcext:value-type="float">
            <text:p>8174699</text:p>
          </table:table-cell>
          <table:table-cell table:formula="of:=[.A513]/1000/(60*60*24)" office:value-type="time" office:time-value="PT02H16M14.699S" calcext:value-type="time">
            <text:p>02:16:15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282.2" calcext:value-type="float">
            <text:p>282.2</text:p>
          </table:table-cell>
          <table:table-cell office:value-type="float" office:value="349.22" calcext:value-type="float">
            <text:p>349.22</text:p>
          </table:table-cell>
        </table:table-row>
        <table:table-row table:style-name="ro1">
          <table:table-cell office:value-type="float" office:value="8190699" calcext:value-type="float">
            <text:p>8190699</text:p>
          </table:table-cell>
          <table:table-cell table:formula="of:=[.A514]/1000/(60*60*24)" office:value-type="time" office:time-value="PT02H16M30.699S" calcext:value-type="time">
            <text:p>02:16:31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5" calcext:value-type="float">
            <text:p>148.75</text:p>
          </table:table-cell>
          <table:table-cell office:value-type="float" office:value="282.75" calcext:value-type="float">
            <text:p>282.75</text:p>
          </table:table-cell>
          <table:table-cell office:value-type="float" office:value="349.88" calcext:value-type="float">
            <text:p>349.88</text:p>
          </table:table-cell>
        </table:table-row>
        <table:table-row table:style-name="ro1">
          <table:table-cell office:value-type="float" office:value="8206699" calcext:value-type="float">
            <text:p>8206699</text:p>
          </table:table-cell>
          <table:table-cell table:formula="of:=[.A515]/1000/(60*60*24)" office:value-type="time" office:time-value="PT02H16M46.699S" calcext:value-type="time">
            <text:p>02:16:47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283.29" calcext:value-type="float">
            <text:p>283.29</text:p>
          </table:table-cell>
          <table:table-cell office:value-type="float" office:value="350.54" calcext:value-type="float">
            <text:p>350.54</text:p>
          </table:table-cell>
        </table:table-row>
        <table:table-row table:style-name="ro1">
          <table:table-cell office:value-type="float" office:value="8222699" calcext:value-type="float">
            <text:p>8222699</text:p>
          </table:table-cell>
          <table:table-cell table:formula="of:=[.A516]/1000/(60*60*24)" office:value-type="time" office:time-value="PT02H17M02.699S" calcext:value-type="time">
            <text:p>02:17:03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283.83" calcext:value-type="float">
            <text:p>283.83</text:p>
          </table:table-cell>
          <table:table-cell office:value-type="float" office:value="351.2" calcext:value-type="float">
            <text:p>351.2</text:p>
          </table:table-cell>
        </table:table-row>
        <table:table-row table:style-name="ro1">
          <table:table-cell office:value-type="float" office:value="8238699" calcext:value-type="float">
            <text:p>8238699</text:p>
          </table:table-cell>
          <table:table-cell table:formula="of:=[.A517]/1000/(60*60*24)" office:value-type="time" office:time-value="PT02H17M18.699S" calcext:value-type="time">
            <text:p>02:17:19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284.38" calcext:value-type="float">
            <text:p>284.38</text:p>
          </table:table-cell>
          <table:table-cell office:value-type="float" office:value="351.87" calcext:value-type="float">
            <text:p>351.87</text:p>
          </table:table-cell>
        </table:table-row>
        <table:table-row table:style-name="ro1">
          <table:table-cell office:value-type="float" office:value="8254699" calcext:value-type="float">
            <text:p>8254699</text:p>
          </table:table-cell>
          <table:table-cell table:formula="of:=[.A518]/1000/(60*60*24)" office:value-type="time" office:time-value="PT02H17M34.699S" calcext:value-type="time">
            <text:p>02:17:35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284.92" calcext:value-type="float">
            <text:p>284.92</text:p>
          </table:table-cell>
          <table:table-cell office:value-type="float" office:value="352.53" calcext:value-type="float">
            <text:p>352.53</text:p>
          </table:table-cell>
        </table:table-row>
        <table:table-row table:style-name="ro1">
          <table:table-cell office:value-type="float" office:value="8270699" calcext:value-type="float">
            <text:p>8270699</text:p>
          </table:table-cell>
          <table:table-cell table:formula="of:=[.A519]/1000/(60*60*24)" office:value-type="time" office:time-value="PT02H17M50.699S" calcext:value-type="time">
            <text:p>02:17:51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285.46" calcext:value-type="float">
            <text:p>285.46</text:p>
          </table:table-cell>
          <table:table-cell office:value-type="float" office:value="353.19" calcext:value-type="float">
            <text:p>353.19</text:p>
          </table:table-cell>
        </table:table-row>
        <table:table-row table:style-name="ro1">
          <table:table-cell office:value-type="float" office:value="8286697" calcext:value-type="float">
            <text:p>8286697</text:p>
          </table:table-cell>
          <table:table-cell table:formula="of:=[.A520]/1000/(60*60*24)" office:value-type="time" office:time-value="PT02H18M06.697S" calcext:value-type="time">
            <text:p>02:18:07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286.01" calcext:value-type="float">
            <text:p>286.01</text:p>
          </table:table-cell>
          <table:table-cell office:value-type="float" office:value="353.85" calcext:value-type="float">
            <text:p>353.85</text:p>
          </table:table-cell>
        </table:table-row>
        <table:table-row table:style-name="ro1">
          <table:table-cell office:value-type="float" office:value="8302699" calcext:value-type="float">
            <text:p>8302699</text:p>
          </table:table-cell>
          <table:table-cell table:formula="of:=[.A521]/1000/(60*60*24)" office:value-type="time" office:time-value="PT02H18M22.699S" calcext:value-type="time">
            <text:p>02:18:23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286.55" calcext:value-type="float">
            <text:p>286.55</text:p>
          </table:table-cell>
          <table:table-cell office:value-type="float" office:value="354.51" calcext:value-type="float">
            <text:p>354.51</text:p>
          </table:table-cell>
        </table:table-row>
        <table:table-row table:style-name="ro1">
          <table:table-cell office:value-type="float" office:value="8318699" calcext:value-type="float">
            <text:p>8318699</text:p>
          </table:table-cell>
          <table:table-cell table:formula="of:=[.A522]/1000/(60*60*24)" office:value-type="time" office:time-value="PT02H18M38.699S" calcext:value-type="time">
            <text:p>02:18:39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287.09" calcext:value-type="float">
            <text:p>287.09</text:p>
          </table:table-cell>
          <table:table-cell office:value-type="float" office:value="355.17" calcext:value-type="float">
            <text:p>355.17</text:p>
          </table:table-cell>
        </table:table-row>
        <table:table-row table:style-name="ro1">
          <table:table-cell office:value-type="float" office:value="8334699" calcext:value-type="float">
            <text:p>8334699</text:p>
          </table:table-cell>
          <table:table-cell table:formula="of:=[.A523]/1000/(60*60*24)" office:value-type="time" office:time-value="PT02H18M54.699S" calcext:value-type="time">
            <text:p>02:18:55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287.64" calcext:value-type="float">
            <text:p>287.64</text:p>
          </table:table-cell>
          <table:table-cell office:value-type="float" office:value="355.83" calcext:value-type="float">
            <text:p>355.83</text:p>
          </table:table-cell>
        </table:table-row>
        <table:table-row table:style-name="ro1">
          <table:table-cell office:value-type="float" office:value="8350699" calcext:value-type="float">
            <text:p>8350699</text:p>
          </table:table-cell>
          <table:table-cell table:formula="of:=[.A524]/1000/(60*60*24)" office:value-type="time" office:time-value="PT02H19M10.699S" calcext:value-type="time">
            <text:p>02:19:11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288.18" calcext:value-type="float">
            <text:p>288.18</text:p>
          </table:table-cell>
          <table:table-cell office:value-type="float" office:value="356.49" calcext:value-type="float">
            <text:p>356.49</text:p>
          </table:table-cell>
        </table:table-row>
        <table:table-row table:style-name="ro1">
          <table:table-cell office:value-type="float" office:value="8366699" calcext:value-type="float">
            <text:p>8366699</text:p>
          </table:table-cell>
          <table:table-cell table:formula="of:=[.A525]/1000/(60*60*24)" office:value-type="time" office:time-value="PT02H19M26.699S" calcext:value-type="time">
            <text:p>02:19:27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288.73" calcext:value-type="float">
            <text:p>288.73</text:p>
          </table:table-cell>
          <table:table-cell office:value-type="float" office:value="357.16" calcext:value-type="float">
            <text:p>357.16</text:p>
          </table:table-cell>
        </table:table-row>
        <table:table-row table:style-name="ro1">
          <table:table-cell office:value-type="float" office:value="8382699" calcext:value-type="float">
            <text:p>8382699</text:p>
          </table:table-cell>
          <table:table-cell table:formula="of:=[.A526]/1000/(60*60*24)" office:value-type="time" office:time-value="PT02H19M42.699S" calcext:value-type="time">
            <text:p>02:19:43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5" calcext:value-type="float">
            <text:p>148.75</text:p>
          </table:table-cell>
          <table:table-cell office:value-type="float" office:value="289.27" calcext:value-type="float">
            <text:p>289.27</text:p>
          </table:table-cell>
          <table:table-cell office:value-type="float" office:value="357.82" calcext:value-type="float">
            <text:p>357.82</text:p>
          </table:table-cell>
        </table:table-row>
        <table:table-row table:style-name="ro1">
          <table:table-cell office:value-type="float" office:value="8398699" calcext:value-type="float">
            <text:p>8398699</text:p>
          </table:table-cell>
          <table:table-cell table:formula="of:=[.A527]/1000/(60*60*24)" office:value-type="time" office:time-value="PT02H19M58.699S" calcext:value-type="time">
            <text:p>02:19:59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289.81" calcext:value-type="float">
            <text:p>289.81</text:p>
          </table:table-cell>
          <table:table-cell office:value-type="float" office:value="358.48" calcext:value-type="float">
            <text:p>358.48</text:p>
          </table:table-cell>
        </table:table-row>
        <table:table-row table:style-name="ro1">
          <table:table-cell office:value-type="float" office:value="8414699" calcext:value-type="float">
            <text:p>8414699</text:p>
          </table:table-cell>
          <table:table-cell table:formula="of:=[.A528]/1000/(60*60*24)" office:value-type="time" office:time-value="PT02H20M14.699S" calcext:value-type="time">
            <text:p>02:20:15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290.36" calcext:value-type="float">
            <text:p>290.36</text:p>
          </table:table-cell>
          <table:table-cell office:value-type="float" office:value="359.14" calcext:value-type="float">
            <text:p>359.14</text:p>
          </table:table-cell>
        </table:table-row>
        <table:table-row table:style-name="ro1">
          <table:table-cell office:value-type="float" office:value="8430699" calcext:value-type="float">
            <text:p>8430699</text:p>
          </table:table-cell>
          <table:table-cell table:formula="of:=[.A529]/1000/(60*60*24)" office:value-type="time" office:time-value="PT02H20M30.699S" calcext:value-type="time">
            <text:p>02:20:31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290.9" calcext:value-type="float">
            <text:p>290.9</text:p>
          </table:table-cell>
          <table:table-cell office:value-type="float" office:value="359.8" calcext:value-type="float">
            <text:p>359.8</text:p>
          </table:table-cell>
        </table:table-row>
        <table:table-row table:style-name="ro1">
          <table:table-cell office:value-type="float" office:value="8446699" calcext:value-type="float">
            <text:p>8446699</text:p>
          </table:table-cell>
          <table:table-cell table:formula="of:=[.A530]/1000/(60*60*24)" office:value-type="time" office:time-value="PT02H20M46.699S" calcext:value-type="time">
            <text:p>02:20:47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291.44" calcext:value-type="float">
            <text:p>291.44</text:p>
          </table:table-cell>
          <table:table-cell office:value-type="float" office:value="360.46" calcext:value-type="float">
            <text:p>360.46</text:p>
          </table:table-cell>
        </table:table-row>
        <table:table-row table:style-name="ro1">
          <table:table-cell office:value-type="float" office:value="8462699" calcext:value-type="float">
            <text:p>8462699</text:p>
          </table:table-cell>
          <table:table-cell table:formula="of:=[.A531]/1000/(60*60*24)" office:value-type="time" office:time-value="PT02H21M02.699S" calcext:value-type="time">
            <text:p>02:21:03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291.99" calcext:value-type="float">
            <text:p>291.99</text:p>
          </table:table-cell>
          <table:table-cell office:value-type="float" office:value="361.12" calcext:value-type="float">
            <text:p>361.12</text:p>
          </table:table-cell>
        </table:table-row>
        <table:table-row table:style-name="ro1">
          <table:table-cell office:value-type="float" office:value="8478699" calcext:value-type="float">
            <text:p>8478699</text:p>
          </table:table-cell>
          <table:table-cell table:formula="of:=[.A532]/1000/(60*60*24)" office:value-type="time" office:time-value="PT02H21M18.699S" calcext:value-type="time">
            <text:p>02:21:19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292.53" calcext:value-type="float">
            <text:p>292.53</text:p>
          </table:table-cell>
          <table:table-cell office:value-type="float" office:value="361.78" calcext:value-type="float">
            <text:p>361.78</text:p>
          </table:table-cell>
        </table:table-row>
        <table:table-row table:style-name="ro1">
          <table:table-cell office:value-type="float" office:value="8494699" calcext:value-type="float">
            <text:p>8494699</text:p>
          </table:table-cell>
          <table:table-cell table:formula="of:=[.A533]/1000/(60*60*24)" office:value-type="time" office:time-value="PT02H21M34.699S" calcext:value-type="time">
            <text:p>02:21:35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293.07" calcext:value-type="float">
            <text:p>293.07</text:p>
          </table:table-cell>
          <table:table-cell office:value-type="float" office:value="362.45" calcext:value-type="float">
            <text:p>362.45</text:p>
          </table:table-cell>
        </table:table-row>
        <table:table-row table:style-name="ro1">
          <table:table-cell office:value-type="float" office:value="8510699" calcext:value-type="float">
            <text:p>8510699</text:p>
          </table:table-cell>
          <table:table-cell table:formula="of:=[.A534]/1000/(60*60*24)" office:value-type="time" office:time-value="PT02H21M50.699S" calcext:value-type="time">
            <text:p>02:21:51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293.62" calcext:value-type="float">
            <text:p>293.62</text:p>
          </table:table-cell>
          <table:table-cell office:value-type="float" office:value="363.11" calcext:value-type="float">
            <text:p>363.11</text:p>
          </table:table-cell>
        </table:table-row>
        <table:table-row table:style-name="ro1">
          <table:table-cell office:value-type="float" office:value="8526699" calcext:value-type="float">
            <text:p>8526699</text:p>
          </table:table-cell>
          <table:table-cell table:formula="of:=[.A535]/1000/(60*60*24)" office:value-type="time" office:time-value="PT02H22M06.699S" calcext:value-type="time">
            <text:p>02:22:07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294.16" calcext:value-type="float">
            <text:p>294.16</text:p>
          </table:table-cell>
          <table:table-cell office:value-type="float" office:value="363.77" calcext:value-type="float">
            <text:p>363.77</text:p>
          </table:table-cell>
        </table:table-row>
        <table:table-row table:style-name="ro1">
          <table:table-cell office:value-type="float" office:value="8542699" calcext:value-type="float">
            <text:p>8542699</text:p>
          </table:table-cell>
          <table:table-cell table:formula="of:=[.A536]/1000/(60*60*24)" office:value-type="time" office:time-value="PT02H22M22.699S" calcext:value-type="time">
            <text:p>02:22:23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294.7" calcext:value-type="float">
            <text:p>294.7</text:p>
          </table:table-cell>
          <table:table-cell office:value-type="float" office:value="364.43" calcext:value-type="float">
            <text:p>364.43</text:p>
          </table:table-cell>
        </table:table-row>
        <table:table-row table:style-name="ro1">
          <table:table-cell office:value-type="float" office:value="8558699" calcext:value-type="float">
            <text:p>8558699</text:p>
          </table:table-cell>
          <table:table-cell table:formula="of:=[.A537]/1000/(60*60*24)" office:value-type="time" office:time-value="PT02H22M38.699S" calcext:value-type="time">
            <text:p>02:22:39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295.25" calcext:value-type="float">
            <text:p>295.25</text:p>
          </table:table-cell>
          <table:table-cell office:value-type="float" office:value="365.09" calcext:value-type="float">
            <text:p>365.09</text:p>
          </table:table-cell>
        </table:table-row>
        <table:table-row table:style-name="ro1">
          <table:table-cell office:value-type="float" office:value="8574699" calcext:value-type="float">
            <text:p>8574699</text:p>
          </table:table-cell>
          <table:table-cell table:formula="of:=[.A538]/1000/(60*60*24)" office:value-type="time" office:time-value="PT02H22M54.699S" calcext:value-type="time">
            <text:p>02:22:55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295.79" calcext:value-type="float">
            <text:p>295.79</text:p>
          </table:table-cell>
          <table:table-cell office:value-type="float" office:value="365.75" calcext:value-type="float">
            <text:p>365.75</text:p>
          </table:table-cell>
        </table:table-row>
        <table:table-row table:style-name="ro1">
          <table:table-cell office:value-type="float" office:value="8590699" calcext:value-type="float">
            <text:p>8590699</text:p>
          </table:table-cell>
          <table:table-cell table:formula="of:=[.A539]/1000/(60*60*24)" office:value-type="time" office:time-value="PT02H23M10.699S" calcext:value-type="time">
            <text:p>02:23:11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296.33" calcext:value-type="float">
            <text:p>296.33</text:p>
          </table:table-cell>
          <table:table-cell office:value-type="float" office:value="366.41" calcext:value-type="float">
            <text:p>366.41</text:p>
          </table:table-cell>
        </table:table-row>
        <table:table-row table:style-name="ro1">
          <table:table-cell office:value-type="float" office:value="8606699" calcext:value-type="float">
            <text:p>8606699</text:p>
          </table:table-cell>
          <table:table-cell table:formula="of:=[.A540]/1000/(60*60*24)" office:value-type="time" office:time-value="PT02H23M26.699S" calcext:value-type="time">
            <text:p>02:23:27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296.88" calcext:value-type="float">
            <text:p>296.88</text:p>
          </table:table-cell>
          <table:table-cell office:value-type="float" office:value="367.07" calcext:value-type="float">
            <text:p>367.07</text:p>
          </table:table-cell>
        </table:table-row>
        <table:table-row table:style-name="ro1">
          <table:table-cell office:value-type="float" office:value="8622699" calcext:value-type="float">
            <text:p>8622699</text:p>
          </table:table-cell>
          <table:table-cell table:formula="of:=[.A541]/1000/(60*60*24)" office:value-type="time" office:time-value="PT02H23M42.699S" calcext:value-type="time">
            <text:p>02:23:43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297.42" calcext:value-type="float">
            <text:p>297.42</text:p>
          </table:table-cell>
          <table:table-cell office:value-type="float" office:value="367.74" calcext:value-type="float">
            <text:p>367.74</text:p>
          </table:table-cell>
        </table:table-row>
        <table:table-row table:style-name="ro1">
          <table:table-cell office:value-type="float" office:value="8638699" calcext:value-type="float">
            <text:p>8638699</text:p>
          </table:table-cell>
          <table:table-cell table:formula="of:=[.A542]/1000/(60*60*24)" office:value-type="time" office:time-value="PT02H23M58.699S" calcext:value-type="time">
            <text:p>02:23:59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297.96" calcext:value-type="float">
            <text:p>297.96</text:p>
          </table:table-cell>
          <table:table-cell office:value-type="float" office:value="368.4" calcext:value-type="float">
            <text:p>368.4</text:p>
          </table:table-cell>
        </table:table-row>
        <table:table-row table:style-name="ro1">
          <table:table-cell office:value-type="float" office:value="8654699" calcext:value-type="float">
            <text:p>8654699</text:p>
          </table:table-cell>
          <table:table-cell table:formula="of:=[.A543]/1000/(60*60*24)" office:value-type="time" office:time-value="PT02H24M14.699S" calcext:value-type="time">
            <text:p>02:24:15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298.51" calcext:value-type="float">
            <text:p>298.51</text:p>
          </table:table-cell>
          <table:table-cell office:value-type="float" office:value="369.06" calcext:value-type="float">
            <text:p>369.06</text:p>
          </table:table-cell>
        </table:table-row>
        <table:table-row table:style-name="ro1">
          <table:table-cell office:value-type="float" office:value="8670699" calcext:value-type="float">
            <text:p>8670699</text:p>
          </table:table-cell>
          <table:table-cell table:formula="of:=[.A544]/1000/(60*60*24)" office:value-type="time" office:time-value="PT02H24M30.699S" calcext:value-type="time">
            <text:p>02:24:31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299.05" calcext:value-type="float">
            <text:p>299.05</text:p>
          </table:table-cell>
          <table:table-cell office:value-type="float" office:value="369.72" calcext:value-type="float">
            <text:p>369.72</text:p>
          </table:table-cell>
        </table:table-row>
        <table:table-row table:style-name="ro1">
          <table:table-cell office:value-type="float" office:value="8686699" calcext:value-type="float">
            <text:p>8686699</text:p>
          </table:table-cell>
          <table:table-cell table:formula="of:=[.A545]/1000/(60*60*24)" office:value-type="time" office:time-value="PT02H24M46.699S" calcext:value-type="time">
            <text:p>02:24:47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299.59" calcext:value-type="float">
            <text:p>299.59</text:p>
          </table:table-cell>
          <table:table-cell office:value-type="float" office:value="370.38" calcext:value-type="float">
            <text:p>370.38</text:p>
          </table:table-cell>
        </table:table-row>
        <table:table-row table:style-name="ro1">
          <table:table-cell office:value-type="float" office:value="8702699" calcext:value-type="float">
            <text:p>8702699</text:p>
          </table:table-cell>
          <table:table-cell table:formula="of:=[.A546]/1000/(60*60*24)" office:value-type="time" office:time-value="PT02H25M02.699S" calcext:value-type="time">
            <text:p>02:25:03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300.14" calcext:value-type="float">
            <text:p>300.14</text:p>
          </table:table-cell>
          <table:table-cell office:value-type="float" office:value="371.04" calcext:value-type="float">
            <text:p>371.04</text:p>
          </table:table-cell>
        </table:table-row>
        <table:table-row table:style-name="ro1">
          <table:table-cell office:value-type="float" office:value="8718699" calcext:value-type="float">
            <text:p>8718699</text:p>
          </table:table-cell>
          <table:table-cell table:formula="of:=[.A547]/1000/(60*60*24)" office:value-type="time" office:time-value="PT02H25M18.699S" calcext:value-type="time">
            <text:p>02:25:19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300.68" calcext:value-type="float">
            <text:p>300.68</text:p>
          </table:table-cell>
          <table:table-cell office:value-type="float" office:value="371.7" calcext:value-type="float">
            <text:p>371.7</text:p>
          </table:table-cell>
        </table:table-row>
        <table:table-row table:style-name="ro1">
          <table:table-cell office:value-type="float" office:value="8734699" calcext:value-type="float">
            <text:p>8734699</text:p>
          </table:table-cell>
          <table:table-cell table:formula="of:=[.A548]/1000/(60*60*24)" office:value-type="time" office:time-value="PT02H25M34.699S" calcext:value-type="time">
            <text:p>02:25:35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301.22" calcext:value-type="float">
            <text:p>301.22</text:p>
          </table:table-cell>
          <table:table-cell office:value-type="float" office:value="372.36" calcext:value-type="float">
            <text:p>372.36</text:p>
          </table:table-cell>
        </table:table-row>
        <table:table-row table:style-name="ro1">
          <table:table-cell office:value-type="float" office:value="8750699" calcext:value-type="float">
            <text:p>8750699</text:p>
          </table:table-cell>
          <table:table-cell table:formula="of:=[.A549]/1000/(60*60*24)" office:value-type="time" office:time-value="PT02H25M50.699S" calcext:value-type="time">
            <text:p>02:25:51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301.77" calcext:value-type="float">
            <text:p>301.77</text:p>
          </table:table-cell>
          <table:table-cell office:value-type="float" office:value="373.02" calcext:value-type="float">
            <text:p>373.02</text:p>
          </table:table-cell>
        </table:table-row>
        <table:table-row table:style-name="ro1">
          <table:table-cell office:value-type="float" office:value="8766699" calcext:value-type="float">
            <text:p>8766699</text:p>
          </table:table-cell>
          <table:table-cell table:formula="of:=[.A550]/1000/(60*60*24)" office:value-type="time" office:time-value="PT02H26M06.699S" calcext:value-type="time">
            <text:p>02:26:07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302.31" calcext:value-type="float">
            <text:p>302.31</text:p>
          </table:table-cell>
          <table:table-cell office:value-type="float" office:value="373.68" calcext:value-type="float">
            <text:p>373.68</text:p>
          </table:table-cell>
        </table:table-row>
        <table:table-row table:style-name="ro1">
          <table:table-cell office:value-type="float" office:value="8782699" calcext:value-type="float">
            <text:p>8782699</text:p>
          </table:table-cell>
          <table:table-cell table:formula="of:=[.A551]/1000/(60*60*24)" office:value-type="time" office:time-value="PT02H26M22.699S" calcext:value-type="time">
            <text:p>02:26:23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302.85" calcext:value-type="float">
            <text:p>302.85</text:p>
          </table:table-cell>
          <table:table-cell office:value-type="float" office:value="374.34" calcext:value-type="float">
            <text:p>374.34</text:p>
          </table:table-cell>
        </table:table-row>
        <table:table-row table:style-name="ro1">
          <table:table-cell office:value-type="float" office:value="8798699" calcext:value-type="float">
            <text:p>8798699</text:p>
          </table:table-cell>
          <table:table-cell table:formula="of:=[.A552]/1000/(60*60*24)" office:value-type="time" office:time-value="PT02H26M38.699S" calcext:value-type="time">
            <text:p>02:26:39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303.4" calcext:value-type="float">
            <text:p>303.4</text:p>
          </table:table-cell>
          <table:table-cell office:value-type="float" office:value="375.01" calcext:value-type="float">
            <text:p>375.01</text:p>
          </table:table-cell>
        </table:table-row>
        <table:table-row table:style-name="ro1">
          <table:table-cell office:value-type="float" office:value="8814699" calcext:value-type="float">
            <text:p>8814699</text:p>
          </table:table-cell>
          <table:table-cell table:formula="of:=[.A553]/1000/(60*60*24)" office:value-type="time" office:time-value="PT02H26M54.699S" calcext:value-type="time">
            <text:p>02:26:55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303.94" calcext:value-type="float">
            <text:p>303.94</text:p>
          </table:table-cell>
          <table:table-cell office:value-type="float" office:value="375.67" calcext:value-type="float">
            <text:p>375.67</text:p>
          </table:table-cell>
        </table:table-row>
        <table:table-row table:style-name="ro1">
          <table:table-cell office:value-type="float" office:value="8830699" calcext:value-type="float">
            <text:p>8830699</text:p>
          </table:table-cell>
          <table:table-cell table:formula="of:=[.A554]/1000/(60*60*24)" office:value-type="time" office:time-value="PT02H27M10.699S" calcext:value-type="time">
            <text:p>02:27:11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304.48" calcext:value-type="float">
            <text:p>304.48</text:p>
          </table:table-cell>
          <table:table-cell office:value-type="float" office:value="376.33" calcext:value-type="float">
            <text:p>376.33</text:p>
          </table:table-cell>
        </table:table-row>
        <table:table-row table:style-name="ro1">
          <table:table-cell office:value-type="float" office:value="8846699" calcext:value-type="float">
            <text:p>8846699</text:p>
          </table:table-cell>
          <table:table-cell table:formula="of:=[.A555]/1000/(60*60*24)" office:value-type="time" office:time-value="PT02H27M26.699S" calcext:value-type="time">
            <text:p>02:27:27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305.03" calcext:value-type="float">
            <text:p>305.03</text:p>
          </table:table-cell>
          <table:table-cell office:value-type="float" office:value="376.99" calcext:value-type="float">
            <text:p>376.99</text:p>
          </table:table-cell>
        </table:table-row>
        <table:table-row table:style-name="ro1">
          <table:table-cell office:value-type="float" office:value="8862699" calcext:value-type="float">
            <text:p>8862699</text:p>
          </table:table-cell>
          <table:table-cell table:formula="of:=[.A556]/1000/(60*60*24)" office:value-type="time" office:time-value="PT02H27M42.699S" calcext:value-type="time">
            <text:p>02:27:43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305.57" calcext:value-type="float">
            <text:p>305.57</text:p>
          </table:table-cell>
          <table:table-cell office:value-type="float" office:value="377.65" calcext:value-type="float">
            <text:p>377.65</text:p>
          </table:table-cell>
        </table:table-row>
        <table:table-row table:style-name="ro1">
          <table:table-cell office:value-type="float" office:value="8878699" calcext:value-type="float">
            <text:p>8878699</text:p>
          </table:table-cell>
          <table:table-cell table:formula="of:=[.A557]/1000/(60*60*24)" office:value-type="time" office:time-value="PT02H27M58.699S" calcext:value-type="time">
            <text:p>02:27:59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306.11" calcext:value-type="float">
            <text:p>306.11</text:p>
          </table:table-cell>
          <table:table-cell office:value-type="float" office:value="378.31" calcext:value-type="float">
            <text:p>378.31</text:p>
          </table:table-cell>
        </table:table-row>
        <table:table-row table:style-name="ro1">
          <table:table-cell office:value-type="float" office:value="8894699" calcext:value-type="float">
            <text:p>8894699</text:p>
          </table:table-cell>
          <table:table-cell table:formula="of:=[.A558]/1000/(60*60*24)" office:value-type="time" office:time-value="PT02H28M14.699S" calcext:value-type="time">
            <text:p>02:28:15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306.66" calcext:value-type="float">
            <text:p>306.66</text:p>
          </table:table-cell>
          <table:table-cell office:value-type="float" office:value="378.97" calcext:value-type="float">
            <text:p>378.97</text:p>
          </table:table-cell>
        </table:table-row>
        <table:table-row table:style-name="ro1">
          <table:table-cell office:value-type="float" office:value="8910699" calcext:value-type="float">
            <text:p>8910699</text:p>
          </table:table-cell>
          <table:table-cell table:formula="of:=[.A559]/1000/(60*60*24)" office:value-type="time" office:time-value="PT02H28M30.699S" calcext:value-type="time">
            <text:p>02:28:31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307.2" calcext:value-type="float">
            <text:p>307.2</text:p>
          </table:table-cell>
          <table:table-cell office:value-type="float" office:value="379.63" calcext:value-type="float">
            <text:p>379.63</text:p>
          </table:table-cell>
        </table:table-row>
        <table:table-row table:style-name="ro1">
          <table:table-cell office:value-type="float" office:value="8926699" calcext:value-type="float">
            <text:p>8926699</text:p>
          </table:table-cell>
          <table:table-cell table:formula="of:=[.A560]/1000/(60*60*24)" office:value-type="time" office:time-value="PT02H28M46.699S" calcext:value-type="time">
            <text:p>02:28:47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307.74" calcext:value-type="float">
            <text:p>307.74</text:p>
          </table:table-cell>
          <table:table-cell office:value-type="float" office:value="380.29" calcext:value-type="float">
            <text:p>380.29</text:p>
          </table:table-cell>
        </table:table-row>
        <table:table-row table:style-name="ro1">
          <table:table-cell office:value-type="float" office:value="8942699" calcext:value-type="float">
            <text:p>8942699</text:p>
          </table:table-cell>
          <table:table-cell table:formula="of:=[.A561]/1000/(60*60*24)" office:value-type="time" office:time-value="PT02H29M02.699S" calcext:value-type="time">
            <text:p>02:29:03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308.29" calcext:value-type="float">
            <text:p>308.29</text:p>
          </table:table-cell>
          <table:table-cell office:value-type="float" office:value="380.95" calcext:value-type="float">
            <text:p>380.95</text:p>
          </table:table-cell>
        </table:table-row>
        <table:table-row table:style-name="ro1">
          <table:table-cell office:value-type="float" office:value="8958699" calcext:value-type="float">
            <text:p>8958699</text:p>
          </table:table-cell>
          <table:table-cell table:formula="of:=[.A562]/1000/(60*60*24)" office:value-type="time" office:time-value="PT02H29M18.699S" calcext:value-type="time">
            <text:p>02:29:19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308.83" calcext:value-type="float">
            <text:p>308.83</text:p>
          </table:table-cell>
          <table:table-cell office:value-type="float" office:value="381.61" calcext:value-type="float">
            <text:p>381.61</text:p>
          </table:table-cell>
        </table:table-row>
        <table:table-row table:style-name="ro1">
          <table:table-cell office:value-type="float" office:value="8974699" calcext:value-type="float">
            <text:p>8974699</text:p>
          </table:table-cell>
          <table:table-cell table:formula="of:=[.A563]/1000/(60*60*24)" office:value-type="time" office:time-value="PT02H29M34.699S" calcext:value-type="time">
            <text:p>02:29:35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309.37" calcext:value-type="float">
            <text:p>309.37</text:p>
          </table:table-cell>
          <table:table-cell office:value-type="float" office:value="382.27" calcext:value-type="float">
            <text:p>382.27</text:p>
          </table:table-cell>
        </table:table-row>
        <table:table-row table:style-name="ro1">
          <table:table-cell office:value-type="float" office:value="8990699" calcext:value-type="float">
            <text:p>8990699</text:p>
          </table:table-cell>
          <table:table-cell table:formula="of:=[.A564]/1000/(60*60*24)" office:value-type="time" office:time-value="PT02H29M50.699S" calcext:value-type="time">
            <text:p>02:29:51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309.91" calcext:value-type="float">
            <text:p>309.91</text:p>
          </table:table-cell>
          <table:table-cell office:value-type="float" office:value="382.94" calcext:value-type="float">
            <text:p>382.94</text:p>
          </table:table-cell>
        </table:table-row>
        <table:table-row table:style-name="ro1">
          <table:table-cell office:value-type="float" office:value="9006699" calcext:value-type="float">
            <text:p>9006699</text:p>
          </table:table-cell>
          <table:table-cell table:formula="of:=[.A565]/1000/(60*60*24)" office:value-type="time" office:time-value="PT02H30M06.699S" calcext:value-type="time">
            <text:p>02:30:07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310.46" calcext:value-type="float">
            <text:p>310.46</text:p>
          </table:table-cell>
          <table:table-cell office:value-type="float" office:value="383.6" calcext:value-type="float">
            <text:p>383.6</text:p>
          </table:table-cell>
        </table:table-row>
        <table:table-row table:style-name="ro1">
          <table:table-cell office:value-type="float" office:value="9022699" calcext:value-type="float">
            <text:p>9022699</text:p>
          </table:table-cell>
          <table:table-cell table:formula="of:=[.A566]/1000/(60*60*24)" office:value-type="time" office:time-value="PT02H30M22.699S" calcext:value-type="time">
            <text:p>02:30:23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311" calcext:value-type="float">
            <text:p>311</text:p>
          </table:table-cell>
          <table:table-cell office:value-type="float" office:value="384.26" calcext:value-type="float">
            <text:p>384.26</text:p>
          </table:table-cell>
        </table:table-row>
        <table:table-row table:style-name="ro1">
          <table:table-cell office:value-type="float" office:value="9038699" calcext:value-type="float">
            <text:p>9038699</text:p>
          </table:table-cell>
          <table:table-cell table:formula="of:=[.A567]/1000/(60*60*24)" office:value-type="time" office:time-value="PT02H30M38.699S" calcext:value-type="time">
            <text:p>02:30:39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311.54" calcext:value-type="float">
            <text:p>311.54</text:p>
          </table:table-cell>
          <table:table-cell office:value-type="float" office:value="384.92" calcext:value-type="float">
            <text:p>384.92</text:p>
          </table:table-cell>
        </table:table-row>
        <table:table-row table:style-name="ro1">
          <table:table-cell office:value-type="float" office:value="9054699" calcext:value-type="float">
            <text:p>9054699</text:p>
          </table:table-cell>
          <table:table-cell table:formula="of:=[.A568]/1000/(60*60*24)" office:value-type="time" office:time-value="PT02H30M54.699S" calcext:value-type="time">
            <text:p>02:30:55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312.09" calcext:value-type="float">
            <text:p>312.09</text:p>
          </table:table-cell>
          <table:table-cell office:value-type="float" office:value="385.58" calcext:value-type="float">
            <text:p>385.58</text:p>
          </table:table-cell>
        </table:table-row>
        <table:table-row table:style-name="ro1">
          <table:table-cell office:value-type="float" office:value="9070699" calcext:value-type="float">
            <text:p>9070699</text:p>
          </table:table-cell>
          <table:table-cell table:formula="of:=[.A569]/1000/(60*60*24)" office:value-type="time" office:time-value="PT02H31M10.699S" calcext:value-type="time">
            <text:p>02:31:11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312.63" calcext:value-type="float">
            <text:p>312.63</text:p>
          </table:table-cell>
          <table:table-cell office:value-type="float" office:value="386.24" calcext:value-type="float">
            <text:p>386.24</text:p>
          </table:table-cell>
        </table:table-row>
        <table:table-row table:style-name="ro1">
          <table:table-cell office:value-type="float" office:value="9086699" calcext:value-type="float">
            <text:p>9086699</text:p>
          </table:table-cell>
          <table:table-cell table:formula="of:=[.A570]/1000/(60*60*24)" office:value-type="time" office:time-value="PT02H31M26.699S" calcext:value-type="time">
            <text:p>02:31:27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313.17" calcext:value-type="float">
            <text:p>313.17</text:p>
          </table:table-cell>
          <table:table-cell office:value-type="float" office:value="386.9" calcext:value-type="float">
            <text:p>386.9</text:p>
          </table:table-cell>
        </table:table-row>
        <table:table-row table:style-name="ro1">
          <table:table-cell office:value-type="float" office:value="9102699" calcext:value-type="float">
            <text:p>9102699</text:p>
          </table:table-cell>
          <table:table-cell table:formula="of:=[.A571]/1000/(60*60*24)" office:value-type="time" office:time-value="PT02H31M42.699S" calcext:value-type="time">
            <text:p>02:31:43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313.72" calcext:value-type="float">
            <text:p>313.72</text:p>
          </table:table-cell>
          <table:table-cell office:value-type="float" office:value="387.56" calcext:value-type="float">
            <text:p>387.56</text:p>
          </table:table-cell>
        </table:table-row>
        <table:table-row table:style-name="ro1">
          <table:table-cell office:value-type="float" office:value="9118699" calcext:value-type="float">
            <text:p>9118699</text:p>
          </table:table-cell>
          <table:table-cell table:formula="of:=[.A572]/1000/(60*60*24)" office:value-type="time" office:time-value="PT02H31M58.699S" calcext:value-type="time">
            <text:p>02:31:59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314.26" calcext:value-type="float">
            <text:p>314.26</text:p>
          </table:table-cell>
          <table:table-cell office:value-type="float" office:value="388.22" calcext:value-type="float">
            <text:p>388.22</text:p>
          </table:table-cell>
        </table:table-row>
        <table:table-row table:style-name="ro1">
          <table:table-cell office:value-type="float" office:value="9134699" calcext:value-type="float">
            <text:p>9134699</text:p>
          </table:table-cell>
          <table:table-cell table:formula="of:=[.A573]/1000/(60*60*24)" office:value-type="time" office:time-value="PT02H32M14.699S" calcext:value-type="time">
            <text:p>02:32:15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314.8" calcext:value-type="float">
            <text:p>314.8</text:p>
          </table:table-cell>
          <table:table-cell office:value-type="float" office:value="388.88" calcext:value-type="float">
            <text:p>388.88</text:p>
          </table:table-cell>
        </table:table-row>
        <table:table-row table:style-name="ro1">
          <table:table-cell office:value-type="float" office:value="9150699" calcext:value-type="float">
            <text:p>9150699</text:p>
          </table:table-cell>
          <table:table-cell table:formula="of:=[.A574]/1000/(60*60*24)" office:value-type="time" office:time-value="PT02H32M30.699S" calcext:value-type="time">
            <text:p>02:32:31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315.34" calcext:value-type="float">
            <text:p>315.34</text:p>
          </table:table-cell>
          <table:table-cell office:value-type="float" office:value="389.54" calcext:value-type="float">
            <text:p>389.54</text:p>
          </table:table-cell>
        </table:table-row>
        <table:table-row table:style-name="ro1">
          <table:table-cell office:value-type="float" office:value="9166699" calcext:value-type="float">
            <text:p>9166699</text:p>
          </table:table-cell>
          <table:table-cell table:formula="of:=[.A575]/1000/(60*60*24)" office:value-type="time" office:time-value="PT02H32M46.699S" calcext:value-type="time">
            <text:p>02:32:47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315.89" calcext:value-type="float">
            <text:p>315.89</text:p>
          </table:table-cell>
          <table:table-cell office:value-type="float" office:value="390.2" calcext:value-type="float">
            <text:p>390.2</text:p>
          </table:table-cell>
        </table:table-row>
        <table:table-row table:style-name="ro1">
          <table:table-cell office:value-type="float" office:value="9182699" calcext:value-type="float">
            <text:p>9182699</text:p>
          </table:table-cell>
          <table:table-cell table:formula="of:=[.A576]/1000/(60*60*24)" office:value-type="time" office:time-value="PT02H33M02.699S" calcext:value-type="time">
            <text:p>02:33:03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316.43" calcext:value-type="float">
            <text:p>316.43</text:p>
          </table:table-cell>
          <table:table-cell office:value-type="float" office:value="390.86" calcext:value-type="float">
            <text:p>390.86</text:p>
          </table:table-cell>
        </table:table-row>
        <table:table-row table:style-name="ro1">
          <table:table-cell office:value-type="float" office:value="9198699" calcext:value-type="float">
            <text:p>9198699</text:p>
          </table:table-cell>
          <table:table-cell table:formula="of:=[.A577]/1000/(60*60*24)" office:value-type="time" office:time-value="PT02H33M18.699S" calcext:value-type="time">
            <text:p>02:33:19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316.97" calcext:value-type="float">
            <text:p>316.97</text:p>
          </table:table-cell>
          <table:table-cell office:value-type="float" office:value="391.52" calcext:value-type="float">
            <text:p>391.52</text:p>
          </table:table-cell>
        </table:table-row>
        <table:table-row table:style-name="ro1">
          <table:table-cell office:value-type="float" office:value="9214699" calcext:value-type="float">
            <text:p>9214699</text:p>
          </table:table-cell>
          <table:table-cell table:formula="of:=[.A578]/1000/(60*60*24)" office:value-type="time" office:time-value="PT02H33M34.699S" calcext:value-type="time">
            <text:p>02:33:35</text:p>
          </table:table-cell>
          <table:table-cell office:value-type="float" office:value="1.21" calcext:value-type="float">
            <text:p>1.21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13" calcext:value-type="float">
            <text:p>148.13</text:p>
          </table:table-cell>
          <table:table-cell office:value-type="float" office:value="317.52" calcext:value-type="float">
            <text:p>317.52</text:p>
          </table:table-cell>
          <table:table-cell office:value-type="float" office:value="392.18" calcext:value-type="float">
            <text:p>392.18</text:p>
          </table:table-cell>
        </table:table-row>
        <table:table-row table:style-name="ro1">
          <table:table-cell office:value-type="float" office:value="9230699" calcext:value-type="float">
            <text:p>9230699</text:p>
          </table:table-cell>
          <table:table-cell table:formula="of:=[.A579]/1000/(60*60*24)" office:value-type="time" office:time-value="PT02H33M50.699S" calcext:value-type="time">
            <text:p>02:33:51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318.06" calcext:value-type="float">
            <text:p>318.06</text:p>
          </table:table-cell>
          <table:table-cell office:value-type="float" office:value="392.84" calcext:value-type="float">
            <text:p>392.84</text:p>
          </table:table-cell>
        </table:table-row>
        <table:table-row table:style-name="ro1">
          <table:table-cell office:value-type="float" office:value="9246699" calcext:value-type="float">
            <text:p>9246699</text:p>
          </table:table-cell>
          <table:table-cell table:formula="of:=[.A580]/1000/(60*60*24)" office:value-type="time" office:time-value="PT02H34M06.699S" calcext:value-type="time">
            <text:p>02:34:07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318.6" calcext:value-type="float">
            <text:p>318.6</text:p>
          </table:table-cell>
          <table:table-cell office:value-type="float" office:value="393.5" calcext:value-type="float">
            <text:p>393.5</text:p>
          </table:table-cell>
        </table:table-row>
        <table:table-row table:style-name="ro1">
          <table:table-cell office:value-type="float" office:value="9262699" calcext:value-type="float">
            <text:p>9262699</text:p>
          </table:table-cell>
          <table:table-cell table:formula="of:=[.A581]/1000/(60*60*24)" office:value-type="time" office:time-value="PT02H34M22.699S" calcext:value-type="time">
            <text:p>02:34:23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319.15" calcext:value-type="float">
            <text:p>319.15</text:p>
          </table:table-cell>
          <table:table-cell office:value-type="float" office:value="394.16" calcext:value-type="float">
            <text:p>394.16</text:p>
          </table:table-cell>
        </table:table-row>
        <table:table-row table:style-name="ro1">
          <table:table-cell office:value-type="float" office:value="9278699" calcext:value-type="float">
            <text:p>9278699</text:p>
          </table:table-cell>
          <table:table-cell table:formula="of:=[.A582]/1000/(60*60*24)" office:value-type="time" office:time-value="PT02H34M38.699S" calcext:value-type="time">
            <text:p>02:34:39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319.69" calcext:value-type="float">
            <text:p>319.69</text:p>
          </table:table-cell>
          <table:table-cell office:value-type="float" office:value="394.83" calcext:value-type="float">
            <text:p>394.83</text:p>
          </table:table-cell>
        </table:table-row>
        <table:table-row table:style-name="ro1">
          <table:table-cell office:value-type="float" office:value="9294699" calcext:value-type="float">
            <text:p>9294699</text:p>
          </table:table-cell>
          <table:table-cell table:formula="of:=[.A583]/1000/(60*60*24)" office:value-type="time" office:time-value="PT02H34M54.699S" calcext:value-type="time">
            <text:p>02:34:55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320.23" calcext:value-type="float">
            <text:p>320.23</text:p>
          </table:table-cell>
          <table:table-cell office:value-type="float" office:value="395.49" calcext:value-type="float">
            <text:p>395.49</text:p>
          </table:table-cell>
        </table:table-row>
        <table:table-row table:style-name="ro1">
          <table:table-cell office:value-type="float" office:value="9310699" calcext:value-type="float">
            <text:p>9310699</text:p>
          </table:table-cell>
          <table:table-cell table:formula="of:=[.A584]/1000/(60*60*24)" office:value-type="time" office:time-value="PT02H35M10.699S" calcext:value-type="time">
            <text:p>02:35:11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320.77" calcext:value-type="float">
            <text:p>320.77</text:p>
          </table:table-cell>
          <table:table-cell office:value-type="float" office:value="396.15" calcext:value-type="float">
            <text:p>396.15</text:p>
          </table:table-cell>
        </table:table-row>
        <table:table-row table:style-name="ro1">
          <table:table-cell office:value-type="float" office:value="9326699" calcext:value-type="float">
            <text:p>9326699</text:p>
          </table:table-cell>
          <table:table-cell table:formula="of:=[.A585]/1000/(60*60*24)" office:value-type="time" office:time-value="PT02H35M26.699S" calcext:value-type="time">
            <text:p>02:35:27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321.32" calcext:value-type="float">
            <text:p>321.32</text:p>
          </table:table-cell>
          <table:table-cell office:value-type="float" office:value="396.81" calcext:value-type="float">
            <text:p>396.81</text:p>
          </table:table-cell>
        </table:table-row>
        <table:table-row table:style-name="ro1">
          <table:table-cell office:value-type="float" office:value="9342697" calcext:value-type="float">
            <text:p>9342697</text:p>
          </table:table-cell>
          <table:table-cell table:formula="of:=[.A586]/1000/(60*60*24)" office:value-type="time" office:time-value="PT02H35M42.697S" calcext:value-type="time">
            <text:p>02:35:43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321.86" calcext:value-type="float">
            <text:p>321.86</text:p>
          </table:table-cell>
          <table:table-cell office:value-type="float" office:value="397.47" calcext:value-type="float">
            <text:p>397.47</text:p>
          </table:table-cell>
        </table:table-row>
        <table:table-row table:style-name="ro1">
          <table:table-cell office:value-type="float" office:value="9358699" calcext:value-type="float">
            <text:p>9358699</text:p>
          </table:table-cell>
          <table:table-cell table:formula="of:=[.A587]/1000/(60*60*24)" office:value-type="time" office:time-value="PT02H35M58.699S" calcext:value-type="time">
            <text:p>02:35:59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322.4" calcext:value-type="float">
            <text:p>322.4</text:p>
          </table:table-cell>
          <table:table-cell office:value-type="float" office:value="398.13" calcext:value-type="float">
            <text:p>398.13</text:p>
          </table:table-cell>
        </table:table-row>
        <table:table-row table:style-name="ro1">
          <table:table-cell office:value-type="float" office:value="9374699" calcext:value-type="float">
            <text:p>9374699</text:p>
          </table:table-cell>
          <table:table-cell table:formula="of:=[.A588]/1000/(60*60*24)" office:value-type="time" office:time-value="PT02H36M14.699S" calcext:value-type="time">
            <text:p>02:36:15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322.95" calcext:value-type="float">
            <text:p>322.95</text:p>
          </table:table-cell>
          <table:table-cell office:value-type="float" office:value="398.79" calcext:value-type="float">
            <text:p>398.79</text:p>
          </table:table-cell>
        </table:table-row>
        <table:table-row table:style-name="ro1">
          <table:table-cell office:value-type="float" office:value="9390699" calcext:value-type="float">
            <text:p>9390699</text:p>
          </table:table-cell>
          <table:table-cell table:formula="of:=[.A589]/1000/(60*60*24)" office:value-type="time" office:time-value="PT02H36M30.699S" calcext:value-type="time">
            <text:p>02:36:31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323.49" calcext:value-type="float">
            <text:p>323.49</text:p>
          </table:table-cell>
          <table:table-cell office:value-type="float" office:value="399.45" calcext:value-type="float">
            <text:p>399.45</text:p>
          </table:table-cell>
        </table:table-row>
        <table:table-row table:style-name="ro1">
          <table:table-cell office:value-type="float" office:value="9406699" calcext:value-type="float">
            <text:p>9406699</text:p>
          </table:table-cell>
          <table:table-cell table:formula="of:=[.A590]/1000/(60*60*24)" office:value-type="time" office:time-value="PT02H36M46.699S" calcext:value-type="time">
            <text:p>02:36:47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324.03" calcext:value-type="float">
            <text:p>324.03</text:p>
          </table:table-cell>
          <table:table-cell office:value-type="float" office:value="400.11" calcext:value-type="float">
            <text:p>400.11</text:p>
          </table:table-cell>
        </table:table-row>
        <table:table-row table:style-name="ro1">
          <table:table-cell office:value-type="float" office:value="9422699" calcext:value-type="float">
            <text:p>9422699</text:p>
          </table:table-cell>
          <table:table-cell table:formula="of:=[.A591]/1000/(60*60*24)" office:value-type="time" office:time-value="PT02H37M02.699S" calcext:value-type="time">
            <text:p>02:37:03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324.57" calcext:value-type="float">
            <text:p>324.57</text:p>
          </table:table-cell>
          <table:table-cell office:value-type="float" office:value="400.77" calcext:value-type="float">
            <text:p>400.77</text:p>
          </table:table-cell>
        </table:table-row>
        <table:table-row table:style-name="ro1">
          <table:table-cell office:value-type="float" office:value="9438699" calcext:value-type="float">
            <text:p>9438699</text:p>
          </table:table-cell>
          <table:table-cell table:formula="of:=[.A592]/1000/(60*60*24)" office:value-type="time" office:time-value="PT02H37M18.699S" calcext:value-type="time">
            <text:p>02:37:19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325.12" calcext:value-type="float">
            <text:p>325.12</text:p>
          </table:table-cell>
          <table:table-cell office:value-type="float" office:value="401.43" calcext:value-type="float">
            <text:p>401.43</text:p>
          </table:table-cell>
        </table:table-row>
        <table:table-row table:style-name="ro1">
          <table:table-cell office:value-type="float" office:value="9454699" calcext:value-type="float">
            <text:p>9454699</text:p>
          </table:table-cell>
          <table:table-cell table:formula="of:=[.A593]/1000/(60*60*24)" office:value-type="time" office:time-value="PT02H37M34.699S" calcext:value-type="time">
            <text:p>02:37:35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325.66" calcext:value-type="float">
            <text:p>325.66</text:p>
          </table:table-cell>
          <table:table-cell office:value-type="float" office:value="402.09" calcext:value-type="float">
            <text:p>402.09</text:p>
          </table:table-cell>
        </table:table-row>
        <table:table-row table:style-name="ro1">
          <table:table-cell office:value-type="float" office:value="9470699" calcext:value-type="float">
            <text:p>9470699</text:p>
          </table:table-cell>
          <table:table-cell table:formula="of:=[.A594]/1000/(60*60*24)" office:value-type="time" office:time-value="PT02H37M50.699S" calcext:value-type="time">
            <text:p>02:37:51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326.2" calcext:value-type="float">
            <text:p>326.2</text:p>
          </table:table-cell>
          <table:table-cell office:value-type="float" office:value="402.75" calcext:value-type="float">
            <text:p>402.75</text:p>
          </table:table-cell>
        </table:table-row>
        <table:table-row table:style-name="ro1">
          <table:table-cell office:value-type="float" office:value="9486699" calcext:value-type="float">
            <text:p>9486699</text:p>
          </table:table-cell>
          <table:table-cell table:formula="of:=[.A595]/1000/(60*60*24)" office:value-type="time" office:time-value="PT02H38M06.699S" calcext:value-type="time">
            <text:p>02:38:07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326.75" calcext:value-type="float">
            <text:p>326.75</text:p>
          </table:table-cell>
          <table:table-cell office:value-type="float" office:value="403.41" calcext:value-type="float">
            <text:p>403.41</text:p>
          </table:table-cell>
        </table:table-row>
        <table:table-row table:style-name="ro1">
          <table:table-cell office:value-type="float" office:value="9502699" calcext:value-type="float">
            <text:p>9502699</text:p>
          </table:table-cell>
          <table:table-cell table:formula="of:=[.A596]/1000/(60*60*24)" office:value-type="time" office:time-value="PT02H38M22.699S" calcext:value-type="time">
            <text:p>02:38:23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327.29" calcext:value-type="float">
            <text:p>327.29</text:p>
          </table:table-cell>
          <table:table-cell office:value-type="float" office:value="404.07" calcext:value-type="float">
            <text:p>404.07</text:p>
          </table:table-cell>
        </table:table-row>
        <table:table-row table:style-name="ro1">
          <table:table-cell office:value-type="float" office:value="9518699" calcext:value-type="float">
            <text:p>9518699</text:p>
          </table:table-cell>
          <table:table-cell table:formula="of:=[.A597]/1000/(60*60*24)" office:value-type="time" office:time-value="PT02H38M38.699S" calcext:value-type="time">
            <text:p>02:38:39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327.83" calcext:value-type="float">
            <text:p>327.83</text:p>
          </table:table-cell>
          <table:table-cell office:value-type="float" office:value="404.73" calcext:value-type="float">
            <text:p>404.73</text:p>
          </table:table-cell>
        </table:table-row>
        <table:table-row table:style-name="ro1">
          <table:table-cell office:value-type="float" office:value="9534699" calcext:value-type="float">
            <text:p>9534699</text:p>
          </table:table-cell>
          <table:table-cell table:formula="of:=[.A598]/1000/(60*60*24)" office:value-type="time" office:time-value="PT02H38M54.699S" calcext:value-type="time">
            <text:p>02:38:55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328.37" calcext:value-type="float">
            <text:p>328.37</text:p>
          </table:table-cell>
          <table:table-cell office:value-type="float" office:value="405.39" calcext:value-type="float">
            <text:p>405.39</text:p>
          </table:table-cell>
        </table:table-row>
        <table:table-row table:style-name="ro1">
          <table:table-cell office:value-type="float" office:value="9550699" calcext:value-type="float">
            <text:p>9550699</text:p>
          </table:table-cell>
          <table:table-cell table:formula="of:=[.A599]/1000/(60*60*24)" office:value-type="time" office:time-value="PT02H39M10.699S" calcext:value-type="time">
            <text:p>02:39:11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328.92" calcext:value-type="float">
            <text:p>328.92</text:p>
          </table:table-cell>
          <table:table-cell office:value-type="float" office:value="406.05" calcext:value-type="float">
            <text:p>406.05</text:p>
          </table:table-cell>
        </table:table-row>
        <table:table-row table:style-name="ro1">
          <table:table-cell office:value-type="float" office:value="9566699" calcext:value-type="float">
            <text:p>9566699</text:p>
          </table:table-cell>
          <table:table-cell table:formula="of:=[.A600]/1000/(60*60*24)" office:value-type="time" office:time-value="PT02H39M26.699S" calcext:value-type="time">
            <text:p>02:39:27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329.46" calcext:value-type="float">
            <text:p>329.46</text:p>
          </table:table-cell>
          <table:table-cell office:value-type="float" office:value="406.71" calcext:value-type="float">
            <text:p>406.71</text:p>
          </table:table-cell>
        </table:table-row>
        <table:table-row table:style-name="ro1">
          <table:table-cell office:value-type="float" office:value="9582699" calcext:value-type="float">
            <text:p>9582699</text:p>
          </table:table-cell>
          <table:table-cell table:formula="of:=[.A601]/1000/(60*60*24)" office:value-type="time" office:time-value="PT02H39M42.699S" calcext:value-type="time">
            <text:p>02:39:43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330" calcext:value-type="float">
            <text:p>330</text:p>
          </table:table-cell>
          <table:table-cell office:value-type="float" office:value="407.37" calcext:value-type="float">
            <text:p>407.37</text:p>
          </table:table-cell>
        </table:table-row>
        <table:table-row table:style-name="ro1">
          <table:table-cell office:value-type="float" office:value="9598699" calcext:value-type="float">
            <text:p>9598699</text:p>
          </table:table-cell>
          <table:table-cell table:formula="of:=[.A602]/1000/(60*60*24)" office:value-type="time" office:time-value="PT02H39M58.699S" calcext:value-type="time">
            <text:p>02:39:59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330.54" calcext:value-type="float">
            <text:p>330.54</text:p>
          </table:table-cell>
          <table:table-cell office:value-type="float" office:value="408.03" calcext:value-type="float">
            <text:p>408.03</text:p>
          </table:table-cell>
        </table:table-row>
        <table:table-row table:style-name="ro1">
          <table:table-cell office:value-type="float" office:value="9614699" calcext:value-type="float">
            <text:p>9614699</text:p>
          </table:table-cell>
          <table:table-cell table:formula="of:=[.A603]/1000/(60*60*24)" office:value-type="time" office:time-value="PT02H40M14.699S" calcext:value-type="time">
            <text:p>02:40:15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331.09" calcext:value-type="float">
            <text:p>331.09</text:p>
          </table:table-cell>
          <table:table-cell office:value-type="float" office:value="408.69" calcext:value-type="float">
            <text:p>408.69</text:p>
          </table:table-cell>
        </table:table-row>
        <table:table-row table:style-name="ro1">
          <table:table-cell office:value-type="float" office:value="9630699" calcext:value-type="float">
            <text:p>9630699</text:p>
          </table:table-cell>
          <table:table-cell table:formula="of:=[.A604]/1000/(60*60*24)" office:value-type="time" office:time-value="PT02H40M30.699S" calcext:value-type="time">
            <text:p>02:40:31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331.63" calcext:value-type="float">
            <text:p>331.63</text:p>
          </table:table-cell>
          <table:table-cell office:value-type="float" office:value="409.35" calcext:value-type="float">
            <text:p>409.35</text:p>
          </table:table-cell>
        </table:table-row>
        <table:table-row table:style-name="ro1">
          <table:table-cell office:value-type="float" office:value="9646699" calcext:value-type="float">
            <text:p>9646699</text:p>
          </table:table-cell>
          <table:table-cell table:formula="of:=[.A605]/1000/(60*60*24)" office:value-type="time" office:time-value="PT02H40M46.699S" calcext:value-type="time">
            <text:p>02:40:47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332.17" calcext:value-type="float">
            <text:p>332.17</text:p>
          </table:table-cell>
          <table:table-cell office:value-type="float" office:value="410.01" calcext:value-type="float">
            <text:p>410.01</text:p>
          </table:table-cell>
        </table:table-row>
        <table:table-row table:style-name="ro1">
          <table:table-cell office:value-type="float" office:value="9662699" calcext:value-type="float">
            <text:p>9662699</text:p>
          </table:table-cell>
          <table:table-cell table:formula="of:=[.A606]/1000/(60*60*24)" office:value-type="time" office:time-value="PT02H41M02.699S" calcext:value-type="time">
            <text:p>02:41:03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332.71" calcext:value-type="float">
            <text:p>332.71</text:p>
          </table:table-cell>
          <table:table-cell office:value-type="float" office:value="410.67" calcext:value-type="float">
            <text:p>410.67</text:p>
          </table:table-cell>
        </table:table-row>
        <table:table-row table:style-name="ro1">
          <table:table-cell office:value-type="float" office:value="9678699" calcext:value-type="float">
            <text:p>9678699</text:p>
          </table:table-cell>
          <table:table-cell table:formula="of:=[.A607]/1000/(60*60*24)" office:value-type="time" office:time-value="PT02H41M18.699S" calcext:value-type="time">
            <text:p>02:41:19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333.26" calcext:value-type="float">
            <text:p>333.26</text:p>
          </table:table-cell>
          <table:table-cell office:value-type="float" office:value="411.33" calcext:value-type="float">
            <text:p>411.33</text:p>
          </table:table-cell>
        </table:table-row>
        <table:table-row table:style-name="ro1">
          <table:table-cell office:value-type="float" office:value="9694699" calcext:value-type="float">
            <text:p>9694699</text:p>
          </table:table-cell>
          <table:table-cell table:formula="of:=[.A608]/1000/(60*60*24)" office:value-type="time" office:time-value="PT02H41M34.699S" calcext:value-type="time">
            <text:p>02:41:35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333.8" calcext:value-type="float">
            <text:p>333.8</text:p>
          </table:table-cell>
          <table:table-cell office:value-type="float" office:value="411.99" calcext:value-type="float">
            <text:p>411.99</text:p>
          </table:table-cell>
        </table:table-row>
        <table:table-row table:style-name="ro1">
          <table:table-cell office:value-type="float" office:value="9710699" calcext:value-type="float">
            <text:p>9710699</text:p>
          </table:table-cell>
          <table:table-cell table:formula="of:=[.A609]/1000/(60*60*24)" office:value-type="time" office:time-value="PT02H41M50.699S" calcext:value-type="time">
            <text:p>02:41:51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334.34" calcext:value-type="float">
            <text:p>334.34</text:p>
          </table:table-cell>
          <table:table-cell office:value-type="float" office:value="412.65" calcext:value-type="float">
            <text:p>412.65</text:p>
          </table:table-cell>
        </table:table-row>
        <table:table-row table:style-name="ro1">
          <table:table-cell office:value-type="float" office:value="9726699" calcext:value-type="float">
            <text:p>9726699</text:p>
          </table:table-cell>
          <table:table-cell table:formula="of:=[.A610]/1000/(60*60*24)" office:value-type="time" office:time-value="PT02H42M06.699S" calcext:value-type="time">
            <text:p>02:42:07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334.88" calcext:value-type="float">
            <text:p>334.88</text:p>
          </table:table-cell>
          <table:table-cell office:value-type="float" office:value="413.31" calcext:value-type="float">
            <text:p>413.31</text:p>
          </table:table-cell>
        </table:table-row>
        <table:table-row table:style-name="ro1">
          <table:table-cell office:value-type="float" office:value="9742699" calcext:value-type="float">
            <text:p>9742699</text:p>
          </table:table-cell>
          <table:table-cell table:formula="of:=[.A611]/1000/(60*60*24)" office:value-type="time" office:time-value="PT02H42M22.699S" calcext:value-type="time">
            <text:p>02:42:23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335.43" calcext:value-type="float">
            <text:p>335.43</text:p>
          </table:table-cell>
          <table:table-cell office:value-type="float" office:value="413.96" calcext:value-type="float">
            <text:p>413.96</text:p>
          </table:table-cell>
        </table:table-row>
        <table:table-row table:style-name="ro1">
          <table:table-cell office:value-type="float" office:value="9758699" calcext:value-type="float">
            <text:p>9758699</text:p>
          </table:table-cell>
          <table:table-cell table:formula="of:=[.A612]/1000/(60*60*24)" office:value-type="time" office:time-value="PT02H42M38.699S" calcext:value-type="time">
            <text:p>02:42:39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335.97" calcext:value-type="float">
            <text:p>335.97</text:p>
          </table:table-cell>
          <table:table-cell office:value-type="float" office:value="414.62" calcext:value-type="float">
            <text:p>414.62</text:p>
          </table:table-cell>
        </table:table-row>
        <table:table-row table:style-name="ro1">
          <table:table-cell office:value-type="float" office:value="9774699" calcext:value-type="float">
            <text:p>9774699</text:p>
          </table:table-cell>
          <table:table-cell table:formula="of:=[.A613]/1000/(60*60*24)" office:value-type="time" office:time-value="PT02H42M54.699S" calcext:value-type="time">
            <text:p>02:42:55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336.51" calcext:value-type="float">
            <text:p>336.51</text:p>
          </table:table-cell>
          <table:table-cell office:value-type="float" office:value="415.28" calcext:value-type="float">
            <text:p>415.28</text:p>
          </table:table-cell>
        </table:table-row>
        <table:table-row table:style-name="ro1">
          <table:table-cell office:value-type="float" office:value="9790699" calcext:value-type="float">
            <text:p>9790699</text:p>
          </table:table-cell>
          <table:table-cell table:formula="of:=[.A614]/1000/(60*60*24)" office:value-type="time" office:time-value="PT02H43M10.699S" calcext:value-type="time">
            <text:p>02:43:11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337.05" calcext:value-type="float">
            <text:p>337.05</text:p>
          </table:table-cell>
          <table:table-cell office:value-type="float" office:value="415.94" calcext:value-type="float">
            <text:p>415.94</text:p>
          </table:table-cell>
        </table:table-row>
        <table:table-row table:style-name="ro1">
          <table:table-cell office:value-type="float" office:value="9806699" calcext:value-type="float">
            <text:p>9806699</text:p>
          </table:table-cell>
          <table:table-cell table:formula="of:=[.A615]/1000/(60*60*24)" office:value-type="time" office:time-value="PT02H43M26.699S" calcext:value-type="time">
            <text:p>02:43:27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337.6" calcext:value-type="float">
            <text:p>337.6</text:p>
          </table:table-cell>
          <table:table-cell office:value-type="float" office:value="416.6" calcext:value-type="float">
            <text:p>416.6</text:p>
          </table:table-cell>
        </table:table-row>
        <table:table-row table:style-name="ro1">
          <table:table-cell office:value-type="float" office:value="9822699" calcext:value-type="float">
            <text:p>9822699</text:p>
          </table:table-cell>
          <table:table-cell table:formula="of:=[.A616]/1000/(60*60*24)" office:value-type="time" office:time-value="PT02H43M42.699S" calcext:value-type="time">
            <text:p>02:43:43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338.14" calcext:value-type="float">
            <text:p>338.14</text:p>
          </table:table-cell>
          <table:table-cell office:value-type="float" office:value="417.26" calcext:value-type="float">
            <text:p>417.26</text:p>
          </table:table-cell>
        </table:table-row>
        <table:table-row table:style-name="ro1">
          <table:table-cell office:value-type="float" office:value="9838699" calcext:value-type="float">
            <text:p>9838699</text:p>
          </table:table-cell>
          <table:table-cell table:formula="of:=[.A617]/1000/(60*60*24)" office:value-type="time" office:time-value="PT02H43M58.699S" calcext:value-type="time">
            <text:p>02:43:59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338.68" calcext:value-type="float">
            <text:p>338.68</text:p>
          </table:table-cell>
          <table:table-cell office:value-type="float" office:value="417.92" calcext:value-type="float">
            <text:p>417.92</text:p>
          </table:table-cell>
        </table:table-row>
        <table:table-row table:style-name="ro1">
          <table:table-cell office:value-type="float" office:value="9854699" calcext:value-type="float">
            <text:p>9854699</text:p>
          </table:table-cell>
          <table:table-cell table:formula="of:=[.A618]/1000/(60*60*24)" office:value-type="time" office:time-value="PT02H44M14.699S" calcext:value-type="time">
            <text:p>02:44:15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339.22" calcext:value-type="float">
            <text:p>339.22</text:p>
          </table:table-cell>
          <table:table-cell office:value-type="float" office:value="418.58" calcext:value-type="float">
            <text:p>418.58</text:p>
          </table:table-cell>
        </table:table-row>
        <table:table-row table:style-name="ro1">
          <table:table-cell office:value-type="float" office:value="9870699" calcext:value-type="float">
            <text:p>9870699</text:p>
          </table:table-cell>
          <table:table-cell table:formula="of:=[.A619]/1000/(60*60*24)" office:value-type="time" office:time-value="PT02H44M30.699S" calcext:value-type="time">
            <text:p>02:44:31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339.77" calcext:value-type="float">
            <text:p>339.77</text:p>
          </table:table-cell>
          <table:table-cell office:value-type="float" office:value="419.24" calcext:value-type="float">
            <text:p>419.24</text:p>
          </table:table-cell>
        </table:table-row>
        <table:table-row table:style-name="ro1">
          <table:table-cell office:value-type="float" office:value="9886699" calcext:value-type="float">
            <text:p>9886699</text:p>
          </table:table-cell>
          <table:table-cell table:formula="of:=[.A620]/1000/(60*60*24)" office:value-type="time" office:time-value="PT02H44M46.699S" calcext:value-type="time">
            <text:p>02:44:47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340.31" calcext:value-type="float">
            <text:p>340.31</text:p>
          </table:table-cell>
          <table:table-cell office:value-type="float" office:value="419.9" calcext:value-type="float">
            <text:p>419.9</text:p>
          </table:table-cell>
        </table:table-row>
        <table:table-row table:style-name="ro1">
          <table:table-cell office:value-type="float" office:value="9902699" calcext:value-type="float">
            <text:p>9902699</text:p>
          </table:table-cell>
          <table:table-cell table:formula="of:=[.A621]/1000/(60*60*24)" office:value-type="time" office:time-value="PT02H45M02.699S" calcext:value-type="time">
            <text:p>02:45:03</text:p>
          </table:table-cell>
          <table:table-cell office:value-type="float" office:value="1.22" calcext:value-type="float">
            <text:p>1.22</text:p>
          </table:table-cell>
          <table:table-cell office:value-type="float" office:value="122" calcext:value-type="float">
            <text:p>122</text:p>
          </table:table-cell>
          <table:table-cell office:value-type="float" office:value="148.38" calcext:value-type="float">
            <text:p>148.38</text:p>
          </table:table-cell>
          <table:table-cell office:value-type="float" office:value="340.85" calcext:value-type="float">
            <text:p>340.85</text:p>
          </table:table-cell>
          <table:table-cell office:value-type="float" office:value="420.56" calcext:value-type="float">
            <text:p>420.56</text:p>
          </table:table-cell>
        </table:table-row>
        <table:table-row table:style-name="ro1">
          <table:table-cell office:value-type="float" office:value="9918699" calcext:value-type="float">
            <text:p>9918699</text:p>
          </table:table-cell>
          <table:table-cell table:formula="of:=[.A622]/1000/(60*60*24)" office:value-type="time" office:time-value="PT02H45M18.699S" calcext:value-type="time">
            <text:p>02:45:19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341.39" calcext:value-type="float">
            <text:p>341.39</text:p>
          </table:table-cell>
          <table:table-cell office:value-type="float" office:value="421.21" calcext:value-type="float">
            <text:p>421.21</text:p>
          </table:table-cell>
        </table:table-row>
        <table:table-row table:style-name="ro1">
          <table:table-cell office:value-type="float" office:value="9934699" calcext:value-type="float">
            <text:p>9934699</text:p>
          </table:table-cell>
          <table:table-cell table:formula="of:=[.A623]/1000/(60*60*24)" office:value-type="time" office:time-value="PT02H45M34.699S" calcext:value-type="time">
            <text:p>02:45:35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341.93" calcext:value-type="float">
            <text:p>341.93</text:p>
          </table:table-cell>
          <table:table-cell office:value-type="float" office:value="421.87" calcext:value-type="float">
            <text:p>421.87</text:p>
          </table:table-cell>
        </table:table-row>
        <table:table-row table:style-name="ro1">
          <table:table-cell office:value-type="float" office:value="9950699" calcext:value-type="float">
            <text:p>9950699</text:p>
          </table:table-cell>
          <table:table-cell table:formula="of:=[.A624]/1000/(60*60*24)" office:value-type="time" office:time-value="PT02H45M50.699S" calcext:value-type="time">
            <text:p>02:45:51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342.48" calcext:value-type="float">
            <text:p>342.48</text:p>
          </table:table-cell>
          <table:table-cell office:value-type="float" office:value="422.53" calcext:value-type="float">
            <text:p>422.53</text:p>
          </table:table-cell>
        </table:table-row>
        <table:table-row table:style-name="ro1">
          <table:table-cell office:value-type="float" office:value="9966699" calcext:value-type="float">
            <text:p>9966699</text:p>
          </table:table-cell>
          <table:table-cell table:formula="of:=[.A625]/1000/(60*60*24)" office:value-type="time" office:time-value="PT02H46M06.699S" calcext:value-type="time">
            <text:p>02:46:07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343.02" calcext:value-type="float">
            <text:p>343.02</text:p>
          </table:table-cell>
          <table:table-cell office:value-type="float" office:value="423.19" calcext:value-type="float">
            <text:p>423.19</text:p>
          </table:table-cell>
        </table:table-row>
        <table:table-row table:style-name="ro1">
          <table:table-cell office:value-type="float" office:value="9982699" calcext:value-type="float">
            <text:p>9982699</text:p>
          </table:table-cell>
          <table:table-cell table:formula="of:=[.A626]/1000/(60*60*24)" office:value-type="time" office:time-value="PT02H46M22.699S" calcext:value-type="time">
            <text:p>02:46:23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343.56" calcext:value-type="float">
            <text:p>343.56</text:p>
          </table:table-cell>
          <table:table-cell office:value-type="float" office:value="423.85" calcext:value-type="float">
            <text:p>423.85</text:p>
          </table:table-cell>
        </table:table-row>
        <table:table-row table:style-name="ro1">
          <table:table-cell office:value-type="float" office:value="9998699" calcext:value-type="float">
            <text:p>9998699</text:p>
          </table:table-cell>
          <table:table-cell table:formula="of:=[.A627]/1000/(60*60*24)" office:value-type="time" office:time-value="PT02H46M38.699S" calcext:value-type="time">
            <text:p>02:46:39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344.1" calcext:value-type="float">
            <text:p>344.1</text:p>
          </table:table-cell>
          <table:table-cell office:value-type="float" office:value="424.51" calcext:value-type="float">
            <text:p>424.51</text:p>
          </table:table-cell>
        </table:table-row>
        <table:table-row table:style-name="ro1">
          <table:table-cell office:value-type="float" office:value="10014699" calcext:value-type="float">
            <text:p>10014699</text:p>
          </table:table-cell>
          <table:table-cell table:formula="of:=[.A628]/1000/(60*60*24)" office:value-type="time" office:time-value="PT02H46M54.699S" calcext:value-type="time">
            <text:p>02:46:55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344.65" calcext:value-type="float">
            <text:p>344.65</text:p>
          </table:table-cell>
          <table:table-cell office:value-type="float" office:value="425.16" calcext:value-type="float">
            <text:p>425.16</text:p>
          </table:table-cell>
        </table:table-row>
        <table:table-row table:style-name="ro1">
          <table:table-cell office:value-type="float" office:value="10030699" calcext:value-type="float">
            <text:p>10030699</text:p>
          </table:table-cell>
          <table:table-cell table:formula="of:=[.A629]/1000/(60*60*24)" office:value-type="time" office:time-value="PT02H47M10.699S" calcext:value-type="time">
            <text:p>02:47:11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345.19" calcext:value-type="float">
            <text:p>345.19</text:p>
          </table:table-cell>
          <table:table-cell office:value-type="float" office:value="425.82" calcext:value-type="float">
            <text:p>425.82</text:p>
          </table:table-cell>
        </table:table-row>
        <table:table-row table:style-name="ro1">
          <table:table-cell office:value-type="float" office:value="10046699" calcext:value-type="float">
            <text:p>10046699</text:p>
          </table:table-cell>
          <table:table-cell table:formula="of:=[.A630]/1000/(60*60*24)" office:value-type="time" office:time-value="PT02H47M26.699S" calcext:value-type="time">
            <text:p>02:47:27</text:p>
          </table:table-cell>
          <table:table-cell office:value-type="float" office:value="1.22" calcext:value-type="float">
            <text:p>1.22</text:p>
          </table:table-cell>
          <table:table-cell office:value-type="float" office:value="122" calcext:value-type="float">
            <text:p>122</text:p>
          </table:table-cell>
          <table:table-cell office:value-type="float" office:value="148.38" calcext:value-type="float">
            <text:p>148.38</text:p>
          </table:table-cell>
          <table:table-cell office:value-type="float" office:value="345.73" calcext:value-type="float">
            <text:p>345.73</text:p>
          </table:table-cell>
          <table:table-cell office:value-type="float" office:value="426.48" calcext:value-type="float">
            <text:p>426.48</text:p>
          </table:table-cell>
        </table:table-row>
        <table:table-row table:style-name="ro1">
          <table:table-cell office:value-type="float" office:value="10062699" calcext:value-type="float">
            <text:p>10062699</text:p>
          </table:table-cell>
          <table:table-cell table:formula="of:=[.A631]/1000/(60*60*24)" office:value-type="time" office:time-value="PT02H47M42.699S" calcext:value-type="time">
            <text:p>02:47:43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346.27" calcext:value-type="float">
            <text:p>346.27</text:p>
          </table:table-cell>
          <table:table-cell office:value-type="float" office:value="427.14" calcext:value-type="float">
            <text:p>427.14</text:p>
          </table:table-cell>
        </table:table-row>
        <table:table-row table:style-name="ro1">
          <table:table-cell office:value-type="float" office:value="10078699" calcext:value-type="float">
            <text:p>10078699</text:p>
          </table:table-cell>
          <table:table-cell table:formula="of:=[.A632]/1000/(60*60*24)" office:value-type="time" office:time-value="PT02H47M58.699S" calcext:value-type="time">
            <text:p>02:47:59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346.81" calcext:value-type="float">
            <text:p>346.81</text:p>
          </table:table-cell>
          <table:table-cell office:value-type="float" office:value="427.8" calcext:value-type="float">
            <text:p>427.8</text:p>
          </table:table-cell>
        </table:table-row>
        <table:table-row table:style-name="ro1">
          <table:table-cell office:value-type="float" office:value="10094699" calcext:value-type="float">
            <text:p>10094699</text:p>
          </table:table-cell>
          <table:table-cell table:formula="of:=[.A633]/1000/(60*60*24)" office:value-type="time" office:time-value="PT02H48M14.699S" calcext:value-type="time">
            <text:p>02:48:15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347.36" calcext:value-type="float">
            <text:p>347.36</text:p>
          </table:table-cell>
          <table:table-cell office:value-type="float" office:value="428.46" calcext:value-type="float">
            <text:p>428.46</text:p>
          </table:table-cell>
        </table:table-row>
        <table:table-row table:style-name="ro1">
          <table:table-cell office:value-type="float" office:value="10110699" calcext:value-type="float">
            <text:p>10110699</text:p>
          </table:table-cell>
          <table:table-cell table:formula="of:=[.A634]/1000/(60*60*24)" office:value-type="time" office:time-value="PT02H48M30.699S" calcext:value-type="time">
            <text:p>02:48:31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347.9" calcext:value-type="float">
            <text:p>347.9</text:p>
          </table:table-cell>
          <table:table-cell office:value-type="float" office:value="429.11" calcext:value-type="float">
            <text:p>429.11</text:p>
          </table:table-cell>
        </table:table-row>
        <table:table-row table:style-name="ro1">
          <table:table-cell office:value-type="float" office:value="10126699" calcext:value-type="float">
            <text:p>10126699</text:p>
          </table:table-cell>
          <table:table-cell table:formula="of:=[.A635]/1000/(60*60*24)" office:value-type="time" office:time-value="PT02H48M46.699S" calcext:value-type="time">
            <text:p>02:48:47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348.44" calcext:value-type="float">
            <text:p>348.44</text:p>
          </table:table-cell>
          <table:table-cell office:value-type="float" office:value="429.77" calcext:value-type="float">
            <text:p>429.77</text:p>
          </table:table-cell>
        </table:table-row>
        <table:table-row table:style-name="ro1">
          <table:table-cell office:value-type="float" office:value="10142699" calcext:value-type="float">
            <text:p>10142699</text:p>
          </table:table-cell>
          <table:table-cell table:formula="of:=[.A636]/1000/(60*60*24)" office:value-type="time" office:time-value="PT02H49M02.699S" calcext:value-type="time">
            <text:p>02:49:03</text:p>
          </table:table-cell>
          <table:table-cell office:value-type="float" office:value="1.22" calcext:value-type="float">
            <text:p>1.22</text:p>
          </table:table-cell>
          <table:table-cell office:value-type="float" office:value="122" calcext:value-type="float">
            <text:p>122</text:p>
          </table:table-cell>
          <table:table-cell office:value-type="float" office:value="148.38" calcext:value-type="float">
            <text:p>148.38</text:p>
          </table:table-cell>
          <table:table-cell office:value-type="float" office:value="348.98" calcext:value-type="float">
            <text:p>348.98</text:p>
          </table:table-cell>
          <table:table-cell office:value-type="float" office:value="430.43" calcext:value-type="float">
            <text:p>430.43</text:p>
          </table:table-cell>
        </table:table-row>
        <table:table-row table:style-name="ro1">
          <table:table-cell office:value-type="float" office:value="10158699" calcext:value-type="float">
            <text:p>10158699</text:p>
          </table:table-cell>
          <table:table-cell table:formula="of:=[.A637]/1000/(60*60*24)" office:value-type="time" office:time-value="PT02H49M18.699S" calcext:value-type="time">
            <text:p>02:49:19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349.52" calcext:value-type="float">
            <text:p>349.52</text:p>
          </table:table-cell>
          <table:table-cell office:value-type="float" office:value="431.09" calcext:value-type="float">
            <text:p>431.09</text:p>
          </table:table-cell>
        </table:table-row>
        <table:table-row table:style-name="ro1">
          <table:table-cell office:value-type="float" office:value="10174699" calcext:value-type="float">
            <text:p>10174699</text:p>
          </table:table-cell>
          <table:table-cell table:formula="of:=[.A638]/1000/(60*60*24)" office:value-type="time" office:time-value="PT02H49M34.699S" calcext:value-type="time">
            <text:p>02:49:35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350.07" calcext:value-type="float">
            <text:p>350.07</text:p>
          </table:table-cell>
          <table:table-cell office:value-type="float" office:value="431.74" calcext:value-type="float">
            <text:p>431.74</text:p>
          </table:table-cell>
        </table:table-row>
        <table:table-row table:style-name="ro1">
          <table:table-cell office:value-type="float" office:value="10190699" calcext:value-type="float">
            <text:p>10190699</text:p>
          </table:table-cell>
          <table:table-cell table:formula="of:=[.A639]/1000/(60*60*24)" office:value-type="time" office:time-value="PT02H49M50.699S" calcext:value-type="time">
            <text:p>02:49:51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350.61" calcext:value-type="float">
            <text:p>350.61</text:p>
          </table:table-cell>
          <table:table-cell office:value-type="float" office:value="432.4" calcext:value-type="float">
            <text:p>432.4</text:p>
          </table:table-cell>
        </table:table-row>
        <table:table-row table:style-name="ro1">
          <table:table-cell office:value-type="float" office:value="10206699" calcext:value-type="float">
            <text:p>10206699</text:p>
          </table:table-cell>
          <table:table-cell table:formula="of:=[.A640]/1000/(60*60*24)" office:value-type="time" office:time-value="PT02H50M06.699S" calcext:value-type="time">
            <text:p>02:50:07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351.15" calcext:value-type="float">
            <text:p>351.15</text:p>
          </table:table-cell>
          <table:table-cell office:value-type="float" office:value="433.06" calcext:value-type="float">
            <text:p>433.06</text:p>
          </table:table-cell>
        </table:table-row>
        <table:table-row table:style-name="ro1">
          <table:table-cell office:value-type="float" office:value="10222699" calcext:value-type="float">
            <text:p>10222699</text:p>
          </table:table-cell>
          <table:table-cell table:formula="of:=[.A641]/1000/(60*60*24)" office:value-type="time" office:time-value="PT02H50M22.699S" calcext:value-type="time">
            <text:p>02:50:23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351.69" calcext:value-type="float">
            <text:p>351.69</text:p>
          </table:table-cell>
          <table:table-cell office:value-type="float" office:value="433.72" calcext:value-type="float">
            <text:p>433.72</text:p>
          </table:table-cell>
        </table:table-row>
        <table:table-row table:style-name="ro1">
          <table:table-cell office:value-type="float" office:value="10238699" calcext:value-type="float">
            <text:p>10238699</text:p>
          </table:table-cell>
          <table:table-cell table:formula="of:=[.A642]/1000/(60*60*24)" office:value-type="time" office:time-value="PT02H50M38.699S" calcext:value-type="time">
            <text:p>02:50:39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352.24" calcext:value-type="float">
            <text:p>352.24</text:p>
          </table:table-cell>
          <table:table-cell office:value-type="float" office:value="434.37" calcext:value-type="float">
            <text:p>434.37</text:p>
          </table:table-cell>
        </table:table-row>
        <table:table-row table:style-name="ro1">
          <table:table-cell office:value-type="float" office:value="10254699" calcext:value-type="float">
            <text:p>10254699</text:p>
          </table:table-cell>
          <table:table-cell table:formula="of:=[.A643]/1000/(60*60*24)" office:value-type="time" office:time-value="PT02H50M54.699S" calcext:value-type="time">
            <text:p>02:50:55</text:p>
          </table:table-cell>
          <table:table-cell office:value-type="float" office:value="1.22" calcext:value-type="float">
            <text:p>1.22</text:p>
          </table:table-cell>
          <table:table-cell office:value-type="float" office:value="122" calcext:value-type="float">
            <text:p>122</text:p>
          </table:table-cell>
          <table:table-cell office:value-type="float" office:value="148.38" calcext:value-type="float">
            <text:p>148.38</text:p>
          </table:table-cell>
          <table:table-cell office:value-type="float" office:value="352.78" calcext:value-type="float">
            <text:p>352.78</text:p>
          </table:table-cell>
          <table:table-cell office:value-type="float" office:value="435.03" calcext:value-type="float">
            <text:p>435.03</text:p>
          </table:table-cell>
        </table:table-row>
        <table:table-row table:style-name="ro1">
          <table:table-cell office:value-type="float" office:value="10270699" calcext:value-type="float">
            <text:p>10270699</text:p>
          </table:table-cell>
          <table:table-cell table:formula="of:=[.A644]/1000/(60*60*24)" office:value-type="time" office:time-value="PT02H51M10.699S" calcext:value-type="time">
            <text:p>02:51:11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353.32" calcext:value-type="float">
            <text:p>353.32</text:p>
          </table:table-cell>
          <table:table-cell office:value-type="float" office:value="435.69" calcext:value-type="float">
            <text:p>435.69</text:p>
          </table:table-cell>
        </table:table-row>
        <table:table-row table:style-name="ro1">
          <table:table-cell office:value-type="float" office:value="10286699" calcext:value-type="float">
            <text:p>10286699</text:p>
          </table:table-cell>
          <table:table-cell table:formula="of:=[.A645]/1000/(60*60*24)" office:value-type="time" office:time-value="PT02H51M26.699S" calcext:value-type="time">
            <text:p>02:51:27</text:p>
          </table:table-cell>
          <table:table-cell office:value-type="float" office:value="1.22" calcext:value-type="float">
            <text:p>1.22</text:p>
          </table:table-cell>
          <table:table-cell office:value-type="float" office:value="121.9" calcext:value-type="float">
            <text:p>121.9</text:p>
          </table:table-cell>
          <table:table-cell office:value-type="float" office:value="148.25" calcext:value-type="float">
            <text:p>148.25</text:p>
          </table:table-cell>
          <table:table-cell office:value-type="float" office:value="353.86" calcext:value-type="float">
            <text:p>353.86</text:p>
          </table:table-cell>
          <table:table-cell office:value-type="float" office:value="436.35" calcext:value-type="float">
            <text:p>436.35</text:p>
          </table:table-cell>
        </table:table-row>
        <table:table-row table:style-name="ro1">
          <table:table-cell office:value-type="float" office:value="10302699" calcext:value-type="float">
            <text:p>10302699</text:p>
          </table:table-cell>
          <table:table-cell table:formula="of:=[.A646]/1000/(60*60*24)" office:value-type="time" office:time-value="PT02H51M42.699S" calcext:value-type="time">
            <text:p>02:51:43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354.4" calcext:value-type="float">
            <text:p>354.4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10318699" calcext:value-type="float">
            <text:p>10318699</text:p>
          </table:table-cell>
          <table:table-cell table:formula="of:=[.A647]/1000/(60*60*24)" office:value-type="time" office:time-value="PT02H51M58.699S" calcext:value-type="time">
            <text:p>02:51:59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354.95" calcext:value-type="float">
            <text:p>354.95</text:p>
          </table:table-cell>
          <table:table-cell office:value-type="float" office:value="437.66" calcext:value-type="float">
            <text:p>437.66</text:p>
          </table:table-cell>
        </table:table-row>
        <table:table-row table:style-name="ro1">
          <table:table-cell office:value-type="float" office:value="10334699" calcext:value-type="float">
            <text:p>10334699</text:p>
          </table:table-cell>
          <table:table-cell table:formula="of:=[.A648]/1000/(60*60*24)" office:value-type="time" office:time-value="PT02H52M14.699S" calcext:value-type="time">
            <text:p>02:52:15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355.49" calcext:value-type="float">
            <text:p>355.49</text:p>
          </table:table-cell>
          <table:table-cell office:value-type="float" office:value="438.32" calcext:value-type="float">
            <text:p>438.32</text:p>
          </table:table-cell>
        </table:table-row>
        <table:table-row table:style-name="ro1">
          <table:table-cell office:value-type="float" office:value="10350699" calcext:value-type="float">
            <text:p>10350699</text:p>
          </table:table-cell>
          <table:table-cell table:formula="of:=[.A649]/1000/(60*60*24)" office:value-type="time" office:time-value="PT02H52M30.699S" calcext:value-type="time">
            <text:p>02:52:31</text:p>
          </table:table-cell>
          <table:table-cell office:value-type="float" office:value="1.22" calcext:value-type="float">
            <text:p>1.22</text:p>
          </table:table-cell>
          <table:table-cell office:value-type="float" office:value="122" calcext:value-type="float">
            <text:p>122</text:p>
          </table:table-cell>
          <table:table-cell office:value-type="float" office:value="148.38" calcext:value-type="float">
            <text:p>148.38</text:p>
          </table:table-cell>
          <table:table-cell office:value-type="float" office:value="356.03" calcext:value-type="float">
            <text:p>356.03</text:p>
          </table:table-cell>
          <table:table-cell office:value-type="float" office:value="438.98" calcext:value-type="float">
            <text:p>438.98</text:p>
          </table:table-cell>
        </table:table-row>
        <table:table-row table:style-name="ro1">
          <table:table-cell office:value-type="float" office:value="10366699" calcext:value-type="float">
            <text:p>10366699</text:p>
          </table:table-cell>
          <table:table-cell table:formula="of:=[.A650]/1000/(60*60*24)" office:value-type="time" office:time-value="PT02H52M46.699S" calcext:value-type="time">
            <text:p>02:52:47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356.57" calcext:value-type="float">
            <text:p>356.57</text:p>
          </table:table-cell>
          <table:table-cell office:value-type="float" office:value="439.63" calcext:value-type="float">
            <text:p>439.63</text:p>
          </table:table-cell>
        </table:table-row>
        <table:table-row table:style-name="ro1">
          <table:table-cell office:value-type="float" office:value="10382699" calcext:value-type="float">
            <text:p>10382699</text:p>
          </table:table-cell>
          <table:table-cell table:formula="of:=[.A651]/1000/(60*60*24)" office:value-type="time" office:time-value="PT02H53M02.699S" calcext:value-type="time">
            <text:p>02:53:03</text:p>
          </table:table-cell>
          <table:table-cell office:value-type="float" office:value="1.22" calcext:value-type="float">
            <text:p>1.22</text:p>
          </table:table-cell>
          <table:table-cell office:value-type="float" office:value="122" calcext:value-type="float">
            <text:p>122</text:p>
          </table:table-cell>
          <table:table-cell office:value-type="float" office:value="148.38" calcext:value-type="float">
            <text:p>148.38</text:p>
          </table:table-cell>
          <table:table-cell office:value-type="float" office:value="357.11" calcext:value-type="float">
            <text:p>357.11</text:p>
          </table:table-cell>
          <table:table-cell office:value-type="float" office:value="440.29" calcext:value-type="float">
            <text:p>440.29</text:p>
          </table:table-cell>
        </table:table-row>
        <table:table-row table:style-name="ro1">
          <table:table-cell office:value-type="float" office:value="10398699" calcext:value-type="float">
            <text:p>10398699</text:p>
          </table:table-cell>
          <table:table-cell table:formula="of:=[.A652]/1000/(60*60*24)" office:value-type="time" office:time-value="PT02H53M18.699S" calcext:value-type="time">
            <text:p>02:53:19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357.66" calcext:value-type="float">
            <text:p>357.66</text:p>
          </table:table-cell>
          <table:table-cell office:value-type="float" office:value="440.95" calcext:value-type="float">
            <text:p>440.95</text:p>
          </table:table-cell>
        </table:table-row>
        <table:table-row table:style-name="ro1">
          <table:table-cell office:value-type="float" office:value="10414699" calcext:value-type="float">
            <text:p>10414699</text:p>
          </table:table-cell>
          <table:table-cell table:formula="of:=[.A653]/1000/(60*60*24)" office:value-type="time" office:time-value="PT02H53M34.699S" calcext:value-type="time">
            <text:p>02:53:35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358.2" calcext:value-type="float">
            <text:p>358.2</text:p>
          </table:table-cell>
          <table:table-cell office:value-type="float" office:value="441.6" calcext:value-type="float">
            <text:p>441.6</text:p>
          </table:table-cell>
        </table:table-row>
        <table:table-row table:style-name="ro1">
          <table:table-cell office:value-type="float" office:value="10430699" calcext:value-type="float">
            <text:p>10430699</text:p>
          </table:table-cell>
          <table:table-cell table:formula="of:=[.A654]/1000/(60*60*24)" office:value-type="time" office:time-value="PT02H53M50.699S" calcext:value-type="time">
            <text:p>02:53:51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358.74" calcext:value-type="float">
            <text:p>358.74</text:p>
          </table:table-cell>
          <table:table-cell office:value-type="float" office:value="442.26" calcext:value-type="float">
            <text:p>442.26</text:p>
          </table:table-cell>
        </table:table-row>
        <table:table-row table:style-name="ro1">
          <table:table-cell office:value-type="float" office:value="10446699" calcext:value-type="float">
            <text:p>10446699</text:p>
          </table:table-cell>
          <table:table-cell table:formula="of:=[.A655]/1000/(60*60*24)" office:value-type="time" office:time-value="PT02H54M06.699S" calcext:value-type="time">
            <text:p>02:54:07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359.28" calcext:value-type="float">
            <text:p>359.28</text:p>
          </table:table-cell>
          <table:table-cell office:value-type="float" office:value="442.92" calcext:value-type="float">
            <text:p>442.92</text:p>
          </table:table-cell>
        </table:table-row>
        <table:table-row table:style-name="ro1">
          <table:table-cell office:value-type="float" office:value="10462699" calcext:value-type="float">
            <text:p>10462699</text:p>
          </table:table-cell>
          <table:table-cell table:formula="of:=[.A656]/1000/(60*60*24)" office:value-type="time" office:time-value="PT02H54M22.699S" calcext:value-type="time">
            <text:p>02:54:23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359.82" calcext:value-type="float">
            <text:p>359.82</text:p>
          </table:table-cell>
          <table:table-cell office:value-type="float" office:value="443.58" calcext:value-type="float">
            <text:p>443.58</text:p>
          </table:table-cell>
        </table:table-row>
        <table:table-row table:style-name="ro1">
          <table:table-cell office:value-type="float" office:value="10478699" calcext:value-type="float">
            <text:p>10478699</text:p>
          </table:table-cell>
          <table:table-cell table:formula="of:=[.A657]/1000/(60*60*24)" office:value-type="time" office:time-value="PT02H54M38.699S" calcext:value-type="time">
            <text:p>02:54:39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360.37" calcext:value-type="float">
            <text:p>360.37</text:p>
          </table:table-cell>
          <table:table-cell office:value-type="float" office:value="444.23" calcext:value-type="float">
            <text:p>444.23</text:p>
          </table:table-cell>
        </table:table-row>
        <table:table-row table:style-name="ro1">
          <table:table-cell office:value-type="float" office:value="10494699" calcext:value-type="float">
            <text:p>10494699</text:p>
          </table:table-cell>
          <table:table-cell table:formula="of:=[.A658]/1000/(60*60*24)" office:value-type="time" office:time-value="PT02H54M54.699S" calcext:value-type="time">
            <text:p>02:54:55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360.91" calcext:value-type="float">
            <text:p>360.91</text:p>
          </table:table-cell>
          <table:table-cell office:value-type="float" office:value="444.89" calcext:value-type="float">
            <text:p>444.89</text:p>
          </table:table-cell>
        </table:table-row>
        <table:table-row table:style-name="ro1">
          <table:table-cell office:value-type="float" office:value="10510699" calcext:value-type="float">
            <text:p>10510699</text:p>
          </table:table-cell>
          <table:table-cell table:formula="of:=[.A659]/1000/(60*60*24)" office:value-type="time" office:time-value="PT02H55M10.699S" calcext:value-type="time">
            <text:p>02:55:11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361.45" calcext:value-type="float">
            <text:p>361.45</text:p>
          </table:table-cell>
          <table:table-cell office:value-type="float" office:value="445.55" calcext:value-type="float">
            <text:p>445.55</text:p>
          </table:table-cell>
        </table:table-row>
        <table:table-row table:style-name="ro1">
          <table:table-cell office:value-type="float" office:value="10526699" calcext:value-type="float">
            <text:p>10526699</text:p>
          </table:table-cell>
          <table:table-cell table:formula="of:=[.A660]/1000/(60*60*24)" office:value-type="time" office:time-value="PT02H55M26.699S" calcext:value-type="time">
            <text:p>02:55:27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361.99" calcext:value-type="float">
            <text:p>361.99</text:p>
          </table:table-cell>
          <table:table-cell office:value-type="float" office:value="446.2" calcext:value-type="float">
            <text:p>446.2</text:p>
          </table:table-cell>
        </table:table-row>
        <table:table-row table:style-name="ro1">
          <table:table-cell office:value-type="float" office:value="10542699" calcext:value-type="float">
            <text:p>10542699</text:p>
          </table:table-cell>
          <table:table-cell table:formula="of:=[.A661]/1000/(60*60*24)" office:value-type="time" office:time-value="PT02H55M42.699S" calcext:value-type="time">
            <text:p>02:55:43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362.53" calcext:value-type="float">
            <text:p>362.53</text:p>
          </table:table-cell>
          <table:table-cell office:value-type="float" office:value="446.86" calcext:value-type="float">
            <text:p>446.86</text:p>
          </table:table-cell>
        </table:table-row>
        <table:table-row table:style-name="ro1">
          <table:table-cell office:value-type="float" office:value="10558699" calcext:value-type="float">
            <text:p>10558699</text:p>
          </table:table-cell>
          <table:table-cell table:formula="of:=[.A662]/1000/(60*60*24)" office:value-type="time" office:time-value="PT02H55M58.699S" calcext:value-type="time">
            <text:p>02:55:59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363.08" calcext:value-type="float">
            <text:p>363.08</text:p>
          </table:table-cell>
          <table:table-cell office:value-type="float" office:value="447.52" calcext:value-type="float">
            <text:p>447.52</text:p>
          </table:table-cell>
        </table:table-row>
        <table:table-row table:style-name="ro1">
          <table:table-cell office:value-type="float" office:value="10574699" calcext:value-type="float">
            <text:p>10574699</text:p>
          </table:table-cell>
          <table:table-cell table:formula="of:=[.A663]/1000/(60*60*24)" office:value-type="time" office:time-value="PT02H56M14.699S" calcext:value-type="time">
            <text:p>02:56:15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363.62" calcext:value-type="float">
            <text:p>363.62</text:p>
          </table:table-cell>
          <table:table-cell office:value-type="float" office:value="448.17" calcext:value-type="float">
            <text:p>448.17</text:p>
          </table:table-cell>
        </table:table-row>
        <table:table-row table:style-name="ro1">
          <table:table-cell office:value-type="float" office:value="10590699" calcext:value-type="float">
            <text:p>10590699</text:p>
          </table:table-cell>
          <table:table-cell table:formula="of:=[.A664]/1000/(60*60*24)" office:value-type="time" office:time-value="PT02H56M30.699S" calcext:value-type="time">
            <text:p>02:56:31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364.16" calcext:value-type="float">
            <text:p>364.16</text:p>
          </table:table-cell>
          <table:table-cell office:value-type="float" office:value="448.83" calcext:value-type="float">
            <text:p>448.83</text:p>
          </table:table-cell>
        </table:table-row>
        <table:table-row table:style-name="ro1">
          <table:table-cell office:value-type="float" office:value="10606699" calcext:value-type="float">
            <text:p>10606699</text:p>
          </table:table-cell>
          <table:table-cell table:formula="of:=[.A665]/1000/(60*60*24)" office:value-type="time" office:time-value="PT02H56M46.699S" calcext:value-type="time">
            <text:p>02:56:47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364.7" calcext:value-type="float">
            <text:p>364.7</text:p>
          </table:table-cell>
          <table:table-cell office:value-type="float" office:value="449.49" calcext:value-type="float">
            <text:p>449.49</text:p>
          </table:table-cell>
        </table:table-row>
        <table:table-row table:style-name="ro1">
          <table:table-cell office:value-type="float" office:value="10622699" calcext:value-type="float">
            <text:p>10622699</text:p>
          </table:table-cell>
          <table:table-cell table:formula="of:=[.A666]/1000/(60*60*24)" office:value-type="time" office:time-value="PT02H57M02.699S" calcext:value-type="time">
            <text:p>02:57:03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365.24" calcext:value-type="float">
            <text:p>365.24</text:p>
          </table:table-cell>
          <table:table-cell office:value-type="float" office:value="450.15" calcext:value-type="float">
            <text:p>450.15</text:p>
          </table:table-cell>
        </table:table-row>
        <table:table-row table:style-name="ro1">
          <table:table-cell office:value-type="float" office:value="10638699" calcext:value-type="float">
            <text:p>10638699</text:p>
          </table:table-cell>
          <table:table-cell table:formula="of:=[.A667]/1000/(60*60*24)" office:value-type="time" office:time-value="PT02H57M18.699S" calcext:value-type="time">
            <text:p>02:57:19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365.78" calcext:value-type="float">
            <text:p>365.78</text:p>
          </table:table-cell>
          <table:table-cell office:value-type="float" office:value="450.8" calcext:value-type="float">
            <text:p>450.8</text:p>
          </table:table-cell>
        </table:table-row>
        <table:table-row table:style-name="ro1">
          <table:table-cell office:value-type="float" office:value="10654699" calcext:value-type="float">
            <text:p>10654699</text:p>
          </table:table-cell>
          <table:table-cell table:formula="of:=[.A668]/1000/(60*60*24)" office:value-type="time" office:time-value="PT02H57M34.699S" calcext:value-type="time">
            <text:p>02:57:35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366.33" calcext:value-type="float">
            <text:p>366.33</text:p>
          </table:table-cell>
          <table:table-cell office:value-type="float" office:value="451.46" calcext:value-type="float">
            <text:p>451.46</text:p>
          </table:table-cell>
        </table:table-row>
        <table:table-row table:style-name="ro1">
          <table:table-cell office:value-type="float" office:value="10670699" calcext:value-type="float">
            <text:p>10670699</text:p>
          </table:table-cell>
          <table:table-cell table:formula="of:=[.A669]/1000/(60*60*24)" office:value-type="time" office:time-value="PT02H57M50.699S" calcext:value-type="time">
            <text:p>02:57:51</text:p>
          </table:table-cell>
          <table:table-cell office:value-type="float" office:value="1.22" calcext:value-type="float">
            <text:p>1.22</text:p>
          </table:table-cell>
          <table:table-cell office:value-type="float" office:value="121.9" calcext:value-type="float">
            <text:p>121.9</text:p>
          </table:table-cell>
          <table:table-cell office:value-type="float" office:value="148.25" calcext:value-type="float">
            <text:p>148.25</text:p>
          </table:table-cell>
          <table:table-cell office:value-type="float" office:value="366.87" calcext:value-type="float">
            <text:p>366.87</text:p>
          </table:table-cell>
          <table:table-cell office:value-type="float" office:value="452.12" calcext:value-type="float">
            <text:p>452.12</text:p>
          </table:table-cell>
        </table:table-row>
        <table:table-row table:style-name="ro1">
          <table:table-cell office:value-type="float" office:value="10686699" calcext:value-type="float">
            <text:p>10686699</text:p>
          </table:table-cell>
          <table:table-cell table:formula="of:=[.A670]/1000/(60*60*24)" office:value-type="time" office:time-value="PT02H58M06.699S" calcext:value-type="time">
            <text:p>02:58:07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367.41" calcext:value-type="float">
            <text:p>367.41</text:p>
          </table:table-cell>
          <table:table-cell office:value-type="float" office:value="452.77" calcext:value-type="float">
            <text:p>452.77</text:p>
          </table:table-cell>
        </table:table-row>
        <table:table-row table:style-name="ro1">
          <table:table-cell office:value-type="float" office:value="10702699" calcext:value-type="float">
            <text:p>10702699</text:p>
          </table:table-cell>
          <table:table-cell table:formula="of:=[.A671]/1000/(60*60*24)" office:value-type="time" office:time-value="PT02H58M22.699S" calcext:value-type="time">
            <text:p>02:58:23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367.95" calcext:value-type="float">
            <text:p>367.95</text:p>
          </table:table-cell>
          <table:table-cell office:value-type="float" office:value="453.43" calcext:value-type="float">
            <text:p>453.43</text:p>
          </table:table-cell>
        </table:table-row>
        <table:table-row table:style-name="ro1">
          <table:table-cell office:value-type="float" office:value="10718699" calcext:value-type="float">
            <text:p>10718699</text:p>
          </table:table-cell>
          <table:table-cell table:formula="of:=[.A672]/1000/(60*60*24)" office:value-type="time" office:time-value="PT02H58M38.699S" calcext:value-type="time">
            <text:p>02:58:39</text:p>
          </table:table-cell>
          <table:table-cell office:value-type="float" office:value="1.22" calcext:value-type="float">
            <text:p>1.22</text:p>
          </table:table-cell>
          <table:table-cell office:value-type="float" office:value="121.9" calcext:value-type="float">
            <text:p>121.9</text:p>
          </table:table-cell>
          <table:table-cell office:value-type="float" office:value="148.25" calcext:value-type="float">
            <text:p>148.25</text:p>
          </table:table-cell>
          <table:table-cell office:value-type="float" office:value="368.49" calcext:value-type="float">
            <text:p>368.49</text:p>
          </table:table-cell>
          <table:table-cell office:value-type="float" office:value="454.09" calcext:value-type="float">
            <text:p>454.09</text:p>
          </table:table-cell>
        </table:table-row>
        <table:table-row table:style-name="ro1">
          <table:table-cell office:value-type="float" office:value="10734699" calcext:value-type="float">
            <text:p>10734699</text:p>
          </table:table-cell>
          <table:table-cell table:formula="of:=[.A673]/1000/(60*60*24)" office:value-type="time" office:time-value="PT02H58M54.699S" calcext:value-type="time">
            <text:p>02:58:55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369.04" calcext:value-type="float">
            <text:p>369.04</text:p>
          </table:table-cell>
          <table:table-cell office:value-type="float" office:value="454.74" calcext:value-type="float">
            <text:p>454.74</text:p>
          </table:table-cell>
        </table:table-row>
        <table:table-row table:style-name="ro1">
          <table:table-cell office:value-type="float" office:value="10750699" calcext:value-type="float">
            <text:p>10750699</text:p>
          </table:table-cell>
          <table:table-cell table:formula="of:=[.A674]/1000/(60*60*24)" office:value-type="time" office:time-value="PT02H59M10.699S" calcext:value-type="time">
            <text:p>02:59:11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369.58" calcext:value-type="float">
            <text:p>369.58</text:p>
          </table:table-cell>
          <table:table-cell office:value-type="float" office:value="455.4" calcext:value-type="float">
            <text:p>455.4</text:p>
          </table:table-cell>
        </table:table-row>
        <table:table-row table:style-name="ro1">
          <table:table-cell office:value-type="float" office:value="10766699" calcext:value-type="float">
            <text:p>10766699</text:p>
          </table:table-cell>
          <table:table-cell table:formula="of:=[.A675]/1000/(60*60*24)" office:value-type="time" office:time-value="PT02H59M26.699S" calcext:value-type="time">
            <text:p>02:59:27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370.12" calcext:value-type="float">
            <text:p>370.12</text:p>
          </table:table-cell>
          <table:table-cell office:value-type="float" office:value="456.06" calcext:value-type="float">
            <text:p>456.06</text:p>
          </table:table-cell>
        </table:table-row>
        <table:table-row table:style-name="ro1">
          <table:table-cell office:value-type="float" office:value="10782699" calcext:value-type="float">
            <text:p>10782699</text:p>
          </table:table-cell>
          <table:table-cell table:formula="of:=[.A676]/1000/(60*60*24)" office:value-type="time" office:time-value="PT02H59M42.699S" calcext:value-type="time">
            <text:p>02:59:43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370.66" calcext:value-type="float">
            <text:p>370.66</text:p>
          </table:table-cell>
          <table:table-cell office:value-type="float" office:value="456.72" calcext:value-type="float">
            <text:p>456.72</text:p>
          </table:table-cell>
        </table:table-row>
        <table:table-row table:style-name="ro1">
          <table:table-cell office:value-type="float" office:value="10798699" calcext:value-type="float">
            <text:p>10798699</text:p>
          </table:table-cell>
          <table:table-cell table:formula="of:=[.A677]/1000/(60*60*24)" office:value-type="time" office:time-value="PT02H59M58.699S" calcext:value-type="time">
            <text:p>02:59:59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6" calcext:value-type="float">
            <text:p>147.76</text:p>
          </table:table-cell>
          <table:table-cell office:value-type="float" office:value="371.2" calcext:value-type="float">
            <text:p>371.2</text:p>
          </table:table-cell>
          <table:table-cell office:value-type="float" office:value="457.37" calcext:value-type="float">
            <text:p>457.37</text:p>
          </table:table-cell>
        </table:table-row>
        <table:table-row table:style-name="ro1">
          <table:table-cell office:value-type="float" office:value="10814699" calcext:value-type="float">
            <text:p>10814699</text:p>
          </table:table-cell>
          <table:table-cell table:formula="of:=[.A678]/1000/(60*60*24)" office:value-type="time" office:time-value="PT03H00M14.699S" calcext:value-type="time">
            <text:p>03:00:15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371.75" calcext:value-type="float">
            <text:p>371.75</text:p>
          </table:table-cell>
          <table:table-cell office:value-type="float" office:value="458.03" calcext:value-type="float">
            <text:p>458.03</text:p>
          </table:table-cell>
        </table:table-row>
        <table:table-row table:style-name="ro1">
          <table:table-cell office:value-type="float" office:value="10830699" calcext:value-type="float">
            <text:p>10830699</text:p>
          </table:table-cell>
          <table:table-cell table:formula="of:=[.A679]/1000/(60*60*24)" office:value-type="time" office:time-value="PT03H00M30.699S" calcext:value-type="time">
            <text:p>03:00:31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372.29" calcext:value-type="float">
            <text:p>372.29</text:p>
          </table:table-cell>
          <table:table-cell office:value-type="float" office:value="458.69" calcext:value-type="float">
            <text:p>458.69</text:p>
          </table:table-cell>
        </table:table-row>
        <table:table-row table:style-name="ro1">
          <table:table-cell office:value-type="float" office:value="10846699" calcext:value-type="float">
            <text:p>10846699</text:p>
          </table:table-cell>
          <table:table-cell table:formula="of:=[.A680]/1000/(60*60*24)" office:value-type="time" office:time-value="PT03H00M46.699S" calcext:value-type="time">
            <text:p>03:00:47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372.83" calcext:value-type="float">
            <text:p>372.83</text:p>
          </table:table-cell>
          <table:table-cell office:value-type="float" office:value="459.34" calcext:value-type="float">
            <text:p>459.34</text:p>
          </table:table-cell>
        </table:table-row>
        <table:table-row table:style-name="ro1">
          <table:table-cell office:value-type="float" office:value="10862699" calcext:value-type="float">
            <text:p>10862699</text:p>
          </table:table-cell>
          <table:table-cell table:formula="of:=[.A681]/1000/(60*60*24)" office:value-type="time" office:time-value="PT03H01M02.699S" calcext:value-type="time">
            <text:p>03:01:03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373.37" calcext:value-type="float">
            <text:p>373.37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10878699" calcext:value-type="float">
            <text:p>10878699</text:p>
          </table:table-cell>
          <table:table-cell table:formula="of:=[.A682]/1000/(60*60*24)" office:value-type="time" office:time-value="PT03H01M18.699S" calcext:value-type="time">
            <text:p>03:01:19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6" calcext:value-type="float">
            <text:p>147.76</text:p>
          </table:table-cell>
          <table:table-cell office:value-type="float" office:value="373.91" calcext:value-type="float">
            <text:p>373.91</text:p>
          </table:table-cell>
          <table:table-cell office:value-type="float" office:value="460.66" calcext:value-type="float">
            <text:p>460.66</text:p>
          </table:table-cell>
        </table:table-row>
        <table:table-row table:style-name="ro1">
          <table:table-cell office:value-type="float" office:value="10894699" calcext:value-type="float">
            <text:p>10894699</text:p>
          </table:table-cell>
          <table:table-cell table:formula="of:=[.A683]/1000/(60*60*24)" office:value-type="time" office:time-value="PT03H01M34.699S" calcext:value-type="time">
            <text:p>03:01:35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374.45" calcext:value-type="float">
            <text:p>374.45</text:p>
          </table:table-cell>
          <table:table-cell office:value-type="float" office:value="461.31" calcext:value-type="float">
            <text:p>461.31</text:p>
          </table:table-cell>
        </table:table-row>
        <table:table-row table:style-name="ro1">
          <table:table-cell office:value-type="float" office:value="10910699" calcext:value-type="float">
            <text:p>10910699</text:p>
          </table:table-cell>
          <table:table-cell table:formula="of:=[.A684]/1000/(60*60*24)" office:value-type="time" office:time-value="PT03H01M50.699S" calcext:value-type="time">
            <text:p>03:01:51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375" calcext:value-type="float">
            <text:p>375</text:p>
          </table:table-cell>
          <table:table-cell office:value-type="float" office:value="461.97" calcext:value-type="float">
            <text:p>461.97</text:p>
          </table:table-cell>
        </table:table-row>
        <table:table-row table:style-name="ro1">
          <table:table-cell office:value-type="float" office:value="10926699" calcext:value-type="float">
            <text:p>10926699</text:p>
          </table:table-cell>
          <table:table-cell table:formula="of:=[.A685]/1000/(60*60*24)" office:value-type="time" office:time-value="PT03H02M06.699S" calcext:value-type="time">
            <text:p>03:02:07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6" calcext:value-type="float">
            <text:p>147.76</text:p>
          </table:table-cell>
          <table:table-cell office:value-type="float" office:value="375.54" calcext:value-type="float">
            <text:p>375.54</text:p>
          </table:table-cell>
          <table:table-cell office:value-type="float" office:value="462.63" calcext:value-type="float">
            <text:p>462.63</text:p>
          </table:table-cell>
        </table:table-row>
        <table:table-row table:style-name="ro1">
          <table:table-cell office:value-type="float" office:value="10942699" calcext:value-type="float">
            <text:p>10942699</text:p>
          </table:table-cell>
          <table:table-cell table:formula="of:=[.A686]/1000/(60*60*24)" office:value-type="time" office:time-value="PT03H02M22.699S" calcext:value-type="time">
            <text:p>03:02:23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376.08" calcext:value-type="float">
            <text:p>376.08</text:p>
          </table:table-cell>
          <table:table-cell office:value-type="float" office:value="463.28" calcext:value-type="float">
            <text:p>463.28</text:p>
          </table:table-cell>
        </table:table-row>
        <table:table-row table:style-name="ro1">
          <table:table-cell office:value-type="float" office:value="10958699" calcext:value-type="float">
            <text:p>10958699</text:p>
          </table:table-cell>
          <table:table-cell table:formula="of:=[.A687]/1000/(60*60*24)" office:value-type="time" office:time-value="PT03H02M38.699S" calcext:value-type="time">
            <text:p>03:02:39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376.62" calcext:value-type="float">
            <text:p>376.62</text:p>
          </table:table-cell>
          <table:table-cell office:value-type="float" office:value="463.94" calcext:value-type="float">
            <text:p>463.94</text:p>
          </table:table-cell>
        </table:table-row>
        <table:table-row table:style-name="ro1">
          <table:table-cell office:value-type="float" office:value="10974699" calcext:value-type="float">
            <text:p>10974699</text:p>
          </table:table-cell>
          <table:table-cell table:formula="of:=[.A688]/1000/(60*60*24)" office:value-type="time" office:time-value="PT03H02M54.699S" calcext:value-type="time">
            <text:p>03:02:55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377.16" calcext:value-type="float">
            <text:p>377.16</text:p>
          </table:table-cell>
          <table:table-cell office:value-type="float" office:value="464.59" calcext:value-type="float">
            <text:p>464.59</text:p>
          </table:table-cell>
        </table:table-row>
        <table:table-row table:style-name="ro1">
          <table:table-cell office:value-type="float" office:value="10990699" calcext:value-type="float">
            <text:p>10990699</text:p>
          </table:table-cell>
          <table:table-cell table:formula="of:=[.A689]/1000/(60*60*24)" office:value-type="time" office:time-value="PT03H03M10.699S" calcext:value-type="time">
            <text:p>03:03:11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377.71" calcext:value-type="float">
            <text:p>377.71</text:p>
          </table:table-cell>
          <table:table-cell office:value-type="float" office:value="465.25" calcext:value-type="float">
            <text:p>465.25</text:p>
          </table:table-cell>
        </table:table-row>
        <table:table-row table:style-name="ro1">
          <table:table-cell office:value-type="float" office:value="11006699" calcext:value-type="float">
            <text:p>11006699</text:p>
          </table:table-cell>
          <table:table-cell table:formula="of:=[.A690]/1000/(60*60*24)" office:value-type="time" office:time-value="PT03H03M26.699S" calcext:value-type="time">
            <text:p>03:03:27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6" calcext:value-type="float">
            <text:p>147.76</text:p>
          </table:table-cell>
          <table:table-cell office:value-type="float" office:value="378.25" calcext:value-type="float">
            <text:p>378.25</text:p>
          </table:table-cell>
          <table:table-cell office:value-type="float" office:value="465.91" calcext:value-type="float">
            <text:p>465.91</text:p>
          </table:table-cell>
        </table:table-row>
        <table:table-row table:style-name="ro1">
          <table:table-cell office:value-type="float" office:value="11022699" calcext:value-type="float">
            <text:p>11022699</text:p>
          </table:table-cell>
          <table:table-cell table:formula="of:=[.A691]/1000/(60*60*24)" office:value-type="time" office:time-value="PT03H03M42.699S" calcext:value-type="time">
            <text:p>03:03:43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6" calcext:value-type="float">
            <text:p>147.76</text:p>
          </table:table-cell>
          <table:table-cell office:value-type="float" office:value="378.79" calcext:value-type="float">
            <text:p>378.79</text:p>
          </table:table-cell>
          <table:table-cell office:value-type="float" office:value="466.56" calcext:value-type="float">
            <text:p>466.56</text:p>
          </table:table-cell>
        </table:table-row>
        <table:table-row table:style-name="ro1">
          <table:table-cell office:value-type="float" office:value="11038699" calcext:value-type="float">
            <text:p>11038699</text:p>
          </table:table-cell>
          <table:table-cell table:formula="of:=[.A692]/1000/(60*60*24)" office:value-type="time" office:time-value="PT03H03M58.699S" calcext:value-type="time">
            <text:p>03:03:59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6" calcext:value-type="float">
            <text:p>147.76</text:p>
          </table:table-cell>
          <table:table-cell office:value-type="float" office:value="379.33" calcext:value-type="float">
            <text:p>379.33</text:p>
          </table:table-cell>
          <table:table-cell office:value-type="float" office:value="467.22" calcext:value-type="float">
            <text:p>467.22</text:p>
          </table:table-cell>
        </table:table-row>
        <table:table-row table:style-name="ro1">
          <table:table-cell office:value-type="float" office:value="11054699" calcext:value-type="float">
            <text:p>11054699</text:p>
          </table:table-cell>
          <table:table-cell table:formula="of:=[.A693]/1000/(60*60*24)" office:value-type="time" office:time-value="PT03H04M14.699S" calcext:value-type="time">
            <text:p>03:04:15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379.87" calcext:value-type="float">
            <text:p>379.87</text:p>
          </table:table-cell>
          <table:table-cell office:value-type="float" office:value="467.88" calcext:value-type="float">
            <text:p>467.88</text:p>
          </table:table-cell>
        </table:table-row>
        <table:table-row table:style-name="ro1">
          <table:table-cell office:value-type="float" office:value="11070699" calcext:value-type="float">
            <text:p>11070699</text:p>
          </table:table-cell>
          <table:table-cell table:formula="of:=[.A694]/1000/(60*60*24)" office:value-type="time" office:time-value="PT03H04M30.699S" calcext:value-type="time">
            <text:p>03:04:31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380.41" calcext:value-type="float">
            <text:p>380.41</text:p>
          </table:table-cell>
          <table:table-cell office:value-type="float" office:value="468.53" calcext:value-type="float">
            <text:p>468.53</text:p>
          </table:table-cell>
        </table:table-row>
        <table:table-row table:style-name="ro1">
          <table:table-cell office:value-type="float" office:value="11086699" calcext:value-type="float">
            <text:p>11086699</text:p>
          </table:table-cell>
          <table:table-cell table:formula="of:=[.A695]/1000/(60*60*24)" office:value-type="time" office:time-value="PT03H04M46.699S" calcext:value-type="time">
            <text:p>03:04:47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380.96" calcext:value-type="float">
            <text:p>380.96</text:p>
          </table:table-cell>
          <table:table-cell office:value-type="float" office:value="469.19" calcext:value-type="float">
            <text:p>469.19</text:p>
          </table:table-cell>
        </table:table-row>
        <table:table-row table:style-name="ro1">
          <table:table-cell office:value-type="float" office:value="11102699" calcext:value-type="float">
            <text:p>11102699</text:p>
          </table:table-cell>
          <table:table-cell table:formula="of:=[.A696]/1000/(60*60*24)" office:value-type="time" office:time-value="PT03H05M02.699S" calcext:value-type="time">
            <text:p>03:05:03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6" calcext:value-type="float">
            <text:p>147.76</text:p>
          </table:table-cell>
          <table:table-cell office:value-type="float" office:value="381.5" calcext:value-type="float">
            <text:p>381.5</text:p>
          </table:table-cell>
          <table:table-cell office:value-type="float" office:value="469.85" calcext:value-type="float">
            <text:p>469.85</text:p>
          </table:table-cell>
        </table:table-row>
        <table:table-row table:style-name="ro1">
          <table:table-cell office:value-type="float" office:value="11118699" calcext:value-type="float">
            <text:p>11118699</text:p>
          </table:table-cell>
          <table:table-cell table:formula="of:=[.A697]/1000/(60*60*24)" office:value-type="time" office:time-value="PT03H05M18.699S" calcext:value-type="time">
            <text:p>03:05:19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382.04" calcext:value-type="float">
            <text:p>382.04</text:p>
          </table:table-cell>
          <table:table-cell office:value-type="float" office:value="470.5" calcext:value-type="float">
            <text:p>470.5</text:p>
          </table:table-cell>
        </table:table-row>
        <table:table-row table:style-name="ro1">
          <table:table-cell office:value-type="float" office:value="11134699" calcext:value-type="float">
            <text:p>11134699</text:p>
          </table:table-cell>
          <table:table-cell table:formula="of:=[.A698]/1000/(60*60*24)" office:value-type="time" office:time-value="PT03H05M34.699S" calcext:value-type="time">
            <text:p>03:05:35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382.58" calcext:value-type="float">
            <text:p>382.58</text:p>
          </table:table-cell>
          <table:table-cell office:value-type="float" office:value="471.16" calcext:value-type="float">
            <text:p>471.16</text:p>
          </table:table-cell>
        </table:table-row>
        <table:table-row table:style-name="ro1">
          <table:table-cell office:value-type="float" office:value="11150699" calcext:value-type="float">
            <text:p>11150699</text:p>
          </table:table-cell>
          <table:table-cell table:formula="of:=[.A699]/1000/(60*60*24)" office:value-type="time" office:time-value="PT03H05M50.699S" calcext:value-type="time">
            <text:p>03:05:51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383.12" calcext:value-type="float">
            <text:p>383.12</text:p>
          </table:table-cell>
          <table:table-cell office:value-type="float" office:value="471.82" calcext:value-type="float">
            <text:p>471.82</text:p>
          </table:table-cell>
        </table:table-row>
        <table:table-row table:style-name="ro1">
          <table:table-cell office:value-type="float" office:value="11166699" calcext:value-type="float">
            <text:p>11166699</text:p>
          </table:table-cell>
          <table:table-cell table:formula="of:=[.A700]/1000/(60*60*24)" office:value-type="time" office:time-value="PT03H06M06.699S" calcext:value-type="time">
            <text:p>03:06:07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383.66" calcext:value-type="float">
            <text:p>383.66</text:p>
          </table:table-cell>
          <table:table-cell office:value-type="float" office:value="472.47" calcext:value-type="float">
            <text:p>472.47</text:p>
          </table:table-cell>
        </table:table-row>
        <table:table-row table:style-name="ro1">
          <table:table-cell office:value-type="float" office:value="11182697" calcext:value-type="float">
            <text:p>11182697</text:p>
          </table:table-cell>
          <table:table-cell table:formula="of:=[.A701]/1000/(60*60*24)" office:value-type="time" office:time-value="PT03H06M22.697S" calcext:value-type="time">
            <text:p>03:06:23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384.2" calcext:value-type="float">
            <text:p>384.2</text:p>
          </table:table-cell>
          <table:table-cell office:value-type="float" office:value="473.13" calcext:value-type="float">
            <text:p>473.13</text:p>
          </table:table-cell>
        </table:table-row>
        <table:table-row table:style-name="ro1">
          <table:table-cell office:value-type="float" office:value="11198699" calcext:value-type="float">
            <text:p>11198699</text:p>
          </table:table-cell>
          <table:table-cell table:formula="of:=[.A702]/1000/(60*60*24)" office:value-type="time" office:time-value="PT03H06M38.699S" calcext:value-type="time">
            <text:p>03:06:39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384.75" calcext:value-type="float">
            <text:p>384.75</text:p>
          </table:table-cell>
          <table:table-cell office:value-type="float" office:value="473.78" calcext:value-type="float">
            <text:p>473.78</text:p>
          </table:table-cell>
        </table:table-row>
        <table:table-row table:style-name="ro1">
          <table:table-cell office:value-type="float" office:value="11214699" calcext:value-type="float">
            <text:p>11214699</text:p>
          </table:table-cell>
          <table:table-cell table:formula="of:=[.A703]/1000/(60*60*24)" office:value-type="time" office:time-value="PT03H06M54.699S" calcext:value-type="time">
            <text:p>03:06:55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385.29" calcext:value-type="float">
            <text:p>385.29</text:p>
          </table:table-cell>
          <table:table-cell office:value-type="float" office:value="474.44" calcext:value-type="float">
            <text:p>474.44</text:p>
          </table:table-cell>
        </table:table-row>
        <table:table-row table:style-name="ro1">
          <table:table-cell office:value-type="float" office:value="11230699" calcext:value-type="float">
            <text:p>11230699</text:p>
          </table:table-cell>
          <table:table-cell table:formula="of:=[.A704]/1000/(60*60*24)" office:value-type="time" office:time-value="PT03H07M10.699S" calcext:value-type="time">
            <text:p>03:07:11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385.83" calcext:value-type="float">
            <text:p>385.83</text:p>
          </table:table-cell>
          <table:table-cell office:value-type="float" office:value="475.1" calcext:value-type="float">
            <text:p>475.1</text:p>
          </table:table-cell>
        </table:table-row>
        <table:table-row table:style-name="ro1">
          <table:table-cell office:value-type="float" office:value="11246699" calcext:value-type="float">
            <text:p>11246699</text:p>
          </table:table-cell>
          <table:table-cell table:formula="of:=[.A705]/1000/(60*60*24)" office:value-type="time" office:time-value="PT03H07M26.699S" calcext:value-type="time">
            <text:p>03:07:27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386.37" calcext:value-type="float">
            <text:p>386.37</text:p>
          </table:table-cell>
          <table:table-cell office:value-type="float" office:value="475.75" calcext:value-type="float">
            <text:p>475.75</text:p>
          </table:table-cell>
        </table:table-row>
        <table:table-row table:style-name="ro1">
          <table:table-cell office:value-type="float" office:value="11262699" calcext:value-type="float">
            <text:p>11262699</text:p>
          </table:table-cell>
          <table:table-cell table:formula="of:=[.A706]/1000/(60*60*24)" office:value-type="time" office:time-value="PT03H07M42.699S" calcext:value-type="time">
            <text:p>03:07:43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386.91" calcext:value-type="float">
            <text:p>386.91</text:p>
          </table:table-cell>
          <table:table-cell office:value-type="float" office:value="476.41" calcext:value-type="float">
            <text:p>476.41</text:p>
          </table:table-cell>
        </table:table-row>
        <table:table-row table:style-name="ro1">
          <table:table-cell office:value-type="float" office:value="11278699" calcext:value-type="float">
            <text:p>11278699</text:p>
          </table:table-cell>
          <table:table-cell table:formula="of:=[.A707]/1000/(60*60*24)" office:value-type="time" office:time-value="PT03H07M58.699S" calcext:value-type="time">
            <text:p>03:07:59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387.45" calcext:value-type="float">
            <text:p>387.45</text:p>
          </table:table-cell>
          <table:table-cell office:value-type="float" office:value="477.06" calcext:value-type="float">
            <text:p>477.06</text:p>
          </table:table-cell>
        </table:table-row>
        <table:table-row table:style-name="ro1">
          <table:table-cell office:value-type="float" office:value="11294699" calcext:value-type="float">
            <text:p>11294699</text:p>
          </table:table-cell>
          <table:table-cell table:formula="of:=[.A708]/1000/(60*60*24)" office:value-type="time" office:time-value="PT03H08M14.699S" calcext:value-type="time">
            <text:p>03:08:15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388" calcext:value-type="float">
            <text:p>388</text:p>
          </table:table-cell>
          <table:table-cell office:value-type="float" office:value="477.72" calcext:value-type="float">
            <text:p>477.72</text:p>
          </table:table-cell>
        </table:table-row>
        <table:table-row table:style-name="ro1">
          <table:table-cell office:value-type="float" office:value="11310699" calcext:value-type="float">
            <text:p>11310699</text:p>
          </table:table-cell>
          <table:table-cell table:formula="of:=[.A709]/1000/(60*60*24)" office:value-type="time" office:time-value="PT03H08M30.699S" calcext:value-type="time">
            <text:p>03:08:31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388.54" calcext:value-type="float">
            <text:p>388.54</text:p>
          </table:table-cell>
          <table:table-cell office:value-type="float" office:value="478.38" calcext:value-type="float">
            <text:p>478.38</text:p>
          </table:table-cell>
        </table:table-row>
        <table:table-row table:style-name="ro1">
          <table:table-cell office:value-type="float" office:value="11326699" calcext:value-type="float">
            <text:p>11326699</text:p>
          </table:table-cell>
          <table:table-cell table:formula="of:=[.A710]/1000/(60*60*24)" office:value-type="time" office:time-value="PT03H08M46.699S" calcext:value-type="time">
            <text:p>03:08:47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16" calcext:value-type="float">
            <text:p>147.16</text:p>
          </table:table-cell>
          <table:table-cell office:value-type="float" office:value="389.08" calcext:value-type="float">
            <text:p>389.08</text:p>
          </table:table-cell>
          <table:table-cell office:value-type="float" office:value="479.03" calcext:value-type="float">
            <text:p>479.03</text:p>
          </table:table-cell>
        </table:table-row>
        <table:table-row table:style-name="ro1">
          <table:table-cell office:value-type="float" office:value="11342699" calcext:value-type="float">
            <text:p>11342699</text:p>
          </table:table-cell>
          <table:table-cell table:formula="of:=[.A711]/1000/(60*60*24)" office:value-type="time" office:time-value="PT03H09M02.699S" calcext:value-type="time">
            <text:p>03:09:03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389.62" calcext:value-type="float">
            <text:p>389.62</text:p>
          </table:table-cell>
          <table:table-cell office:value-type="float" office:value="479.69" calcext:value-type="float">
            <text:p>479.69</text:p>
          </table:table-cell>
        </table:table-row>
        <table:table-row table:style-name="ro1">
          <table:table-cell office:value-type="float" office:value="11358699" calcext:value-type="float">
            <text:p>11358699</text:p>
          </table:table-cell>
          <table:table-cell table:formula="of:=[.A712]/1000/(60*60*24)" office:value-type="time" office:time-value="PT03H09M18.699S" calcext:value-type="time">
            <text:p>03:09:19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390.16" calcext:value-type="float">
            <text:p>390.16</text:p>
          </table:table-cell>
          <table:table-cell office:value-type="float" office:value="480.34" calcext:value-type="float">
            <text:p>480.34</text:p>
          </table:table-cell>
        </table:table-row>
        <table:table-row table:style-name="ro1">
          <table:table-cell office:value-type="float" office:value="11374699" calcext:value-type="float">
            <text:p>11374699</text:p>
          </table:table-cell>
          <table:table-cell table:formula="of:=[.A713]/1000/(60*60*24)" office:value-type="time" office:time-value="PT03H09M34.699S" calcext:value-type="time">
            <text:p>03:09:35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390.7" calcext:value-type="float">
            <text:p>390.7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11390699" calcext:value-type="float">
            <text:p>11390699</text:p>
          </table:table-cell>
          <table:table-cell table:formula="of:=[.A714]/1000/(60*60*24)" office:value-type="time" office:time-value="PT03H09M50.699S" calcext:value-type="time">
            <text:p>03:09:51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391.24" calcext:value-type="float">
            <text:p>391.24</text:p>
          </table:table-cell>
          <table:table-cell office:value-type="float" office:value="481.66" calcext:value-type="float">
            <text:p>481.66</text:p>
          </table:table-cell>
        </table:table-row>
        <table:table-row table:style-name="ro1">
          <table:table-cell office:value-type="float" office:value="11406699" calcext:value-type="float">
            <text:p>11406699</text:p>
          </table:table-cell>
          <table:table-cell table:formula="of:=[.A715]/1000/(60*60*24)" office:value-type="time" office:time-value="PT03H10M06.699S" calcext:value-type="time">
            <text:p>03:10:07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391.79" calcext:value-type="float">
            <text:p>391.79</text:p>
          </table:table-cell>
          <table:table-cell office:value-type="float" office:value="482.31" calcext:value-type="float">
            <text:p>482.31</text:p>
          </table:table-cell>
        </table:table-row>
        <table:table-row table:style-name="ro1">
          <table:table-cell office:value-type="float" office:value="11422699" calcext:value-type="float">
            <text:p>11422699</text:p>
          </table:table-cell>
          <table:table-cell table:formula="of:=[.A716]/1000/(60*60*24)" office:value-type="time" office:time-value="PT03H10M22.699S" calcext:value-type="time">
            <text:p>03:10:23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392.33" calcext:value-type="float">
            <text:p>392.33</text:p>
          </table:table-cell>
          <table:table-cell office:value-type="float" office:value="482.97" calcext:value-type="float">
            <text:p>482.97</text:p>
          </table:table-cell>
        </table:table-row>
        <table:table-row table:style-name="ro1">
          <table:table-cell office:value-type="float" office:value="11438699" calcext:value-type="float">
            <text:p>11438699</text:p>
          </table:table-cell>
          <table:table-cell table:formula="of:=[.A717]/1000/(60*60*24)" office:value-type="time" office:time-value="PT03H10M38.699S" calcext:value-type="time">
            <text:p>03:10:39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392.87" calcext:value-type="float">
            <text:p>392.87</text:p>
          </table:table-cell>
          <table:table-cell office:value-type="float" office:value="483.62" calcext:value-type="float">
            <text:p>483.62</text:p>
          </table:table-cell>
        </table:table-row>
        <table:table-row table:style-name="ro1">
          <table:table-cell office:value-type="float" office:value="11454699" calcext:value-type="float">
            <text:p>11454699</text:p>
          </table:table-cell>
          <table:table-cell table:formula="of:=[.A718]/1000/(60*60*24)" office:value-type="time" office:time-value="PT03H10M54.699S" calcext:value-type="time">
            <text:p>03:10:55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393.41" calcext:value-type="float">
            <text:p>393.41</text:p>
          </table:table-cell>
          <table:table-cell office:value-type="float" office:value="484.28" calcext:value-type="float">
            <text:p>484.28</text:p>
          </table:table-cell>
        </table:table-row>
        <table:table-row table:style-name="ro1">
          <table:table-cell office:value-type="float" office:value="11470699" calcext:value-type="float">
            <text:p>11470699</text:p>
          </table:table-cell>
          <table:table-cell table:formula="of:=[.A719]/1000/(60*60*24)" office:value-type="time" office:time-value="PT03H11M10.699S" calcext:value-type="time">
            <text:p>03:11:11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393.95" calcext:value-type="float">
            <text:p>393.95</text:p>
          </table:table-cell>
          <table:table-cell office:value-type="float" office:value="484.94" calcext:value-type="float">
            <text:p>484.94</text:p>
          </table:table-cell>
        </table:table-row>
        <table:table-row table:style-name="ro1">
          <table:table-cell office:value-type="float" office:value="11486699" calcext:value-type="float">
            <text:p>11486699</text:p>
          </table:table-cell>
          <table:table-cell table:formula="of:=[.A720]/1000/(60*60*24)" office:value-type="time" office:time-value="PT03H11M26.699S" calcext:value-type="time">
            <text:p>03:11:27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394.49" calcext:value-type="float">
            <text:p>394.49</text:p>
          </table:table-cell>
          <table:table-cell office:value-type="float" office:value="485.59" calcext:value-type="float">
            <text:p>485.59</text:p>
          </table:table-cell>
        </table:table-row>
        <table:table-row table:style-name="ro1">
          <table:table-cell office:value-type="float" office:value="11502699" calcext:value-type="float">
            <text:p>11502699</text:p>
          </table:table-cell>
          <table:table-cell table:formula="of:=[.A721]/1000/(60*60*24)" office:value-type="time" office:time-value="PT03H11M42.699S" calcext:value-type="time">
            <text:p>03:11:43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395.03" calcext:value-type="float">
            <text:p>395.03</text:p>
          </table:table-cell>
          <table:table-cell office:value-type="float" office:value="486.25" calcext:value-type="float">
            <text:p>486.25</text:p>
          </table:table-cell>
        </table:table-row>
        <table:table-row table:style-name="ro1">
          <table:table-cell office:value-type="float" office:value="11518699" calcext:value-type="float">
            <text:p>11518699</text:p>
          </table:table-cell>
          <table:table-cell table:formula="of:=[.A722]/1000/(60*60*24)" office:value-type="time" office:time-value="PT03H11M58.699S" calcext:value-type="time">
            <text:p>03:11:59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395.57" calcext:value-type="float">
            <text:p>395.57</text:p>
          </table:table-cell>
          <table:table-cell office:value-type="float" office:value="486.9" calcext:value-type="float">
            <text:p>486.9</text:p>
          </table:table-cell>
        </table:table-row>
        <table:table-row table:style-name="ro1">
          <table:table-cell office:value-type="float" office:value="11534699" calcext:value-type="float">
            <text:p>11534699</text:p>
          </table:table-cell>
          <table:table-cell table:formula="of:=[.A723]/1000/(60*60*24)" office:value-type="time" office:time-value="PT03H12M14.699S" calcext:value-type="time">
            <text:p>03:12:15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396.12" calcext:value-type="float">
            <text:p>396.12</text:p>
          </table:table-cell>
          <table:table-cell office:value-type="float" office:value="487.56" calcext:value-type="float">
            <text:p>487.56</text:p>
          </table:table-cell>
        </table:table-row>
        <table:table-row table:style-name="ro1">
          <table:table-cell office:value-type="float" office:value="11550699" calcext:value-type="float">
            <text:p>11550699</text:p>
          </table:table-cell>
          <table:table-cell table:formula="of:=[.A724]/1000/(60*60*24)" office:value-type="time" office:time-value="PT03H12M30.699S" calcext:value-type="time">
            <text:p>03:12:31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396.66" calcext:value-type="float">
            <text:p>396.66</text:p>
          </table:table-cell>
          <table:table-cell office:value-type="float" office:value="488.21" calcext:value-type="float">
            <text:p>488.21</text:p>
          </table:table-cell>
        </table:table-row>
        <table:table-row table:style-name="ro1">
          <table:table-cell office:value-type="float" office:value="11566699" calcext:value-type="float">
            <text:p>11566699</text:p>
          </table:table-cell>
          <table:table-cell table:formula="of:=[.A725]/1000/(60*60*24)" office:value-type="time" office:time-value="PT03H12M46.699S" calcext:value-type="time">
            <text:p>03:12:47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397.2" calcext:value-type="float">
            <text:p>397.2</text:p>
          </table:table-cell>
          <table:table-cell office:value-type="float" office:value="488.87" calcext:value-type="float">
            <text:p>488.87</text:p>
          </table:table-cell>
        </table:table-row>
        <table:table-row table:style-name="ro1">
          <table:table-cell office:value-type="float" office:value="11582699" calcext:value-type="float">
            <text:p>11582699</text:p>
          </table:table-cell>
          <table:table-cell table:formula="of:=[.A726]/1000/(60*60*24)" office:value-type="time" office:time-value="PT03H13M02.699S" calcext:value-type="time">
            <text:p>03:13:03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397.74" calcext:value-type="float">
            <text:p>397.74</text:p>
          </table:table-cell>
          <table:table-cell office:value-type="float" office:value="489.53" calcext:value-type="float">
            <text:p>489.53</text:p>
          </table:table-cell>
        </table:table-row>
        <table:table-row table:style-name="ro1">
          <table:table-cell office:value-type="float" office:value="11598699" calcext:value-type="float">
            <text:p>11598699</text:p>
          </table:table-cell>
          <table:table-cell table:formula="of:=[.A727]/1000/(60*60*24)" office:value-type="time" office:time-value="PT03H13M18.699S" calcext:value-type="time">
            <text:p>03:13:19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398.28" calcext:value-type="float">
            <text:p>398.28</text:p>
          </table:table-cell>
          <table:table-cell office:value-type="float" office:value="490.18" calcext:value-type="float">
            <text:p>490.18</text:p>
          </table:table-cell>
        </table:table-row>
        <table:table-row table:style-name="ro1">
          <table:table-cell office:value-type="float" office:value="11614699" calcext:value-type="float">
            <text:p>11614699</text:p>
          </table:table-cell>
          <table:table-cell table:formula="of:=[.A728]/1000/(60*60*24)" office:value-type="time" office:time-value="PT03H13M34.699S" calcext:value-type="time">
            <text:p>03:13:35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398.82" calcext:value-type="float">
            <text:p>398.82</text:p>
          </table:table-cell>
          <table:table-cell office:value-type="float" office:value="490.84" calcext:value-type="float">
            <text:p>490.84</text:p>
          </table:table-cell>
        </table:table-row>
        <table:table-row table:style-name="ro1">
          <table:table-cell office:value-type="float" office:value="11630699" calcext:value-type="float">
            <text:p>11630699</text:p>
          </table:table-cell>
          <table:table-cell table:formula="of:=[.A729]/1000/(60*60*24)" office:value-type="time" office:time-value="PT03H13M50.699S" calcext:value-type="time">
            <text:p>03:13:51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399.36" calcext:value-type="float">
            <text:p>399.36</text:p>
          </table:table-cell>
          <table:table-cell office:value-type="float" office:value="491.49" calcext:value-type="float">
            <text:p>491.49</text:p>
          </table:table-cell>
        </table:table-row>
        <table:table-row table:style-name="ro1">
          <table:table-cell office:value-type="float" office:value="11646699" calcext:value-type="float">
            <text:p>11646699</text:p>
          </table:table-cell>
          <table:table-cell table:formula="of:=[.A730]/1000/(60*60*24)" office:value-type="time" office:time-value="PT03H14M06.699S" calcext:value-type="time">
            <text:p>03:14:07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16" calcext:value-type="float">
            <text:p>147.16</text:p>
          </table:table-cell>
          <table:table-cell office:value-type="float" office:value="399.9" calcext:value-type="float">
            <text:p>399.9</text:p>
          </table:table-cell>
          <table:table-cell office:value-type="float" office:value="492.15" calcext:value-type="float">
            <text:p>492.15</text:p>
          </table:table-cell>
        </table:table-row>
        <table:table-row table:style-name="ro1">
          <table:table-cell office:value-type="float" office:value="11662699" calcext:value-type="float">
            <text:p>11662699</text:p>
          </table:table-cell>
          <table:table-cell table:formula="of:=[.A731]/1000/(60*60*24)" office:value-type="time" office:time-value="PT03H14M22.699S" calcext:value-type="time">
            <text:p>03:14:23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400.45" calcext:value-type="float">
            <text:p>400.45</text:p>
          </table:table-cell>
          <table:table-cell office:value-type="float" office:value="492.8" calcext:value-type="float">
            <text:p>492.8</text:p>
          </table:table-cell>
        </table:table-row>
        <table:table-row table:style-name="ro1">
          <table:table-cell office:value-type="float" office:value="11678699" calcext:value-type="float">
            <text:p>11678699</text:p>
          </table:table-cell>
          <table:table-cell table:formula="of:=[.A732]/1000/(60*60*24)" office:value-type="time" office:time-value="PT03H14M38.699S" calcext:value-type="time">
            <text:p>03:14:39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400.99" calcext:value-type="float">
            <text:p>400.99</text:p>
          </table:table-cell>
          <table:table-cell office:value-type="float" office:value="493.46" calcext:value-type="float">
            <text:p>493.46</text:p>
          </table:table-cell>
        </table:table-row>
        <table:table-row table:style-name="ro1">
          <table:table-cell office:value-type="float" office:value="11694699" calcext:value-type="float">
            <text:p>11694699</text:p>
          </table:table-cell>
          <table:table-cell table:formula="of:=[.A733]/1000/(60*60*24)" office:value-type="time" office:time-value="PT03H14M54.699S" calcext:value-type="time">
            <text:p>03:14:55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401.53" calcext:value-type="float">
            <text:p>401.53</text:p>
          </table:table-cell>
          <table:table-cell office:value-type="float" office:value="494.11" calcext:value-type="float">
            <text:p>494.11</text:p>
          </table:table-cell>
        </table:table-row>
        <table:table-row table:style-name="ro1">
          <table:table-cell office:value-type="float" office:value="11710699" calcext:value-type="float">
            <text:p>11710699</text:p>
          </table:table-cell>
          <table:table-cell table:formula="of:=[.A734]/1000/(60*60*24)" office:value-type="time" office:time-value="PT03H15M10.699S" calcext:value-type="time">
            <text:p>03:15:11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402.07" calcext:value-type="float">
            <text:p>402.07</text:p>
          </table:table-cell>
          <table:table-cell office:value-type="float" office:value="494.77" calcext:value-type="float">
            <text:p>494.77</text:p>
          </table:table-cell>
        </table:table-row>
        <table:table-row table:style-name="ro1">
          <table:table-cell office:value-type="float" office:value="11726697" calcext:value-type="float">
            <text:p>11726697</text:p>
          </table:table-cell>
          <table:table-cell table:formula="of:=[.A735]/1000/(60*60*24)" office:value-type="time" office:time-value="PT03H15M26.697S" calcext:value-type="time">
            <text:p>03:15:27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402.61" calcext:value-type="float">
            <text:p>402.61</text:p>
          </table:table-cell>
          <table:table-cell office:value-type="float" office:value="495.42" calcext:value-type="float">
            <text:p>495.42</text:p>
          </table:table-cell>
        </table:table-row>
        <table:table-row table:style-name="ro1">
          <table:table-cell office:value-type="float" office:value="11742699" calcext:value-type="float">
            <text:p>11742699</text:p>
          </table:table-cell>
          <table:table-cell table:formula="of:=[.A736]/1000/(60*60*24)" office:value-type="time" office:time-value="PT03H15M42.699S" calcext:value-type="time">
            <text:p>03:15:43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403.15" calcext:value-type="float">
            <text:p>403.15</text:p>
          </table:table-cell>
          <table:table-cell office:value-type="float" office:value="496.08" calcext:value-type="float">
            <text:p>496.08</text:p>
          </table:table-cell>
        </table:table-row>
        <table:table-row table:style-name="ro1">
          <table:table-cell office:value-type="float" office:value="11758699" calcext:value-type="float">
            <text:p>11758699</text:p>
          </table:table-cell>
          <table:table-cell table:formula="of:=[.A737]/1000/(60*60*24)" office:value-type="time" office:time-value="PT03H15M58.699S" calcext:value-type="time">
            <text:p>03:15:59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4" calcext:value-type="float">
            <text:p>147.04</text:p>
          </table:table-cell>
          <table:table-cell office:value-type="float" office:value="403.69" calcext:value-type="float">
            <text:p>403.69</text:p>
          </table:table-cell>
          <table:table-cell office:value-type="float" office:value="496.73" calcext:value-type="float">
            <text:p>496.73</text:p>
          </table:table-cell>
        </table:table-row>
        <table:table-row table:style-name="ro1">
          <table:table-cell office:value-type="float" office:value="11774699" calcext:value-type="float">
            <text:p>11774699</text:p>
          </table:table-cell>
          <table:table-cell table:formula="of:=[.A738]/1000/(60*60*24)" office:value-type="time" office:time-value="PT03H16M14.699S" calcext:value-type="time">
            <text:p>03:16:15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16" calcext:value-type="float">
            <text:p>147.16</text:p>
          </table:table-cell>
          <table:table-cell office:value-type="float" office:value="404.23" calcext:value-type="float">
            <text:p>404.23</text:p>
          </table:table-cell>
          <table:table-cell office:value-type="float" office:value="497.39" calcext:value-type="float">
            <text:p>497.39</text:p>
          </table:table-cell>
        </table:table-row>
        <table:table-row table:style-name="ro1">
          <table:table-cell office:value-type="float" office:value="11790697" calcext:value-type="float">
            <text:p>11790697</text:p>
          </table:table-cell>
          <table:table-cell table:formula="of:=[.A739]/1000/(60*60*24)" office:value-type="time" office:time-value="PT03H16M30.697S" calcext:value-type="time">
            <text:p>03:16:31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404.77" calcext:value-type="float">
            <text:p>404.77</text:p>
          </table:table-cell>
          <table:table-cell office:value-type="float" office:value="498.04" calcext:value-type="float">
            <text:p>498.04</text:p>
          </table:table-cell>
        </table:table-row>
        <table:table-row table:style-name="ro1">
          <table:table-cell office:value-type="float" office:value="11806699" calcext:value-type="float">
            <text:p>11806699</text:p>
          </table:table-cell>
          <table:table-cell table:formula="of:=[.A740]/1000/(60*60*24)" office:value-type="time" office:time-value="PT03H16M46.699S" calcext:value-type="time">
            <text:p>03:16:47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405.31" calcext:value-type="float">
            <text:p>405.31</text:p>
          </table:table-cell>
          <table:table-cell office:value-type="float" office:value="498.7" calcext:value-type="float">
            <text:p>498.7</text:p>
          </table:table-cell>
        </table:table-row>
        <table:table-row table:style-name="ro1">
          <table:table-cell office:value-type="float" office:value="11822699" calcext:value-type="float">
            <text:p>11822699</text:p>
          </table:table-cell>
          <table:table-cell table:formula="of:=[.A741]/1000/(60*60*24)" office:value-type="time" office:time-value="PT03H17M02.699S" calcext:value-type="time">
            <text:p>03:17:03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405.86" calcext:value-type="float">
            <text:p>405.86</text:p>
          </table:table-cell>
          <table:table-cell office:value-type="float" office:value="499.35" calcext:value-type="float">
            <text:p>499.35</text:p>
          </table:table-cell>
        </table:table-row>
        <table:table-row table:style-name="ro1">
          <table:table-cell office:value-type="float" office:value="11838699" calcext:value-type="float">
            <text:p>11838699</text:p>
          </table:table-cell>
          <table:table-cell table:formula="of:=[.A742]/1000/(60*60*24)" office:value-type="time" office:time-value="PT03H17M18.699S" calcext:value-type="time">
            <text:p>03:17:19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406.4" calcext:value-type="float">
            <text:p>406.4</text:p>
          </table:table-cell>
          <table:table-cell office:value-type="float" office:value="500.01" calcext:value-type="float">
            <text:p>500.01</text:p>
          </table:table-cell>
        </table:table-row>
        <table:table-row table:style-name="ro1">
          <table:table-cell office:value-type="float" office:value="11854699" calcext:value-type="float">
            <text:p>11854699</text:p>
          </table:table-cell>
          <table:table-cell table:formula="of:=[.A743]/1000/(60*60*24)" office:value-type="time" office:time-value="PT03H17M34.699S" calcext:value-type="time">
            <text:p>03:17:35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406.94" calcext:value-type="float">
            <text:p>406.94</text:p>
          </table:table-cell>
          <table:table-cell office:value-type="float" office:value="500.66" calcext:value-type="float">
            <text:p>500.66</text:p>
          </table:table-cell>
        </table:table-row>
        <table:table-row table:style-name="ro1">
          <table:table-cell office:value-type="float" office:value="11870699" calcext:value-type="float">
            <text:p>11870699</text:p>
          </table:table-cell>
          <table:table-cell table:formula="of:=[.A744]/1000/(60*60*24)" office:value-type="time" office:time-value="PT03H17M50.699S" calcext:value-type="time">
            <text:p>03:17:51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407.48" calcext:value-type="float">
            <text:p>407.48</text:p>
          </table:table-cell>
          <table:table-cell office:value-type="float" office:value="501.32" calcext:value-type="float">
            <text:p>501.32</text:p>
          </table:table-cell>
        </table:table-row>
        <table:table-row table:style-name="ro1">
          <table:table-cell office:value-type="float" office:value="11886699" calcext:value-type="float">
            <text:p>11886699</text:p>
          </table:table-cell>
          <table:table-cell table:formula="of:=[.A745]/1000/(60*60*24)" office:value-type="time" office:time-value="PT03H18M06.699S" calcext:value-type="time">
            <text:p>03:18:07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408.02" calcext:value-type="float">
            <text:p>408.02</text:p>
          </table:table-cell>
          <table:table-cell office:value-type="float" office:value="501.97" calcext:value-type="float">
            <text:p>501.97</text:p>
          </table:table-cell>
        </table:table-row>
        <table:table-row table:style-name="ro1">
          <table:table-cell office:value-type="float" office:value="11902699" calcext:value-type="float">
            <text:p>11902699</text:p>
          </table:table-cell>
          <table:table-cell table:formula="of:=[.A746]/1000/(60*60*24)" office:value-type="time" office:time-value="PT03H18M22.699S" calcext:value-type="time">
            <text:p>03:18:23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408.56" calcext:value-type="float">
            <text:p>408.56</text:p>
          </table:table-cell>
          <table:table-cell office:value-type="float" office:value="502.63" calcext:value-type="float">
            <text:p>502.63</text:p>
          </table:table-cell>
        </table:table-row>
        <table:table-row table:style-name="ro1">
          <table:table-cell office:value-type="float" office:value="11918699" calcext:value-type="float">
            <text:p>11918699</text:p>
          </table:table-cell>
          <table:table-cell table:formula="of:=[.A747]/1000/(60*60*24)" office:value-type="time" office:time-value="PT03H18M38.699S" calcext:value-type="time">
            <text:p>03:18:39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409.1" calcext:value-type="float">
            <text:p>409.1</text:p>
          </table:table-cell>
          <table:table-cell office:value-type="float" office:value="503.28" calcext:value-type="float">
            <text:p>503.28</text:p>
          </table:table-cell>
        </table:table-row>
        <table:table-row table:style-name="ro1">
          <table:table-cell office:value-type="float" office:value="11934699" calcext:value-type="float">
            <text:p>11934699</text:p>
          </table:table-cell>
          <table:table-cell table:formula="of:=[.A748]/1000/(60*60*24)" office:value-type="time" office:time-value="PT03H18M54.699S" calcext:value-type="time">
            <text:p>03:18:55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409.64" calcext:value-type="float">
            <text:p>409.64</text:p>
          </table:table-cell>
          <table:table-cell office:value-type="float" office:value="503.94" calcext:value-type="float">
            <text:p>503.94</text:p>
          </table:table-cell>
        </table:table-row>
        <table:table-row table:style-name="ro1">
          <table:table-cell office:value-type="float" office:value="11950699" calcext:value-type="float">
            <text:p>11950699</text:p>
          </table:table-cell>
          <table:table-cell table:formula="of:=[.A749]/1000/(60*60*24)" office:value-type="time" office:time-value="PT03H19M10.699S" calcext:value-type="time">
            <text:p>03:19:11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410.18" calcext:value-type="float">
            <text:p>410.18</text:p>
          </table:table-cell>
          <table:table-cell office:value-type="float" office:value="504.59" calcext:value-type="float">
            <text:p>504.59</text:p>
          </table:table-cell>
        </table:table-row>
        <table:table-row table:style-name="ro1">
          <table:table-cell office:value-type="float" office:value="11966699" calcext:value-type="float">
            <text:p>11966699</text:p>
          </table:table-cell>
          <table:table-cell table:formula="of:=[.A750]/1000/(60*60*24)" office:value-type="time" office:time-value="PT03H19M26.699S" calcext:value-type="time">
            <text:p>03:19:27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7.4" calcext:value-type="float">
            <text:p>147.4</text:p>
          </table:table-cell>
          <table:table-cell office:value-type="float" office:value="410.72" calcext:value-type="float">
            <text:p>410.72</text:p>
          </table:table-cell>
          <table:table-cell office:value-type="float" office:value="505.24" calcext:value-type="float">
            <text:p>505.24</text:p>
          </table:table-cell>
        </table:table-row>
        <table:table-row table:style-name="ro1">
          <table:table-cell office:value-type="float" office:value="11982699" calcext:value-type="float">
            <text:p>11982699</text:p>
          </table:table-cell>
          <table:table-cell table:formula="of:=[.A751]/1000/(60*60*24)" office:value-type="time" office:time-value="PT03H19M42.699S" calcext:value-type="time">
            <text:p>03:19:43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7.4" calcext:value-type="float">
            <text:p>147.4</text:p>
          </table:table-cell>
          <table:table-cell office:value-type="float" office:value="411.27" calcext:value-type="float">
            <text:p>411.27</text:p>
          </table:table-cell>
          <table:table-cell office:value-type="float" office:value="505.9" calcext:value-type="float">
            <text:p>505.9</text:p>
          </table:table-cell>
        </table:table-row>
        <table:table-row table:style-name="ro1">
          <table:table-cell office:value-type="float" office:value="11998699" calcext:value-type="float">
            <text:p>11998699</text:p>
          </table:table-cell>
          <table:table-cell table:formula="of:=[.A752]/1000/(60*60*24)" office:value-type="time" office:time-value="PT03H19M58.699S" calcext:value-type="time">
            <text:p>03:19:59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7.4" calcext:value-type="float">
            <text:p>147.4</text:p>
          </table:table-cell>
          <table:table-cell office:value-type="float" office:value="411.81" calcext:value-type="float">
            <text:p>411.81</text:p>
          </table:table-cell>
          <table:table-cell office:value-type="float" office:value="506.55" calcext:value-type="float">
            <text:p>506.55</text:p>
          </table:table-cell>
        </table:table-row>
        <table:table-row table:style-name="ro1">
          <table:table-cell office:value-type="float" office:value="12014699" calcext:value-type="float">
            <text:p>12014699</text:p>
          </table:table-cell>
          <table:table-cell table:formula="of:=[.A753]/1000/(60*60*24)" office:value-type="time" office:time-value="PT03H20M14.699S" calcext:value-type="time">
            <text:p>03:20:15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412.35" calcext:value-type="float">
            <text:p>412.35</text:p>
          </table:table-cell>
          <table:table-cell office:value-type="float" office:value="507.21" calcext:value-type="float">
            <text:p>507.21</text:p>
          </table:table-cell>
        </table:table-row>
        <table:table-row table:style-name="ro1">
          <table:table-cell office:value-type="float" office:value="12030699" calcext:value-type="float">
            <text:p>12030699</text:p>
          </table:table-cell>
          <table:table-cell table:formula="of:=[.A754]/1000/(60*60*24)" office:value-type="time" office:time-value="PT03H20M30.699S" calcext:value-type="time">
            <text:p>03:20:31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7.4" calcext:value-type="float">
            <text:p>147.4</text:p>
          </table:table-cell>
          <table:table-cell office:value-type="float" office:value="412.89" calcext:value-type="float">
            <text:p>412.89</text:p>
          </table:table-cell>
          <table:table-cell office:value-type="float" office:value="507.86" calcext:value-type="float">
            <text:p>507.86</text:p>
          </table:table-cell>
        </table:table-row>
        <table:table-row table:style-name="ro1">
          <table:table-cell office:value-type="float" office:value="12046699" calcext:value-type="float">
            <text:p>12046699</text:p>
          </table:table-cell>
          <table:table-cell table:formula="of:=[.A755]/1000/(60*60*24)" office:value-type="time" office:time-value="PT03H20M46.699S" calcext:value-type="time">
            <text:p>03:20:47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413.43" calcext:value-type="float">
            <text:p>413.43</text:p>
          </table:table-cell>
          <table:table-cell office:value-type="float" office:value="508.51" calcext:value-type="float">
            <text:p>508.51</text:p>
          </table:table-cell>
        </table:table-row>
        <table:table-row table:style-name="ro1">
          <table:table-cell office:value-type="float" office:value="12062699" calcext:value-type="float">
            <text:p>12062699</text:p>
          </table:table-cell>
          <table:table-cell table:formula="of:=[.A756]/1000/(60*60*24)" office:value-type="time" office:time-value="PT03H21M02.699S" calcext:value-type="time">
            <text:p>03:21:03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413.97" calcext:value-type="float">
            <text:p>413.97</text:p>
          </table:table-cell>
          <table:table-cell office:value-type="float" office:value="509.17" calcext:value-type="float">
            <text:p>509.17</text:p>
          </table:table-cell>
        </table:table-row>
        <table:table-row table:style-name="ro1">
          <table:table-cell office:value-type="float" office:value="12078699" calcext:value-type="float">
            <text:p>12078699</text:p>
          </table:table-cell>
          <table:table-cell table:formula="of:=[.A757]/1000/(60*60*24)" office:value-type="time" office:time-value="PT03H21M18.699S" calcext:value-type="time">
            <text:p>03:21:19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414.51" calcext:value-type="float">
            <text:p>414.51</text:p>
          </table:table-cell>
          <table:table-cell office:value-type="float" office:value="509.82" calcext:value-type="float">
            <text:p>509.82</text:p>
          </table:table-cell>
        </table:table-row>
        <table:table-row table:style-name="ro1">
          <table:table-cell office:value-type="float" office:value="12094699" calcext:value-type="float">
            <text:p>12094699</text:p>
          </table:table-cell>
          <table:table-cell table:formula="of:=[.A758]/1000/(60*60*24)" office:value-type="time" office:time-value="PT03H21M34.699S" calcext:value-type="time">
            <text:p>03:21:35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415.05" calcext:value-type="float">
            <text:p>415.05</text:p>
          </table:table-cell>
          <table:table-cell office:value-type="float" office:value="510.47" calcext:value-type="float">
            <text:p>510.47</text:p>
          </table:table-cell>
        </table:table-row>
        <table:table-row table:style-name="ro1">
          <table:table-cell office:value-type="float" office:value="12110699" calcext:value-type="float">
            <text:p>12110699</text:p>
          </table:table-cell>
          <table:table-cell table:formula="of:=[.A759]/1000/(60*60*24)" office:value-type="time" office:time-value="PT03H21M50.699S" calcext:value-type="time">
            <text:p>03:21:51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415.59" calcext:value-type="float">
            <text:p>415.59</text:p>
          </table:table-cell>
          <table:table-cell office:value-type="float" office:value="511.13" calcext:value-type="float">
            <text:p>511.13</text:p>
          </table:table-cell>
        </table:table-row>
        <table:table-row table:style-name="ro1">
          <table:table-cell office:value-type="float" office:value="12126699" calcext:value-type="float">
            <text:p>12126699</text:p>
          </table:table-cell>
          <table:table-cell table:formula="of:=[.A760]/1000/(60*60*24)" office:value-type="time" office:time-value="PT03H22M06.699S" calcext:value-type="time">
            <text:p>03:22:07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416.13" calcext:value-type="float">
            <text:p>416.13</text:p>
          </table:table-cell>
          <table:table-cell office:value-type="float" office:value="511.78" calcext:value-type="float">
            <text:p>511.78</text:p>
          </table:table-cell>
        </table:table-row>
        <table:table-row table:style-name="ro1">
          <table:table-cell office:value-type="float" office:value="12142699" calcext:value-type="float">
            <text:p>12142699</text:p>
          </table:table-cell>
          <table:table-cell table:formula="of:=[.A761]/1000/(60*60*24)" office:value-type="time" office:time-value="PT03H22M22.699S" calcext:value-type="time">
            <text:p>03:22:23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7.4" calcext:value-type="float">
            <text:p>147.4</text:p>
          </table:table-cell>
          <table:table-cell office:value-type="float" office:value="416.67" calcext:value-type="float">
            <text:p>416.67</text:p>
          </table:table-cell>
          <table:table-cell office:value-type="float" office:value="512.44" calcext:value-type="float">
            <text:p>512.44</text:p>
          </table:table-cell>
        </table:table-row>
        <table:table-row table:style-name="ro1">
          <table:table-cell office:value-type="float" office:value="12158699" calcext:value-type="float">
            <text:p>12158699</text:p>
          </table:table-cell>
          <table:table-cell table:formula="of:=[.A762]/1000/(60*60*24)" office:value-type="time" office:time-value="PT03H22M38.699S" calcext:value-type="time">
            <text:p>03:22:39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417.21" calcext:value-type="float">
            <text:p>417.21</text:p>
          </table:table-cell>
          <table:table-cell office:value-type="float" office:value="513.09" calcext:value-type="float">
            <text:p>513.09</text:p>
          </table:table-cell>
        </table:table-row>
        <table:table-row table:style-name="ro1">
          <table:table-cell office:value-type="float" office:value="12174699" calcext:value-type="float">
            <text:p>12174699</text:p>
          </table:table-cell>
          <table:table-cell table:formula="of:=[.A763]/1000/(60*60*24)" office:value-type="time" office:time-value="PT03H22M54.699S" calcext:value-type="time">
            <text:p>03:22:55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417.75" calcext:value-type="float">
            <text:p>417.75</text:p>
          </table:table-cell>
          <table:table-cell office:value-type="float" office:value="513.75" calcext:value-type="float">
            <text:p>513.75</text:p>
          </table:table-cell>
        </table:table-row>
        <table:table-row table:style-name="ro1">
          <table:table-cell office:value-type="float" office:value="12190699" calcext:value-type="float">
            <text:p>12190699</text:p>
          </table:table-cell>
          <table:table-cell table:formula="of:=[.A764]/1000/(60*60*24)" office:value-type="time" office:time-value="PT03H23M10.699S" calcext:value-type="time">
            <text:p>03:23:11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418.29" calcext:value-type="float">
            <text:p>418.29</text:p>
          </table:table-cell>
          <table:table-cell office:value-type="float" office:value="514.4" calcext:value-type="float">
            <text:p>514.4</text:p>
          </table:table-cell>
        </table:table-row>
        <table:table-row table:style-name="ro1">
          <table:table-cell office:value-type="float" office:value="12206699" calcext:value-type="float">
            <text:p>12206699</text:p>
          </table:table-cell>
          <table:table-cell table:formula="of:=[.A765]/1000/(60*60*24)" office:value-type="time" office:time-value="PT03H23M26.699S" calcext:value-type="time">
            <text:p>03:23:27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7.4" calcext:value-type="float">
            <text:p>147.4</text:p>
          </table:table-cell>
          <table:table-cell office:value-type="float" office:value="418.84" calcext:value-type="float">
            <text:p>418.84</text:p>
          </table:table-cell>
          <table:table-cell office:value-type="float" office:value="515.05" calcext:value-type="float">
            <text:p>515.05</text:p>
          </table:table-cell>
        </table:table-row>
        <table:table-row table:style-name="ro1">
          <table:table-cell office:value-type="float" office:value="12222699" calcext:value-type="float">
            <text:p>12222699</text:p>
          </table:table-cell>
          <table:table-cell table:formula="of:=[.A766]/1000/(60*60*24)" office:value-type="time" office:time-value="PT03H23M42.699S" calcext:value-type="time">
            <text:p>03:23:43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419.38" calcext:value-type="float">
            <text:p>419.38</text:p>
          </table:table-cell>
          <table:table-cell office:value-type="float" office:value="515.71" calcext:value-type="float">
            <text:p>515.71</text:p>
          </table:table-cell>
        </table:table-row>
        <table:table-row table:style-name="ro1">
          <table:table-cell office:value-type="float" office:value="12238699" calcext:value-type="float">
            <text:p>12238699</text:p>
          </table:table-cell>
          <table:table-cell table:formula="of:=[.A767]/1000/(60*60*24)" office:value-type="time" office:time-value="PT03H23M58.699S" calcext:value-type="time">
            <text:p>03:23:59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419.92" calcext:value-type="float">
            <text:p>419.92</text:p>
          </table:table-cell>
          <table:table-cell office:value-type="float" office:value="516.36" calcext:value-type="float">
            <text:p>516.36</text:p>
          </table:table-cell>
        </table:table-row>
        <table:table-row table:style-name="ro1">
          <table:table-cell office:value-type="float" office:value="12254699" calcext:value-type="float">
            <text:p>12254699</text:p>
          </table:table-cell>
          <table:table-cell table:formula="of:=[.A768]/1000/(60*60*24)" office:value-type="time" office:time-value="PT03H24M14.699S" calcext:value-type="time">
            <text:p>03:24:15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420.46" calcext:value-type="float">
            <text:p>420.46</text:p>
          </table:table-cell>
          <table:table-cell office:value-type="float" office:value="517.02" calcext:value-type="float">
            <text:p>517.02</text:p>
          </table:table-cell>
        </table:table-row>
        <table:table-row table:style-name="ro1">
          <table:table-cell office:value-type="float" office:value="12270699" calcext:value-type="float">
            <text:p>12270699</text:p>
          </table:table-cell>
          <table:table-cell table:formula="of:=[.A769]/1000/(60*60*24)" office:value-type="time" office:time-value="PT03H24M30.699S" calcext:value-type="time">
            <text:p>03:24:31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7.28" calcext:value-type="float">
            <text:p>147.28</text:p>
          </table:table-cell>
          <table:table-cell office:value-type="float" office:value="421" calcext:value-type="float">
            <text:p>421</text:p>
          </table:table-cell>
          <table:table-cell office:value-type="float" office:value="517.67" calcext:value-type="float">
            <text:p>517.67</text:p>
          </table:table-cell>
        </table:table-row>
        <table:table-row table:style-name="ro1">
          <table:table-cell office:value-type="float" office:value="12286699" calcext:value-type="float">
            <text:p>12286699</text:p>
          </table:table-cell>
          <table:table-cell table:formula="of:=[.A770]/1000/(60*60*24)" office:value-type="time" office:time-value="PT03H24M46.699S" calcext:value-type="time">
            <text:p>03:24:47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421.54" calcext:value-type="float">
            <text:p>421.54</text:p>
          </table:table-cell>
          <table:table-cell office:value-type="float" office:value="518.32" calcext:value-type="float">
            <text:p>518.32</text:p>
          </table:table-cell>
        </table:table-row>
        <table:table-row table:style-name="ro1">
          <table:table-cell office:value-type="float" office:value="12302699" calcext:value-type="float">
            <text:p>12302699</text:p>
          </table:table-cell>
          <table:table-cell table:formula="of:=[.A771]/1000/(60*60*24)" office:value-type="time" office:time-value="PT03H25M02.699S" calcext:value-type="time">
            <text:p>03:25:03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422.08" calcext:value-type="float">
            <text:p>422.08</text:p>
          </table:table-cell>
          <table:table-cell office:value-type="float" office:value="518.98" calcext:value-type="float">
            <text:p>518.98</text:p>
          </table:table-cell>
        </table:table-row>
        <table:table-row table:style-name="ro1">
          <table:table-cell office:value-type="float" office:value="12318699" calcext:value-type="float">
            <text:p>12318699</text:p>
          </table:table-cell>
          <table:table-cell table:formula="of:=[.A772]/1000/(60*60*24)" office:value-type="time" office:time-value="PT03H25M18.699S" calcext:value-type="time">
            <text:p>03:25:19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422.62" calcext:value-type="float">
            <text:p>422.62</text:p>
          </table:table-cell>
          <table:table-cell office:value-type="float" office:value="519.63" calcext:value-type="float">
            <text:p>519.63</text:p>
          </table:table-cell>
        </table:table-row>
        <table:table-row table:style-name="ro1">
          <table:table-cell office:value-type="float" office:value="12334699" calcext:value-type="float">
            <text:p>12334699</text:p>
          </table:table-cell>
          <table:table-cell table:formula="of:=[.A773]/1000/(60*60*24)" office:value-type="time" office:time-value="PT03H25M34.699S" calcext:value-type="time">
            <text:p>03:25:35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423.16" calcext:value-type="float">
            <text:p>423.16</text:p>
          </table:table-cell>
          <table:table-cell office:value-type="float" office:value="520.29" calcext:value-type="float">
            <text:p>520.29</text:p>
          </table:table-cell>
        </table:table-row>
        <table:table-row table:style-name="ro1">
          <table:table-cell office:value-type="float" office:value="12350699" calcext:value-type="float">
            <text:p>12350699</text:p>
          </table:table-cell>
          <table:table-cell table:formula="of:=[.A774]/1000/(60*60*24)" office:value-type="time" office:time-value="PT03H25M50.699S" calcext:value-type="time">
            <text:p>03:25:51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423.7" calcext:value-type="float">
            <text:p>423.7</text:p>
          </table:table-cell>
          <table:table-cell office:value-type="float" office:value="520.94" calcext:value-type="float">
            <text:p>520.94</text:p>
          </table:table-cell>
        </table:table-row>
        <table:table-row table:style-name="ro1">
          <table:table-cell office:value-type="float" office:value="12366699" calcext:value-type="float">
            <text:p>12366699</text:p>
          </table:table-cell>
          <table:table-cell table:formula="of:=[.A775]/1000/(60*60*24)" office:value-type="time" office:time-value="PT03H26M06.699S" calcext:value-type="time">
            <text:p>03:26:07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424.24" calcext:value-type="float">
            <text:p>424.24</text:p>
          </table:table-cell>
          <table:table-cell office:value-type="float" office:value="521.59" calcext:value-type="float">
            <text:p>521.59</text:p>
          </table:table-cell>
        </table:table-row>
        <table:table-row table:style-name="ro1">
          <table:table-cell office:value-type="float" office:value="12382699" calcext:value-type="float">
            <text:p>12382699</text:p>
          </table:table-cell>
          <table:table-cell table:formula="of:=[.A776]/1000/(60*60*24)" office:value-type="time" office:time-value="PT03H26M22.699S" calcext:value-type="time">
            <text:p>03:26:23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424.78" calcext:value-type="float">
            <text:p>424.78</text:p>
          </table:table-cell>
          <table:table-cell office:value-type="float" office:value="522.25" calcext:value-type="float">
            <text:p>522.25</text:p>
          </table:table-cell>
        </table:table-row>
        <table:table-row table:style-name="ro1">
          <table:table-cell office:value-type="float" office:value="12398699" calcext:value-type="float">
            <text:p>12398699</text:p>
          </table:table-cell>
          <table:table-cell table:formula="of:=[.A777]/1000/(60*60*24)" office:value-type="time" office:time-value="PT03H26M38.699S" calcext:value-type="time">
            <text:p>03:26:39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7.28" calcext:value-type="float">
            <text:p>147.28</text:p>
          </table:table-cell>
          <table:table-cell office:value-type="float" office:value="425.32" calcext:value-type="float">
            <text:p>425.32</text:p>
          </table:table-cell>
          <table:table-cell office:value-type="float" office:value="522.9" calcext:value-type="float">
            <text:p>522.9</text:p>
          </table:table-cell>
        </table:table-row>
        <table:table-row table:style-name="ro1">
          <table:table-cell office:value-type="float" office:value="12414699" calcext:value-type="float">
            <text:p>12414699</text:p>
          </table:table-cell>
          <table:table-cell table:formula="of:=[.A778]/1000/(60*60*24)" office:value-type="time" office:time-value="PT03H26M54.699S" calcext:value-type="time">
            <text:p>03:26:55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425.86" calcext:value-type="float">
            <text:p>425.86</text:p>
          </table:table-cell>
          <table:table-cell office:value-type="float" office:value="523.55" calcext:value-type="float">
            <text:p>523.55</text:p>
          </table:table-cell>
        </table:table-row>
        <table:table-row table:style-name="ro1">
          <table:table-cell office:value-type="float" office:value="12430699" calcext:value-type="float">
            <text:p>12430699</text:p>
          </table:table-cell>
          <table:table-cell table:formula="of:=[.A779]/1000/(60*60*24)" office:value-type="time" office:time-value="PT03H27M10.699S" calcext:value-type="time">
            <text:p>03:27:11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426.4" calcext:value-type="float">
            <text:p>426.4</text:p>
          </table:table-cell>
          <table:table-cell office:value-type="float" office:value="524.21" calcext:value-type="float">
            <text:p>524.21</text:p>
          </table:table-cell>
        </table:table-row>
        <table:table-row table:style-name="ro1">
          <table:table-cell office:value-type="float" office:value="12446699" calcext:value-type="float">
            <text:p>12446699</text:p>
          </table:table-cell>
          <table:table-cell table:formula="of:=[.A780]/1000/(60*60*24)" office:value-type="time" office:time-value="PT03H27M26.699S" calcext:value-type="time">
            <text:p>03:27:27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7.4" calcext:value-type="float">
            <text:p>147.4</text:p>
          </table:table-cell>
          <table:table-cell office:value-type="float" office:value="426.94" calcext:value-type="float">
            <text:p>426.94</text:p>
          </table:table-cell>
          <table:table-cell office:value-type="float" office:value="524.86" calcext:value-type="float">
            <text:p>524.86</text:p>
          </table:table-cell>
        </table:table-row>
        <table:table-row table:style-name="ro1">
          <table:table-cell office:value-type="float" office:value="12462699" calcext:value-type="float">
            <text:p>12462699</text:p>
          </table:table-cell>
          <table:table-cell table:formula="of:=[.A781]/1000/(60*60*24)" office:value-type="time" office:time-value="PT03H27M42.699S" calcext:value-type="time">
            <text:p>03:27:43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427.48" calcext:value-type="float">
            <text:p>427.48</text:p>
          </table:table-cell>
          <table:table-cell office:value-type="float" office:value="525.51" calcext:value-type="float">
            <text:p>525.51</text:p>
          </table:table-cell>
        </table:table-row>
        <table:table-row table:style-name="ro1">
          <table:table-cell office:value-type="float" office:value="12478699" calcext:value-type="float">
            <text:p>12478699</text:p>
          </table:table-cell>
          <table:table-cell table:formula="of:=[.A782]/1000/(60*60*24)" office:value-type="time" office:time-value="PT03H27M58.699S" calcext:value-type="time">
            <text:p>03:27:59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428.02" calcext:value-type="float">
            <text:p>428.02</text:p>
          </table:table-cell>
          <table:table-cell office:value-type="float" office:value="526.17" calcext:value-type="float">
            <text:p>526.17</text:p>
          </table:table-cell>
        </table:table-row>
        <table:table-row table:style-name="ro1">
          <table:table-cell office:value-type="float" office:value="12494699" calcext:value-type="float">
            <text:p>12494699</text:p>
          </table:table-cell>
          <table:table-cell table:formula="of:=[.A783]/1000/(60*60*24)" office:value-type="time" office:time-value="PT03H28M14.699S" calcext:value-type="time">
            <text:p>03:28:15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428.56" calcext:value-type="float">
            <text:p>428.56</text:p>
          </table:table-cell>
          <table:table-cell office:value-type="float" office:value="526.82" calcext:value-type="float">
            <text:p>526.82</text:p>
          </table:table-cell>
        </table:table-row>
        <table:table-row table:style-name="ro1">
          <table:table-cell office:value-type="float" office:value="12510699" calcext:value-type="float">
            <text:p>12510699</text:p>
          </table:table-cell>
          <table:table-cell table:formula="of:=[.A784]/1000/(60*60*24)" office:value-type="time" office:time-value="PT03H28M30.699S" calcext:value-type="time">
            <text:p>03:28:31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429.1" calcext:value-type="float">
            <text:p>429.1</text:p>
          </table:table-cell>
          <table:table-cell office:value-type="float" office:value="527.47" calcext:value-type="float">
            <text:p>527.47</text:p>
          </table:table-cell>
        </table:table-row>
        <table:table-row table:style-name="ro1">
          <table:table-cell office:value-type="float" office:value="12526699" calcext:value-type="float">
            <text:p>12526699</text:p>
          </table:table-cell>
          <table:table-cell table:formula="of:=[.A785]/1000/(60*60*24)" office:value-type="time" office:time-value="PT03H28M46.699S" calcext:value-type="time">
            <text:p>03:28:47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429.64" calcext:value-type="float">
            <text:p>429.64</text:p>
          </table:table-cell>
          <table:table-cell office:value-type="float" office:value="528.13" calcext:value-type="float">
            <text:p>528.13</text:p>
          </table:table-cell>
        </table:table-row>
        <table:table-row table:style-name="ro1">
          <table:table-cell office:value-type="float" office:value="12542699" calcext:value-type="float">
            <text:p>12542699</text:p>
          </table:table-cell>
          <table:table-cell table:formula="of:=[.A786]/1000/(60*60*24)" office:value-type="time" office:time-value="PT03H29M02.699S" calcext:value-type="time">
            <text:p>03:29:03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430.18" calcext:value-type="float">
            <text:p>430.18</text:p>
          </table:table-cell>
          <table:table-cell office:value-type="float" office:value="528.78" calcext:value-type="float">
            <text:p>528.78</text:p>
          </table:table-cell>
        </table:table-row>
        <table:table-row table:style-name="ro1">
          <table:table-cell office:value-type="float" office:value="12558699" calcext:value-type="float">
            <text:p>12558699</text:p>
          </table:table-cell>
          <table:table-cell table:formula="of:=[.A787]/1000/(60*60*24)" office:value-type="time" office:time-value="PT03H29M18.699S" calcext:value-type="time">
            <text:p>03:29:19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7.28" calcext:value-type="float">
            <text:p>147.28</text:p>
          </table:table-cell>
          <table:table-cell office:value-type="float" office:value="430.72" calcext:value-type="float">
            <text:p>430.72</text:p>
          </table:table-cell>
          <table:table-cell office:value-type="float" office:value="529.43" calcext:value-type="float">
            <text:p>529.43</text:p>
          </table:table-cell>
        </table:table-row>
        <table:table-row table:style-name="ro1">
          <table:table-cell office:value-type="float" office:value="12574699" calcext:value-type="float">
            <text:p>12574699</text:p>
          </table:table-cell>
          <table:table-cell table:formula="of:=[.A788]/1000/(60*60*24)" office:value-type="time" office:time-value="PT03H29M34.699S" calcext:value-type="time">
            <text:p>03:29:35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7.4" calcext:value-type="float">
            <text:p>147.4</text:p>
          </table:table-cell>
          <table:table-cell office:value-type="float" office:value="431.27" calcext:value-type="float">
            <text:p>431.27</text:p>
          </table:table-cell>
          <table:table-cell office:value-type="float" office:value="530.09" calcext:value-type="float">
            <text:p>530.09</text:p>
          </table:table-cell>
        </table:table-row>
        <table:table-row table:style-name="ro1">
          <table:table-cell office:value-type="float" office:value="12590699" calcext:value-type="float">
            <text:p>12590699</text:p>
          </table:table-cell>
          <table:table-cell table:formula="of:=[.A789]/1000/(60*60*24)" office:value-type="time" office:time-value="PT03H29M50.699S" calcext:value-type="time">
            <text:p>03:29:51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431.81" calcext:value-type="float">
            <text:p>431.81</text:p>
          </table:table-cell>
          <table:table-cell office:value-type="float" office:value="530.74" calcext:value-type="float">
            <text:p>530.74</text:p>
          </table:table-cell>
        </table:table-row>
        <table:table-row table:style-name="ro1">
          <table:table-cell office:value-type="float" office:value="12606699" calcext:value-type="float">
            <text:p>12606699</text:p>
          </table:table-cell>
          <table:table-cell table:formula="of:=[.A790]/1000/(60*60*24)" office:value-type="time" office:time-value="PT03H30M06.699S" calcext:value-type="time">
            <text:p>03:30:07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432.35" calcext:value-type="float">
            <text:p>432.35</text:p>
          </table:table-cell>
          <table:table-cell office:value-type="float" office:value="531.39" calcext:value-type="float">
            <text:p>531.39</text:p>
          </table:table-cell>
        </table:table-row>
        <table:table-row table:style-name="ro1">
          <table:table-cell office:value-type="float" office:value="12622699" calcext:value-type="float">
            <text:p>12622699</text:p>
          </table:table-cell>
          <table:table-cell table:formula="of:=[.A791]/1000/(60*60*24)" office:value-type="time" office:time-value="PT03H30M22.699S" calcext:value-type="time">
            <text:p>03:30:23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432.89" calcext:value-type="float">
            <text:p>432.89</text:p>
          </table:table-cell>
          <table:table-cell office:value-type="float" office:value="532.05" calcext:value-type="float">
            <text:p>532.05</text:p>
          </table:table-cell>
        </table:table-row>
        <table:table-row table:style-name="ro1">
          <table:table-cell office:value-type="float" office:value="12638699" calcext:value-type="float">
            <text:p>12638699</text:p>
          </table:table-cell>
          <table:table-cell table:formula="of:=[.A792]/1000/(60*60*24)" office:value-type="time" office:time-value="PT03H30M38.699S" calcext:value-type="time">
            <text:p>03:30:39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433.43" calcext:value-type="float">
            <text:p>433.43</text:p>
          </table:table-cell>
          <table:table-cell office:value-type="float" office:value="532.7" calcext:value-type="float">
            <text:p>532.7</text:p>
          </table:table-cell>
        </table:table-row>
        <table:table-row table:style-name="ro1">
          <table:table-cell office:value-type="float" office:value="12654699" calcext:value-type="float">
            <text:p>12654699</text:p>
          </table:table-cell>
          <table:table-cell table:formula="of:=[.A793]/1000/(60*60*24)" office:value-type="time" office:time-value="PT03H30M54.699S" calcext:value-type="time">
            <text:p>03:30:55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433.97" calcext:value-type="float">
            <text:p>433.97</text:p>
          </table:table-cell>
          <table:table-cell office:value-type="float" office:value="533.35" calcext:value-type="float">
            <text:p>533.35</text:p>
          </table:table-cell>
        </table:table-row>
        <table:table-row table:style-name="ro1">
          <table:table-cell office:value-type="float" office:value="12670699" calcext:value-type="float">
            <text:p>12670699</text:p>
          </table:table-cell>
          <table:table-cell table:formula="of:=[.A794]/1000/(60*60*24)" office:value-type="time" office:time-value="PT03H31M10.699S" calcext:value-type="time">
            <text:p>03:31:11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434.51" calcext:value-type="float">
            <text:p>434.51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12686699" calcext:value-type="float">
            <text:p>12686699</text:p>
          </table:table-cell>
          <table:table-cell table:formula="of:=[.A795]/1000/(60*60*24)" office:value-type="time" office:time-value="PT03H31M26.699S" calcext:value-type="time">
            <text:p>03:31:27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435.05" calcext:value-type="float">
            <text:p>435.05</text:p>
          </table:table-cell>
          <table:table-cell office:value-type="float" office:value="534.66" calcext:value-type="float">
            <text:p>534.66</text:p>
          </table:table-cell>
        </table:table-row>
        <table:table-row table:style-name="ro1">
          <table:table-cell office:value-type="float" office:value="12702699" calcext:value-type="float">
            <text:p>12702699</text:p>
          </table:table-cell>
          <table:table-cell table:formula="of:=[.A796]/1000/(60*60*24)" office:value-type="time" office:time-value="PT03H31M42.699S" calcext:value-type="time">
            <text:p>03:31:43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435.59" calcext:value-type="float">
            <text:p>435.59</text:p>
          </table:table-cell>
          <table:table-cell office:value-type="float" office:value="535.31" calcext:value-type="float">
            <text:p>535.31</text:p>
          </table:table-cell>
        </table:table-row>
        <table:table-row table:style-name="ro1">
          <table:table-cell office:value-type="float" office:value="12718699" calcext:value-type="float">
            <text:p>12718699</text:p>
          </table:table-cell>
          <table:table-cell table:formula="of:=[.A797]/1000/(60*60*24)" office:value-type="time" office:time-value="PT03H31M58.699S" calcext:value-type="time">
            <text:p>03:31:59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436.13" calcext:value-type="float">
            <text:p>436.13</text:p>
          </table:table-cell>
          <table:table-cell office:value-type="float" office:value="535.96" calcext:value-type="float">
            <text:p>535.96</text:p>
          </table:table-cell>
        </table:table-row>
        <table:table-row table:style-name="ro1">
          <table:table-cell office:value-type="float" office:value="12734699" calcext:value-type="float">
            <text:p>12734699</text:p>
          </table:table-cell>
          <table:table-cell table:formula="of:=[.A798]/1000/(60*60*24)" office:value-type="time" office:time-value="PT03H32M14.699S" calcext:value-type="time">
            <text:p>03:32:15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436.67" calcext:value-type="float">
            <text:p>436.67</text:p>
          </table:table-cell>
          <table:table-cell office:value-type="float" office:value="536.61" calcext:value-type="float">
            <text:p>536.61</text:p>
          </table:table-cell>
        </table:table-row>
        <table:table-row table:style-name="ro1">
          <table:table-cell office:value-type="float" office:value="12750699" calcext:value-type="float">
            <text:p>12750699</text:p>
          </table:table-cell>
          <table:table-cell table:formula="of:=[.A799]/1000/(60*60*24)" office:value-type="time" office:time-value="PT03H32M30.699S" calcext:value-type="time">
            <text:p>03:32:31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437.21" calcext:value-type="float">
            <text:p>437.21</text:p>
          </table:table-cell>
          <table:table-cell office:value-type="float" office:value="537.27" calcext:value-type="float">
            <text:p>537.27</text:p>
          </table:table-cell>
        </table:table-row>
        <table:table-row table:style-name="ro1">
          <table:table-cell office:value-type="float" office:value="12766699" calcext:value-type="float">
            <text:p>12766699</text:p>
          </table:table-cell>
          <table:table-cell table:formula="of:=[.A800]/1000/(60*60*24)" office:value-type="time" office:time-value="PT03H32M46.699S" calcext:value-type="time">
            <text:p>03:32:47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437.75" calcext:value-type="float">
            <text:p>437.75</text:p>
          </table:table-cell>
          <table:table-cell office:value-type="float" office:value="537.92" calcext:value-type="float">
            <text:p>537.92</text:p>
          </table:table-cell>
        </table:table-row>
        <table:table-row table:style-name="ro1">
          <table:table-cell office:value-type="float" office:value="12782699" calcext:value-type="float">
            <text:p>12782699</text:p>
          </table:table-cell>
          <table:table-cell table:formula="of:=[.A801]/1000/(60*60*24)" office:value-type="time" office:time-value="PT03H33M02.699S" calcext:value-type="time">
            <text:p>03:33:03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438.29" calcext:value-type="float">
            <text:p>438.29</text:p>
          </table:table-cell>
          <table:table-cell office:value-type="float" office:value="538.57" calcext:value-type="float">
            <text:p>538.57</text:p>
          </table:table-cell>
        </table:table-row>
        <table:table-row table:style-name="ro1">
          <table:table-cell office:value-type="float" office:value="12798699" calcext:value-type="float">
            <text:p>12798699</text:p>
          </table:table-cell>
          <table:table-cell table:formula="of:=[.A802]/1000/(60*60*24)" office:value-type="time" office:time-value="PT03H33M18.699S" calcext:value-type="time">
            <text:p>03:33:19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438.83" calcext:value-type="float">
            <text:p>438.83</text:p>
          </table:table-cell>
          <table:table-cell office:value-type="float" office:value="539.22" calcext:value-type="float">
            <text:p>539.22</text:p>
          </table:table-cell>
        </table:table-row>
        <table:table-row table:style-name="ro1">
          <table:table-cell office:value-type="float" office:value="12814699" calcext:value-type="float">
            <text:p>12814699</text:p>
          </table:table-cell>
          <table:table-cell table:formula="of:=[.A803]/1000/(60*60*24)" office:value-type="time" office:time-value="PT03H33M34.699S" calcext:value-type="time">
            <text:p>03:33:35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439.37" calcext:value-type="float">
            <text:p>439.37</text:p>
          </table:table-cell>
          <table:table-cell office:value-type="float" office:value="539.87" calcext:value-type="float">
            <text:p>539.87</text:p>
          </table:table-cell>
        </table:table-row>
        <table:table-row table:style-name="ro1">
          <table:table-cell office:value-type="float" office:value="12830699" calcext:value-type="float">
            <text:p>12830699</text:p>
          </table:table-cell>
          <table:table-cell table:formula="of:=[.A804]/1000/(60*60*24)" office:value-type="time" office:time-value="PT03H33M50.699S" calcext:value-type="time">
            <text:p>03:33:51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439.91" calcext:value-type="float">
            <text:p>439.91</text:p>
          </table:table-cell>
          <table:table-cell office:value-type="float" office:value="540.53" calcext:value-type="float">
            <text:p>540.53</text:p>
          </table:table-cell>
        </table:table-row>
        <table:table-row table:style-name="ro1">
          <table:table-cell office:value-type="float" office:value="12846699" calcext:value-type="float">
            <text:p>12846699</text:p>
          </table:table-cell>
          <table:table-cell table:formula="of:=[.A805]/1000/(60*60*24)" office:value-type="time" office:time-value="PT03H34M06.699S" calcext:value-type="time">
            <text:p>03:34:07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440.45" calcext:value-type="float">
            <text:p>440.45</text:p>
          </table:table-cell>
          <table:table-cell office:value-type="float" office:value="541.18" calcext:value-type="float">
            <text:p>541.18</text:p>
          </table:table-cell>
        </table:table-row>
        <table:table-row table:style-name="ro1">
          <table:table-cell office:value-type="float" office:value="12862697" calcext:value-type="float">
            <text:p>12862697</text:p>
          </table:table-cell>
          <table:table-cell table:formula="of:=[.A806]/1000/(60*60*24)" office:value-type="time" office:time-value="PT03H34M22.697S" calcext:value-type="time">
            <text:p>03:34:23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440.99" calcext:value-type="float">
            <text:p>440.99</text:p>
          </table:table-cell>
          <table:table-cell office:value-type="float" office:value="541.83" calcext:value-type="float">
            <text:p>541.83</text:p>
          </table:table-cell>
        </table:table-row>
        <table:table-row table:style-name="ro1">
          <table:table-cell office:value-type="float" office:value="12878699" calcext:value-type="float">
            <text:p>12878699</text:p>
          </table:table-cell>
          <table:table-cell table:formula="of:=[.A807]/1000/(60*60*24)" office:value-type="time" office:time-value="PT03H34M38.699S" calcext:value-type="time">
            <text:p>03:34:39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441.53" calcext:value-type="float">
            <text:p>441.53</text:p>
          </table:table-cell>
          <table:table-cell office:value-type="float" office:value="542.48" calcext:value-type="float">
            <text:p>542.48</text:p>
          </table:table-cell>
        </table:table-row>
        <table:table-row table:style-name="ro1">
          <table:table-cell office:value-type="float" office:value="12894699" calcext:value-type="float">
            <text:p>12894699</text:p>
          </table:table-cell>
          <table:table-cell table:formula="of:=[.A808]/1000/(60*60*24)" office:value-type="time" office:time-value="PT03H34M54.699S" calcext:value-type="time">
            <text:p>03:34:55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442.07" calcext:value-type="float">
            <text:p>442.07</text:p>
          </table:table-cell>
          <table:table-cell office:value-type="float" office:value="543.14" calcext:value-type="float">
            <text:p>543.14</text:p>
          </table:table-cell>
        </table:table-row>
        <table:table-row table:style-name="ro1">
          <table:table-cell office:value-type="float" office:value="12910699" calcext:value-type="float">
            <text:p>12910699</text:p>
          </table:table-cell>
          <table:table-cell table:formula="of:=[.A809]/1000/(60*60*24)" office:value-type="time" office:time-value="PT03H35M10.699S" calcext:value-type="time">
            <text:p>03:35:11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442.61" calcext:value-type="float">
            <text:p>442.61</text:p>
          </table:table-cell>
          <table:table-cell office:value-type="float" office:value="543.79" calcext:value-type="float">
            <text:p>543.79</text:p>
          </table:table-cell>
        </table:table-row>
        <table:table-row table:style-name="ro1">
          <table:table-cell office:value-type="float" office:value="12926699" calcext:value-type="float">
            <text:p>12926699</text:p>
          </table:table-cell>
          <table:table-cell table:formula="of:=[.A810]/1000/(60*60*24)" office:value-type="time" office:time-value="PT03H35M26.699S" calcext:value-type="time">
            <text:p>03:35:27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443.15" calcext:value-type="float">
            <text:p>443.15</text:p>
          </table:table-cell>
          <table:table-cell office:value-type="float" office:value="544.44" calcext:value-type="float">
            <text:p>544.44</text:p>
          </table:table-cell>
        </table:table-row>
        <table:table-row table:style-name="ro1">
          <table:table-cell office:value-type="float" office:value="12942699" calcext:value-type="float">
            <text:p>12942699</text:p>
          </table:table-cell>
          <table:table-cell table:formula="of:=[.A811]/1000/(60*60*24)" office:value-type="time" office:time-value="PT03H35M42.699S" calcext:value-type="time">
            <text:p>03:35:43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443.69" calcext:value-type="float">
            <text:p>443.69</text:p>
          </table:table-cell>
          <table:table-cell office:value-type="float" office:value="545.09" calcext:value-type="float">
            <text:p>545.09</text:p>
          </table:table-cell>
        </table:table-row>
        <table:table-row table:style-name="ro1">
          <table:table-cell office:value-type="float" office:value="12958699" calcext:value-type="float">
            <text:p>12958699</text:p>
          </table:table-cell>
          <table:table-cell table:formula="of:=[.A812]/1000/(60*60*24)" office:value-type="time" office:time-value="PT03H35M58.699S" calcext:value-type="time">
            <text:p>03:35:59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444.23" calcext:value-type="float">
            <text:p>444.23</text:p>
          </table:table-cell>
          <table:table-cell office:value-type="float" office:value="545.75" calcext:value-type="float">
            <text:p>545.75</text:p>
          </table:table-cell>
        </table:table-row>
        <table:table-row table:style-name="ro1">
          <table:table-cell office:value-type="float" office:value="12974699" calcext:value-type="float">
            <text:p>12974699</text:p>
          </table:table-cell>
          <table:table-cell table:formula="of:=[.A813]/1000/(60*60*24)" office:value-type="time" office:time-value="PT03H36M14.699S" calcext:value-type="time">
            <text:p>03:36:15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444.77" calcext:value-type="float">
            <text:p>444.77</text:p>
          </table:table-cell>
          <table:table-cell office:value-type="float" office:value="546.4" calcext:value-type="float">
            <text:p>546.4</text:p>
          </table:table-cell>
        </table:table-row>
        <table:table-row table:style-name="ro1">
          <table:table-cell office:value-type="float" office:value="12990699" calcext:value-type="float">
            <text:p>12990699</text:p>
          </table:table-cell>
          <table:table-cell table:formula="of:=[.A814]/1000/(60*60*24)" office:value-type="time" office:time-value="PT03H36M30.699S" calcext:value-type="time">
            <text:p>03:36:31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445.31" calcext:value-type="float">
            <text:p>445.31</text:p>
          </table:table-cell>
          <table:table-cell office:value-type="float" office:value="547.05" calcext:value-type="float">
            <text:p>547.05</text:p>
          </table:table-cell>
        </table:table-row>
        <table:table-row table:style-name="ro1">
          <table:table-cell office:value-type="float" office:value="13006699" calcext:value-type="float">
            <text:p>13006699</text:p>
          </table:table-cell>
          <table:table-cell table:formula="of:=[.A815]/1000/(60*60*24)" office:value-type="time" office:time-value="PT03H36M46.699S" calcext:value-type="time">
            <text:p>03:36:47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445.85" calcext:value-type="float">
            <text:p>445.85</text:p>
          </table:table-cell>
          <table:table-cell office:value-type="float" office:value="547.7" calcext:value-type="float">
            <text:p>547.7</text:p>
          </table:table-cell>
        </table:table-row>
        <table:table-row table:style-name="ro1">
          <table:table-cell office:value-type="float" office:value="13022699" calcext:value-type="float">
            <text:p>13022699</text:p>
          </table:table-cell>
          <table:table-cell table:formula="of:=[.A816]/1000/(60*60*24)" office:value-type="time" office:time-value="PT03H37M02.699S" calcext:value-type="time">
            <text:p>03:37:03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446.39" calcext:value-type="float">
            <text:p>446.39</text:p>
          </table:table-cell>
          <table:table-cell office:value-type="float" office:value="548.35" calcext:value-type="float">
            <text:p>548.35</text:p>
          </table:table-cell>
        </table:table-row>
        <table:table-row table:style-name="ro1">
          <table:table-cell office:value-type="float" office:value="13038699" calcext:value-type="float">
            <text:p>13038699</text:p>
          </table:table-cell>
          <table:table-cell table:formula="of:=[.A817]/1000/(60*60*24)" office:value-type="time" office:time-value="PT03H37M18.699S" calcext:value-type="time">
            <text:p>03:37:19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446.92" calcext:value-type="float">
            <text:p>446.92</text:p>
          </table:table-cell>
          <table:table-cell office:value-type="float" office:value="549.01" calcext:value-type="float">
            <text:p>549.01</text:p>
          </table:table-cell>
        </table:table-row>
        <table:table-row table:style-name="ro1">
          <table:table-cell office:value-type="float" office:value="13054699" calcext:value-type="float">
            <text:p>13054699</text:p>
          </table:table-cell>
          <table:table-cell table:formula="of:=[.A818]/1000/(60*60*24)" office:value-type="time" office:time-value="PT03H37M34.699S" calcext:value-type="time">
            <text:p>03:37:35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447.46" calcext:value-type="float">
            <text:p>447.46</text:p>
          </table:table-cell>
          <table:table-cell office:value-type="float" office:value="549.66" calcext:value-type="float">
            <text:p>549.66</text:p>
          </table:table-cell>
        </table:table-row>
        <table:table-row table:style-name="ro1">
          <table:table-cell office:value-type="float" office:value="13070699" calcext:value-type="float">
            <text:p>13070699</text:p>
          </table:table-cell>
          <table:table-cell table:formula="of:=[.A819]/1000/(60*60*24)" office:value-type="time" office:time-value="PT03H37M50.699S" calcext:value-type="time">
            <text:p>03:37:51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448" calcext:value-type="float">
            <text:p>448</text:p>
          </table:table-cell>
          <table:table-cell office:value-type="float" office:value="550.31" calcext:value-type="float">
            <text:p>550.31</text:p>
          </table:table-cell>
        </table:table-row>
        <table:table-row table:style-name="ro1">
          <table:table-cell office:value-type="float" office:value="13086699" calcext:value-type="float">
            <text:p>13086699</text:p>
          </table:table-cell>
          <table:table-cell table:formula="of:=[.A820]/1000/(60*60*24)" office:value-type="time" office:time-value="PT03H38M06.699S" calcext:value-type="time">
            <text:p>03:38:07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448.54" calcext:value-type="float">
            <text:p>448.54</text:p>
          </table:table-cell>
          <table:table-cell office:value-type="float" office:value="550.96" calcext:value-type="float">
            <text:p>550.96</text:p>
          </table:table-cell>
        </table:table-row>
        <table:table-row table:style-name="ro1">
          <table:table-cell office:value-type="float" office:value="13102699" calcext:value-type="float">
            <text:p>13102699</text:p>
          </table:table-cell>
          <table:table-cell table:formula="of:=[.A821]/1000/(60*60*24)" office:value-type="time" office:time-value="PT03H38M22.699S" calcext:value-type="time">
            <text:p>03:38:23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449.08" calcext:value-type="float">
            <text:p>449.08</text:p>
          </table:table-cell>
          <table:table-cell office:value-type="float" office:value="551.61" calcext:value-type="float">
            <text:p>551.61</text:p>
          </table:table-cell>
        </table:table-row>
        <table:table-row table:style-name="ro1">
          <table:table-cell office:value-type="float" office:value="13118699" calcext:value-type="float">
            <text:p>13118699</text:p>
          </table:table-cell>
          <table:table-cell table:formula="of:=[.A822]/1000/(60*60*24)" office:value-type="time" office:time-value="PT03H38M38.699S" calcext:value-type="time">
            <text:p>03:38:39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449.62" calcext:value-type="float">
            <text:p>449.62</text:p>
          </table:table-cell>
          <table:table-cell office:value-type="float" office:value="552.27" calcext:value-type="float">
            <text:p>552.27</text:p>
          </table:table-cell>
        </table:table-row>
        <table:table-row table:style-name="ro1">
          <table:table-cell office:value-type="float" office:value="13134699" calcext:value-type="float">
            <text:p>13134699</text:p>
          </table:table-cell>
          <table:table-cell table:formula="of:=[.A823]/1000/(60*60*24)" office:value-type="time" office:time-value="PT03H38M54.699S" calcext:value-type="time">
            <text:p>03:38:55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450.16" calcext:value-type="float">
            <text:p>450.16</text:p>
          </table:table-cell>
          <table:table-cell office:value-type="float" office:value="552.92" calcext:value-type="float">
            <text:p>552.92</text:p>
          </table:table-cell>
        </table:table-row>
        <table:table-row table:style-name="ro1">
          <table:table-cell office:value-type="float" office:value="13150699" calcext:value-type="float">
            <text:p>13150699</text:p>
          </table:table-cell>
          <table:table-cell table:formula="of:=[.A824]/1000/(60*60*24)" office:value-type="time" office:time-value="PT03H39M10.699S" calcext:value-type="time">
            <text:p>03:39:11</text:p>
          </table:table-cell>
          <table:table-cell office:value-type="float" office:value="1.2" calcext:value-type="float">
            <text:p>1.2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18" calcext:value-type="float">
            <text:p>146.18</text:p>
          </table:table-cell>
          <table:table-cell office:value-type="float" office:value="450.7" calcext:value-type="float">
            <text:p>450.7</text:p>
          </table:table-cell>
          <table:table-cell office:value-type="float" office:value="553.57" calcext:value-type="float">
            <text:p>553.57</text:p>
          </table:table-cell>
        </table:table-row>
        <table:table-row table:style-name="ro1">
          <table:table-cell office:value-type="float" office:value="13166699" calcext:value-type="float">
            <text:p>13166699</text:p>
          </table:table-cell>
          <table:table-cell table:formula="of:=[.A825]/1000/(60*60*24)" office:value-type="time" office:time-value="PT03H39M26.699S" calcext:value-type="time">
            <text:p>03:39:27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451.24" calcext:value-type="float">
            <text:p>451.24</text:p>
          </table:table-cell>
          <table:table-cell office:value-type="float" office:value="554.22" calcext:value-type="float">
            <text:p>554.22</text:p>
          </table:table-cell>
        </table:table-row>
        <table:table-row table:style-name="ro1">
          <table:table-cell office:value-type="float" office:value="13182699" calcext:value-type="float">
            <text:p>13182699</text:p>
          </table:table-cell>
          <table:table-cell table:formula="of:=[.A826]/1000/(60*60*24)" office:value-type="time" office:time-value="PT03H39M42.699S" calcext:value-type="time">
            <text:p>03:39:43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451.78" calcext:value-type="float">
            <text:p>451.78</text:p>
          </table:table-cell>
          <table:table-cell office:value-type="float" office:value="554.87" calcext:value-type="float">
            <text:p>554.87</text:p>
          </table:table-cell>
        </table:table-row>
        <table:table-row table:style-name="ro1">
          <table:table-cell office:value-type="float" office:value="13198699" calcext:value-type="float">
            <text:p>13198699</text:p>
          </table:table-cell>
          <table:table-cell table:formula="of:=[.A827]/1000/(60*60*24)" office:value-type="time" office:time-value="PT03H39M58.699S" calcext:value-type="time">
            <text:p>03:39:59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452.32" calcext:value-type="float">
            <text:p>452.32</text:p>
          </table:table-cell>
          <table:table-cell office:value-type="float" office:value="555.53" calcext:value-type="float">
            <text:p>555.53</text:p>
          </table:table-cell>
        </table:table-row>
        <table:table-row table:style-name="ro1">
          <table:table-cell office:value-type="float" office:value="13214699" calcext:value-type="float">
            <text:p>13214699</text:p>
          </table:table-cell>
          <table:table-cell table:formula="of:=[.A828]/1000/(60*60*24)" office:value-type="time" office:time-value="PT03H40M14.699S" calcext:value-type="time">
            <text:p>03:40:15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452.86" calcext:value-type="float">
            <text:p>452.86</text:p>
          </table:table-cell>
          <table:table-cell office:value-type="float" office:value="556.18" calcext:value-type="float">
            <text:p>556.18</text:p>
          </table:table-cell>
        </table:table-row>
        <table:table-row table:style-name="ro1">
          <table:table-cell office:value-type="float" office:value="13230699" calcext:value-type="float">
            <text:p>13230699</text:p>
          </table:table-cell>
          <table:table-cell table:formula="of:=[.A829]/1000/(60*60*24)" office:value-type="time" office:time-value="PT03H40M30.699S" calcext:value-type="time">
            <text:p>03:40:31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453.4" calcext:value-type="float">
            <text:p>453.4</text:p>
          </table:table-cell>
          <table:table-cell office:value-type="float" office:value="556.83" calcext:value-type="float">
            <text:p>556.83</text:p>
          </table:table-cell>
        </table:table-row>
        <table:table-row table:style-name="ro1">
          <table:table-cell office:value-type="float" office:value="13246699" calcext:value-type="float">
            <text:p>13246699</text:p>
          </table:table-cell>
          <table:table-cell table:formula="of:=[.A830]/1000/(60*60*24)" office:value-type="time" office:time-value="PT03H40M46.699S" calcext:value-type="time">
            <text:p>03:40:47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453.94" calcext:value-type="float">
            <text:p>453.94</text:p>
          </table:table-cell>
          <table:table-cell office:value-type="float" office:value="557.48" calcext:value-type="float">
            <text:p>557.48</text:p>
          </table:table-cell>
        </table:table-row>
        <table:table-row table:style-name="ro1">
          <table:table-cell office:value-type="float" office:value="13262699" calcext:value-type="float">
            <text:p>13262699</text:p>
          </table:table-cell>
          <table:table-cell table:formula="of:=[.A831]/1000/(60*60*24)" office:value-type="time" office:time-value="PT03H41M02.699S" calcext:value-type="time">
            <text:p>03:41:03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454.48" calcext:value-type="float">
            <text:p>454.48</text:p>
          </table:table-cell>
          <table:table-cell office:value-type="float" office:value="558.13" calcext:value-type="float">
            <text:p>558.13</text:p>
          </table:table-cell>
        </table:table-row>
        <table:table-row table:style-name="ro1">
          <table:table-cell office:value-type="float" office:value="13278699" calcext:value-type="float">
            <text:p>13278699</text:p>
          </table:table-cell>
          <table:table-cell table:formula="of:=[.A832]/1000/(60*60*24)" office:value-type="time" office:time-value="PT03H41M18.699S" calcext:value-type="time">
            <text:p>03:41:19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455.02" calcext:value-type="float">
            <text:p>455.02</text:p>
          </table:table-cell>
          <table:table-cell office:value-type="float" office:value="558.79" calcext:value-type="float">
            <text:p>558.79</text:p>
          </table:table-cell>
        </table:table-row>
        <table:table-row table:style-name="ro1">
          <table:table-cell office:value-type="float" office:value="13294699" calcext:value-type="float">
            <text:p>13294699</text:p>
          </table:table-cell>
          <table:table-cell table:formula="of:=[.A833]/1000/(60*60*24)" office:value-type="time" office:time-value="PT03H41M34.699S" calcext:value-type="time">
            <text:p>03:41:35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455.56" calcext:value-type="float">
            <text:p>455.56</text:p>
          </table:table-cell>
          <table:table-cell office:value-type="float" office:value="559.44" calcext:value-type="float">
            <text:p>559.44</text:p>
          </table:table-cell>
        </table:table-row>
        <table:table-row table:style-name="ro1">
          <table:table-cell office:value-type="float" office:value="13310699" calcext:value-type="float">
            <text:p>13310699</text:p>
          </table:table-cell>
          <table:table-cell table:formula="of:=[.A834]/1000/(60*60*24)" office:value-type="time" office:time-value="PT03H41M50.699S" calcext:value-type="time">
            <text:p>03:41:51</text:p>
          </table:table-cell>
          <table:table-cell office:value-type="float" office:value="1.2" calcext:value-type="float">
            <text:p>1.2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18" calcext:value-type="float">
            <text:p>146.18</text:p>
          </table:table-cell>
          <table:table-cell office:value-type="float" office:value="456.1" calcext:value-type="float">
            <text:p>456.1</text:p>
          </table:table-cell>
          <table:table-cell office:value-type="float" office:value="560.09" calcext:value-type="float">
            <text:p>560.09</text:p>
          </table:table-cell>
        </table:table-row>
        <table:table-row table:style-name="ro1">
          <table:table-cell office:value-type="float" office:value="13326699" calcext:value-type="float">
            <text:p>13326699</text:p>
          </table:table-cell>
          <table:table-cell table:formula="of:=[.A835]/1000/(60*60*24)" office:value-type="time" office:time-value="PT03H42M06.699S" calcext:value-type="time">
            <text:p>03:42:07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456.64" calcext:value-type="float">
            <text:p>456.64</text:p>
          </table:table-cell>
          <table:table-cell office:value-type="float" office:value="560.74" calcext:value-type="float">
            <text:p>560.74</text:p>
          </table:table-cell>
        </table:table-row>
        <table:table-row table:style-name="ro1">
          <table:table-cell office:value-type="float" office:value="13342699" calcext:value-type="float">
            <text:p>13342699</text:p>
          </table:table-cell>
          <table:table-cell table:formula="of:=[.A836]/1000/(60*60*24)" office:value-type="time" office:time-value="PT03H42M22.699S" calcext:value-type="time">
            <text:p>03:42:23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457.18" calcext:value-type="float">
            <text:p>457.18</text:p>
          </table:table-cell>
          <table:table-cell office:value-type="float" office:value="561.39" calcext:value-type="float">
            <text:p>561.39</text:p>
          </table:table-cell>
        </table:table-row>
        <table:table-row table:style-name="ro1">
          <table:table-cell office:value-type="float" office:value="13358699" calcext:value-type="float">
            <text:p>13358699</text:p>
          </table:table-cell>
          <table:table-cell table:formula="of:=[.A837]/1000/(60*60*24)" office:value-type="time" office:time-value="PT03H42M38.699S" calcext:value-type="time">
            <text:p>03:42:39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457.72" calcext:value-type="float">
            <text:p>457.72</text:p>
          </table:table-cell>
          <table:table-cell office:value-type="float" office:value="562.04" calcext:value-type="float">
            <text:p>562.04</text:p>
          </table:table-cell>
        </table:table-row>
        <table:table-row table:style-name="ro1">
          <table:table-cell office:value-type="float" office:value="13374699" calcext:value-type="float">
            <text:p>13374699</text:p>
          </table:table-cell>
          <table:table-cell table:formula="of:=[.A838]/1000/(60*60*24)" office:value-type="time" office:time-value="PT03H42M54.699S" calcext:value-type="time">
            <text:p>03:42:55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458.25" calcext:value-type="float">
            <text:p>458.25</text:p>
          </table:table-cell>
          <table:table-cell office:value-type="float" office:value="562.69" calcext:value-type="float">
            <text:p>562.69</text:p>
          </table:table-cell>
        </table:table-row>
        <table:table-row table:style-name="ro1">
          <table:table-cell office:value-type="float" office:value="13390699" calcext:value-type="float">
            <text:p>13390699</text:p>
          </table:table-cell>
          <table:table-cell table:formula="of:=[.A839]/1000/(60*60*24)" office:value-type="time" office:time-value="PT03H43M10.699S" calcext:value-type="time">
            <text:p>03:43:11</text:p>
          </table:table-cell>
          <table:table-cell office:value-type="float" office:value="1.2" calcext:value-type="float">
            <text:p>1.2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18" calcext:value-type="float">
            <text:p>146.18</text:p>
          </table:table-cell>
          <table:table-cell office:value-type="float" office:value="458.79" calcext:value-type="float">
            <text:p>458.79</text:p>
          </table:table-cell>
          <table:table-cell office:value-type="float" office:value="563.34" calcext:value-type="float">
            <text:p>563.34</text:p>
          </table:table-cell>
        </table:table-row>
        <table:table-row table:style-name="ro1">
          <table:table-cell office:value-type="float" office:value="13406699" calcext:value-type="float">
            <text:p>13406699</text:p>
          </table:table-cell>
          <table:table-cell table:formula="of:=[.A840]/1000/(60*60*24)" office:value-type="time" office:time-value="PT03H43M26.699S" calcext:value-type="time">
            <text:p>03:43:27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459.33" calcext:value-type="float">
            <text:p>459.33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float" office:value="13422699" calcext:value-type="float">
            <text:p>13422699</text:p>
          </table:table-cell>
          <table:table-cell table:formula="of:=[.A841]/1000/(60*60*24)" office:value-type="time" office:time-value="PT03H43M42.699S" calcext:value-type="time">
            <text:p>03:43:43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459.87" calcext:value-type="float">
            <text:p>459.87</text:p>
          </table:table-cell>
          <table:table-cell office:value-type="float" office:value="564.65" calcext:value-type="float">
            <text:p>564.65</text:p>
          </table:table-cell>
        </table:table-row>
        <table:table-row table:style-name="ro1">
          <table:table-cell office:value-type="float" office:value="13438699" calcext:value-type="float">
            <text:p>13438699</text:p>
          </table:table-cell>
          <table:table-cell table:formula="of:=[.A842]/1000/(60*60*24)" office:value-type="time" office:time-value="PT03H43M58.699S" calcext:value-type="time">
            <text:p>03:43:59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460.41" calcext:value-type="float">
            <text:p>460.41</text:p>
          </table:table-cell>
          <table:table-cell office:value-type="float" office:value="565.3" calcext:value-type="float">
            <text:p>565.3</text:p>
          </table:table-cell>
        </table:table-row>
        <table:table-row table:style-name="ro1">
          <table:table-cell office:value-type="float" office:value="13454699" calcext:value-type="float">
            <text:p>13454699</text:p>
          </table:table-cell>
          <table:table-cell table:formula="of:=[.A843]/1000/(60*60*24)" office:value-type="time" office:time-value="PT03H44M14.699S" calcext:value-type="time">
            <text:p>03:44:15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460.95" calcext:value-type="float">
            <text:p>460.95</text:p>
          </table:table-cell>
          <table:table-cell office:value-type="float" office:value="565.95" calcext:value-type="float">
            <text:p>565.95</text:p>
          </table:table-cell>
        </table:table-row>
        <table:table-row table:style-name="ro1">
          <table:table-cell office:value-type="float" office:value="13470699" calcext:value-type="float">
            <text:p>13470699</text:p>
          </table:table-cell>
          <table:table-cell table:formula="of:=[.A844]/1000/(60*60*24)" office:value-type="time" office:time-value="PT03H44M30.699S" calcext:value-type="time">
            <text:p>03:44:31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461.49" calcext:value-type="float">
            <text:p>461.49</text:p>
          </table:table-cell>
          <table:table-cell office:value-type="float" office:value="566.6" calcext:value-type="float">
            <text:p>566.6</text:p>
          </table:table-cell>
        </table:table-row>
        <table:table-row table:style-name="ro1">
          <table:table-cell office:value-type="float" office:value="13486699" calcext:value-type="float">
            <text:p>13486699</text:p>
          </table:table-cell>
          <table:table-cell table:formula="of:=[.A845]/1000/(60*60*24)" office:value-type="time" office:time-value="PT03H44M46.699S" calcext:value-type="time">
            <text:p>03:44:47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462.03" calcext:value-type="float">
            <text:p>462.03</text:p>
          </table:table-cell>
          <table:table-cell office:value-type="float" office:value="567.25" calcext:value-type="float">
            <text:p>567.25</text:p>
          </table:table-cell>
        </table:table-row>
        <table:table-row table:style-name="ro1">
          <table:table-cell office:value-type="float" office:value="13502699" calcext:value-type="float">
            <text:p>13502699</text:p>
          </table:table-cell>
          <table:table-cell table:formula="of:=[.A846]/1000/(60*60*24)" office:value-type="time" office:time-value="PT03H45M02.699S" calcext:value-type="time">
            <text:p>03:45:03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462.57" calcext:value-type="float">
            <text:p>462.57</text:p>
          </table:table-cell>
          <table:table-cell office:value-type="float" office:value="567.9" calcext:value-type="float">
            <text:p>567.9</text:p>
          </table:table-cell>
        </table:table-row>
        <table:table-row table:style-name="ro1">
          <table:table-cell office:value-type="float" office:value="13518699" calcext:value-type="float">
            <text:p>13518699</text:p>
          </table:table-cell>
          <table:table-cell table:formula="of:=[.A847]/1000/(60*60*24)" office:value-type="time" office:time-value="PT03H45M18.699S" calcext:value-type="time">
            <text:p>03:45:19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463.11" calcext:value-type="float">
            <text:p>463.11</text:p>
          </table:table-cell>
          <table:table-cell office:value-type="float" office:value="568.55" calcext:value-type="float">
            <text:p>568.55</text:p>
          </table:table-cell>
        </table:table-row>
        <table:table-row table:style-name="ro1">
          <table:table-cell office:value-type="float" office:value="13534699" calcext:value-type="float">
            <text:p>13534699</text:p>
          </table:table-cell>
          <table:table-cell table:formula="of:=[.A848]/1000/(60*60*24)" office:value-type="time" office:time-value="PT03H45M34.699S" calcext:value-type="time">
            <text:p>03:45:35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463.65" calcext:value-type="float">
            <text:p>463.65</text:p>
          </table:table-cell>
          <table:table-cell office:value-type="float" office:value="569.2" calcext:value-type="float">
            <text:p>569.2</text:p>
          </table:table-cell>
        </table:table-row>
        <table:table-row table:style-name="ro1">
          <table:table-cell office:value-type="float" office:value="13550699" calcext:value-type="float">
            <text:p>13550699</text:p>
          </table:table-cell>
          <table:table-cell table:formula="of:=[.A849]/1000/(60*60*24)" office:value-type="time" office:time-value="PT03H45M50.699S" calcext:value-type="time">
            <text:p>03:45:51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464.19" calcext:value-type="float">
            <text:p>464.19</text:p>
          </table:table-cell>
          <table:table-cell office:value-type="float" office:value="569.85" calcext:value-type="float">
            <text:p>569.85</text:p>
          </table:table-cell>
        </table:table-row>
        <table:table-row table:style-name="ro1">
          <table:table-cell office:value-type="float" office:value="13566699" calcext:value-type="float">
            <text:p>13566699</text:p>
          </table:table-cell>
          <table:table-cell table:formula="of:=[.A850]/1000/(60*60*24)" office:value-type="time" office:time-value="PT03H46M06.699S" calcext:value-type="time">
            <text:p>03:46:07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464.73" calcext:value-type="float">
            <text:p>464.73</text:p>
          </table:table-cell>
          <table:table-cell office:value-type="float" office:value="570.5" calcext:value-type="float">
            <text:p>570.5</text:p>
          </table:table-cell>
        </table:table-row>
        <table:table-row table:style-name="ro1">
          <table:table-cell office:value-type="float" office:value="13582699" calcext:value-type="float">
            <text:p>13582699</text:p>
          </table:table-cell>
          <table:table-cell table:formula="of:=[.A851]/1000/(60*60*24)" office:value-type="time" office:time-value="PT03H46M22.699S" calcext:value-type="time">
            <text:p>03:46:23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465.26" calcext:value-type="float">
            <text:p>465.26</text:p>
          </table:table-cell>
          <table:table-cell office:value-type="float" office:value="571.15" calcext:value-type="float">
            <text:p>571.15</text:p>
          </table:table-cell>
        </table:table-row>
        <table:table-row table:style-name="ro1">
          <table:table-cell office:value-type="float" office:value="13598699" calcext:value-type="float">
            <text:p>13598699</text:p>
          </table:table-cell>
          <table:table-cell table:formula="of:=[.A852]/1000/(60*60*24)" office:value-type="time" office:time-value="PT03H46M38.699S" calcext:value-type="time">
            <text:p>03:46:39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465.8" calcext:value-type="float">
            <text:p>465.8</text:p>
          </table:table-cell>
          <table:table-cell office:value-type="float" office:value="571.8" calcext:value-type="float">
            <text:p>571.8</text:p>
          </table:table-cell>
        </table:table-row>
        <table:table-row table:style-name="ro1">
          <table:table-cell office:value-type="float" office:value="13614699" calcext:value-type="float">
            <text:p>13614699</text:p>
          </table:table-cell>
          <table:table-cell table:formula="of:=[.A853]/1000/(60*60*24)" office:value-type="time" office:time-value="PT03H46M54.699S" calcext:value-type="time">
            <text:p>03:46:55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466.34" calcext:value-type="float">
            <text:p>466.34</text:p>
          </table:table-cell>
          <table:table-cell office:value-type="float" office:value="572.45" calcext:value-type="float">
            <text:p>572.45</text:p>
          </table:table-cell>
        </table:table-row>
        <table:table-row table:style-name="ro1">
          <table:table-cell office:value-type="float" office:value="13630699" calcext:value-type="float">
            <text:p>13630699</text:p>
          </table:table-cell>
          <table:table-cell table:formula="of:=[.A854]/1000/(60*60*24)" office:value-type="time" office:time-value="PT03H47M10.699S" calcext:value-type="time">
            <text:p>03:47:11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466.88" calcext:value-type="float">
            <text:p>466.88</text:p>
          </table:table-cell>
          <table:table-cell office:value-type="float" office:value="573.1" calcext:value-type="float">
            <text:p>573.1</text:p>
          </table:table-cell>
        </table:table-row>
        <table:table-row table:style-name="ro1">
          <table:table-cell office:value-type="float" office:value="13646699" calcext:value-type="float">
            <text:p>13646699</text:p>
          </table:table-cell>
          <table:table-cell table:formula="of:=[.A855]/1000/(60*60*24)" office:value-type="time" office:time-value="PT03H47M26.699S" calcext:value-type="time">
            <text:p>03:47:27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467.42" calcext:value-type="float">
            <text:p>467.42</text:p>
          </table:table-cell>
          <table:table-cell office:value-type="float" office:value="573.75" calcext:value-type="float">
            <text:p>573.75</text:p>
          </table:table-cell>
        </table:table-row>
        <table:table-row table:style-name="ro1">
          <table:table-cell office:value-type="float" office:value="13662697" calcext:value-type="float">
            <text:p>13662697</text:p>
          </table:table-cell>
          <table:table-cell table:formula="of:=[.A856]/1000/(60*60*24)" office:value-type="time" office:time-value="PT03H47M42.697S" calcext:value-type="time">
            <text:p>03:47:43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467.96" calcext:value-type="float">
            <text:p>467.96</text:p>
          </table:table-cell>
          <table:table-cell office:value-type="float" office:value="574.4" calcext:value-type="float">
            <text:p>574.4</text:p>
          </table:table-cell>
        </table:table-row>
        <table:table-row table:style-name="ro1">
          <table:table-cell office:value-type="float" office:value="13678699" calcext:value-type="float">
            <text:p>13678699</text:p>
          </table:table-cell>
          <table:table-cell table:formula="of:=[.A857]/1000/(60*60*24)" office:value-type="time" office:time-value="PT03H47M58.699S" calcext:value-type="time">
            <text:p>03:47:59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468.5" calcext:value-type="float">
            <text:p>468.5</text:p>
          </table:table-cell>
          <table:table-cell office:value-type="float" office:value="575.05" calcext:value-type="float">
            <text:p>575.05</text:p>
          </table:table-cell>
        </table:table-row>
        <table:table-row table:style-name="ro1">
          <table:table-cell office:value-type="float" office:value="13694699" calcext:value-type="float">
            <text:p>13694699</text:p>
          </table:table-cell>
          <table:table-cell table:formula="of:=[.A858]/1000/(60*60*24)" office:value-type="time" office:time-value="PT03H48M14.699S" calcext:value-type="time">
            <text:p>03:48:15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469.04" calcext:value-type="float">
            <text:p>469.04</text:p>
          </table:table-cell>
          <table:table-cell office:value-type="float" office:value="575.71" calcext:value-type="float">
            <text:p>575.71</text:p>
          </table:table-cell>
        </table:table-row>
        <table:table-row table:style-name="ro1">
          <table:table-cell office:value-type="float" office:value="13710699" calcext:value-type="float">
            <text:p>13710699</text:p>
          </table:table-cell>
          <table:table-cell table:formula="of:=[.A859]/1000/(60*60*24)" office:value-type="time" office:time-value="PT03H48M30.699S" calcext:value-type="time">
            <text:p>03:48:31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469.58" calcext:value-type="float">
            <text:p>469.58</text:p>
          </table:table-cell>
          <table:table-cell office:value-type="float" office:value="576.36" calcext:value-type="float">
            <text:p>576.36</text:p>
          </table:table-cell>
        </table:table-row>
        <table:table-row table:style-name="ro1">
          <table:table-cell office:value-type="float" office:value="13726699" calcext:value-type="float">
            <text:p>13726699</text:p>
          </table:table-cell>
          <table:table-cell table:formula="of:=[.A860]/1000/(60*60*24)" office:value-type="time" office:time-value="PT03H48M46.699S" calcext:value-type="time">
            <text:p>03:48:47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470.12" calcext:value-type="float">
            <text:p>470.12</text:p>
          </table:table-cell>
          <table:table-cell office:value-type="float" office:value="577.01" calcext:value-type="float">
            <text:p>577.01</text:p>
          </table:table-cell>
        </table:table-row>
        <table:table-row table:style-name="ro1">
          <table:table-cell office:value-type="float" office:value="13742699" calcext:value-type="float">
            <text:p>13742699</text:p>
          </table:table-cell>
          <table:table-cell table:formula="of:=[.A861]/1000/(60*60*24)" office:value-type="time" office:time-value="PT03H49M02.699S" calcext:value-type="time">
            <text:p>03:49:03</text:p>
          </table:table-cell>
          <table:table-cell office:value-type="float" office:value="1.21" calcext:value-type="float">
            <text:p>1.21</text:p>
          </table:table-cell>
          <table:table-cell office:value-type="float" office:value="121.2" calcext:value-type="float">
            <text:p>121.2</text:p>
          </table:table-cell>
          <table:table-cell office:value-type="float" office:value="146.43" calcext:value-type="float">
            <text:p>146.43</text:p>
          </table:table-cell>
          <table:table-cell office:value-type="float" office:value="470.65" calcext:value-type="float">
            <text:p>470.65</text:p>
          </table:table-cell>
          <table:table-cell office:value-type="float" office:value="577.66" calcext:value-type="float">
            <text:p>577.66</text:p>
          </table:table-cell>
        </table:table-row>
        <table:table-row table:style-name="ro1">
          <table:table-cell office:value-type="float" office:value="13758699" calcext:value-type="float">
            <text:p>13758699</text:p>
          </table:table-cell>
          <table:table-cell table:formula="of:=[.A862]/1000/(60*60*24)" office:value-type="time" office:time-value="PT03H49M18.699S" calcext:value-type="time">
            <text:p>03:49:19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4" calcext:value-type="float">
            <text:p>146.54</text:p>
          </table:table-cell>
          <table:table-cell office:value-type="float" office:value="471.19" calcext:value-type="float">
            <text:p>471.19</text:p>
          </table:table-cell>
          <table:table-cell office:value-type="float" office:value="578.31" calcext:value-type="float">
            <text:p>578.31</text:p>
          </table:table-cell>
        </table:table-row>
        <table:table-row table:style-name="ro1">
          <table:table-cell office:value-type="float" office:value="13774699" calcext:value-type="float">
            <text:p>13774699</text:p>
          </table:table-cell>
          <table:table-cell table:formula="of:=[.A863]/1000/(60*60*24)" office:value-type="time" office:time-value="PT03H49M34.699S" calcext:value-type="time">
            <text:p>03:49:35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471.73" calcext:value-type="float">
            <text:p>471.73</text:p>
          </table:table-cell>
          <table:table-cell office:value-type="float" office:value="578.96" calcext:value-type="float">
            <text:p>578.96</text:p>
          </table:table-cell>
        </table:table-row>
        <table:table-row table:style-name="ro1">
          <table:table-cell office:value-type="float" office:value="13790699" calcext:value-type="float">
            <text:p>13790699</text:p>
          </table:table-cell>
          <table:table-cell table:formula="of:=[.A864]/1000/(60*60*24)" office:value-type="time" office:time-value="PT03H49M50.699S" calcext:value-type="time">
            <text:p>03:49:51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472.27" calcext:value-type="float">
            <text:p>472.27</text:p>
          </table:table-cell>
          <table:table-cell office:value-type="float" office:value="579.61" calcext:value-type="float">
            <text:p>579.61</text:p>
          </table:table-cell>
        </table:table-row>
        <table:table-row table:style-name="ro1">
          <table:table-cell office:value-type="float" office:value="13806699" calcext:value-type="float">
            <text:p>13806699</text:p>
          </table:table-cell>
          <table:table-cell table:formula="of:=[.A865]/1000/(60*60*24)" office:value-type="time" office:time-value="PT03H50M06.699S" calcext:value-type="time">
            <text:p>03:50:07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472.81" calcext:value-type="float">
            <text:p>472.81</text:p>
          </table:table-cell>
          <table:table-cell office:value-type="float" office:value="580.26" calcext:value-type="float">
            <text:p>580.26</text:p>
          </table:table-cell>
        </table:table-row>
        <table:table-row table:style-name="ro1">
          <table:table-cell office:value-type="float" office:value="13822699" calcext:value-type="float">
            <text:p>13822699</text:p>
          </table:table-cell>
          <table:table-cell table:formula="of:=[.A866]/1000/(60*60*24)" office:value-type="time" office:time-value="PT03H50M22.699S" calcext:value-type="time">
            <text:p>03:50:23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473.35" calcext:value-type="float">
            <text:p>473.35</text:p>
          </table:table-cell>
          <table:table-cell office:value-type="float" office:value="580.91" calcext:value-type="float">
            <text:p>580.91</text:p>
          </table:table-cell>
        </table:table-row>
        <table:table-row table:style-name="ro1">
          <table:table-cell office:value-type="float" office:value="13838699" calcext:value-type="float">
            <text:p>13838699</text:p>
          </table:table-cell>
          <table:table-cell table:formula="of:=[.A867]/1000/(60*60*24)" office:value-type="time" office:time-value="PT03H50M38.699S" calcext:value-type="time">
            <text:p>03:50:39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473.89" calcext:value-type="float">
            <text:p>473.89</text:p>
          </table:table-cell>
          <table:table-cell office:value-type="float" office:value="581.56" calcext:value-type="float">
            <text:p>581.56</text:p>
          </table:table-cell>
        </table:table-row>
        <table:table-row table:style-name="ro1">
          <table:table-cell office:value-type="float" office:value="13854699" calcext:value-type="float">
            <text:p>13854699</text:p>
          </table:table-cell>
          <table:table-cell table:formula="of:=[.A868]/1000/(60*60*24)" office:value-type="time" office:time-value="PT03H50M54.699S" calcext:value-type="time">
            <text:p>03:50:55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474.43" calcext:value-type="float">
            <text:p>474.43</text:p>
          </table:table-cell>
          <table:table-cell office:value-type="float" office:value="582.21" calcext:value-type="float">
            <text:p>582.21</text:p>
          </table:table-cell>
        </table:table-row>
        <table:table-row table:style-name="ro1">
          <table:table-cell office:value-type="float" office:value="13870699" calcext:value-type="float">
            <text:p>13870699</text:p>
          </table:table-cell>
          <table:table-cell table:formula="of:=[.A869]/1000/(60*60*24)" office:value-type="time" office:time-value="PT03H51M10.699S" calcext:value-type="time">
            <text:p>03:51:11</text:p>
          </table:table-cell>
          <table:table-cell office:value-type="float" office:value="1.21" calcext:value-type="float">
            <text:p>1.21</text:p>
          </table:table-cell>
          <table:table-cell office:value-type="float" office:value="121.2" calcext:value-type="float">
            <text:p>121.2</text:p>
          </table:table-cell>
          <table:table-cell office:value-type="float" office:value="146.42" calcext:value-type="float">
            <text:p>146.42</text:p>
          </table:table-cell>
          <table:table-cell office:value-type="float" office:value="474.96" calcext:value-type="float">
            <text:p>474.96</text:p>
          </table:table-cell>
          <table:table-cell office:value-type="float" office:value="582.86" calcext:value-type="float">
            <text:p>582.86</text:p>
          </table:table-cell>
        </table:table-row>
        <table:table-row table:style-name="ro1">
          <table:table-cell office:value-type="float" office:value="13886699" calcext:value-type="float">
            <text:p>13886699</text:p>
          </table:table-cell>
          <table:table-cell table:formula="of:=[.A870]/1000/(60*60*24)" office:value-type="time" office:time-value="PT03H51M26.699S" calcext:value-type="time">
            <text:p>03:51:27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475.5" calcext:value-type="float">
            <text:p>475.5</text:p>
          </table:table-cell>
          <table:table-cell office:value-type="float" office:value="583.5" calcext:value-type="float">
            <text:p>583.5</text:p>
          </table:table-cell>
        </table:table-row>
        <table:table-row table:style-name="ro1">
          <table:table-cell office:value-type="float" office:value="13902699" calcext:value-type="float">
            <text:p>13902699</text:p>
          </table:table-cell>
          <table:table-cell table:formula="of:=[.A871]/1000/(60*60*24)" office:value-type="time" office:time-value="PT03H51M42.699S" calcext:value-type="time">
            <text:p>03:51:43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476.04" calcext:value-type="float">
            <text:p>476.04</text:p>
          </table:table-cell>
          <table:table-cell office:value-type="float" office:value="584.15" calcext:value-type="float">
            <text:p>584.15</text:p>
          </table:table-cell>
        </table:table-row>
        <table:table-row table:style-name="ro1">
          <table:table-cell office:value-type="float" office:value="13918699" calcext:value-type="float">
            <text:p>13918699</text:p>
          </table:table-cell>
          <table:table-cell table:formula="of:=[.A872]/1000/(60*60*24)" office:value-type="time" office:time-value="PT03H51M58.699S" calcext:value-type="time">
            <text:p>03:51:59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476.58" calcext:value-type="float">
            <text:p>476.58</text:p>
          </table:table-cell>
          <table:table-cell office:value-type="float" office:value="584.8" calcext:value-type="float">
            <text:p>584.8</text:p>
          </table:table-cell>
        </table:table-row>
        <table:table-row table:style-name="ro1">
          <table:table-cell office:value-type="float" office:value="13934699" calcext:value-type="float">
            <text:p>13934699</text:p>
          </table:table-cell>
          <table:table-cell table:formula="of:=[.A873]/1000/(60*60*24)" office:value-type="time" office:time-value="PT03H52M14.699S" calcext:value-type="time">
            <text:p>03:52:15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477.12" calcext:value-type="float">
            <text:p>477.12</text:p>
          </table:table-cell>
          <table:table-cell office:value-type="float" office:value="585.45" calcext:value-type="float">
            <text:p>585.45</text:p>
          </table:table-cell>
        </table:table-row>
        <table:table-row table:style-name="ro1">
          <table:table-cell office:value-type="float" office:value="13950699" calcext:value-type="float">
            <text:p>13950699</text:p>
          </table:table-cell>
          <table:table-cell table:formula="of:=[.A874]/1000/(60*60*24)" office:value-type="time" office:time-value="PT03H52M30.699S" calcext:value-type="time">
            <text:p>03:52:31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477.66" calcext:value-type="float">
            <text:p>477.66</text:p>
          </table:table-cell>
          <table:table-cell office:value-type="float" office:value="586.1" calcext:value-type="float">
            <text:p>586.1</text:p>
          </table:table-cell>
        </table:table-row>
        <table:table-row table:style-name="ro1">
          <table:table-cell office:value-type="float" office:value="13966699" calcext:value-type="float">
            <text:p>13966699</text:p>
          </table:table-cell>
          <table:table-cell table:formula="of:=[.A875]/1000/(60*60*24)" office:value-type="time" office:time-value="PT03H52M46.699S" calcext:value-type="time">
            <text:p>03:52:47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478.2" calcext:value-type="float">
            <text:p>478.2</text:p>
          </table:table-cell>
          <table:table-cell office:value-type="float" office:value="586.75" calcext:value-type="float">
            <text:p>586.75</text:p>
          </table:table-cell>
        </table:table-row>
        <table:table-row table:style-name="ro1">
          <table:table-cell office:value-type="float" office:value="13982699" calcext:value-type="float">
            <text:p>13982699</text:p>
          </table:table-cell>
          <table:table-cell table:formula="of:=[.A876]/1000/(60*60*24)" office:value-type="time" office:time-value="PT03H53M02.699S" calcext:value-type="time">
            <text:p>03:53:03</text:p>
          </table:table-cell>
          <table:table-cell office:value-type="float" office:value="1.21" calcext:value-type="float">
            <text:p>1.21</text:p>
          </table:table-cell>
          <table:table-cell office:value-type="float" office:value="121.2" calcext:value-type="float">
            <text:p>121.2</text:p>
          </table:table-cell>
          <table:table-cell office:value-type="float" office:value="146.42" calcext:value-type="float">
            <text:p>146.42</text:p>
          </table:table-cell>
          <table:table-cell office:value-type="float" office:value="478.73" calcext:value-type="float">
            <text:p>478.73</text:p>
          </table:table-cell>
          <table:table-cell office:value-type="float" office:value="587.4" calcext:value-type="float">
            <text:p>587.4</text:p>
          </table:table-cell>
        </table:table-row>
        <table:table-row table:style-name="ro1">
          <table:table-cell office:value-type="float" office:value="13998699" calcext:value-type="float">
            <text:p>13998699</text:p>
          </table:table-cell>
          <table:table-cell table:formula="of:=[.A877]/1000/(60*60*24)" office:value-type="time" office:time-value="PT03H53M18.699S" calcext:value-type="time">
            <text:p>03:53:19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479.27" calcext:value-type="float">
            <text:p>479.27</text:p>
          </table:table-cell>
          <table:table-cell office:value-type="float" office:value="588.05" calcext:value-type="float">
            <text:p>588.05</text:p>
          </table:table-cell>
        </table:table-row>
        <table:table-row table:style-name="ro1">
          <table:table-cell office:value-type="float" office:value="14014699" calcext:value-type="float">
            <text:p>14014699</text:p>
          </table:table-cell>
          <table:table-cell table:formula="of:=[.A878]/1000/(60*60*24)" office:value-type="time" office:time-value="PT03H53M34.699S" calcext:value-type="time">
            <text:p>03:53:35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479.81" calcext:value-type="float">
            <text:p>479.81</text:p>
          </table:table-cell>
          <table:table-cell office:value-type="float" office:value="588.7" calcext:value-type="float">
            <text:p>588.7</text:p>
          </table:table-cell>
        </table:table-row>
        <table:table-row table:style-name="ro1">
          <table:table-cell office:value-type="float" office:value="14030699" calcext:value-type="float">
            <text:p>14030699</text:p>
          </table:table-cell>
          <table:table-cell table:formula="of:=[.A879]/1000/(60*60*24)" office:value-type="time" office:time-value="PT03H53M50.699S" calcext:value-type="time">
            <text:p>03:53:51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480.35" calcext:value-type="float">
            <text:p>480.35</text:p>
          </table:table-cell>
          <table:table-cell office:value-type="float" office:value="589.35" calcext:value-type="float">
            <text:p>589.35</text:p>
          </table:table-cell>
        </table:table-row>
        <table:table-row table:style-name="ro1">
          <table:table-cell office:value-type="float" office:value="14046699" calcext:value-type="float">
            <text:p>14046699</text:p>
          </table:table-cell>
          <table:table-cell table:formula="of:=[.A880]/1000/(60*60*24)" office:value-type="time" office:time-value="PT03H54M06.699S" calcext:value-type="time">
            <text:p>03:54:07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480.89" calcext:value-type="float">
            <text:p>480.89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14062699" calcext:value-type="float">
            <text:p>14062699</text:p>
          </table:table-cell>
          <table:table-cell table:formula="of:=[.A881]/1000/(60*60*24)" office:value-type="time" office:time-value="PT03H54M22.699S" calcext:value-type="time">
            <text:p>03:54:23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481.43" calcext:value-type="float">
            <text:p>481.43</text:p>
          </table:table-cell>
          <table:table-cell office:value-type="float" office:value="590.65" calcext:value-type="float">
            <text:p>590.65</text:p>
          </table:table-cell>
        </table:table-row>
        <table:table-row table:style-name="ro1">
          <table:table-cell office:value-type="float" office:value="14078699" calcext:value-type="float">
            <text:p>14078699</text:p>
          </table:table-cell>
          <table:table-cell table:formula="of:=[.A882]/1000/(60*60*24)" office:value-type="time" office:time-value="PT03H54M38.699S" calcext:value-type="time">
            <text:p>03:54:39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481.97" calcext:value-type="float">
            <text:p>481.97</text:p>
          </table:table-cell>
          <table:table-cell office:value-type="float" office:value="591.29" calcext:value-type="float">
            <text:p>591.29</text:p>
          </table:table-cell>
        </table:table-row>
        <table:table-row table:style-name="ro1">
          <table:table-cell office:value-type="float" office:value="14094699" calcext:value-type="float">
            <text:p>14094699</text:p>
          </table:table-cell>
          <table:table-cell table:formula="of:=[.A883]/1000/(60*60*24)" office:value-type="time" office:time-value="PT03H54M54.699S" calcext:value-type="time">
            <text:p>03:54:55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482.5" calcext:value-type="float">
            <text:p>482.5</text:p>
          </table:table-cell>
          <table:table-cell office:value-type="float" office:value="591.94" calcext:value-type="float">
            <text:p>591.94</text:p>
          </table:table-cell>
        </table:table-row>
        <table:table-row table:style-name="ro1">
          <table:table-cell office:value-type="float" office:value="14110699" calcext:value-type="float">
            <text:p>14110699</text:p>
          </table:table-cell>
          <table:table-cell table:formula="of:=[.A884]/1000/(60*60*24)" office:value-type="time" office:time-value="PT03H55M10.699S" calcext:value-type="time">
            <text:p>03:55:11</text:p>
          </table:table-cell>
          <table:table-cell office:value-type="float" office:value="1.21" calcext:value-type="float">
            <text:p>1.21</text:p>
          </table:table-cell>
          <table:table-cell office:value-type="float" office:value="121.1" calcext:value-type="float">
            <text:p>121.1</text:p>
          </table:table-cell>
          <table:table-cell office:value-type="float" office:value="146.3" calcext:value-type="float">
            <text:p>146.3</text:p>
          </table:table-cell>
          <table:table-cell office:value-type="float" office:value="483.04" calcext:value-type="float">
            <text:p>483.04</text:p>
          </table:table-cell>
          <table:table-cell office:value-type="float" office:value="592.59" calcext:value-type="float">
            <text:p>592.59</text:p>
          </table:table-cell>
        </table:table-row>
        <table:table-row table:style-name="ro1">
          <table:table-cell office:value-type="float" office:value="14126699" calcext:value-type="float">
            <text:p>14126699</text:p>
          </table:table-cell>
          <table:table-cell table:formula="of:=[.A885]/1000/(60*60*24)" office:value-type="time" office:time-value="PT03H55M26.699S" calcext:value-type="time">
            <text:p>03:55:27</text:p>
          </table:table-cell>
          <table:table-cell office:value-type="float" office:value="1.21" calcext:value-type="float">
            <text:p>1.21</text:p>
          </table:table-cell>
          <table:table-cell office:value-type="float" office:value="121.1" calcext:value-type="float">
            <text:p>121.1</text:p>
          </table:table-cell>
          <table:table-cell office:value-type="float" office:value="146.3" calcext:value-type="float">
            <text:p>146.3</text:p>
          </table:table-cell>
          <table:table-cell office:value-type="float" office:value="483.58" calcext:value-type="float">
            <text:p>483.58</text:p>
          </table:table-cell>
          <table:table-cell office:value-type="float" office:value="593.24" calcext:value-type="float">
            <text:p>593.24</text:p>
          </table:table-cell>
        </table:table-row>
        <table:table-row table:style-name="ro1">
          <table:table-cell office:value-type="float" office:value="14142699" calcext:value-type="float">
            <text:p>14142699</text:p>
          </table:table-cell>
          <table:table-cell table:formula="of:=[.A886]/1000/(60*60*24)" office:value-type="time" office:time-value="PT03H55M42.699S" calcext:value-type="time">
            <text:p>03:55:43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484.12" calcext:value-type="float">
            <text:p>484.12</text:p>
          </table:table-cell>
          <table:table-cell office:value-type="float" office:value="593.89" calcext:value-type="float">
            <text:p>593.89</text:p>
          </table:table-cell>
        </table:table-row>
        <table:table-row table:style-name="ro1">
          <table:table-cell office:value-type="float" office:value="14158699" calcext:value-type="float">
            <text:p>14158699</text:p>
          </table:table-cell>
          <table:table-cell table:formula="of:=[.A887]/1000/(60*60*24)" office:value-type="time" office:time-value="PT03H55M58.699S" calcext:value-type="time">
            <text:p>03:55:59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484.66" calcext:value-type="float">
            <text:p>484.66</text:p>
          </table:table-cell>
          <table:table-cell office:value-type="float" office:value="594.54" calcext:value-type="float">
            <text:p>594.54</text:p>
          </table:table-cell>
        </table:table-row>
        <table:table-row table:style-name="ro1">
          <table:table-cell office:value-type="float" office:value="14174699" calcext:value-type="float">
            <text:p>14174699</text:p>
          </table:table-cell>
          <table:table-cell table:formula="of:=[.A888]/1000/(60*60*24)" office:value-type="time" office:time-value="PT03H56M14.699S" calcext:value-type="time">
            <text:p>03:56:15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485.2" calcext:value-type="float">
            <text:p>485.2</text:p>
          </table:table-cell>
          <table:table-cell office:value-type="float" office:value="595.19" calcext:value-type="float">
            <text:p>595.19</text:p>
          </table:table-cell>
        </table:table-row>
        <table:table-row table:style-name="ro1">
          <table:table-cell office:value-type="float" office:value="14190699" calcext:value-type="float">
            <text:p>14190699</text:p>
          </table:table-cell>
          <table:table-cell table:formula="of:=[.A889]/1000/(60*60*24)" office:value-type="time" office:time-value="PT03H56M30.699S" calcext:value-type="time">
            <text:p>03:56:31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485.73" calcext:value-type="float">
            <text:p>485.73</text:p>
          </table:table-cell>
          <table:table-cell office:value-type="float" office:value="595.84" calcext:value-type="float">
            <text:p>595.84</text:p>
          </table:table-cell>
        </table:table-row>
        <table:table-row table:style-name="ro1">
          <table:table-cell office:value-type="float" office:value="14206699" calcext:value-type="float">
            <text:p>14206699</text:p>
          </table:table-cell>
          <table:table-cell table:formula="of:=[.A890]/1000/(60*60*24)" office:value-type="time" office:time-value="PT03H56M46.699S" calcext:value-type="time">
            <text:p>03:56:47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486.27" calcext:value-type="float">
            <text:p>486.27</text:p>
          </table:table-cell>
          <table:table-cell office:value-type="float" office:value="596.48" calcext:value-type="float">
            <text:p>596.48</text:p>
          </table:table-cell>
        </table:table-row>
        <table:table-row table:style-name="ro1">
          <table:table-cell office:value-type="float" office:value="14222699" calcext:value-type="float">
            <text:p>14222699</text:p>
          </table:table-cell>
          <table:table-cell table:formula="of:=[.A891]/1000/(60*60*24)" office:value-type="time" office:time-value="PT03H57M02.699S" calcext:value-type="time">
            <text:p>03:57:03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486.81" calcext:value-type="float">
            <text:p>486.81</text:p>
          </table:table-cell>
          <table:table-cell office:value-type="float" office:value="597.13" calcext:value-type="float">
            <text:p>597.13</text:p>
          </table:table-cell>
        </table:table-row>
        <table:table-row table:style-name="ro1">
          <table:table-cell office:value-type="float" office:value="14238699" calcext:value-type="float">
            <text:p>14238699</text:p>
          </table:table-cell>
          <table:table-cell table:formula="of:=[.A892]/1000/(60*60*24)" office:value-type="time" office:time-value="PT03H57M18.699S" calcext:value-type="time">
            <text:p>03:57:19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487.35" calcext:value-type="float">
            <text:p>487.35</text:p>
          </table:table-cell>
          <table:table-cell office:value-type="float" office:value="597.78" calcext:value-type="float">
            <text:p>597.78</text:p>
          </table:table-cell>
        </table:table-row>
        <table:table-row table:style-name="ro1">
          <table:table-cell office:value-type="float" office:value="14254699" calcext:value-type="float">
            <text:p>14254699</text:p>
          </table:table-cell>
          <table:table-cell table:formula="of:=[.A893]/1000/(60*60*24)" office:value-type="time" office:time-value="PT03H57M34.699S" calcext:value-type="time">
            <text:p>03:57:35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487.89" calcext:value-type="float">
            <text:p>487.89</text:p>
          </table:table-cell>
          <table:table-cell office:value-type="float" office:value="598.43" calcext:value-type="float">
            <text:p>598.43</text:p>
          </table:table-cell>
        </table:table-row>
        <table:table-row table:style-name="ro1">
          <table:table-cell office:value-type="float" office:value="14270699" calcext:value-type="float">
            <text:p>14270699</text:p>
          </table:table-cell>
          <table:table-cell table:formula="of:=[.A894]/1000/(60*60*24)" office:value-type="time" office:time-value="PT03H57M50.699S" calcext:value-type="time">
            <text:p>03:57:51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488.43" calcext:value-type="float">
            <text:p>488.43</text:p>
          </table:table-cell>
          <table:table-cell office:value-type="float" office:value="599.08" calcext:value-type="float">
            <text:p>599.08</text:p>
          </table:table-cell>
        </table:table-row>
        <table:table-row table:style-name="ro1">
          <table:table-cell office:value-type="float" office:value="14286699" calcext:value-type="float">
            <text:p>14286699</text:p>
          </table:table-cell>
          <table:table-cell table:formula="of:=[.A895]/1000/(60*60*24)" office:value-type="time" office:time-value="PT03H58M06.699S" calcext:value-type="time">
            <text:p>03:58:07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488.96" calcext:value-type="float">
            <text:p>488.96</text:p>
          </table:table-cell>
          <table:table-cell office:value-type="float" office:value="599.73" calcext:value-type="float">
            <text:p>599.73</text:p>
          </table:table-cell>
        </table:table-row>
        <table:table-row table:style-name="ro1">
          <table:table-cell office:value-type="float" office:value="14302699" calcext:value-type="float">
            <text:p>14302699</text:p>
          </table:table-cell>
          <table:table-cell table:formula="of:=[.A896]/1000/(60*60*24)" office:value-type="time" office:time-value="PT03H58M22.699S" calcext:value-type="time">
            <text:p>03:58:23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489.5" calcext:value-type="float">
            <text:p>489.5</text:p>
          </table:table-cell>
          <table:table-cell office:value-type="float" office:value="600.37" calcext:value-type="float">
            <text:p>600.37</text:p>
          </table:table-cell>
        </table:table-row>
        <table:table-row table:style-name="ro1">
          <table:table-cell office:value-type="float" office:value="14318699" calcext:value-type="float">
            <text:p>14318699</text:p>
          </table:table-cell>
          <table:table-cell table:formula="of:=[.A897]/1000/(60*60*24)" office:value-type="time" office:time-value="PT03H58M38.699S" calcext:value-type="time">
            <text:p>03:58:39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490.04" calcext:value-type="float">
            <text:p>490.04</text:p>
          </table:table-cell>
          <table:table-cell office:value-type="float" office:value="601.02" calcext:value-type="float">
            <text:p>601.02</text:p>
          </table:table-cell>
        </table:table-row>
        <table:table-row table:style-name="ro1">
          <table:table-cell office:value-type="float" office:value="14334699" calcext:value-type="float">
            <text:p>14334699</text:p>
          </table:table-cell>
          <table:table-cell table:formula="of:=[.A898]/1000/(60*60*24)" office:value-type="time" office:time-value="PT03H58M54.699S" calcext:value-type="time">
            <text:p>03:58:55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490.58" calcext:value-type="float">
            <text:p>490.58</text:p>
          </table:table-cell>
          <table:table-cell office:value-type="float" office:value="601.67" calcext:value-type="float">
            <text:p>601.67</text:p>
          </table:table-cell>
        </table:table-row>
        <table:table-row table:style-name="ro1">
          <table:table-cell office:value-type="float" office:value="14350699" calcext:value-type="float">
            <text:p>14350699</text:p>
          </table:table-cell>
          <table:table-cell table:formula="of:=[.A899]/1000/(60*60*24)" office:value-type="time" office:time-value="PT03H59M10.699S" calcext:value-type="time">
            <text:p>03:59:11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491.12" calcext:value-type="float">
            <text:p>491.12</text:p>
          </table:table-cell>
          <table:table-cell office:value-type="float" office:value="602.32" calcext:value-type="float">
            <text:p>602.32</text:p>
          </table:table-cell>
        </table:table-row>
        <table:table-row table:style-name="ro1">
          <table:table-cell office:value-type="float" office:value="14366699" calcext:value-type="float">
            <text:p>14366699</text:p>
          </table:table-cell>
          <table:table-cell table:formula="of:=[.A900]/1000/(60*60*24)" office:value-type="time" office:time-value="PT03H59M26.699S" calcext:value-type="time">
            <text:p>03:59:27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491.65" calcext:value-type="float">
            <text:p>491.65</text:p>
          </table:table-cell>
          <table:table-cell office:value-type="float" office:value="602.97" calcext:value-type="float">
            <text:p>602.97</text:p>
          </table:table-cell>
        </table:table-row>
        <table:table-row table:style-name="ro1">
          <table:table-cell office:value-type="float" office:value="14382699" calcext:value-type="float">
            <text:p>14382699</text:p>
          </table:table-cell>
          <table:table-cell table:formula="of:=[.A901]/1000/(60*60*24)" office:value-type="time" office:time-value="PT03H59M42.699S" calcext:value-type="time">
            <text:p>03:59:43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492.19" calcext:value-type="float">
            <text:p>492.19</text:p>
          </table:table-cell>
          <table:table-cell office:value-type="float" office:value="603.62" calcext:value-type="float">
            <text:p>603.62</text:p>
          </table:table-cell>
        </table:table-row>
        <table:table-row table:style-name="ro1">
          <table:table-cell office:value-type="float" office:value="14398699" calcext:value-type="float">
            <text:p>14398699</text:p>
          </table:table-cell>
          <table:table-cell table:formula="of:=[.A902]/1000/(60*60*24)" office:value-type="time" office:time-value="PT03H59M58.699S" calcext:value-type="time">
            <text:p>03:59:59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492.73" calcext:value-type="float">
            <text:p>492.73</text:p>
          </table:table-cell>
          <table:table-cell office:value-type="float" office:value="604.26" calcext:value-type="float">
            <text:p>604.26</text:p>
          </table:table-cell>
        </table:table-row>
        <table:table-row table:style-name="ro1">
          <table:table-cell office:value-type="float" office:value="14414699" calcext:value-type="float">
            <text:p>14414699</text:p>
          </table:table-cell>
          <table:table-cell table:formula="of:=[.A903]/1000/(60*60*24)" office:value-type="time" office:time-value="PT04H00M14.699S" calcext:value-type="time">
            <text:p>04:00:15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493.27" calcext:value-type="float">
            <text:p>493.27</text:p>
          </table:table-cell>
          <table:table-cell office:value-type="float" office:value="604.91" calcext:value-type="float">
            <text:p>604.91</text:p>
          </table:table-cell>
        </table:table-row>
        <table:table-row table:style-name="ro1">
          <table:table-cell office:value-type="float" office:value="14430699" calcext:value-type="float">
            <text:p>14430699</text:p>
          </table:table-cell>
          <table:table-cell table:formula="of:=[.A904]/1000/(60*60*24)" office:value-type="time" office:time-value="PT04H00M30.699S" calcext:value-type="time">
            <text:p>04:00:31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493.81" calcext:value-type="float">
            <text:p>493.81</text:p>
          </table:table-cell>
          <table:table-cell office:value-type="float" office:value="605.56" calcext:value-type="float">
            <text:p>605.56</text:p>
          </table:table-cell>
        </table:table-row>
        <table:table-row table:style-name="ro1">
          <table:table-cell office:value-type="float" office:value="14446699" calcext:value-type="float">
            <text:p>14446699</text:p>
          </table:table-cell>
          <table:table-cell table:formula="of:=[.A905]/1000/(60*60*24)" office:value-type="time" office:time-value="PT04H00M46.699S" calcext:value-type="time">
            <text:p>04:00:47</text:p>
          </table:table-cell>
          <table:table-cell office:value-type="float" office:value="1.21" calcext:value-type="float">
            <text:p>1.21</text:p>
          </table:table-cell>
          <table:table-cell office:value-type="float" office:value="121.1" calcext:value-type="float">
            <text:p>121.1</text:p>
          </table:table-cell>
          <table:table-cell office:value-type="float" office:value="146.3" calcext:value-type="float">
            <text:p>146.3</text:p>
          </table:table-cell>
          <table:table-cell office:value-type="float" office:value="494.34" calcext:value-type="float">
            <text:p>494.34</text:p>
          </table:table-cell>
          <table:table-cell office:value-type="float" office:value="606.21" calcext:value-type="float">
            <text:p>606.21</text:p>
          </table:table-cell>
        </table:table-row>
        <table:table-row table:style-name="ro1">
          <table:table-cell office:value-type="float" office:value="14462699" calcext:value-type="float">
            <text:p>14462699</text:p>
          </table:table-cell>
          <table:table-cell table:formula="of:=[.A906]/1000/(60*60*24)" office:value-type="time" office:time-value="PT04H01M02.699S" calcext:value-type="time">
            <text:p>04:01:03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494.88" calcext:value-type="float">
            <text:p>494.88</text:p>
          </table:table-cell>
          <table:table-cell office:value-type="float" office:value="606.86" calcext:value-type="float">
            <text:p>606.86</text:p>
          </table:table-cell>
        </table:table-row>
        <table:table-row table:style-name="ro1">
          <table:table-cell office:value-type="float" office:value="14478699" calcext:value-type="float">
            <text:p>14478699</text:p>
          </table:table-cell>
          <table:table-cell table:formula="of:=[.A907]/1000/(60*60*24)" office:value-type="time" office:time-value="PT04H01M18.699S" calcext:value-type="time">
            <text:p>04:01:19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495.42" calcext:value-type="float">
            <text:p>495.42</text:p>
          </table:table-cell>
          <table:table-cell office:value-type="float" office:value="607.5" calcext:value-type="float">
            <text:p>607.5</text:p>
          </table:table-cell>
        </table:table-row>
        <table:table-row table:style-name="ro1">
          <table:table-cell office:value-type="float" office:value="14494699" calcext:value-type="float">
            <text:p>14494699</text:p>
          </table:table-cell>
          <table:table-cell table:formula="of:=[.A908]/1000/(60*60*24)" office:value-type="time" office:time-value="PT04H01M34.699S" calcext:value-type="time">
            <text:p>04:01:35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495.96" calcext:value-type="float">
            <text:p>495.96</text:p>
          </table:table-cell>
          <table:table-cell office:value-type="float" office:value="608.15" calcext:value-type="float">
            <text:p>608.15</text:p>
          </table:table-cell>
        </table:table-row>
        <table:table-row table:style-name="ro1">
          <table:table-cell office:value-type="float" office:value="14510699" calcext:value-type="float">
            <text:p>14510699</text:p>
          </table:table-cell>
          <table:table-cell table:formula="of:=[.A909]/1000/(60*60*24)" office:value-type="time" office:time-value="PT04H01M50.699S" calcext:value-type="time">
            <text:p>04:01:51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496.5" calcext:value-type="float">
            <text:p>496.5</text:p>
          </table:table-cell>
          <table:table-cell office:value-type="float" office:value="608.8" calcext:value-type="float">
            <text:p>608.8</text:p>
          </table:table-cell>
        </table:table-row>
        <table:table-row table:style-name="ro1">
          <table:table-cell office:value-type="float" office:value="14526699" calcext:value-type="float">
            <text:p>14526699</text:p>
          </table:table-cell>
          <table:table-cell table:formula="of:=[.A910]/1000/(60*60*24)" office:value-type="time" office:time-value="PT04H02M06.699S" calcext:value-type="time">
            <text:p>04:02:07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497.03" calcext:value-type="float">
            <text:p>497.03</text:p>
          </table:table-cell>
          <table:table-cell office:value-type="float" office:value="609.45" calcext:value-type="float">
            <text:p>609.45</text:p>
          </table:table-cell>
        </table:table-row>
        <table:table-row table:style-name="ro1">
          <table:table-cell office:value-type="float" office:value="14542699" calcext:value-type="float">
            <text:p>14542699</text:p>
          </table:table-cell>
          <table:table-cell table:formula="of:=[.A911]/1000/(60*60*24)" office:value-type="time" office:time-value="PT04H02M22.699S" calcext:value-type="time">
            <text:p>04:02:23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497.57" calcext:value-type="float">
            <text:p>497.57</text:p>
          </table:table-cell>
          <table:table-cell office:value-type="float" office:value="610.1" calcext:value-type="float">
            <text:p>610.1</text:p>
          </table:table-cell>
        </table:table-row>
        <table:table-row table:style-name="ro1">
          <table:table-cell office:value-type="float" office:value="14558699" calcext:value-type="float">
            <text:p>14558699</text:p>
          </table:table-cell>
          <table:table-cell table:formula="of:=[.A912]/1000/(60*60*24)" office:value-type="time" office:time-value="PT04H02M38.699S" calcext:value-type="time">
            <text:p>04:02:39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498.11" calcext:value-type="float">
            <text:p>498.11</text:p>
          </table:table-cell>
          <table:table-cell office:value-type="float" office:value="610.74" calcext:value-type="float">
            <text:p>610.74</text:p>
          </table:table-cell>
        </table:table-row>
        <table:table-row table:style-name="ro1">
          <table:table-cell office:value-type="float" office:value="14574699" calcext:value-type="float">
            <text:p>14574699</text:p>
          </table:table-cell>
          <table:table-cell table:formula="of:=[.A913]/1000/(60*60*24)" office:value-type="time" office:time-value="PT04H02M54.699S" calcext:value-type="time">
            <text:p>04:02:55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498.65" calcext:value-type="float">
            <text:p>498.65</text:p>
          </table:table-cell>
          <table:table-cell office:value-type="float" office:value="611.39" calcext:value-type="float">
            <text:p>611.39</text:p>
          </table:table-cell>
        </table:table-row>
        <table:table-row table:style-name="ro1">
          <table:table-cell office:value-type="float" office:value="14590699" calcext:value-type="float">
            <text:p>14590699</text:p>
          </table:table-cell>
          <table:table-cell table:formula="of:=[.A914]/1000/(60*60*24)" office:value-type="time" office:time-value="PT04H03M10.699S" calcext:value-type="time">
            <text:p>04:03:11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499.18" calcext:value-type="float">
            <text:p>499.18</text:p>
          </table:table-cell>
          <table:table-cell office:value-type="float" office:value="612.04" calcext:value-type="float">
            <text:p>612.04</text:p>
          </table:table-cell>
        </table:table-row>
        <table:table-row table:style-name="ro1">
          <table:table-cell office:value-type="float" office:value="14606699" calcext:value-type="float">
            <text:p>14606699</text:p>
          </table:table-cell>
          <table:table-cell table:formula="of:=[.A915]/1000/(60*60*24)" office:value-type="time" office:time-value="PT04H03M26.699S" calcext:value-type="time">
            <text:p>04:03:27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499.72" calcext:value-type="float">
            <text:p>499.72</text:p>
          </table:table-cell>
          <table:table-cell office:value-type="float" office:value="612.69" calcext:value-type="float">
            <text:p>612.69</text:p>
          </table:table-cell>
        </table:table-row>
        <table:table-row table:style-name="ro1">
          <table:table-cell office:value-type="float" office:value="14622699" calcext:value-type="float">
            <text:p>14622699</text:p>
          </table:table-cell>
          <table:table-cell table:formula="of:=[.A916]/1000/(60*60*24)" office:value-type="time" office:time-value="PT04H03M42.699S" calcext:value-type="time">
            <text:p>04:03:43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500.26" calcext:value-type="float">
            <text:p>500.26</text:p>
          </table:table-cell>
          <table:table-cell office:value-type="float" office:value="613.33" calcext:value-type="float">
            <text:p>613.33</text:p>
          </table:table-cell>
        </table:table-row>
        <table:table-row table:style-name="ro1">
          <table:table-cell office:value-type="float" office:value="14638699" calcext:value-type="float">
            <text:p>14638699</text:p>
          </table:table-cell>
          <table:table-cell table:formula="of:=[.A917]/1000/(60*60*24)" office:value-type="time" office:time-value="PT04H03M58.699S" calcext:value-type="time">
            <text:p>04:03:59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500.8" calcext:value-type="float">
            <text:p>500.8</text:p>
          </table:table-cell>
          <table:table-cell office:value-type="float" office:value="613.98" calcext:value-type="float">
            <text:p>613.98</text:p>
          </table:table-cell>
        </table:table-row>
        <table:table-row table:style-name="ro1">
          <table:table-cell office:value-type="float" office:value="14654699" calcext:value-type="float">
            <text:p>14654699</text:p>
          </table:table-cell>
          <table:table-cell table:formula="of:=[.A918]/1000/(60*60*24)" office:value-type="time" office:time-value="PT04H04M14.699S" calcext:value-type="time">
            <text:p>04:04:15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501.34" calcext:value-type="float">
            <text:p>501.34</text:p>
          </table:table-cell>
          <table:table-cell office:value-type="float" office:value="614.63" calcext:value-type="float">
            <text:p>614.63</text:p>
          </table:table-cell>
        </table:table-row>
        <table:table-row table:style-name="ro1">
          <table:table-cell office:value-type="float" office:value="14670699" calcext:value-type="float">
            <text:p>14670699</text:p>
          </table:table-cell>
          <table:table-cell table:formula="of:=[.A919]/1000/(60*60*24)" office:value-type="time" office:time-value="PT04H04M30.699S" calcext:value-type="time">
            <text:p>04:04:31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501.87" calcext:value-type="float">
            <text:p>501.87</text:p>
          </table:table-cell>
          <table:table-cell office:value-type="float" office:value="615.28" calcext:value-type="float">
            <text:p>615.28</text:p>
          </table:table-cell>
        </table:table-row>
        <table:table-row table:style-name="ro1">
          <table:table-cell office:value-type="float" office:value="14686699" calcext:value-type="float">
            <text:p>14686699</text:p>
          </table:table-cell>
          <table:table-cell table:formula="of:=[.A920]/1000/(60*60*24)" office:value-type="time" office:time-value="PT04H04M46.699S" calcext:value-type="time">
            <text:p>04:04:47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502.41" calcext:value-type="float">
            <text:p>502.41</text:p>
          </table:table-cell>
          <table:table-cell office:value-type="float" office:value="615.92" calcext:value-type="float">
            <text:p>615.92</text:p>
          </table:table-cell>
        </table:table-row>
        <table:table-row table:style-name="ro1">
          <table:table-cell office:value-type="float" office:value="14702699" calcext:value-type="float">
            <text:p>14702699</text:p>
          </table:table-cell>
          <table:table-cell table:formula="of:=[.A921]/1000/(60*60*24)" office:value-type="time" office:time-value="PT04H05M02.699S" calcext:value-type="time">
            <text:p>04:05:03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502.95" calcext:value-type="float">
            <text:p>502.95</text:p>
          </table:table-cell>
          <table:table-cell office:value-type="float" office:value="616.57" calcext:value-type="float">
            <text:p>616.57</text:p>
          </table:table-cell>
        </table:table-row>
        <table:table-row table:style-name="ro1">
          <table:table-cell office:value-type="float" office:value="14718699" calcext:value-type="float">
            <text:p>14718699</text:p>
          </table:table-cell>
          <table:table-cell table:formula="of:=[.A922]/1000/(60*60*24)" office:value-type="time" office:time-value="PT04H05M18.699S" calcext:value-type="time">
            <text:p>04:05:19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503.49" calcext:value-type="float">
            <text:p>503.49</text:p>
          </table:table-cell>
          <table:table-cell office:value-type="float" office:value="617.22" calcext:value-type="float">
            <text:p>617.22</text:p>
          </table:table-cell>
        </table:table-row>
        <table:table-row table:style-name="ro1">
          <table:table-cell office:value-type="float" office:value="14734699" calcext:value-type="float">
            <text:p>14734699</text:p>
          </table:table-cell>
          <table:table-cell table:formula="of:=[.A923]/1000/(60*60*24)" office:value-type="time" office:time-value="PT04H05M34.699S" calcext:value-type="time">
            <text:p>04:05:35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504.02" calcext:value-type="float">
            <text:p>504.02</text:p>
          </table:table-cell>
          <table:table-cell office:value-type="float" office:value="617.87" calcext:value-type="float">
            <text:p>617.87</text:p>
          </table:table-cell>
        </table:table-row>
        <table:table-row table:style-name="ro1">
          <table:table-cell office:value-type="float" office:value="14750699" calcext:value-type="float">
            <text:p>14750699</text:p>
          </table:table-cell>
          <table:table-cell table:formula="of:=[.A924]/1000/(60*60*24)" office:value-type="time" office:time-value="PT04H05M50.699S" calcext:value-type="time">
            <text:p>04:05:51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504.56" calcext:value-type="float">
            <text:p>504.56</text:p>
          </table:table-cell>
          <table:table-cell office:value-type="float" office:value="618.51" calcext:value-type="float">
            <text:p>618.51</text:p>
          </table:table-cell>
        </table:table-row>
        <table:table-row table:style-name="ro1">
          <table:table-cell office:value-type="float" office:value="14766699" calcext:value-type="float">
            <text:p>14766699</text:p>
          </table:table-cell>
          <table:table-cell table:formula="of:=[.A925]/1000/(60*60*24)" office:value-type="time" office:time-value="PT04H06M06.699S" calcext:value-type="time">
            <text:p>04:06:07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505.1" calcext:value-type="float">
            <text:p>505.1</text:p>
          </table:table-cell>
          <table:table-cell office:value-type="float" office:value="619.16" calcext:value-type="float">
            <text:p>619.16</text:p>
          </table:table-cell>
        </table:table-row>
        <table:table-row table:style-name="ro1">
          <table:table-cell office:value-type="float" office:value="14782699" calcext:value-type="float">
            <text:p>14782699</text:p>
          </table:table-cell>
          <table:table-cell table:formula="of:=[.A926]/1000/(60*60*24)" office:value-type="time" office:time-value="PT04H06M22.699S" calcext:value-type="time">
            <text:p>04:06:23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505.64" calcext:value-type="float">
            <text:p>505.64</text:p>
          </table:table-cell>
          <table:table-cell office:value-type="float" office:value="619.81" calcext:value-type="float">
            <text:p>619.81</text:p>
          </table:table-cell>
        </table:table-row>
        <table:table-row table:style-name="ro1">
          <table:table-cell office:value-type="float" office:value="14798699" calcext:value-type="float">
            <text:p>14798699</text:p>
          </table:table-cell>
          <table:table-cell table:formula="of:=[.A927]/1000/(60*60*24)" office:value-type="time" office:time-value="PT04H06M38.699S" calcext:value-type="time">
            <text:p>04:06:39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506.17" calcext:value-type="float">
            <text:p>506.17</text:p>
          </table:table-cell>
          <table:table-cell office:value-type="float" office:value="620.45" calcext:value-type="float">
            <text:p>620.45</text:p>
          </table:table-cell>
        </table:table-row>
        <table:table-row table:style-name="ro1">
          <table:table-cell office:value-type="float" office:value="14814699" calcext:value-type="float">
            <text:p>14814699</text:p>
          </table:table-cell>
          <table:table-cell table:formula="of:=[.A928]/1000/(60*60*24)" office:value-type="time" office:time-value="PT04H06M54.699S" calcext:value-type="time">
            <text:p>04:06:55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506.71" calcext:value-type="float">
            <text:p>506.71</text:p>
          </table:table-cell>
          <table:table-cell office:value-type="float" office:value="621.1" calcext:value-type="float">
            <text:p>621.1</text:p>
          </table:table-cell>
        </table:table-row>
        <table:table-row table:style-name="ro1">
          <table:table-cell office:value-type="float" office:value="14830699" calcext:value-type="float">
            <text:p>14830699</text:p>
          </table:table-cell>
          <table:table-cell table:formula="of:=[.A929]/1000/(60*60*24)" office:value-type="time" office:time-value="PT04H07M10.699S" calcext:value-type="time">
            <text:p>04:07:11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69" calcext:value-type="float">
            <text:p>145.69</text:p>
          </table:table-cell>
          <table:table-cell office:value-type="float" office:value="507.25" calcext:value-type="float">
            <text:p>507.25</text:p>
          </table:table-cell>
          <table:table-cell office:value-type="float" office:value="621.75" calcext:value-type="float">
            <text:p>621.75</text:p>
          </table:table-cell>
        </table:table-row>
        <table:table-row table:style-name="ro1">
          <table:table-cell office:value-type="float" office:value="14846699" calcext:value-type="float">
            <text:p>14846699</text:p>
          </table:table-cell>
          <table:table-cell table:formula="of:=[.A930]/1000/(60*60*24)" office:value-type="time" office:time-value="PT04H07M26.699S" calcext:value-type="time">
            <text:p>04:07:27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21" calcext:value-type="float">
            <text:p>145.21</text:p>
          </table:table-cell>
          <table:table-cell office:value-type="float" office:value="507.79" calcext:value-type="float">
            <text:p>507.79</text:p>
          </table:table-cell>
          <table:table-cell office:value-type="float" office:value="622.4" calcext:value-type="float">
            <text:p>622.4</text:p>
          </table:table-cell>
        </table:table-row>
        <table:table-row table:style-name="ro1">
          <table:table-cell office:value-type="float" office:value="14862699" calcext:value-type="float">
            <text:p>14862699</text:p>
          </table:table-cell>
          <table:table-cell table:formula="of:=[.A931]/1000/(60*60*24)" office:value-type="time" office:time-value="PT04H07M42.699S" calcext:value-type="time">
            <text:p>04:07:43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8" calcext:value-type="float">
            <text:p>145.58</text:p>
          </table:table-cell>
          <table:table-cell office:value-type="float" office:value="508.32" calcext:value-type="float">
            <text:p>508.32</text:p>
          </table:table-cell>
          <table:table-cell office:value-type="float" office:value="623.04" calcext:value-type="float">
            <text:p>623.04</text:p>
          </table:table-cell>
        </table:table-row>
        <table:table-row table:style-name="ro1">
          <table:table-cell office:value-type="float" office:value="14878699" calcext:value-type="float">
            <text:p>14878699</text:p>
          </table:table-cell>
          <table:table-cell table:formula="of:=[.A932]/1000/(60*60*24)" office:value-type="time" office:time-value="PT04H07M58.699S" calcext:value-type="time">
            <text:p>04:07:59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508.86" calcext:value-type="float">
            <text:p>508.86</text:p>
          </table:table-cell>
          <table:table-cell office:value-type="float" office:value="623.69" calcext:value-type="float">
            <text:p>623.69</text:p>
          </table:table-cell>
        </table:table-row>
        <table:table-row table:style-name="ro1">
          <table:table-cell office:value-type="float" office:value="14894699" calcext:value-type="float">
            <text:p>14894699</text:p>
          </table:table-cell>
          <table:table-cell table:formula="of:=[.A933]/1000/(60*60*24)" office:value-type="time" office:time-value="PT04H08M14.699S" calcext:value-type="time">
            <text:p>04:08:15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509.4" calcext:value-type="float">
            <text:p>509.4</text:p>
          </table:table-cell>
          <table:table-cell office:value-type="float" office:value="624.34" calcext:value-type="float">
            <text:p>624.34</text:p>
          </table:table-cell>
        </table:table-row>
        <table:table-row table:style-name="ro1">
          <table:table-cell office:value-type="float" office:value="14910699" calcext:value-type="float">
            <text:p>14910699</text:p>
          </table:table-cell>
          <table:table-cell table:formula="of:=[.A934]/1000/(60*60*24)" office:value-type="time" office:time-value="PT04H08M30.699S" calcext:value-type="time">
            <text:p>04:08:31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69" calcext:value-type="float">
            <text:p>145.69</text:p>
          </table:table-cell>
          <table:table-cell office:value-type="float" office:value="509.94" calcext:value-type="float">
            <text:p>509.94</text:p>
          </table:table-cell>
          <table:table-cell office:value-type="float" office:value="624.98" calcext:value-type="float">
            <text:p>624.98</text:p>
          </table:table-cell>
        </table:table-row>
        <table:table-row table:style-name="ro1">
          <table:table-cell office:value-type="float" office:value="14926699" calcext:value-type="float">
            <text:p>14926699</text:p>
          </table:table-cell>
          <table:table-cell table:formula="of:=[.A935]/1000/(60*60*24)" office:value-type="time" office:time-value="PT04H08M46.699S" calcext:value-type="time">
            <text:p>04:08:47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8" calcext:value-type="float">
            <text:p>145.58</text:p>
          </table:table-cell>
          <table:table-cell office:value-type="float" office:value="510.47" calcext:value-type="float">
            <text:p>510.47</text:p>
          </table:table-cell>
          <table:table-cell office:value-type="float" office:value="625.63" calcext:value-type="float">
            <text:p>625.63</text:p>
          </table:table-cell>
        </table:table-row>
        <table:table-row table:style-name="ro1">
          <table:table-cell office:value-type="float" office:value="14942699" calcext:value-type="float">
            <text:p>14942699</text:p>
          </table:table-cell>
          <table:table-cell table:formula="of:=[.A936]/1000/(60*60*24)" office:value-type="time" office:time-value="PT04H09M02.699S" calcext:value-type="time">
            <text:p>04:09:03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21" calcext:value-type="float">
            <text:p>145.21</text:p>
          </table:table-cell>
          <table:table-cell office:value-type="float" office:value="511.01" calcext:value-type="float">
            <text:p>511.01</text:p>
          </table:table-cell>
          <table:table-cell office:value-type="float" office:value="626.28" calcext:value-type="float">
            <text:p>626.28</text:p>
          </table:table-cell>
        </table:table-row>
        <table:table-row table:style-name="ro1">
          <table:table-cell office:value-type="float" office:value="14958699" calcext:value-type="float">
            <text:p>14958699</text:p>
          </table:table-cell>
          <table:table-cell table:formula="of:=[.A937]/1000/(60*60*24)" office:value-type="time" office:time-value="PT04H09M18.699S" calcext:value-type="time">
            <text:p>04:09:19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511.55" calcext:value-type="float">
            <text:p>511.55</text:p>
          </table:table-cell>
          <table:table-cell office:value-type="float" office:value="626.92" calcext:value-type="float">
            <text:p>626.92</text:p>
          </table:table-cell>
        </table:table-row>
        <table:table-row table:style-name="ro1">
          <table:table-cell office:value-type="float" office:value="14974699" calcext:value-type="float">
            <text:p>14974699</text:p>
          </table:table-cell>
          <table:table-cell table:formula="of:=[.A938]/1000/(60*60*24)" office:value-type="time" office:time-value="PT04H09M34.699S" calcext:value-type="time">
            <text:p>04:09:35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8" calcext:value-type="float">
            <text:p>145.58</text:p>
          </table:table-cell>
          <table:table-cell office:value-type="float" office:value="512.08" calcext:value-type="float">
            <text:p>512.08</text:p>
          </table:table-cell>
          <table:table-cell office:value-type="float" office:value="627.57" calcext:value-type="float">
            <text:p>627.57</text:p>
          </table:table-cell>
        </table:table-row>
        <table:table-row table:style-name="ro1">
          <table:table-cell office:value-type="float" office:value="14990699" calcext:value-type="float">
            <text:p>14990699</text:p>
          </table:table-cell>
          <table:table-cell table:formula="of:=[.A939]/1000/(60*60*24)" office:value-type="time" office:time-value="PT04H09M50.699S" calcext:value-type="time">
            <text:p>04:09:51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512.62" calcext:value-type="float">
            <text:p>512.62</text:p>
          </table:table-cell>
          <table:table-cell office:value-type="float" office:value="628.22" calcext:value-type="float">
            <text:p>628.22</text:p>
          </table:table-cell>
        </table:table-row>
        <table:table-row table:style-name="ro1">
          <table:table-cell office:value-type="float" office:value="15006699" calcext:value-type="float">
            <text:p>15006699</text:p>
          </table:table-cell>
          <table:table-cell table:formula="of:=[.A940]/1000/(60*60*24)" office:value-type="time" office:time-value="PT04H10M06.699S" calcext:value-type="time">
            <text:p>04:10:07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513.16" calcext:value-type="float">
            <text:p>513.16</text:p>
          </table:table-cell>
          <table:table-cell office:value-type="float" office:value="628.86" calcext:value-type="float">
            <text:p>628.86</text:p>
          </table:table-cell>
        </table:table-row>
        <table:table-row table:style-name="ro1">
          <table:table-cell office:value-type="float" office:value="15022699" calcext:value-type="float">
            <text:p>15022699</text:p>
          </table:table-cell>
          <table:table-cell table:formula="of:=[.A941]/1000/(60*60*24)" office:value-type="time" office:time-value="PT04H10M22.699S" calcext:value-type="time">
            <text:p>04:10:23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21" calcext:value-type="float">
            <text:p>145.21</text:p>
          </table:table-cell>
          <table:table-cell office:value-type="float" office:value="513.7" calcext:value-type="float">
            <text:p>513.7</text:p>
          </table:table-cell>
          <table:table-cell office:value-type="float" office:value="629.51" calcext:value-type="float">
            <text:p>629.51</text:p>
          </table:table-cell>
        </table:table-row>
        <table:table-row table:style-name="ro1">
          <table:table-cell office:value-type="float" office:value="15038699" calcext:value-type="float">
            <text:p>15038699</text:p>
          </table:table-cell>
          <table:table-cell table:formula="of:=[.A942]/1000/(60*60*24)" office:value-type="time" office:time-value="PT04H10M38.699S" calcext:value-type="time">
            <text:p>04:10:39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514.23" calcext:value-type="float">
            <text:p>514.23</text:p>
          </table:table-cell>
          <table:table-cell office:value-type="float" office:value="630.16" calcext:value-type="float">
            <text:p>630.16</text:p>
          </table:table-cell>
        </table:table-row>
        <table:table-row table:style-name="ro1">
          <table:table-cell office:value-type="float" office:value="15054699" calcext:value-type="float">
            <text:p>15054699</text:p>
          </table:table-cell>
          <table:table-cell table:formula="of:=[.A943]/1000/(60*60*24)" office:value-type="time" office:time-value="PT04H10M54.699S" calcext:value-type="time">
            <text:p>04:10:55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514.77" calcext:value-type="float">
            <text:p>514.77</text:p>
          </table:table-cell>
          <table:table-cell office:value-type="float" office:value="630.8" calcext:value-type="float">
            <text:p>630.8</text:p>
          </table:table-cell>
        </table:table-row>
        <table:table-row table:style-name="ro1">
          <table:table-cell office:value-type="float" office:value="15070699" calcext:value-type="float">
            <text:p>15070699</text:p>
          </table:table-cell>
          <table:table-cell table:formula="of:=[.A944]/1000/(60*60*24)" office:value-type="time" office:time-value="PT04H11M10.699S" calcext:value-type="time">
            <text:p>04:11:11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515.31" calcext:value-type="float">
            <text:p>515.31</text:p>
          </table:table-cell>
          <table:table-cell office:value-type="float" office:value="631.45" calcext:value-type="float">
            <text:p>631.45</text:p>
          </table:table-cell>
        </table:table-row>
        <table:table-row table:style-name="ro1">
          <table:table-cell office:value-type="float" office:value="15086699" calcext:value-type="float">
            <text:p>15086699</text:p>
          </table:table-cell>
          <table:table-cell table:formula="of:=[.A945]/1000/(60*60*24)" office:value-type="time" office:time-value="PT04H11M26.699S" calcext:value-type="time">
            <text:p>04:11:27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515.85" calcext:value-type="float">
            <text:p>515.85</text:p>
          </table:table-cell>
          <table:table-cell office:value-type="float" office:value="632.09" calcext:value-type="float">
            <text:p>632.09</text:p>
          </table:table-cell>
        </table:table-row>
        <table:table-row table:style-name="ro1">
          <table:table-cell office:value-type="float" office:value="15102699" calcext:value-type="float">
            <text:p>15102699</text:p>
          </table:table-cell>
          <table:table-cell table:formula="of:=[.A946]/1000/(60*60*24)" office:value-type="time" office:time-value="PT04H11M42.699S" calcext:value-type="time">
            <text:p>04:11:43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516.38" calcext:value-type="float">
            <text:p>516.38</text:p>
          </table:table-cell>
          <table:table-cell office:value-type="float" office:value="632.74" calcext:value-type="float">
            <text:p>632.74</text:p>
          </table:table-cell>
        </table:table-row>
        <table:table-row table:style-name="ro1">
          <table:table-cell office:value-type="float" office:value="15118699" calcext:value-type="float">
            <text:p>15118699</text:p>
          </table:table-cell>
          <table:table-cell table:formula="of:=[.A947]/1000/(60*60*24)" office:value-type="time" office:time-value="PT04H11M58.699S" calcext:value-type="time">
            <text:p>04:11:59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516.92" calcext:value-type="float">
            <text:p>516.92</text:p>
          </table:table-cell>
          <table:table-cell office:value-type="float" office:value="633.38" calcext:value-type="float">
            <text:p>633.38</text:p>
          </table:table-cell>
        </table:table-row>
        <table:table-row table:style-name="ro1">
          <table:table-cell office:value-type="float" office:value="15134699" calcext:value-type="float">
            <text:p>15134699</text:p>
          </table:table-cell>
          <table:table-cell table:formula="of:=[.A948]/1000/(60*60*24)" office:value-type="time" office:time-value="PT04H12M14.699S" calcext:value-type="time">
            <text:p>04:12:15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517.46" calcext:value-type="float">
            <text:p>517.46</text:p>
          </table:table-cell>
          <table:table-cell office:value-type="float" office:value="634.03" calcext:value-type="float">
            <text:p>634.03</text:p>
          </table:table-cell>
        </table:table-row>
        <table:table-row table:style-name="ro1">
          <table:table-cell office:value-type="float" office:value="15150697" calcext:value-type="float">
            <text:p>15150697</text:p>
          </table:table-cell>
          <table:table-cell table:formula="of:=[.A949]/1000/(60*60*24)" office:value-type="time" office:time-value="PT04H12M30.697S" calcext:value-type="time">
            <text:p>04:12:31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517.99" calcext:value-type="float">
            <text:p>517.99</text:p>
          </table:table-cell>
          <table:table-cell office:value-type="float" office:value="634.67" calcext:value-type="float">
            <text:p>634.67</text:p>
          </table:table-cell>
        </table:table-row>
        <table:table-row table:style-name="ro1">
          <table:table-cell office:value-type="float" office:value="15166699" calcext:value-type="float">
            <text:p>15166699</text:p>
          </table:table-cell>
          <table:table-cell table:formula="of:=[.A950]/1000/(60*60*24)" office:value-type="time" office:time-value="PT04H12M46.699S" calcext:value-type="time">
            <text:p>04:12:47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518.53" calcext:value-type="float">
            <text:p>518.53</text:p>
          </table:table-cell>
          <table:table-cell office:value-type="float" office:value="635.32" calcext:value-type="float">
            <text:p>635.32</text:p>
          </table:table-cell>
        </table:table-row>
        <table:table-row table:style-name="ro1">
          <table:table-cell office:value-type="float" office:value="15182699" calcext:value-type="float">
            <text:p>15182699</text:p>
          </table:table-cell>
          <table:table-cell table:formula="of:=[.A951]/1000/(60*60*24)" office:value-type="time" office:time-value="PT04H13M02.699S" calcext:value-type="time">
            <text:p>04:13:03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5.45" calcext:value-type="float">
            <text:p>145.45</text:p>
          </table:table-cell>
          <table:table-cell office:value-type="float" office:value="519.07" calcext:value-type="float">
            <text:p>519.07</text:p>
          </table:table-cell>
          <table:table-cell office:value-type="float" office:value="635.97" calcext:value-type="float">
            <text:p>635.97</text:p>
          </table:table-cell>
        </table:table-row>
        <table:table-row table:style-name="ro1">
          <table:table-cell office:value-type="float" office:value="15198699" calcext:value-type="float">
            <text:p>15198699</text:p>
          </table:table-cell>
          <table:table-cell table:formula="of:=[.A952]/1000/(60*60*24)" office:value-type="time" office:time-value="PT04H13M18.699S" calcext:value-type="time">
            <text:p>04:13:19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519.61" calcext:value-type="float">
            <text:p>519.61</text:p>
          </table:table-cell>
          <table:table-cell office:value-type="float" office:value="636.61" calcext:value-type="float">
            <text:p>636.61</text:p>
          </table:table-cell>
        </table:table-row>
        <table:table-row table:style-name="ro1">
          <table:table-cell office:value-type="float" office:value="15214699" calcext:value-type="float">
            <text:p>15214699</text:p>
          </table:table-cell>
          <table:table-cell table:formula="of:=[.A953]/1000/(60*60*24)" office:value-type="time" office:time-value="PT04H13M34.699S" calcext:value-type="time">
            <text:p>04:13:35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520.14" calcext:value-type="float">
            <text:p>520.14</text:p>
          </table:table-cell>
          <table:table-cell office:value-type="float" office:value="637.26" calcext:value-type="float">
            <text:p>637.26</text:p>
          </table:table-cell>
        </table:table-row>
        <table:table-row table:style-name="ro1">
          <table:table-cell office:value-type="float" office:value="15230699" calcext:value-type="float">
            <text:p>15230699</text:p>
          </table:table-cell>
          <table:table-cell table:formula="of:=[.A954]/1000/(60*60*24)" office:value-type="time" office:time-value="PT04H13M50.699S" calcext:value-type="time">
            <text:p>04:13:51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520.68" calcext:value-type="float">
            <text:p>520.68</text:p>
          </table:table-cell>
          <table:table-cell office:value-type="float" office:value="637.9" calcext:value-type="float">
            <text:p>637.9</text:p>
          </table:table-cell>
        </table:table-row>
        <table:table-row table:style-name="ro1">
          <table:table-cell office:value-type="float" office:value="15246699" calcext:value-type="float">
            <text:p>15246699</text:p>
          </table:table-cell>
          <table:table-cell table:formula="of:=[.A955]/1000/(60*60*24)" office:value-type="time" office:time-value="PT04H14M06.699S" calcext:value-type="time">
            <text:p>04:14:07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521.22" calcext:value-type="float">
            <text:p>521.22</text:p>
          </table:table-cell>
          <table:table-cell office:value-type="float" office:value="638.55" calcext:value-type="float">
            <text:p>638.55</text:p>
          </table:table-cell>
        </table:table-row>
        <table:table-row table:style-name="ro1">
          <table:table-cell office:value-type="float" office:value="15262699" calcext:value-type="float">
            <text:p>15262699</text:p>
          </table:table-cell>
          <table:table-cell table:formula="of:=[.A956]/1000/(60*60*24)" office:value-type="time" office:time-value="PT04H14M22.699S" calcext:value-type="time">
            <text:p>04:14:23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5.45" calcext:value-type="float">
            <text:p>145.45</text:p>
          </table:table-cell>
          <table:table-cell office:value-type="float" office:value="521.75" calcext:value-type="float">
            <text:p>521.75</text:p>
          </table:table-cell>
          <table:table-cell office:value-type="float" office:value="639.19" calcext:value-type="float">
            <text:p>639.19</text:p>
          </table:table-cell>
        </table:table-row>
        <table:table-row table:style-name="ro1">
          <table:table-cell office:value-type="float" office:value="15278699" calcext:value-type="float">
            <text:p>15278699</text:p>
          </table:table-cell>
          <table:table-cell table:formula="of:=[.A957]/1000/(60*60*24)" office:value-type="time" office:time-value="PT04H14M38.699S" calcext:value-type="time">
            <text:p>04:14:39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522.29" calcext:value-type="float">
            <text:p>522.29</text:p>
          </table:table-cell>
          <table:table-cell office:value-type="float" office:value="639.84" calcext:value-type="float">
            <text:p>639.84</text:p>
          </table:table-cell>
        </table:table-row>
        <table:table-row table:style-name="ro1">
          <table:table-cell office:value-type="float" office:value="15294699" calcext:value-type="float">
            <text:p>15294699</text:p>
          </table:table-cell>
          <table:table-cell table:formula="of:=[.A958]/1000/(60*60*24)" office:value-type="time" office:time-value="PT04H14M54.699S" calcext:value-type="time">
            <text:p>04:14:55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522.83" calcext:value-type="float">
            <text:p>522.83</text:p>
          </table:table-cell>
          <table:table-cell office:value-type="float" office:value="640.48" calcext:value-type="float">
            <text:p>640.48</text:p>
          </table:table-cell>
        </table:table-row>
        <table:table-row table:style-name="ro1">
          <table:table-cell office:value-type="float" office:value="15310699" calcext:value-type="float">
            <text:p>15310699</text:p>
          </table:table-cell>
          <table:table-cell table:formula="of:=[.A959]/1000/(60*60*24)" office:value-type="time" office:time-value="PT04H15M10.699S" calcext:value-type="time">
            <text:p>04:15:11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523.36" calcext:value-type="float">
            <text:p>523.36</text:p>
          </table:table-cell>
          <table:table-cell office:value-type="float" office:value="641.13" calcext:value-type="float">
            <text:p>641.13</text:p>
          </table:table-cell>
        </table:table-row>
        <table:table-row table:style-name="ro1">
          <table:table-cell office:value-type="float" office:value="15326699" calcext:value-type="float">
            <text:p>15326699</text:p>
          </table:table-cell>
          <table:table-cell table:formula="of:=[.A960]/1000/(60*60*24)" office:value-type="time" office:time-value="PT04H15M26.699S" calcext:value-type="time">
            <text:p>04:15:27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523.9" calcext:value-type="float">
            <text:p>523.9</text:p>
          </table:table-cell>
          <table:table-cell office:value-type="float" office:value="641.78" calcext:value-type="float">
            <text:p>641.78</text:p>
          </table:table-cell>
        </table:table-row>
        <table:table-row table:style-name="ro1">
          <table:table-cell office:value-type="float" office:value="15342699" calcext:value-type="float">
            <text:p>15342699</text:p>
          </table:table-cell>
          <table:table-cell table:formula="of:=[.A961]/1000/(60*60*24)" office:value-type="time" office:time-value="PT04H15M42.699S" calcext:value-type="time">
            <text:p>04:15:43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524.44" calcext:value-type="float">
            <text:p>524.44</text:p>
          </table:table-cell>
          <table:table-cell office:value-type="float" office:value="642.42" calcext:value-type="float">
            <text:p>642.42</text:p>
          </table:table-cell>
        </table:table-row>
        <table:table-row table:style-name="ro1">
          <table:table-cell office:value-type="float" office:value="15358699" calcext:value-type="float">
            <text:p>15358699</text:p>
          </table:table-cell>
          <table:table-cell table:formula="of:=[.A962]/1000/(60*60*24)" office:value-type="time" office:time-value="PT04H15M58.699S" calcext:value-type="time">
            <text:p>04:15:59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524.98" calcext:value-type="float">
            <text:p>524.98</text:p>
          </table:table-cell>
          <table:table-cell office:value-type="float" office:value="643.06" calcext:value-type="float">
            <text:p>643.06</text:p>
          </table:table-cell>
        </table:table-row>
        <table:table-row table:style-name="ro1">
          <table:table-cell office:value-type="float" office:value="15374697" calcext:value-type="float">
            <text:p>15374697</text:p>
          </table:table-cell>
          <table:table-cell table:formula="of:=[.A963]/1000/(60*60*24)" office:value-type="time" office:time-value="PT04H16M14.697S" calcext:value-type="time">
            <text:p>04:16:15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525.51" calcext:value-type="float">
            <text:p>525.51</text:p>
          </table:table-cell>
          <table:table-cell office:value-type="float" office:value="643.71" calcext:value-type="float">
            <text:p>643.71</text:p>
          </table:table-cell>
        </table:table-row>
        <table:table-row table:style-name="ro1">
          <table:table-cell office:value-type="float" office:value="15390699" calcext:value-type="float">
            <text:p>15390699</text:p>
          </table:table-cell>
          <table:table-cell table:formula="of:=[.A964]/1000/(60*60*24)" office:value-type="time" office:time-value="PT04H16M30.699S" calcext:value-type="time">
            <text:p>04:16:31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5.33" calcext:value-type="float">
            <text:p>145.33</text:p>
          </table:table-cell>
          <table:table-cell office:value-type="float" office:value="526.05" calcext:value-type="float">
            <text:p>526.05</text:p>
          </table:table-cell>
          <table:table-cell office:value-type="float" office:value="644.36" calcext:value-type="float">
            <text:p>644.36</text:p>
          </table:table-cell>
        </table:table-row>
        <table:table-row table:style-name="ro1">
          <table:table-cell office:value-type="float" office:value="15406699" calcext:value-type="float">
            <text:p>15406699</text:p>
          </table:table-cell>
          <table:table-cell table:formula="of:=[.A965]/1000/(60*60*24)" office:value-type="time" office:time-value="PT04H16M46.699S" calcext:value-type="time">
            <text:p>04:16:47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526.59" calcext:value-type="float">
            <text:p>526.59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float" office:value="15422699" calcext:value-type="float">
            <text:p>15422699</text:p>
          </table:table-cell>
          <table:table-cell table:formula="of:=[.A966]/1000/(60*60*24)" office:value-type="time" office:time-value="PT04H17M02.699S" calcext:value-type="time">
            <text:p>04:17:03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527.12" calcext:value-type="float">
            <text:p>527.12</text:p>
          </table:table-cell>
          <table:table-cell office:value-type="float" office:value="645.64" calcext:value-type="float">
            <text:p>645.64</text:p>
          </table:table-cell>
        </table:table-row>
        <table:table-row table:style-name="ro1">
          <table:table-cell office:value-type="float" office:value="15438699" calcext:value-type="float">
            <text:p>15438699</text:p>
          </table:table-cell>
          <table:table-cell table:formula="of:=[.A967]/1000/(60*60*24)" office:value-type="time" office:time-value="PT04H17M18.699S" calcext:value-type="time">
            <text:p>04:17:19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527.66" calcext:value-type="float">
            <text:p>527.66</text:p>
          </table:table-cell>
          <table:table-cell office:value-type="float" office:value="646.29" calcext:value-type="float">
            <text:p>646.29</text:p>
          </table:table-cell>
        </table:table-row>
        <table:table-row table:style-name="ro1">
          <table:table-cell office:value-type="float" office:value="15454699" calcext:value-type="float">
            <text:p>15454699</text:p>
          </table:table-cell>
          <table:table-cell table:formula="of:=[.A968]/1000/(60*60*24)" office:value-type="time" office:time-value="PT04H17M34.699S" calcext:value-type="time">
            <text:p>04:17:35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528.2" calcext:value-type="float">
            <text:p>528.2</text:p>
          </table:table-cell>
          <table:table-cell office:value-type="float" office:value="646.93" calcext:value-type="float">
            <text:p>646.93</text:p>
          </table:table-cell>
        </table:table-row>
        <table:table-row table:style-name="ro1">
          <table:table-cell office:value-type="float" office:value="15470699" calcext:value-type="float">
            <text:p>15470699</text:p>
          </table:table-cell>
          <table:table-cell table:formula="of:=[.A969]/1000/(60*60*24)" office:value-type="time" office:time-value="PT04H17M50.699S" calcext:value-type="time">
            <text:p>04:17:51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528.73" calcext:value-type="float">
            <text:p>528.73</text:p>
          </table:table-cell>
          <table:table-cell office:value-type="float" office:value="647.58" calcext:value-type="float">
            <text:p>647.58</text:p>
          </table:table-cell>
        </table:table-row>
        <table:table-row table:style-name="ro1">
          <table:table-cell office:value-type="float" office:value="15486699" calcext:value-type="float">
            <text:p>15486699</text:p>
          </table:table-cell>
          <table:table-cell table:formula="of:=[.A970]/1000/(60*60*24)" office:value-type="time" office:time-value="PT04H18M06.699S" calcext:value-type="time">
            <text:p>04:18:07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529.27" calcext:value-type="float">
            <text:p>529.27</text:p>
          </table:table-cell>
          <table:table-cell office:value-type="float" office:value="648.22" calcext:value-type="float">
            <text:p>648.22</text:p>
          </table:table-cell>
        </table:table-row>
        <table:table-row table:style-name="ro1">
          <table:table-cell office:value-type="float" office:value="15502699" calcext:value-type="float">
            <text:p>15502699</text:p>
          </table:table-cell>
          <table:table-cell table:formula="of:=[.A971]/1000/(60*60*24)" office:value-type="time" office:time-value="PT04H18M22.699S" calcext:value-type="time">
            <text:p>04:18:23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529.81" calcext:value-type="float">
            <text:p>529.81</text:p>
          </table:table-cell>
          <table:table-cell office:value-type="float" office:value="648.87" calcext:value-type="float">
            <text:p>648.87</text:p>
          </table:table-cell>
        </table:table-row>
        <table:table-row table:style-name="ro1">
          <table:table-cell office:value-type="float" office:value="15518699" calcext:value-type="float">
            <text:p>15518699</text:p>
          </table:table-cell>
          <table:table-cell table:formula="of:=[.A972]/1000/(60*60*24)" office:value-type="time" office:time-value="PT04H18M38.699S" calcext:value-type="time">
            <text:p>04:18:39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530.34" calcext:value-type="float">
            <text:p>530.34</text:p>
          </table:table-cell>
          <table:table-cell office:value-type="float" office:value="649.51" calcext:value-type="float">
            <text:p>649.51</text:p>
          </table:table-cell>
        </table:table-row>
        <table:table-row table:style-name="ro1">
          <table:table-cell office:value-type="float" office:value="15534699" calcext:value-type="float">
            <text:p>15534699</text:p>
          </table:table-cell>
          <table:table-cell table:formula="of:=[.A973]/1000/(60*60*24)" office:value-type="time" office:time-value="PT04H18M54.699S" calcext:value-type="time">
            <text:p>04:18:55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530.88" calcext:value-type="float">
            <text:p>530.88</text:p>
          </table:table-cell>
          <table:table-cell office:value-type="float" office:value="650.15" calcext:value-type="float">
            <text:p>650.15</text:p>
          </table:table-cell>
        </table:table-row>
        <table:table-row table:style-name="ro1">
          <table:table-cell office:value-type="float" office:value="15550699" calcext:value-type="float">
            <text:p>15550699</text:p>
          </table:table-cell>
          <table:table-cell table:formula="of:=[.A974]/1000/(60*60*24)" office:value-type="time" office:time-value="PT04H19M10.699S" calcext:value-type="time">
            <text:p>04:19:11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531.42" calcext:value-type="float">
            <text:p>531.42</text:p>
          </table:table-cell>
          <table:table-cell office:value-type="float" office:value="650.8" calcext:value-type="float">
            <text:p>650.8</text:p>
          </table:table-cell>
        </table:table-row>
        <table:table-row table:style-name="ro1">
          <table:table-cell office:value-type="float" office:value="15566699" calcext:value-type="float">
            <text:p>15566699</text:p>
          </table:table-cell>
          <table:table-cell table:formula="of:=[.A975]/1000/(60*60*24)" office:value-type="time" office:time-value="PT04H19M26.699S" calcext:value-type="time">
            <text:p>04:19:27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531.95" calcext:value-type="float">
            <text:p>531.95</text:p>
          </table:table-cell>
          <table:table-cell office:value-type="float" office:value="651.44" calcext:value-type="float">
            <text:p>651.44</text:p>
          </table:table-cell>
        </table:table-row>
        <table:table-row table:style-name="ro1">
          <table:table-cell office:value-type="float" office:value="15582699" calcext:value-type="float">
            <text:p>15582699</text:p>
          </table:table-cell>
          <table:table-cell table:formula="of:=[.A976]/1000/(60*60*24)" office:value-type="time" office:time-value="PT04H19M42.699S" calcext:value-type="time">
            <text:p>04:19:43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532.49" calcext:value-type="float">
            <text:p>532.49</text:p>
          </table:table-cell>
          <table:table-cell office:value-type="float" office:value="652.09" calcext:value-type="float">
            <text:p>652.09</text:p>
          </table:table-cell>
        </table:table-row>
        <table:table-row table:style-name="ro1">
          <table:table-cell office:value-type="float" office:value="15598699" calcext:value-type="float">
            <text:p>15598699</text:p>
          </table:table-cell>
          <table:table-cell table:formula="of:=[.A977]/1000/(60*60*24)" office:value-type="time" office:time-value="PT04H19M58.699S" calcext:value-type="time">
            <text:p>04:19:59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533.02" calcext:value-type="float">
            <text:p>533.02</text:p>
          </table:table-cell>
          <table:table-cell office:value-type="float" office:value="652.73" calcext:value-type="float">
            <text:p>652.73</text:p>
          </table:table-cell>
        </table:table-row>
        <table:table-row table:style-name="ro1">
          <table:table-cell office:value-type="float" office:value="15614699" calcext:value-type="float">
            <text:p>15614699</text:p>
          </table:table-cell>
          <table:table-cell table:formula="of:=[.A978]/1000/(60*60*24)" office:value-type="time" office:time-value="PT04H20M14.699S" calcext:value-type="time">
            <text:p>04:20:15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533.56" calcext:value-type="float">
            <text:p>533.56</text:p>
          </table:table-cell>
          <table:table-cell office:value-type="float" office:value="653.37" calcext:value-type="float">
            <text:p>653.37</text:p>
          </table:table-cell>
        </table:table-row>
        <table:table-row table:style-name="ro1">
          <table:table-cell office:value-type="float" office:value="15630699" calcext:value-type="float">
            <text:p>15630699</text:p>
          </table:table-cell>
          <table:table-cell table:formula="of:=[.A979]/1000/(60*60*24)" office:value-type="time" office:time-value="PT04H20M30.699S" calcext:value-type="time">
            <text:p>04:20:31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534.1" calcext:value-type="float">
            <text:p>534.1</text:p>
          </table:table-cell>
          <table:table-cell office:value-type="float" office:value="654.02" calcext:value-type="float">
            <text:p>654.02</text:p>
          </table:table-cell>
        </table:table-row>
        <table:table-row table:style-name="ro1">
          <table:table-cell office:value-type="float" office:value="15646699" calcext:value-type="float">
            <text:p>15646699</text:p>
          </table:table-cell>
          <table:table-cell table:formula="of:=[.A980]/1000/(60*60*24)" office:value-type="time" office:time-value="PT04H20M46.699S" calcext:value-type="time">
            <text:p>04:20:47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534.63" calcext:value-type="float">
            <text:p>534.63</text:p>
          </table:table-cell>
          <table:table-cell office:value-type="float" office:value="654.66" calcext:value-type="float">
            <text:p>654.66</text:p>
          </table:table-cell>
        </table:table-row>
        <table:table-row table:style-name="ro1">
          <table:table-cell office:value-type="float" office:value="15662699" calcext:value-type="float">
            <text:p>15662699</text:p>
          </table:table-cell>
          <table:table-cell table:formula="of:=[.A981]/1000/(60*60*24)" office:value-type="time" office:time-value="PT04H21M02.699S" calcext:value-type="time">
            <text:p>04:21:03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535.17" calcext:value-type="float">
            <text:p>535.17</text:p>
          </table:table-cell>
          <table:table-cell office:value-type="float" office:value="655.3" calcext:value-type="float">
            <text:p>655.3</text:p>
          </table:table-cell>
        </table:table-row>
        <table:table-row table:style-name="ro1">
          <table:table-cell office:value-type="float" office:value="15678699" calcext:value-type="float">
            <text:p>15678699</text:p>
          </table:table-cell>
          <table:table-cell table:formula="of:=[.A982]/1000/(60*60*24)" office:value-type="time" office:time-value="PT04H21M18.699S" calcext:value-type="time">
            <text:p>04:21:19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535.71" calcext:value-type="float">
            <text:p>535.71</text:p>
          </table:table-cell>
          <table:table-cell office:value-type="float" office:value="655.95" calcext:value-type="float">
            <text:p>655.95</text:p>
          </table:table-cell>
        </table:table-row>
        <table:table-row table:style-name="ro1">
          <table:table-cell office:value-type="float" office:value="15694699" calcext:value-type="float">
            <text:p>15694699</text:p>
          </table:table-cell>
          <table:table-cell table:formula="of:=[.A983]/1000/(60*60*24)" office:value-type="time" office:time-value="PT04H21M34.699S" calcext:value-type="time">
            <text:p>04:21:35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536.24" calcext:value-type="float">
            <text:p>536.24</text:p>
          </table:table-cell>
          <table:table-cell office:value-type="float" office:value="656.59" calcext:value-type="float">
            <text:p>656.59</text:p>
          </table:table-cell>
        </table:table-row>
        <table:table-row table:style-name="ro1">
          <table:table-cell office:value-type="float" office:value="15710699" calcext:value-type="float">
            <text:p>15710699</text:p>
          </table:table-cell>
          <table:table-cell table:formula="of:=[.A984]/1000/(60*60*24)" office:value-type="time" office:time-value="PT04H21M50.699S" calcext:value-type="time">
            <text:p>04:21:51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536.78" calcext:value-type="float">
            <text:p>536.78</text:p>
          </table:table-cell>
          <table:table-cell office:value-type="float" office:value="657.24" calcext:value-type="float">
            <text:p>657.24</text:p>
          </table:table-cell>
        </table:table-row>
        <table:table-row table:style-name="ro1">
          <table:table-cell office:value-type="float" office:value="15726699" calcext:value-type="float">
            <text:p>15726699</text:p>
          </table:table-cell>
          <table:table-cell table:formula="of:=[.A985]/1000/(60*60*24)" office:value-type="time" office:time-value="PT04H22M06.699S" calcext:value-type="time">
            <text:p>04:22:07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537.31" calcext:value-type="float">
            <text:p>537.31</text:p>
          </table:table-cell>
          <table:table-cell office:value-type="float" office:value="657.88" calcext:value-type="float">
            <text:p>657.88</text:p>
          </table:table-cell>
        </table:table-row>
        <table:table-row table:style-name="ro1">
          <table:table-cell office:value-type="float" office:value="15742699" calcext:value-type="float">
            <text:p>15742699</text:p>
          </table:table-cell>
          <table:table-cell table:formula="of:=[.A986]/1000/(60*60*24)" office:value-type="time" office:time-value="PT04H22M22.699S" calcext:value-type="time">
            <text:p>04:22:23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537.85" calcext:value-type="float">
            <text:p>537.85</text:p>
          </table:table-cell>
          <table:table-cell office:value-type="float" office:value="658.52" calcext:value-type="float">
            <text:p>658.52</text:p>
          </table:table-cell>
        </table:table-row>
        <table:table-row table:style-name="ro1">
          <table:table-cell office:value-type="float" office:value="15758699" calcext:value-type="float">
            <text:p>15758699</text:p>
          </table:table-cell>
          <table:table-cell table:formula="of:=[.A987]/1000/(60*60*24)" office:value-type="time" office:time-value="PT04H22M38.699S" calcext:value-type="time">
            <text:p>04:22:39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538.39" calcext:value-type="float">
            <text:p>538.39</text:p>
          </table:table-cell>
          <table:table-cell office:value-type="float" office:value="659.17" calcext:value-type="float">
            <text:p>659.17</text:p>
          </table:table-cell>
        </table:table-row>
        <table:table-row table:style-name="ro1">
          <table:table-cell office:value-type="float" office:value="15774699" calcext:value-type="float">
            <text:p>15774699</text:p>
          </table:table-cell>
          <table:table-cell table:formula="of:=[.A988]/1000/(60*60*24)" office:value-type="time" office:time-value="PT04H22M54.699S" calcext:value-type="time">
            <text:p>04:22:55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538.92" calcext:value-type="float">
            <text:p>538.92</text:p>
          </table:table-cell>
          <table:table-cell office:value-type="float" office:value="659.81" calcext:value-type="float">
            <text:p>659.81</text:p>
          </table:table-cell>
        </table:table-row>
        <table:table-row table:style-name="ro1">
          <table:table-cell office:value-type="float" office:value="15790699" calcext:value-type="float">
            <text:p>15790699</text:p>
          </table:table-cell>
          <table:table-cell table:formula="of:=[.A989]/1000/(60*60*24)" office:value-type="time" office:time-value="PT04H23M10.699S" calcext:value-type="time">
            <text:p>04:23:11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539.46" calcext:value-type="float">
            <text:p>539.46</text:p>
          </table:table-cell>
          <table:table-cell office:value-type="float" office:value="660.45" calcext:value-type="float">
            <text:p>660.45</text:p>
          </table:table-cell>
        </table:table-row>
        <table:table-row table:style-name="ro1">
          <table:table-cell office:value-type="float" office:value="15806699" calcext:value-type="float">
            <text:p>15806699</text:p>
          </table:table-cell>
          <table:table-cell table:formula="of:=[.A990]/1000/(60*60*24)" office:value-type="time" office:time-value="PT04H23M26.699S" calcext:value-type="time">
            <text:p>04:23:27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539.99" calcext:value-type="float">
            <text:p>539.99</text:p>
          </table:table-cell>
          <table:table-cell office:value-type="float" office:value="661.1" calcext:value-type="float">
            <text:p>661.1</text:p>
          </table:table-cell>
        </table:table-row>
        <table:table-row table:style-name="ro1">
          <table:table-cell office:value-type="float" office:value="15822699" calcext:value-type="float">
            <text:p>15822699</text:p>
          </table:table-cell>
          <table:table-cell table:formula="of:=[.A991]/1000/(60*60*24)" office:value-type="time" office:time-value="PT04H23M42.699S" calcext:value-type="time">
            <text:p>04:23:43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540.53" calcext:value-type="float">
            <text:p>540.53</text:p>
          </table:table-cell>
          <table:table-cell office:value-type="float" office:value="661.74" calcext:value-type="float">
            <text:p>661.74</text:p>
          </table:table-cell>
        </table:table-row>
        <table:table-row table:style-name="ro1">
          <table:table-cell office:value-type="float" office:value="15838699" calcext:value-type="float">
            <text:p>15838699</text:p>
          </table:table-cell>
          <table:table-cell table:formula="of:=[.A992]/1000/(60*60*24)" office:value-type="time" office:time-value="PT04H23M58.699S" calcext:value-type="time">
            <text:p>04:23:59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541.07" calcext:value-type="float">
            <text:p>541.07</text:p>
          </table:table-cell>
          <table:table-cell office:value-type="float" office:value="662.38" calcext:value-type="float">
            <text:p>662.38</text:p>
          </table:table-cell>
        </table:table-row>
        <table:table-row table:style-name="ro1">
          <table:table-cell office:value-type="float" office:value="15854699" calcext:value-type="float">
            <text:p>15854699</text:p>
          </table:table-cell>
          <table:table-cell table:formula="of:=[.A993]/1000/(60*60*24)" office:value-type="time" office:time-value="PT04H24M14.699S" calcext:value-type="time">
            <text:p>04:24:15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541.6" calcext:value-type="float">
            <text:p>541.6</text:p>
          </table:table-cell>
          <table:table-cell office:value-type="float" office:value="663.03" calcext:value-type="float">
            <text:p>663.03</text:p>
          </table:table-cell>
        </table:table-row>
        <table:table-row table:style-name="ro1">
          <table:table-cell office:value-type="float" office:value="15870699" calcext:value-type="float">
            <text:p>15870699</text:p>
          </table:table-cell>
          <table:table-cell table:formula="of:=[.A994]/1000/(60*60*24)" office:value-type="time" office:time-value="PT04H24M30.699S" calcext:value-type="time">
            <text:p>04:24:31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542.14" calcext:value-type="float">
            <text:p>542.14</text:p>
          </table:table-cell>
          <table:table-cell office:value-type="float" office:value="663.67" calcext:value-type="float">
            <text:p>663.67</text:p>
          </table:table-cell>
        </table:table-row>
        <table:table-row table:style-name="ro1">
          <table:table-cell office:value-type="float" office:value="15886699" calcext:value-type="float">
            <text:p>15886699</text:p>
          </table:table-cell>
          <table:table-cell table:formula="of:=[.A995]/1000/(60*60*24)" office:value-type="time" office:time-value="PT04H24M46.699S" calcext:value-type="time">
            <text:p>04:24:47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542.67" calcext:value-type="float">
            <text:p>542.67</text:p>
          </table:table-cell>
          <table:table-cell office:value-type="float" office:value="664.31" calcext:value-type="float">
            <text:p>664.31</text:p>
          </table:table-cell>
        </table:table-row>
        <table:table-row table:style-name="ro1">
          <table:table-cell office:value-type="float" office:value="15902699" calcext:value-type="float">
            <text:p>15902699</text:p>
          </table:table-cell>
          <table:table-cell table:formula="of:=[.A996]/1000/(60*60*24)" office:value-type="time" office:time-value="PT04H25M02.699S" calcext:value-type="time">
            <text:p>04:25:03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543.21" calcext:value-type="float">
            <text:p>543.21</text:p>
          </table:table-cell>
          <table:table-cell office:value-type="float" office:value="664.96" calcext:value-type="float">
            <text:p>664.96</text:p>
          </table:table-cell>
        </table:table-row>
        <table:table-row table:style-name="ro1">
          <table:table-cell office:value-type="float" office:value="15918699" calcext:value-type="float">
            <text:p>15918699</text:p>
          </table:table-cell>
          <table:table-cell table:formula="of:=[.A997]/1000/(60*60*24)" office:value-type="time" office:time-value="PT04H25M18.699S" calcext:value-type="time">
            <text:p>04:25:19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543.75" calcext:value-type="float">
            <text:p>543.75</text:p>
          </table:table-cell>
          <table:table-cell office:value-type="float" office:value="665.6" calcext:value-type="float">
            <text:p>665.6</text:p>
          </table:table-cell>
        </table:table-row>
        <table:table-row table:style-name="ro1">
          <table:table-cell office:value-type="float" office:value="15934699" calcext:value-type="float">
            <text:p>15934699</text:p>
          </table:table-cell>
          <table:table-cell table:formula="of:=[.A998]/1000/(60*60*24)" office:value-type="time" office:time-value="PT04H25M34.699S" calcext:value-type="time">
            <text:p>04:25:35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544.28" calcext:value-type="float">
            <text:p>544.28</text:p>
          </table:table-cell>
          <table:table-cell office:value-type="float" office:value="666.24" calcext:value-type="float">
            <text:p>666.24</text:p>
          </table:table-cell>
        </table:table-row>
        <table:table-row table:style-name="ro1">
          <table:table-cell office:value-type="float" office:value="15950699" calcext:value-type="float">
            <text:p>15950699</text:p>
          </table:table-cell>
          <table:table-cell table:formula="of:=[.A999]/1000/(60*60*24)" office:value-type="time" office:time-value="PT04H25M50.699S" calcext:value-type="time">
            <text:p>04:25:51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544.82" calcext:value-type="float">
            <text:p>544.82</text:p>
          </table:table-cell>
          <table:table-cell office:value-type="float" office:value="666.89" calcext:value-type="float">
            <text:p>666.89</text:p>
          </table:table-cell>
        </table:table-row>
        <table:table-row table:style-name="ro1">
          <table:table-cell office:value-type="float" office:value="15966699" calcext:value-type="float">
            <text:p>15966699</text:p>
          </table:table-cell>
          <table:table-cell table:formula="of:=[.A1000]/1000/(60*60*24)" office:value-type="time" office:time-value="PT04H26M06.699S" calcext:value-type="time">
            <text:p>04:26:07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545.35" calcext:value-type="float">
            <text:p>545.35</text:p>
          </table:table-cell>
          <table:table-cell office:value-type="float" office:value="667.53" calcext:value-type="float">
            <text:p>667.53</text:p>
          </table:table-cell>
        </table:table-row>
        <table:table-row table:style-name="ro1">
          <table:table-cell office:value-type="float" office:value="15982699" calcext:value-type="float">
            <text:p>15982699</text:p>
          </table:table-cell>
          <table:table-cell table:formula="of:=[.A1001]/1000/(60*60*24)" office:value-type="time" office:time-value="PT04H26M22.699S" calcext:value-type="time">
            <text:p>04:26:23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545.89" calcext:value-type="float">
            <text:p>545.89</text:p>
          </table:table-cell>
          <table:table-cell office:value-type="float" office:value="668.17" calcext:value-type="float">
            <text:p>668.17</text:p>
          </table:table-cell>
        </table:table-row>
        <table:table-row table:style-name="ro1">
          <table:table-cell office:value-type="float" office:value="15998699" calcext:value-type="float">
            <text:p>15998699</text:p>
          </table:table-cell>
          <table:table-cell table:formula="of:=[.A1002]/1000/(60*60*24)" office:value-type="time" office:time-value="PT04H26M38.699S" calcext:value-type="time">
            <text:p>04:26:39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546.43" calcext:value-type="float">
            <text:p>546.43</text:p>
          </table:table-cell>
          <table:table-cell office:value-type="float" office:value="668.82" calcext:value-type="float">
            <text:p>668.82</text:p>
          </table:table-cell>
        </table:table-row>
        <table:table-row table:style-name="ro1">
          <table:table-cell office:value-type="float" office:value="16014699" calcext:value-type="float">
            <text:p>16014699</text:p>
          </table:table-cell>
          <table:table-cell table:formula="of:=[.A1003]/1000/(60*60*24)" office:value-type="time" office:time-value="PT04H26M54.699S" calcext:value-type="time">
            <text:p>04:26:55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546.96" calcext:value-type="float">
            <text:p>546.96</text:p>
          </table:table-cell>
          <table:table-cell office:value-type="float" office:value="669.46" calcext:value-type="float">
            <text:p>669.46</text:p>
          </table:table-cell>
        </table:table-row>
        <table:table-row table:style-name="ro1">
          <table:table-cell office:value-type="float" office:value="16030699" calcext:value-type="float">
            <text:p>16030699</text:p>
          </table:table-cell>
          <table:table-cell table:formula="of:=[.A1004]/1000/(60*60*24)" office:value-type="time" office:time-value="PT04H27M10.699S" calcext:value-type="time">
            <text:p>04:27:11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24" calcext:value-type="float">
            <text:p>144.24</text:p>
          </table:table-cell>
          <table:table-cell office:value-type="float" office:value="547.5" calcext:value-type="float">
            <text:p>547.5</text:p>
          </table:table-cell>
          <table:table-cell office:value-type="float" office:value="670.1" calcext:value-type="float">
            <text:p>670.1</text:p>
          </table:table-cell>
        </table:table-row>
        <table:table-row table:style-name="ro1">
          <table:table-cell office:value-type="float" office:value="16046699" calcext:value-type="float">
            <text:p>16046699</text:p>
          </table:table-cell>
          <table:table-cell table:formula="of:=[.A1005]/1000/(60*60*24)" office:value-type="time" office:time-value="PT04H27M26.699S" calcext:value-type="time">
            <text:p>04:27:27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24" calcext:value-type="float">
            <text:p>144.24</text:p>
          </table:table-cell>
          <table:table-cell office:value-type="float" office:value="548.03" calcext:value-type="float">
            <text:p>548.03</text:p>
          </table:table-cell>
          <table:table-cell office:value-type="float" office:value="670.74" calcext:value-type="float">
            <text:p>670.74</text:p>
          </table:table-cell>
        </table:table-row>
        <table:table-row table:style-name="ro1">
          <table:table-cell office:value-type="float" office:value="16062699" calcext:value-type="float">
            <text:p>16062699</text:p>
          </table:table-cell>
          <table:table-cell table:formula="of:=[.A1006]/1000/(60*60*24)" office:value-type="time" office:time-value="PT04H27M42.699S" calcext:value-type="time">
            <text:p>04:27:43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548.57" calcext:value-type="float">
            <text:p>548.57</text:p>
          </table:table-cell>
          <table:table-cell office:value-type="float" office:value="671.39" calcext:value-type="float">
            <text:p>671.39</text:p>
          </table:table-cell>
        </table:table-row>
        <table:table-row table:style-name="ro1">
          <table:table-cell office:value-type="float" office:value="16078699" calcext:value-type="float">
            <text:p>16078699</text:p>
          </table:table-cell>
          <table:table-cell table:formula="of:=[.A1007]/1000/(60*60*24)" office:value-type="time" office:time-value="PT04H27M58.699S" calcext:value-type="time">
            <text:p>04:27:59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549.1" calcext:value-type="float">
            <text:p>549.1</text:p>
          </table:table-cell>
          <table:table-cell office:value-type="float" office:value="672.03" calcext:value-type="float">
            <text:p>672.03</text:p>
          </table:table-cell>
        </table:table-row>
        <table:table-row table:style-name="ro1">
          <table:table-cell office:value-type="float" office:value="16094699" calcext:value-type="float">
            <text:p>16094699</text:p>
          </table:table-cell>
          <table:table-cell table:formula="of:=[.A1008]/1000/(60*60*24)" office:value-type="time" office:time-value="PT04H28M14.699S" calcext:value-type="time">
            <text:p>04:28:15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24" calcext:value-type="float">
            <text:p>144.24</text:p>
          </table:table-cell>
          <table:table-cell office:value-type="float" office:value="549.64" calcext:value-type="float">
            <text:p>549.64</text:p>
          </table:table-cell>
          <table:table-cell office:value-type="float" office:value="672.67" calcext:value-type="float">
            <text:p>672.67</text:p>
          </table:table-cell>
        </table:table-row>
        <table:table-row table:style-name="ro1">
          <table:table-cell office:value-type="float" office:value="16110699" calcext:value-type="float">
            <text:p>16110699</text:p>
          </table:table-cell>
          <table:table-cell table:formula="of:=[.A1009]/1000/(60*60*24)" office:value-type="time" office:time-value="PT04H28M30.699S" calcext:value-type="time">
            <text:p>04:28:31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550.18" calcext:value-type="float">
            <text:p>550.18</text:p>
          </table:table-cell>
          <table:table-cell office:value-type="float" office:value="673.31" calcext:value-type="float">
            <text:p>673.31</text:p>
          </table:table-cell>
        </table:table-row>
        <table:table-row table:style-name="ro1">
          <table:table-cell office:value-type="float" office:value="16126699" calcext:value-type="float">
            <text:p>16126699</text:p>
          </table:table-cell>
          <table:table-cell table:formula="of:=[.A1010]/1000/(60*60*24)" office:value-type="time" office:time-value="PT04H28M46.699S" calcext:value-type="time">
            <text:p>04:28:47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550.71" calcext:value-type="float">
            <text:p>550.71</text:p>
          </table:table-cell>
          <table:table-cell office:value-type="float" office:value="673.95" calcext:value-type="float">
            <text:p>673.95</text:p>
          </table:table-cell>
        </table:table-row>
        <table:table-row table:style-name="ro1">
          <table:table-cell office:value-type="float" office:value="16142699" calcext:value-type="float">
            <text:p>16142699</text:p>
          </table:table-cell>
          <table:table-cell table:formula="of:=[.A1011]/1000/(60*60*24)" office:value-type="time" office:time-value="PT04H29M02.699S" calcext:value-type="time">
            <text:p>04:29:03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551.25" calcext:value-type="float">
            <text:p>551.25</text:p>
          </table:table-cell>
          <table:table-cell office:value-type="float" office:value="674.6" calcext:value-type="float">
            <text:p>674.6</text:p>
          </table:table-cell>
        </table:table-row>
        <table:table-row table:style-name="ro1">
          <table:table-cell office:value-type="float" office:value="16158699" calcext:value-type="float">
            <text:p>16158699</text:p>
          </table:table-cell>
          <table:table-cell table:formula="of:=[.A1012]/1000/(60*60*24)" office:value-type="time" office:time-value="PT04H29M18.699S" calcext:value-type="time">
            <text:p>04:29:19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551.78" calcext:value-type="float">
            <text:p>551.78</text:p>
          </table:table-cell>
          <table:table-cell office:value-type="float" office:value="675.24" calcext:value-type="float">
            <text:p>675.24</text:p>
          </table:table-cell>
        </table:table-row>
        <table:table-row table:style-name="ro1">
          <table:table-cell office:value-type="float" office:value="16174699" calcext:value-type="float">
            <text:p>16174699</text:p>
          </table:table-cell>
          <table:table-cell table:formula="of:=[.A1013]/1000/(60*60*24)" office:value-type="time" office:time-value="PT04H29M34.699S" calcext:value-type="time">
            <text:p>04:29:35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552.32" calcext:value-type="float">
            <text:p>552.32</text:p>
          </table:table-cell>
          <table:table-cell office:value-type="float" office:value="675.88" calcext:value-type="float">
            <text:p>675.88</text:p>
          </table:table-cell>
        </table:table-row>
        <table:table-row table:style-name="ro1">
          <table:table-cell office:value-type="float" office:value="16190699" calcext:value-type="float">
            <text:p>16190699</text:p>
          </table:table-cell>
          <table:table-cell table:formula="of:=[.A1014]/1000/(60*60*24)" office:value-type="time" office:time-value="PT04H29M50.699S" calcext:value-type="time">
            <text:p>04:29:51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552.85" calcext:value-type="float">
            <text:p>552.85</text:p>
          </table:table-cell>
          <table:table-cell office:value-type="float" office:value="676.52" calcext:value-type="float">
            <text:p>676.52</text:p>
          </table:table-cell>
        </table:table-row>
        <table:table-row table:style-name="ro1">
          <table:table-cell office:value-type="float" office:value="16206699" calcext:value-type="float">
            <text:p>16206699</text:p>
          </table:table-cell>
          <table:table-cell table:formula="of:=[.A1015]/1000/(60*60*24)" office:value-type="time" office:time-value="PT04H30M06.699S" calcext:value-type="time">
            <text:p>04:30:07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553.39" calcext:value-type="float">
            <text:p>553.39</text:p>
          </table:table-cell>
          <table:table-cell office:value-type="float" office:value="677.16" calcext:value-type="float">
            <text:p>677.16</text:p>
          </table:table-cell>
        </table:table-row>
        <table:table-row table:style-name="ro1">
          <table:table-cell office:value-type="float" office:value="16222699" calcext:value-type="float">
            <text:p>16222699</text:p>
          </table:table-cell>
          <table:table-cell table:formula="of:=[.A1016]/1000/(60*60*24)" office:value-type="time" office:time-value="PT04H30M22.699S" calcext:value-type="time">
            <text:p>04:30:23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553.92" calcext:value-type="float">
            <text:p>553.92</text:p>
          </table:table-cell>
          <table:table-cell office:value-type="float" office:value="677.81" calcext:value-type="float">
            <text:p>677.81</text:p>
          </table:table-cell>
        </table:table-row>
        <table:table-row table:style-name="ro1">
          <table:table-cell office:value-type="float" office:value="16238699" calcext:value-type="float">
            <text:p>16238699</text:p>
          </table:table-cell>
          <table:table-cell table:formula="of:=[.A1017]/1000/(60*60*24)" office:value-type="time" office:time-value="PT04H30M38.699S" calcext:value-type="time">
            <text:p>04:30:39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554.46" calcext:value-type="float">
            <text:p>554.46</text:p>
          </table:table-cell>
          <table:table-cell office:value-type="float" office:value="678.45" calcext:value-type="float">
            <text:p>678.45</text:p>
          </table:table-cell>
        </table:table-row>
        <table:table-row table:style-name="ro1">
          <table:table-cell office:value-type="float" office:value="16254699" calcext:value-type="float">
            <text:p>16254699</text:p>
          </table:table-cell>
          <table:table-cell table:formula="of:=[.A1018]/1000/(60*60*24)" office:value-type="time" office:time-value="PT04H30M54.699S" calcext:value-type="time">
            <text:p>04:30:55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554.99" calcext:value-type="float">
            <text:p>554.99</text:p>
          </table:table-cell>
          <table:table-cell office:value-type="float" office:value="679.09" calcext:value-type="float">
            <text:p>679.09</text:p>
          </table:table-cell>
        </table:table-row>
        <table:table-row table:style-name="ro1">
          <table:table-cell office:value-type="float" office:value="16270699" calcext:value-type="float">
            <text:p>16270699</text:p>
          </table:table-cell>
          <table:table-cell table:formula="of:=[.A1019]/1000/(60*60*24)" office:value-type="time" office:time-value="PT04H31M10.699S" calcext:value-type="time">
            <text:p>04:31:11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555.53" calcext:value-type="float">
            <text:p>555.53</text:p>
          </table:table-cell>
          <table:table-cell office:value-type="float" office:value="679.73" calcext:value-type="float">
            <text:p>679.73</text:p>
          </table:table-cell>
        </table:table-row>
        <table:table-row table:style-name="ro1">
          <table:table-cell office:value-type="float" office:value="16286699" calcext:value-type="float">
            <text:p>16286699</text:p>
          </table:table-cell>
          <table:table-cell table:formula="of:=[.A1020]/1000/(60*60*24)" office:value-type="time" office:time-value="PT04H31M26.699S" calcext:value-type="time">
            <text:p>04:31:27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556.06" calcext:value-type="float">
            <text:p>556.06</text:p>
          </table:table-cell>
          <table:table-cell office:value-type="float" office:value="680.37" calcext:value-type="float">
            <text:p>680.37</text:p>
          </table:table-cell>
        </table:table-row>
        <table:table-row table:style-name="ro1">
          <table:table-cell office:value-type="float" office:value="16302699" calcext:value-type="float">
            <text:p>16302699</text:p>
          </table:table-cell>
          <table:table-cell table:formula="of:=[.A1021]/1000/(60*60*24)" office:value-type="time" office:time-value="PT04H31M42.699S" calcext:value-type="time">
            <text:p>04:31:43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556.6" calcext:value-type="float">
            <text:p>556.6</text:p>
          </table:table-cell>
          <table:table-cell office:value-type="float" office:value="681.01" calcext:value-type="float">
            <text:p>681.01</text:p>
          </table:table-cell>
        </table:table-row>
        <table:table-row table:style-name="ro1">
          <table:table-cell office:value-type="float" office:value="16318697" calcext:value-type="float">
            <text:p>16318697</text:p>
          </table:table-cell>
          <table:table-cell table:formula="of:=[.A1022]/1000/(60*60*24)" office:value-type="time" office:time-value="PT04H31M58.697S" calcext:value-type="time">
            <text:p>04:31:59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557.13" calcext:value-type="float">
            <text:p>557.13</text:p>
          </table:table-cell>
          <table:table-cell office:value-type="float" office:value="681.65" calcext:value-type="float">
            <text:p>681.65</text:p>
          </table:table-cell>
        </table:table-row>
        <table:table-row table:style-name="ro1">
          <table:table-cell office:value-type="float" office:value="16334699" calcext:value-type="float">
            <text:p>16334699</text:p>
          </table:table-cell>
          <table:table-cell table:formula="of:=[.A1023]/1000/(60*60*24)" office:value-type="time" office:time-value="PT04H32M14.699S" calcext:value-type="time">
            <text:p>04:32:15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.48" calcext:value-type="float">
            <text:p>144.48</text:p>
          </table:table-cell>
          <table:table-cell office:value-type="float" office:value="557.67" calcext:value-type="float">
            <text:p>557.67</text:p>
          </table:table-cell>
          <table:table-cell office:value-type="float" office:value="682.29" calcext:value-type="float">
            <text:p>682.29</text:p>
          </table:table-cell>
        </table:table-row>
        <table:table-row table:style-name="ro1">
          <table:table-cell office:value-type="float" office:value="16350699" calcext:value-type="float">
            <text:p>16350699</text:p>
          </table:table-cell>
          <table:table-cell table:formula="of:=[.A1024]/1000/(60*60*24)" office:value-type="time" office:time-value="PT04H32M30.699S" calcext:value-type="time">
            <text:p>04:32:31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558.2" calcext:value-type="float">
            <text:p>558.2</text:p>
          </table:table-cell>
          <table:table-cell office:value-type="float" office:value="682.93" calcext:value-type="float">
            <text:p>682.93</text:p>
          </table:table-cell>
        </table:table-row>
        <table:table-row table:style-name="ro1">
          <table:table-cell office:value-type="float" office:value="16366699" calcext:value-type="float">
            <text:p>16366699</text:p>
          </table:table-cell>
          <table:table-cell table:formula="of:=[.A1025]/1000/(60*60*24)" office:value-type="time" office:time-value="PT04H32M46.699S" calcext:value-type="time">
            <text:p>04:32:47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.48" calcext:value-type="float">
            <text:p>144.48</text:p>
          </table:table-cell>
          <table:table-cell office:value-type="float" office:value="558.74" calcext:value-type="float">
            <text:p>558.74</text:p>
          </table:table-cell>
          <table:table-cell office:value-type="float" office:value="683.58" calcext:value-type="float">
            <text:p>683.58</text:p>
          </table:table-cell>
        </table:table-row>
        <table:table-row table:style-name="ro1">
          <table:table-cell office:value-type="float" office:value="16382699" calcext:value-type="float">
            <text:p>16382699</text:p>
          </table:table-cell>
          <table:table-cell table:formula="of:=[.A1026]/1000/(60*60*24)" office:value-type="time" office:time-value="PT04H33M02.699S" calcext:value-type="time">
            <text:p>04:33:03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559.27" calcext:value-type="float">
            <text:p>559.27</text:p>
          </table:table-cell>
          <table:table-cell office:value-type="float" office:value="684.22" calcext:value-type="float">
            <text:p>684.22</text:p>
          </table:table-cell>
        </table:table-row>
        <table:table-row table:style-name="ro1">
          <table:table-cell office:value-type="float" office:value="16398699" calcext:value-type="float">
            <text:p>16398699</text:p>
          </table:table-cell>
          <table:table-cell table:formula="of:=[.A1027]/1000/(60*60*24)" office:value-type="time" office:time-value="PT04H33M18.699S" calcext:value-type="time">
            <text:p>04:33:19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559.81" calcext:value-type="float">
            <text:p>559.81</text:p>
          </table:table-cell>
          <table:table-cell office:value-type="float" office:value="684.86" calcext:value-type="float">
            <text:p>684.86</text:p>
          </table:table-cell>
        </table:table-row>
        <table:table-row table:style-name="ro1">
          <table:table-cell office:value-type="float" office:value="16414699" calcext:value-type="float">
            <text:p>16414699</text:p>
          </table:table-cell>
          <table:table-cell table:formula="of:=[.A1028]/1000/(60*60*24)" office:value-type="time" office:time-value="PT04H33M34.699S" calcext:value-type="time">
            <text:p>04:33:35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560.35" calcext:value-type="float">
            <text:p>560.35</text:p>
          </table:table-cell>
          <table:table-cell office:value-type="float" office:value="685.5" calcext:value-type="float">
            <text:p>685.5</text:p>
          </table:table-cell>
        </table:table-row>
        <table:table-row table:style-name="ro1">
          <table:table-cell office:value-type="float" office:value="16430699" calcext:value-type="float">
            <text:p>16430699</text:p>
          </table:table-cell>
          <table:table-cell table:formula="of:=[.A1029]/1000/(60*60*24)" office:value-type="time" office:time-value="PT04H33M50.699S" calcext:value-type="time">
            <text:p>04:33:51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560.88" calcext:value-type="float">
            <text:p>560.88</text:p>
          </table:table-cell>
          <table:table-cell office:value-type="float" office:value="686.14" calcext:value-type="float">
            <text:p>686.14</text:p>
          </table:table-cell>
        </table:table-row>
        <table:table-row table:style-name="ro1">
          <table:table-cell office:value-type="float" office:value="16446699" calcext:value-type="float">
            <text:p>16446699</text:p>
          </table:table-cell>
          <table:table-cell table:formula="of:=[.A1030]/1000/(60*60*24)" office:value-type="time" office:time-value="PT04H34M06.699S" calcext:value-type="time">
            <text:p>04:34:07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561.42" calcext:value-type="float">
            <text:p>561.42</text:p>
          </table:table-cell>
          <table:table-cell office:value-type="float" office:value="686.78" calcext:value-type="float">
            <text:p>686.78</text:p>
          </table:table-cell>
        </table:table-row>
        <table:table-row table:style-name="ro1">
          <table:table-cell office:value-type="float" office:value="16462699" calcext:value-type="float">
            <text:p>16462699</text:p>
          </table:table-cell>
          <table:table-cell table:formula="of:=[.A1031]/1000/(60*60*24)" office:value-type="time" office:time-value="PT04H34M22.699S" calcext:value-type="time">
            <text:p>04:34:23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561.95" calcext:value-type="float">
            <text:p>561.95</text:p>
          </table:table-cell>
          <table:table-cell office:value-type="float" office:value="687.42" calcext:value-type="float">
            <text:p>687.42</text:p>
          </table:table-cell>
        </table:table-row>
        <table:table-row table:style-name="ro1">
          <table:table-cell office:value-type="float" office:value="16478699" calcext:value-type="float">
            <text:p>16478699</text:p>
          </table:table-cell>
          <table:table-cell table:formula="of:=[.A1032]/1000/(60*60*24)" office:value-type="time" office:time-value="PT04H34M38.699S" calcext:value-type="time">
            <text:p>04:34:39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562.49" calcext:value-type="float">
            <text:p>562.49</text:p>
          </table:table-cell>
          <table:table-cell office:value-type="float" office:value="688.06" calcext:value-type="float">
            <text:p>688.06</text:p>
          </table:table-cell>
        </table:table-row>
        <table:table-row table:style-name="ro1">
          <table:table-cell office:value-type="float" office:value="16494699" calcext:value-type="float">
            <text:p>16494699</text:p>
          </table:table-cell>
          <table:table-cell table:formula="of:=[.A1033]/1000/(60*60*24)" office:value-type="time" office:time-value="PT04H34M54.699S" calcext:value-type="time">
            <text:p>04:34:55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563.02" calcext:value-type="float">
            <text:p>563.02</text:p>
          </table:table-cell>
          <table:table-cell office:value-type="float" office:value="688.7" calcext:value-type="float">
            <text:p>688.7</text:p>
          </table:table-cell>
        </table:table-row>
        <table:table-row table:style-name="ro1">
          <table:table-cell office:value-type="float" office:value="16510699" calcext:value-type="float">
            <text:p>16510699</text:p>
          </table:table-cell>
          <table:table-cell table:formula="of:=[.A1034]/1000/(60*60*24)" office:value-type="time" office:time-value="PT04H35M10.699S" calcext:value-type="time">
            <text:p>04:35:11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563.56" calcext:value-type="float">
            <text:p>563.56</text:p>
          </table:table-cell>
          <table:table-cell office:value-type="float" office:value="689.34" calcext:value-type="float">
            <text:p>689.34</text:p>
          </table:table-cell>
        </table:table-row>
        <table:table-row table:style-name="ro1">
          <table:table-cell office:value-type="float" office:value="16526699" calcext:value-type="float">
            <text:p>16526699</text:p>
          </table:table-cell>
          <table:table-cell table:formula="of:=[.A1035]/1000/(60*60*24)" office:value-type="time" office:time-value="PT04H35M26.699S" calcext:value-type="time">
            <text:p>04:35:27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564.09" calcext:value-type="float">
            <text:p>564.09</text:p>
          </table:table-cell>
          <table:table-cell office:value-type="float" office:value="689.98" calcext:value-type="float">
            <text:p>689.98</text:p>
          </table:table-cell>
        </table:table-row>
        <table:table-row table:style-name="ro1">
          <table:table-cell office:value-type="float" office:value="16542699" calcext:value-type="float">
            <text:p>16542699</text:p>
          </table:table-cell>
          <table:table-cell table:formula="of:=[.A1036]/1000/(60*60*24)" office:value-type="time" office:time-value="PT04H35M42.699S" calcext:value-type="time">
            <text:p>04:35:43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564.63" calcext:value-type="float">
            <text:p>564.63</text:p>
          </table:table-cell>
          <table:table-cell office:value-type="float" office:value="690.62" calcext:value-type="float">
            <text:p>690.62</text:p>
          </table:table-cell>
        </table:table-row>
        <table:table-row table:style-name="ro1">
          <table:table-cell office:value-type="float" office:value="16558697" calcext:value-type="float">
            <text:p>16558697</text:p>
          </table:table-cell>
          <table:table-cell table:formula="of:=[.A1037]/1000/(60*60*24)" office:value-type="time" office:time-value="PT04H35M58.697S" calcext:value-type="time">
            <text:p>04:35:59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565.16" calcext:value-type="float">
            <text:p>565.16</text:p>
          </table:table-cell>
          <table:table-cell office:value-type="float" office:value="691.26" calcext:value-type="float">
            <text:p>691.26</text:p>
          </table:table-cell>
        </table:table-row>
        <table:table-row table:style-name="ro1">
          <table:table-cell office:value-type="float" office:value="16574699" calcext:value-type="float">
            <text:p>16574699</text:p>
          </table:table-cell>
          <table:table-cell table:formula="of:=[.A1038]/1000/(60*60*24)" office:value-type="time" office:time-value="PT04H36M14.699S" calcext:value-type="time">
            <text:p>04:36:15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565.7" calcext:value-type="float">
            <text:p>565.7</text:p>
          </table:table-cell>
          <table:table-cell office:value-type="float" office:value="691.9" calcext:value-type="float">
            <text:p>691.9</text:p>
          </table:table-cell>
        </table:table-row>
        <table:table-row table:style-name="ro1">
          <table:table-cell office:value-type="float" office:value="16590699" calcext:value-type="float">
            <text:p>16590699</text:p>
          </table:table-cell>
          <table:table-cell table:formula="of:=[.A1039]/1000/(60*60*24)" office:value-type="time" office:time-value="PT04H36M30.699S" calcext:value-type="time">
            <text:p>04:36:31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566.23" calcext:value-type="float">
            <text:p>566.23</text:p>
          </table:table-cell>
          <table:table-cell office:value-type="float" office:value="692.54" calcext:value-type="float">
            <text:p>692.54</text:p>
          </table:table-cell>
        </table:table-row>
        <table:table-row table:style-name="ro1">
          <table:table-cell office:value-type="float" office:value="16606699" calcext:value-type="float">
            <text:p>16606699</text:p>
          </table:table-cell>
          <table:table-cell table:formula="of:=[.A1040]/1000/(60*60*24)" office:value-type="time" office:time-value="PT04H36M46.699S" calcext:value-type="time">
            <text:p>04:36:47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566.76" calcext:value-type="float">
            <text:p>566.76</text:p>
          </table:table-cell>
          <table:table-cell office:value-type="float" office:value="693.18" calcext:value-type="float">
            <text:p>693.18</text:p>
          </table:table-cell>
        </table:table-row>
        <table:table-row table:style-name="ro1">
          <table:table-cell office:value-type="float" office:value="16622699" calcext:value-type="float">
            <text:p>16622699</text:p>
          </table:table-cell>
          <table:table-cell table:formula="of:=[.A1041]/1000/(60*60*24)" office:value-type="time" office:time-value="PT04H37M02.699S" calcext:value-type="time">
            <text:p>04:37:03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567.3" calcext:value-type="float">
            <text:p>567.3</text:p>
          </table:table-cell>
          <table:table-cell office:value-type="float" office:value="693.82" calcext:value-type="float">
            <text:p>693.82</text:p>
          </table:table-cell>
        </table:table-row>
        <table:table-row table:style-name="ro1">
          <table:table-cell office:value-type="float" office:value="16638699" calcext:value-type="float">
            <text:p>16638699</text:p>
          </table:table-cell>
          <table:table-cell table:formula="of:=[.A1042]/1000/(60*60*24)" office:value-type="time" office:time-value="PT04H37M18.699S" calcext:value-type="time">
            <text:p>04:37:19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567.83" calcext:value-type="float">
            <text:p>567.83</text:p>
          </table:table-cell>
          <table:table-cell office:value-type="float" office:value="694.46" calcext:value-type="float">
            <text:p>694.46</text:p>
          </table:table-cell>
        </table:table-row>
        <table:table-row table:style-name="ro1">
          <table:table-cell office:value-type="float" office:value="16654699" calcext:value-type="float">
            <text:p>16654699</text:p>
          </table:table-cell>
          <table:table-cell table:formula="of:=[.A1043]/1000/(60*60*24)" office:value-type="time" office:time-value="PT04H37M34.699S" calcext:value-type="time">
            <text:p>04:37:35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568.37" calcext:value-type="float">
            <text:p>568.37</text:p>
          </table:table-cell>
          <table:table-cell office:value-type="float" office:value="695.1" calcext:value-type="float">
            <text:p>695.1</text:p>
          </table:table-cell>
        </table:table-row>
        <table:table-row table:style-name="ro1">
          <table:table-cell office:value-type="float" office:value="16670699" calcext:value-type="float">
            <text:p>16670699</text:p>
          </table:table-cell>
          <table:table-cell table:formula="of:=[.A1044]/1000/(60*60*24)" office:value-type="time" office:time-value="PT04H37M50.699S" calcext:value-type="time">
            <text:p>04:37:51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568.9" calcext:value-type="float">
            <text:p>568.9</text:p>
          </table:table-cell>
          <table:table-cell office:value-type="float" office:value="695.74" calcext:value-type="float">
            <text:p>695.74</text:p>
          </table:table-cell>
        </table:table-row>
        <table:table-row table:style-name="ro1">
          <table:table-cell office:value-type="float" office:value="16686699" calcext:value-type="float">
            <text:p>16686699</text:p>
          </table:table-cell>
          <table:table-cell table:formula="of:=[.A1045]/1000/(60*60*24)" office:value-type="time" office:time-value="PT04H38M06.699S" calcext:value-type="time">
            <text:p>04:38:07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569.44" calcext:value-type="float">
            <text:p>569.44</text:p>
          </table:table-cell>
          <table:table-cell office:value-type="float" office:value="696.38" calcext:value-type="float">
            <text:p>696.38</text:p>
          </table:table-cell>
        </table:table-row>
        <table:table-row table:style-name="ro1">
          <table:table-cell office:value-type="float" office:value="16702697" calcext:value-type="float">
            <text:p>16702697</text:p>
          </table:table-cell>
          <table:table-cell table:formula="of:=[.A1046]/1000/(60*60*24)" office:value-type="time" office:time-value="PT04H38M22.697S" calcext:value-type="time">
            <text:p>04:38:23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569.97" calcext:value-type="float">
            <text:p>569.97</text:p>
          </table:table-cell>
          <table:table-cell office:value-type="float" office:value="697.01" calcext:value-type="float">
            <text:p>697.01</text:p>
          </table:table-cell>
        </table:table-row>
        <table:table-row table:style-name="ro1">
          <table:table-cell office:value-type="float" office:value="16718699" calcext:value-type="float">
            <text:p>16718699</text:p>
          </table:table-cell>
          <table:table-cell table:formula="of:=[.A1047]/1000/(60*60*24)" office:value-type="time" office:time-value="PT04H38M38.699S" calcext:value-type="time">
            <text:p>04:38:39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570.51" calcext:value-type="float">
            <text:p>570.51</text:p>
          </table:table-cell>
          <table:table-cell office:value-type="float" office:value="697.65" calcext:value-type="float">
            <text:p>697.65</text:p>
          </table:table-cell>
        </table:table-row>
        <table:table-row table:style-name="ro1">
          <table:table-cell office:value-type="float" office:value="16734699" calcext:value-type="float">
            <text:p>16734699</text:p>
          </table:table-cell>
          <table:table-cell table:formula="of:=[.A1048]/1000/(60*60*24)" office:value-type="time" office:time-value="PT04H38M54.699S" calcext:value-type="time">
            <text:p>04:38:55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571.04" calcext:value-type="float">
            <text:p>571.04</text:p>
          </table:table-cell>
          <table:table-cell office:value-type="float" office:value="698.29" calcext:value-type="float">
            <text:p>698.29</text:p>
          </table:table-cell>
        </table:table-row>
        <table:table-row table:style-name="ro1">
          <table:table-cell office:value-type="float" office:value="16750699" calcext:value-type="float">
            <text:p>16750699</text:p>
          </table:table-cell>
          <table:table-cell table:formula="of:=[.A1049]/1000/(60*60*24)" office:value-type="time" office:time-value="PT04H39M10.699S" calcext:value-type="time">
            <text:p>04:39:11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571.57" calcext:value-type="float">
            <text:p>571.57</text:p>
          </table:table-cell>
          <table:table-cell office:value-type="float" office:value="698.93" calcext:value-type="float">
            <text:p>698.93</text:p>
          </table:table-cell>
        </table:table-row>
        <table:table-row table:style-name="ro1">
          <table:table-cell office:value-type="float" office:value="16766699" calcext:value-type="float">
            <text:p>16766699</text:p>
          </table:table-cell>
          <table:table-cell table:formula="of:=[.A1050]/1000/(60*60*24)" office:value-type="time" office:time-value="PT04H39M26.699S" calcext:value-type="time">
            <text:p>04:39:27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572.11" calcext:value-type="float">
            <text:p>572.11</text:p>
          </table:table-cell>
          <table:table-cell office:value-type="float" office:value="699.57" calcext:value-type="float">
            <text:p>699.57</text:p>
          </table:table-cell>
        </table:table-row>
        <table:table-row table:style-name="ro1">
          <table:table-cell office:value-type="float" office:value="16782699" calcext:value-type="float">
            <text:p>16782699</text:p>
          </table:table-cell>
          <table:table-cell table:formula="of:=[.A1051]/1000/(60*60*24)" office:value-type="time" office:time-value="PT04H39M42.699S" calcext:value-type="time">
            <text:p>04:39:43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572.64" calcext:value-type="float">
            <text:p>572.64</text:p>
          </table:table-cell>
          <table:table-cell office:value-type="float" office:value="700.21" calcext:value-type="float">
            <text:p>700.21</text:p>
          </table:table-cell>
        </table:table-row>
        <table:table-row table:style-name="ro1">
          <table:table-cell office:value-type="float" office:value="16798699" calcext:value-type="float">
            <text:p>16798699</text:p>
          </table:table-cell>
          <table:table-cell table:formula="of:=[.A1052]/1000/(60*60*24)" office:value-type="time" office:time-value="PT04H39M58.699S" calcext:value-type="time">
            <text:p>04:39:59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573.18" calcext:value-type="float">
            <text:p>573.18</text:p>
          </table:table-cell>
          <table:table-cell office:value-type="float" office:value="700.85" calcext:value-type="float">
            <text:p>700.85</text:p>
          </table:table-cell>
        </table:table-row>
        <table:table-row table:style-name="ro1">
          <table:table-cell office:value-type="float" office:value="16814699" calcext:value-type="float">
            <text:p>16814699</text:p>
          </table:table-cell>
          <table:table-cell table:formula="of:=[.A1053]/1000/(60*60*24)" office:value-type="time" office:time-value="PT04H40M14.699S" calcext:value-type="time">
            <text:p>04:40:15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573.71" calcext:value-type="float">
            <text:p>573.71</text:p>
          </table:table-cell>
          <table:table-cell office:value-type="float" office:value="701.49" calcext:value-type="float">
            <text:p>701.49</text:p>
          </table:table-cell>
        </table:table-row>
        <table:table-row table:style-name="ro1">
          <table:table-cell office:value-type="float" office:value="16830699" calcext:value-type="float">
            <text:p>16830699</text:p>
          </table:table-cell>
          <table:table-cell table:formula="of:=[.A1054]/1000/(60*60*24)" office:value-type="time" office:time-value="PT04H40M30.699S" calcext:value-type="time">
            <text:p>04:40:31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574.25" calcext:value-type="float">
            <text:p>574.25</text:p>
          </table:table-cell>
          <table:table-cell office:value-type="float" office:value="702.13" calcext:value-type="float">
            <text:p>702.13</text:p>
          </table:table-cell>
        </table:table-row>
        <table:table-row table:style-name="ro1">
          <table:table-cell office:value-type="float" office:value="16846699" calcext:value-type="float">
            <text:p>16846699</text:p>
          </table:table-cell>
          <table:table-cell table:formula="of:=[.A1055]/1000/(60*60*24)" office:value-type="time" office:time-value="PT04H40M46.699S" calcext:value-type="time">
            <text:p>04:40:47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574.78" calcext:value-type="float">
            <text:p>574.78</text:p>
          </table:table-cell>
          <table:table-cell office:value-type="float" office:value="702.77" calcext:value-type="float">
            <text:p>702.77</text:p>
          </table:table-cell>
        </table:table-row>
        <table:table-row table:style-name="ro1">
          <table:table-cell office:value-type="float" office:value="16862699" calcext:value-type="float">
            <text:p>16862699</text:p>
          </table:table-cell>
          <table:table-cell table:formula="of:=[.A1056]/1000/(60*60*24)" office:value-type="time" office:time-value="PT04H41M02.699S" calcext:value-type="time">
            <text:p>04:41:03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575.31" calcext:value-type="float">
            <text:p>575.31</text:p>
          </table:table-cell>
          <table:table-cell office:value-type="float" office:value="703.41" calcext:value-type="float">
            <text:p>703.41</text:p>
          </table:table-cell>
        </table:table-row>
        <table:table-row table:style-name="ro1">
          <table:table-cell office:value-type="float" office:value="16878699" calcext:value-type="float">
            <text:p>16878699</text:p>
          </table:table-cell>
          <table:table-cell table:formula="of:=[.A1057]/1000/(60*60*24)" office:value-type="time" office:time-value="PT04H41M18.699S" calcext:value-type="time">
            <text:p>04:41:19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575.85" calcext:value-type="float">
            <text:p>575.85</text:p>
          </table:table-cell>
          <table:table-cell office:value-type="float" office:value="704.05" calcext:value-type="float">
            <text:p>704.05</text:p>
          </table:table-cell>
        </table:table-row>
        <table:table-row table:style-name="ro1">
          <table:table-cell office:value-type="float" office:value="16894699" calcext:value-type="float">
            <text:p>16894699</text:p>
          </table:table-cell>
          <table:table-cell table:formula="of:=[.A1058]/1000/(60*60*24)" office:value-type="time" office:time-value="PT04H41M34.699S" calcext:value-type="time">
            <text:p>04:41:35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576.38" calcext:value-type="float">
            <text:p>576.38</text:p>
          </table:table-cell>
          <table:table-cell office:value-type="float" office:value="704.69" calcext:value-type="float">
            <text:p>704.69</text:p>
          </table:table-cell>
        </table:table-row>
        <table:table-row table:style-name="ro1">
          <table:table-cell office:value-type="float" office:value="16910699" calcext:value-type="float">
            <text:p>16910699</text:p>
          </table:table-cell>
          <table:table-cell table:formula="of:=[.A1059]/1000/(60*60*24)" office:value-type="time" office:time-value="PT04H41M50.699S" calcext:value-type="time">
            <text:p>04:41:51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576.92" calcext:value-type="float">
            <text:p>576.92</text:p>
          </table:table-cell>
          <table:table-cell office:value-type="float" office:value="705.32" calcext:value-type="float">
            <text:p>705.32</text:p>
          </table:table-cell>
        </table:table-row>
        <table:table-row table:style-name="ro1">
          <table:table-cell office:value-type="float" office:value="16926699" calcext:value-type="float">
            <text:p>16926699</text:p>
          </table:table-cell>
          <table:table-cell table:formula="of:=[.A1060]/1000/(60*60*24)" office:value-type="time" office:time-value="PT04H42M06.699S" calcext:value-type="time">
            <text:p>04:42:07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577.45" calcext:value-type="float">
            <text:p>577.45</text:p>
          </table:table-cell>
          <table:table-cell office:value-type="float" office:value="705.96" calcext:value-type="float">
            <text:p>705.96</text:p>
          </table:table-cell>
        </table:table-row>
        <table:table-row table:style-name="ro1">
          <table:table-cell office:value-type="float" office:value="16942699" calcext:value-type="float">
            <text:p>16942699</text:p>
          </table:table-cell>
          <table:table-cell table:formula="of:=[.A1061]/1000/(60*60*24)" office:value-type="time" office:time-value="PT04H42M22.699S" calcext:value-type="time">
            <text:p>04:42:23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577.98" calcext:value-type="float">
            <text:p>577.98</text:p>
          </table:table-cell>
          <table:table-cell office:value-type="float" office:value="706.6" calcext:value-type="float">
            <text:p>706.6</text:p>
          </table:table-cell>
        </table:table-row>
        <table:table-row table:style-name="ro1">
          <table:table-cell office:value-type="float" office:value="16958699" calcext:value-type="float">
            <text:p>16958699</text:p>
          </table:table-cell>
          <table:table-cell table:formula="of:=[.A1062]/1000/(60*60*24)" office:value-type="time" office:time-value="PT04H42M38.699S" calcext:value-type="time">
            <text:p>04:42:39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578.52" calcext:value-type="float">
            <text:p>578.52</text:p>
          </table:table-cell>
          <table:table-cell office:value-type="float" office:value="707.24" calcext:value-type="float">
            <text:p>707.24</text:p>
          </table:table-cell>
        </table:table-row>
        <table:table-row table:style-name="ro1">
          <table:table-cell office:value-type="float" office:value="16974699" calcext:value-type="float">
            <text:p>16974699</text:p>
          </table:table-cell>
          <table:table-cell table:formula="of:=[.A1063]/1000/(60*60*24)" office:value-type="time" office:time-value="PT04H42M54.699S" calcext:value-type="time">
            <text:p>04:42:55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579.05" calcext:value-type="float">
            <text:p>579.05</text:p>
          </table:table-cell>
          <table:table-cell office:value-type="float" office:value="707.88" calcext:value-type="float">
            <text:p>707.88</text:p>
          </table:table-cell>
        </table:table-row>
        <table:table-row table:style-name="ro1">
          <table:table-cell office:value-type="float" office:value="16990699" calcext:value-type="float">
            <text:p>16990699</text:p>
          </table:table-cell>
          <table:table-cell table:formula="of:=[.A1064]/1000/(60*60*24)" office:value-type="time" office:time-value="PT04H43M10.699S" calcext:value-type="time">
            <text:p>04:43:11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579.59" calcext:value-type="float">
            <text:p>579.59</text:p>
          </table:table-cell>
          <table:table-cell office:value-type="float" office:value="708.52" calcext:value-type="float">
            <text:p>708.52</text:p>
          </table:table-cell>
        </table:table-row>
        <table:table-row table:style-name="ro1">
          <table:table-cell office:value-type="float" office:value="17006699" calcext:value-type="float">
            <text:p>17006699</text:p>
          </table:table-cell>
          <table:table-cell table:formula="of:=[.A1065]/1000/(60*60*24)" office:value-type="time" office:time-value="PT04H43M26.699S" calcext:value-type="time">
            <text:p>04:43:27</text:p>
          </table:table-cell>
          <table:table-cell office:value-type="float" office:value="1.2" calcext:value-type="float">
            <text:p>1.2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64" calcext:value-type="float">
            <text:p>143.64</text:p>
          </table:table-cell>
          <table:table-cell office:value-type="float" office:value="580.12" calcext:value-type="float">
            <text:p>580.12</text:p>
          </table:table-cell>
          <table:table-cell office:value-type="float" office:value="709.16" calcext:value-type="float">
            <text:p>709.16</text:p>
          </table:table-cell>
        </table:table-row>
        <table:table-row table:style-name="ro1">
          <table:table-cell office:value-type="float" office:value="17022699" calcext:value-type="float">
            <text:p>17022699</text:p>
          </table:table-cell>
          <table:table-cell table:formula="of:=[.A1066]/1000/(60*60*24)" office:value-type="time" office:time-value="PT04H43M42.699S" calcext:value-type="time">
            <text:p>04:43:43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580.66" calcext:value-type="float">
            <text:p>580.66</text:p>
          </table:table-cell>
          <table:table-cell office:value-type="float" office:value="709.8" calcext:value-type="float">
            <text:p>709.8</text:p>
          </table:table-cell>
        </table:table-row>
        <table:table-row table:style-name="ro1">
          <table:table-cell office:value-type="float" office:value="17038699" calcext:value-type="float">
            <text:p>17038699</text:p>
          </table:table-cell>
          <table:table-cell table:formula="of:=[.A1067]/1000/(60*60*24)" office:value-type="time" office:time-value="PT04H43M58.699S" calcext:value-type="time">
            <text:p>04:43:59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581.19" calcext:value-type="float">
            <text:p>581.19</text:p>
          </table:table-cell>
          <table:table-cell office:value-type="float" office:value="710.43" calcext:value-type="float">
            <text:p>710.43</text:p>
          </table:table-cell>
        </table:table-row>
        <table:table-row table:style-name="ro1">
          <table:table-cell office:value-type="float" office:value="17054699" calcext:value-type="float">
            <text:p>17054699</text:p>
          </table:table-cell>
          <table:table-cell table:formula="of:=[.A1068]/1000/(60*60*24)" office:value-type="time" office:time-value="PT04H44M14.699S" calcext:value-type="time">
            <text:p>04:44:15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581.72" calcext:value-type="float">
            <text:p>581.72</text:p>
          </table:table-cell>
          <table:table-cell office:value-type="float" office:value="711.07" calcext:value-type="float">
            <text:p>711.07</text:p>
          </table:table-cell>
        </table:table-row>
        <table:table-row table:style-name="ro1">
          <table:table-cell office:value-type="float" office:value="17070699" calcext:value-type="float">
            <text:p>17070699</text:p>
          </table:table-cell>
          <table:table-cell table:formula="of:=[.A1069]/1000/(60*60*24)" office:value-type="time" office:time-value="PT04H44M30.699S" calcext:value-type="time">
            <text:p>04:44:31</text:p>
          </table:table-cell>
          <table:table-cell office:value-type="float" office:value="1.2" calcext:value-type="float">
            <text:p>1.2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64" calcext:value-type="float">
            <text:p>143.64</text:p>
          </table:table-cell>
          <table:table-cell office:value-type="float" office:value="582.26" calcext:value-type="float">
            <text:p>582.26</text:p>
          </table:table-cell>
          <table:table-cell office:value-type="float" office:value="711.71" calcext:value-type="float">
            <text:p>711.71</text:p>
          </table:table-cell>
        </table:table-row>
        <table:table-row table:style-name="ro1">
          <table:table-cell office:value-type="float" office:value="17086699" calcext:value-type="float">
            <text:p>17086699</text:p>
          </table:table-cell>
          <table:table-cell table:formula="of:=[.A1070]/1000/(60*60*24)" office:value-type="time" office:time-value="PT04H44M46.699S" calcext:value-type="time">
            <text:p>04:44:47</text:p>
          </table:table-cell>
          <table:table-cell office:value-type="float" office:value="1.19" calcext:value-type="float">
            <text:p>1.19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28" calcext:value-type="float">
            <text:p>143.28</text:p>
          </table:table-cell>
          <table:table-cell office:value-type="float" office:value="582.79" calcext:value-type="float">
            <text:p>582.79</text:p>
          </table:table-cell>
          <table:table-cell office:value-type="float" office:value="712.35" calcext:value-type="float">
            <text:p>712.35</text:p>
          </table:table-cell>
        </table:table-row>
        <table:table-row table:style-name="ro1">
          <table:table-cell office:value-type="float" office:value="17102699" calcext:value-type="float">
            <text:p>17102699</text:p>
          </table:table-cell>
          <table:table-cell table:formula="of:=[.A1071]/1000/(60*60*24)" office:value-type="time" office:time-value="PT04H45M02.699S" calcext:value-type="time">
            <text:p>04:45:03</text:p>
          </table:table-cell>
          <table:table-cell office:value-type="float" office:value="1.19" calcext:value-type="float">
            <text:p>1.19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16" calcext:value-type="float">
            <text:p>143.16</text:p>
          </table:table-cell>
          <table:table-cell office:value-type="float" office:value="583.33" calcext:value-type="float">
            <text:p>583.33</text:p>
          </table:table-cell>
          <table:table-cell office:value-type="float" office:value="712.99" calcext:value-type="float">
            <text:p>712.99</text:p>
          </table:table-cell>
        </table:table-row>
        <table:table-row table:style-name="ro1">
          <table:table-cell office:value-type="float" office:value="17118699" calcext:value-type="float">
            <text:p>17118699</text:p>
          </table:table-cell>
          <table:table-cell table:formula="of:=[.A1072]/1000/(60*60*24)" office:value-type="time" office:time-value="PT04H45M18.699S" calcext:value-type="time">
            <text:p>04:45:19</text:p>
          </table:table-cell>
          <table:table-cell office:value-type="float" office:value="1.2" calcext:value-type="float">
            <text:p>1.2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64" calcext:value-type="float">
            <text:p>143.64</text:p>
          </table:table-cell>
          <table:table-cell office:value-type="float" office:value="583.86" calcext:value-type="float">
            <text:p>583.86</text:p>
          </table:table-cell>
          <table:table-cell office:value-type="float" office:value="713.62" calcext:value-type="float">
            <text:p>713.62</text:p>
          </table:table-cell>
        </table:table-row>
        <table:table-row table:style-name="ro1">
          <table:table-cell office:value-type="float" office:value="17134697" calcext:value-type="float">
            <text:p>17134697</text:p>
          </table:table-cell>
          <table:table-cell table:formula="of:=[.A1073]/1000/(60*60*24)" office:value-type="time" office:time-value="PT04H45M34.697S" calcext:value-type="time">
            <text:p>04:45:35</text:p>
          </table:table-cell>
          <table:table-cell office:value-type="float" office:value="1.2" calcext:value-type="float">
            <text:p>1.2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64" calcext:value-type="float">
            <text:p>143.64</text:p>
          </table:table-cell>
          <table:table-cell office:value-type="float" office:value="584.39" calcext:value-type="float">
            <text:p>584.39</text:p>
          </table:table-cell>
          <table:table-cell office:value-type="float" office:value="714.26" calcext:value-type="float">
            <text:p>714.26</text:p>
          </table:table-cell>
        </table:table-row>
        <table:table-row table:style-name="ro1">
          <table:table-cell office:value-type="float" office:value="17150699" calcext:value-type="float">
            <text:p>17150699</text:p>
          </table:table-cell>
          <table:table-cell table:formula="of:=[.A1074]/1000/(60*60*24)" office:value-type="time" office:time-value="PT04H45M50.699S" calcext:value-type="time">
            <text:p>04:45:51</text:p>
          </table:table-cell>
          <table:table-cell office:value-type="float" office:value="1.2" calcext:value-type="float">
            <text:p>1.2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64" calcext:value-type="float">
            <text:p>143.64</text:p>
          </table:table-cell>
          <table:table-cell office:value-type="float" office:value="584.93" calcext:value-type="float">
            <text:p>584.93</text:p>
          </table:table-cell>
          <table:table-cell office:value-type="float" office:value="714.9" calcext:value-type="float">
            <text:p>714.9</text:p>
          </table:table-cell>
        </table:table-row>
        <table:table-row table:style-name="ro1">
          <table:table-cell office:value-type="float" office:value="17166699" calcext:value-type="float">
            <text:p>17166699</text:p>
          </table:table-cell>
          <table:table-cell table:formula="of:=[.A1075]/1000/(60*60*24)" office:value-type="time" office:time-value="PT04H46M06.699S" calcext:value-type="time">
            <text:p>04:46:07</text:p>
          </table:table-cell>
          <table:table-cell office:value-type="float" office:value="1.2" calcext:value-type="float">
            <text:p>1.2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64" calcext:value-type="float">
            <text:p>143.64</text:p>
          </table:table-cell>
          <table:table-cell office:value-type="float" office:value="585.46" calcext:value-type="float">
            <text:p>585.46</text:p>
          </table:table-cell>
          <table:table-cell office:value-type="float" office:value="715.54" calcext:value-type="float">
            <text:p>715.54</text:p>
          </table:table-cell>
        </table:table-row>
        <table:table-row table:style-name="ro1">
          <table:table-cell office:value-type="float" office:value="17182699" calcext:value-type="float">
            <text:p>17182699</text:p>
          </table:table-cell>
          <table:table-cell table:formula="of:=[.A1076]/1000/(60*60*24)" office:value-type="time" office:time-value="PT04H46M22.699S" calcext:value-type="time">
            <text:p>04:46:23</text:p>
          </table:table-cell>
          <table:table-cell office:value-type="float" office:value="1.2" calcext:value-type="float">
            <text:p>1.2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64" calcext:value-type="float">
            <text:p>143.64</text:p>
          </table:table-cell>
          <table:table-cell office:value-type="float" office:value="586" calcext:value-type="float">
            <text:p>586</text:p>
          </table:table-cell>
          <table:table-cell office:value-type="float" office:value="716.18" calcext:value-type="float">
            <text:p>716.18</text:p>
          </table:table-cell>
        </table:table-row>
        <table:table-row table:style-name="ro1">
          <table:table-cell office:value-type="float" office:value="17198699" calcext:value-type="float">
            <text:p>17198699</text:p>
          </table:table-cell>
          <table:table-cell table:formula="of:=[.A1077]/1000/(60*60*24)" office:value-type="time" office:time-value="PT04H46M38.699S" calcext:value-type="time">
            <text:p>04:46:39</text:p>
          </table:table-cell>
          <table:table-cell office:value-type="float" office:value="1.2" calcext:value-type="float">
            <text:p>1.2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64" calcext:value-type="float">
            <text:p>143.64</text:p>
          </table:table-cell>
          <table:table-cell office:value-type="float" office:value="586.53" calcext:value-type="float">
            <text:p>586.53</text:p>
          </table:table-cell>
          <table:table-cell office:value-type="float" office:value="716.82" calcext:value-type="float">
            <text:p>716.82</text:p>
          </table:table-cell>
        </table:table-row>
        <table:table-row table:style-name="ro1">
          <table:table-cell office:value-type="float" office:value="17214699" calcext:value-type="float">
            <text:p>17214699</text:p>
          </table:table-cell>
          <table:table-cell table:formula="of:=[.A1078]/1000/(60*60*24)" office:value-type="time" office:time-value="PT04H46M54.699S" calcext:value-type="time">
            <text:p>04:46:55</text:p>
          </table:table-cell>
          <table:table-cell office:value-type="float" office:value="1.19" calcext:value-type="float">
            <text:p>1.19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16" calcext:value-type="float">
            <text:p>143.16</text:p>
          </table:table-cell>
          <table:table-cell office:value-type="float" office:value="587.06" calcext:value-type="float">
            <text:p>587.06</text:p>
          </table:table-cell>
          <table:table-cell office:value-type="float" office:value="717.45" calcext:value-type="float">
            <text:p>717.45</text:p>
          </table:table-cell>
        </table:table-row>
        <table:table-row table:style-name="ro1">
          <table:table-cell office:value-type="float" office:value="17230699" calcext:value-type="float">
            <text:p>17230699</text:p>
          </table:table-cell>
          <table:table-cell table:formula="of:=[.A1079]/1000/(60*60*24)" office:value-type="time" office:time-value="PT04H47M10.699S" calcext:value-type="time">
            <text:p>04:47:11</text:p>
          </table:table-cell>
          <table:table-cell office:value-type="float" office:value="1.19" calcext:value-type="float">
            <text:p>1.19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16" calcext:value-type="float">
            <text:p>143.16</text:p>
          </table:table-cell>
          <table:table-cell office:value-type="float" office:value="587.6" calcext:value-type="float">
            <text:p>587.6</text:p>
          </table:table-cell>
          <table:table-cell office:value-type="float" office:value="718.09" calcext:value-type="float">
            <text:p>718.09</text:p>
          </table:table-cell>
        </table:table-row>
        <table:table-row table:style-name="ro1">
          <table:table-cell office:value-type="float" office:value="17246699" calcext:value-type="float">
            <text:p>17246699</text:p>
          </table:table-cell>
          <table:table-cell table:formula="of:=[.A1080]/1000/(60*60*24)" office:value-type="time" office:time-value="PT04H47M26.699S" calcext:value-type="time">
            <text:p>04:47:27</text:p>
          </table:table-cell>
          <table:table-cell office:value-type="float" office:value="1.19" calcext:value-type="float">
            <text:p>1.19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16" calcext:value-type="float">
            <text:p>143.16</text:p>
          </table:table-cell>
          <table:table-cell office:value-type="float" office:value="588.13" calcext:value-type="float">
            <text:p>588.13</text:p>
          </table:table-cell>
          <table:table-cell office:value-type="float" office:value="718.73" calcext:value-type="float">
            <text:p>718.73</text:p>
          </table:table-cell>
        </table:table-row>
        <table:table-row table:style-name="ro1">
          <table:table-cell office:value-type="float" office:value="17262699" calcext:value-type="float">
            <text:p>17262699</text:p>
          </table:table-cell>
          <table:table-cell table:formula="of:=[.A1081]/1000/(60*60*24)" office:value-type="time" office:time-value="PT04H47M42.699S" calcext:value-type="time">
            <text:p>04:47:43</text:p>
          </table:table-cell>
          <table:table-cell office:value-type="float" office:value="1.19" calcext:value-type="float">
            <text:p>1.19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16" calcext:value-type="float">
            <text:p>143.16</text:p>
          </table:table-cell>
          <table:table-cell office:value-type="float" office:value="588.67" calcext:value-type="float">
            <text:p>588.67</text:p>
          </table:table-cell>
          <table:table-cell office:value-type="float" office:value="719.36" calcext:value-type="float">
            <text:p>719.36</text:p>
          </table:table-cell>
        </table:table-row>
        <table:table-row table:style-name="ro1">
          <table:table-cell office:value-type="float" office:value="17278699" calcext:value-type="float">
            <text:p>17278699</text:p>
          </table:table-cell>
          <table:table-cell table:formula="of:=[.A1082]/1000/(60*60*24)" office:value-type="time" office:time-value="PT04H47M58.699S" calcext:value-type="time">
            <text:p>04:47:59</text:p>
          </table:table-cell>
          <table:table-cell office:value-type="float" office:value="1.19" calcext:value-type="float">
            <text:p>1.19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16" calcext:value-type="float">
            <text:p>143.16</text:p>
          </table:table-cell>
          <table:table-cell office:value-type="float" office:value="589.2" calcext:value-type="float">
            <text:p>589.2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17294699" calcext:value-type="float">
            <text:p>17294699</text:p>
          </table:table-cell>
          <table:table-cell table:formula="of:=[.A1083]/1000/(60*60*24)" office:value-type="time" office:time-value="PT04H48M14.699S" calcext:value-type="time">
            <text:p>04:48:15</text:p>
          </table:table-cell>
          <table:table-cell office:value-type="float" office:value="1.2" calcext:value-type="float">
            <text:p>1.2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64" calcext:value-type="float">
            <text:p>143.64</text:p>
          </table:table-cell>
          <table:table-cell office:value-type="float" office:value="589.73" calcext:value-type="float">
            <text:p>589.73</text:p>
          </table:table-cell>
          <table:table-cell office:value-type="float" office:value="720.64" calcext:value-type="float">
            <text:p>720.64</text:p>
          </table:table-cell>
        </table:table-row>
        <table:table-row table:style-name="ro1">
          <table:table-cell office:value-type="float" office:value="17310699" calcext:value-type="float">
            <text:p>17310699</text:p>
          </table:table-cell>
          <table:table-cell table:formula="of:=[.A1084]/1000/(60*60*24)" office:value-type="time" office:time-value="PT04H48M30.699S" calcext:value-type="time">
            <text:p>04:48:31</text:p>
          </table:table-cell>
          <table:table-cell office:value-type="float" office:value="1.2" calcext:value-type="float">
            <text:p>1.2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64" calcext:value-type="float">
            <text:p>143.64</text:p>
          </table:table-cell>
          <table:table-cell office:value-type="float" office:value="590.27" calcext:value-type="float">
            <text:p>590.27</text:p>
          </table:table-cell>
          <table:table-cell office:value-type="float" office:value="721.27" calcext:value-type="float">
            <text:p>721.27</text:p>
          </table:table-cell>
        </table:table-row>
        <table:table-row table:style-name="ro1">
          <table:table-cell office:value-type="float" office:value="17326699" calcext:value-type="float">
            <text:p>17326699</text:p>
          </table:table-cell>
          <table:table-cell table:formula="of:=[.A1085]/1000/(60*60*24)" office:value-type="time" office:time-value="PT04H48M46.699S" calcext:value-type="time">
            <text:p>04:48:47</text:p>
          </table:table-cell>
          <table:table-cell office:value-type="float" office:value="1.2" calcext:value-type="float">
            <text:p>1.2</text:p>
          </table:table-cell>
          <table:table-cell office:value-type="float" office:value="120" calcext:value-type="float">
            <text:p>120</text:p>
          </table:table-cell>
          <table:table-cell office:value-type="float" office:value="143.52" calcext:value-type="float">
            <text:p>143.52</text:p>
          </table:table-cell>
          <table:table-cell office:value-type="float" office:value="590.8" calcext:value-type="float">
            <text:p>590.8</text:p>
          </table:table-cell>
          <table:table-cell office:value-type="float" office:value="721.91" calcext:value-type="float">
            <text:p>721.91</text:p>
          </table:table-cell>
        </table:table-row>
        <table:table-row table:style-name="ro1">
          <table:table-cell office:value-type="float" office:value="17342699" calcext:value-type="float">
            <text:p>17342699</text:p>
          </table:table-cell>
          <table:table-cell table:formula="of:=[.A1086]/1000/(60*60*24)" office:value-type="time" office:time-value="PT04H49M02.699S" calcext:value-type="time">
            <text:p>04:49:03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591.33" calcext:value-type="float">
            <text:p>591.33</text:p>
          </table:table-cell>
          <table:table-cell office:value-type="float" office:value="722.55" calcext:value-type="float">
            <text:p>722.55</text:p>
          </table:table-cell>
        </table:table-row>
        <table:table-row table:style-name="ro1">
          <table:table-cell office:value-type="float" office:value="17358699" calcext:value-type="float">
            <text:p>17358699</text:p>
          </table:table-cell>
          <table:table-cell table:formula="of:=[.A1087]/1000/(60*60*24)" office:value-type="time" office:time-value="PT04H49M18.699S" calcext:value-type="time">
            <text:p>04:49:19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591.87" calcext:value-type="float">
            <text:p>591.87</text:p>
          </table:table-cell>
          <table:table-cell office:value-type="float" office:value="723.19" calcext:value-type="float">
            <text:p>723.19</text:p>
          </table:table-cell>
        </table:table-row>
        <table:table-row table:style-name="ro1">
          <table:table-cell office:value-type="float" office:value="17374699" calcext:value-type="float">
            <text:p>17374699</text:p>
          </table:table-cell>
          <table:table-cell table:formula="of:=[.A1088]/1000/(60*60*24)" office:value-type="time" office:time-value="PT04H49M34.699S" calcext:value-type="time">
            <text:p>04:49:35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592.4" calcext:value-type="float">
            <text:p>592.4</text:p>
          </table:table-cell>
          <table:table-cell office:value-type="float" office:value="723.82" calcext:value-type="float">
            <text:p>723.82</text:p>
          </table:table-cell>
        </table:table-row>
        <table:table-row table:style-name="ro1">
          <table:table-cell office:value-type="float" office:value="17390699" calcext:value-type="float">
            <text:p>17390699</text:p>
          </table:table-cell>
          <table:table-cell table:formula="of:=[.A1089]/1000/(60*60*24)" office:value-type="time" office:time-value="PT04H49M50.699S" calcext:value-type="time">
            <text:p>04:49:51</text:p>
          </table:table-cell>
          <table:table-cell office:value-type="float" office:value="1.2" calcext:value-type="float">
            <text:p>1.2</text:p>
          </table:table-cell>
          <table:table-cell office:value-type="float" office:value="120" calcext:value-type="float">
            <text:p>120</text:p>
          </table:table-cell>
          <table:table-cell office:value-type="float" office:value="143.52" calcext:value-type="float">
            <text:p>143.52</text:p>
          </table:table-cell>
          <table:table-cell office:value-type="float" office:value="592.93" calcext:value-type="float">
            <text:p>592.93</text:p>
          </table:table-cell>
          <table:table-cell office:value-type="float" office:value="724.46" calcext:value-type="float">
            <text:p>724.46</text:p>
          </table:table-cell>
        </table:table-row>
        <table:table-row table:style-name="ro1">
          <table:table-cell office:value-type="float" office:value="17406699" calcext:value-type="float">
            <text:p>17406699</text:p>
          </table:table-cell>
          <table:table-cell table:formula="of:=[.A1090]/1000/(60*60*24)" office:value-type="time" office:time-value="PT04H50M06.699S" calcext:value-type="time">
            <text:p>04:50:07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593.47" calcext:value-type="float">
            <text:p>593.47</text:p>
          </table:table-cell>
          <table:table-cell office:value-type="float" office:value="725.09" calcext:value-type="float">
            <text:p>725.09</text:p>
          </table:table-cell>
        </table:table-row>
        <table:table-row table:style-name="ro1">
          <table:table-cell office:value-type="float" office:value="17422699" calcext:value-type="float">
            <text:p>17422699</text:p>
          </table:table-cell>
          <table:table-cell table:formula="of:=[.A1091]/1000/(60*60*24)" office:value-type="time" office:time-value="PT04H50M22.699S" calcext:value-type="time">
            <text:p>04:50:23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594" calcext:value-type="float">
            <text:p>594</text:p>
          </table:table-cell>
          <table:table-cell office:value-type="float" office:value="725.73" calcext:value-type="float">
            <text:p>725.73</text:p>
          </table:table-cell>
        </table:table-row>
        <table:table-row table:style-name="ro1">
          <table:table-cell office:value-type="float" office:value="17438699" calcext:value-type="float">
            <text:p>17438699</text:p>
          </table:table-cell>
          <table:table-cell table:formula="of:=[.A1092]/1000/(60*60*24)" office:value-type="time" office:time-value="PT04H50M38.699S" calcext:value-type="time">
            <text:p>04:50:39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594.53" calcext:value-type="float">
            <text:p>594.53</text:p>
          </table:table-cell>
          <table:table-cell office:value-type="float" office:value="726.37" calcext:value-type="float">
            <text:p>726.37</text:p>
          </table:table-cell>
        </table:table-row>
        <table:table-row table:style-name="ro1">
          <table:table-cell office:value-type="float" office:value="17454699" calcext:value-type="float">
            <text:p>17454699</text:p>
          </table:table-cell>
          <table:table-cell table:formula="of:=[.A1093]/1000/(60*60*24)" office:value-type="time" office:time-value="PT04H50M54.699S" calcext:value-type="time">
            <text:p>04:50:55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595.07" calcext:value-type="float">
            <text:p>595.07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float" office:value="17470699" calcext:value-type="float">
            <text:p>17470699</text:p>
          </table:table-cell>
          <table:table-cell table:formula="of:=[.A1094]/1000/(60*60*24)" office:value-type="time" office:time-value="PT04H51M10.699S" calcext:value-type="time">
            <text:p>04:51:11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595.6" calcext:value-type="float">
            <text:p>595.6</text:p>
          </table:table-cell>
          <table:table-cell office:value-type="float" office:value="727.64" calcext:value-type="float">
            <text:p>727.64</text:p>
          </table:table-cell>
        </table:table-row>
        <table:table-row table:style-name="ro1">
          <table:table-cell office:value-type="float" office:value="17486699" calcext:value-type="float">
            <text:p>17486699</text:p>
          </table:table-cell>
          <table:table-cell table:formula="of:=[.A1095]/1000/(60*60*24)" office:value-type="time" office:time-value="PT04H51M26.699S" calcext:value-type="time">
            <text:p>04:51:27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96.13" calcext:value-type="float">
            <text:p>596.13</text:p>
          </table:table-cell>
          <table:table-cell office:value-type="float" office:value="728.27" calcext:value-type="float">
            <text:p>728.27</text:p>
          </table:table-cell>
        </table:table-row>
        <table:table-row table:style-name="ro1">
          <table:table-cell office:value-type="float" office:value="17502699" calcext:value-type="float">
            <text:p>17502699</text:p>
          </table:table-cell>
          <table:table-cell table:formula="of:=[.A1096]/1000/(60*60*24)" office:value-type="time" office:time-value="PT04H51M42.699S" calcext:value-type="time">
            <text:p>04:51:43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96.67" calcext:value-type="float">
            <text:p>596.67</text:p>
          </table:table-cell>
          <table:table-cell office:value-type="float" office:value="728.91" calcext:value-type="float">
            <text:p>728.91</text:p>
          </table:table-cell>
        </table:table-row>
        <table:table-row table:style-name="ro1">
          <table:table-cell office:value-type="float" office:value="17518699" calcext:value-type="float">
            <text:p>17518699</text:p>
          </table:table-cell>
          <table:table-cell table:formula="of:=[.A1097]/1000/(60*60*24)" office:value-type="time" office:time-value="PT04H51M58.699S" calcext:value-type="time">
            <text:p>04:51:59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97.2" calcext:value-type="float">
            <text:p>597.2</text:p>
          </table:table-cell>
          <table:table-cell office:value-type="float" office:value="729.54" calcext:value-type="float">
            <text:p>729.54</text:p>
          </table:table-cell>
        </table:table-row>
        <table:table-row table:style-name="ro1">
          <table:table-cell office:value-type="float" office:value="17534699" calcext:value-type="float">
            <text:p>17534699</text:p>
          </table:table-cell>
          <table:table-cell table:formula="of:=[.A1098]/1000/(60*60*24)" office:value-type="time" office:time-value="PT04H52M14.699S" calcext:value-type="time">
            <text:p>04:52:15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597.73" calcext:value-type="float">
            <text:p>597.73</text:p>
          </table:table-cell>
          <table:table-cell office:value-type="float" office:value="730.18" calcext:value-type="float">
            <text:p>730.18</text:p>
          </table:table-cell>
        </table:table-row>
        <table:table-row table:style-name="ro1">
          <table:table-cell office:value-type="float" office:value="17550699" calcext:value-type="float">
            <text:p>17550699</text:p>
          </table:table-cell>
          <table:table-cell table:formula="of:=[.A1099]/1000/(60*60*24)" office:value-type="time" office:time-value="PT04H52M30.699S" calcext:value-type="time">
            <text:p>04:52:31</text:p>
          </table:table-cell>
          <table:table-cell office:value-type="float" office:value="1.2" calcext:value-type="float">
            <text:p>1.2</text:p>
          </table:table-cell>
          <table:table-cell office:value-type="float" office:value="120" calcext:value-type="float">
            <text:p>120</text:p>
          </table:table-cell>
          <table:table-cell office:value-type="float" office:value="143.52" calcext:value-type="float">
            <text:p>143.52</text:p>
          </table:table-cell>
          <table:table-cell office:value-type="float" office:value="598.27" calcext:value-type="float">
            <text:p>598.27</text:p>
          </table:table-cell>
          <table:table-cell office:value-type="float" office:value="730.82" calcext:value-type="float">
            <text:p>730.82</text:p>
          </table:table-cell>
        </table:table-row>
        <table:table-row table:style-name="ro1">
          <table:table-cell office:value-type="float" office:value="17566699" calcext:value-type="float">
            <text:p>17566699</text:p>
          </table:table-cell>
          <table:table-cell table:formula="of:=[.A1100]/1000/(60*60*24)" office:value-type="time" office:time-value="PT04H52M46.699S" calcext:value-type="time">
            <text:p>04:52:47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98.8" calcext:value-type="float">
            <text:p>598.8</text:p>
          </table:table-cell>
          <table:table-cell office:value-type="float" office:value="731.45" calcext:value-type="float">
            <text:p>731.45</text:p>
          </table:table-cell>
        </table:table-row>
        <table:table-row table:style-name="ro1">
          <table:table-cell office:value-type="float" office:value="17582699" calcext:value-type="float">
            <text:p>17582699</text:p>
          </table:table-cell>
          <table:table-cell table:formula="of:=[.A1101]/1000/(60*60*24)" office:value-type="time" office:time-value="PT04H53M02.699S" calcext:value-type="time">
            <text:p>04:53:03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99.33" calcext:value-type="float">
            <text:p>599.33</text:p>
          </table:table-cell>
          <table:table-cell office:value-type="float" office:value="732.09" calcext:value-type="float">
            <text:p>732.09</text:p>
          </table:table-cell>
        </table:table-row>
        <table:table-row table:style-name="ro1">
          <table:table-cell office:value-type="float" office:value="17598699" calcext:value-type="float">
            <text:p>17598699</text:p>
          </table:table-cell>
          <table:table-cell table:formula="of:=[.A1102]/1000/(60*60*24)" office:value-type="time" office:time-value="PT04H53M18.699S" calcext:value-type="time">
            <text:p>04:53:19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599.87" calcext:value-type="float">
            <text:p>599.87</text:p>
          </table:table-cell>
          <table:table-cell office:value-type="float" office:value="732.72" calcext:value-type="float">
            <text:p>732.72</text:p>
          </table:table-cell>
        </table:table-row>
        <table:table-row table:style-name="ro1">
          <table:table-cell office:value-type="float" office:value="17614699" calcext:value-type="float">
            <text:p>17614699</text:p>
          </table:table-cell>
          <table:table-cell table:formula="of:=[.A1103]/1000/(60*60*24)" office:value-type="time" office:time-value="PT04H53M34.699S" calcext:value-type="time">
            <text:p>04:53:35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600.4" calcext:value-type="float">
            <text:p>600.4</text:p>
          </table:table-cell>
          <table:table-cell office:value-type="float" office:value="733.36" calcext:value-type="float">
            <text:p>733.36</text:p>
          </table:table-cell>
        </table:table-row>
        <table:table-row table:style-name="ro1">
          <table:table-cell office:value-type="float" office:value="17630699" calcext:value-type="float">
            <text:p>17630699</text:p>
          </table:table-cell>
          <table:table-cell table:formula="of:=[.A1104]/1000/(60*60*24)" office:value-type="time" office:time-value="PT04H53M50.699S" calcext:value-type="time">
            <text:p>04:53:51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600.93" calcext:value-type="float">
            <text:p>600.93</text:p>
          </table:table-cell>
          <table:table-cell office:value-type="float" office:value="733.99" calcext:value-type="float">
            <text:p>733.99</text:p>
          </table:table-cell>
        </table:table-row>
        <table:table-row table:style-name="ro1">
          <table:table-cell office:value-type="float" office:value="17646699" calcext:value-type="float">
            <text:p>17646699</text:p>
          </table:table-cell>
          <table:table-cell table:formula="of:=[.A1105]/1000/(60*60*24)" office:value-type="time" office:time-value="PT04H54M06.699S" calcext:value-type="time">
            <text:p>04:54:07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601.47" calcext:value-type="float">
            <text:p>601.47</text:p>
          </table:table-cell>
          <table:table-cell office:value-type="float" office:value="734.63" calcext:value-type="float">
            <text:p>734.63</text:p>
          </table:table-cell>
        </table:table-row>
        <table:table-row table:style-name="ro1">
          <table:table-cell office:value-type="float" office:value="17662699" calcext:value-type="float">
            <text:p>17662699</text:p>
          </table:table-cell>
          <table:table-cell table:formula="of:=[.A1106]/1000/(60*60*24)" office:value-type="time" office:time-value="PT04H54M22.699S" calcext:value-type="time">
            <text:p>04:54:23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602" calcext:value-type="float">
            <text:p>602</text:p>
          </table:table-cell>
          <table:table-cell office:value-type="float" office:value="735.26" calcext:value-type="float">
            <text:p>735.26</text:p>
          </table:table-cell>
        </table:table-row>
        <table:table-row table:style-name="ro1">
          <table:table-cell office:value-type="float" office:value="17678699" calcext:value-type="float">
            <text:p>17678699</text:p>
          </table:table-cell>
          <table:table-cell table:formula="of:=[.A1107]/1000/(60*60*24)" office:value-type="time" office:time-value="PT04H54M38.699S" calcext:value-type="time">
            <text:p>04:54:39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602.53" calcext:value-type="float">
            <text:p>602.53</text:p>
          </table:table-cell>
          <table:table-cell office:value-type="float" office:value="735.9" calcext:value-type="float">
            <text:p>735.9</text:p>
          </table:table-cell>
        </table:table-row>
        <table:table-row table:style-name="ro1">
          <table:table-cell office:value-type="float" office:value="17694699" calcext:value-type="float">
            <text:p>17694699</text:p>
          </table:table-cell>
          <table:table-cell table:formula="of:=[.A1108]/1000/(60*60*24)" office:value-type="time" office:time-value="PT04H54M54.699S" calcext:value-type="time">
            <text:p>04:54:55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603.06" calcext:value-type="float">
            <text:p>603.06</text:p>
          </table:table-cell>
          <table:table-cell office:value-type="float" office:value="736.53" calcext:value-type="float">
            <text:p>736.53</text:p>
          </table:table-cell>
        </table:table-row>
        <table:table-row table:style-name="ro1">
          <table:table-cell office:value-type="float" office:value="17710699" calcext:value-type="float">
            <text:p>17710699</text:p>
          </table:table-cell>
          <table:table-cell table:formula="of:=[.A1109]/1000/(60*60*24)" office:value-type="time" office:time-value="PT04H55M10.699S" calcext:value-type="time">
            <text:p>04:55:11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603.6" calcext:value-type="float">
            <text:p>603.6</text:p>
          </table:table-cell>
          <table:table-cell office:value-type="float" office:value="737.16" calcext:value-type="float">
            <text:p>737.16</text:p>
          </table:table-cell>
        </table:table-row>
        <table:table-row table:style-name="ro1">
          <table:table-cell office:value-type="float" office:value="17726699" calcext:value-type="float">
            <text:p>17726699</text:p>
          </table:table-cell>
          <table:table-cell table:formula="of:=[.A1110]/1000/(60*60*24)" office:value-type="time" office:time-value="PT04H55M26.699S" calcext:value-type="time">
            <text:p>04:55:27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604.13" calcext:value-type="float">
            <text:p>604.13</text:p>
          </table:table-cell>
          <table:table-cell office:value-type="float" office:value="737.8" calcext:value-type="float">
            <text:p>737.8</text:p>
          </table:table-cell>
        </table:table-row>
        <table:table-row table:style-name="ro1">
          <table:table-cell office:value-type="float" office:value="17742699" calcext:value-type="float">
            <text:p>17742699</text:p>
          </table:table-cell>
          <table:table-cell table:formula="of:=[.A1111]/1000/(60*60*24)" office:value-type="time" office:time-value="PT04H55M42.699S" calcext:value-type="time">
            <text:p>04:55:43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604.66" calcext:value-type="float">
            <text:p>604.66</text:p>
          </table:table-cell>
          <table:table-cell office:value-type="float" office:value="738.43" calcext:value-type="float">
            <text:p>738.43</text:p>
          </table:table-cell>
        </table:table-row>
        <table:table-row table:style-name="ro1">
          <table:table-cell office:value-type="float" office:value="17758699" calcext:value-type="float">
            <text:p>17758699</text:p>
          </table:table-cell>
          <table:table-cell table:formula="of:=[.A1112]/1000/(60*60*24)" office:value-type="time" office:time-value="PT04H55M58.699S" calcext:value-type="time">
            <text:p>04:55:59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605.19" calcext:value-type="float">
            <text:p>605.19</text:p>
          </table:table-cell>
          <table:table-cell office:value-type="float" office:value="739.07" calcext:value-type="float">
            <text:p>739.07</text:p>
          </table:table-cell>
        </table:table-row>
        <table:table-row table:style-name="ro1">
          <table:table-cell office:value-type="float" office:value="17774699" calcext:value-type="float">
            <text:p>17774699</text:p>
          </table:table-cell>
          <table:table-cell table:formula="of:=[.A1113]/1000/(60*60*24)" office:value-type="time" office:time-value="PT04H56M14.699S" calcext:value-type="time">
            <text:p>04:56:15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605.73" calcext:value-type="float">
            <text:p>605.73</text:p>
          </table:table-cell>
          <table:table-cell office:value-type="float" office:value="739.7" calcext:value-type="float">
            <text:p>739.7</text:p>
          </table:table-cell>
        </table:table-row>
        <table:table-row table:style-name="ro1">
          <table:table-cell office:value-type="float" office:value="17790699" calcext:value-type="float">
            <text:p>17790699</text:p>
          </table:table-cell>
          <table:table-cell table:formula="of:=[.A1114]/1000/(60*60*24)" office:value-type="time" office:time-value="PT04H56M30.699S" calcext:value-type="time">
            <text:p>04:56:31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606.26" calcext:value-type="float">
            <text:p>606.26</text:p>
          </table:table-cell>
          <table:table-cell office:value-type="float" office:value="740.34" calcext:value-type="float">
            <text:p>740.34</text:p>
          </table:table-cell>
        </table:table-row>
        <table:table-row table:style-name="ro1">
          <table:table-cell office:value-type="float" office:value="17806699" calcext:value-type="float">
            <text:p>17806699</text:p>
          </table:table-cell>
          <table:table-cell table:formula="of:=[.A1115]/1000/(60*60*24)" office:value-type="time" office:time-value="PT04H56M46.699S" calcext:value-type="time">
            <text:p>04:56:47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606.79" calcext:value-type="float">
            <text:p>606.79</text:p>
          </table:table-cell>
          <table:table-cell office:value-type="float" office:value="740.97" calcext:value-type="float">
            <text:p>740.97</text:p>
          </table:table-cell>
        </table:table-row>
        <table:table-row table:style-name="ro1">
          <table:table-cell office:value-type="float" office:value="17822699" calcext:value-type="float">
            <text:p>17822699</text:p>
          </table:table-cell>
          <table:table-cell table:formula="of:=[.A1116]/1000/(60*60*24)" office:value-type="time" office:time-value="PT04H57M02.699S" calcext:value-type="time">
            <text:p>04:57:03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607.32" calcext:value-type="float">
            <text:p>607.32</text:p>
          </table:table-cell>
          <table:table-cell office:value-type="float" office:value="741.61" calcext:value-type="float">
            <text:p>741.61</text:p>
          </table:table-cell>
        </table:table-row>
        <table:table-row table:style-name="ro1">
          <table:table-cell office:value-type="float" office:value="17838699" calcext:value-type="float">
            <text:p>17838699</text:p>
          </table:table-cell>
          <table:table-cell table:formula="of:=[.A1117]/1000/(60*60*24)" office:value-type="time" office:time-value="PT04H57M18.699S" calcext:value-type="time">
            <text:p>04:57:19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32" calcext:value-type="float">
            <text:p>142.32</text:p>
          </table:table-cell>
          <table:table-cell office:value-type="float" office:value="607.86" calcext:value-type="float">
            <text:p>607.86</text:p>
          </table:table-cell>
          <table:table-cell office:value-type="float" office:value="742.24" calcext:value-type="float">
            <text:p>742.24</text:p>
          </table:table-cell>
        </table:table-row>
        <table:table-row table:style-name="ro1">
          <table:table-cell office:value-type="float" office:value="17854699" calcext:value-type="float">
            <text:p>17854699</text:p>
          </table:table-cell>
          <table:table-cell table:formula="of:=[.A1118]/1000/(60*60*24)" office:value-type="time" office:time-value="PT04H57M34.699S" calcext:value-type="time">
            <text:p>04:57:35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608.39" calcext:value-type="float">
            <text:p>608.39</text:p>
          </table:table-cell>
          <table:table-cell office:value-type="float" office:value="742.88" calcext:value-type="float">
            <text:p>742.88</text:p>
          </table:table-cell>
        </table:table-row>
        <table:table-row table:style-name="ro1">
          <table:table-cell office:value-type="float" office:value="17870699" calcext:value-type="float">
            <text:p>17870699</text:p>
          </table:table-cell>
          <table:table-cell table:formula="of:=[.A1119]/1000/(60*60*24)" office:value-type="time" office:time-value="PT04H57M50.699S" calcext:value-type="time">
            <text:p>04:57:51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608.92" calcext:value-type="float">
            <text:p>608.92</text:p>
          </table:table-cell>
          <table:table-cell office:value-type="float" office:value="743.51" calcext:value-type="float">
            <text:p>743.51</text:p>
          </table:table-cell>
        </table:table-row>
        <table:table-row table:style-name="ro1">
          <table:table-cell office:value-type="float" office:value="17886699" calcext:value-type="float">
            <text:p>17886699</text:p>
          </table:table-cell>
          <table:table-cell table:formula="of:=[.A1120]/1000/(60*60*24)" office:value-type="time" office:time-value="PT04H58M06.699S" calcext:value-type="time">
            <text:p>04:58:07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609.45" calcext:value-type="float">
            <text:p>609.45</text:p>
          </table:table-cell>
          <table:table-cell office:value-type="float" office:value="744.15" calcext:value-type="float">
            <text:p>744.15</text:p>
          </table:table-cell>
        </table:table-row>
        <table:table-row table:style-name="ro1">
          <table:table-cell office:value-type="float" office:value="17902699" calcext:value-type="float">
            <text:p>17902699</text:p>
          </table:table-cell>
          <table:table-cell table:formula="of:=[.A1121]/1000/(60*60*24)" office:value-type="time" office:time-value="PT04H58M22.699S" calcext:value-type="time">
            <text:p>04:58:23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68" calcext:value-type="float">
            <text:p>142.68</text:p>
          </table:table-cell>
          <table:table-cell office:value-type="float" office:value="609.99" calcext:value-type="float">
            <text:p>609.99</text:p>
          </table:table-cell>
          <table:table-cell office:value-type="float" office:value="744.78" calcext:value-type="float">
            <text:p>744.78</text:p>
          </table:table-cell>
        </table:table-row>
        <table:table-row table:style-name="ro1">
          <table:table-cell office:value-type="float" office:value="17918699" calcext:value-type="float">
            <text:p>17918699</text:p>
          </table:table-cell>
          <table:table-cell table:formula="of:=[.A1122]/1000/(60*60*24)" office:value-type="time" office:time-value="PT04H58M38.699S" calcext:value-type="time">
            <text:p>04:58:39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610.52" calcext:value-type="float">
            <text:p>610.52</text:p>
          </table:table-cell>
          <table:table-cell office:value-type="float" office:value="745.41" calcext:value-type="float">
            <text:p>745.41</text:p>
          </table:table-cell>
        </table:table-row>
        <table:table-row table:style-name="ro1">
          <table:table-cell office:value-type="float" office:value="17934699" calcext:value-type="float">
            <text:p>17934699</text:p>
          </table:table-cell>
          <table:table-cell table:formula="of:=[.A1123]/1000/(60*60*24)" office:value-type="time" office:time-value="PT04H58M54.699S" calcext:value-type="time">
            <text:p>04:58:55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611.05" calcext:value-type="float">
            <text:p>611.05</text:p>
          </table:table-cell>
          <table:table-cell office:value-type="float" office:value="746.05" calcext:value-type="float">
            <text:p>746.05</text:p>
          </table:table-cell>
        </table:table-row>
        <table:table-row table:style-name="ro1">
          <table:table-cell office:value-type="float" office:value="17950699" calcext:value-type="float">
            <text:p>17950699</text:p>
          </table:table-cell>
          <table:table-cell table:formula="of:=[.A1124]/1000/(60*60*24)" office:value-type="time" office:time-value="PT04H59M10.699S" calcext:value-type="time">
            <text:p>04:59:11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611.58" calcext:value-type="float">
            <text:p>611.58</text:p>
          </table:table-cell>
          <table:table-cell office:value-type="float" office:value="746.68" calcext:value-type="float">
            <text:p>746.68</text:p>
          </table:table-cell>
        </table:table-row>
        <table:table-row table:style-name="ro1">
          <table:table-cell office:value-type="float" office:value="17966699" calcext:value-type="float">
            <text:p>17966699</text:p>
          </table:table-cell>
          <table:table-cell table:formula="of:=[.A1125]/1000/(60*60*24)" office:value-type="time" office:time-value="PT04H59M26.699S" calcext:value-type="time">
            <text:p>04:59:27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68" calcext:value-type="float">
            <text:p>142.68</text:p>
          </table:table-cell>
          <table:table-cell office:value-type="float" office:value="612.11" calcext:value-type="float">
            <text:p>612.11</text:p>
          </table:table-cell>
          <table:table-cell office:value-type="float" office:value="747.32" calcext:value-type="float">
            <text:p>747.32</text:p>
          </table:table-cell>
        </table:table-row>
        <table:table-row table:style-name="ro1">
          <table:table-cell office:value-type="float" office:value="17982699" calcext:value-type="float">
            <text:p>17982699</text:p>
          </table:table-cell>
          <table:table-cell table:formula="of:=[.A1126]/1000/(60*60*24)" office:value-type="time" office:time-value="PT04H59M42.699S" calcext:value-type="time">
            <text:p>04:59:43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68" calcext:value-type="float">
            <text:p>142.68</text:p>
          </table:table-cell>
          <table:table-cell office:value-type="float" office:value="612.65" calcext:value-type="float">
            <text:p>612.65</text:p>
          </table:table-cell>
          <table:table-cell office:value-type="float" office:value="747.95" calcext:value-type="float">
            <text:p>747.95</text:p>
          </table:table-cell>
        </table:table-row>
        <table:table-row table:style-name="ro1">
          <table:table-cell office:value-type="float" office:value="17998699" calcext:value-type="float">
            <text:p>17998699</text:p>
          </table:table-cell>
          <table:table-cell table:formula="of:=[.A1127]/1000/(60*60*24)" office:value-type="time" office:time-value="PT04H59M58.699S" calcext:value-type="time">
            <text:p>04:59:59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68" calcext:value-type="float">
            <text:p>142.68</text:p>
          </table:table-cell>
          <table:table-cell office:value-type="float" office:value="613.18" calcext:value-type="float">
            <text:p>613.18</text:p>
          </table:table-cell>
          <table:table-cell office:value-type="float" office:value="748.58" calcext:value-type="float">
            <text:p>748.58</text:p>
          </table:table-cell>
        </table:table-row>
        <table:table-row table:style-name="ro1">
          <table:table-cell office:value-type="float" office:value="18014699" calcext:value-type="float">
            <text:p>18014699</text:p>
          </table:table-cell>
          <table:table-cell table:formula="of:=[.A1128]/1000/(60*60*24)" office:value-type="time" office:time-value="PT05H00M14.699S" calcext:value-type="time">
            <text:p>05:00:15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2" calcext:value-type="float">
            <text:p>142.2</text:p>
          </table:table-cell>
          <table:table-cell office:value-type="float" office:value="613.71" calcext:value-type="float">
            <text:p>613.71</text:p>
          </table:table-cell>
          <table:table-cell office:value-type="float" office:value="749.22" calcext:value-type="float">
            <text:p>749.22</text:p>
          </table:table-cell>
        </table:table-row>
        <table:table-row table:style-name="ro1">
          <table:table-cell office:value-type="float" office:value="18030699" calcext:value-type="float">
            <text:p>18030699</text:p>
          </table:table-cell>
          <table:table-cell table:formula="of:=[.A1129]/1000/(60*60*24)" office:value-type="time" office:time-value="PT05H00M30.699S" calcext:value-type="time">
            <text:p>05:00:31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614.24" calcext:value-type="float">
            <text:p>614.24</text:p>
          </table:table-cell>
          <table:table-cell office:value-type="float" office:value="749.85" calcext:value-type="float">
            <text:p>749.85</text:p>
          </table:table-cell>
        </table:table-row>
        <table:table-row table:style-name="ro1">
          <table:table-cell office:value-type="float" office:value="18046699" calcext:value-type="float">
            <text:p>18046699</text:p>
          </table:table-cell>
          <table:table-cell table:formula="of:=[.A1130]/1000/(60*60*24)" office:value-type="time" office:time-value="PT05H00M46.699S" calcext:value-type="time">
            <text:p>05:00:47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2" calcext:value-type="float">
            <text:p>142.2</text:p>
          </table:table-cell>
          <table:table-cell office:value-type="float" office:value="614.78" calcext:value-type="float">
            <text:p>614.78</text:p>
          </table:table-cell>
          <table:table-cell office:value-type="float" office:value="750.48" calcext:value-type="float">
            <text:p>750.48</text:p>
          </table:table-cell>
        </table:table-row>
        <table:table-row table:style-name="ro1">
          <table:table-cell office:value-type="float" office:value="18062699" calcext:value-type="float">
            <text:p>18062699</text:p>
          </table:table-cell>
          <table:table-cell table:formula="of:=[.A1131]/1000/(60*60*24)" office:value-type="time" office:time-value="PT05H01M02.699S" calcext:value-type="time">
            <text:p>05:01:03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68" calcext:value-type="float">
            <text:p>142.68</text:p>
          </table:table-cell>
          <table:table-cell office:value-type="float" office:value="615.31" calcext:value-type="float">
            <text:p>615.31</text:p>
          </table:table-cell>
          <table:table-cell office:value-type="float" office:value="751.12" calcext:value-type="float">
            <text:p>751.12</text:p>
          </table:table-cell>
        </table:table-row>
        <table:table-row table:style-name="ro1">
          <table:table-cell office:value-type="float" office:value="18078699" calcext:value-type="float">
            <text:p>18078699</text:p>
          </table:table-cell>
          <table:table-cell table:formula="of:=[.A1132]/1000/(60*60*24)" office:value-type="time" office:time-value="PT05H01M18.699S" calcext:value-type="time">
            <text:p>05:01:19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2" calcext:value-type="float">
            <text:p>142.2</text:p>
          </table:table-cell>
          <table:table-cell office:value-type="float" office:value="615.84" calcext:value-type="float">
            <text:p>615.84</text:p>
          </table:table-cell>
          <table:table-cell office:value-type="float" office:value="751.75" calcext:value-type="float">
            <text:p>751.75</text:p>
          </table:table-cell>
        </table:table-row>
        <table:table-row table:style-name="ro1">
          <table:table-cell office:value-type="float" office:value="18094697" calcext:value-type="float">
            <text:p>18094697</text:p>
          </table:table-cell>
          <table:table-cell table:formula="of:=[.A1133]/1000/(60*60*24)" office:value-type="time" office:time-value="PT05H01M34.697S" calcext:value-type="time">
            <text:p>05:01:35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2" calcext:value-type="float">
            <text:p>142.2</text:p>
          </table:table-cell>
          <table:table-cell office:value-type="float" office:value="616.37" calcext:value-type="float">
            <text:p>616.37</text:p>
          </table:table-cell>
          <table:table-cell office:value-type="float" office:value="752.38" calcext:value-type="float">
            <text:p>752.38</text:p>
          </table:table-cell>
        </table:table-row>
        <table:table-row table:style-name="ro1">
          <table:table-cell office:value-type="float" office:value="18110699" calcext:value-type="float">
            <text:p>18110699</text:p>
          </table:table-cell>
          <table:table-cell table:formula="of:=[.A1134]/1000/(60*60*24)" office:value-type="time" office:time-value="PT05H01M50.699S" calcext:value-type="time">
            <text:p>05:01:51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2" calcext:value-type="float">
            <text:p>142.2</text:p>
          </table:table-cell>
          <table:table-cell office:value-type="float" office:value="616.9" calcext:value-type="float">
            <text:p>616.9</text:p>
          </table:table-cell>
          <table:table-cell office:value-type="float" office:value="753.01" calcext:value-type="float">
            <text:p>753.01</text:p>
          </table:table-cell>
        </table:table-row>
        <table:table-row table:style-name="ro1">
          <table:table-cell office:value-type="float" office:value="18126699" calcext:value-type="float">
            <text:p>18126699</text:p>
          </table:table-cell>
          <table:table-cell table:formula="of:=[.A1135]/1000/(60*60*24)" office:value-type="time" office:time-value="PT05H02M06.699S" calcext:value-type="time">
            <text:p>05:02:07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617.43" calcext:value-type="float">
            <text:p>617.43</text:p>
          </table:table-cell>
          <table:table-cell office:value-type="float" office:value="753.65" calcext:value-type="float">
            <text:p>753.65</text:p>
          </table:table-cell>
        </table:table-row>
        <table:table-row table:style-name="ro1">
          <table:table-cell office:value-type="float" office:value="18142699" calcext:value-type="float">
            <text:p>18142699</text:p>
          </table:table-cell>
          <table:table-cell table:formula="of:=[.A1136]/1000/(60*60*24)" office:value-type="time" office:time-value="PT05H02M22.699S" calcext:value-type="time">
            <text:p>05:02:23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617.97" calcext:value-type="float">
            <text:p>617.97</text:p>
          </table:table-cell>
          <table:table-cell office:value-type="float" office:value="754.28" calcext:value-type="float">
            <text:p>754.28</text:p>
          </table:table-cell>
        </table:table-row>
        <table:table-row table:style-name="ro1">
          <table:table-cell office:value-type="float" office:value="18158699" calcext:value-type="float">
            <text:p>18158699</text:p>
          </table:table-cell>
          <table:table-cell table:formula="of:=[.A1137]/1000/(60*60*24)" office:value-type="time" office:time-value="PT05H02M38.699S" calcext:value-type="time">
            <text:p>05:02:39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2" calcext:value-type="float">
            <text:p>142.2</text:p>
          </table:table-cell>
          <table:table-cell office:value-type="float" office:value="618.5" calcext:value-type="float">
            <text:p>618.5</text:p>
          </table:table-cell>
          <table:table-cell office:value-type="float" office:value="754.91" calcext:value-type="float">
            <text:p>754.91</text:p>
          </table:table-cell>
        </table:table-row>
        <table:table-row table:style-name="ro1">
          <table:table-cell office:value-type="float" office:value="18174699" calcext:value-type="float">
            <text:p>18174699</text:p>
          </table:table-cell>
          <table:table-cell table:formula="of:=[.A1138]/1000/(60*60*24)" office:value-type="time" office:time-value="PT05H02M54.699S" calcext:value-type="time">
            <text:p>05:02:55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56" calcext:value-type="float">
            <text:p>142.56</text:p>
          </table:table-cell>
          <table:table-cell office:value-type="float" office:value="619.03" calcext:value-type="float">
            <text:p>619.03</text:p>
          </table:table-cell>
          <table:table-cell office:value-type="float" office:value="755.54" calcext:value-type="float">
            <text:p>755.54</text:p>
          </table:table-cell>
        </table:table-row>
        <table:table-row table:style-name="ro1">
          <table:table-cell office:value-type="float" office:value="18190699" calcext:value-type="float">
            <text:p>18190699</text:p>
          </table:table-cell>
          <table:table-cell table:formula="of:=[.A1139]/1000/(60*60*24)" office:value-type="time" office:time-value="PT05H03M10.699S" calcext:value-type="time">
            <text:p>05:03:11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56" calcext:value-type="float">
            <text:p>142.56</text:p>
          </table:table-cell>
          <table:table-cell office:value-type="float" office:value="619.56" calcext:value-type="float">
            <text:p>619.56</text:p>
          </table:table-cell>
          <table:table-cell office:value-type="float" office:value="756.18" calcext:value-type="float">
            <text:p>756.18</text:p>
          </table:table-cell>
        </table:table-row>
        <table:table-row table:style-name="ro1">
          <table:table-cell office:value-type="float" office:value="18206699" calcext:value-type="float">
            <text:p>18206699</text:p>
          </table:table-cell>
          <table:table-cell table:formula="of:=[.A1140]/1000/(60*60*24)" office:value-type="time" office:time-value="PT05H03M26.699S" calcext:value-type="time">
            <text:p>05:03:27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620.09" calcext:value-type="float">
            <text:p>620.09</text:p>
          </table:table-cell>
          <table:table-cell office:value-type="float" office:value="756.81" calcext:value-type="float">
            <text:p>756.81</text:p>
          </table:table-cell>
        </table:table-row>
        <table:table-row table:style-name="ro1">
          <table:table-cell office:value-type="float" office:value="18222699" calcext:value-type="float">
            <text:p>18222699</text:p>
          </table:table-cell>
          <table:table-cell table:formula="of:=[.A1141]/1000/(60*60*24)" office:value-type="time" office:time-value="PT05H03M42.699S" calcext:value-type="time">
            <text:p>05:03:43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620.62" calcext:value-type="float">
            <text:p>620.62</text:p>
          </table:table-cell>
          <table:table-cell office:value-type="float" office:value="757.44" calcext:value-type="float">
            <text:p>757.44</text:p>
          </table:table-cell>
        </table:table-row>
        <table:table-row table:style-name="ro1">
          <table:table-cell office:value-type="float" office:value="18238699" calcext:value-type="float">
            <text:p>18238699</text:p>
          </table:table-cell>
          <table:table-cell table:formula="of:=[.A1142]/1000/(60*60*24)" office:value-type="time" office:time-value="PT05H03M58.699S" calcext:value-type="time">
            <text:p>05:03:59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621.15" calcext:value-type="float">
            <text:p>621.15</text:p>
          </table:table-cell>
          <table:table-cell office:value-type="float" office:value="758.07" calcext:value-type="float">
            <text:p>758.07</text:p>
          </table:table-cell>
        </table:table-row>
        <table:table-row table:style-name="ro1">
          <table:table-cell office:value-type="float" office:value="18254699" calcext:value-type="float">
            <text:p>18254699</text:p>
          </table:table-cell>
          <table:table-cell table:formula="of:=[.A1143]/1000/(60*60*24)" office:value-type="time" office:time-value="PT05H04M14.699S" calcext:value-type="time">
            <text:p>05:04:15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621.69" calcext:value-type="float">
            <text:p>621.69</text:p>
          </table:table-cell>
          <table:table-cell office:value-type="float" office:value="758.7" calcext:value-type="float">
            <text:p>758.7</text:p>
          </table:table-cell>
        </table:table-row>
        <table:table-row table:style-name="ro1">
          <table:table-cell office:value-type="float" office:value="18270699" calcext:value-type="float">
            <text:p>18270699</text:p>
          </table:table-cell>
          <table:table-cell table:formula="of:=[.A1144]/1000/(60*60*24)" office:value-type="time" office:time-value="PT05H04M30.699S" calcext:value-type="time">
            <text:p>05:04:31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622.22" calcext:value-type="float">
            <text:p>622.22</text:p>
          </table:table-cell>
          <table:table-cell office:value-type="float" office:value="759.34" calcext:value-type="float">
            <text:p>759.34</text:p>
          </table:table-cell>
        </table:table-row>
        <table:table-row table:style-name="ro1">
          <table:table-cell office:value-type="float" office:value="18286699" calcext:value-type="float">
            <text:p>18286699</text:p>
          </table:table-cell>
          <table:table-cell table:formula="of:=[.A1145]/1000/(60*60*24)" office:value-type="time" office:time-value="PT05H04M46.699S" calcext:value-type="time">
            <text:p>05:04:47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2.44" calcext:value-type="float">
            <text:p>142.44</text:p>
          </table:table-cell>
          <table:table-cell office:value-type="float" office:value="622.75" calcext:value-type="float">
            <text:p>622.75</text:p>
          </table:table-cell>
          <table:table-cell office:value-type="float" office:value="759.97" calcext:value-type="float">
            <text:p>759.97</text:p>
          </table:table-cell>
        </table:table-row>
        <table:table-row table:style-name="ro1">
          <table:table-cell office:value-type="float" office:value="18302699" calcext:value-type="float">
            <text:p>18302699</text:p>
          </table:table-cell>
          <table:table-cell table:formula="of:=[.A1146]/1000/(60*60*24)" office:value-type="time" office:time-value="PT05H05M02.699S" calcext:value-type="time">
            <text:p>05:05:03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623.28" calcext:value-type="float">
            <text:p>623.28</text:p>
          </table:table-cell>
          <table:table-cell office:value-type="float" office:value="760.6" calcext:value-type="float">
            <text:p>760.6</text:p>
          </table:table-cell>
        </table:table-row>
        <table:table-row table:style-name="ro1">
          <table:table-cell office:value-type="float" office:value="18318697" calcext:value-type="float">
            <text:p>18318697</text:p>
          </table:table-cell>
          <table:table-cell table:formula="of:=[.A1147]/1000/(60*60*24)" office:value-type="time" office:time-value="PT05H05M18.697S" calcext:value-type="time">
            <text:p>05:05:19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623.81" calcext:value-type="float">
            <text:p>623.81</text:p>
          </table:table-cell>
          <table:table-cell office:value-type="float" office:value="761.23" calcext:value-type="float">
            <text:p>761.23</text:p>
          </table:table-cell>
        </table:table-row>
        <table:table-row table:style-name="ro1">
          <table:table-cell office:value-type="float" office:value="18334699" calcext:value-type="float">
            <text:p>18334699</text:p>
          </table:table-cell>
          <table:table-cell table:formula="of:=[.A1148]/1000/(60*60*24)" office:value-type="time" office:time-value="PT05H05M34.699S" calcext:value-type="time">
            <text:p>05:05:35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2.44" calcext:value-type="float">
            <text:p>142.44</text:p>
          </table:table-cell>
          <table:table-cell office:value-type="float" office:value="624.34" calcext:value-type="float">
            <text:p>624.34</text:p>
          </table:table-cell>
          <table:table-cell office:value-type="float" office:value="761.86" calcext:value-type="float">
            <text:p>761.86</text:p>
          </table:table-cell>
        </table:table-row>
        <table:table-row table:style-name="ro1">
          <table:table-cell office:value-type="float" office:value="18350697" calcext:value-type="float">
            <text:p>18350697</text:p>
          </table:table-cell>
          <table:table-cell table:formula="of:=[.A1149]/1000/(60*60*24)" office:value-type="time" office:time-value="PT05H05M50.697S" calcext:value-type="time">
            <text:p>05:05:51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624.87" calcext:value-type="float">
            <text:p>624.87</text:p>
          </table:table-cell>
          <table:table-cell office:value-type="float" office:value="762.49" calcext:value-type="float">
            <text:p>762.49</text:p>
          </table:table-cell>
        </table:table-row>
        <table:table-row table:style-name="ro1">
          <table:table-cell office:value-type="float" office:value="18366699" calcext:value-type="float">
            <text:p>18366699</text:p>
          </table:table-cell>
          <table:table-cell table:formula="of:=[.A1150]/1000/(60*60*24)" office:value-type="time" office:time-value="PT05H06M06.699S" calcext:value-type="time">
            <text:p>05:06:07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625.4" calcext:value-type="float">
            <text:p>625.4</text:p>
          </table:table-cell>
          <table:table-cell office:value-type="float" office:value="763.13" calcext:value-type="float">
            <text:p>763.13</text:p>
          </table:table-cell>
        </table:table-row>
        <table:table-row table:style-name="ro1">
          <table:table-cell office:value-type="float" office:value="18382699" calcext:value-type="float">
            <text:p>18382699</text:p>
          </table:table-cell>
          <table:table-cell table:formula="of:=[.A1151]/1000/(60*60*24)" office:value-type="time" office:time-value="PT05H06M22.699S" calcext:value-type="time">
            <text:p>05:06:23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625.94" calcext:value-type="float">
            <text:p>625.94</text:p>
          </table:table-cell>
          <table:table-cell office:value-type="float" office:value="763.76" calcext:value-type="float">
            <text:p>763.76</text:p>
          </table:table-cell>
        </table:table-row>
        <table:table-row table:style-name="ro1">
          <table:table-cell office:value-type="float" office:value="18398699" calcext:value-type="float">
            <text:p>18398699</text:p>
          </table:table-cell>
          <table:table-cell table:formula="of:=[.A1152]/1000/(60*60*24)" office:value-type="time" office:time-value="PT05H06M38.699S" calcext:value-type="time">
            <text:p>05:06:39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626.47" calcext:value-type="float">
            <text:p>626.47</text:p>
          </table:table-cell>
          <table:table-cell office:value-type="float" office:value="764.39" calcext:value-type="float">
            <text:p>764.39</text:p>
          </table:table-cell>
        </table:table-row>
        <table:table-row table:style-name="ro1">
          <table:table-cell office:value-type="float" office:value="18414699" calcext:value-type="float">
            <text:p>18414699</text:p>
          </table:table-cell>
          <table:table-cell table:formula="of:=[.A1153]/1000/(60*60*24)" office:value-type="time" office:time-value="PT05H06M54.699S" calcext:value-type="time">
            <text:p>05:06:55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627" calcext:value-type="float">
            <text:p>627</text:p>
          </table:table-cell>
          <table:table-cell office:value-type="float" office:value="765.02" calcext:value-type="float">
            <text:p>765.02</text:p>
          </table:table-cell>
        </table:table-row>
        <table:table-row table:style-name="ro1">
          <table:table-cell office:value-type="float" office:value="18430699" calcext:value-type="float">
            <text:p>18430699</text:p>
          </table:table-cell>
          <table:table-cell table:formula="of:=[.A1154]/1000/(60*60*24)" office:value-type="time" office:time-value="PT05H07M10.699S" calcext:value-type="time">
            <text:p>05:07:11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627.53" calcext:value-type="float">
            <text:p>627.53</text:p>
          </table:table-cell>
          <table:table-cell office:value-type="float" office:value="765.65" calcext:value-type="float">
            <text:p>765.65</text:p>
          </table:table-cell>
        </table:table-row>
        <table:table-row table:style-name="ro1">
          <table:table-cell office:value-type="float" office:value="18446699" calcext:value-type="float">
            <text:p>18446699</text:p>
          </table:table-cell>
          <table:table-cell table:formula="of:=[.A1155]/1000/(60*60*24)" office:value-type="time" office:time-value="PT05H07M26.699S" calcext:value-type="time">
            <text:p>05:07:27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628.06" calcext:value-type="float">
            <text:p>628.06</text:p>
          </table:table-cell>
          <table:table-cell office:value-type="float" office:value="766.28" calcext:value-type="float">
            <text:p>766.28</text:p>
          </table:table-cell>
        </table:table-row>
        <table:table-row table:style-name="ro1">
          <table:table-cell office:value-type="float" office:value="18462699" calcext:value-type="float">
            <text:p>18462699</text:p>
          </table:table-cell>
          <table:table-cell table:formula="of:=[.A1156]/1000/(60*60*24)" office:value-type="time" office:time-value="PT05H07M42.699S" calcext:value-type="time">
            <text:p>05:07:43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628.59" calcext:value-type="float">
            <text:p>628.59</text:p>
          </table:table-cell>
          <table:table-cell office:value-type="float" office:value="766.91" calcext:value-type="float">
            <text:p>766.91</text:p>
          </table:table-cell>
        </table:table-row>
        <table:table-row table:style-name="ro1">
          <table:table-cell office:value-type="float" office:value="18478699" calcext:value-type="float">
            <text:p>18478699</text:p>
          </table:table-cell>
          <table:table-cell table:formula="of:=[.A1157]/1000/(60*60*24)" office:value-type="time" office:time-value="PT05H07M58.699S" calcext:value-type="time">
            <text:p>05:07:59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629.12" calcext:value-type="float">
            <text:p>629.12</text:p>
          </table:table-cell>
          <table:table-cell office:value-type="float" office:value="767.54" calcext:value-type="float">
            <text:p>767.54</text:p>
          </table:table-cell>
        </table:table-row>
        <table:table-row table:style-name="ro1">
          <table:table-cell office:value-type="float" office:value="18494699" calcext:value-type="float">
            <text:p>18494699</text:p>
          </table:table-cell>
          <table:table-cell table:formula="of:=[.A1158]/1000/(60*60*24)" office:value-type="time" office:time-value="PT05H08M14.699S" calcext:value-type="time">
            <text:p>05:08:15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629.65" calcext:value-type="float">
            <text:p>629.65</text:p>
          </table:table-cell>
          <table:table-cell office:value-type="float" office:value="768.17" calcext:value-type="float">
            <text:p>768.17</text:p>
          </table:table-cell>
        </table:table-row>
        <table:table-row table:style-name="ro1">
          <table:table-cell office:value-type="float" office:value="18510699" calcext:value-type="float">
            <text:p>18510699</text:p>
          </table:table-cell>
          <table:table-cell table:formula="of:=[.A1159]/1000/(60*60*24)" office:value-type="time" office:time-value="PT05H08M30.699S" calcext:value-type="time">
            <text:p>05:08:31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630.18" calcext:value-type="float">
            <text:p>630.18</text:p>
          </table:table-cell>
          <table:table-cell office:value-type="float" office:value="768.8" calcext:value-type="float">
            <text:p>768.8</text:p>
          </table:table-cell>
        </table:table-row>
        <table:table-row table:style-name="ro1">
          <table:table-cell office:value-type="float" office:value="18526699" calcext:value-type="float">
            <text:p>18526699</text:p>
          </table:table-cell>
          <table:table-cell table:formula="of:=[.A1160]/1000/(60*60*24)" office:value-type="time" office:time-value="PT05H08M46.699S" calcext:value-type="time">
            <text:p>05:08:47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630.71" calcext:value-type="float">
            <text:p>630.71</text:p>
          </table:table-cell>
          <table:table-cell office:value-type="float" office:value="769.43" calcext:value-type="float">
            <text:p>769.43</text:p>
          </table:table-cell>
        </table:table-row>
        <table:table-row table:style-name="ro1">
          <table:table-cell office:value-type="float" office:value="18542699" calcext:value-type="float">
            <text:p>18542699</text:p>
          </table:table-cell>
          <table:table-cell table:formula="of:=[.A1161]/1000/(60*60*24)" office:value-type="time" office:time-value="PT05H09M02.699S" calcext:value-type="time">
            <text:p>05:09:03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631.24" calcext:value-type="float">
            <text:p>631.24</text:p>
          </table:table-cell>
          <table:table-cell office:value-type="float" office:value="770.06" calcext:value-type="float">
            <text:p>770.06</text:p>
          </table:table-cell>
        </table:table-row>
        <table:table-row table:style-name="ro1">
          <table:table-cell office:value-type="float" office:value="18558699" calcext:value-type="float">
            <text:p>18558699</text:p>
          </table:table-cell>
          <table:table-cell table:formula="of:=[.A1162]/1000/(60*60*24)" office:value-type="time" office:time-value="PT05H09M18.699S" calcext:value-type="time">
            <text:p>05:09:19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631.77" calcext:value-type="float">
            <text:p>631.77</text:p>
          </table:table-cell>
          <table:table-cell office:value-type="float" office:value="770.7" calcext:value-type="float">
            <text:p>770.7</text:p>
          </table:table-cell>
        </table:table-row>
        <table:table-row table:style-name="ro1">
          <table:table-cell office:value-type="float" office:value="18574699" calcext:value-type="float">
            <text:p>18574699</text:p>
          </table:table-cell>
          <table:table-cell table:formula="of:=[.A1163]/1000/(60*60*24)" office:value-type="time" office:time-value="PT05H09M34.699S" calcext:value-type="time">
            <text:p>05:09:35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632.3" calcext:value-type="float">
            <text:p>632.3</text:p>
          </table:table-cell>
          <table:table-cell office:value-type="float" office:value="771.33" calcext:value-type="float">
            <text:p>771.33</text:p>
          </table:table-cell>
        </table:table-row>
        <table:table-row table:style-name="ro1">
          <table:table-cell office:value-type="float" office:value="18590699" calcext:value-type="float">
            <text:p>18590699</text:p>
          </table:table-cell>
          <table:table-cell table:formula="of:=[.A1164]/1000/(60*60*24)" office:value-type="time" office:time-value="PT05H09M50.699S" calcext:value-type="time">
            <text:p>05:09:51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632.83" calcext:value-type="float">
            <text:p>632.83</text:p>
          </table:table-cell>
          <table:table-cell office:value-type="float" office:value="771.96" calcext:value-type="float">
            <text:p>771.96</text:p>
          </table:table-cell>
        </table:table-row>
        <table:table-row table:style-name="ro1">
          <table:table-cell office:value-type="float" office:value="18606699" calcext:value-type="float">
            <text:p>18606699</text:p>
          </table:table-cell>
          <table:table-cell table:formula="of:=[.A1165]/1000/(60*60*24)" office:value-type="time" office:time-value="PT05H10M06.699S" calcext:value-type="time">
            <text:p>05:10:07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633.36" calcext:value-type="float">
            <text:p>633.36</text:p>
          </table:table-cell>
          <table:table-cell office:value-type="float" office:value="772.59" calcext:value-type="float">
            <text:p>772.59</text:p>
          </table:table-cell>
        </table:table-row>
        <table:table-row table:style-name="ro1">
          <table:table-cell office:value-type="float" office:value="18622699" calcext:value-type="float">
            <text:p>18622699</text:p>
          </table:table-cell>
          <table:table-cell table:formula="of:=[.A1166]/1000/(60*60*24)" office:value-type="time" office:time-value="PT05H10M22.699S" calcext:value-type="time">
            <text:p>05:10:23</text:p>
          </table:table-cell>
          <table:table-cell office:value-type="float" office:value="1.19" calcext:value-type="float">
            <text:p>1.19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72" calcext:value-type="float">
            <text:p>141.72</text:p>
          </table:table-cell>
          <table:table-cell office:value-type="float" office:value="633.89" calcext:value-type="float">
            <text:p>633.89</text:p>
          </table:table-cell>
          <table:table-cell office:value-type="float" office:value="773.22" calcext:value-type="float">
            <text:p>773.22</text:p>
          </table:table-cell>
        </table:table-row>
        <table:table-row table:style-name="ro1">
          <table:table-cell office:value-type="float" office:value="18638699" calcext:value-type="float">
            <text:p>18638699</text:p>
          </table:table-cell>
          <table:table-cell table:formula="of:=[.A1167]/1000/(60*60*24)" office:value-type="time" office:time-value="PT05H10M38.699S" calcext:value-type="time">
            <text:p>05:10:39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634.43" calcext:value-type="float">
            <text:p>634.43</text:p>
          </table:table-cell>
          <table:table-cell office:value-type="float" office:value="773.85" calcext:value-type="float">
            <text:p>773.85</text:p>
          </table:table-cell>
        </table:table-row>
        <table:table-row table:style-name="ro1">
          <table:table-cell office:value-type="float" office:value="18654699" calcext:value-type="float">
            <text:p>18654699</text:p>
          </table:table-cell>
          <table:table-cell table:formula="of:=[.A1168]/1000/(60*60*24)" office:value-type="time" office:time-value="PT05H10M54.699S" calcext:value-type="time">
            <text:p>05:10:55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634.96" calcext:value-type="float">
            <text:p>634.96</text:p>
          </table:table-cell>
          <table:table-cell office:value-type="float" office:value="774.48" calcext:value-type="float">
            <text:p>774.48</text:p>
          </table:table-cell>
        </table:table-row>
        <table:table-row table:style-name="ro1">
          <table:table-cell office:value-type="float" office:value="18670697" calcext:value-type="float">
            <text:p>18670697</text:p>
          </table:table-cell>
          <table:table-cell table:formula="of:=[.A1169]/1000/(60*60*24)" office:value-type="time" office:time-value="PT05H11M10.697S" calcext:value-type="time">
            <text:p>05:11:11</text:p>
          </table:table-cell>
          <table:table-cell office:value-type="float" office:value="1.19" calcext:value-type="float">
            <text:p>1.19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72" calcext:value-type="float">
            <text:p>141.72</text:p>
          </table:table-cell>
          <table:table-cell office:value-type="float" office:value="635.49" calcext:value-type="float">
            <text:p>635.49</text:p>
          </table:table-cell>
          <table:table-cell office:value-type="float" office:value="775.11" calcext:value-type="float">
            <text:p>775.11</text:p>
          </table:table-cell>
        </table:table-row>
        <table:table-row table:style-name="ro1">
          <table:table-cell office:value-type="float" office:value="18686697" calcext:value-type="float">
            <text:p>18686697</text:p>
          </table:table-cell>
          <table:table-cell table:formula="of:=[.A1170]/1000/(60*60*24)" office:value-type="time" office:time-value="PT05H11M26.697S" calcext:value-type="time">
            <text:p>05:11:27</text:p>
          </table:table-cell>
          <table:table-cell office:value-type="float" office:value="1.19" calcext:value-type="float">
            <text:p>1.19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72" calcext:value-type="float">
            <text:p>141.72</text:p>
          </table:table-cell>
          <table:table-cell office:value-type="float" office:value="636.02" calcext:value-type="float">
            <text:p>636.02</text:p>
          </table:table-cell>
          <table:table-cell office:value-type="float" office:value="775.74" calcext:value-type="float">
            <text:p>775.74</text:p>
          </table:table-cell>
        </table:table-row>
        <table:table-row table:style-name="ro1">
          <table:table-cell office:value-type="float" office:value="18702697" calcext:value-type="float">
            <text:p>18702697</text:p>
          </table:table-cell>
          <table:table-cell table:formula="of:=[.A1171]/1000/(60*60*24)" office:value-type="time" office:time-value="PT05H11M42.697S" calcext:value-type="time">
            <text:p>05:11:43</text:p>
          </table:table-cell>
          <table:table-cell office:value-type="float" office:value="1.19" calcext:value-type="float">
            <text:p>1.19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72" calcext:value-type="float">
            <text:p>141.72</text:p>
          </table:table-cell>
          <table:table-cell office:value-type="float" office:value="636.55" calcext:value-type="float">
            <text:p>636.55</text:p>
          </table:table-cell>
          <table:table-cell office:value-type="float" office:value="776.37" calcext:value-type="float">
            <text:p>776.37</text:p>
          </table:table-cell>
        </table:table-row>
        <table:table-row table:style-name="ro1">
          <table:table-cell office:value-type="float" office:value="18718699" calcext:value-type="float">
            <text:p>18718699</text:p>
          </table:table-cell>
          <table:table-cell table:formula="of:=[.A1172]/1000/(60*60*24)" office:value-type="time" office:time-value="PT05H11M58.699S" calcext:value-type="time">
            <text:p>05:11:59</text:p>
          </table:table-cell>
          <table:table-cell office:value-type="float" office:value="1.18" calcext:value-type="float">
            <text:p>1.18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24" calcext:value-type="float">
            <text:p>141.24</text:p>
          </table:table-cell>
          <table:table-cell office:value-type="float" office:value="637.08" calcext:value-type="float">
            <text:p>637.08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8734699" calcext:value-type="float">
            <text:p>18734699</text:p>
          </table:table-cell>
          <table:table-cell table:formula="of:=[.A1173]/1000/(60*60*24)" office:value-type="time" office:time-value="PT05H12M14.699S" calcext:value-type="time">
            <text:p>05:12:15</text:p>
          </table:table-cell>
          <table:table-cell office:value-type="float" office:value="1.19" calcext:value-type="float">
            <text:p>1.19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72" calcext:value-type="float">
            <text:p>141.72</text:p>
          </table:table-cell>
          <table:table-cell office:value-type="float" office:value="637.61" calcext:value-type="float">
            <text:p>637.61</text:p>
          </table:table-cell>
          <table:table-cell office:value-type="float" office:value="777.63" calcext:value-type="float">
            <text:p>777.63</text:p>
          </table:table-cell>
        </table:table-row>
        <table:table-row table:style-name="ro1">
          <table:table-cell office:value-type="float" office:value="18750697" calcext:value-type="float">
            <text:p>18750697</text:p>
          </table:table-cell>
          <table:table-cell table:formula="of:=[.A1174]/1000/(60*60*24)" office:value-type="time" office:time-value="PT05H12M30.697S" calcext:value-type="time">
            <text:p>05:12:31</text:p>
          </table:table-cell>
          <table:table-cell office:value-type="float" office:value="1.18" calcext:value-type="float">
            <text:p>1.18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24" calcext:value-type="float">
            <text:p>141.24</text:p>
          </table:table-cell>
          <table:table-cell office:value-type="float" office:value="638.14" calcext:value-type="float">
            <text:p>638.14</text:p>
          </table:table-cell>
          <table:table-cell office:value-type="float" office:value="778.25" calcext:value-type="float">
            <text:p>778.25</text:p>
          </table:table-cell>
        </table:table-row>
        <table:table-row table:style-name="ro1">
          <table:table-cell office:value-type="float" office:value="18766699" calcext:value-type="float">
            <text:p>18766699</text:p>
          </table:table-cell>
          <table:table-cell table:formula="of:=[.A1175]/1000/(60*60*24)" office:value-type="time" office:time-value="PT05H12M46.699S" calcext:value-type="time">
            <text:p>05:12:47</text:p>
          </table:table-cell>
          <table:table-cell office:value-type="float" office:value="1.18" calcext:value-type="float">
            <text:p>1.18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24" calcext:value-type="float">
            <text:p>141.24</text:p>
          </table:table-cell>
          <table:table-cell office:value-type="float" office:value="638.67" calcext:value-type="float">
            <text:p>638.67</text:p>
          </table:table-cell>
          <table:table-cell office:value-type="float" office:value="778.88" calcext:value-type="float">
            <text:p>778.88</text:p>
          </table:table-cell>
        </table:table-row>
        <table:table-row table:style-name="ro1">
          <table:table-cell office:value-type="float" office:value="18782699" calcext:value-type="float">
            <text:p>18782699</text:p>
          </table:table-cell>
          <table:table-cell table:formula="of:=[.A1176]/1000/(60*60*24)" office:value-type="time" office:time-value="PT05H13M02.699S" calcext:value-type="time">
            <text:p>05:13:03</text:p>
          </table:table-cell>
          <table:table-cell office:value-type="float" office:value="1.18" calcext:value-type="float">
            <text:p>1.18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24" calcext:value-type="float">
            <text:p>141.24</text:p>
          </table:table-cell>
          <table:table-cell office:value-type="float" office:value="639.2" calcext:value-type="float">
            <text:p>639.2</text:p>
          </table:table-cell>
          <table:table-cell office:value-type="float" office:value="779.51" calcext:value-type="float">
            <text:p>779.51</text:p>
          </table:table-cell>
        </table:table-row>
        <table:table-row table:style-name="ro1">
          <table:table-cell office:value-type="float" office:value="18798699" calcext:value-type="float">
            <text:p>18798699</text:p>
          </table:table-cell>
          <table:table-cell table:formula="of:=[.A1177]/1000/(60*60*24)" office:value-type="time" office:time-value="PT05H13M18.699S" calcext:value-type="time">
            <text:p>05:13:19</text:p>
          </table:table-cell>
          <table:table-cell office:value-type="float" office:value="1.19" calcext:value-type="float">
            <text:p>1.19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72" calcext:value-type="float">
            <text:p>141.72</text:p>
          </table:table-cell>
          <table:table-cell office:value-type="float" office:value="639.73" calcext:value-type="float">
            <text:p>639.73</text:p>
          </table:table-cell>
          <table:table-cell office:value-type="float" office:value="780.14" calcext:value-type="float">
            <text:p>780.14</text:p>
          </table:table-cell>
        </table:table-row>
        <table:table-row table:style-name="ro1">
          <table:table-cell office:value-type="float" office:value="18814699" calcext:value-type="float">
            <text:p>18814699</text:p>
          </table:table-cell>
          <table:table-cell table:formula="of:=[.A1178]/1000/(60*60*24)" office:value-type="time" office:time-value="PT05H13M34.699S" calcext:value-type="time">
            <text:p>05:13:35</text:p>
          </table:table-cell>
          <table:table-cell office:value-type="float" office:value="1.18" calcext:value-type="float">
            <text:p>1.18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24" calcext:value-type="float">
            <text:p>141.24</text:p>
          </table:table-cell>
          <table:table-cell office:value-type="float" office:value="640.26" calcext:value-type="float">
            <text:p>640.26</text:p>
          </table:table-cell>
          <table:table-cell office:value-type="float" office:value="780.77" calcext:value-type="float">
            <text:p>780.77</text:p>
          </table:table-cell>
        </table:table-row>
        <table:table-row table:style-name="ro1">
          <table:table-cell office:value-type="float" office:value="18830699" calcext:value-type="float">
            <text:p>18830699</text:p>
          </table:table-cell>
          <table:table-cell table:formula="of:=[.A1179]/1000/(60*60*24)" office:value-type="time" office:time-value="PT05H13M50.699S" calcext:value-type="time">
            <text:p>05:13:51</text:p>
          </table:table-cell>
          <table:table-cell office:value-type="float" office:value="1.18" calcext:value-type="float">
            <text:p>1.18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12" calcext:value-type="float">
            <text:p>141.12</text:p>
          </table:table-cell>
          <table:table-cell office:value-type="float" office:value="640.79" calcext:value-type="float">
            <text:p>640.79</text:p>
          </table:table-cell>
          <table:table-cell office:value-type="float" office:value="781.4" calcext:value-type="float">
            <text:p>781.4</text:p>
          </table:table-cell>
        </table:table-row>
        <table:table-row table:style-name="ro1">
          <table:table-cell office:value-type="float" office:value="18846699" calcext:value-type="float">
            <text:p>18846699</text:p>
          </table:table-cell>
          <table:table-cell table:formula="of:=[.A1180]/1000/(60*60*24)" office:value-type="time" office:time-value="PT05H14M06.699S" calcext:value-type="time">
            <text:p>05:14:07</text:p>
          </table:table-cell>
          <table:table-cell office:value-type="float" office:value="1.18" calcext:value-type="float">
            <text:p>1.18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12" calcext:value-type="float">
            <text:p>141.12</text:p>
          </table:table-cell>
          <table:table-cell office:value-type="float" office:value="641.32" calcext:value-type="float">
            <text:p>641.32</text:p>
          </table:table-cell>
          <table:table-cell office:value-type="float" office:value="782.02" calcext:value-type="float">
            <text:p>782.02</text:p>
          </table:table-cell>
        </table:table-row>
        <table:table-row table:style-name="ro1">
          <table:table-cell office:value-type="float" office:value="18862699" calcext:value-type="float">
            <text:p>18862699</text:p>
          </table:table-cell>
          <table:table-cell table:formula="of:=[.A1181]/1000/(60*60*24)" office:value-type="time" office:time-value="PT05H14M22.699S" calcext:value-type="time">
            <text:p>05:14:23</text:p>
          </table:table-cell>
          <table:table-cell office:value-type="float" office:value="1.18" calcext:value-type="float">
            <text:p>1.18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12" calcext:value-type="float">
            <text:p>141.12</text:p>
          </table:table-cell>
          <table:table-cell office:value-type="float" office:value="641.85" calcext:value-type="float">
            <text:p>641.85</text:p>
          </table:table-cell>
          <table:table-cell office:value-type="float" office:value="782.65" calcext:value-type="float">
            <text:p>782.65</text:p>
          </table:table-cell>
        </table:table-row>
        <table:table-row table:style-name="ro1">
          <table:table-cell office:value-type="float" office:value="18878699" calcext:value-type="float">
            <text:p>18878699</text:p>
          </table:table-cell>
          <table:table-cell table:formula="of:=[.A1182]/1000/(60*60*24)" office:value-type="time" office:time-value="PT05H14M38.699S" calcext:value-type="time">
            <text:p>05:14:39</text:p>
          </table:table-cell>
          <table:table-cell office:value-type="float" office:value="1.18" calcext:value-type="float">
            <text:p>1.18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12" calcext:value-type="float">
            <text:p>141.12</text:p>
          </table:table-cell>
          <table:table-cell office:value-type="float" office:value="642.37" calcext:value-type="float">
            <text:p>642.37</text:p>
          </table:table-cell>
          <table:table-cell office:value-type="float" office:value="783.28" calcext:value-type="float">
            <text:p>783.28</text:p>
          </table:table-cell>
        </table:table-row>
        <table:table-row table:style-name="ro1">
          <table:table-cell office:value-type="float" office:value="18894699" calcext:value-type="float">
            <text:p>18894699</text:p>
          </table:table-cell>
          <table:table-cell table:formula="of:=[.A1183]/1000/(60*60*24)" office:value-type="time" office:time-value="PT05H14M54.699S" calcext:value-type="time">
            <text:p>05:14:55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642.9" calcext:value-type="float">
            <text:p>642.9</text:p>
          </table:table-cell>
          <table:table-cell office:value-type="float" office:value="783.91" calcext:value-type="float">
            <text:p>783.91</text:p>
          </table:table-cell>
        </table:table-row>
        <table:table-row table:style-name="ro1">
          <table:table-cell office:value-type="float" office:value="18910699" calcext:value-type="float">
            <text:p>18910699</text:p>
          </table:table-cell>
          <table:table-cell table:formula="of:=[.A1184]/1000/(60*60*24)" office:value-type="time" office:time-value="PT05H15M10.699S" calcext:value-type="time">
            <text:p>05:15:11</text:p>
          </table:table-cell>
          <table:table-cell office:value-type="float" office:value="1.19" calcext:value-type="float">
            <text:p>1.19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6" calcext:value-type="float">
            <text:p>141.6</text:p>
          </table:table-cell>
          <table:table-cell office:value-type="float" office:value="643.43" calcext:value-type="float">
            <text:p>643.43</text:p>
          </table:table-cell>
          <table:table-cell office:value-type="float" office:value="784.54" calcext:value-type="float">
            <text:p>784.54</text:p>
          </table:table-cell>
        </table:table-row>
        <table:table-row table:style-name="ro1">
          <table:table-cell office:value-type="float" office:value="18926699" calcext:value-type="float">
            <text:p>18926699</text:p>
          </table:table-cell>
          <table:table-cell table:formula="of:=[.A1185]/1000/(60*60*24)" office:value-type="time" office:time-value="PT05H15M26.699S" calcext:value-type="time">
            <text:p>05:15:27</text:p>
          </table:table-cell>
          <table:table-cell office:value-type="float" office:value="1.18" calcext:value-type="float">
            <text:p>1.18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12" calcext:value-type="float">
            <text:p>141.12</text:p>
          </table:table-cell>
          <table:table-cell office:value-type="float" office:value="643.96" calcext:value-type="float">
            <text:p>643.96</text:p>
          </table:table-cell>
          <table:table-cell office:value-type="float" office:value="785.16" calcext:value-type="float">
            <text:p>785.16</text:p>
          </table:table-cell>
        </table:table-row>
        <table:table-row table:style-name="ro1">
          <table:table-cell office:value-type="float" office:value="18942699" calcext:value-type="float">
            <text:p>18942699</text:p>
          </table:table-cell>
          <table:table-cell table:formula="of:=[.A1186]/1000/(60*60*24)" office:value-type="time" office:time-value="PT05H15M42.699S" calcext:value-type="time">
            <text:p>05:15:43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644.49" calcext:value-type="float">
            <text:p>644.49</text:p>
          </table:table-cell>
          <table:table-cell office:value-type="float" office:value="785.79" calcext:value-type="float">
            <text:p>785.79</text:p>
          </table:table-cell>
        </table:table-row>
        <table:table-row table:style-name="ro1">
          <table:table-cell office:value-type="float" office:value="18958699" calcext:value-type="float">
            <text:p>18958699</text:p>
          </table:table-cell>
          <table:table-cell table:formula="of:=[.A1187]/1000/(60*60*24)" office:value-type="time" office:time-value="PT05H15M58.699S" calcext:value-type="time">
            <text:p>05:15:59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645.02" calcext:value-type="float">
            <text:p>645.02</text:p>
          </table:table-cell>
          <table:table-cell office:value-type="float" office:value="786.42" calcext:value-type="float">
            <text:p>786.42</text:p>
          </table:table-cell>
        </table:table-row>
        <table:table-row table:style-name="ro1">
          <table:table-cell office:value-type="float" office:value="18974699" calcext:value-type="float">
            <text:p>18974699</text:p>
          </table:table-cell>
          <table:table-cell table:formula="of:=[.A1188]/1000/(60*60*24)" office:value-type="time" office:time-value="PT05H16M14.699S" calcext:value-type="time">
            <text:p>05:16:15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645.55" calcext:value-type="float">
            <text:p>645.55</text:p>
          </table:table-cell>
          <table:table-cell office:value-type="float" office:value="787.04" calcext:value-type="float">
            <text:p>787.04</text:p>
          </table:table-cell>
        </table:table-row>
        <table:table-row table:style-name="ro1">
          <table:table-cell office:value-type="float" office:value="18990699" calcext:value-type="float">
            <text:p>18990699</text:p>
          </table:table-cell>
          <table:table-cell table:formula="of:=[.A1189]/1000/(60*60*24)" office:value-type="time" office:time-value="PT05H16M30.699S" calcext:value-type="time">
            <text:p>05:16:31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646.08" calcext:value-type="float">
            <text:p>646.08</text:p>
          </table:table-cell>
          <table:table-cell office:value-type="float" office:value="787.67" calcext:value-type="float">
            <text:p>787.67</text:p>
          </table:table-cell>
        </table:table-row>
        <table:table-row table:style-name="ro1">
          <table:table-cell office:value-type="float" office:value="19006699" calcext:value-type="float">
            <text:p>19006699</text:p>
          </table:table-cell>
          <table:table-cell table:formula="of:=[.A1190]/1000/(60*60*24)" office:value-type="time" office:time-value="PT05H16M46.699S" calcext:value-type="time">
            <text:p>05:16:47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646.61" calcext:value-type="float">
            <text:p>646.61</text:p>
          </table:table-cell>
          <table:table-cell office:value-type="float" office:value="788.3" calcext:value-type="float">
            <text:p>788.3</text:p>
          </table:table-cell>
        </table:table-row>
        <table:table-row table:style-name="ro1">
          <table:table-cell office:value-type="float" office:value="19022699" calcext:value-type="float">
            <text:p>19022699</text:p>
          </table:table-cell>
          <table:table-cell table:formula="of:=[.A1191]/1000/(60*60*24)" office:value-type="time" office:time-value="PT05H17M02.699S" calcext:value-type="time">
            <text:p>05:17:03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647.14" calcext:value-type="float">
            <text:p>647.14</text:p>
          </table:table-cell>
          <table:table-cell office:value-type="float" office:value="788.92" calcext:value-type="float">
            <text:p>788.92</text:p>
          </table:table-cell>
        </table:table-row>
        <table:table-row table:style-name="ro1">
          <table:table-cell office:value-type="float" office:value="19038699" calcext:value-type="float">
            <text:p>19038699</text:p>
          </table:table-cell>
          <table:table-cell table:formula="of:=[.A1192]/1000/(60*60*24)" office:value-type="time" office:time-value="PT05H17M18.699S" calcext:value-type="time">
            <text:p>05:17:19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647.67" calcext:value-type="float">
            <text:p>647.67</text:p>
          </table:table-cell>
          <table:table-cell office:value-type="float" office:value="789.55" calcext:value-type="float">
            <text:p>789.55</text:p>
          </table:table-cell>
        </table:table-row>
        <table:table-row table:style-name="ro1">
          <table:table-cell office:value-type="float" office:value="19054699" calcext:value-type="float">
            <text:p>19054699</text:p>
          </table:table-cell>
          <table:table-cell table:formula="of:=[.A1193]/1000/(60*60*24)" office:value-type="time" office:time-value="PT05H17M34.699S" calcext:value-type="time">
            <text:p>05:17:35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648.2" calcext:value-type="float">
            <text:p>648.2</text:p>
          </table:table-cell>
          <table:table-cell office:value-type="float" office:value="790.18" calcext:value-type="float">
            <text:p>790.18</text:p>
          </table:table-cell>
        </table:table-row>
        <table:table-row table:style-name="ro1">
          <table:table-cell office:value-type="float" office:value="19070699" calcext:value-type="float">
            <text:p>19070699</text:p>
          </table:table-cell>
          <table:table-cell table:formula="of:=[.A1194]/1000/(60*60*24)" office:value-type="time" office:time-value="PT05H17M50.699S" calcext:value-type="time">
            <text:p>05:17:51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648.73" calcext:value-type="float">
            <text:p>648.73</text:p>
          </table:table-cell>
          <table:table-cell office:value-type="float" office:value="790.8" calcext:value-type="float">
            <text:p>790.8</text:p>
          </table:table-cell>
        </table:table-row>
        <table:table-row table:style-name="ro1">
          <table:table-cell office:value-type="float" office:value="19086699" calcext:value-type="float">
            <text:p>19086699</text:p>
          </table:table-cell>
          <table:table-cell table:formula="of:=[.A1195]/1000/(60*60*24)" office:value-type="time" office:time-value="PT05H18M06.699S" calcext:value-type="time">
            <text:p>05:18:07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8" calcext:value-type="float">
            <text:p>140.88</text:p>
          </table:table-cell>
          <table:table-cell office:value-type="float" office:value="649.26" calcext:value-type="float">
            <text:p>649.26</text:p>
          </table:table-cell>
          <table:table-cell office:value-type="float" office:value="791.43" calcext:value-type="float">
            <text:p>791.43</text:p>
          </table:table-cell>
        </table:table-row>
        <table:table-row table:style-name="ro1">
          <table:table-cell office:value-type="float" office:value="19102699" calcext:value-type="float">
            <text:p>19102699</text:p>
          </table:table-cell>
          <table:table-cell table:formula="of:=[.A1196]/1000/(60*60*24)" office:value-type="time" office:time-value="PT05H18M22.699S" calcext:value-type="time">
            <text:p>05:18:23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649.79" calcext:value-type="float">
            <text:p>649.79</text:p>
          </table:table-cell>
          <table:table-cell office:value-type="float" office:value="792.06" calcext:value-type="float">
            <text:p>792.06</text:p>
          </table:table-cell>
        </table:table-row>
        <table:table-row table:style-name="ro1">
          <table:table-cell office:value-type="float" office:value="19118699" calcext:value-type="float">
            <text:p>19118699</text:p>
          </table:table-cell>
          <table:table-cell table:formula="of:=[.A1197]/1000/(60*60*24)" office:value-type="time" office:time-value="PT05H18M38.699S" calcext:value-type="time">
            <text:p>05:18:39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8" calcext:value-type="float">
            <text:p>140.88</text:p>
          </table:table-cell>
          <table:table-cell office:value-type="float" office:value="650.31" calcext:value-type="float">
            <text:p>650.31</text:p>
          </table:table-cell>
          <table:table-cell office:value-type="float" office:value="792.68" calcext:value-type="float">
            <text:p>792.68</text:p>
          </table:table-cell>
        </table:table-row>
        <table:table-row table:style-name="ro1">
          <table:table-cell office:value-type="float" office:value="19134699" calcext:value-type="float">
            <text:p>19134699</text:p>
          </table:table-cell>
          <table:table-cell table:formula="of:=[.A1198]/1000/(60*60*24)" office:value-type="time" office:time-value="PT05H18M54.699S" calcext:value-type="time">
            <text:p>05:18:55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8" calcext:value-type="float">
            <text:p>140.88</text:p>
          </table:table-cell>
          <table:table-cell office:value-type="float" office:value="650.84" calcext:value-type="float">
            <text:p>650.84</text:p>
          </table:table-cell>
          <table:table-cell office:value-type="float" office:value="793.31" calcext:value-type="float">
            <text:p>793.31</text:p>
          </table:table-cell>
        </table:table-row>
        <table:table-row table:style-name="ro1">
          <table:table-cell office:value-type="float" office:value="19150699" calcext:value-type="float">
            <text:p>19150699</text:p>
          </table:table-cell>
          <table:table-cell table:formula="of:=[.A1199]/1000/(60*60*24)" office:value-type="time" office:time-value="PT05H19M10.699S" calcext:value-type="time">
            <text:p>05:19:11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651.37" calcext:value-type="float">
            <text:p>651.37</text:p>
          </table:table-cell>
          <table:table-cell office:value-type="float" office:value="793.94" calcext:value-type="float">
            <text:p>793.94</text:p>
          </table:table-cell>
        </table:table-row>
        <table:table-row table:style-name="ro1">
          <table:table-cell office:value-type="float" office:value="19166699" calcext:value-type="float">
            <text:p>19166699</text:p>
          </table:table-cell>
          <table:table-cell table:formula="of:=[.A1200]/1000/(60*60*24)" office:value-type="time" office:time-value="PT05H19M26.699S" calcext:value-type="time">
            <text:p>05:19:27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8" calcext:value-type="float">
            <text:p>140.88</text:p>
          </table:table-cell>
          <table:table-cell office:value-type="float" office:value="651.9" calcext:value-type="float">
            <text:p>651.9</text:p>
          </table:table-cell>
          <table:table-cell office:value-type="float" office:value="794.56" calcext:value-type="float">
            <text:p>794.56</text:p>
          </table:table-cell>
        </table:table-row>
        <table:table-row table:style-name="ro1">
          <table:table-cell office:value-type="float" office:value="19182699" calcext:value-type="float">
            <text:p>19182699</text:p>
          </table:table-cell>
          <table:table-cell table:formula="of:=[.A1201]/1000/(60*60*24)" office:value-type="time" office:time-value="PT05H19M42.699S" calcext:value-type="time">
            <text:p>05:19:43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8" calcext:value-type="float">
            <text:p>140.88</text:p>
          </table:table-cell>
          <table:table-cell office:value-type="float" office:value="652.43" calcext:value-type="float">
            <text:p>652.43</text:p>
          </table:table-cell>
          <table:table-cell office:value-type="float" office:value="795.19" calcext:value-type="float">
            <text:p>795.19</text:p>
          </table:table-cell>
        </table:table-row>
        <table:table-row table:style-name="ro1">
          <table:table-cell office:value-type="float" office:value="19198699" calcext:value-type="float">
            <text:p>19198699</text:p>
          </table:table-cell>
          <table:table-cell table:formula="of:=[.A1202]/1000/(60*60*24)" office:value-type="time" office:time-value="PT05H19M58.699S" calcext:value-type="time">
            <text:p>05:19:59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41" calcext:value-type="float">
            <text:p>140.41</text:p>
          </table:table-cell>
          <table:table-cell office:value-type="float" office:value="652.96" calcext:value-type="float">
            <text:p>652.96</text:p>
          </table:table-cell>
          <table:table-cell office:value-type="float" office:value="795.81" calcext:value-type="float">
            <text:p>795.81</text:p>
          </table:table-cell>
        </table:table-row>
        <table:table-row table:style-name="ro1">
          <table:table-cell office:value-type="float" office:value="19214699" calcext:value-type="float">
            <text:p>19214699</text:p>
          </table:table-cell>
          <table:table-cell table:formula="of:=[.A1203]/1000/(60*60*24)" office:value-type="time" office:time-value="PT05H20M14.699S" calcext:value-type="time">
            <text:p>05:20:15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8" calcext:value-type="float">
            <text:p>140.88</text:p>
          </table:table-cell>
          <table:table-cell office:value-type="float" office:value="653.49" calcext:value-type="float">
            <text:p>653.49</text:p>
          </table:table-cell>
          <table:table-cell office:value-type="float" office:value="796.44" calcext:value-type="float">
            <text:p>796.44</text:p>
          </table:table-cell>
        </table:table-row>
        <table:table-row table:style-name="ro1">
          <table:table-cell office:value-type="float" office:value="19230699" calcext:value-type="float">
            <text:p>19230699</text:p>
          </table:table-cell>
          <table:table-cell table:formula="of:=[.A1204]/1000/(60*60*24)" office:value-type="time" office:time-value="PT05H20M30.699S" calcext:value-type="time">
            <text:p>05:20:31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77" calcext:value-type="float">
            <text:p>140.77</text:p>
          </table:table-cell>
          <table:table-cell office:value-type="float" office:value="654.02" calcext:value-type="float">
            <text:p>654.02</text:p>
          </table:table-cell>
          <table:table-cell office:value-type="float" office:value="797.07" calcext:value-type="float">
            <text:p>797.07</text:p>
          </table:table-cell>
        </table:table-row>
        <table:table-row table:style-name="ro1">
          <table:table-cell office:value-type="float" office:value="19246699" calcext:value-type="float">
            <text:p>19246699</text:p>
          </table:table-cell>
          <table:table-cell table:formula="of:=[.A1205]/1000/(60*60*24)" office:value-type="time" office:time-value="PT05H20M46.699S" calcext:value-type="time">
            <text:p>05:20:47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76" calcext:value-type="float">
            <text:p>140.76</text:p>
          </table:table-cell>
          <table:table-cell office:value-type="float" office:value="654.55" calcext:value-type="float">
            <text:p>654.55</text:p>
          </table:table-cell>
          <table:table-cell office:value-type="float" office:value="797.69" calcext:value-type="float">
            <text:p>797.69</text:p>
          </table:table-cell>
        </table:table-row>
        <table:table-row table:style-name="ro1">
          <table:table-cell office:value-type="float" office:value="19262699" calcext:value-type="float">
            <text:p>19262699</text:p>
          </table:table-cell>
          <table:table-cell table:formula="of:=[.A1206]/1000/(60*60*24)" office:value-type="time" office:time-value="PT05H21M02.699S" calcext:value-type="time">
            <text:p>05:21:03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77" calcext:value-type="float">
            <text:p>140.77</text:p>
          </table:table-cell>
          <table:table-cell office:value-type="float" office:value="655.08" calcext:value-type="float">
            <text:p>655.08</text:p>
          </table:table-cell>
          <table:table-cell office:value-type="float" office:value="798.32" calcext:value-type="float">
            <text:p>798.32</text:p>
          </table:table-cell>
        </table:table-row>
        <table:table-row table:style-name="ro1">
          <table:table-cell office:value-type="float" office:value="19278699" calcext:value-type="float">
            <text:p>19278699</text:p>
          </table:table-cell>
          <table:table-cell table:formula="of:=[.A1207]/1000/(60*60*24)" office:value-type="time" office:time-value="PT05H21M18.699S" calcext:value-type="time">
            <text:p>05:21:19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29" calcext:value-type="float">
            <text:p>140.29</text:p>
          </table:table-cell>
          <table:table-cell office:value-type="float" office:value="655.6" calcext:value-type="float">
            <text:p>655.6</text:p>
          </table:table-cell>
          <table:table-cell office:value-type="float" office:value="798.94" calcext:value-type="float">
            <text:p>798.94</text:p>
          </table:table-cell>
        </table:table-row>
        <table:table-row table:style-name="ro1">
          <table:table-cell office:value-type="float" office:value="19294699" calcext:value-type="float">
            <text:p>19294699</text:p>
          </table:table-cell>
          <table:table-cell table:formula="of:=[.A1208]/1000/(60*60*24)" office:value-type="time" office:time-value="PT05H21M34.699S" calcext:value-type="time">
            <text:p>05:21:35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76" calcext:value-type="float">
            <text:p>140.76</text:p>
          </table:table-cell>
          <table:table-cell office:value-type="float" office:value="656.13" calcext:value-type="float">
            <text:p>656.13</text:p>
          </table:table-cell>
          <table:table-cell office:value-type="float" office:value="799.57" calcext:value-type="float">
            <text:p>799.57</text:p>
          </table:table-cell>
        </table:table-row>
        <table:table-row table:style-name="ro1">
          <table:table-cell office:value-type="float" office:value="19310699" calcext:value-type="float">
            <text:p>19310699</text:p>
          </table:table-cell>
          <table:table-cell table:formula="of:=[.A1209]/1000/(60*60*24)" office:value-type="time" office:time-value="PT05H21M50.699S" calcext:value-type="time">
            <text:p>05:21:51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76" calcext:value-type="float">
            <text:p>140.76</text:p>
          </table:table-cell>
          <table:table-cell office:value-type="float" office:value="656.66" calcext:value-type="float">
            <text:p>656.66</text:p>
          </table:table-cell>
          <table:table-cell office:value-type="float" office:value="800.19" calcext:value-type="float">
            <text:p>800.19</text:p>
          </table:table-cell>
        </table:table-row>
        <table:table-row table:style-name="ro1">
          <table:table-cell office:value-type="float" office:value="19326699" calcext:value-type="float">
            <text:p>19326699</text:p>
          </table:table-cell>
          <table:table-cell table:formula="of:=[.A1210]/1000/(60*60*24)" office:value-type="time" office:time-value="PT05H22M06.699S" calcext:value-type="time">
            <text:p>05:22:07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29" calcext:value-type="float">
            <text:p>140.29</text:p>
          </table:table-cell>
          <table:table-cell office:value-type="float" office:value="657.19" calcext:value-type="float">
            <text:p>657.19</text:p>
          </table:table-cell>
          <table:table-cell office:value-type="float" office:value="800.82" calcext:value-type="float">
            <text:p>800.82</text:p>
          </table:table-cell>
        </table:table-row>
        <table:table-row table:style-name="ro1">
          <table:table-cell office:value-type="float" office:value="19342699" calcext:value-type="float">
            <text:p>19342699</text:p>
          </table:table-cell>
          <table:table-cell table:formula="of:=[.A1211]/1000/(60*60*24)" office:value-type="time" office:time-value="PT05H22M22.699S" calcext:value-type="time">
            <text:p>05:22:23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17" calcext:value-type="float">
            <text:p>140.17</text:p>
          </table:table-cell>
          <table:table-cell office:value-type="float" office:value="657.72" calcext:value-type="float">
            <text:p>657.72</text:p>
          </table:table-cell>
          <table:table-cell office:value-type="float" office:value="801.44" calcext:value-type="float">
            <text:p>801.44</text:p>
          </table:table-cell>
        </table:table-row>
        <table:table-row table:style-name="ro1">
          <table:table-cell office:value-type="float" office:value="19358699" calcext:value-type="float">
            <text:p>19358699</text:p>
          </table:table-cell>
          <table:table-cell table:formula="of:=[.A1212]/1000/(60*60*24)" office:value-type="time" office:time-value="PT05H22M38.699S" calcext:value-type="time">
            <text:p>05:22:39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17" calcext:value-type="float">
            <text:p>140.17</text:p>
          </table:table-cell>
          <table:table-cell office:value-type="float" office:value="658.25" calcext:value-type="float">
            <text:p>658.25</text:p>
          </table:table-cell>
          <table:table-cell office:value-type="float" office:value="802.07" calcext:value-type="float">
            <text:p>802.07</text:p>
          </table:table-cell>
        </table:table-row>
        <table:table-row table:style-name="ro1">
          <table:table-cell office:value-type="float" office:value="19374699" calcext:value-type="float">
            <text:p>19374699</text:p>
          </table:table-cell>
          <table:table-cell table:formula="of:=[.A1213]/1000/(60*60*24)" office:value-type="time" office:time-value="PT05H22M54.699S" calcext:value-type="time">
            <text:p>05:22:55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17" calcext:value-type="float">
            <text:p>140.17</text:p>
          </table:table-cell>
          <table:table-cell office:value-type="float" office:value="658.77" calcext:value-type="float">
            <text:p>658.77</text:p>
          </table:table-cell>
          <table:table-cell office:value-type="float" office:value="802.69" calcext:value-type="float">
            <text:p>802.69</text:p>
          </table:table-cell>
        </table:table-row>
        <table:table-row table:style-name="ro1">
          <table:table-cell office:value-type="float" office:value="19390699" calcext:value-type="float">
            <text:p>19390699</text:p>
          </table:table-cell>
          <table:table-cell table:formula="of:=[.A1214]/1000/(60*60*24)" office:value-type="time" office:time-value="PT05H23M10.699S" calcext:value-type="time">
            <text:p>05:23:11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17" calcext:value-type="float">
            <text:p>140.17</text:p>
          </table:table-cell>
          <table:table-cell office:value-type="float" office:value="659.3" calcext:value-type="float">
            <text:p>659.3</text:p>
          </table:table-cell>
          <table:table-cell office:value-type="float" office:value="803.31" calcext:value-type="float">
            <text:p>803.31</text:p>
          </table:table-cell>
        </table:table-row>
        <table:table-row table:style-name="ro1">
          <table:table-cell office:value-type="float" office:value="19406699" calcext:value-type="float">
            <text:p>19406699</text:p>
          </table:table-cell>
          <table:table-cell table:formula="of:=[.A1215]/1000/(60*60*24)" office:value-type="time" office:time-value="PT05H23M26.699S" calcext:value-type="time">
            <text:p>05:23:27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17" calcext:value-type="float">
            <text:p>140.17</text:p>
          </table:table-cell>
          <table:table-cell office:value-type="float" office:value="659.83" calcext:value-type="float">
            <text:p>659.83</text:p>
          </table:table-cell>
          <table:table-cell office:value-type="float" office:value="803.94" calcext:value-type="float">
            <text:p>803.94</text:p>
          </table:table-cell>
        </table:table-row>
        <table:table-row table:style-name="ro1">
          <table:table-cell office:value-type="float" office:value="19422699" calcext:value-type="float">
            <text:p>19422699</text:p>
          </table:table-cell>
          <table:table-cell table:formula="of:=[.A1216]/1000/(60*60*24)" office:value-type="time" office:time-value="PT05H23M42.699S" calcext:value-type="time">
            <text:p>05:23:43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17" calcext:value-type="float">
            <text:p>140.17</text:p>
          </table:table-cell>
          <table:table-cell office:value-type="float" office:value="660.36" calcext:value-type="float">
            <text:p>660.36</text:p>
          </table:table-cell>
          <table:table-cell office:value-type="float" office:value="804.56" calcext:value-type="float">
            <text:p>804.56</text:p>
          </table:table-cell>
        </table:table-row>
        <table:table-row table:style-name="ro1">
          <table:table-cell office:value-type="float" office:value="19438699" calcext:value-type="float">
            <text:p>19438699</text:p>
          </table:table-cell>
          <table:table-cell table:formula="of:=[.A1217]/1000/(60*60*24)" office:value-type="time" office:time-value="PT05H23M58.699S" calcext:value-type="time">
            <text:p>05:23:59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64" calcext:value-type="float">
            <text:p>140.64</text:p>
          </table:table-cell>
          <table:table-cell office:value-type="float" office:value="660.89" calcext:value-type="float">
            <text:p>660.89</text:p>
          </table:table-cell>
          <table:table-cell office:value-type="float" office:value="805.18" calcext:value-type="float">
            <text:p>805.18</text:p>
          </table:table-cell>
        </table:table-row>
        <table:table-row table:style-name="ro1">
          <table:table-cell office:value-type="float" office:value="19454699" calcext:value-type="float">
            <text:p>19454699</text:p>
          </table:table-cell>
          <table:table-cell table:formula="of:=[.A1218]/1000/(60*60*24)" office:value-type="time" office:time-value="PT05H24M14.699S" calcext:value-type="time">
            <text:p>05:24:15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17" calcext:value-type="float">
            <text:p>140.17</text:p>
          </table:table-cell>
          <table:table-cell office:value-type="float" office:value="661.42" calcext:value-type="float">
            <text:p>661.42</text:p>
          </table:table-cell>
          <table:table-cell office:value-type="float" office:value="805.81" calcext:value-type="float">
            <text:p>805.81</text:p>
          </table:table-cell>
        </table:table-row>
        <table:table-row table:style-name="ro1">
          <table:table-cell office:value-type="float" office:value="19470699" calcext:value-type="float">
            <text:p>19470699</text:p>
          </table:table-cell>
          <table:table-cell table:formula="of:=[.A1219]/1000/(60*60*24)" office:value-type="time" office:time-value="PT05H24M30.699S" calcext:value-type="time">
            <text:p>05:24:31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17" calcext:value-type="float">
            <text:p>140.17</text:p>
          </table:table-cell>
          <table:table-cell office:value-type="float" office:value="661.94" calcext:value-type="float">
            <text:p>661.94</text:p>
          </table:table-cell>
          <table:table-cell office:value-type="float" office:value="806.43" calcext:value-type="float">
            <text:p>806.43</text:p>
          </table:table-cell>
        </table:table-row>
        <table:table-row table:style-name="ro1">
          <table:table-cell office:value-type="float" office:value="19486699" calcext:value-type="float">
            <text:p>19486699</text:p>
          </table:table-cell>
          <table:table-cell table:formula="of:=[.A1220]/1000/(60*60*24)" office:value-type="time" office:time-value="PT05H24M46.699S" calcext:value-type="time">
            <text:p>05:24:47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17" calcext:value-type="float">
            <text:p>140.17</text:p>
          </table:table-cell>
          <table:table-cell office:value-type="float" office:value="662.47" calcext:value-type="float">
            <text:p>662.47</text:p>
          </table:table-cell>
          <table:table-cell office:value-type="float" office:value="807.05" calcext:value-type="float">
            <text:p>807.05</text:p>
          </table:table-cell>
        </table:table-row>
        <table:table-row table:style-name="ro1">
          <table:table-cell office:value-type="float" office:value="19502699" calcext:value-type="float">
            <text:p>19502699</text:p>
          </table:table-cell>
          <table:table-cell table:formula="of:=[.A1221]/1000/(60*60*24)" office:value-type="time" office:time-value="PT05H25M02.699S" calcext:value-type="time">
            <text:p>05:25:03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53" calcext:value-type="float">
            <text:p>140.53</text:p>
          </table:table-cell>
          <table:table-cell office:value-type="float" office:value="663" calcext:value-type="float">
            <text:p>663</text:p>
          </table:table-cell>
          <table:table-cell office:value-type="float" office:value="807.68" calcext:value-type="float">
            <text:p>807.68</text:p>
          </table:table-cell>
        </table:table-row>
        <table:table-row table:style-name="ro1">
          <table:table-cell office:value-type="float" office:value="19518697" calcext:value-type="float">
            <text:p>19518697</text:p>
          </table:table-cell>
          <table:table-cell table:formula="of:=[.A1222]/1000/(60*60*24)" office:value-type="time" office:time-value="PT05H25M18.697S" calcext:value-type="time">
            <text:p>05:25:19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17" calcext:value-type="float">
            <text:p>140.17</text:p>
          </table:table-cell>
          <table:table-cell office:value-type="float" office:value="663.53" calcext:value-type="float">
            <text:p>663.53</text:p>
          </table:table-cell>
          <table:table-cell office:value-type="float" office:value="808.3" calcext:value-type="float">
            <text:p>808.3</text:p>
          </table:table-cell>
        </table:table-row>
        <table:table-row table:style-name="ro1">
          <table:table-cell office:value-type="float" office:value="19534699" calcext:value-type="float">
            <text:p>19534699</text:p>
          </table:table-cell>
          <table:table-cell table:formula="of:=[.A1223]/1000/(60*60*24)" office:value-type="time" office:time-value="PT05H25M34.699S" calcext:value-type="time">
            <text:p>05:25:35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664.06" calcext:value-type="float">
            <text:p>664.06</text:p>
          </table:table-cell>
          <table:table-cell office:value-type="float" office:value="808.92" calcext:value-type="float">
            <text:p>808.92</text:p>
          </table:table-cell>
        </table:table-row>
        <table:table-row table:style-name="ro1">
          <table:table-cell office:value-type="float" office:value="19550699" calcext:value-type="float">
            <text:p>19550699</text:p>
          </table:table-cell>
          <table:table-cell table:formula="of:=[.A1224]/1000/(60*60*24)" office:value-type="time" office:time-value="PT05H25M50.699S" calcext:value-type="time">
            <text:p>05:25:51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664.58" calcext:value-type="float">
            <text:p>664.58</text:p>
          </table:table-cell>
          <table:table-cell office:value-type="float" office:value="809.54" calcext:value-type="float">
            <text:p>809.54</text:p>
          </table:table-cell>
        </table:table-row>
        <table:table-row table:style-name="ro1">
          <table:table-cell office:value-type="float" office:value="19566699" calcext:value-type="float">
            <text:p>19566699</text:p>
          </table:table-cell>
          <table:table-cell table:formula="of:=[.A1225]/1000/(60*60*24)" office:value-type="time" office:time-value="PT05H26M06.699S" calcext:value-type="time">
            <text:p>05:26:07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665.11" calcext:value-type="float">
            <text:p>665.11</text:p>
          </table:table-cell>
          <table:table-cell office:value-type="float" office:value="810.17" calcext:value-type="float">
            <text:p>810.17</text:p>
          </table:table-cell>
        </table:table-row>
        <table:table-row table:style-name="ro1">
          <table:table-cell office:value-type="float" office:value="19582699" calcext:value-type="float">
            <text:p>19582699</text:p>
          </table:table-cell>
          <table:table-cell table:formula="of:=[.A1226]/1000/(60*60*24)" office:value-type="time" office:time-value="PT05H26M22.699S" calcext:value-type="time">
            <text:p>05:26:23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665.64" calcext:value-type="float">
            <text:p>665.64</text:p>
          </table:table-cell>
          <table:table-cell office:value-type="float" office:value="810.79" calcext:value-type="float">
            <text:p>810.79</text:p>
          </table:table-cell>
        </table:table-row>
        <table:table-row table:style-name="ro1">
          <table:table-cell office:value-type="float" office:value="19598699" calcext:value-type="float">
            <text:p>19598699</text:p>
          </table:table-cell>
          <table:table-cell table:formula="of:=[.A1227]/1000/(60*60*24)" office:value-type="time" office:time-value="PT05H26M38.699S" calcext:value-type="time">
            <text:p>05:26:39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666.17" calcext:value-type="float">
            <text:p>666.17</text:p>
          </table:table-cell>
          <table:table-cell office:value-type="float" office:value="811.41" calcext:value-type="float">
            <text:p>811.41</text:p>
          </table:table-cell>
        </table:table-row>
        <table:table-row table:style-name="ro1">
          <table:table-cell office:value-type="float" office:value="19614699" calcext:value-type="float">
            <text:p>19614699</text:p>
          </table:table-cell>
          <table:table-cell table:formula="of:=[.A1228]/1000/(60*60*24)" office:value-type="time" office:time-value="PT05H26M54.699S" calcext:value-type="time">
            <text:p>05:26:55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666.69" calcext:value-type="float">
            <text:p>666.69</text:p>
          </table:table-cell>
          <table:table-cell office:value-type="float" office:value="812.03" calcext:value-type="float">
            <text:p>812.03</text:p>
          </table:table-cell>
        </table:table-row>
        <table:table-row table:style-name="ro1">
          <table:table-cell office:value-type="float" office:value="19630699" calcext:value-type="float">
            <text:p>19630699</text:p>
          </table:table-cell>
          <table:table-cell table:formula="of:=[.A1229]/1000/(60*60*24)" office:value-type="time" office:time-value="PT05H27M10.699S" calcext:value-type="time">
            <text:p>05:27:11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93" calcext:value-type="float">
            <text:p>139.93</text:p>
          </table:table-cell>
          <table:table-cell office:value-type="float" office:value="667.22" calcext:value-type="float">
            <text:p>667.22</text:p>
          </table:table-cell>
          <table:table-cell office:value-type="float" office:value="812.66" calcext:value-type="float">
            <text:p>812.66</text:p>
          </table:table-cell>
        </table:table-row>
        <table:table-row table:style-name="ro1">
          <table:table-cell office:value-type="float" office:value="19646699" calcext:value-type="float">
            <text:p>19646699</text:p>
          </table:table-cell>
          <table:table-cell table:formula="of:=[.A1230]/1000/(60*60*24)" office:value-type="time" office:time-value="PT05H27M26.699S" calcext:value-type="time">
            <text:p>05:27:27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93" calcext:value-type="float">
            <text:p>139.93</text:p>
          </table:table-cell>
          <table:table-cell office:value-type="float" office:value="667.75" calcext:value-type="float">
            <text:p>667.75</text:p>
          </table:table-cell>
          <table:table-cell office:value-type="float" office:value="813.28" calcext:value-type="float">
            <text:p>813.28</text:p>
          </table:table-cell>
        </table:table-row>
        <table:table-row table:style-name="ro1">
          <table:table-cell office:value-type="float" office:value="19662699" calcext:value-type="float">
            <text:p>19662699</text:p>
          </table:table-cell>
          <table:table-cell table:formula="of:=[.A1231]/1000/(60*60*24)" office:value-type="time" office:time-value="PT05H27M42.699S" calcext:value-type="time">
            <text:p>05:27:43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668.28" calcext:value-type="float">
            <text:p>668.28</text:p>
          </table:table-cell>
          <table:table-cell office:value-type="float" office:value="813.9" calcext:value-type="float">
            <text:p>813.9</text:p>
          </table:table-cell>
        </table:table-row>
        <table:table-row table:style-name="ro1">
          <table:table-cell office:value-type="float" office:value="19678699" calcext:value-type="float">
            <text:p>19678699</text:p>
          </table:table-cell>
          <table:table-cell table:formula="of:=[.A1232]/1000/(60*60*24)" office:value-type="time" office:time-value="PT05H27M58.699S" calcext:value-type="time">
            <text:p>05:27:59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93" calcext:value-type="float">
            <text:p>139.93</text:p>
          </table:table-cell>
          <table:table-cell office:value-type="float" office:value="668.8" calcext:value-type="float">
            <text:p>668.8</text:p>
          </table:table-cell>
          <table:table-cell office:value-type="float" office:value="814.52" calcext:value-type="float">
            <text:p>814.52</text:p>
          </table:table-cell>
        </table:table-row>
        <table:table-row table:style-name="ro1">
          <table:table-cell office:value-type="float" office:value="19694699" calcext:value-type="float">
            <text:p>19694699</text:p>
          </table:table-cell>
          <table:table-cell table:formula="of:=[.A1233]/1000/(60*60*24)" office:value-type="time" office:time-value="PT05H28M14.699S" calcext:value-type="time">
            <text:p>05:28:15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93" calcext:value-type="float">
            <text:p>139.93</text:p>
          </table:table-cell>
          <table:table-cell office:value-type="float" office:value="669.33" calcext:value-type="float">
            <text:p>669.33</text:p>
          </table:table-cell>
          <table:table-cell office:value-type="float" office:value="815.14" calcext:value-type="float">
            <text:p>815.14</text:p>
          </table:table-cell>
        </table:table-row>
        <table:table-row table:style-name="ro1">
          <table:table-cell office:value-type="float" office:value="19710699" calcext:value-type="float">
            <text:p>19710699</text:p>
          </table:table-cell>
          <table:table-cell table:formula="of:=[.A1234]/1000/(60*60*24)" office:value-type="time" office:time-value="PT05H28M30.699S" calcext:value-type="time">
            <text:p>05:28:31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93" calcext:value-type="float">
            <text:p>139.93</text:p>
          </table:table-cell>
          <table:table-cell office:value-type="float" office:value="669.86" calcext:value-type="float">
            <text:p>669.86</text:p>
          </table:table-cell>
          <table:table-cell office:value-type="float" office:value="815.77" calcext:value-type="float">
            <text:p>815.77</text:p>
          </table:table-cell>
        </table:table-row>
        <table:table-row table:style-name="ro1">
          <table:table-cell office:value-type="float" office:value="19726699" calcext:value-type="float">
            <text:p>19726699</text:p>
          </table:table-cell>
          <table:table-cell table:formula="of:=[.A1235]/1000/(60*60*24)" office:value-type="time" office:time-value="PT05H28M46.699S" calcext:value-type="time">
            <text:p>05:28:47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93" calcext:value-type="float">
            <text:p>139.93</text:p>
          </table:table-cell>
          <table:table-cell office:value-type="float" office:value="670.38" calcext:value-type="float">
            <text:p>670.38</text:p>
          </table:table-cell>
          <table:table-cell office:value-type="float" office:value="816.39" calcext:value-type="float">
            <text:p>816.39</text:p>
          </table:table-cell>
        </table:table-row>
        <table:table-row table:style-name="ro1">
          <table:table-cell office:value-type="float" office:value="19742699" calcext:value-type="float">
            <text:p>19742699</text:p>
          </table:table-cell>
          <table:table-cell table:formula="of:=[.A1236]/1000/(60*60*24)" office:value-type="time" office:time-value="PT05H29M02.699S" calcext:value-type="time">
            <text:p>05:29:03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81" calcext:value-type="float">
            <text:p>139.81</text:p>
          </table:table-cell>
          <table:table-cell office:value-type="float" office:value="670.91" calcext:value-type="float">
            <text:p>670.91</text:p>
          </table:table-cell>
          <table:table-cell office:value-type="float" office:value="817.01" calcext:value-type="float">
            <text:p>817.01</text:p>
          </table:table-cell>
        </table:table-row>
        <table:table-row table:style-name="ro1">
          <table:table-cell office:value-type="float" office:value="19758699" calcext:value-type="float">
            <text:p>19758699</text:p>
          </table:table-cell>
          <table:table-cell table:formula="of:=[.A1237]/1000/(60*60*24)" office:value-type="time" office:time-value="PT05H29M18.699S" calcext:value-type="time">
            <text:p>05:29:19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34" calcext:value-type="float">
            <text:p>139.34</text:p>
          </table:table-cell>
          <table:table-cell office:value-type="float" office:value="671.44" calcext:value-type="float">
            <text:p>671.44</text:p>
          </table:table-cell>
          <table:table-cell office:value-type="float" office:value="817.63" calcext:value-type="float">
            <text:p>817.63</text:p>
          </table:table-cell>
        </table:table-row>
        <table:table-row table:style-name="ro1">
          <table:table-cell office:value-type="float" office:value="19774699" calcext:value-type="float">
            <text:p>19774699</text:p>
          </table:table-cell>
          <table:table-cell table:formula="of:=[.A1238]/1000/(60*60*24)" office:value-type="time" office:time-value="PT05H29M34.699S" calcext:value-type="time">
            <text:p>05:29:35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81" calcext:value-type="float">
            <text:p>139.81</text:p>
          </table:table-cell>
          <table:table-cell office:value-type="float" office:value="671.96" calcext:value-type="float">
            <text:p>671.96</text:p>
          </table:table-cell>
          <table:table-cell office:value-type="float" office:value="818.25" calcext:value-type="float">
            <text:p>818.25</text:p>
          </table:table-cell>
        </table:table-row>
        <table:table-row table:style-name="ro1">
          <table:table-cell office:value-type="float" office:value="19790699" calcext:value-type="float">
            <text:p>19790699</text:p>
          </table:table-cell>
          <table:table-cell table:formula="of:=[.A1239]/1000/(60*60*24)" office:value-type="time" office:time-value="PT05H29M50.699S" calcext:value-type="time">
            <text:p>05:29:51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34" calcext:value-type="float">
            <text:p>139.34</text:p>
          </table:table-cell>
          <table:table-cell office:value-type="float" office:value="672.49" calcext:value-type="float">
            <text:p>672.49</text:p>
          </table:table-cell>
          <table:table-cell office:value-type="float" office:value="818.87" calcext:value-type="float">
            <text:p>818.87</text:p>
          </table:table-cell>
        </table:table-row>
        <table:table-row table:style-name="ro1">
          <table:table-cell office:value-type="float" office:value="19806699" calcext:value-type="float">
            <text:p>19806699</text:p>
          </table:table-cell>
          <table:table-cell table:formula="of:=[.A1240]/1000/(60*60*24)" office:value-type="time" office:time-value="PT05H30M06.699S" calcext:value-type="time">
            <text:p>05:30:07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81" calcext:value-type="float">
            <text:p>139.81</text:p>
          </table:table-cell>
          <table:table-cell office:value-type="float" office:value="673.02" calcext:value-type="float">
            <text:p>673.02</text:p>
          </table:table-cell>
          <table:table-cell office:value-type="float" office:value="819.49" calcext:value-type="float">
            <text:p>819.49</text:p>
          </table:table-cell>
        </table:table-row>
        <table:table-row table:style-name="ro1">
          <table:table-cell office:value-type="float" office:value="19822699" calcext:value-type="float">
            <text:p>19822699</text:p>
          </table:table-cell>
          <table:table-cell table:formula="of:=[.A1241]/1000/(60*60*24)" office:value-type="time" office:time-value="PT05H30M22.699S" calcext:value-type="time">
            <text:p>05:30:23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81" calcext:value-type="float">
            <text:p>139.81</text:p>
          </table:table-cell>
          <table:table-cell office:value-type="float" office:value="673.54" calcext:value-type="float">
            <text:p>673.54</text:p>
          </table:table-cell>
          <table:table-cell office:value-type="float" office:value="820.11" calcext:value-type="float">
            <text:p>820.11</text:p>
          </table:table-cell>
        </table:table-row>
        <table:table-row table:style-name="ro1">
          <table:table-cell office:value-type="float" office:value="19838699" calcext:value-type="float">
            <text:p>19838699</text:p>
          </table:table-cell>
          <table:table-cell table:formula="of:=[.A1242]/1000/(60*60*24)" office:value-type="time" office:time-value="PT05H30M38.699S" calcext:value-type="time">
            <text:p>05:30:39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81" calcext:value-type="float">
            <text:p>139.81</text:p>
          </table:table-cell>
          <table:table-cell office:value-type="float" office:value="674.07" calcext:value-type="float">
            <text:p>674.07</text:p>
          </table:table-cell>
          <table:table-cell office:value-type="float" office:value="820.73" calcext:value-type="float">
            <text:p>820.73</text:p>
          </table:table-cell>
        </table:table-row>
        <table:table-row table:style-name="ro1">
          <table:table-cell office:value-type="float" office:value="19854699" calcext:value-type="float">
            <text:p>19854699</text:p>
          </table:table-cell>
          <table:table-cell table:formula="of:=[.A1243]/1000/(60*60*24)" office:value-type="time" office:time-value="PT05H30M54.699S" calcext:value-type="time">
            <text:p>05:30:55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22" calcext:value-type="float">
            <text:p>139.22</text:p>
          </table:table-cell>
          <table:table-cell office:value-type="float" office:value="674.6" calcext:value-type="float">
            <text:p>674.6</text:p>
          </table:table-cell>
          <table:table-cell office:value-type="float" office:value="821.35" calcext:value-type="float">
            <text:p>821.35</text:p>
          </table:table-cell>
        </table:table-row>
        <table:table-row table:style-name="ro1">
          <table:table-cell office:value-type="float" office:value="19870699" calcext:value-type="float">
            <text:p>19870699</text:p>
          </table:table-cell>
          <table:table-cell table:formula="of:=[.A1244]/1000/(60*60*24)" office:value-type="time" office:time-value="PT05H31M10.699S" calcext:value-type="time">
            <text:p>05:31:11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69" calcext:value-type="float">
            <text:p>139.69</text:p>
          </table:table-cell>
          <table:table-cell office:value-type="float" office:value="675.12" calcext:value-type="float">
            <text:p>675.12</text:p>
          </table:table-cell>
          <table:table-cell office:value-type="float" office:value="821.97" calcext:value-type="float">
            <text:p>821.97</text:p>
          </table:table-cell>
        </table:table-row>
        <table:table-row table:style-name="ro1">
          <table:table-cell office:value-type="float" office:value="19886699" calcext:value-type="float">
            <text:p>19886699</text:p>
          </table:table-cell>
          <table:table-cell table:formula="of:=[.A1245]/1000/(60*60*24)" office:value-type="time" office:time-value="PT05H31M26.699S" calcext:value-type="time">
            <text:p>05:31:27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69" calcext:value-type="float">
            <text:p>139.69</text:p>
          </table:table-cell>
          <table:table-cell office:value-type="float" office:value="675.65" calcext:value-type="float">
            <text:p>675.65</text:p>
          </table:table-cell>
          <table:table-cell office:value-type="float" office:value="822.59" calcext:value-type="float">
            <text:p>822.59</text:p>
          </table:table-cell>
        </table:table-row>
        <table:table-row table:style-name="ro1">
          <table:table-cell office:value-type="float" office:value="19902699" calcext:value-type="float">
            <text:p>19902699</text:p>
          </table:table-cell>
          <table:table-cell table:formula="of:=[.A1246]/1000/(60*60*24)" office:value-type="time" office:time-value="PT05H31M42.699S" calcext:value-type="time">
            <text:p>05:31:43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69" calcext:value-type="float">
            <text:p>139.69</text:p>
          </table:table-cell>
          <table:table-cell office:value-type="float" office:value="676.18" calcext:value-type="float">
            <text:p>676.18</text:p>
          </table:table-cell>
          <table:table-cell office:value-type="float" office:value="823.21" calcext:value-type="float">
            <text:p>823.21</text:p>
          </table:table-cell>
        </table:table-row>
        <table:table-row table:style-name="ro1">
          <table:table-cell office:value-type="float" office:value="19918699" calcext:value-type="float">
            <text:p>19918699</text:p>
          </table:table-cell>
          <table:table-cell table:formula="of:=[.A1247]/1000/(60*60*24)" office:value-type="time" office:time-value="PT05H31M58.699S" calcext:value-type="time">
            <text:p>05:31:59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22" calcext:value-type="float">
            <text:p>139.22</text:p>
          </table:table-cell>
          <table:table-cell office:value-type="float" office:value="676.7" calcext:value-type="float">
            <text:p>676.7</text:p>
          </table:table-cell>
          <table:table-cell office:value-type="float" office:value="823.83" calcext:value-type="float">
            <text:p>823.83</text:p>
          </table:table-cell>
        </table:table-row>
        <table:table-row table:style-name="ro1">
          <table:table-cell office:value-type="float" office:value="19934699" calcext:value-type="float">
            <text:p>19934699</text:p>
          </table:table-cell>
          <table:table-cell table:formula="of:=[.A1248]/1000/(60*60*24)" office:value-type="time" office:time-value="PT05H32M14.699S" calcext:value-type="time">
            <text:p>05:32:15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69" calcext:value-type="float">
            <text:p>139.69</text:p>
          </table:table-cell>
          <table:table-cell office:value-type="float" office:value="677.23" calcext:value-type="float">
            <text:p>677.23</text:p>
          </table:table-cell>
          <table:table-cell office:value-type="float" office:value="824.45" calcext:value-type="float">
            <text:p>824.45</text:p>
          </table:table-cell>
        </table:table-row>
        <table:table-row table:style-name="ro1">
          <table:table-cell office:value-type="float" office:value="19950699" calcext:value-type="float">
            <text:p>19950699</text:p>
          </table:table-cell>
          <table:table-cell table:formula="of:=[.A1249]/1000/(60*60*24)" office:value-type="time" office:time-value="PT05H32M30.699S" calcext:value-type="time">
            <text:p>05:32:31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69" calcext:value-type="float">
            <text:p>139.69</text:p>
          </table:table-cell>
          <table:table-cell office:value-type="float" office:value="677.76" calcext:value-type="float">
            <text:p>677.76</text:p>
          </table:table-cell>
          <table:table-cell office:value-type="float" office:value="825.07" calcext:value-type="float">
            <text:p>825.07</text:p>
          </table:table-cell>
        </table:table-row>
        <table:table-row table:style-name="ro1">
          <table:table-cell office:value-type="float" office:value="19966699" calcext:value-type="float">
            <text:p>19966699</text:p>
          </table:table-cell>
          <table:table-cell table:formula="of:=[.A1250]/1000/(60*60*24)" office:value-type="time" office:time-value="PT05H32M46.699S" calcext:value-type="time">
            <text:p>05:32:47</text:p>
          </table:table-cell>
          <table:table-cell office:value-type="float" office:value="1.18" calcext:value-type="float">
            <text:p>1.18</text:p>
          </table:table-cell>
          <table:table-cell office:value-type="float" office:value="118.3" calcext:value-type="float">
            <text:p>118.3</text:p>
          </table:table-cell>
          <table:table-cell office:value-type="float" office:value="139.1" calcext:value-type="float">
            <text:p>139.1</text:p>
          </table:table-cell>
          <table:table-cell office:value-type="float" office:value="678.28" calcext:value-type="float">
            <text:p>678.28</text:p>
          </table:table-cell>
          <table:table-cell office:value-type="float" office:value="825.69" calcext:value-type="float">
            <text:p>825.69</text:p>
          </table:table-cell>
        </table:table-row>
        <table:table-row table:style-name="ro1">
          <table:table-cell office:value-type="float" office:value="19982699" calcext:value-type="float">
            <text:p>19982699</text:p>
          </table:table-cell>
          <table:table-cell table:formula="of:=[.A1251]/1000/(60*60*24)" office:value-type="time" office:time-value="PT05H33M02.699S" calcext:value-type="time">
            <text:p>05:33:03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22" calcext:value-type="float">
            <text:p>139.22</text:p>
          </table:table-cell>
          <table:table-cell office:value-type="float" office:value="678.81" calcext:value-type="float">
            <text:p>678.81</text:p>
          </table:table-cell>
          <table:table-cell office:value-type="float" office:value="826.31" calcext:value-type="float">
            <text:p>826.31</text:p>
          </table:table-cell>
        </table:table-row>
        <table:table-row table:style-name="ro1">
          <table:table-cell office:value-type="float" office:value="19998699" calcext:value-type="float">
            <text:p>19998699</text:p>
          </table:table-cell>
          <table:table-cell table:formula="of:=[.A1252]/1000/(60*60*24)" office:value-type="time" office:time-value="PT05H33M18.699S" calcext:value-type="time">
            <text:p>05:33:19</text:p>
          </table:table-cell>
          <table:table-cell office:value-type="float" office:value="1.18" calcext:value-type="float">
            <text:p>1.18</text:p>
          </table:table-cell>
          <table:table-cell office:value-type="float" office:value="118.3" calcext:value-type="float">
            <text:p>118.3</text:p>
          </table:table-cell>
          <table:table-cell office:value-type="float" office:value="139.58" calcext:value-type="float">
            <text:p>139.58</text:p>
          </table:table-cell>
          <table:table-cell office:value-type="float" office:value="679.33" calcext:value-type="float">
            <text:p>679.33</text:p>
          </table:table-cell>
          <table:table-cell office:value-type="float" office:value="826.93" calcext:value-type="float">
            <text:p>826.93</text:p>
          </table:table-cell>
        </table:table-row>
        <table:table-row table:style-name="ro1">
          <table:table-cell office:value-type="float" office:value="20014699" calcext:value-type="float">
            <text:p>20014699</text:p>
          </table:table-cell>
          <table:table-cell table:formula="of:=[.A1253]/1000/(60*60*24)" office:value-type="time" office:time-value="PT05H33M34.699S" calcext:value-type="time">
            <text:p>05:33:35</text:p>
          </table:table-cell>
          <table:table-cell office:value-type="float" office:value="1.18" calcext:value-type="float">
            <text:p>1.18</text:p>
          </table:table-cell>
          <table:table-cell office:value-type="float" office:value="118.3" calcext:value-type="float">
            <text:p>118.3</text:p>
          </table:table-cell>
          <table:table-cell office:value-type="float" office:value="139.1" calcext:value-type="float">
            <text:p>139.1</text:p>
          </table:table-cell>
          <table:table-cell office:value-type="float" office:value="679.86" calcext:value-type="float">
            <text:p>679.86</text:p>
          </table:table-cell>
          <table:table-cell office:value-type="float" office:value="827.55" calcext:value-type="float">
            <text:p>827.55</text:p>
          </table:table-cell>
        </table:table-row>
        <table:table-row table:style-name="ro1">
          <table:table-cell office:value-type="float" office:value="20030699" calcext:value-type="float">
            <text:p>20030699</text:p>
          </table:table-cell>
          <table:table-cell table:formula="of:=[.A1254]/1000/(60*60*24)" office:value-type="time" office:time-value="PT05H33M50.699S" calcext:value-type="time">
            <text:p>05:33:51</text:p>
          </table:table-cell>
          <table:table-cell office:value-type="float" office:value="1.18" calcext:value-type="float">
            <text:p>1.18</text:p>
          </table:table-cell>
          <table:table-cell office:value-type="float" office:value="118.3" calcext:value-type="float">
            <text:p>118.3</text:p>
          </table:table-cell>
          <table:table-cell office:value-type="float" office:value="139.1" calcext:value-type="float">
            <text:p>139.1</text:p>
          </table:table-cell>
          <table:table-cell office:value-type="float" office:value="680.38" calcext:value-type="float">
            <text:p>680.38</text:p>
          </table:table-cell>
          <table:table-cell office:value-type="float" office:value="828.17" calcext:value-type="float">
            <text:p>828.17</text:p>
          </table:table-cell>
        </table:table-row>
        <table:table-row table:style-name="ro1">
          <table:table-cell office:value-type="float" office:value="20046699" calcext:value-type="float">
            <text:p>20046699</text:p>
          </table:table-cell>
          <table:table-cell table:formula="of:=[.A1255]/1000/(60*60*24)" office:value-type="time" office:time-value="PT05H34M06.699S" calcext:value-type="time">
            <text:p>05:34:07</text:p>
          </table:table-cell>
          <table:table-cell office:value-type="float" office:value="1.18" calcext:value-type="float">
            <text:p>1.18</text:p>
          </table:table-cell>
          <table:table-cell office:value-type="float" office:value="118.3" calcext:value-type="float">
            <text:p>118.3</text:p>
          </table:table-cell>
          <table:table-cell office:value-type="float" office:value="139.1" calcext:value-type="float">
            <text:p>139.1</text:p>
          </table:table-cell>
          <table:table-cell office:value-type="float" office:value="680.91" calcext:value-type="float">
            <text:p>680.91</text:p>
          </table:table-cell>
          <table:table-cell office:value-type="float" office:value="828.79" calcext:value-type="float">
            <text:p>828.79</text:p>
          </table:table-cell>
        </table:table-row>
        <table:table-row table:style-name="ro1">
          <table:table-cell office:value-type="float" office:value="20062699" calcext:value-type="float">
            <text:p>20062699</text:p>
          </table:table-cell>
          <table:table-cell table:formula="of:=[.A1256]/1000/(60*60*24)" office:value-type="time" office:time-value="PT05H34M22.699S" calcext:value-type="time">
            <text:p>05:34:23</text:p>
          </table:table-cell>
          <table:table-cell office:value-type="float" office:value="1.18" calcext:value-type="float">
            <text:p>1.18</text:p>
          </table:table-cell>
          <table:table-cell office:value-type="float" office:value="118.3" calcext:value-type="float">
            <text:p>118.3</text:p>
          </table:table-cell>
          <table:table-cell office:value-type="float" office:value="139.1" calcext:value-type="float">
            <text:p>139.1</text:p>
          </table:table-cell>
          <table:table-cell office:value-type="float" office:value="681.44" calcext:value-type="float">
            <text:p>681.44</text:p>
          </table:table-cell>
          <table:table-cell office:value-type="float" office:value="829.4" calcext:value-type="float">
            <text:p>829.4</text:p>
          </table:table-cell>
        </table:table-row>
        <table:table-row table:style-name="ro1">
          <table:table-cell office:value-type="float" office:value="20078699" calcext:value-type="float">
            <text:p>20078699</text:p>
          </table:table-cell>
          <table:table-cell table:formula="of:=[.A1257]/1000/(60*60*24)" office:value-type="time" office:time-value="PT05H34M38.699S" calcext:value-type="time">
            <text:p>05:34:39</text:p>
          </table:table-cell>
          <table:table-cell office:value-type="float" office:value="1.18" calcext:value-type="float">
            <text:p>1.18</text:p>
          </table:table-cell>
          <table:table-cell office:value-type="float" office:value="118.3" calcext:value-type="float">
            <text:p>118.3</text:p>
          </table:table-cell>
          <table:table-cell office:value-type="float" office:value="139.1" calcext:value-type="float">
            <text:p>139.1</text:p>
          </table:table-cell>
          <table:table-cell office:value-type="float" office:value="681.96" calcext:value-type="float">
            <text:p>681.96</text:p>
          </table:table-cell>
          <table:table-cell office:value-type="float" office:value="830.02" calcext:value-type="float">
            <text:p>830.02</text:p>
          </table:table-cell>
        </table:table-row>
        <table:table-row table:style-name="ro1">
          <table:table-cell office:value-type="float" office:value="20094699" calcext:value-type="float">
            <text:p>20094699</text:p>
          </table:table-cell>
          <table:table-cell table:formula="of:=[.A1258]/1000/(60*60*24)" office:value-type="time" office:time-value="PT05H34M54.699S" calcext:value-type="time">
            <text:p>05:34:55</text:p>
          </table:table-cell>
          <table:table-cell office:value-type="float" office:value="1.18" calcext:value-type="float">
            <text:p>1.18</text:p>
          </table:table-cell>
          <table:table-cell office:value-type="float" office:value="118.2" calcext:value-type="float">
            <text:p>118.2</text:p>
          </table:table-cell>
          <table:table-cell office:value-type="float" office:value="138.98" calcext:value-type="float">
            <text:p>138.98</text:p>
          </table:table-cell>
          <table:table-cell office:value-type="float" office:value="682.49" calcext:value-type="float">
            <text:p>682.49</text:p>
          </table:table-cell>
          <table:table-cell office:value-type="float" office:value="830.64" calcext:value-type="float">
            <text:p>830.64</text:p>
          </table:table-cell>
        </table:table-row>
        <table:table-row table:style-name="ro1">
          <table:table-cell office:value-type="float" office:value="20110699" calcext:value-type="float">
            <text:p>20110699</text:p>
          </table:table-cell>
          <table:table-cell table:formula="of:=[.A1259]/1000/(60*60*24)" office:value-type="time" office:time-value="PT05H35M10.699S" calcext:value-type="time">
            <text:p>05:35:11</text:p>
          </table:table-cell>
          <table:table-cell office:value-type="float" office:value="1.18" calcext:value-type="float">
            <text:p>1.18</text:p>
          </table:table-cell>
          <table:table-cell office:value-type="float" office:value="118.3" calcext:value-type="float">
            <text:p>118.3</text:p>
          </table:table-cell>
          <table:table-cell office:value-type="float" office:value="139.1" calcext:value-type="float">
            <text:p>139.1</text:p>
          </table:table-cell>
          <table:table-cell office:value-type="float" office:value="683.01" calcext:value-type="float">
            <text:p>683.01</text:p>
          </table:table-cell>
          <table:table-cell office:value-type="float" office:value="831.26" calcext:value-type="float">
            <text:p>831.26</text:p>
          </table:table-cell>
        </table:table-row>
        <table:table-row table:style-name="ro1">
          <table:table-cell office:value-type="float" office:value="20126699" calcext:value-type="float">
            <text:p>20126699</text:p>
          </table:table-cell>
          <table:table-cell table:formula="of:=[.A1260]/1000/(60*60*24)" office:value-type="time" office:time-value="PT05H35M26.699S" calcext:value-type="time">
            <text:p>05:35:27</text:p>
          </table:table-cell>
          <table:table-cell office:value-type="float" office:value="1.18" calcext:value-type="float">
            <text:p>1.18</text:p>
          </table:table-cell>
          <table:table-cell office:value-type="float" office:value="118.2" calcext:value-type="float">
            <text:p>118.2</text:p>
          </table:table-cell>
          <table:table-cell office:value-type="float" office:value="138.98" calcext:value-type="float">
            <text:p>138.98</text:p>
          </table:table-cell>
          <table:table-cell office:value-type="float" office:value="683.54" calcext:value-type="float">
            <text:p>683.54</text:p>
          </table:table-cell>
          <table:table-cell office:value-type="float" office:value="831.88" calcext:value-type="float">
            <text:p>831.88</text:p>
          </table:table-cell>
        </table:table-row>
        <table:table-row table:style-name="ro1">
          <table:table-cell office:value-type="float" office:value="20142699" calcext:value-type="float">
            <text:p>20142699</text:p>
          </table:table-cell>
          <table:table-cell table:formula="of:=[.A1261]/1000/(60*60*24)" office:value-type="time" office:time-value="PT05H35M42.699S" calcext:value-type="time">
            <text:p>05:35:43</text:p>
          </table:table-cell>
          <table:table-cell office:value-type="float" office:value="1.18" calcext:value-type="float">
            <text:p>1.18</text:p>
          </table:table-cell>
          <table:table-cell office:value-type="float" office:value="118.2" calcext:value-type="float">
            <text:p>118.2</text:p>
          </table:table-cell>
          <table:table-cell office:value-type="float" office:value="138.98" calcext:value-type="float">
            <text:p>138.98</text:p>
          </table:table-cell>
          <table:table-cell office:value-type="float" office:value="684.06" calcext:value-type="float">
            <text:p>684.06</text:p>
          </table:table-cell>
          <table:table-cell office:value-type="float" office:value="832.49" calcext:value-type="float">
            <text:p>832.49</text:p>
          </table:table-cell>
        </table:table-row>
        <table:table-row table:style-name="ro1">
          <table:table-cell office:value-type="float" office:value="20158699" calcext:value-type="float">
            <text:p>20158699</text:p>
          </table:table-cell>
          <table:table-cell table:formula="of:=[.A1262]/1000/(60*60*24)" office:value-type="time" office:time-value="PT05H35M58.699S" calcext:value-type="time">
            <text:p>05:35:59</text:p>
          </table:table-cell>
          <table:table-cell office:value-type="float" office:value="1.18" calcext:value-type="float">
            <text:p>1.18</text:p>
          </table:table-cell>
          <table:table-cell office:value-type="float" office:value="118.2" calcext:value-type="float">
            <text:p>118.2</text:p>
          </table:table-cell>
          <table:table-cell office:value-type="float" office:value="138.98" calcext:value-type="float">
            <text:p>138.98</text:p>
          </table:table-cell>
          <table:table-cell office:value-type="float" office:value="684.59" calcext:value-type="float">
            <text:p>684.59</text:p>
          </table:table-cell>
          <table:table-cell office:value-type="float" office:value="833.11" calcext:value-type="float">
            <text:p>833.11</text:p>
          </table:table-cell>
        </table:table-row>
        <table:table-row table:style-name="ro1">
          <table:table-cell office:value-type="float" office:value="20174699" calcext:value-type="float">
            <text:p>20174699</text:p>
          </table:table-cell>
          <table:table-cell table:formula="of:=[.A1263]/1000/(60*60*24)" office:value-type="time" office:time-value="PT05H36M14.699S" calcext:value-type="time">
            <text:p>05:36:15</text:p>
          </table:table-cell>
          <table:table-cell office:value-type="float" office:value="1.18" calcext:value-type="float">
            <text:p>1.18</text:p>
          </table:table-cell>
          <table:table-cell office:value-type="float" office:value="118.2" calcext:value-type="float">
            <text:p>118.2</text:p>
          </table:table-cell>
          <table:table-cell office:value-type="float" office:value="138.98" calcext:value-type="float">
            <text:p>138.98</text:p>
          </table:table-cell>
          <table:table-cell office:value-type="float" office:value="685.11" calcext:value-type="float">
            <text:p>685.11</text:p>
          </table:table-cell>
          <table:table-cell office:value-type="float" office:value="833.73" calcext:value-type="float">
            <text:p>833.73</text:p>
          </table:table-cell>
        </table:table-row>
        <table:table-row table:style-name="ro1">
          <table:table-cell office:value-type="float" office:value="20190699" calcext:value-type="float">
            <text:p>20190699</text:p>
          </table:table-cell>
          <table:table-cell table:formula="of:=[.A1264]/1000/(60*60*24)" office:value-type="time" office:time-value="PT05H36M30.699S" calcext:value-type="time">
            <text:p>05:36:31</text:p>
          </table:table-cell>
          <table:table-cell office:value-type="float" office:value="1.18" calcext:value-type="float">
            <text:p>1.18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86" calcext:value-type="float">
            <text:p>138.86</text:p>
          </table:table-cell>
          <table:table-cell office:value-type="float" office:value="685.64" calcext:value-type="float">
            <text:p>685.64</text:p>
          </table:table-cell>
          <table:table-cell office:value-type="float" office:value="834.35" calcext:value-type="float">
            <text:p>834.35</text:p>
          </table:table-cell>
        </table:table-row>
        <table:table-row table:style-name="ro1">
          <table:table-cell office:value-type="float" office:value="20206699" calcext:value-type="float">
            <text:p>20206699</text:p>
          </table:table-cell>
          <table:table-cell table:formula="of:=[.A1265]/1000/(60*60*24)" office:value-type="time" office:time-value="PT05H36M46.699S" calcext:value-type="time">
            <text:p>05:36:47</text:p>
          </table:table-cell>
          <table:table-cell office:value-type="float" office:value="1.18" calcext:value-type="float">
            <text:p>1.18</text:p>
          </table:table-cell>
          <table:table-cell office:value-type="float" office:value="118.2" calcext:value-type="float">
            <text:p>118.2</text:p>
          </table:table-cell>
          <table:table-cell office:value-type="float" office:value="138.98" calcext:value-type="float">
            <text:p>138.98</text:p>
          </table:table-cell>
          <table:table-cell office:value-type="float" office:value="686.16" calcext:value-type="float">
            <text:p>686.16</text:p>
          </table:table-cell>
          <table:table-cell office:value-type="float" office:value="834.97" calcext:value-type="float">
            <text:p>834.97</text:p>
          </table:table-cell>
        </table:table-row>
        <table:table-row table:style-name="ro1">
          <table:table-cell office:value-type="float" office:value="20222699" calcext:value-type="float">
            <text:p>20222699</text:p>
          </table:table-cell>
          <table:table-cell table:formula="of:=[.A1266]/1000/(60*60*24)" office:value-type="time" office:time-value="PT05H37M02.699S" calcext:value-type="time">
            <text:p>05:37:03</text:p>
          </table:table-cell>
          <table:table-cell office:value-type="float" office:value="1.18" calcext:value-type="float">
            <text:p>1.18</text:p>
          </table:table-cell>
          <table:table-cell office:value-type="float" office:value="118.2" calcext:value-type="float">
            <text:p>118.2</text:p>
          </table:table-cell>
          <table:table-cell office:value-type="float" office:value="138.98" calcext:value-type="float">
            <text:p>138.98</text:p>
          </table:table-cell>
          <table:table-cell office:value-type="float" office:value="686.69" calcext:value-type="float">
            <text:p>686.69</text:p>
          </table:table-cell>
          <table:table-cell office:value-type="float" office:value="835.58" calcext:value-type="float">
            <text:p>835.58</text:p>
          </table:table-cell>
        </table:table-row>
        <table:table-row table:style-name="ro1">
          <table:table-cell office:value-type="float" office:value="20238699" calcext:value-type="float">
            <text:p>20238699</text:p>
          </table:table-cell>
          <table:table-cell table:formula="of:=[.A1267]/1000/(60*60*24)" office:value-type="time" office:time-value="PT05H37M18.699S" calcext:value-type="time">
            <text:p>05:37:19</text:p>
          </table:table-cell>
          <table:table-cell office:value-type="float" office:value="1.18" calcext:value-type="float">
            <text:p>1.18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86" calcext:value-type="float">
            <text:p>138.86</text:p>
          </table:table-cell>
          <table:table-cell office:value-type="float" office:value="687.21" calcext:value-type="float">
            <text:p>687.21</text:p>
          </table:table-cell>
          <table:table-cell office:value-type="float" office:value="836.2" calcext:value-type="float">
            <text:p>836.2</text:p>
          </table:table-cell>
        </table:table-row>
        <table:table-row table:style-name="ro1">
          <table:table-cell office:value-type="float" office:value="20254699" calcext:value-type="float">
            <text:p>20254699</text:p>
          </table:table-cell>
          <table:table-cell table:formula="of:=[.A1268]/1000/(60*60*24)" office:value-type="time" office:time-value="PT05H37M34.699S" calcext:value-type="time">
            <text:p>05:37:35</text:p>
          </table:table-cell>
          <table:table-cell office:value-type="float" office:value="1.18" calcext:value-type="float">
            <text:p>1.18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86" calcext:value-type="float">
            <text:p>138.86</text:p>
          </table:table-cell>
          <table:table-cell office:value-type="float" office:value="687.74" calcext:value-type="float">
            <text:p>687.74</text:p>
          </table:table-cell>
          <table:table-cell office:value-type="float" office:value="836.82" calcext:value-type="float">
            <text:p>836.82</text:p>
          </table:table-cell>
        </table:table-row>
        <table:table-row table:style-name="ro1">
          <table:table-cell office:value-type="float" office:value="20270699" calcext:value-type="float">
            <text:p>20270699</text:p>
          </table:table-cell>
          <table:table-cell table:formula="of:=[.A1269]/1000/(60*60*24)" office:value-type="time" office:time-value="PT05H37M50.699S" calcext:value-type="time">
            <text:p>05:37:51</text:p>
          </table:table-cell>
          <table:table-cell office:value-type="float" office:value="1.18" calcext:value-type="float">
            <text:p>1.18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86" calcext:value-type="float">
            <text:p>138.86</text:p>
          </table:table-cell>
          <table:table-cell office:value-type="float" office:value="688.26" calcext:value-type="float">
            <text:p>688.26</text:p>
          </table:table-cell>
          <table:table-cell office:value-type="float" office:value="837.44" calcext:value-type="float">
            <text:p>837.44</text:p>
          </table:table-cell>
        </table:table-row>
        <table:table-row table:style-name="ro1">
          <table:table-cell office:value-type="float" office:value="20286699" calcext:value-type="float">
            <text:p>20286699</text:p>
          </table:table-cell>
          <table:table-cell table:formula="of:=[.A1270]/1000/(60*60*24)" office:value-type="time" office:time-value="PT05H38M06.699S" calcext:value-type="time">
            <text:p>05:38:07</text:p>
          </table:table-cell>
          <table:table-cell office:value-type="float" office:value="1.18" calcext:value-type="float">
            <text:p>1.18</text:p>
          </table:table-cell>
          <table:table-cell office:value-type="float" office:value="118" calcext:value-type="float">
            <text:p>118</text:p>
          </table:table-cell>
          <table:table-cell office:value-type="float" office:value="138.75" calcext:value-type="float">
            <text:p>138.75</text:p>
          </table:table-cell>
          <table:table-cell office:value-type="float" office:value="688.79" calcext:value-type="float">
            <text:p>688.79</text:p>
          </table:table-cell>
          <table:table-cell office:value-type="float" office:value="838.05" calcext:value-type="float">
            <text:p>838.05</text:p>
          </table:table-cell>
        </table:table-row>
        <table:table-row table:style-name="ro1">
          <table:table-cell office:value-type="float" office:value="20302699" calcext:value-type="float">
            <text:p>20302699</text:p>
          </table:table-cell>
          <table:table-cell table:formula="of:=[.A1271]/1000/(60*60*24)" office:value-type="time" office:time-value="PT05H38M22.699S" calcext:value-type="time">
            <text:p>05:38:23</text:p>
          </table:table-cell>
          <table:table-cell office:value-type="float" office:value="1.18" calcext:value-type="float">
            <text:p>1.18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86" calcext:value-type="float">
            <text:p>138.86</text:p>
          </table:table-cell>
          <table:table-cell office:value-type="float" office:value="689.31" calcext:value-type="float">
            <text:p>689.31</text:p>
          </table:table-cell>
          <table:table-cell office:value-type="float" office:value="838.67" calcext:value-type="float">
            <text:p>838.67</text:p>
          </table:table-cell>
        </table:table-row>
        <table:table-row table:style-name="ro1">
          <table:table-cell office:value-type="float" office:value="20318699" calcext:value-type="float">
            <text:p>20318699</text:p>
          </table:table-cell>
          <table:table-cell table:formula="of:=[.A1272]/1000/(60*60*24)" office:value-type="time" office:time-value="PT05H38M38.699S" calcext:value-type="time">
            <text:p>05:38:39</text:p>
          </table:table-cell>
          <table:table-cell office:value-type="float" office:value="1.17" calcext:value-type="float">
            <text:p>1.17</text:p>
          </table:table-cell>
          <table:table-cell office:value-type="float" office:value="118" calcext:value-type="float">
            <text:p>118</text:p>
          </table:table-cell>
          <table:table-cell office:value-type="float" office:value="138.27" calcext:value-type="float">
            <text:p>138.27</text:p>
          </table:table-cell>
          <table:table-cell office:value-type="float" office:value="689.84" calcext:value-type="float">
            <text:p>689.84</text:p>
          </table:table-cell>
          <table:table-cell office:value-type="float" office:value="839.28" calcext:value-type="float">
            <text:p>839.28</text:p>
          </table:table-cell>
        </table:table-row>
        <table:table-row table:style-name="ro1">
          <table:table-cell office:value-type="float" office:value="20334699" calcext:value-type="float">
            <text:p>20334699</text:p>
          </table:table-cell>
          <table:table-cell table:formula="of:=[.A1273]/1000/(60*60*24)" office:value-type="time" office:time-value="PT05H38M54.699S" calcext:value-type="time">
            <text:p>05:38:55</text:p>
          </table:table-cell>
          <table:table-cell office:value-type="float" office:value="1.18" calcext:value-type="float">
            <text:p>1.18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86" calcext:value-type="float">
            <text:p>138.86</text:p>
          </table:table-cell>
          <table:table-cell office:value-type="float" office:value="690.36" calcext:value-type="float">
            <text:p>690.36</text:p>
          </table:table-cell>
          <table:table-cell office:value-type="float" office:value="839.9" calcext:value-type="float">
            <text:p>839.9</text:p>
          </table:table-cell>
        </table:table-row>
        <table:table-row table:style-name="ro1">
          <table:table-cell office:value-type="float" office:value="20350699" calcext:value-type="float">
            <text:p>20350699</text:p>
          </table:table-cell>
          <table:table-cell table:formula="of:=[.A1274]/1000/(60*60*24)" office:value-type="time" office:time-value="PT05H39M10.699S" calcext:value-type="time">
            <text:p>05:39:11</text:p>
          </table:table-cell>
          <table:table-cell office:value-type="float" office:value="1.17" calcext:value-type="float">
            <text:p>1.17</text:p>
          </table:table-cell>
          <table:table-cell office:value-type="float" office:value="118" calcext:value-type="float">
            <text:p>118</text:p>
          </table:table-cell>
          <table:table-cell office:value-type="float" office:value="138.27" calcext:value-type="float">
            <text:p>138.27</text:p>
          </table:table-cell>
          <table:table-cell office:value-type="float" office:value="690.89" calcext:value-type="float">
            <text:p>690.89</text:p>
          </table:table-cell>
          <table:table-cell office:value-type="float" office:value="840.52" calcext:value-type="float">
            <text:p>840.52</text:p>
          </table:table-cell>
        </table:table-row>
        <table:table-row table:style-name="ro1">
          <table:table-cell office:value-type="float" office:value="20366699" calcext:value-type="float">
            <text:p>20366699</text:p>
          </table:table-cell>
          <table:table-cell table:formula="of:=[.A1275]/1000/(60*60*24)" office:value-type="time" office:time-value="PT05H39M26.699S" calcext:value-type="time">
            <text:p>05:39:27</text:p>
          </table:table-cell>
          <table:table-cell office:value-type="float" office:value="1.18" calcext:value-type="float">
            <text:p>1.18</text:p>
          </table:table-cell>
          <table:table-cell office:value-type="float" office:value="118" calcext:value-type="float">
            <text:p>118</text:p>
          </table:table-cell>
          <table:table-cell office:value-type="float" office:value="138.74" calcext:value-type="float">
            <text:p>138.74</text:p>
          </table:table-cell>
          <table:table-cell office:value-type="float" office:value="691.41" calcext:value-type="float">
            <text:p>691.41</text:p>
          </table:table-cell>
          <table:table-cell office:value-type="float" office:value="841.13" calcext:value-type="float">
            <text:p>841.13</text:p>
          </table:table-cell>
        </table:table-row>
        <table:table-row table:style-name="ro1">
          <table:table-cell office:value-type="float" office:value="20382699" calcext:value-type="float">
            <text:p>20382699</text:p>
          </table:table-cell>
          <table:table-cell table:formula="of:=[.A1276]/1000/(60*60*24)" office:value-type="time" office:time-value="PT05H39M42.699S" calcext:value-type="time">
            <text:p>05:39:43</text:p>
          </table:table-cell>
          <table:table-cell office:value-type="float" office:value="1.18" calcext:value-type="float">
            <text:p>1.18</text:p>
          </table:table-cell>
          <table:table-cell office:value-type="float" office:value="118" calcext:value-type="float">
            <text:p>118</text:p>
          </table:table-cell>
          <table:table-cell office:value-type="float" office:value="138.74" calcext:value-type="float">
            <text:p>138.74</text:p>
          </table:table-cell>
          <table:table-cell office:value-type="float" office:value="691.93" calcext:value-type="float">
            <text:p>691.93</text:p>
          </table:table-cell>
          <table:table-cell office:value-type="float" office:value="841.75" calcext:value-type="float">
            <text:p>841.75</text:p>
          </table:table-cell>
        </table:table-row>
        <table:table-row table:style-name="ro1">
          <table:table-cell office:value-type="float" office:value="20398699" calcext:value-type="float">
            <text:p>20398699</text:p>
          </table:table-cell>
          <table:table-cell table:formula="of:=[.A1277]/1000/(60*60*24)" office:value-type="time" office:time-value="PT05H39M58.699S" calcext:value-type="time">
            <text:p>05:39:59</text:p>
          </table:table-cell>
          <table:table-cell office:value-type="float" office:value="1.18" calcext:value-type="float">
            <text:p>1.18</text:p>
          </table:table-cell>
          <table:table-cell office:value-type="float" office:value="118" calcext:value-type="float">
            <text:p>118</text:p>
          </table:table-cell>
          <table:table-cell office:value-type="float" office:value="138.74" calcext:value-type="float">
            <text:p>138.74</text:p>
          </table:table-cell>
          <table:table-cell office:value-type="float" office:value="692.46" calcext:value-type="float">
            <text:p>692.46</text:p>
          </table:table-cell>
          <table:table-cell office:value-type="float" office:value="842.36" calcext:value-type="float">
            <text:p>842.36</text:p>
          </table:table-cell>
        </table:table-row>
        <table:table-row table:style-name="ro1">
          <table:table-cell office:value-type="float" office:value="20414699" calcext:value-type="float">
            <text:p>20414699</text:p>
          </table:table-cell>
          <table:table-cell table:formula="of:=[.A1278]/1000/(60*60*24)" office:value-type="time" office:time-value="PT05H40M14.699S" calcext:value-type="time">
            <text:p>05:40:15</text:p>
          </table:table-cell>
          <table:table-cell office:value-type="float" office:value="1.18" calcext:value-type="float">
            <text:p>1.18</text:p>
          </table:table-cell>
          <table:table-cell office:value-type="float" office:value="117.9" calcext:value-type="float">
            <text:p>117.9</text:p>
          </table:table-cell>
          <table:table-cell office:value-type="float" office:value="138.63" calcext:value-type="float">
            <text:p>138.63</text:p>
          </table:table-cell>
          <table:table-cell office:value-type="float" office:value="692.98" calcext:value-type="float">
            <text:p>692.98</text:p>
          </table:table-cell>
          <table:table-cell office:value-type="float" office:value="842.98" calcext:value-type="float">
            <text:p>842.98</text:p>
          </table:table-cell>
        </table:table-row>
        <table:table-row table:style-name="ro1">
          <table:table-cell office:value-type="float" office:value="20430699" calcext:value-type="float">
            <text:p>20430699</text:p>
          </table:table-cell>
          <table:table-cell table:formula="of:=[.A1279]/1000/(60*60*24)" office:value-type="time" office:time-value="PT05H40M30.699S" calcext:value-type="time">
            <text:p>05:40:31</text:p>
          </table:table-cell>
          <table:table-cell office:value-type="float" office:value="1.17" calcext:value-type="float">
            <text:p>1.17</text:p>
          </table:table-cell>
          <table:table-cell office:value-type="float" office:value="118" calcext:value-type="float">
            <text:p>118</text:p>
          </table:table-cell>
          <table:table-cell office:value-type="float" office:value="138.27" calcext:value-type="float">
            <text:p>138.27</text:p>
          </table:table-cell>
          <table:table-cell office:value-type="float" office:value="693.51" calcext:value-type="float">
            <text:p>693.51</text:p>
          </table:table-cell>
          <table:table-cell office:value-type="float" office:value="843.59" calcext:value-type="float">
            <text:p>843.59</text:p>
          </table:table-cell>
        </table:table-row>
        <table:table-row table:style-name="ro1">
          <table:table-cell office:value-type="float" office:value="20446699" calcext:value-type="float">
            <text:p>20446699</text:p>
          </table:table-cell>
          <table:table-cell table:formula="of:=[.A1280]/1000/(60*60*24)" office:value-type="time" office:time-value="PT05H40M46.699S" calcext:value-type="time">
            <text:p>05:40:47</text:p>
          </table:table-cell>
          <table:table-cell office:value-type="float" office:value="1.17" calcext:value-type="float">
            <text:p>1.17</text:p>
          </table:table-cell>
          <table:table-cell office:value-type="float" office:value="118" calcext:value-type="float">
            <text:p>118</text:p>
          </table:table-cell>
          <table:table-cell office:value-type="float" office:value="138.27" calcext:value-type="float">
            <text:p>138.27</text:p>
          </table:table-cell>
          <table:table-cell office:value-type="float" office:value="694.03" calcext:value-type="float">
            <text:p>694.03</text:p>
          </table:table-cell>
          <table:table-cell office:value-type="float" office:value="844.21" calcext:value-type="float">
            <text:p>844.21</text:p>
          </table:table-cell>
        </table:table-row>
        <table:table-row table:style-name="ro1">
          <table:table-cell office:value-type="float" office:value="20462699" calcext:value-type="float">
            <text:p>20462699</text:p>
          </table:table-cell>
          <table:table-cell table:formula="of:=[.A1281]/1000/(60*60*24)" office:value-type="time" office:time-value="PT05H41M02.699S" calcext:value-type="time">
            <text:p>05:41:03</text:p>
          </table:table-cell>
          <table:table-cell office:value-type="float" office:value="1.17" calcext:value-type="float">
            <text:p>1.17</text:p>
          </table:table-cell>
          <table:table-cell office:value-type="float" office:value="118" calcext:value-type="float">
            <text:p>118</text:p>
          </table:table-cell>
          <table:table-cell office:value-type="float" office:value="138.27" calcext:value-type="float">
            <text:p>138.27</text:p>
          </table:table-cell>
          <table:table-cell office:value-type="float" office:value="694.56" calcext:value-type="float">
            <text:p>694.56</text:p>
          </table:table-cell>
          <table:table-cell office:value-type="float" office:value="844.82" calcext:value-type="float">
            <text:p>844.82</text:p>
          </table:table-cell>
        </table:table-row>
        <table:table-row table:style-name="ro1">
          <table:table-cell office:value-type="float" office:value="20478699" calcext:value-type="float">
            <text:p>20478699</text:p>
          </table:table-cell>
          <table:table-cell table:formula="of:=[.A1282]/1000/(60*60*24)" office:value-type="time" office:time-value="PT05H41M18.699S" calcext:value-type="time">
            <text:p>05:41:19</text:p>
          </table:table-cell>
          <table:table-cell office:value-type="float" office:value="1.17" calcext:value-type="float">
            <text:p>1.17</text:p>
          </table:table-cell>
          <table:table-cell office:value-type="float" office:value="117.9" calcext:value-type="float">
            <text:p>117.9</text:p>
          </table:table-cell>
          <table:table-cell office:value-type="float" office:value="138.16" calcext:value-type="float">
            <text:p>138.16</text:p>
          </table:table-cell>
          <table:table-cell office:value-type="float" office:value="695.08" calcext:value-type="float">
            <text:p>695.08</text:p>
          </table:table-cell>
          <table:table-cell office:value-type="float" office:value="845.43" calcext:value-type="float">
            <text:p>845.43</text:p>
          </table:table-cell>
        </table:table-row>
        <table:table-row table:style-name="ro1">
          <table:table-cell office:value-type="float" office:value="20494699" calcext:value-type="float">
            <text:p>20494699</text:p>
          </table:table-cell>
          <table:table-cell table:formula="of:=[.A1283]/1000/(60*60*24)" office:value-type="time" office:time-value="PT05H41M34.699S" calcext:value-type="time">
            <text:p>05:41:35</text:p>
          </table:table-cell>
          <table:table-cell office:value-type="float" office:value="1.17" calcext:value-type="float">
            <text:p>1.17</text:p>
          </table:table-cell>
          <table:table-cell office:value-type="float" office:value="117.9" calcext:value-type="float">
            <text:p>117.9</text:p>
          </table:table-cell>
          <table:table-cell office:value-type="float" office:value="138.15" calcext:value-type="float">
            <text:p>138.15</text:p>
          </table:table-cell>
          <table:table-cell office:value-type="float" office:value="695.6" calcext:value-type="float">
            <text:p>695.6</text:p>
          </table:table-cell>
          <table:table-cell office:value-type="float" office:value="846.05" calcext:value-type="float">
            <text:p>846.05</text:p>
          </table:table-cell>
        </table:table-row>
        <table:table-row table:style-name="ro1">
          <table:table-cell office:value-type="float" office:value="20510699" calcext:value-type="float">
            <text:p>20510699</text:p>
          </table:table-cell>
          <table:table-cell table:formula="of:=[.A1284]/1000/(60*60*24)" office:value-type="time" office:time-value="PT05H41M50.699S" calcext:value-type="time">
            <text:p>05:41:51</text:p>
          </table:table-cell>
          <table:table-cell office:value-type="float" office:value="1.17" calcext:value-type="float">
            <text:p>1.17</text:p>
          </table:table-cell>
          <table:table-cell office:value-type="float" office:value="117.8" calcext:value-type="float">
            <text:p>117.8</text:p>
          </table:table-cell>
          <table:table-cell office:value-type="float" office:value="138.04" calcext:value-type="float">
            <text:p>138.04</text:p>
          </table:table-cell>
          <table:table-cell office:value-type="float" office:value="696.13" calcext:value-type="float">
            <text:p>696.13</text:p>
          </table:table-cell>
          <table:table-cell office:value-type="float" office:value="846.66" calcext:value-type="float">
            <text:p>846.66</text:p>
          </table:table-cell>
        </table:table-row>
        <table:table-row table:style-name="ro1">
          <table:table-cell office:value-type="float" office:value="20526697" calcext:value-type="float">
            <text:p>20526697</text:p>
          </table:table-cell>
          <table:table-cell table:formula="of:=[.A1285]/1000/(60*60*24)" office:value-type="time" office:time-value="PT05H42M06.697S" calcext:value-type="time">
            <text:p>05:42:07</text:p>
          </table:table-cell>
          <table:table-cell office:value-type="float" office:value="1.17" calcext:value-type="float">
            <text:p>1.17</text:p>
          </table:table-cell>
          <table:table-cell office:value-type="float" office:value="117.9" calcext:value-type="float">
            <text:p>117.9</text:p>
          </table:table-cell>
          <table:table-cell office:value-type="float" office:value="138.15" calcext:value-type="float">
            <text:p>138.15</text:p>
          </table:table-cell>
          <table:table-cell office:value-type="float" office:value="696.65" calcext:value-type="float">
            <text:p>696.65</text:p>
          </table:table-cell>
          <table:table-cell office:value-type="float" office:value="847.28" calcext:value-type="float">
            <text:p>847.28</text:p>
          </table:table-cell>
        </table:table-row>
        <table:table-row table:style-name="ro1">
          <table:table-cell office:value-type="float" office:value="20542699" calcext:value-type="float">
            <text:p>20542699</text:p>
          </table:table-cell>
          <table:table-cell table:formula="of:=[.A1286]/1000/(60*60*24)" office:value-type="time" office:time-value="PT05H42M22.699S" calcext:value-type="time">
            <text:p>05:42:23</text:p>
          </table:table-cell>
          <table:table-cell office:value-type="float" office:value="1.17" calcext:value-type="float">
            <text:p>1.17</text:p>
          </table:table-cell>
          <table:table-cell office:value-type="float" office:value="117.8" calcext:value-type="float">
            <text:p>117.8</text:p>
          </table:table-cell>
          <table:table-cell office:value-type="float" office:value="138.04" calcext:value-type="float">
            <text:p>138.04</text:p>
          </table:table-cell>
          <table:table-cell office:value-type="float" office:value="697.18" calcext:value-type="float">
            <text:p>697.18</text:p>
          </table:table-cell>
          <table:table-cell office:value-type="float" office:value="847.89" calcext:value-type="float">
            <text:p>847.89</text:p>
          </table:table-cell>
        </table:table-row>
        <table:table-row table:style-name="ro1">
          <table:table-cell office:value-type="float" office:value="20558699" calcext:value-type="float">
            <text:p>20558699</text:p>
          </table:table-cell>
          <table:table-cell table:formula="of:=[.A1287]/1000/(60*60*24)" office:value-type="time" office:time-value="PT05H42M38.699S" calcext:value-type="time">
            <text:p>05:42:39</text:p>
          </table:table-cell>
          <table:table-cell office:value-type="float" office:value="1.17" calcext:value-type="float">
            <text:p>1.17</text:p>
          </table:table-cell>
          <table:table-cell office:value-type="float" office:value="117.8" calcext:value-type="float">
            <text:p>117.8</text:p>
          </table:table-cell>
          <table:table-cell office:value-type="float" office:value="138.04" calcext:value-type="float">
            <text:p>138.04</text:p>
          </table:table-cell>
          <table:table-cell office:value-type="float" office:value="697.7" calcext:value-type="float">
            <text:p>697.7</text:p>
          </table:table-cell>
          <table:table-cell office:value-type="float" office:value="848.5" calcext:value-type="float">
            <text:p>848.5</text:p>
          </table:table-cell>
        </table:table-row>
        <table:table-row table:style-name="ro1">
          <table:table-cell office:value-type="float" office:value="20574699" calcext:value-type="float">
            <text:p>20574699</text:p>
          </table:table-cell>
          <table:table-cell table:formula="of:=[.A1288]/1000/(60*60*24)" office:value-type="time" office:time-value="PT05H42M54.699S" calcext:value-type="time">
            <text:p>05:42:55</text:p>
          </table:table-cell>
          <table:table-cell office:value-type="float" office:value="1.17" calcext:value-type="float">
            <text:p>1.17</text:p>
          </table:table-cell>
          <table:table-cell office:value-type="float" office:value="117.8" calcext:value-type="float">
            <text:p>117.8</text:p>
          </table:table-cell>
          <table:table-cell office:value-type="float" office:value="138.04" calcext:value-type="float">
            <text:p>138.04</text:p>
          </table:table-cell>
          <table:table-cell office:value-type="float" office:value="698.22" calcext:value-type="float">
            <text:p>698.22</text:p>
          </table:table-cell>
          <table:table-cell office:value-type="float" office:value="849.12" calcext:value-type="float">
            <text:p>849.12</text:p>
          </table:table-cell>
        </table:table-row>
        <table:table-row table:style-name="ro1">
          <table:table-cell office:value-type="float" office:value="20590699" calcext:value-type="float">
            <text:p>20590699</text:p>
          </table:table-cell>
          <table:table-cell table:formula="of:=[.A1289]/1000/(60*60*24)" office:value-type="time" office:time-value="PT05H43M10.699S" calcext:value-type="time">
            <text:p>05:43:11</text:p>
          </table:table-cell>
          <table:table-cell office:value-type="float" office:value="1.17" calcext:value-type="float">
            <text:p>1.17</text:p>
          </table:table-cell>
          <table:table-cell office:value-type="float" office:value="117.8" calcext:value-type="float">
            <text:p>117.8</text:p>
          </table:table-cell>
          <table:table-cell office:value-type="float" office:value="138.04" calcext:value-type="float">
            <text:p>138.04</text:p>
          </table:table-cell>
          <table:table-cell office:value-type="float" office:value="698.75" calcext:value-type="float">
            <text:p>698.75</text:p>
          </table:table-cell>
          <table:table-cell office:value-type="float" office:value="849.73" calcext:value-type="float">
            <text:p>849.73</text:p>
          </table:table-cell>
        </table:table-row>
        <table:table-row table:style-name="ro1">
          <table:table-cell office:value-type="float" office:value="20606699" calcext:value-type="float">
            <text:p>20606699</text:p>
          </table:table-cell>
          <table:table-cell table:formula="of:=[.A1290]/1000/(60*60*24)" office:value-type="time" office:time-value="PT05H43M26.699S" calcext:value-type="time">
            <text:p>05:43:27</text:p>
          </table:table-cell>
          <table:table-cell office:value-type="float" office:value="1.17" calcext:value-type="float">
            <text:p>1.17</text:p>
          </table:table-cell>
          <table:table-cell office:value-type="float" office:value="117.8" calcext:value-type="float">
            <text:p>117.8</text:p>
          </table:table-cell>
          <table:table-cell office:value-type="float" office:value="138.04" calcext:value-type="float">
            <text:p>138.04</text:p>
          </table:table-cell>
          <table:table-cell office:value-type="float" office:value="699.27" calcext:value-type="float">
            <text:p>699.27</text:p>
          </table:table-cell>
          <table:table-cell office:value-type="float" office:value="850.35" calcext:value-type="float">
            <text:p>850.35</text:p>
          </table:table-cell>
        </table:table-row>
        <table:table-row table:style-name="ro1">
          <table:table-cell office:value-type="float" office:value="20622699" calcext:value-type="float">
            <text:p>20622699</text:p>
          </table:table-cell>
          <table:table-cell table:formula="of:=[.A1291]/1000/(60*60*24)" office:value-type="time" office:time-value="PT05H43M42.699S" calcext:value-type="time">
            <text:p>05:43:43</text:p>
          </table:table-cell>
          <table:table-cell office:value-type="float" office:value="1.17" calcext:value-type="float">
            <text:p>1.17</text:p>
          </table:table-cell>
          <table:table-cell office:value-type="float" office:value="117.8" calcext:value-type="float">
            <text:p>117.8</text:p>
          </table:table-cell>
          <table:table-cell office:value-type="float" office:value="138.04" calcext:value-type="float">
            <text:p>138.04</text:p>
          </table:table-cell>
          <table:table-cell office:value-type="float" office:value="699.8" calcext:value-type="float">
            <text:p>699.8</text:p>
          </table:table-cell>
          <table:table-cell office:value-type="float" office:value="850.96" calcext:value-type="float">
            <text:p>850.96</text:p>
          </table:table-cell>
        </table:table-row>
        <table:table-row table:style-name="ro1">
          <table:table-cell office:value-type="float" office:value="20638697" calcext:value-type="float">
            <text:p>20638697</text:p>
          </table:table-cell>
          <table:table-cell table:formula="of:=[.A1292]/1000/(60*60*24)" office:value-type="time" office:time-value="PT05H43M58.697S" calcext:value-type="time">
            <text:p>05:43:59</text:p>
          </table:table-cell>
          <table:table-cell office:value-type="float" office:value="1.17" calcext:value-type="float">
            <text:p>1.17</text:p>
          </table:table-cell>
          <table:table-cell office:value-type="float" office:value="117.7" calcext:value-type="float">
            <text:p>117.7</text:p>
          </table:table-cell>
          <table:table-cell office:value-type="float" office:value="137.45" calcext:value-type="float">
            <text:p>137.45</text:p>
          </table:table-cell>
          <table:table-cell office:value-type="float" office:value="700.32" calcext:value-type="float">
            <text:p>700.32</text:p>
          </table:table-cell>
          <table:table-cell office:value-type="float" office:value="851.57" calcext:value-type="float">
            <text:p>851.57</text:p>
          </table:table-cell>
        </table:table-row>
        <table:table-row table:style-name="ro1">
          <table:table-cell office:value-type="float" office:value="20654699" calcext:value-type="float">
            <text:p>20654699</text:p>
          </table:table-cell>
          <table:table-cell table:formula="of:=[.A1293]/1000/(60*60*24)" office:value-type="time" office:time-value="PT05H44M14.699S" calcext:value-type="time">
            <text:p>05:44:15</text:p>
          </table:table-cell>
          <table:table-cell office:value-type="float" office:value="1.17" calcext:value-type="float">
            <text:p>1.17</text:p>
          </table:table-cell>
          <table:table-cell office:value-type="float" office:value="117.8" calcext:value-type="float">
            <text:p>117.8</text:p>
          </table:table-cell>
          <table:table-cell office:value-type="float" office:value="138.04" calcext:value-type="float">
            <text:p>138.04</text:p>
          </table:table-cell>
          <table:table-cell office:value-type="float" office:value="700.84" calcext:value-type="float">
            <text:p>700.84</text:p>
          </table:table-cell>
          <table:table-cell office:value-type="float" office:value="852.19" calcext:value-type="float">
            <text:p>852.19</text:p>
          </table:table-cell>
        </table:table-row>
        <table:table-row table:style-name="ro1">
          <table:table-cell office:value-type="float" office:value="20670699" calcext:value-type="float">
            <text:p>20670699</text:p>
          </table:table-cell>
          <table:table-cell table:formula="of:=[.A1294]/1000/(60*60*24)" office:value-type="time" office:time-value="PT05H44M30.699S" calcext:value-type="time">
            <text:p>05:44:31</text:p>
          </table:table-cell>
          <table:table-cell office:value-type="float" office:value="1.17" calcext:value-type="float">
            <text:p>1.17</text:p>
          </table:table-cell>
          <table:table-cell office:value-type="float" office:value="117.7" calcext:value-type="float">
            <text:p>117.7</text:p>
          </table:table-cell>
          <table:table-cell office:value-type="float" office:value="137.92" calcext:value-type="float">
            <text:p>137.92</text:p>
          </table:table-cell>
          <table:table-cell office:value-type="float" office:value="701.37" calcext:value-type="float">
            <text:p>701.37</text:p>
          </table:table-cell>
          <table:table-cell office:value-type="float" office:value="852.8" calcext:value-type="float">
            <text:p>852.8</text:p>
          </table:table-cell>
        </table:table-row>
        <table:table-row table:style-name="ro1">
          <table:table-cell office:value-type="float" office:value="20686699" calcext:value-type="float">
            <text:p>20686699</text:p>
          </table:table-cell>
          <table:table-cell table:formula="of:=[.A1295]/1000/(60*60*24)" office:value-type="time" office:time-value="PT05H44M46.699S" calcext:value-type="time">
            <text:p>05:44:47</text:p>
          </table:table-cell>
          <table:table-cell office:value-type="float" office:value="1.17" calcext:value-type="float">
            <text:p>1.17</text:p>
          </table:table-cell>
          <table:table-cell office:value-type="float" office:value="117.7" calcext:value-type="float">
            <text:p>117.7</text:p>
          </table:table-cell>
          <table:table-cell office:value-type="float" office:value="137.92" calcext:value-type="float">
            <text:p>137.92</text:p>
          </table:table-cell>
          <table:table-cell office:value-type="float" office:value="701.89" calcext:value-type="float">
            <text:p>701.89</text:p>
          </table:table-cell>
          <table:table-cell office:value-type="float" office:value="853.41" calcext:value-type="float">
            <text:p>853.41</text:p>
          </table:table-cell>
        </table:table-row>
        <table:table-row table:style-name="ro1">
          <table:table-cell office:value-type="float" office:value="20702699" calcext:value-type="float">
            <text:p>20702699</text:p>
          </table:table-cell>
          <table:table-cell table:formula="of:=[.A1296]/1000/(60*60*24)" office:value-type="time" office:time-value="PT05H45M02.699S" calcext:value-type="time">
            <text:p>05:45:03</text:p>
          </table:table-cell>
          <table:table-cell office:value-type="float" office:value="1.17" calcext:value-type="float">
            <text:p>1.17</text:p>
          </table:table-cell>
          <table:table-cell office:value-type="float" office:value="117.7" calcext:value-type="float">
            <text:p>117.7</text:p>
          </table:table-cell>
          <table:table-cell office:value-type="float" office:value="137.45" calcext:value-type="float">
            <text:p>137.45</text:p>
          </table:table-cell>
          <table:table-cell office:value-type="float" office:value="702.41" calcext:value-type="float">
            <text:p>702.41</text:p>
          </table:table-cell>
          <table:table-cell office:value-type="float" office:value="854.02" calcext:value-type="float">
            <text:p>854.02</text:p>
          </table:table-cell>
        </table:table-row>
        <table:table-row table:style-name="ro1">
          <table:table-cell office:value-type="float" office:value="20718699" calcext:value-type="float">
            <text:p>20718699</text:p>
          </table:table-cell>
          <table:table-cell table:formula="of:=[.A1297]/1000/(60*60*24)" office:value-type="time" office:time-value="PT05H45M18.699S" calcext:value-type="time">
            <text:p>05:45:19</text:p>
          </table:table-cell>
          <table:table-cell office:value-type="float" office:value="1.17" calcext:value-type="float">
            <text:p>1.17</text:p>
          </table:table-cell>
          <table:table-cell office:value-type="float" office:value="117.7" calcext:value-type="float">
            <text:p>117.7</text:p>
          </table:table-cell>
          <table:table-cell office:value-type="float" office:value="137.45" calcext:value-type="float">
            <text:p>137.45</text:p>
          </table:table-cell>
          <table:table-cell office:value-type="float" office:value="702.94" calcext:value-type="float">
            <text:p>702.94</text:p>
          </table:table-cell>
          <table:table-cell office:value-type="float" office:value="854.63" calcext:value-type="float">
            <text:p>854.63</text:p>
          </table:table-cell>
        </table:table-row>
        <table:table-row table:style-name="ro1">
          <table:table-cell office:value-type="float" office:value="20734699" calcext:value-type="float">
            <text:p>20734699</text:p>
          </table:table-cell>
          <table:table-cell table:formula="of:=[.A1298]/1000/(60*60*24)" office:value-type="time" office:time-value="PT05H45M34.699S" calcext:value-type="time">
            <text:p>05:45:35</text:p>
          </table:table-cell>
          <table:table-cell office:value-type="float" office:value="1.17" calcext:value-type="float">
            <text:p>1.17</text:p>
          </table:table-cell>
          <table:table-cell office:value-type="float" office:value="117.8" calcext:value-type="float">
            <text:p>117.8</text:p>
          </table:table-cell>
          <table:table-cell office:value-type="float" office:value="138.03" calcext:value-type="float">
            <text:p>138.03</text:p>
          </table:table-cell>
          <table:table-cell office:value-type="float" office:value="703.46" calcext:value-type="float">
            <text:p>703.46</text:p>
          </table:table-cell>
          <table:table-cell office:value-type="float" office:value="855.25" calcext:value-type="float">
            <text:p>855.25</text:p>
          </table:table-cell>
        </table:table-row>
        <table:table-row table:style-name="ro1">
          <table:table-cell office:value-type="float" office:value="20750699" calcext:value-type="float">
            <text:p>20750699</text:p>
          </table:table-cell>
          <table:table-cell table:formula="of:=[.A1299]/1000/(60*60*24)" office:value-type="time" office:time-value="PT05H45M50.699S" calcext:value-type="time">
            <text:p>05:45:51</text:p>
          </table:table-cell>
          <table:table-cell office:value-type="float" office:value="1.17" calcext:value-type="float">
            <text:p>1.17</text:p>
          </table:table-cell>
          <table:table-cell office:value-type="float" office:value="117.7" calcext:value-type="float">
            <text:p>117.7</text:p>
          </table:table-cell>
          <table:table-cell office:value-type="float" office:value="137.45" calcext:value-type="float">
            <text:p>137.45</text:p>
          </table:table-cell>
          <table:table-cell office:value-type="float" office:value="703.98" calcext:value-type="float">
            <text:p>703.98</text:p>
          </table:table-cell>
          <table:table-cell office:value-type="float" office:value="855.86" calcext:value-type="float">
            <text:p>855.86</text:p>
          </table:table-cell>
        </table:table-row>
        <table:table-row table:style-name="ro1">
          <table:table-cell office:value-type="float" office:value="20766699" calcext:value-type="float">
            <text:p>20766699</text:p>
          </table:table-cell>
          <table:table-cell table:formula="of:=[.A1300]/1000/(60*60*24)" office:value-type="time" office:time-value="PT05H46M06.699S" calcext:value-type="time">
            <text:p>05:46:07</text:p>
          </table:table-cell>
          <table:table-cell office:value-type="float" office:value="1.17" calcext:value-type="float">
            <text:p>1.17</text:p>
          </table:table-cell>
          <table:table-cell office:value-type="float" office:value="117.6" calcext:value-type="float">
            <text:p>117.6</text:p>
          </table:table-cell>
          <table:table-cell office:value-type="float" office:value="137.33" calcext:value-type="float">
            <text:p>137.33</text:p>
          </table:table-cell>
          <table:table-cell office:value-type="float" office:value="704.51" calcext:value-type="float">
            <text:p>704.51</text:p>
          </table:table-cell>
          <table:table-cell office:value-type="float" office:value="856.47" calcext:value-type="float">
            <text:p>856.47</text:p>
          </table:table-cell>
        </table:table-row>
        <table:table-row table:style-name="ro1">
          <table:table-cell office:value-type="float" office:value="20782699" calcext:value-type="float">
            <text:p>20782699</text:p>
          </table:table-cell>
          <table:table-cell table:formula="of:=[.A1301]/1000/(60*60*24)" office:value-type="time" office:time-value="PT05H46M22.699S" calcext:value-type="time">
            <text:p>05:46:23</text:p>
          </table:table-cell>
          <table:table-cell office:value-type="float" office:value="1.17" calcext:value-type="float">
            <text:p>1.17</text:p>
          </table:table-cell>
          <table:table-cell office:value-type="float" office:value="117.6" calcext:value-type="float">
            <text:p>117.6</text:p>
          </table:table-cell>
          <table:table-cell office:value-type="float" office:value="137.33" calcext:value-type="float">
            <text:p>137.33</text:p>
          </table:table-cell>
          <table:table-cell office:value-type="float" office:value="705.03" calcext:value-type="float">
            <text:p>705.03</text:p>
          </table:table-cell>
          <table:table-cell office:value-type="float" office:value="857.08" calcext:value-type="float">
            <text:p>857.08</text:p>
          </table:table-cell>
        </table:table-row>
        <table:table-row table:style-name="ro1">
          <table:table-cell office:value-type="float" office:value="20798699" calcext:value-type="float">
            <text:p>20798699</text:p>
          </table:table-cell>
          <table:table-cell table:formula="of:=[.A1302]/1000/(60*60*24)" office:value-type="time" office:time-value="PT05H46M38.699S" calcext:value-type="time">
            <text:p>05:46:39</text:p>
          </table:table-cell>
          <table:table-cell office:value-type="float" office:value="1.17" calcext:value-type="float">
            <text:p>1.17</text:p>
          </table:table-cell>
          <table:table-cell office:value-type="float" office:value="117.6" calcext:value-type="float">
            <text:p>117.6</text:p>
          </table:table-cell>
          <table:table-cell office:value-type="float" office:value="137.8" calcext:value-type="float">
            <text:p>137.8</text:p>
          </table:table-cell>
          <table:table-cell office:value-type="float" office:value="705.55" calcext:value-type="float">
            <text:p>705.55</text:p>
          </table:table-cell>
          <table:table-cell office:value-type="float" office:value="857.69" calcext:value-type="float">
            <text:p>857.69</text:p>
          </table:table-cell>
        </table:table-row>
        <table:table-row table:style-name="ro1">
          <table:table-cell office:value-type="float" office:value="20814699" calcext:value-type="float">
            <text:p>20814699</text:p>
          </table:table-cell>
          <table:table-cell table:formula="of:=[.A1303]/1000/(60*60*24)" office:value-type="time" office:time-value="PT05H46M54.699S" calcext:value-type="time">
            <text:p>05:46:55</text:p>
          </table:table-cell>
          <table:table-cell office:value-type="float" office:value="1.17" calcext:value-type="float">
            <text:p>1.17</text:p>
          </table:table-cell>
          <table:table-cell office:value-type="float" office:value="117.6" calcext:value-type="float">
            <text:p>117.6</text:p>
          </table:table-cell>
          <table:table-cell office:value-type="float" office:value="137.33" calcext:value-type="float">
            <text:p>137.33</text:p>
          </table:table-cell>
          <table:table-cell office:value-type="float" office:value="706.07" calcext:value-type="float">
            <text:p>706.07</text:p>
          </table:table-cell>
          <table:table-cell office:value-type="float" office:value="858.3" calcext:value-type="float">
            <text:p>858.3</text:p>
          </table:table-cell>
        </table:table-row>
        <table:table-row table:style-name="ro1">
          <table:table-cell office:value-type="float" office:value="20830699" calcext:value-type="float">
            <text:p>20830699</text:p>
          </table:table-cell>
          <table:table-cell table:formula="of:=[.A1304]/1000/(60*60*24)" office:value-type="time" office:time-value="PT05H47M10.699S" calcext:value-type="time">
            <text:p>05:47:11</text:p>
          </table:table-cell>
          <table:table-cell office:value-type="float" office:value="1.17" calcext:value-type="float">
            <text:p>1.17</text:p>
          </table:table-cell>
          <table:table-cell office:value-type="float" office:value="117.6" calcext:value-type="float">
            <text:p>117.6</text:p>
          </table:table-cell>
          <table:table-cell office:value-type="float" office:value="137.33" calcext:value-type="float">
            <text:p>137.33</text:p>
          </table:table-cell>
          <table:table-cell office:value-type="float" office:value="706.6" calcext:value-type="float">
            <text:p>706.6</text:p>
          </table:table-cell>
          <table:table-cell office:value-type="float" office:value="858.91" calcext:value-type="float">
            <text:p>858.91</text:p>
          </table:table-cell>
        </table:table-row>
        <table:table-row table:style-name="ro1">
          <table:table-cell office:value-type="float" office:value="20846699" calcext:value-type="float">
            <text:p>20846699</text:p>
          </table:table-cell>
          <table:table-cell table:formula="of:=[.A1305]/1000/(60*60*24)" office:value-type="time" office:time-value="PT05H47M26.699S" calcext:value-type="time">
            <text:p>05:47:27</text:p>
          </table:table-cell>
          <table:table-cell office:value-type="float" office:value="1.17" calcext:value-type="float">
            <text:p>1.17</text:p>
          </table:table-cell>
          <table:table-cell office:value-type="float" office:value="117.5" calcext:value-type="float">
            <text:p>117.5</text:p>
          </table:table-cell>
          <table:table-cell office:value-type="float" office:value="137.21" calcext:value-type="float">
            <text:p>137.21</text:p>
          </table:table-cell>
          <table:table-cell office:value-type="float" office:value="707.12" calcext:value-type="float">
            <text:p>707.12</text:p>
          </table:table-cell>
          <table:table-cell office:value-type="float" office:value="859.52" calcext:value-type="float">
            <text:p>859.52</text:p>
          </table:table-cell>
        </table:table-row>
        <table:table-row table:style-name="ro1">
          <table:table-cell office:value-type="float" office:value="20862699" calcext:value-type="float">
            <text:p>20862699</text:p>
          </table:table-cell>
          <table:table-cell table:formula="of:=[.A1306]/1000/(60*60*24)" office:value-type="time" office:time-value="PT05H47M42.699S" calcext:value-type="time">
            <text:p>05:47:43</text:p>
          </table:table-cell>
          <table:table-cell office:value-type="float" office:value="1.17" calcext:value-type="float">
            <text:p>1.17</text:p>
          </table:table-cell>
          <table:table-cell office:value-type="float" office:value="117.6" calcext:value-type="float">
            <text:p>117.6</text:p>
          </table:table-cell>
          <table:table-cell office:value-type="float" office:value="137.33" calcext:value-type="float">
            <text:p>137.33</text:p>
          </table:table-cell>
          <table:table-cell office:value-type="float" office:value="707.64" calcext:value-type="float">
            <text:p>707.64</text:p>
          </table:table-cell>
          <table:table-cell office:value-type="float" office:value="860.13" calcext:value-type="float">
            <text:p>860.13</text:p>
          </table:table-cell>
        </table:table-row>
        <table:table-row table:style-name="ro1">
          <table:table-cell office:value-type="float" office:value="20878699" calcext:value-type="float">
            <text:p>20878699</text:p>
          </table:table-cell>
          <table:table-cell table:formula="of:=[.A1307]/1000/(60*60*24)" office:value-type="time" office:time-value="PT05H47M58.699S" calcext:value-type="time">
            <text:p>05:47:59</text:p>
          </table:table-cell>
          <table:table-cell office:value-type="float" office:value="1.17" calcext:value-type="float">
            <text:p>1.17</text:p>
          </table:table-cell>
          <table:table-cell office:value-type="float" office:value="117.6" calcext:value-type="float">
            <text:p>117.6</text:p>
          </table:table-cell>
          <table:table-cell office:value-type="float" office:value="137.33" calcext:value-type="float">
            <text:p>137.33</text:p>
          </table:table-cell>
          <table:table-cell office:value-type="float" office:value="708.16" calcext:value-type="float">
            <text:p>708.16</text:p>
          </table:table-cell>
          <table:table-cell office:value-type="float" office:value="860.74" calcext:value-type="float">
            <text:p>860.74</text:p>
          </table:table-cell>
        </table:table-row>
        <table:table-row table:style-name="ro1">
          <table:table-cell office:value-type="float" office:value="20894699" calcext:value-type="float">
            <text:p>20894699</text:p>
          </table:table-cell>
          <table:table-cell table:formula="of:=[.A1308]/1000/(60*60*24)" office:value-type="time" office:time-value="PT05H48M14.699S" calcext:value-type="time">
            <text:p>05:48:15</text:p>
          </table:table-cell>
          <table:table-cell office:value-type="float" office:value="1.17" calcext:value-type="float">
            <text:p>1.17</text:p>
          </table:table-cell>
          <table:table-cell office:value-type="float" office:value="117.5" calcext:value-type="float">
            <text:p>117.5</text:p>
          </table:table-cell>
          <table:table-cell office:value-type="float" office:value="137.21" calcext:value-type="float">
            <text:p>137.21</text:p>
          </table:table-cell>
          <table:table-cell office:value-type="float" office:value="708.69" calcext:value-type="float">
            <text:p>708.69</text:p>
          </table:table-cell>
          <table:table-cell office:value-type="float" office:value="861.35" calcext:value-type="float">
            <text:p>861.35</text:p>
          </table:table-cell>
        </table:table-row>
        <table:table-row table:style-name="ro1">
          <table:table-cell office:value-type="float" office:value="20910699" calcext:value-type="float">
            <text:p>20910699</text:p>
          </table:table-cell>
          <table:table-cell table:formula="of:=[.A1309]/1000/(60*60*24)" office:value-type="time" office:time-value="PT05H48M30.699S" calcext:value-type="time">
            <text:p>05:48:31</text:p>
          </table:table-cell>
          <table:table-cell office:value-type="float" office:value="1.17" calcext:value-type="float">
            <text:p>1.17</text:p>
          </table:table-cell>
          <table:table-cell office:value-type="float" office:value="117.5" calcext:value-type="float">
            <text:p>117.5</text:p>
          </table:table-cell>
          <table:table-cell office:value-type="float" office:value="137.21" calcext:value-type="float">
            <text:p>137.21</text:p>
          </table:table-cell>
          <table:table-cell office:value-type="float" office:value="709.21" calcext:value-type="float">
            <text:p>709.21</text:p>
          </table:table-cell>
          <table:table-cell office:value-type="float" office:value="861.96" calcext:value-type="float">
            <text:p>861.96</text:p>
          </table:table-cell>
        </table:table-row>
        <table:table-row table:style-name="ro1">
          <table:table-cell office:value-type="float" office:value="20926699" calcext:value-type="float">
            <text:p>20926699</text:p>
          </table:table-cell>
          <table:table-cell table:formula="of:=[.A1310]/1000/(60*60*24)" office:value-type="time" office:time-value="PT05H48M46.699S" calcext:value-type="time">
            <text:p>05:48:47</text:p>
          </table:table-cell>
          <table:table-cell office:value-type="float" office:value="1.17" calcext:value-type="float">
            <text:p>1.17</text:p>
          </table:table-cell>
          <table:table-cell office:value-type="float" office:value="117.5" calcext:value-type="float">
            <text:p>117.5</text:p>
          </table:table-cell>
          <table:table-cell office:value-type="float" office:value="137.21" calcext:value-type="float">
            <text:p>137.21</text:p>
          </table:table-cell>
          <table:table-cell office:value-type="float" office:value="709.73" calcext:value-type="float">
            <text:p>709.73</text:p>
          </table:table-cell>
          <table:table-cell office:value-type="float" office:value="862.57" calcext:value-type="float">
            <text:p>862.57</text:p>
          </table:table-cell>
        </table:table-row>
        <table:table-row table:style-name="ro1">
          <table:table-cell office:value-type="float" office:value="20942699" calcext:value-type="float">
            <text:p>20942699</text:p>
          </table:table-cell>
          <table:table-cell table:formula="of:=[.A1311]/1000/(60*60*24)" office:value-type="time" office:time-value="PT05H49M02.699S" calcext:value-type="time">
            <text:p>05:49:03</text:p>
          </table:table-cell>
          <table:table-cell office:value-type="float" office:value="1.17" calcext:value-type="float">
            <text:p>1.17</text:p>
          </table:table-cell>
          <table:table-cell office:value-type="float" office:value="117.5" calcext:value-type="float">
            <text:p>117.5</text:p>
          </table:table-cell>
          <table:table-cell office:value-type="float" office:value="137.21" calcext:value-type="float">
            <text:p>137.21</text:p>
          </table:table-cell>
          <table:table-cell office:value-type="float" office:value="710.25" calcext:value-type="float">
            <text:p>710.25</text:p>
          </table:table-cell>
          <table:table-cell office:value-type="float" office:value="863.18" calcext:value-type="float">
            <text:p>863.18</text:p>
          </table:table-cell>
        </table:table-row>
        <table:table-row table:style-name="ro1">
          <table:table-cell office:value-type="float" office:value="20958699" calcext:value-type="float">
            <text:p>20958699</text:p>
          </table:table-cell>
          <table:table-cell table:formula="of:=[.A1312]/1000/(60*60*24)" office:value-type="time" office:time-value="PT05H49M18.699S" calcext:value-type="time">
            <text:p>05:49:19</text:p>
          </table:table-cell>
          <table:table-cell office:value-type="float" office:value="1.17" calcext:value-type="float">
            <text:p>1.17</text:p>
          </table:table-cell>
          <table:table-cell office:value-type="float" office:value="117.5" calcext:value-type="float">
            <text:p>117.5</text:p>
          </table:table-cell>
          <table:table-cell office:value-type="float" office:value="137.21" calcext:value-type="float">
            <text:p>137.21</text:p>
          </table:table-cell>
          <table:table-cell office:value-type="float" office:value="710.78" calcext:value-type="float">
            <text:p>710.78</text:p>
          </table:table-cell>
          <table:table-cell office:value-type="float" office:value="863.79" calcext:value-type="float">
            <text:p>863.79</text:p>
          </table:table-cell>
        </table:table-row>
        <table:table-row table:style-name="ro1">
          <table:table-cell office:value-type="float" office:value="20974697" calcext:value-type="float">
            <text:p>20974697</text:p>
          </table:table-cell>
          <table:table-cell table:formula="of:=[.A1313]/1000/(60*60*24)" office:value-type="time" office:time-value="PT05H49M34.697S" calcext:value-type="time">
            <text:p>05:49:35</text:p>
          </table:table-cell>
          <table:table-cell office:value-type="float" office:value="1.17" calcext:value-type="float">
            <text:p>1.17</text:p>
          </table:table-cell>
          <table:table-cell office:value-type="float" office:value="117.5" calcext:value-type="float">
            <text:p>117.5</text:p>
          </table:table-cell>
          <table:table-cell office:value-type="float" office:value="137.21" calcext:value-type="float">
            <text:p>137.21</text:p>
          </table:table-cell>
          <table:table-cell office:value-type="float" office:value="711.3" calcext:value-type="float">
            <text:p>711.3</text:p>
          </table:table-cell>
          <table:table-cell office:value-type="float" office:value="864.4" calcext:value-type="float">
            <text:p>864.4</text:p>
          </table:table-cell>
        </table:table-row>
        <table:table-row table:style-name="ro1">
          <table:table-cell office:value-type="float" office:value="20990699" calcext:value-type="float">
            <text:p>20990699</text:p>
          </table:table-cell>
          <table:table-cell table:formula="of:=[.A1314]/1000/(60*60*24)" office:value-type="time" office:time-value="PT05H49M50.699S" calcext:value-type="time">
            <text:p>05:49:51</text:p>
          </table:table-cell>
          <table:table-cell office:value-type="float" office:value="1.17" calcext:value-type="float">
            <text:p>1.17</text:p>
          </table:table-cell>
          <table:table-cell office:value-type="float" office:value="117.4" calcext:value-type="float">
            <text:p>117.4</text:p>
          </table:table-cell>
          <table:table-cell office:value-type="float" office:value="137.09" calcext:value-type="float">
            <text:p>137.09</text:p>
          </table:table-cell>
          <table:table-cell office:value-type="float" office:value="711.82" calcext:value-type="float">
            <text:p>711.82</text:p>
          </table:table-cell>
          <table:table-cell office:value-type="float" office:value="865.01" calcext:value-type="float">
            <text:p>865.01</text:p>
          </table:table-cell>
        </table:table-row>
        <table:table-row table:style-name="ro1">
          <table:table-cell office:value-type="float" office:value="21006699" calcext:value-type="float">
            <text:p>21006699</text:p>
          </table:table-cell>
          <table:table-cell table:formula="of:=[.A1315]/1000/(60*60*24)" office:value-type="time" office:time-value="PT05H50M06.699S" calcext:value-type="time">
            <text:p>05:50:07</text:p>
          </table:table-cell>
          <table:table-cell office:value-type="float" office:value="1.17" calcext:value-type="float">
            <text:p>1.17</text:p>
          </table:table-cell>
          <table:table-cell office:value-type="float" office:value="117.4" calcext:value-type="float">
            <text:p>117.4</text:p>
          </table:table-cell>
          <table:table-cell office:value-type="float" office:value="137.09" calcext:value-type="float">
            <text:p>137.09</text:p>
          </table:table-cell>
          <table:table-cell office:value-type="float" office:value="712.34" calcext:value-type="float">
            <text:p>712.34</text:p>
          </table:table-cell>
          <table:table-cell office:value-type="float" office:value="865.62" calcext:value-type="float">
            <text:p>865.62</text:p>
          </table:table-cell>
        </table:table-row>
        <table:table-row table:style-name="ro1">
          <table:table-cell office:value-type="float" office:value="21022699" calcext:value-type="float">
            <text:p>21022699</text:p>
          </table:table-cell>
          <table:table-cell table:formula="of:=[.A1316]/1000/(60*60*24)" office:value-type="time" office:time-value="PT05H50M22.699S" calcext:value-type="time">
            <text:p>05:50:23</text:p>
          </table:table-cell>
          <table:table-cell office:value-type="float" office:value="1.17" calcext:value-type="float">
            <text:p>1.17</text:p>
          </table:table-cell>
          <table:table-cell office:value-type="float" office:value="117.4" calcext:value-type="float">
            <text:p>117.4</text:p>
          </table:table-cell>
          <table:table-cell office:value-type="float" office:value="137.09" calcext:value-type="float">
            <text:p>137.09</text:p>
          </table:table-cell>
          <table:table-cell office:value-type="float" office:value="712.86" calcext:value-type="float">
            <text:p>712.86</text:p>
          </table:table-cell>
          <table:table-cell office:value-type="float" office:value="866.23" calcext:value-type="float">
            <text:p>866.23</text:p>
          </table:table-cell>
        </table:table-row>
        <table:table-row table:style-name="ro1">
          <table:table-cell office:value-type="float" office:value="21038699" calcext:value-type="float">
            <text:p>21038699</text:p>
          </table:table-cell>
          <table:table-cell table:formula="of:=[.A1317]/1000/(60*60*24)" office:value-type="time" office:time-value="PT05H50M38.699S" calcext:value-type="time">
            <text:p>05:50:39</text:p>
          </table:table-cell>
          <table:table-cell office:value-type="float" office:value="1.17" calcext:value-type="float">
            <text:p>1.17</text:p>
          </table:table-cell>
          <table:table-cell office:value-type="float" office:value="117.4" calcext:value-type="float">
            <text:p>117.4</text:p>
          </table:table-cell>
          <table:table-cell office:value-type="float" office:value="137.09" calcext:value-type="float">
            <text:p>137.09</text:p>
          </table:table-cell>
          <table:table-cell office:value-type="float" office:value="713.38" calcext:value-type="float">
            <text:p>713.38</text:p>
          </table:table-cell>
          <table:table-cell office:value-type="float" office:value="866.84" calcext:value-type="float">
            <text:p>866.84</text:p>
          </table:table-cell>
        </table:table-row>
        <table:table-row table:style-name="ro1">
          <table:table-cell office:value-type="float" office:value="21054699" calcext:value-type="float">
            <text:p>21054699</text:p>
          </table:table-cell>
          <table:table-cell table:formula="of:=[.A1318]/1000/(60*60*24)" office:value-type="time" office:time-value="PT05H50M54.699S" calcext:value-type="time">
            <text:p>05:50:55</text:p>
          </table:table-cell>
          <table:table-cell office:value-type="float" office:value="1.17" calcext:value-type="float">
            <text:p>1.17</text:p>
          </table:table-cell>
          <table:table-cell office:value-type="float" office:value="117.4" calcext:value-type="float">
            <text:p>117.4</text:p>
          </table:table-cell>
          <table:table-cell office:value-type="float" office:value="137.09" calcext:value-type="float">
            <text:p>137.09</text:p>
          </table:table-cell>
          <table:table-cell office:value-type="float" office:value="713.91" calcext:value-type="float">
            <text:p>713.91</text:p>
          </table:table-cell>
          <table:table-cell office:value-type="float" office:value="867.45" calcext:value-type="float">
            <text:p>867.45</text:p>
          </table:table-cell>
        </table:table-row>
        <table:table-row table:style-name="ro1">
          <table:table-cell office:value-type="float" office:value="21070699" calcext:value-type="float">
            <text:p>21070699</text:p>
          </table:table-cell>
          <table:table-cell table:formula="of:=[.A1319]/1000/(60*60*24)" office:value-type="time" office:time-value="PT05H51M10.699S" calcext:value-type="time">
            <text:p>05:51:11</text:p>
          </table:table-cell>
          <table:table-cell office:value-type="float" office:value="1.17" calcext:value-type="float">
            <text:p>1.17</text:p>
          </table:table-cell>
          <table:table-cell office:value-type="float" office:value="117.3" calcext:value-type="float">
            <text:p>117.3</text:p>
          </table:table-cell>
          <table:table-cell office:value-type="float" office:value="136.97" calcext:value-type="float">
            <text:p>136.97</text:p>
          </table:table-cell>
          <table:table-cell office:value-type="float" office:value="714.43" calcext:value-type="float">
            <text:p>714.43</text:p>
          </table:table-cell>
          <table:table-cell office:value-type="float" office:value="868.06" calcext:value-type="float">
            <text:p>868.06</text:p>
          </table:table-cell>
        </table:table-row>
        <table:table-row table:style-name="ro1">
          <table:table-cell office:value-type="float" office:value="21086699" calcext:value-type="float">
            <text:p>21086699</text:p>
          </table:table-cell>
          <table:table-cell table:formula="of:=[.A1320]/1000/(60*60*24)" office:value-type="time" office:time-value="PT05H51M26.699S" calcext:value-type="time">
            <text:p>05:51:27</text:p>
          </table:table-cell>
          <table:table-cell office:value-type="float" office:value="1.16" calcext:value-type="float">
            <text:p>1.16</text:p>
          </table:table-cell>
          <table:table-cell office:value-type="float" office:value="117.4" calcext:value-type="float">
            <text:p>117.4</text:p>
          </table:table-cell>
          <table:table-cell office:value-type="float" office:value="136.62" calcext:value-type="float">
            <text:p>136.62</text:p>
          </table:table-cell>
          <table:table-cell office:value-type="float" office:value="714.95" calcext:value-type="float">
            <text:p>714.95</text:p>
          </table:table-cell>
          <table:table-cell office:value-type="float" office:value="868.66" calcext:value-type="float">
            <text:p>868.66</text:p>
          </table:table-cell>
        </table:table-row>
        <table:table-row table:style-name="ro1">
          <table:table-cell office:value-type="float" office:value="21102699" calcext:value-type="float">
            <text:p>21102699</text:p>
          </table:table-cell>
          <table:table-cell table:formula="of:=[.A1321]/1000/(60*60*24)" office:value-type="time" office:time-value="PT05H51M42.699S" calcext:value-type="time">
            <text:p>05:51:43</text:p>
          </table:table-cell>
          <table:table-cell office:value-type="float" office:value="1.17" calcext:value-type="float">
            <text:p>1.17</text:p>
          </table:table-cell>
          <table:table-cell office:value-type="float" office:value="117.3" calcext:value-type="float">
            <text:p>117.3</text:p>
          </table:table-cell>
          <table:table-cell office:value-type="float" office:value="136.97" calcext:value-type="float">
            <text:p>136.97</text:p>
          </table:table-cell>
          <table:table-cell office:value-type="float" office:value="715.47" calcext:value-type="float">
            <text:p>715.47</text:p>
          </table:table-cell>
          <table:table-cell office:value-type="float" office:value="869.27" calcext:value-type="float">
            <text:p>869.27</text:p>
          </table:table-cell>
        </table:table-row>
        <table:table-row table:style-name="ro1">
          <table:table-cell office:value-type="float" office:value="21118699" calcext:value-type="float">
            <text:p>21118699</text:p>
          </table:table-cell>
          <table:table-cell table:formula="of:=[.A1322]/1000/(60*60*24)" office:value-type="time" office:time-value="PT05H51M58.699S" calcext:value-type="time">
            <text:p>05:51:59</text:p>
          </table:table-cell>
          <table:table-cell office:value-type="float" office:value="1.17" calcext:value-type="float">
            <text:p>1.17</text:p>
          </table:table-cell>
          <table:table-cell office:value-type="float" office:value="117.3" calcext:value-type="float">
            <text:p>117.3</text:p>
          </table:table-cell>
          <table:table-cell office:value-type="float" office:value="136.97" calcext:value-type="float">
            <text:p>136.97</text:p>
          </table:table-cell>
          <table:table-cell office:value-type="float" office:value="715.99" calcext:value-type="float">
            <text:p>715.99</text:p>
          </table:table-cell>
          <table:table-cell office:value-type="float" office:value="869.88" calcext:value-type="float">
            <text:p>869.88</text:p>
          </table:table-cell>
        </table:table-row>
        <table:table-row table:style-name="ro1">
          <table:table-cell office:value-type="float" office:value="21134699" calcext:value-type="float">
            <text:p>21134699</text:p>
          </table:table-cell>
          <table:table-cell table:formula="of:=[.A1323]/1000/(60*60*24)" office:value-type="time" office:time-value="PT05H52M14.699S" calcext:value-type="time">
            <text:p>05:52:15</text:p>
          </table:table-cell>
          <table:table-cell office:value-type="float" office:value="1.16" calcext:value-type="float">
            <text:p>1.16</text:p>
          </table:table-cell>
          <table:table-cell office:value-type="float" office:value="117.3" calcext:value-type="float">
            <text:p>117.3</text:p>
          </table:table-cell>
          <table:table-cell office:value-type="float" office:value="136.51" calcext:value-type="float">
            <text:p>136.51</text:p>
          </table:table-cell>
          <table:table-cell office:value-type="float" office:value="716.51" calcext:value-type="float">
            <text:p>716.51</text:p>
          </table:table-cell>
          <table:table-cell office:value-type="float" office:value="870.49" calcext:value-type="float">
            <text:p>870.49</text:p>
          </table:table-cell>
        </table:table-row>
        <table:table-row table:style-name="ro1">
          <table:table-cell office:value-type="float" office:value="21150699" calcext:value-type="float">
            <text:p>21150699</text:p>
          </table:table-cell>
          <table:table-cell table:formula="of:=[.A1324]/1000/(60*60*24)" office:value-type="time" office:time-value="PT05H52M30.699S" calcext:value-type="time">
            <text:p>05:52:31</text:p>
          </table:table-cell>
          <table:table-cell office:value-type="float" office:value="1.16" calcext:value-type="float">
            <text:p>1.16</text:p>
          </table:table-cell>
          <table:table-cell office:value-type="float" office:value="117.3" calcext:value-type="float">
            <text:p>117.3</text:p>
          </table:table-cell>
          <table:table-cell office:value-type="float" office:value="136.51" calcext:value-type="float">
            <text:p>136.51</text:p>
          </table:table-cell>
          <table:table-cell office:value-type="float" office:value="717.03" calcext:value-type="float">
            <text:p>717.03</text:p>
          </table:table-cell>
          <table:table-cell office:value-type="float" office:value="871.1" calcext:value-type="float">
            <text:p>871.1</text:p>
          </table:table-cell>
        </table:table-row>
        <table:table-row table:style-name="ro1">
          <table:table-cell office:value-type="float" office:value="21166699" calcext:value-type="float">
            <text:p>21166699</text:p>
          </table:table-cell>
          <table:table-cell table:formula="of:=[.A1325]/1000/(60*60*24)" office:value-type="time" office:time-value="PT05H52M46.699S" calcext:value-type="time">
            <text:p>05:52:47</text:p>
          </table:table-cell>
          <table:table-cell office:value-type="float" office:value="1.17" calcext:value-type="float">
            <text:p>1.17</text:p>
          </table:table-cell>
          <table:table-cell office:value-type="float" office:value="117.2" calcext:value-type="float">
            <text:p>117.2</text:p>
          </table:table-cell>
          <table:table-cell office:value-type="float" office:value="136.86" calcext:value-type="float">
            <text:p>136.86</text:p>
          </table:table-cell>
          <table:table-cell office:value-type="float" office:value="717.56" calcext:value-type="float">
            <text:p>717.56</text:p>
          </table:table-cell>
          <table:table-cell office:value-type="float" office:value="871.7" calcext:value-type="float">
            <text:p>871.7</text:p>
          </table:table-cell>
        </table:table-row>
        <table:table-row table:style-name="ro1">
          <table:table-cell office:value-type="float" office:value="21182699" calcext:value-type="float">
            <text:p>21182699</text:p>
          </table:table-cell>
          <table:table-cell table:formula="of:=[.A1326]/1000/(60*60*24)" office:value-type="time" office:time-value="PT05H53M02.699S" calcext:value-type="time">
            <text:p>05:53:03</text:p>
          </table:table-cell>
          <table:table-cell office:value-type="float" office:value="1.17" calcext:value-type="float">
            <text:p>1.17</text:p>
          </table:table-cell>
          <table:table-cell office:value-type="float" office:value="117.2" calcext:value-type="float">
            <text:p>117.2</text:p>
          </table:table-cell>
          <table:table-cell office:value-type="float" office:value="136.86" calcext:value-type="float">
            <text:p>136.86</text:p>
          </table:table-cell>
          <table:table-cell office:value-type="float" office:value="718.08" calcext:value-type="float">
            <text:p>718.08</text:p>
          </table:table-cell>
          <table:table-cell office:value-type="float" office:value="872.31" calcext:value-type="float">
            <text:p>872.31</text:p>
          </table:table-cell>
        </table:table-row>
        <table:table-row table:style-name="ro1">
          <table:table-cell office:value-type="float" office:value="21198699" calcext:value-type="float">
            <text:p>21198699</text:p>
          </table:table-cell>
          <table:table-cell table:formula="of:=[.A1327]/1000/(60*60*24)" office:value-type="time" office:time-value="PT05H53M18.699S" calcext:value-type="time">
            <text:p>05:53:19</text:p>
          </table:table-cell>
          <table:table-cell office:value-type="float" office:value="1.16" calcext:value-type="float">
            <text:p>1.16</text:p>
          </table:table-cell>
          <table:table-cell office:value-type="float" office:value="117.3" calcext:value-type="float">
            <text:p>117.3</text:p>
          </table:table-cell>
          <table:table-cell office:value-type="float" office:value="136.5" calcext:value-type="float">
            <text:p>136.5</text:p>
          </table:table-cell>
          <table:table-cell office:value-type="float" office:value="718.6" calcext:value-type="float">
            <text:p>718.6</text:p>
          </table:table-cell>
          <table:table-cell office:value-type="float" office:value="872.92" calcext:value-type="float">
            <text:p>872.92</text:p>
          </table:table-cell>
        </table:table-row>
        <table:table-row table:style-name="ro1">
          <table:table-cell office:value-type="float" office:value="21214699" calcext:value-type="float">
            <text:p>21214699</text:p>
          </table:table-cell>
          <table:table-cell table:formula="of:=[.A1328]/1000/(60*60*24)" office:value-type="time" office:time-value="PT05H53M34.699S" calcext:value-type="time">
            <text:p>05:53:35</text:p>
          </table:table-cell>
          <table:table-cell office:value-type="float" office:value="1.16" calcext:value-type="float">
            <text:p>1.16</text:p>
          </table:table-cell>
          <table:table-cell office:value-type="float" office:value="117.2" calcext:value-type="float">
            <text:p>117.2</text:p>
          </table:table-cell>
          <table:table-cell office:value-type="float" office:value="136.39" calcext:value-type="float">
            <text:p>136.39</text:p>
          </table:table-cell>
          <table:table-cell office:value-type="float" office:value="719.12" calcext:value-type="float">
            <text:p>719.12</text:p>
          </table:table-cell>
          <table:table-cell office:value-type="float" office:value="873.52" calcext:value-type="float">
            <text:p>873.52</text:p>
          </table:table-cell>
        </table:table-row>
        <table:table-row table:style-name="ro1">
          <table:table-cell office:value-type="float" office:value="21230699" calcext:value-type="float">
            <text:p>21230699</text:p>
          </table:table-cell>
          <table:table-cell table:formula="of:=[.A1329]/1000/(60*60*24)" office:value-type="time" office:time-value="PT05H53M50.699S" calcext:value-type="time">
            <text:p>05:53:51</text:p>
          </table:table-cell>
          <table:table-cell office:value-type="float" office:value="1.16" calcext:value-type="float">
            <text:p>1.16</text:p>
          </table:table-cell>
          <table:table-cell office:value-type="float" office:value="117.2" calcext:value-type="float">
            <text:p>117.2</text:p>
          </table:table-cell>
          <table:table-cell office:value-type="float" office:value="136.39" calcext:value-type="float">
            <text:p>136.39</text:p>
          </table:table-cell>
          <table:table-cell office:value-type="float" office:value="719.64" calcext:value-type="float">
            <text:p>719.64</text:p>
          </table:table-cell>
          <table:table-cell office:value-type="float" office:value="874.13" calcext:value-type="float">
            <text:p>874.13</text:p>
          </table:table-cell>
        </table:table-row>
        <table:table-row table:style-name="ro1">
          <table:table-cell office:value-type="float" office:value="21246699" calcext:value-type="float">
            <text:p>21246699</text:p>
          </table:table-cell>
          <table:table-cell table:formula="of:=[.A1330]/1000/(60*60*24)" office:value-type="time" office:time-value="PT05H54M06.699S" calcext:value-type="time">
            <text:p>05:54:07</text:p>
          </table:table-cell>
          <table:table-cell office:value-type="float" office:value="1.16" calcext:value-type="float">
            <text:p>1.16</text:p>
          </table:table-cell>
          <table:table-cell office:value-type="float" office:value="117.2" calcext:value-type="float">
            <text:p>117.2</text:p>
          </table:table-cell>
          <table:table-cell office:value-type="float" office:value="136.39" calcext:value-type="float">
            <text:p>136.39</text:p>
          </table:table-cell>
          <table:table-cell office:value-type="float" office:value="720.16" calcext:value-type="float">
            <text:p>720.16</text:p>
          </table:table-cell>
          <table:table-cell office:value-type="float" office:value="874.74" calcext:value-type="float">
            <text:p>874.74</text:p>
          </table:table-cell>
        </table:table-row>
        <table:table-row table:style-name="ro1">
          <table:table-cell office:value-type="float" office:value="21262699" calcext:value-type="float">
            <text:p>21262699</text:p>
          </table:table-cell>
          <table:table-cell table:formula="of:=[.A1331]/1000/(60*60*24)" office:value-type="time" office:time-value="PT05H54M22.699S" calcext:value-type="time">
            <text:p>05:54:23</text:p>
          </table:table-cell>
          <table:table-cell office:value-type="float" office:value="1.16" calcext:value-type="float">
            <text:p>1.16</text:p>
          </table:table-cell>
          <table:table-cell office:value-type="float" office:value="117.1" calcext:value-type="float">
            <text:p>117.1</text:p>
          </table:table-cell>
          <table:table-cell office:value-type="float" office:value="136.27" calcext:value-type="float">
            <text:p>136.27</text:p>
          </table:table-cell>
          <table:table-cell office:value-type="float" office:value="720.68" calcext:value-type="float">
            <text:p>720.68</text:p>
          </table:table-cell>
          <table:table-cell office:value-type="float" office:value="875.34" calcext:value-type="float">
            <text:p>875.34</text:p>
          </table:table-cell>
        </table:table-row>
        <table:table-row table:style-name="ro1">
          <table:table-cell office:value-type="float" office:value="21278699" calcext:value-type="float">
            <text:p>21278699</text:p>
          </table:table-cell>
          <table:table-cell table:formula="of:=[.A1332]/1000/(60*60*24)" office:value-type="time" office:time-value="PT05H54M38.699S" calcext:value-type="time">
            <text:p>05:54:39</text:p>
          </table:table-cell>
          <table:table-cell office:value-type="float" office:value="1.16" calcext:value-type="float">
            <text:p>1.16</text:p>
          </table:table-cell>
          <table:table-cell office:value-type="float" office:value="117.1" calcext:value-type="float">
            <text:p>117.1</text:p>
          </table:table-cell>
          <table:table-cell office:value-type="float" office:value="136.27" calcext:value-type="float">
            <text:p>136.27</text:p>
          </table:table-cell>
          <table:table-cell office:value-type="float" office:value="721.2" calcext:value-type="float">
            <text:p>721.2</text:p>
          </table:table-cell>
          <table:table-cell office:value-type="float" office:value="875.95" calcext:value-type="float">
            <text:p>875.95</text:p>
          </table:table-cell>
        </table:table-row>
        <table:table-row table:style-name="ro1">
          <table:table-cell office:value-type="float" office:value="21294699" calcext:value-type="float">
            <text:p>21294699</text:p>
          </table:table-cell>
          <table:table-cell table:formula="of:=[.A1333]/1000/(60*60*24)" office:value-type="time" office:time-value="PT05H54M54.699S" calcext:value-type="time">
            <text:p>05:54:55</text:p>
          </table:table-cell>
          <table:table-cell office:value-type="float" office:value="1.16" calcext:value-type="float">
            <text:p>1.16</text:p>
          </table:table-cell>
          <table:table-cell office:value-type="float" office:value="117.1" calcext:value-type="float">
            <text:p>117.1</text:p>
          </table:table-cell>
          <table:table-cell office:value-type="float" office:value="136.27" calcext:value-type="float">
            <text:p>136.27</text:p>
          </table:table-cell>
          <table:table-cell office:value-type="float" office:value="721.72" calcext:value-type="float">
            <text:p>721.72</text:p>
          </table:table-cell>
          <table:table-cell office:value-type="float" office:value="876.56" calcext:value-type="float">
            <text:p>876.56</text:p>
          </table:table-cell>
        </table:table-row>
        <table:table-row table:style-name="ro1">
          <table:table-cell office:value-type="float" office:value="21310699" calcext:value-type="float">
            <text:p>21310699</text:p>
          </table:table-cell>
          <table:table-cell table:formula="of:=[.A1334]/1000/(60*60*24)" office:value-type="time" office:time-value="PT05H55M10.699S" calcext:value-type="time">
            <text:p>05:55:11</text:p>
          </table:table-cell>
          <table:table-cell office:value-type="float" office:value="1.16" calcext:value-type="float">
            <text:p>1.16</text:p>
          </table:table-cell>
          <table:table-cell office:value-type="float" office:value="117.1" calcext:value-type="float">
            <text:p>117.1</text:p>
          </table:table-cell>
          <table:table-cell office:value-type="float" office:value="136.27" calcext:value-type="float">
            <text:p>136.27</text:p>
          </table:table-cell>
          <table:table-cell office:value-type="float" office:value="722.24" calcext:value-type="float">
            <text:p>722.24</text:p>
          </table:table-cell>
          <table:table-cell office:value-type="float" office:value="877.16" calcext:value-type="float">
            <text:p>877.16</text:p>
          </table:table-cell>
        </table:table-row>
        <table:table-row table:style-name="ro1">
          <table:table-cell office:value-type="float" office:value="21326699" calcext:value-type="float">
            <text:p>21326699</text:p>
          </table:table-cell>
          <table:table-cell table:formula="of:=[.A1335]/1000/(60*60*24)" office:value-type="time" office:time-value="PT05H55M26.699S" calcext:value-type="time">
            <text:p>05:55:27</text:p>
          </table:table-cell>
          <table:table-cell office:value-type="float" office:value="1.16" calcext:value-type="float">
            <text:p>1.16</text:p>
          </table:table-cell>
          <table:table-cell office:value-type="float" office:value="117.1" calcext:value-type="float">
            <text:p>117.1</text:p>
          </table:table-cell>
          <table:table-cell office:value-type="float" office:value="136.27" calcext:value-type="float">
            <text:p>136.27</text:p>
          </table:table-cell>
          <table:table-cell office:value-type="float" office:value="722.76" calcext:value-type="float">
            <text:p>722.76</text:p>
          </table:table-cell>
          <table:table-cell office:value-type="float" office:value="877.77" calcext:value-type="float">
            <text:p>877.77</text:p>
          </table:table-cell>
        </table:table-row>
        <table:table-row table:style-name="ro1">
          <table:table-cell office:value-type="float" office:value="21342699" calcext:value-type="float">
            <text:p>21342699</text:p>
          </table:table-cell>
          <table:table-cell table:formula="of:=[.A1336]/1000/(60*60*24)" office:value-type="time" office:time-value="PT05H55M42.699S" calcext:value-type="time">
            <text:p>05:55:43</text:p>
          </table:table-cell>
          <table:table-cell office:value-type="float" office:value="1.16" calcext:value-type="float">
            <text:p>1.16</text:p>
          </table:table-cell>
          <table:table-cell office:value-type="float" office:value="117.1" calcext:value-type="float">
            <text:p>117.1</text:p>
          </table:table-cell>
          <table:table-cell office:value-type="float" office:value="136.27" calcext:value-type="float">
            <text:p>136.27</text:p>
          </table:table-cell>
          <table:table-cell office:value-type="float" office:value="723.28" calcext:value-type="float">
            <text:p>723.28</text:p>
          </table:table-cell>
          <table:table-cell office:value-type="float" office:value="878.37" calcext:value-type="float">
            <text:p>878.37</text:p>
          </table:table-cell>
        </table:table-row>
        <table:table-row table:style-name="ro1">
          <table:table-cell office:value-type="float" office:value="21358699" calcext:value-type="float">
            <text:p>21358699</text:p>
          </table:table-cell>
          <table:table-cell table:formula="of:=[.A1337]/1000/(60*60*24)" office:value-type="time" office:time-value="PT05H55M58.699S" calcext:value-type="time">
            <text:p>05:55:59</text:p>
          </table:table-cell>
          <table:table-cell office:value-type="float" office:value="1.16" calcext:value-type="float">
            <text:p>1.16</text:p>
          </table:table-cell>
          <table:table-cell office:value-type="float" office:value="117.1" calcext:value-type="float">
            <text:p>117.1</text:p>
          </table:table-cell>
          <table:table-cell office:value-type="float" office:value="135.8" calcext:value-type="float">
            <text:p>135.8</text:p>
          </table:table-cell>
          <table:table-cell office:value-type="float" office:value="723.8" calcext:value-type="float">
            <text:p>723.8</text:p>
          </table:table-cell>
          <table:table-cell office:value-type="float" office:value="878.98" calcext:value-type="float">
            <text:p>878.98</text:p>
          </table:table-cell>
        </table:table-row>
        <table:table-row table:style-name="ro1">
          <table:table-cell office:value-type="float" office:value="21374699" calcext:value-type="float">
            <text:p>21374699</text:p>
          </table:table-cell>
          <table:table-cell table:formula="of:=[.A1338]/1000/(60*60*24)" office:value-type="time" office:time-value="PT05H56M14.699S" calcext:value-type="time">
            <text:p>05:56:15</text:p>
          </table:table-cell>
          <table:table-cell office:value-type="float" office:value="1.16" calcext:value-type="float">
            <text:p>1.16</text:p>
          </table:table-cell>
          <table:table-cell office:value-type="float" office:value="117.1" calcext:value-type="float">
            <text:p>117.1</text:p>
          </table:table-cell>
          <table:table-cell office:value-type="float" office:value="136.27" calcext:value-type="float">
            <text:p>136.27</text:p>
          </table:table-cell>
          <table:table-cell office:value-type="float" office:value="724.32" calcext:value-type="float">
            <text:p>724.32</text:p>
          </table:table-cell>
          <table:table-cell office:value-type="float" office:value="879.58" calcext:value-type="float">
            <text:p>879.58</text:p>
          </table:table-cell>
        </table:table-row>
        <table:table-row table:style-name="ro1">
          <table:table-cell office:value-type="float" office:value="21390699" calcext:value-type="float">
            <text:p>21390699</text:p>
          </table:table-cell>
          <table:table-cell table:formula="of:=[.A1339]/1000/(60*60*24)" office:value-type="time" office:time-value="PT05H56M30.699S" calcext:value-type="time">
            <text:p>05:56:31</text:p>
          </table:table-cell>
          <table:table-cell office:value-type="float" office:value="1.16" calcext:value-type="float">
            <text:p>1.16</text:p>
          </table:table-cell>
          <table:table-cell office:value-type="float" office:value="117" calcext:value-type="float">
            <text:p>117</text:p>
          </table:table-cell>
          <table:table-cell office:value-type="float" office:value="136.15" calcext:value-type="float">
            <text:p>136.15</text:p>
          </table:table-cell>
          <table:table-cell office:value-type="float" office:value="724.84" calcext:value-type="float">
            <text:p>724.84</text:p>
          </table:table-cell>
          <table:table-cell office:value-type="float" office:value="880.19" calcext:value-type="float">
            <text:p>880.19</text:p>
          </table:table-cell>
        </table:table-row>
        <table:table-row table:style-name="ro1">
          <table:table-cell office:value-type="float" office:value="21406699" calcext:value-type="float">
            <text:p>21406699</text:p>
          </table:table-cell>
          <table:table-cell table:formula="of:=[.A1340]/1000/(60*60*24)" office:value-type="time" office:time-value="PT05H56M46.699S" calcext:value-type="time">
            <text:p>05:56:47</text:p>
          </table:table-cell>
          <table:table-cell office:value-type="float" office:value="1.16" calcext:value-type="float">
            <text:p>1.16</text:p>
          </table:table-cell>
          <table:table-cell office:value-type="float" office:value="117.1" calcext:value-type="float">
            <text:p>117.1</text:p>
          </table:table-cell>
          <table:table-cell office:value-type="float" office:value="136.27" calcext:value-type="float">
            <text:p>136.27</text:p>
          </table:table-cell>
          <table:table-cell office:value-type="float" office:value="725.36" calcext:value-type="float">
            <text:p>725.36</text:p>
          </table:table-cell>
          <table:table-cell office:value-type="float" office:value="880.79" calcext:value-type="float">
            <text:p>880.79</text:p>
          </table:table-cell>
        </table:table-row>
        <table:table-row table:style-name="ro1">
          <table:table-cell office:value-type="float" office:value="21422699" calcext:value-type="float">
            <text:p>21422699</text:p>
          </table:table-cell>
          <table:table-cell table:formula="of:=[.A1341]/1000/(60*60*24)" office:value-type="time" office:time-value="PT05H57M02.699S" calcext:value-type="time">
            <text:p>05:57:03</text:p>
          </table:table-cell>
          <table:table-cell office:value-type="float" office:value="1.16" calcext:value-type="float">
            <text:p>1.16</text:p>
          </table:table-cell>
          <table:table-cell office:value-type="float" office:value="117" calcext:value-type="float">
            <text:p>117</text:p>
          </table:table-cell>
          <table:table-cell office:value-type="float" office:value="136.15" calcext:value-type="float">
            <text:p>136.15</text:p>
          </table:table-cell>
          <table:table-cell office:value-type="float" office:value="725.88" calcext:value-type="float">
            <text:p>725.88</text:p>
          </table:table-cell>
          <table:table-cell office:value-type="float" office:value="881.4" calcext:value-type="float">
            <text:p>881.4</text:p>
          </table:table-cell>
        </table:table-row>
        <table:table-row table:style-name="ro1">
          <table:table-cell office:value-type="float" office:value="21438699" calcext:value-type="float">
            <text:p>21438699</text:p>
          </table:table-cell>
          <table:table-cell table:formula="of:=[.A1342]/1000/(60*60*24)" office:value-type="time" office:time-value="PT05H57M18.699S" calcext:value-type="time">
            <text:p>05:57:19</text:p>
          </table:table-cell>
          <table:table-cell office:value-type="float" office:value="1.16" calcext:value-type="float">
            <text:p>1.16</text:p>
          </table:table-cell>
          <table:table-cell office:value-type="float" office:value="117" calcext:value-type="float">
            <text:p>117</text:p>
          </table:table-cell>
          <table:table-cell office:value-type="float" office:value="136.15" calcext:value-type="float">
            <text:p>136.15</text:p>
          </table:table-cell>
          <table:table-cell office:value-type="float" office:value="726.4" calcext:value-type="float">
            <text:p>726.4</text:p>
          </table:table-cell>
          <table:table-cell office:value-type="float" office:value="882" calcext:value-type="float">
            <text:p>882</text:p>
          </table:table-cell>
        </table:table-row>
        <table:table-row table:style-name="ro1">
          <table:table-cell office:value-type="float" office:value="21454699" calcext:value-type="float">
            <text:p>21454699</text:p>
          </table:table-cell>
          <table:table-cell table:formula="of:=[.A1343]/1000/(60*60*24)" office:value-type="time" office:time-value="PT05H57M34.699S" calcext:value-type="time">
            <text:p>05:57:35</text:p>
          </table:table-cell>
          <table:table-cell office:value-type="float" office:value="1.16" calcext:value-type="float">
            <text:p>1.16</text:p>
          </table:table-cell>
          <table:table-cell office:value-type="float" office:value="116.9" calcext:value-type="float">
            <text:p>116.9</text:p>
          </table:table-cell>
          <table:table-cell office:value-type="float" office:value="136.04" calcext:value-type="float">
            <text:p>136.04</text:p>
          </table:table-cell>
          <table:table-cell office:value-type="float" office:value="726.92" calcext:value-type="float">
            <text:p>726.92</text:p>
          </table:table-cell>
          <table:table-cell office:value-type="float" office:value="882.61" calcext:value-type="float">
            <text:p>882.61</text:p>
          </table:table-cell>
        </table:table-row>
        <table:table-row table:style-name="ro1">
          <table:table-cell office:value-type="float" office:value="21470699" calcext:value-type="float">
            <text:p>21470699</text:p>
          </table:table-cell>
          <table:table-cell table:formula="of:=[.A1344]/1000/(60*60*24)" office:value-type="time" office:time-value="PT05H57M50.699S" calcext:value-type="time">
            <text:p>05:57:51</text:p>
          </table:table-cell>
          <table:table-cell office:value-type="float" office:value="1.16" calcext:value-type="float">
            <text:p>1.16</text:p>
          </table:table-cell>
          <table:table-cell office:value-type="float" office:value="117" calcext:value-type="float">
            <text:p>117</text:p>
          </table:table-cell>
          <table:table-cell office:value-type="float" office:value="136.15" calcext:value-type="float">
            <text:p>136.15</text:p>
          </table:table-cell>
          <table:table-cell office:value-type="float" office:value="727.44" calcext:value-type="float">
            <text:p>727.44</text:p>
          </table:table-cell>
          <table:table-cell office:value-type="float" office:value="883.21" calcext:value-type="float">
            <text:p>883.21</text:p>
          </table:table-cell>
        </table:table-row>
        <table:table-row table:style-name="ro1">
          <table:table-cell office:value-type="float" office:value="21486699" calcext:value-type="float">
            <text:p>21486699</text:p>
          </table:table-cell>
          <table:table-cell table:formula="of:=[.A1345]/1000/(60*60*24)" office:value-type="time" office:time-value="PT05H58M06.699S" calcext:value-type="time">
            <text:p>05:58:07</text:p>
          </table:table-cell>
          <table:table-cell office:value-type="float" office:value="1.16" calcext:value-type="float">
            <text:p>1.16</text:p>
          </table:table-cell>
          <table:table-cell office:value-type="float" office:value="116.9" calcext:value-type="float">
            <text:p>116.9</text:p>
          </table:table-cell>
          <table:table-cell office:value-type="float" office:value="136.04" calcext:value-type="float">
            <text:p>136.04</text:p>
          </table:table-cell>
          <table:table-cell office:value-type="float" office:value="727.96" calcext:value-type="float">
            <text:p>727.96</text:p>
          </table:table-cell>
          <table:table-cell office:value-type="float" office:value="883.82" calcext:value-type="float">
            <text:p>883.82</text:p>
          </table:table-cell>
        </table:table-row>
        <table:table-row table:style-name="ro1">
          <table:table-cell office:value-type="float" office:value="21502699" calcext:value-type="float">
            <text:p>21502699</text:p>
          </table:table-cell>
          <table:table-cell table:formula="of:=[.A1346]/1000/(60*60*24)" office:value-type="time" office:time-value="PT05H58M22.699S" calcext:value-type="time">
            <text:p>05:58:23</text:p>
          </table:table-cell>
          <table:table-cell office:value-type="float" office:value="1.16" calcext:value-type="float">
            <text:p>1.16</text:p>
          </table:table-cell>
          <table:table-cell office:value-type="float" office:value="116.9" calcext:value-type="float">
            <text:p>116.9</text:p>
          </table:table-cell>
          <table:table-cell office:value-type="float" office:value="136.04" calcext:value-type="float">
            <text:p>136.04</text:p>
          </table:table-cell>
          <table:table-cell office:value-type="float" office:value="728.48" calcext:value-type="float">
            <text:p>728.48</text:p>
          </table:table-cell>
          <table:table-cell office:value-type="float" office:value="884.42" calcext:value-type="float">
            <text:p>884.42</text:p>
          </table:table-cell>
        </table:table-row>
        <table:table-row table:style-name="ro1">
          <table:table-cell office:value-type="float" office:value="21518699" calcext:value-type="float">
            <text:p>21518699</text:p>
          </table:table-cell>
          <table:table-cell table:formula="of:=[.A1347]/1000/(60*60*24)" office:value-type="time" office:time-value="PT05H58M38.699S" calcext:value-type="time">
            <text:p>05:58:39</text:p>
          </table:table-cell>
          <table:table-cell office:value-type="float" office:value="1.16" calcext:value-type="float">
            <text:p>1.16</text:p>
          </table:table-cell>
          <table:table-cell office:value-type="float" office:value="116.9" calcext:value-type="float">
            <text:p>116.9</text:p>
          </table:table-cell>
          <table:table-cell office:value-type="float" office:value="136.04" calcext:value-type="float">
            <text:p>136.04</text:p>
          </table:table-cell>
          <table:table-cell office:value-type="float" office:value="729" calcext:value-type="float">
            <text:p>729</text:p>
          </table:table-cell>
          <table:table-cell office:value-type="float" office:value="885.03" calcext:value-type="float">
            <text:p>885.03</text:p>
          </table:table-cell>
        </table:table-row>
        <table:table-row table:style-name="ro1">
          <table:table-cell office:value-type="float" office:value="21534699" calcext:value-type="float">
            <text:p>21534699</text:p>
          </table:table-cell>
          <table:table-cell table:formula="of:=[.A1348]/1000/(60*60*24)" office:value-type="time" office:time-value="PT05H58M54.699S" calcext:value-type="time">
            <text:p>05:58:55</text:p>
          </table:table-cell>
          <table:table-cell office:value-type="float" office:value="1.16" calcext:value-type="float">
            <text:p>1.16</text:p>
          </table:table-cell>
          <table:table-cell office:value-type="float" office:value="116.9" calcext:value-type="float">
            <text:p>116.9</text:p>
          </table:table-cell>
          <table:table-cell office:value-type="float" office:value="136.04" calcext:value-type="float">
            <text:p>136.04</text:p>
          </table:table-cell>
          <table:table-cell office:value-type="float" office:value="729.52" calcext:value-type="float">
            <text:p>729.52</text:p>
          </table:table-cell>
          <table:table-cell office:value-type="float" office:value="885.63" calcext:value-type="float">
            <text:p>885.63</text:p>
          </table:table-cell>
        </table:table-row>
        <table:table-row table:style-name="ro1">
          <table:table-cell office:value-type="float" office:value="21550699" calcext:value-type="float">
            <text:p>21550699</text:p>
          </table:table-cell>
          <table:table-cell table:formula="of:=[.A1349]/1000/(60*60*24)" office:value-type="time" office:time-value="PT05H59M10.699S" calcext:value-type="time">
            <text:p>05:59:11</text:p>
          </table:table-cell>
          <table:table-cell office:value-type="float" office:value="1.16" calcext:value-type="float">
            <text:p>1.16</text:p>
          </table:table-cell>
          <table:table-cell office:value-type="float" office:value="116.8" calcext:value-type="float">
            <text:p>116.8</text:p>
          </table:table-cell>
          <table:table-cell office:value-type="float" office:value="135.92" calcext:value-type="float">
            <text:p>135.92</text:p>
          </table:table-cell>
          <table:table-cell office:value-type="float" office:value="730.04" calcext:value-type="float">
            <text:p>730.04</text:p>
          </table:table-cell>
          <table:table-cell office:value-type="float" office:value="886.23" calcext:value-type="float">
            <text:p>886.23</text:p>
          </table:table-cell>
        </table:table-row>
        <table:table-row table:style-name="ro1">
          <table:table-cell office:value-type="float" office:value="21566699" calcext:value-type="float">
            <text:p>21566699</text:p>
          </table:table-cell>
          <table:table-cell table:formula="of:=[.A1350]/1000/(60*60*24)" office:value-type="time" office:time-value="PT05H59M26.699S" calcext:value-type="time">
            <text:p>05:59:27</text:p>
          </table:table-cell>
          <table:table-cell office:value-type="float" office:value="1.16" calcext:value-type="float">
            <text:p>1.16</text:p>
          </table:table-cell>
          <table:table-cell office:value-type="float" office:value="116.9" calcext:value-type="float">
            <text:p>116.9</text:p>
          </table:table-cell>
          <table:table-cell office:value-type="float" office:value="136.04" calcext:value-type="float">
            <text:p>136.04</text:p>
          </table:table-cell>
          <table:table-cell office:value-type="float" office:value="730.56" calcext:value-type="float">
            <text:p>730.56</text:p>
          </table:table-cell>
          <table:table-cell office:value-type="float" office:value="886.84" calcext:value-type="float">
            <text:p>886.84</text:p>
          </table:table-cell>
        </table:table-row>
        <table:table-row table:style-name="ro1">
          <table:table-cell office:value-type="float" office:value="21582699" calcext:value-type="float">
            <text:p>21582699</text:p>
          </table:table-cell>
          <table:table-cell table:formula="of:=[.A1351]/1000/(60*60*24)" office:value-type="time" office:time-value="PT05H59M42.699S" calcext:value-type="time">
            <text:p>05:59:43</text:p>
          </table:table-cell>
          <table:table-cell office:value-type="float" office:value="1.16" calcext:value-type="float">
            <text:p>1.16</text:p>
          </table:table-cell>
          <table:table-cell office:value-type="float" office:value="116.9" calcext:value-type="float">
            <text:p>116.9</text:p>
          </table:table-cell>
          <table:table-cell office:value-type="float" office:value="136.03" calcext:value-type="float">
            <text:p>136.03</text:p>
          </table:table-cell>
          <table:table-cell office:value-type="float" office:value="731.08" calcext:value-type="float">
            <text:p>731.08</text:p>
          </table:table-cell>
          <table:table-cell office:value-type="float" office:value="887.44" calcext:value-type="float">
            <text:p>887.44</text:p>
          </table:table-cell>
        </table:table-row>
        <table:table-row table:style-name="ro1">
          <table:table-cell office:value-type="float" office:value="21598699" calcext:value-type="float">
            <text:p>21598699</text:p>
          </table:table-cell>
          <table:table-cell table:formula="of:=[.A1352]/1000/(60*60*24)" office:value-type="time" office:time-value="PT05H59M58.699S" calcext:value-type="time">
            <text:p>05:59:59</text:p>
          </table:table-cell>
          <table:table-cell office:value-type="float" office:value="1.16" calcext:value-type="float">
            <text:p>1.16</text:p>
          </table:table-cell>
          <table:table-cell office:value-type="float" office:value="116.8" calcext:value-type="float">
            <text:p>116.8</text:p>
          </table:table-cell>
          <table:table-cell office:value-type="float" office:value="135.45" calcext:value-type="float">
            <text:p>135.45</text:p>
          </table:table-cell>
          <table:table-cell office:value-type="float" office:value="731.6" calcext:value-type="float">
            <text:p>731.6</text:p>
          </table:table-cell>
          <table:table-cell office:value-type="float" office:value="888.04" calcext:value-type="float">
            <text:p>888.04</text:p>
          </table:table-cell>
        </table:table-row>
        <table:table-row table:style-name="ro1">
          <table:table-cell office:value-type="float" office:value="21614699" calcext:value-type="float">
            <text:p>21614699</text:p>
          </table:table-cell>
          <table:table-cell table:formula="of:=[.A1353]/1000/(60*60*24)" office:value-type="time" office:time-value="PT06H00M14.699S" calcext:value-type="time">
            <text:p>06:00:15</text:p>
          </table:table-cell>
          <table:table-cell office:value-type="float" office:value="1.16" calcext:value-type="float">
            <text:p>1.16</text:p>
          </table:table-cell>
          <table:table-cell office:value-type="float" office:value="116.8" calcext:value-type="float">
            <text:p>116.8</text:p>
          </table:table-cell>
          <table:table-cell office:value-type="float" office:value="135.45" calcext:value-type="float">
            <text:p>135.45</text:p>
          </table:table-cell>
          <table:table-cell office:value-type="float" office:value="732.12" calcext:value-type="float">
            <text:p>732.12</text:p>
          </table:table-cell>
          <table:table-cell office:value-type="float" office:value="888.65" calcext:value-type="float">
            <text:p>888.65</text:p>
          </table:table-cell>
        </table:table-row>
        <table:table-row table:style-name="ro1">
          <table:table-cell office:value-type="float" office:value="21630699" calcext:value-type="float">
            <text:p>21630699</text:p>
          </table:table-cell>
          <table:table-cell table:formula="of:=[.A1354]/1000/(60*60*24)" office:value-type="time" office:time-value="PT06H00M30.699S" calcext:value-type="time">
            <text:p>06:00:31</text:p>
          </table:table-cell>
          <table:table-cell office:value-type="float" office:value="1.16" calcext:value-type="float">
            <text:p>1.16</text:p>
          </table:table-cell>
          <table:table-cell office:value-type="float" office:value="116.8" calcext:value-type="float">
            <text:p>116.8</text:p>
          </table:table-cell>
          <table:table-cell office:value-type="float" office:value="135.45" calcext:value-type="float">
            <text:p>135.45</text:p>
          </table:table-cell>
          <table:table-cell office:value-type="float" office:value="732.64" calcext:value-type="float">
            <text:p>732.64</text:p>
          </table:table-cell>
          <table:table-cell office:value-type="float" office:value="889.25" calcext:value-type="float">
            <text:p>889.25</text:p>
          </table:table-cell>
        </table:table-row>
        <table:table-row table:style-name="ro1">
          <table:table-cell office:value-type="float" office:value="21646699" calcext:value-type="float">
            <text:p>21646699</text:p>
          </table:table-cell>
          <table:table-cell table:formula="of:=[.A1355]/1000/(60*60*24)" office:value-type="time" office:time-value="PT06H00M46.699S" calcext:value-type="time">
            <text:p>06:00:47</text:p>
          </table:table-cell>
          <table:table-cell office:value-type="float" office:value="1.16" calcext:value-type="float">
            <text:p>1.16</text:p>
          </table:table-cell>
          <table:table-cell office:value-type="float" office:value="116.7" calcext:value-type="float">
            <text:p>116.7</text:p>
          </table:table-cell>
          <table:table-cell office:value-type="float" office:value="135.33" calcext:value-type="float">
            <text:p>135.33</text:p>
          </table:table-cell>
          <table:table-cell office:value-type="float" office:value="733.15" calcext:value-type="float">
            <text:p>733.15</text:p>
          </table:table-cell>
          <table:table-cell office:value-type="float" office:value="889.85" calcext:value-type="float">
            <text:p>889.85</text:p>
          </table:table-cell>
        </table:table-row>
        <table:table-row table:style-name="ro1">
          <table:table-cell office:value-type="float" office:value="21662699" calcext:value-type="float">
            <text:p>21662699</text:p>
          </table:table-cell>
          <table:table-cell table:formula="of:=[.A1356]/1000/(60*60*24)" office:value-type="time" office:time-value="PT06H01M02.699S" calcext:value-type="time">
            <text:p>06:01:03</text:p>
          </table:table-cell>
          <table:table-cell office:value-type="float" office:value="1.16" calcext:value-type="float">
            <text:p>1.16</text:p>
          </table:table-cell>
          <table:table-cell office:value-type="float" office:value="116.8" calcext:value-type="float">
            <text:p>116.8</text:p>
          </table:table-cell>
          <table:table-cell office:value-type="float" office:value="135.45" calcext:value-type="float">
            <text:p>135.45</text:p>
          </table:table-cell>
          <table:table-cell office:value-type="float" office:value="733.67" calcext:value-type="float">
            <text:p>733.67</text:p>
          </table:table-cell>
          <table:table-cell office:value-type="float" office:value="890.45" calcext:value-type="float">
            <text:p>890.45</text:p>
          </table:table-cell>
        </table:table-row>
        <table:table-row table:style-name="ro1">
          <table:table-cell office:value-type="float" office:value="21678699" calcext:value-type="float">
            <text:p>21678699</text:p>
          </table:table-cell>
          <table:table-cell table:formula="of:=[.A1357]/1000/(60*60*24)" office:value-type="time" office:time-value="PT06H01M18.699S" calcext:value-type="time">
            <text:p>06:01:19</text:p>
          </table:table-cell>
          <table:table-cell office:value-type="float" office:value="1.16" calcext:value-type="float">
            <text:p>1.16</text:p>
          </table:table-cell>
          <table:table-cell office:value-type="float" office:value="116.7" calcext:value-type="float">
            <text:p>116.7</text:p>
          </table:table-cell>
          <table:table-cell office:value-type="float" office:value="135.33" calcext:value-type="float">
            <text:p>135.33</text:p>
          </table:table-cell>
          <table:table-cell office:value-type="float" office:value="734.19" calcext:value-type="float">
            <text:p>734.19</text:p>
          </table:table-cell>
          <table:table-cell office:value-type="float" office:value="891.05" calcext:value-type="float">
            <text:p>891.05</text:p>
          </table:table-cell>
        </table:table-row>
        <table:table-row table:style-name="ro1">
          <table:table-cell office:value-type="float" office:value="21694699" calcext:value-type="float">
            <text:p>21694699</text:p>
          </table:table-cell>
          <table:table-cell table:formula="of:=[.A1358]/1000/(60*60*24)" office:value-type="time" office:time-value="PT06H01M34.699S" calcext:value-type="time">
            <text:p>06:01:35</text:p>
          </table:table-cell>
          <table:table-cell office:value-type="float" office:value="1.16" calcext:value-type="float">
            <text:p>1.16</text:p>
          </table:table-cell>
          <table:table-cell office:value-type="float" office:value="116.7" calcext:value-type="float">
            <text:p>116.7</text:p>
          </table:table-cell>
          <table:table-cell office:value-type="float" office:value="135.33" calcext:value-type="float">
            <text:p>135.33</text:p>
          </table:table-cell>
          <table:table-cell office:value-type="float" office:value="734.71" calcext:value-type="float">
            <text:p>734.71</text:p>
          </table:table-cell>
          <table:table-cell office:value-type="float" office:value="891.65" calcext:value-type="float">
            <text:p>891.65</text:p>
          </table:table-cell>
        </table:table-row>
        <table:table-row table:style-name="ro1">
          <table:table-cell office:value-type="float" office:value="21710699" calcext:value-type="float">
            <text:p>21710699</text:p>
          </table:table-cell>
          <table:table-cell table:formula="of:=[.A1359]/1000/(60*60*24)" office:value-type="time" office:time-value="PT06H01M50.699S" calcext:value-type="time">
            <text:p>06:01:51</text:p>
          </table:table-cell>
          <table:table-cell office:value-type="float" office:value="1.16" calcext:value-type="float">
            <text:p>1.16</text:p>
          </table:table-cell>
          <table:table-cell office:value-type="float" office:value="116.7" calcext:value-type="float">
            <text:p>116.7</text:p>
          </table:table-cell>
          <table:table-cell office:value-type="float" office:value="135.33" calcext:value-type="float">
            <text:p>135.33</text:p>
          </table:table-cell>
          <table:table-cell office:value-type="float" office:value="735.23" calcext:value-type="float">
            <text:p>735.23</text:p>
          </table:table-cell>
          <table:table-cell office:value-type="float" office:value="892.26" calcext:value-type="float">
            <text:p>892.26</text:p>
          </table:table-cell>
        </table:table-row>
        <table:table-row table:style-name="ro1">
          <table:table-cell office:value-type="float" office:value="21726699" calcext:value-type="float">
            <text:p>21726699</text:p>
          </table:table-cell>
          <table:table-cell table:formula="of:=[.A1360]/1000/(60*60*24)" office:value-type="time" office:time-value="PT06H02M06.699S" calcext:value-type="time">
            <text:p>06:02:07</text:p>
          </table:table-cell>
          <table:table-cell office:value-type="float" office:value="1.16" calcext:value-type="float">
            <text:p>1.16</text:p>
          </table:table-cell>
          <table:table-cell office:value-type="float" office:value="116.6" calcext:value-type="float">
            <text:p>116.6</text:p>
          </table:table-cell>
          <table:table-cell office:value-type="float" office:value="135.22" calcext:value-type="float">
            <text:p>135.22</text:p>
          </table:table-cell>
          <table:table-cell office:value-type="float" office:value="735.75" calcext:value-type="float">
            <text:p>735.75</text:p>
          </table:table-cell>
          <table:table-cell office:value-type="float" office:value="892.86" calcext:value-type="float">
            <text:p>892.86</text:p>
          </table:table-cell>
        </table:table-row>
        <table:table-row table:style-name="ro1">
          <table:table-cell office:value-type="float" office:value="21742699" calcext:value-type="float">
            <text:p>21742699</text:p>
          </table:table-cell>
          <table:table-cell table:formula="of:=[.A1361]/1000/(60*60*24)" office:value-type="time" office:time-value="PT06H02M22.699S" calcext:value-type="time">
            <text:p>06:02:23</text:p>
          </table:table-cell>
          <table:table-cell office:value-type="float" office:value="1.16" calcext:value-type="float">
            <text:p>1.16</text:p>
          </table:table-cell>
          <table:table-cell office:value-type="float" office:value="116.7" calcext:value-type="float">
            <text:p>116.7</text:p>
          </table:table-cell>
          <table:table-cell office:value-type="float" office:value="135.33" calcext:value-type="float">
            <text:p>135.33</text:p>
          </table:table-cell>
          <table:table-cell office:value-type="float" office:value="736.27" calcext:value-type="float">
            <text:p>736.27</text:p>
          </table:table-cell>
          <table:table-cell office:value-type="float" office:value="893.46" calcext:value-type="float">
            <text:p>893.46</text:p>
          </table:table-cell>
        </table:table-row>
        <table:table-row table:style-name="ro1">
          <table:table-cell office:value-type="float" office:value="21758699" calcext:value-type="float">
            <text:p>21758699</text:p>
          </table:table-cell>
          <table:table-cell table:formula="of:=[.A1362]/1000/(60*60*24)" office:value-type="time" office:time-value="PT06H02M38.699S" calcext:value-type="time">
            <text:p>06:02:39</text:p>
          </table:table-cell>
          <table:table-cell office:value-type="float" office:value="1.16" calcext:value-type="float">
            <text:p>1.16</text:p>
          </table:table-cell>
          <table:table-cell office:value-type="float" office:value="116.6" calcext:value-type="float">
            <text:p>116.6</text:p>
          </table:table-cell>
          <table:table-cell office:value-type="float" office:value="135.22" calcext:value-type="float">
            <text:p>135.22</text:p>
          </table:table-cell>
          <table:table-cell office:value-type="float" office:value="736.79" calcext:value-type="float">
            <text:p>736.79</text:p>
          </table:table-cell>
          <table:table-cell office:value-type="float" office:value="894.06" calcext:value-type="float">
            <text:p>894.06</text:p>
          </table:table-cell>
        </table:table-row>
        <table:table-row table:style-name="ro1">
          <table:table-cell office:value-type="float" office:value="21774699" calcext:value-type="float">
            <text:p>21774699</text:p>
          </table:table-cell>
          <table:table-cell table:formula="of:=[.A1363]/1000/(60*60*24)" office:value-type="time" office:time-value="PT06H02M54.699S" calcext:value-type="time">
            <text:p>06:02:55</text:p>
          </table:table-cell>
          <table:table-cell office:value-type="float" office:value="1.16" calcext:value-type="float">
            <text:p>1.16</text:p>
          </table:table-cell>
          <table:table-cell office:value-type="float" office:value="116.6" calcext:value-type="float">
            <text:p>116.6</text:p>
          </table:table-cell>
          <table:table-cell office:value-type="float" office:value="135.22" calcext:value-type="float">
            <text:p>135.22</text:p>
          </table:table-cell>
          <table:table-cell office:value-type="float" office:value="737.3" calcext:value-type="float">
            <text:p>737.3</text:p>
          </table:table-cell>
          <table:table-cell office:value-type="float" office:value="894.66" calcext:value-type="float">
            <text:p>894.66</text:p>
          </table:table-cell>
        </table:table-row>
        <table:table-row table:style-name="ro1">
          <table:table-cell office:value-type="float" office:value="21790699" calcext:value-type="float">
            <text:p>21790699</text:p>
          </table:table-cell>
          <table:table-cell table:formula="of:=[.A1364]/1000/(60*60*24)" office:value-type="time" office:time-value="PT06H03M10.699S" calcext:value-type="time">
            <text:p>06:03:11</text:p>
          </table:table-cell>
          <table:table-cell office:value-type="float" office:value="1.16" calcext:value-type="float">
            <text:p>1.16</text:p>
          </table:table-cell>
          <table:table-cell office:value-type="float" office:value="116.6" calcext:value-type="float">
            <text:p>116.6</text:p>
          </table:table-cell>
          <table:table-cell office:value-type="float" office:value="135.22" calcext:value-type="float">
            <text:p>135.22</text:p>
          </table:table-cell>
          <table:table-cell office:value-type="float" office:value="737.82" calcext:value-type="float">
            <text:p>737.82</text:p>
          </table:table-cell>
          <table:table-cell office:value-type="float" office:value="895.26" calcext:value-type="float">
            <text:p>895.26</text:p>
          </table:table-cell>
        </table:table-row>
        <table:table-row table:style-name="ro1">
          <table:table-cell office:value-type="float" office:value="21806699" calcext:value-type="float">
            <text:p>21806699</text:p>
          </table:table-cell>
          <table:table-cell table:formula="of:=[.A1365]/1000/(60*60*24)" office:value-type="time" office:time-value="PT06H03M26.699S" calcext:value-type="time">
            <text:p>06:03:27</text:p>
          </table:table-cell>
          <table:table-cell office:value-type="float" office:value="1.16" calcext:value-type="float">
            <text:p>1.16</text:p>
          </table:table-cell>
          <table:table-cell office:value-type="float" office:value="116.6" calcext:value-type="float">
            <text:p>116.6</text:p>
          </table:table-cell>
          <table:table-cell office:value-type="float" office:value="135.22" calcext:value-type="float">
            <text:p>135.22</text:p>
          </table:table-cell>
          <table:table-cell office:value-type="float" office:value="738.34" calcext:value-type="float">
            <text:p>738.34</text:p>
          </table:table-cell>
          <table:table-cell office:value-type="float" office:value="895.86" calcext:value-type="float">
            <text:p>895.86</text:p>
          </table:table-cell>
        </table:table-row>
        <table:table-row table:style-name="ro1">
          <table:table-cell office:value-type="float" office:value="21822699" calcext:value-type="float">
            <text:p>21822699</text:p>
          </table:table-cell>
          <table:table-cell table:formula="of:=[.A1366]/1000/(60*60*24)" office:value-type="time" office:time-value="PT06H03M42.699S" calcext:value-type="time">
            <text:p>06:03:43</text:p>
          </table:table-cell>
          <table:table-cell office:value-type="float" office:value="1.16" calcext:value-type="float">
            <text:p>1.16</text:p>
          </table:table-cell>
          <table:table-cell office:value-type="float" office:value="116.6" calcext:value-type="float">
            <text:p>116.6</text:p>
          </table:table-cell>
          <table:table-cell office:value-type="float" office:value="135.22" calcext:value-type="float">
            <text:p>135.22</text:p>
          </table:table-cell>
          <table:table-cell office:value-type="float" office:value="738.86" calcext:value-type="float">
            <text:p>738.86</text:p>
          </table:table-cell>
          <table:table-cell office:value-type="float" office:value="896.46" calcext:value-type="float">
            <text:p>896.46</text:p>
          </table:table-cell>
        </table:table-row>
        <table:table-row table:style-name="ro1">
          <table:table-cell office:value-type="float" office:value="21838699" calcext:value-type="float">
            <text:p>21838699</text:p>
          </table:table-cell>
          <table:table-cell table:formula="of:=[.A1367]/1000/(60*60*24)" office:value-type="time" office:time-value="PT06H03M58.699S" calcext:value-type="time">
            <text:p>06:03:59</text:p>
          </table:table-cell>
          <table:table-cell office:value-type="float" office:value="1.16" calcext:value-type="float">
            <text:p>1.16</text:p>
          </table:table-cell>
          <table:table-cell office:value-type="float" office:value="116.5" calcext:value-type="float">
            <text:p>116.5</text:p>
          </table:table-cell>
          <table:table-cell office:value-type="float" office:value="134.63" calcext:value-type="float">
            <text:p>134.63</text:p>
          </table:table-cell>
          <table:table-cell office:value-type="float" office:value="739.38" calcext:value-type="float">
            <text:p>739.38</text:p>
          </table:table-cell>
          <table:table-cell office:value-type="float" office:value="897.06" calcext:value-type="float">
            <text:p>897.06</text:p>
          </table:table-cell>
        </table:table-row>
        <table:table-row table:style-name="ro1">
          <table:table-cell office:value-type="float" office:value="21854699" calcext:value-type="float">
            <text:p>21854699</text:p>
          </table:table-cell>
          <table:table-cell table:formula="of:=[.A1368]/1000/(60*60*24)" office:value-type="time" office:time-value="PT06H04M14.699S" calcext:value-type="time">
            <text:p>06:04:15</text:p>
          </table:table-cell>
          <table:table-cell office:value-type="float" office:value="1.16" calcext:value-type="float">
            <text:p>1.16</text:p>
          </table:table-cell>
          <table:table-cell office:value-type="float" office:value="116.5" calcext:value-type="float">
            <text:p>116.5</text:p>
          </table:table-cell>
          <table:table-cell office:value-type="float" office:value="135.1" calcext:value-type="float">
            <text:p>135.1</text:p>
          </table:table-cell>
          <table:table-cell office:value-type="float" office:value="739.9" calcext:value-type="float">
            <text:p>739.9</text:p>
          </table:table-cell>
          <table:table-cell office:value-type="float" office:value="897.66" calcext:value-type="float">
            <text:p>897.66</text:p>
          </table:table-cell>
        </table:table-row>
        <table:table-row table:style-name="ro1">
          <table:table-cell office:value-type="float" office:value="21870699" calcext:value-type="float">
            <text:p>21870699</text:p>
          </table:table-cell>
          <table:table-cell table:formula="of:=[.A1369]/1000/(60*60*24)" office:value-type="time" office:time-value="PT06H04M30.699S" calcext:value-type="time">
            <text:p>06:04:31</text:p>
          </table:table-cell>
          <table:table-cell office:value-type="float" office:value="1.16" calcext:value-type="float">
            <text:p>1.16</text:p>
          </table:table-cell>
          <table:table-cell office:value-type="float" office:value="116.5" calcext:value-type="float">
            <text:p>116.5</text:p>
          </table:table-cell>
          <table:table-cell office:value-type="float" office:value="135.1" calcext:value-type="float">
            <text:p>135.1</text:p>
          </table:table-cell>
          <table:table-cell office:value-type="float" office:value="740.41" calcext:value-type="float">
            <text:p>740.41</text:p>
          </table:table-cell>
          <table:table-cell office:value-type="float" office:value="898.26" calcext:value-type="float">
            <text:p>898.26</text:p>
          </table:table-cell>
        </table:table-row>
        <table:table-row table:style-name="ro1">
          <table:table-cell office:value-type="float" office:value="21886699" calcext:value-type="float">
            <text:p>21886699</text:p>
          </table:table-cell>
          <table:table-cell table:formula="of:=[.A1370]/1000/(60*60*24)" office:value-type="time" office:time-value="PT06H04M46.699S" calcext:value-type="time">
            <text:p>06:04:47</text:p>
          </table:table-cell>
          <table:table-cell office:value-type="float" office:value="1.16" calcext:value-type="float">
            <text:p>1.16</text:p>
          </table:table-cell>
          <table:table-cell office:value-type="float" office:value="116.5" calcext:value-type="float">
            <text:p>116.5</text:p>
          </table:table-cell>
          <table:table-cell office:value-type="float" office:value="134.63" calcext:value-type="float">
            <text:p>134.63</text:p>
          </table:table-cell>
          <table:table-cell office:value-type="float" office:value="740.93" calcext:value-type="float">
            <text:p>740.93</text:p>
          </table:table-cell>
          <table:table-cell office:value-type="float" office:value="898.86" calcext:value-type="float">
            <text:p>898.86</text:p>
          </table:table-cell>
        </table:table-row>
        <table:table-row table:style-name="ro1">
          <table:table-cell office:value-type="float" office:value="21902699" calcext:value-type="float">
            <text:p>21902699</text:p>
          </table:table-cell>
          <table:table-cell table:formula="of:=[.A1371]/1000/(60*60*24)" office:value-type="time" office:time-value="PT06H05M02.699S" calcext:value-type="time">
            <text:p>06:05:03</text:p>
          </table:table-cell>
          <table:table-cell office:value-type="float" office:value="1.16" calcext:value-type="float">
            <text:p>1.16</text:p>
          </table:table-cell>
          <table:table-cell office:value-type="float" office:value="116.5" calcext:value-type="float">
            <text:p>116.5</text:p>
          </table:table-cell>
          <table:table-cell office:value-type="float" office:value="135.1" calcext:value-type="float">
            <text:p>135.1</text:p>
          </table:table-cell>
          <table:table-cell office:value-type="float" office:value="741.45" calcext:value-type="float">
            <text:p>741.45</text:p>
          </table:table-cell>
          <table:table-cell office:value-type="float" office:value="899.46" calcext:value-type="float">
            <text:p>899.46</text:p>
          </table:table-cell>
        </table:table-row>
        <table:table-row table:style-name="ro1">
          <table:table-cell office:value-type="float" office:value="21918699" calcext:value-type="float">
            <text:p>21918699</text:p>
          </table:table-cell>
          <table:table-cell table:formula="of:=[.A1372]/1000/(60*60*24)" office:value-type="time" office:time-value="PT06H05M18.699S" calcext:value-type="time">
            <text:p>06:05:19</text:p>
          </table:table-cell>
          <table:table-cell office:value-type="float" office:value="1.16" calcext:value-type="float">
            <text:p>1.16</text:p>
          </table:table-cell>
          <table:table-cell office:value-type="float" office:value="116.5" calcext:value-type="float">
            <text:p>116.5</text:p>
          </table:table-cell>
          <table:table-cell office:value-type="float" office:value="135.1" calcext:value-type="float">
            <text:p>135.1</text:p>
          </table:table-cell>
          <table:table-cell office:value-type="float" office:value="741.97" calcext:value-type="float">
            <text:p>741.97</text:p>
          </table:table-cell>
          <table:table-cell office:value-type="float" office:value="900.06" calcext:value-type="float">
            <text:p>900.06</text:p>
          </table:table-cell>
        </table:table-row>
        <table:table-row table:style-name="ro1">
          <table:table-cell office:value-type="float" office:value="21934699" calcext:value-type="float">
            <text:p>21934699</text:p>
          </table:table-cell>
          <table:table-cell table:formula="of:=[.A1373]/1000/(60*60*24)" office:value-type="time" office:time-value="PT06H05M34.699S" calcext:value-type="time">
            <text:p>06:05:35</text:p>
          </table:table-cell>
          <table:table-cell office:value-type="float" office:value="1.16" calcext:value-type="float">
            <text:p>1.16</text:p>
          </table:table-cell>
          <table:table-cell office:value-type="float" office:value="116.5" calcext:value-type="float">
            <text:p>116.5</text:p>
          </table:table-cell>
          <table:table-cell office:value-type="float" office:value="135.1" calcext:value-type="float">
            <text:p>135.1</text:p>
          </table:table-cell>
          <table:table-cell office:value-type="float" office:value="742.48" calcext:value-type="float">
            <text:p>742.48</text:p>
          </table:table-cell>
          <table:table-cell office:value-type="float" office:value="900.66" calcext:value-type="float">
            <text:p>900.66</text:p>
          </table:table-cell>
        </table:table-row>
        <table:table-row table:style-name="ro1">
          <table:table-cell office:value-type="float" office:value="21950699" calcext:value-type="float">
            <text:p>21950699</text:p>
          </table:table-cell>
          <table:table-cell table:formula="of:=[.A1374]/1000/(60*60*24)" office:value-type="time" office:time-value="PT06H05M50.699S" calcext:value-type="time">
            <text:p>06:05:51</text:p>
          </table:table-cell>
          <table:table-cell office:value-type="float" office:value="1.16" calcext:value-type="float">
            <text:p>1.16</text:p>
          </table:table-cell>
          <table:table-cell office:value-type="float" office:value="116.5" calcext:value-type="float">
            <text:p>116.5</text:p>
          </table:table-cell>
          <table:table-cell office:value-type="float" office:value="134.63" calcext:value-type="float">
            <text:p>134.63</text:p>
          </table:table-cell>
          <table:table-cell office:value-type="float" office:value="743" calcext:value-type="float">
            <text:p>743</text:p>
          </table:table-cell>
          <table:table-cell office:value-type="float" office:value="901.26" calcext:value-type="float">
            <text:p>901.26</text:p>
          </table:table-cell>
        </table:table-row>
        <table:table-row table:style-name="ro1">
          <table:table-cell office:value-type="float" office:value="21966699" calcext:value-type="float">
            <text:p>21966699</text:p>
          </table:table-cell>
          <table:table-cell table:formula="of:=[.A1375]/1000/(60*60*24)" office:value-type="time" office:time-value="PT06H06M06.699S" calcext:value-type="time">
            <text:p>06:06:07</text:p>
          </table:table-cell>
          <table:table-cell office:value-type="float" office:value="1.16" calcext:value-type="float">
            <text:p>1.16</text:p>
          </table:table-cell>
          <table:table-cell office:value-type="float" office:value="116.5" calcext:value-type="float">
            <text:p>116.5</text:p>
          </table:table-cell>
          <table:table-cell office:value-type="float" office:value="134.63" calcext:value-type="float">
            <text:p>134.63</text:p>
          </table:table-cell>
          <table:table-cell office:value-type="float" office:value="743.52" calcext:value-type="float">
            <text:p>743.52</text:p>
          </table:table-cell>
          <table:table-cell office:value-type="float" office:value="901.86" calcext:value-type="float">
            <text:p>901.86</text:p>
          </table:table-cell>
        </table:table-row>
        <table:table-row table:style-name="ro1">
          <table:table-cell office:value-type="float" office:value="21982699" calcext:value-type="float">
            <text:p>21982699</text:p>
          </table:table-cell>
          <table:table-cell table:formula="of:=[.A1376]/1000/(60*60*24)" office:value-type="time" office:time-value="PT06H06M22.699S" calcext:value-type="time">
            <text:p>06:06:23</text:p>
          </table:table-cell>
          <table:table-cell office:value-type="float" office:value="1.16" calcext:value-type="float">
            <text:p>1.16</text:p>
          </table:table-cell>
          <table:table-cell office:value-type="float" office:value="116.4" calcext:value-type="float">
            <text:p>116.4</text:p>
          </table:table-cell>
          <table:table-cell office:value-type="float" office:value="134.98" calcext:value-type="float">
            <text:p>134.98</text:p>
          </table:table-cell>
          <table:table-cell office:value-type="float" office:value="744.04" calcext:value-type="float">
            <text:p>744.04</text:p>
          </table:table-cell>
          <table:table-cell office:value-type="float" office:value="902.46" calcext:value-type="float">
            <text:p>902.46</text:p>
          </table:table-cell>
        </table:table-row>
        <table:table-row table:style-name="ro1">
          <table:table-cell office:value-type="float" office:value="21998699" calcext:value-type="float">
            <text:p>21998699</text:p>
          </table:table-cell>
          <table:table-cell table:formula="of:=[.A1377]/1000/(60*60*24)" office:value-type="time" office:time-value="PT06H06M38.699S" calcext:value-type="time">
            <text:p>06:06:39</text:p>
          </table:table-cell>
          <table:table-cell office:value-type="float" office:value="1.16" calcext:value-type="float">
            <text:p>1.16</text:p>
          </table:table-cell>
          <table:table-cell office:value-type="float" office:value="116.4" calcext:value-type="float">
            <text:p>116.4</text:p>
          </table:table-cell>
          <table:table-cell office:value-type="float" office:value="134.98" calcext:value-type="float">
            <text:p>134.98</text:p>
          </table:table-cell>
          <table:table-cell office:value-type="float" office:value="744.55" calcext:value-type="float">
            <text:p>744.55</text:p>
          </table:table-cell>
          <table:table-cell office:value-type="float" office:value="903.05" calcext:value-type="float">
            <text:p>903.05</text:p>
          </table:table-cell>
        </table:table-row>
        <table:table-row table:style-name="ro1">
          <table:table-cell office:value-type="float" office:value="22014699" calcext:value-type="float">
            <text:p>22014699</text:p>
          </table:table-cell>
          <table:table-cell table:formula="of:=[.A1378]/1000/(60*60*24)" office:value-type="time" office:time-value="PT06H06M54.699S" calcext:value-type="time">
            <text:p>06:06:55</text:p>
          </table:table-cell>
          <table:table-cell office:value-type="float" office:value="1.16" calcext:value-type="float">
            <text:p>1.16</text:p>
          </table:table-cell>
          <table:table-cell office:value-type="float" office:value="116.4" calcext:value-type="float">
            <text:p>116.4</text:p>
          </table:table-cell>
          <table:table-cell office:value-type="float" office:value="134.52" calcext:value-type="float">
            <text:p>134.52</text:p>
          </table:table-cell>
          <table:table-cell office:value-type="float" office:value="745.07" calcext:value-type="float">
            <text:p>745.07</text:p>
          </table:table-cell>
          <table:table-cell office:value-type="float" office:value="903.65" calcext:value-type="float">
            <text:p>903.65</text:p>
          </table:table-cell>
        </table:table-row>
        <table:table-row table:style-name="ro1">
          <table:table-cell office:value-type="float" office:value="22030699" calcext:value-type="float">
            <text:p>22030699</text:p>
          </table:table-cell>
          <table:table-cell table:formula="of:=[.A1379]/1000/(60*60*24)" office:value-type="time" office:time-value="PT06H07M10.699S" calcext:value-type="time">
            <text:p>06:07:11</text:p>
          </table:table-cell>
          <table:table-cell office:value-type="float" office:value="1.16" calcext:value-type="float">
            <text:p>1.16</text:p>
          </table:table-cell>
          <table:table-cell office:value-type="float" office:value="116.4" calcext:value-type="float">
            <text:p>116.4</text:p>
          </table:table-cell>
          <table:table-cell office:value-type="float" office:value="134.52" calcext:value-type="float">
            <text:p>134.52</text:p>
          </table:table-cell>
          <table:table-cell office:value-type="float" office:value="745.59" calcext:value-type="float">
            <text:p>745.59</text:p>
          </table:table-cell>
          <table:table-cell office:value-type="float" office:value="904.25" calcext:value-type="float">
            <text:p>904.25</text:p>
          </table:table-cell>
        </table:table-row>
        <table:table-row table:style-name="ro1">
          <table:table-cell office:value-type="float" office:value="22046699" calcext:value-type="float">
            <text:p>22046699</text:p>
          </table:table-cell>
          <table:table-cell table:formula="of:=[.A1380]/1000/(60*60*24)" office:value-type="time" office:time-value="PT06H07M26.699S" calcext:value-type="time">
            <text:p>06:07:27</text:p>
          </table:table-cell>
          <table:table-cell office:value-type="float" office:value="1.16" calcext:value-type="float">
            <text:p>1.16</text:p>
          </table:table-cell>
          <table:table-cell office:value-type="float" office:value="116.3" calcext:value-type="float">
            <text:p>116.3</text:p>
          </table:table-cell>
          <table:table-cell office:value-type="float" office:value="134.4" calcext:value-type="float">
            <text:p>134.4</text:p>
          </table:table-cell>
          <table:table-cell office:value-type="float" office:value="746.1" calcext:value-type="float">
            <text:p>746.1</text:p>
          </table:table-cell>
          <table:table-cell office:value-type="float" office:value="904.85" calcext:value-type="float">
            <text:p>904.85</text:p>
          </table:table-cell>
        </table:table-row>
        <table:table-row table:style-name="ro1">
          <table:table-cell office:value-type="float" office:value="22062699" calcext:value-type="float">
            <text:p>22062699</text:p>
          </table:table-cell>
          <table:table-cell table:formula="of:=[.A1381]/1000/(60*60*24)" office:value-type="time" office:time-value="PT06H07M42.699S" calcext:value-type="time">
            <text:p>06:07:43</text:p>
          </table:table-cell>
          <table:table-cell office:value-type="float" office:value="1.16" calcext:value-type="float">
            <text:p>1.16</text:p>
          </table:table-cell>
          <table:table-cell office:value-type="float" office:value="116.3" calcext:value-type="float">
            <text:p>116.3</text:p>
          </table:table-cell>
          <table:table-cell office:value-type="float" office:value="134.4" calcext:value-type="float">
            <text:p>134.4</text:p>
          </table:table-cell>
          <table:table-cell office:value-type="float" office:value="746.62" calcext:value-type="float">
            <text:p>746.62</text:p>
          </table:table-cell>
          <table:table-cell office:value-type="float" office:value="905.44" calcext:value-type="float">
            <text:p>905.44</text:p>
          </table:table-cell>
        </table:table-row>
        <table:table-row table:style-name="ro1">
          <table:table-cell office:value-type="float" office:value="22078699" calcext:value-type="float">
            <text:p>22078699</text:p>
          </table:table-cell>
          <table:table-cell table:formula="of:=[.A1382]/1000/(60*60*24)" office:value-type="time" office:time-value="PT06H07M58.699S" calcext:value-type="time">
            <text:p>06:07:59</text:p>
          </table:table-cell>
          <table:table-cell office:value-type="float" office:value="1.16" calcext:value-type="float">
            <text:p>1.16</text:p>
          </table:table-cell>
          <table:table-cell office:value-type="float" office:value="116.3" calcext:value-type="float">
            <text:p>116.3</text:p>
          </table:table-cell>
          <table:table-cell office:value-type="float" office:value="134.4" calcext:value-type="float">
            <text:p>134.4</text:p>
          </table:table-cell>
          <table:table-cell office:value-type="float" office:value="747.14" calcext:value-type="float">
            <text:p>747.14</text:p>
          </table:table-cell>
          <table:table-cell office:value-type="float" office:value="906.04" calcext:value-type="float">
            <text:p>906.04</text:p>
          </table:table-cell>
        </table:table-row>
        <table:table-row table:style-name="ro1">
          <table:table-cell office:value-type="float" office:value="22094699" calcext:value-type="float">
            <text:p>22094699</text:p>
          </table:table-cell>
          <table:table-cell table:formula="of:=[.A1383]/1000/(60*60*24)" office:value-type="time" office:time-value="PT06H08M14.699S" calcext:value-type="time">
            <text:p>06:08:15</text:p>
          </table:table-cell>
          <table:table-cell office:value-type="float" office:value="1.16" calcext:value-type="float">
            <text:p>1.16</text:p>
          </table:table-cell>
          <table:table-cell office:value-type="float" office:value="116.3" calcext:value-type="float">
            <text:p>116.3</text:p>
          </table:table-cell>
          <table:table-cell office:value-type="float" office:value="134.4" calcext:value-type="float">
            <text:p>134.4</text:p>
          </table:table-cell>
          <table:table-cell office:value-type="float" office:value="747.65" calcext:value-type="float">
            <text:p>747.65</text:p>
          </table:table-cell>
          <table:table-cell office:value-type="float" office:value="906.64" calcext:value-type="float">
            <text:p>906.64</text:p>
          </table:table-cell>
        </table:table-row>
        <table:table-row table:style-name="ro1">
          <table:table-cell office:value-type="float" office:value="22110699" calcext:value-type="float">
            <text:p>22110699</text:p>
          </table:table-cell>
          <table:table-cell table:formula="of:=[.A1384]/1000/(60*60*24)" office:value-type="time" office:time-value="PT06H08M30.699S" calcext:value-type="time">
            <text:p>06:08:31</text:p>
          </table:table-cell>
          <table:table-cell office:value-type="float" office:value="1.16" calcext:value-type="float">
            <text:p>1.16</text:p>
          </table:table-cell>
          <table:table-cell office:value-type="float" office:value="116.2" calcext:value-type="float">
            <text:p>116.2</text:p>
          </table:table-cell>
          <table:table-cell office:value-type="float" office:value="134.28" calcext:value-type="float">
            <text:p>134.28</text:p>
          </table:table-cell>
          <table:table-cell office:value-type="float" office:value="748.17" calcext:value-type="float">
            <text:p>748.17</text:p>
          </table:table-cell>
          <table:table-cell office:value-type="float" office:value="907.24" calcext:value-type="float">
            <text:p>907.24</text:p>
          </table:table-cell>
        </table:table-row>
        <table:table-row table:style-name="ro1">
          <table:table-cell office:value-type="float" office:value="22126699" calcext:value-type="float">
            <text:p>22126699</text:p>
          </table:table-cell>
          <table:table-cell table:formula="of:=[.A1385]/1000/(60*60*24)" office:value-type="time" office:time-value="PT06H08M46.699S" calcext:value-type="time">
            <text:p>06:08:47</text:p>
          </table:table-cell>
          <table:table-cell office:value-type="float" office:value="1.16" calcext:value-type="float">
            <text:p>1.16</text:p>
          </table:table-cell>
          <table:table-cell office:value-type="float" office:value="116.2" calcext:value-type="float">
            <text:p>116.2</text:p>
          </table:table-cell>
          <table:table-cell office:value-type="float" office:value="134.28" calcext:value-type="float">
            <text:p>134.28</text:p>
          </table:table-cell>
          <table:table-cell office:value-type="float" office:value="748.69" calcext:value-type="float">
            <text:p>748.69</text:p>
          </table:table-cell>
          <table:table-cell office:value-type="float" office:value="907.83" calcext:value-type="float">
            <text:p>907.83</text:p>
          </table:table-cell>
        </table:table-row>
        <table:table-row table:style-name="ro1">
          <table:table-cell office:value-type="float" office:value="22142699" calcext:value-type="float">
            <text:p>22142699</text:p>
          </table:table-cell>
          <table:table-cell table:formula="of:=[.A1386]/1000/(60*60*24)" office:value-type="time" office:time-value="PT06H09M02.699S" calcext:value-type="time">
            <text:p>06:09:03</text:p>
          </table:table-cell>
          <table:table-cell office:value-type="float" office:value="1.16" calcext:value-type="float">
            <text:p>1.16</text:p>
          </table:table-cell>
          <table:table-cell office:value-type="float" office:value="116.2" calcext:value-type="float">
            <text:p>116.2</text:p>
          </table:table-cell>
          <table:table-cell office:value-type="float" office:value="134.28" calcext:value-type="float">
            <text:p>134.28</text:p>
          </table:table-cell>
          <table:table-cell office:value-type="float" office:value="749.2" calcext:value-type="float">
            <text:p>749.2</text:p>
          </table:table-cell>
          <table:table-cell office:value-type="float" office:value="908.43" calcext:value-type="float">
            <text:p>908.43</text:p>
          </table:table-cell>
        </table:table-row>
        <table:table-row table:style-name="ro1">
          <table:table-cell office:value-type="float" office:value="22158699" calcext:value-type="float">
            <text:p>22158699</text:p>
          </table:table-cell>
          <table:table-cell table:formula="of:=[.A1387]/1000/(60*60*24)" office:value-type="time" office:time-value="PT06H09M18.699S" calcext:value-type="time">
            <text:p>06:09:19</text:p>
          </table:table-cell>
          <table:table-cell office:value-type="float" office:value="1.16" calcext:value-type="float">
            <text:p>1.16</text:p>
          </table:table-cell>
          <table:table-cell office:value-type="float" office:value="116.2" calcext:value-type="float">
            <text:p>116.2</text:p>
          </table:table-cell>
          <table:table-cell office:value-type="float" office:value="134.28" calcext:value-type="float">
            <text:p>134.28</text:p>
          </table:table-cell>
          <table:table-cell office:value-type="float" office:value="749.72" calcext:value-type="float">
            <text:p>749.72</text:p>
          </table:table-cell>
          <table:table-cell office:value-type="float" office:value="909.03" calcext:value-type="float">
            <text:p>909.03</text:p>
          </table:table-cell>
        </table:table-row>
        <table:table-row table:style-name="ro1">
          <table:table-cell office:value-type="float" office:value="22174699" calcext:value-type="float">
            <text:p>22174699</text:p>
          </table:table-cell>
          <table:table-cell table:formula="of:=[.A1388]/1000/(60*60*24)" office:value-type="time" office:time-value="PT06H09M34.699S" calcext:value-type="time">
            <text:p>06:09:35</text:p>
          </table:table-cell>
          <table:table-cell office:value-type="float" office:value="1.16" calcext:value-type="float">
            <text:p>1.16</text:p>
          </table:table-cell>
          <table:table-cell office:value-type="float" office:value="116.2" calcext:value-type="float">
            <text:p>116.2</text:p>
          </table:table-cell>
          <table:table-cell office:value-type="float" office:value="134.28" calcext:value-type="float">
            <text:p>134.28</text:p>
          </table:table-cell>
          <table:table-cell office:value-type="float" office:value="750.24" calcext:value-type="float">
            <text:p>750.24</text:p>
          </table:table-cell>
          <table:table-cell office:value-type="float" office:value="909.62" calcext:value-type="float">
            <text:p>909.62</text:p>
          </table:table-cell>
        </table:table-row>
        <table:table-row table:style-name="ro1">
          <table:table-cell office:value-type="float" office:value="22190699" calcext:value-type="float">
            <text:p>22190699</text:p>
          </table:table-cell>
          <table:table-cell table:formula="of:=[.A1389]/1000/(60*60*24)" office:value-type="time" office:time-value="PT06H09M50.699S" calcext:value-type="time">
            <text:p>06:09:51</text:p>
          </table:table-cell>
          <table:table-cell office:value-type="float" office:value="1.15" calcext:value-type="float">
            <text:p>1.15</text:p>
          </table:table-cell>
          <table:table-cell office:value-type="float" office:value="116.2" calcext:value-type="float">
            <text:p>116.2</text:p>
          </table:table-cell>
          <table:table-cell office:value-type="float" office:value="133.82" calcext:value-type="float">
            <text:p>133.82</text:p>
          </table:table-cell>
          <table:table-cell office:value-type="float" office:value="750.75" calcext:value-type="float">
            <text:p>750.75</text:p>
          </table:table-cell>
          <table:table-cell office:value-type="float" office:value="910.22" calcext:value-type="float">
            <text:p>910.22</text:p>
          </table:table-cell>
        </table:table-row>
        <table:table-row table:style-name="ro1">
          <table:table-cell office:value-type="float" office:value="22206699" calcext:value-type="float">
            <text:p>22206699</text:p>
          </table:table-cell>
          <table:table-cell table:formula="of:=[.A1390]/1000/(60*60*24)" office:value-type="time" office:time-value="PT06H10M06.699S" calcext:value-type="time">
            <text:p>06:10:07</text:p>
          </table:table-cell>
          <table:table-cell office:value-type="float" office:value="1.16" calcext:value-type="float">
            <text:p>1.16</text:p>
          </table:table-cell>
          <table:table-cell office:value-type="float" office:value="116.2" calcext:value-type="float">
            <text:p>116.2</text:p>
          </table:table-cell>
          <table:table-cell office:value-type="float" office:value="134.28" calcext:value-type="float">
            <text:p>134.28</text:p>
          </table:table-cell>
          <table:table-cell office:value-type="float" office:value="751.27" calcext:value-type="float">
            <text:p>751.27</text:p>
          </table:table-cell>
          <table:table-cell office:value-type="float" office:value="910.82" calcext:value-type="float">
            <text:p>910.82</text:p>
          </table:table-cell>
        </table:table-row>
        <table:table-row table:style-name="ro1">
          <table:table-cell office:value-type="float" office:value="22222699" calcext:value-type="float">
            <text:p>22222699</text:p>
          </table:table-cell>
          <table:table-cell table:formula="of:=[.A1391]/1000/(60*60*24)" office:value-type="time" office:time-value="PT06H10M22.699S" calcext:value-type="time">
            <text:p>06:10:23</text:p>
          </table:table-cell>
          <table:table-cell office:value-type="float" office:value="1.16" calcext:value-type="float">
            <text:p>1.16</text:p>
          </table:table-cell>
          <table:table-cell office:value-type="float" office:value="116.1" calcext:value-type="float">
            <text:p>116.1</text:p>
          </table:table-cell>
          <table:table-cell office:value-type="float" office:value="134.17" calcext:value-type="float">
            <text:p>134.17</text:p>
          </table:table-cell>
          <table:table-cell office:value-type="float" office:value="751.79" calcext:value-type="float">
            <text:p>751.79</text:p>
          </table:table-cell>
          <table:table-cell office:value-type="float" office:value="911.41" calcext:value-type="float">
            <text:p>911.41</text:p>
          </table:table-cell>
        </table:table-row>
        <table:table-row table:style-name="ro1">
          <table:table-cell office:value-type="float" office:value="22238699" calcext:value-type="float">
            <text:p>22238699</text:p>
          </table:table-cell>
          <table:table-cell table:formula="of:=[.A1392]/1000/(60*60*24)" office:value-type="time" office:time-value="PT06H10M38.699S" calcext:value-type="time">
            <text:p>06:10:39</text:p>
          </table:table-cell>
          <table:table-cell office:value-type="float" office:value="1.15" calcext:value-type="float">
            <text:p>1.15</text:p>
          </table:table-cell>
          <table:table-cell office:value-type="float" office:value="116.1" calcext:value-type="float">
            <text:p>116.1</text:p>
          </table:table-cell>
          <table:table-cell office:value-type="float" office:value="133.7" calcext:value-type="float">
            <text:p>133.7</text:p>
          </table:table-cell>
          <table:table-cell office:value-type="float" office:value="752.3" calcext:value-type="float">
            <text:p>752.3</text:p>
          </table:table-cell>
          <table:table-cell office:value-type="float" office:value="912.01" calcext:value-type="float">
            <text:p>912.01</text:p>
          </table:table-cell>
        </table:table-row>
        <table:table-row table:style-name="ro1">
          <table:table-cell office:value-type="float" office:value="22254699" calcext:value-type="float">
            <text:p>22254699</text:p>
          </table:table-cell>
          <table:table-cell table:formula="of:=[.A1393]/1000/(60*60*24)" office:value-type="time" office:time-value="PT06H10M54.699S" calcext:value-type="time">
            <text:p>06:10:55</text:p>
          </table:table-cell>
          <table:table-cell office:value-type="float" office:value="1.16" calcext:value-type="float">
            <text:p>1.16</text:p>
          </table:table-cell>
          <table:table-cell office:value-type="float" office:value="116.1" calcext:value-type="float">
            <text:p>116.1</text:p>
          </table:table-cell>
          <table:table-cell office:value-type="float" office:value="134.17" calcext:value-type="float">
            <text:p>134.17</text:p>
          </table:table-cell>
          <table:table-cell office:value-type="float" office:value="752.82" calcext:value-type="float">
            <text:p>752.82</text:p>
          </table:table-cell>
          <table:table-cell office:value-type="float" office:value="912.6" calcext:value-type="float">
            <text:p>912.6</text:p>
          </table:table-cell>
        </table:table-row>
        <table:table-row table:style-name="ro1">
          <table:table-cell office:value-type="float" office:value="22270699" calcext:value-type="float">
            <text:p>22270699</text:p>
          </table:table-cell>
          <table:table-cell table:formula="of:=[.A1394]/1000/(60*60*24)" office:value-type="time" office:time-value="PT06H11M10.699S" calcext:value-type="time">
            <text:p>06:11:11</text:p>
          </table:table-cell>
          <table:table-cell office:value-type="float" office:value="1.15" calcext:value-type="float">
            <text:p>1.15</text:p>
          </table:table-cell>
          <table:table-cell office:value-type="float" office:value="116.1" calcext:value-type="float">
            <text:p>116.1</text:p>
          </table:table-cell>
          <table:table-cell office:value-type="float" office:value="133.7" calcext:value-type="float">
            <text:p>133.7</text:p>
          </table:table-cell>
          <table:table-cell office:value-type="float" office:value="753.33" calcext:value-type="float">
            <text:p>753.33</text:p>
          </table:table-cell>
          <table:table-cell office:value-type="float" office:value="913.2" calcext:value-type="float">
            <text:p>913.2</text:p>
          </table:table-cell>
        </table:table-row>
        <table:table-row table:style-name="ro1">
          <table:table-cell office:value-type="float" office:value="22286699" calcext:value-type="float">
            <text:p>22286699</text:p>
          </table:table-cell>
          <table:table-cell table:formula="of:=[.A1395]/1000/(60*60*24)" office:value-type="time" office:time-value="PT06H11M26.699S" calcext:value-type="time">
            <text:p>06:11:27</text:p>
          </table:table-cell>
          <table:table-cell office:value-type="float" office:value="1.15" calcext:value-type="float">
            <text:p>1.15</text:p>
          </table:table-cell>
          <table:table-cell office:value-type="float" office:value="116" calcext:value-type="float">
            <text:p>116</text:p>
          </table:table-cell>
          <table:table-cell office:value-type="float" office:value="133.59" calcext:value-type="float">
            <text:p>133.59</text:p>
          </table:table-cell>
          <table:table-cell office:value-type="float" office:value="753.85" calcext:value-type="float">
            <text:p>753.85</text:p>
          </table:table-cell>
          <table:table-cell office:value-type="float" office:value="913.79" calcext:value-type="float">
            <text:p>913.79</text:p>
          </table:table-cell>
        </table:table-row>
        <table:table-row table:style-name="ro1">
          <table:table-cell office:value-type="float" office:value="22302699" calcext:value-type="float">
            <text:p>22302699</text:p>
          </table:table-cell>
          <table:table-cell table:formula="of:=[.A1396]/1000/(60*60*24)" office:value-type="time" office:time-value="PT06H11M42.699S" calcext:value-type="time">
            <text:p>06:11:43</text:p>
          </table:table-cell>
          <table:table-cell office:value-type="float" office:value="1.15" calcext:value-type="float">
            <text:p>1.15</text:p>
          </table:table-cell>
          <table:table-cell office:value-type="float" office:value="116" calcext:value-type="float">
            <text:p>116</text:p>
          </table:table-cell>
          <table:table-cell office:value-type="float" office:value="133.59" calcext:value-type="float">
            <text:p>133.59</text:p>
          </table:table-cell>
          <table:table-cell office:value-type="float" office:value="754.36" calcext:value-type="float">
            <text:p>754.36</text:p>
          </table:table-cell>
          <table:table-cell office:value-type="float" office:value="914.38" calcext:value-type="float">
            <text:p>914.38</text:p>
          </table:table-cell>
        </table:table-row>
        <table:table-row table:style-name="ro1">
          <table:table-cell office:value-type="float" office:value="22318699" calcext:value-type="float">
            <text:p>22318699</text:p>
          </table:table-cell>
          <table:table-cell table:formula="of:=[.A1397]/1000/(60*60*24)" office:value-type="time" office:time-value="PT06H11M58.699S" calcext:value-type="time">
            <text:p>06:11:59</text:p>
          </table:table-cell>
          <table:table-cell office:value-type="float" office:value="1.15" calcext:value-type="float">
            <text:p>1.15</text:p>
          </table:table-cell>
          <table:table-cell office:value-type="float" office:value="116" calcext:value-type="float">
            <text:p>116</text:p>
          </table:table-cell>
          <table:table-cell office:value-type="float" office:value="133.59" calcext:value-type="float">
            <text:p>133.59</text:p>
          </table:table-cell>
          <table:table-cell office:value-type="float" office:value="754.88" calcext:value-type="float">
            <text:p>754.88</text:p>
          </table:table-cell>
          <table:table-cell office:value-type="float" office:value="914.98" calcext:value-type="float">
            <text:p>914.98</text:p>
          </table:table-cell>
        </table:table-row>
        <table:table-row table:style-name="ro1">
          <table:table-cell office:value-type="float" office:value="22334699" calcext:value-type="float">
            <text:p>22334699</text:p>
          </table:table-cell>
          <table:table-cell table:formula="of:=[.A1398]/1000/(60*60*24)" office:value-type="time" office:time-value="PT06H12M14.699S" calcext:value-type="time">
            <text:p>06:12:15</text:p>
          </table:table-cell>
          <table:table-cell office:value-type="float" office:value="1.15" calcext:value-type="float">
            <text:p>1.15</text:p>
          </table:table-cell>
          <table:table-cell office:value-type="float" office:value="116" calcext:value-type="float">
            <text:p>116</text:p>
          </table:table-cell>
          <table:table-cell office:value-type="float" office:value="133.59" calcext:value-type="float">
            <text:p>133.59</text:p>
          </table:table-cell>
          <table:table-cell office:value-type="float" office:value="755.39" calcext:value-type="float">
            <text:p>755.39</text:p>
          </table:table-cell>
          <table:table-cell office:value-type="float" office:value="915.57" calcext:value-type="float">
            <text:p>915.57</text:p>
          </table:table-cell>
        </table:table-row>
        <table:table-row table:style-name="ro1">
          <table:table-cell office:value-type="float" office:value="22350699" calcext:value-type="float">
            <text:p>22350699</text:p>
          </table:table-cell>
          <table:table-cell table:formula="of:=[.A1399]/1000/(60*60*24)" office:value-type="time" office:time-value="PT06H12M30.699S" calcext:value-type="time">
            <text:p>06:12:31</text:p>
          </table:table-cell>
          <table:table-cell office:value-type="float" office:value="1.15" calcext:value-type="float">
            <text:p>1.15</text:p>
          </table:table-cell>
          <table:table-cell office:value-type="float" office:value="116" calcext:value-type="float">
            <text:p>116</text:p>
          </table:table-cell>
          <table:table-cell office:value-type="float" office:value="133.58" calcext:value-type="float">
            <text:p>133.58</text:p>
          </table:table-cell>
          <table:table-cell office:value-type="float" office:value="755.91" calcext:value-type="float">
            <text:p>755.91</text:p>
          </table:table-cell>
          <table:table-cell office:value-type="float" office:value="916.17" calcext:value-type="float">
            <text:p>916.17</text:p>
          </table:table-cell>
        </table:table-row>
        <table:table-row table:style-name="ro1">
          <table:table-cell office:value-type="float" office:value="22366699" calcext:value-type="float">
            <text:p>22366699</text:p>
          </table:table-cell>
          <table:table-cell table:formula="of:=[.A1400]/1000/(60*60*24)" office:value-type="time" office:time-value="PT06H12M46.699S" calcext:value-type="time">
            <text:p>06:12:47</text:p>
          </table:table-cell>
          <table:table-cell office:value-type="float" office:value="1.15" calcext:value-type="float">
            <text:p>1.15</text:p>
          </table:table-cell>
          <table:table-cell office:value-type="float" office:value="116" calcext:value-type="float">
            <text:p>116</text:p>
          </table:table-cell>
          <table:table-cell office:value-type="float" office:value="133.59" calcext:value-type="float">
            <text:p>133.59</text:p>
          </table:table-cell>
          <table:table-cell office:value-type="float" office:value="756.43" calcext:value-type="float">
            <text:p>756.43</text:p>
          </table:table-cell>
          <table:table-cell office:value-type="float" office:value="916.76" calcext:value-type="float">
            <text:p>916.76</text:p>
          </table:table-cell>
        </table:table-row>
        <table:table-row table:style-name="ro1">
          <table:table-cell office:value-type="float" office:value="22382699" calcext:value-type="float">
            <text:p>22382699</text:p>
          </table:table-cell>
          <table:table-cell table:formula="of:=[.A1401]/1000/(60*60*24)" office:value-type="time" office:time-value="PT06H13M02.699S" calcext:value-type="time">
            <text:p>06:13:03</text:p>
          </table:table-cell>
          <table:table-cell office:value-type="float" office:value="1.15" calcext:value-type="float">
            <text:p>1.15</text:p>
          </table:table-cell>
          <table:table-cell office:value-type="float" office:value="115.9" calcext:value-type="float">
            <text:p>115.9</text:p>
          </table:table-cell>
          <table:table-cell office:value-type="float" office:value="133.47" calcext:value-type="float">
            <text:p>133.47</text:p>
          </table:table-cell>
          <table:table-cell office:value-type="float" office:value="756.94" calcext:value-type="float">
            <text:p>756.94</text:p>
          </table:table-cell>
          <table:table-cell office:value-type="float" office:value="917.35" calcext:value-type="float">
            <text:p>917.35</text:p>
          </table:table-cell>
        </table:table-row>
        <table:table-row table:style-name="ro1">
          <table:table-cell office:value-type="float" office:value="22398699" calcext:value-type="float">
            <text:p>22398699</text:p>
          </table:table-cell>
          <table:table-cell table:formula="of:=[.A1402]/1000/(60*60*24)" office:value-type="time" office:time-value="PT06H13M18.699S" calcext:value-type="time">
            <text:p>06:13:19</text:p>
          </table:table-cell>
          <table:table-cell office:value-type="float" office:value="1.15" calcext:value-type="float">
            <text:p>1.15</text:p>
          </table:table-cell>
          <table:table-cell office:value-type="float" office:value="115.9" calcext:value-type="float">
            <text:p>115.9</text:p>
          </table:table-cell>
          <table:table-cell office:value-type="float" office:value="133.47" calcext:value-type="float">
            <text:p>133.47</text:p>
          </table:table-cell>
          <table:table-cell office:value-type="float" office:value="757.46" calcext:value-type="float">
            <text:p>757.46</text:p>
          </table:table-cell>
          <table:table-cell office:value-type="float" office:value="917.95" calcext:value-type="float">
            <text:p>917.95</text:p>
          </table:table-cell>
        </table:table-row>
        <table:table-row table:style-name="ro1">
          <table:table-cell office:value-type="float" office:value="22414699" calcext:value-type="float">
            <text:p>22414699</text:p>
          </table:table-cell>
          <table:table-cell table:formula="of:=[.A1403]/1000/(60*60*24)" office:value-type="time" office:time-value="PT06H13M34.699S" calcext:value-type="time">
            <text:p>06:13:35</text:p>
          </table:table-cell>
          <table:table-cell office:value-type="float" office:value="1.15" calcext:value-type="float">
            <text:p>1.15</text:p>
          </table:table-cell>
          <table:table-cell office:value-type="float" office:value="115.9" calcext:value-type="float">
            <text:p>115.9</text:p>
          </table:table-cell>
          <table:table-cell office:value-type="float" office:value="133.47" calcext:value-type="float">
            <text:p>133.47</text:p>
          </table:table-cell>
          <table:table-cell office:value-type="float" office:value="757.97" calcext:value-type="float">
            <text:p>757.97</text:p>
          </table:table-cell>
          <table:table-cell office:value-type="float" office:value="918.54" calcext:value-type="float">
            <text:p>918.54</text:p>
          </table:table-cell>
        </table:table-row>
        <table:table-row table:style-name="ro1">
          <table:table-cell office:value-type="float" office:value="22430699" calcext:value-type="float">
            <text:p>22430699</text:p>
          </table:table-cell>
          <table:table-cell table:formula="of:=[.A1404]/1000/(60*60*24)" office:value-type="time" office:time-value="PT06H13M50.699S" calcext:value-type="time">
            <text:p>06:13:51</text:p>
          </table:table-cell>
          <table:table-cell office:value-type="float" office:value="1.15" calcext:value-type="float">
            <text:p>1.15</text:p>
          </table:table-cell>
          <table:table-cell office:value-type="float" office:value="115.8" calcext:value-type="float">
            <text:p>115.8</text:p>
          </table:table-cell>
          <table:table-cell office:value-type="float" office:value="133.35" calcext:value-type="float">
            <text:p>133.35</text:p>
          </table:table-cell>
          <table:table-cell office:value-type="float" office:value="758.49" calcext:value-type="float">
            <text:p>758.49</text:p>
          </table:table-cell>
          <table:table-cell office:value-type="float" office:value="919.13" calcext:value-type="float">
            <text:p>919.13</text:p>
          </table:table-cell>
        </table:table-row>
        <table:table-row table:style-name="ro1">
          <table:table-cell office:value-type="float" office:value="22446699" calcext:value-type="float">
            <text:p>22446699</text:p>
          </table:table-cell>
          <table:table-cell table:formula="of:=[.A1405]/1000/(60*60*24)" office:value-type="time" office:time-value="PT06H14M06.699S" calcext:value-type="time">
            <text:p>06:14:07</text:p>
          </table:table-cell>
          <table:table-cell office:value-type="float" office:value="1.15" calcext:value-type="float">
            <text:p>1.15</text:p>
          </table:table-cell>
          <table:table-cell office:value-type="float" office:value="115.9" calcext:value-type="float">
            <text:p>115.9</text:p>
          </table:table-cell>
          <table:table-cell office:value-type="float" office:value="133.47" calcext:value-type="float">
            <text:p>133.47</text:p>
          </table:table-cell>
          <table:table-cell office:value-type="float" office:value="759" calcext:value-type="float">
            <text:p>759</text:p>
          </table:table-cell>
          <table:table-cell office:value-type="float" office:value="919.73" calcext:value-type="float">
            <text:p>919.73</text:p>
          </table:table-cell>
        </table:table-row>
        <table:table-row table:style-name="ro1">
          <table:table-cell office:value-type="float" office:value="22462699" calcext:value-type="float">
            <text:p>22462699</text:p>
          </table:table-cell>
          <table:table-cell table:formula="of:=[.A1406]/1000/(60*60*24)" office:value-type="time" office:time-value="PT06H14M22.699S" calcext:value-type="time">
            <text:p>06:14:23</text:p>
          </table:table-cell>
          <table:table-cell office:value-type="float" office:value="1.15" calcext:value-type="float">
            <text:p>1.15</text:p>
          </table:table-cell>
          <table:table-cell office:value-type="float" office:value="115.8" calcext:value-type="float">
            <text:p>115.8</text:p>
          </table:table-cell>
          <table:table-cell office:value-type="float" office:value="133.35" calcext:value-type="float">
            <text:p>133.35</text:p>
          </table:table-cell>
          <table:table-cell office:value-type="float" office:value="759.51" calcext:value-type="float">
            <text:p>759.51</text:p>
          </table:table-cell>
          <table:table-cell office:value-type="float" office:value="920.32" calcext:value-type="float">
            <text:p>920.32</text:p>
          </table:table-cell>
        </table:table-row>
        <table:table-row table:style-name="ro1">
          <table:table-cell office:value-type="float" office:value="22478699" calcext:value-type="float">
            <text:p>22478699</text:p>
          </table:table-cell>
          <table:table-cell table:formula="of:=[.A1407]/1000/(60*60*24)" office:value-type="time" office:time-value="PT06H14M38.699S" calcext:value-type="time">
            <text:p>06:14:39</text:p>
          </table:table-cell>
          <table:table-cell office:value-type="float" office:value="1.15" calcext:value-type="float">
            <text:p>1.15</text:p>
          </table:table-cell>
          <table:table-cell office:value-type="float" office:value="115.8" calcext:value-type="float">
            <text:p>115.8</text:p>
          </table:table-cell>
          <table:table-cell office:value-type="float" office:value="133.35" calcext:value-type="float">
            <text:p>133.35</text:p>
          </table:table-cell>
          <table:table-cell office:value-type="float" office:value="760.03" calcext:value-type="float">
            <text:p>760.03</text:p>
          </table:table-cell>
          <table:table-cell office:value-type="float" office:value="920.91" calcext:value-type="float">
            <text:p>920.91</text:p>
          </table:table-cell>
        </table:table-row>
        <table:table-row table:style-name="ro1">
          <table:table-cell office:value-type="float" office:value="22494699" calcext:value-type="float">
            <text:p>22494699</text:p>
          </table:table-cell>
          <table:table-cell table:formula="of:=[.A1408]/1000/(60*60*24)" office:value-type="time" office:time-value="PT06H14M54.699S" calcext:value-type="time">
            <text:p>06:14:55</text:p>
          </table:table-cell>
          <table:table-cell office:value-type="float" office:value="1.15" calcext:value-type="float">
            <text:p>1.15</text:p>
          </table:table-cell>
          <table:table-cell office:value-type="float" office:value="115.8" calcext:value-type="float">
            <text:p>115.8</text:p>
          </table:table-cell>
          <table:table-cell office:value-type="float" office:value="133.35" calcext:value-type="float">
            <text:p>133.35</text:p>
          </table:table-cell>
          <table:table-cell office:value-type="float" office:value="760.54" calcext:value-type="float">
            <text:p>760.54</text:p>
          </table:table-cell>
          <table:table-cell office:value-type="float" office:value="921.5" calcext:value-type="float">
            <text:p>921.5</text:p>
          </table:table-cell>
        </table:table-row>
        <table:table-row table:style-name="ro1">
          <table:table-cell office:value-type="float" office:value="22510699" calcext:value-type="float">
            <text:p>22510699</text:p>
          </table:table-cell>
          <table:table-cell table:formula="of:=[.A1409]/1000/(60*60*24)" office:value-type="time" office:time-value="PT06H15M10.699S" calcext:value-type="time">
            <text:p>06:15:11</text:p>
          </table:table-cell>
          <table:table-cell office:value-type="float" office:value="1.15" calcext:value-type="float">
            <text:p>1.15</text:p>
          </table:table-cell>
          <table:table-cell office:value-type="float" office:value="115.7" calcext:value-type="float">
            <text:p>115.7</text:p>
          </table:table-cell>
          <table:table-cell office:value-type="float" office:value="133.24" calcext:value-type="float">
            <text:p>133.24</text:p>
          </table:table-cell>
          <table:table-cell office:value-type="float" office:value="761.06" calcext:value-type="float">
            <text:p>761.06</text:p>
          </table:table-cell>
          <table:table-cell office:value-type="float" office:value="922.1" calcext:value-type="float">
            <text:p>922.1</text:p>
          </table:table-cell>
        </table:table-row>
        <table:table-row table:style-name="ro1">
          <table:table-cell office:value-type="float" office:value="22526699" calcext:value-type="float">
            <text:p>22526699</text:p>
          </table:table-cell>
          <table:table-cell table:formula="of:=[.A1410]/1000/(60*60*24)" office:value-type="time" office:time-value="PT06H15M26.699S" calcext:value-type="time">
            <text:p>06:15:27</text:p>
          </table:table-cell>
          <table:table-cell office:value-type="float" office:value="1.15" calcext:value-type="float">
            <text:p>1.15</text:p>
          </table:table-cell>
          <table:table-cell office:value-type="float" office:value="115.7" calcext:value-type="float">
            <text:p>115.7</text:p>
          </table:table-cell>
          <table:table-cell office:value-type="float" office:value="133.24" calcext:value-type="float">
            <text:p>133.24</text:p>
          </table:table-cell>
          <table:table-cell office:value-type="float" office:value="761.57" calcext:value-type="float">
            <text:p>761.57</text:p>
          </table:table-cell>
          <table:table-cell office:value-type="float" office:value="922.69" calcext:value-type="float">
            <text:p>922.69</text:p>
          </table:table-cell>
        </table:table-row>
        <table:table-row table:style-name="ro1">
          <table:table-cell office:value-type="float" office:value="22542699" calcext:value-type="float">
            <text:p>22542699</text:p>
          </table:table-cell>
          <table:table-cell table:formula="of:=[.A1411]/1000/(60*60*24)" office:value-type="time" office:time-value="PT06H15M42.699S" calcext:value-type="time">
            <text:p>06:15:43</text:p>
          </table:table-cell>
          <table:table-cell office:value-type="float" office:value="1.15" calcext:value-type="float">
            <text:p>1.15</text:p>
          </table:table-cell>
          <table:table-cell office:value-type="float" office:value="115.7" calcext:value-type="float">
            <text:p>115.7</text:p>
          </table:table-cell>
          <table:table-cell office:value-type="float" office:value="132.78" calcext:value-type="float">
            <text:p>132.78</text:p>
          </table:table-cell>
          <table:table-cell office:value-type="float" office:value="762.09" calcext:value-type="float">
            <text:p>762.09</text:p>
          </table:table-cell>
          <table:table-cell office:value-type="float" office:value="923.28" calcext:value-type="float">
            <text:p>923.28</text:p>
          </table:table-cell>
        </table:table-row>
        <table:table-row table:style-name="ro1">
          <table:table-cell office:value-type="float" office:value="22558699" calcext:value-type="float">
            <text:p>22558699</text:p>
          </table:table-cell>
          <table:table-cell table:formula="of:=[.A1412]/1000/(60*60*24)" office:value-type="time" office:time-value="PT06H15M58.699S" calcext:value-type="time">
            <text:p>06:15:59</text:p>
          </table:table-cell>
          <table:table-cell office:value-type="float" office:value="1.15" calcext:value-type="float">
            <text:p>1.15</text:p>
          </table:table-cell>
          <table:table-cell office:value-type="float" office:value="115.7" calcext:value-type="float">
            <text:p>115.7</text:p>
          </table:table-cell>
          <table:table-cell office:value-type="float" office:value="132.77" calcext:value-type="float">
            <text:p>132.77</text:p>
          </table:table-cell>
          <table:table-cell office:value-type="float" office:value="762.6" calcext:value-type="float">
            <text:p>762.6</text:p>
          </table:table-cell>
          <table:table-cell office:value-type="float" office:value="923.87" calcext:value-type="float">
            <text:p>923.87</text:p>
          </table:table-cell>
        </table:table-row>
        <table:table-row table:style-name="ro1">
          <table:table-cell office:value-type="float" office:value="22574699" calcext:value-type="float">
            <text:p>22574699</text:p>
          </table:table-cell>
          <table:table-cell table:formula="of:=[.A1413]/1000/(60*60*24)" office:value-type="time" office:time-value="PT06H16M14.699S" calcext:value-type="time">
            <text:p>06:16:15</text:p>
          </table:table-cell>
          <table:table-cell office:value-type="float" office:value="1.15" calcext:value-type="float">
            <text:p>1.15</text:p>
          </table:table-cell>
          <table:table-cell office:value-type="float" office:value="115.7" calcext:value-type="float">
            <text:p>115.7</text:p>
          </table:table-cell>
          <table:table-cell office:value-type="float" office:value="132.77" calcext:value-type="float">
            <text:p>132.77</text:p>
          </table:table-cell>
          <table:table-cell office:value-type="float" office:value="763.12" calcext:value-type="float">
            <text:p>763.12</text:p>
          </table:table-cell>
          <table:table-cell office:value-type="float" office:value="924.46" calcext:value-type="float">
            <text:p>924.46</text:p>
          </table:table-cell>
        </table:table-row>
        <table:table-row table:style-name="ro1">
          <table:table-cell office:value-type="float" office:value="22590699" calcext:value-type="float">
            <text:p>22590699</text:p>
          </table:table-cell>
          <table:table-cell table:formula="of:=[.A1414]/1000/(60*60*24)" office:value-type="time" office:time-value="PT06H16M30.699S" calcext:value-type="time">
            <text:p>06:16:31</text:p>
          </table:table-cell>
          <table:table-cell office:value-type="float" office:value="1.15" calcext:value-type="float">
            <text:p>1.15</text:p>
          </table:table-cell>
          <table:table-cell office:value-type="float" office:value="115.7" calcext:value-type="float">
            <text:p>115.7</text:p>
          </table:table-cell>
          <table:table-cell office:value-type="float" office:value="133.24" calcext:value-type="float">
            <text:p>133.24</text:p>
          </table:table-cell>
          <table:table-cell office:value-type="float" office:value="763.63" calcext:value-type="float">
            <text:p>763.63</text:p>
          </table:table-cell>
          <table:table-cell office:value-type="float" office:value="925.05" calcext:value-type="float">
            <text:p>925.05</text:p>
          </table:table-cell>
        </table:table-row>
        <table:table-row table:style-name="ro1">
          <table:table-cell office:value-type="float" office:value="22606699" calcext:value-type="float">
            <text:p>22606699</text:p>
          </table:table-cell>
          <table:table-cell table:formula="of:=[.A1415]/1000/(60*60*24)" office:value-type="time" office:time-value="PT06H16M46.699S" calcext:value-type="time">
            <text:p>06:16:47</text:p>
          </table:table-cell>
          <table:table-cell office:value-type="float" office:value="1.15" calcext:value-type="float">
            <text:p>1.15</text:p>
          </table:table-cell>
          <table:table-cell office:value-type="float" office:value="115.6" calcext:value-type="float">
            <text:p>115.6</text:p>
          </table:table-cell>
          <table:table-cell office:value-type="float" office:value="132.66" calcext:value-type="float">
            <text:p>132.66</text:p>
          </table:table-cell>
          <table:table-cell office:value-type="float" office:value="764.15" calcext:value-type="float">
            <text:p>764.15</text:p>
          </table:table-cell>
          <table:table-cell office:value-type="float" office:value="925.64" calcext:value-type="float">
            <text:p>925.64</text:p>
          </table:table-cell>
        </table:table-row>
        <table:table-row table:style-name="ro1">
          <table:table-cell office:value-type="float" office:value="22622699" calcext:value-type="float">
            <text:p>22622699</text:p>
          </table:table-cell>
          <table:table-cell table:formula="of:=[.A1416]/1000/(60*60*24)" office:value-type="time" office:time-value="PT06H17M02.699S" calcext:value-type="time">
            <text:p>06:17:03</text:p>
          </table:table-cell>
          <table:table-cell office:value-type="float" office:value="1.15" calcext:value-type="float">
            <text:p>1.15</text:p>
          </table:table-cell>
          <table:table-cell office:value-type="float" office:value="115.6" calcext:value-type="float">
            <text:p>115.6</text:p>
          </table:table-cell>
          <table:table-cell office:value-type="float" office:value="132.66" calcext:value-type="float">
            <text:p>132.66</text:p>
          </table:table-cell>
          <table:table-cell office:value-type="float" office:value="764.66" calcext:value-type="float">
            <text:p>764.66</text:p>
          </table:table-cell>
          <table:table-cell office:value-type="float" office:value="926.23" calcext:value-type="float">
            <text:p>926.23</text:p>
          </table:table-cell>
        </table:table-row>
        <table:table-row table:style-name="ro1">
          <table:table-cell office:value-type="float" office:value="22638699" calcext:value-type="float">
            <text:p>22638699</text:p>
          </table:table-cell>
          <table:table-cell table:formula="of:=[.A1417]/1000/(60*60*24)" office:value-type="time" office:time-value="PT06H17M18.699S" calcext:value-type="time">
            <text:p>06:17:19</text:p>
          </table:table-cell>
          <table:table-cell office:value-type="float" office:value="1.15" calcext:value-type="float">
            <text:p>1.15</text:p>
          </table:table-cell>
          <table:table-cell office:value-type="float" office:value="115.6" calcext:value-type="float">
            <text:p>115.6</text:p>
          </table:table-cell>
          <table:table-cell office:value-type="float" office:value="132.66" calcext:value-type="float">
            <text:p>132.66</text:p>
          </table:table-cell>
          <table:table-cell office:value-type="float" office:value="765.17" calcext:value-type="float">
            <text:p>765.17</text:p>
          </table:table-cell>
          <table:table-cell office:value-type="float" office:value="926.82" calcext:value-type="float">
            <text:p>926.82</text:p>
          </table:table-cell>
        </table:table-row>
        <table:table-row table:style-name="ro1">
          <table:table-cell office:value-type="float" office:value="22654699" calcext:value-type="float">
            <text:p>22654699</text:p>
          </table:table-cell>
          <table:table-cell table:formula="of:=[.A1418]/1000/(60*60*24)" office:value-type="time" office:time-value="PT06H17M34.699S" calcext:value-type="time">
            <text:p>06:17:35</text:p>
          </table:table-cell>
          <table:table-cell office:value-type="float" office:value="1.15" calcext:value-type="float">
            <text:p>1.15</text:p>
          </table:table-cell>
          <table:table-cell office:value-type="float" office:value="115.6" calcext:value-type="float">
            <text:p>115.6</text:p>
          </table:table-cell>
          <table:table-cell office:value-type="float" office:value="132.66" calcext:value-type="float">
            <text:p>132.66</text:p>
          </table:table-cell>
          <table:table-cell office:value-type="float" office:value="765.69" calcext:value-type="float">
            <text:p>765.69</text:p>
          </table:table-cell>
          <table:table-cell office:value-type="float" office:value="927.41" calcext:value-type="float">
            <text:p>927.41</text:p>
          </table:table-cell>
        </table:table-row>
        <table:table-row table:style-name="ro1">
          <table:table-cell office:value-type="float" office:value="22670699" calcext:value-type="float">
            <text:p>22670699</text:p>
          </table:table-cell>
          <table:table-cell table:formula="of:=[.A1419]/1000/(60*60*24)" office:value-type="time" office:time-value="PT06H17M50.699S" calcext:value-type="time">
            <text:p>06:17:51</text:p>
          </table:table-cell>
          <table:table-cell office:value-type="float" office:value="1.15" calcext:value-type="float">
            <text:p>1.15</text:p>
          </table:table-cell>
          <table:table-cell office:value-type="float" office:value="115.6" calcext:value-type="float">
            <text:p>115.6</text:p>
          </table:table-cell>
          <table:table-cell office:value-type="float" office:value="132.66" calcext:value-type="float">
            <text:p>132.66</text:p>
          </table:table-cell>
          <table:table-cell office:value-type="float" office:value="766.2" calcext:value-type="float">
            <text:p>766.2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float" office:value="22686699" calcext:value-type="float">
            <text:p>22686699</text:p>
          </table:table-cell>
          <table:table-cell table:formula="of:=[.A1420]/1000/(60*60*24)" office:value-type="time" office:time-value="PT06H18M06.699S" calcext:value-type="time">
            <text:p>06:18:07</text:p>
          </table:table-cell>
          <table:table-cell office:value-type="float" office:value="1.15" calcext:value-type="float">
            <text:p>1.15</text:p>
          </table:table-cell>
          <table:table-cell office:value-type="float" office:value="115.6" calcext:value-type="float">
            <text:p>115.6</text:p>
          </table:table-cell>
          <table:table-cell office:value-type="float" office:value="132.66" calcext:value-type="float">
            <text:p>132.66</text:p>
          </table:table-cell>
          <table:table-cell office:value-type="float" office:value="766.72" calcext:value-type="float">
            <text:p>766.72</text:p>
          </table:table-cell>
          <table:table-cell office:value-type="float" office:value="928.59" calcext:value-type="float">
            <text:p>928.59</text:p>
          </table:table-cell>
        </table:table-row>
        <table:table-row table:style-name="ro1">
          <table:table-cell office:value-type="float" office:value="22702699" calcext:value-type="float">
            <text:p>22702699</text:p>
          </table:table-cell>
          <table:table-cell table:formula="of:=[.A1421]/1000/(60*60*24)" office:value-type="time" office:time-value="PT06H18M22.699S" calcext:value-type="time">
            <text:p>06:18:23</text:p>
          </table:table-cell>
          <table:table-cell office:value-type="float" office:value="1.15" calcext:value-type="float">
            <text:p>1.15</text:p>
          </table:table-cell>
          <table:table-cell office:value-type="float" office:value="115.5" calcext:value-type="float">
            <text:p>115.5</text:p>
          </table:table-cell>
          <table:table-cell office:value-type="float" office:value="132.54" calcext:value-type="float">
            <text:p>132.54</text:p>
          </table:table-cell>
          <table:table-cell office:value-type="float" office:value="767.23" calcext:value-type="float">
            <text:p>767.23</text:p>
          </table:table-cell>
          <table:table-cell office:value-type="float" office:value="929.18" calcext:value-type="float">
            <text:p>929.18</text:p>
          </table:table-cell>
        </table:table-row>
        <table:table-row table:style-name="ro1">
          <table:table-cell office:value-type="float" office:value="22718699" calcext:value-type="float">
            <text:p>22718699</text:p>
          </table:table-cell>
          <table:table-cell table:formula="of:=[.A1422]/1000/(60*60*24)" office:value-type="time" office:time-value="PT06H18M38.699S" calcext:value-type="time">
            <text:p>06:18:39</text:p>
          </table:table-cell>
          <table:table-cell office:value-type="float" office:value="1.15" calcext:value-type="float">
            <text:p>1.15</text:p>
          </table:table-cell>
          <table:table-cell office:value-type="float" office:value="115.5" calcext:value-type="float">
            <text:p>115.5</text:p>
          </table:table-cell>
          <table:table-cell office:value-type="float" office:value="132.54" calcext:value-type="float">
            <text:p>132.54</text:p>
          </table:table-cell>
          <table:table-cell office:value-type="float" office:value="767.74" calcext:value-type="float">
            <text:p>767.74</text:p>
          </table:table-cell>
          <table:table-cell office:value-type="float" office:value="929.77" calcext:value-type="float">
            <text:p>929.77</text:p>
          </table:table-cell>
        </table:table-row>
        <table:table-row table:style-name="ro1">
          <table:table-cell office:value-type="float" office:value="22734699" calcext:value-type="float">
            <text:p>22734699</text:p>
          </table:table-cell>
          <table:table-cell table:formula="of:=[.A1423]/1000/(60*60*24)" office:value-type="time" office:time-value="PT06H18M54.699S" calcext:value-type="time">
            <text:p>06:18:55</text:p>
          </table:table-cell>
          <table:table-cell office:value-type="float" office:value="1.15" calcext:value-type="float">
            <text:p>1.15</text:p>
          </table:table-cell>
          <table:table-cell office:value-type="float" office:value="115.6" calcext:value-type="float">
            <text:p>115.6</text:p>
          </table:table-cell>
          <table:table-cell office:value-type="float" office:value="132.66" calcext:value-type="float">
            <text:p>132.66</text:p>
          </table:table-cell>
          <table:table-cell office:value-type="float" office:value="768.26" calcext:value-type="float">
            <text:p>768.26</text:p>
          </table:table-cell>
          <table:table-cell office:value-type="float" office:value="930.36" calcext:value-type="float">
            <text:p>930.36</text:p>
          </table:table-cell>
        </table:table-row>
        <table:table-row table:style-name="ro1">
          <table:table-cell office:value-type="float" office:value="22750699" calcext:value-type="float">
            <text:p>22750699</text:p>
          </table:table-cell>
          <table:table-cell table:formula="of:=[.A1424]/1000/(60*60*24)" office:value-type="time" office:time-value="PT06H19M10.699S" calcext:value-type="time">
            <text:p>06:19:11</text:p>
          </table:table-cell>
          <table:table-cell office:value-type="float" office:value="1.15" calcext:value-type="float">
            <text:p>1.15</text:p>
          </table:table-cell>
          <table:table-cell office:value-type="float" office:value="115.5" calcext:value-type="float">
            <text:p>115.5</text:p>
          </table:table-cell>
          <table:table-cell office:value-type="float" office:value="132.54" calcext:value-type="float">
            <text:p>132.54</text:p>
          </table:table-cell>
          <table:table-cell office:value-type="float" office:value="768.77" calcext:value-type="float">
            <text:p>768.77</text:p>
          </table:table-cell>
          <table:table-cell office:value-type="float" office:value="930.95" calcext:value-type="float">
            <text:p>930.95</text:p>
          </table:table-cell>
        </table:table-row>
        <table:table-row table:style-name="ro1">
          <table:table-cell office:value-type="float" office:value="22766699" calcext:value-type="float">
            <text:p>22766699</text:p>
          </table:table-cell>
          <table:table-cell table:formula="of:=[.A1425]/1000/(60*60*24)" office:value-type="time" office:time-value="PT06H19M26.699S" calcext:value-type="time">
            <text:p>06:19:27</text:p>
          </table:table-cell>
          <table:table-cell office:value-type="float" office:value="1.15" calcext:value-type="float">
            <text:p>1.15</text:p>
          </table:table-cell>
          <table:table-cell office:value-type="float" office:value="115.5" calcext:value-type="float">
            <text:p>115.5</text:p>
          </table:table-cell>
          <table:table-cell office:value-type="float" office:value="132.54" calcext:value-type="float">
            <text:p>132.54</text:p>
          </table:table-cell>
          <table:table-cell office:value-type="float" office:value="769.28" calcext:value-type="float">
            <text:p>769.28</text:p>
          </table:table-cell>
          <table:table-cell office:value-type="float" office:value="931.54" calcext:value-type="float">
            <text:p>931.54</text:p>
          </table:table-cell>
        </table:table-row>
        <table:table-row table:style-name="ro1">
          <table:table-cell office:value-type="float" office:value="22782699" calcext:value-type="float">
            <text:p>22782699</text:p>
          </table:table-cell>
          <table:table-cell table:formula="of:=[.A1426]/1000/(60*60*24)" office:value-type="time" office:time-value="PT06H19M42.699S" calcext:value-type="time">
            <text:p>06:19:43</text:p>
          </table:table-cell>
          <table:table-cell office:value-type="float" office:value="1.15" calcext:value-type="float">
            <text:p>1.15</text:p>
          </table:table-cell>
          <table:table-cell office:value-type="float" office:value="115.4" calcext:value-type="float">
            <text:p>115.4</text:p>
          </table:table-cell>
          <table:table-cell office:value-type="float" office:value="132.43" calcext:value-type="float">
            <text:p>132.43</text:p>
          </table:table-cell>
          <table:table-cell office:value-type="float" office:value="769.8" calcext:value-type="float">
            <text:p>769.8</text:p>
          </table:table-cell>
          <table:table-cell office:value-type="float" office:value="932.13" calcext:value-type="float">
            <text:p>932.13</text:p>
          </table:table-cell>
        </table:table-row>
        <table:table-row table:style-name="ro1">
          <table:table-cell office:value-type="float" office:value="22798699" calcext:value-type="float">
            <text:p>22798699</text:p>
          </table:table-cell>
          <table:table-cell table:formula="of:=[.A1427]/1000/(60*60*24)" office:value-type="time" office:time-value="PT06H19M58.699S" calcext:value-type="time">
            <text:p>06:19:59</text:p>
          </table:table-cell>
          <table:table-cell office:value-type="float" office:value="1.15" calcext:value-type="float">
            <text:p>1.15</text:p>
          </table:table-cell>
          <table:table-cell office:value-type="float" office:value="115.4" calcext:value-type="float">
            <text:p>115.4</text:p>
          </table:table-cell>
          <table:table-cell office:value-type="float" office:value="132.43" calcext:value-type="float">
            <text:p>132.43</text:p>
          </table:table-cell>
          <table:table-cell office:value-type="float" office:value="770.31" calcext:value-type="float">
            <text:p>770.31</text:p>
          </table:table-cell>
          <table:table-cell office:value-type="float" office:value="932.72" calcext:value-type="float">
            <text:p>932.72</text:p>
          </table:table-cell>
        </table:table-row>
        <table:table-row table:style-name="ro1">
          <table:table-cell office:value-type="float" office:value="22814699" calcext:value-type="float">
            <text:p>22814699</text:p>
          </table:table-cell>
          <table:table-cell table:formula="of:=[.A1428]/1000/(60*60*24)" office:value-type="time" office:time-value="PT06H20M14.699S" calcext:value-type="time">
            <text:p>06:20:15</text:p>
          </table:table-cell>
          <table:table-cell office:value-type="float" office:value="1.15" calcext:value-type="float">
            <text:p>1.15</text:p>
          </table:table-cell>
          <table:table-cell office:value-type="float" office:value="115.4" calcext:value-type="float">
            <text:p>115.4</text:p>
          </table:table-cell>
          <table:table-cell office:value-type="float" office:value="132.43" calcext:value-type="float">
            <text:p>132.43</text:p>
          </table:table-cell>
          <table:table-cell office:value-type="float" office:value="770.82" calcext:value-type="float">
            <text:p>770.82</text:p>
          </table:table-cell>
          <table:table-cell office:value-type="float" office:value="933.3" calcext:value-type="float">
            <text:p>933.3</text:p>
          </table:table-cell>
        </table:table-row>
        <table:table-row table:style-name="ro1">
          <table:table-cell office:value-type="float" office:value="22830699" calcext:value-type="float">
            <text:p>22830699</text:p>
          </table:table-cell>
          <table:table-cell table:formula="of:=[.A1429]/1000/(60*60*24)" office:value-type="time" office:time-value="PT06H20M30.699S" calcext:value-type="time">
            <text:p>06:20:31</text:p>
          </table:table-cell>
          <table:table-cell office:value-type="float" office:value="1.15" calcext:value-type="float">
            <text:p>1.15</text:p>
          </table:table-cell>
          <table:table-cell office:value-type="float" office:value="115.5" calcext:value-type="float">
            <text:p>115.5</text:p>
          </table:table-cell>
          <table:table-cell office:value-type="float" office:value="132.54" calcext:value-type="float">
            <text:p>132.54</text:p>
          </table:table-cell>
          <table:table-cell office:value-type="float" office:value="771.34" calcext:value-type="float">
            <text:p>771.34</text:p>
          </table:table-cell>
          <table:table-cell office:value-type="float" office:value="933.89" calcext:value-type="float">
            <text:p>933.89</text:p>
          </table:table-cell>
        </table:table-row>
        <table:table-row table:style-name="ro1">
          <table:table-cell office:value-type="float" office:value="22846699" calcext:value-type="float">
            <text:p>22846699</text:p>
          </table:table-cell>
          <table:table-cell table:formula="of:=[.A1430]/1000/(60*60*24)" office:value-type="time" office:time-value="PT06H20M46.699S" calcext:value-type="time">
            <text:p>06:20:47</text:p>
          </table:table-cell>
          <table:table-cell office:value-type="float" office:value="1.15" calcext:value-type="float">
            <text:p>1.15</text:p>
          </table:table-cell>
          <table:table-cell office:value-type="float" office:value="115.4" calcext:value-type="float">
            <text:p>115.4</text:p>
          </table:table-cell>
          <table:table-cell office:value-type="float" office:value="132.43" calcext:value-type="float">
            <text:p>132.43</text:p>
          </table:table-cell>
          <table:table-cell office:value-type="float" office:value="771.85" calcext:value-type="float">
            <text:p>771.85</text:p>
          </table:table-cell>
          <table:table-cell office:value-type="float" office:value="934.48" calcext:value-type="float">
            <text:p>934.48</text:p>
          </table:table-cell>
        </table:table-row>
        <table:table-row table:style-name="ro1">
          <table:table-cell office:value-type="float" office:value="22862699" calcext:value-type="float">
            <text:p>22862699</text:p>
          </table:table-cell>
          <table:table-cell table:formula="of:=[.A1431]/1000/(60*60*24)" office:value-type="time" office:time-value="PT06H21M02.699S" calcext:value-type="time">
            <text:p>06:21:03</text:p>
          </table:table-cell>
          <table:table-cell office:value-type="float" office:value="1.15" calcext:value-type="float">
            <text:p>1.15</text:p>
          </table:table-cell>
          <table:table-cell office:value-type="float" office:value="115.4" calcext:value-type="float">
            <text:p>115.4</text:p>
          </table:table-cell>
          <table:table-cell office:value-type="float" office:value="132.42" calcext:value-type="float">
            <text:p>132.42</text:p>
          </table:table-cell>
          <table:table-cell office:value-type="float" office:value="772.36" calcext:value-type="float">
            <text:p>772.36</text:p>
          </table:table-cell>
          <table:table-cell office:value-type="float" office:value="935.07" calcext:value-type="float">
            <text:p>935.07</text:p>
          </table:table-cell>
        </table:table-row>
        <table:table-row table:style-name="ro1">
          <table:table-cell office:value-type="float" office:value="22878699" calcext:value-type="float">
            <text:p>22878699</text:p>
          </table:table-cell>
          <table:table-cell table:formula="of:=[.A1432]/1000/(60*60*24)" office:value-type="time" office:time-value="PT06H21M18.699S" calcext:value-type="time">
            <text:p>06:21:19</text:p>
          </table:table-cell>
          <table:table-cell office:value-type="float" office:value="1.15" calcext:value-type="float">
            <text:p>1.15</text:p>
          </table:table-cell>
          <table:table-cell office:value-type="float" office:value="115.3" calcext:value-type="float">
            <text:p>115.3</text:p>
          </table:table-cell>
          <table:table-cell office:value-type="float" office:value="132.31" calcext:value-type="float">
            <text:p>132.31</text:p>
          </table:table-cell>
          <table:table-cell office:value-type="float" office:value="772.87" calcext:value-type="float">
            <text:p>772.87</text:p>
          </table:table-cell>
          <table:table-cell office:value-type="float" office:value="935.66" calcext:value-type="float">
            <text:p>935.66</text:p>
          </table:table-cell>
        </table:table-row>
        <table:table-row table:style-name="ro1">
          <table:table-cell office:value-type="float" office:value="22894699" calcext:value-type="float">
            <text:p>22894699</text:p>
          </table:table-cell>
          <table:table-cell table:formula="of:=[.A1433]/1000/(60*60*24)" office:value-type="time" office:time-value="PT06H21M34.699S" calcext:value-type="time">
            <text:p>06:21:35</text:p>
          </table:table-cell>
          <table:table-cell office:value-type="float" office:value="1.15" calcext:value-type="float">
            <text:p>1.15</text:p>
          </table:table-cell>
          <table:table-cell office:value-type="float" office:value="115.3" calcext:value-type="float">
            <text:p>115.3</text:p>
          </table:table-cell>
          <table:table-cell office:value-type="float" office:value="132.31" calcext:value-type="float">
            <text:p>132.31</text:p>
          </table:table-cell>
          <table:table-cell office:value-type="float" office:value="773.39" calcext:value-type="float">
            <text:p>773.39</text:p>
          </table:table-cell>
          <table:table-cell office:value-type="float" office:value="936.24" calcext:value-type="float">
            <text:p>936.24</text:p>
          </table:table-cell>
        </table:table-row>
        <table:table-row table:style-name="ro1">
          <table:table-cell office:value-type="float" office:value="22910699" calcext:value-type="float">
            <text:p>22910699</text:p>
          </table:table-cell>
          <table:table-cell table:formula="of:=[.A1434]/1000/(60*60*24)" office:value-type="time" office:time-value="PT06H21M50.699S" calcext:value-type="time">
            <text:p>06:21:51</text:p>
          </table:table-cell>
          <table:table-cell office:value-type="float" office:value="1.15" calcext:value-type="float">
            <text:p>1.15</text:p>
          </table:table-cell>
          <table:table-cell office:value-type="float" office:value="115.3" calcext:value-type="float">
            <text:p>115.3</text:p>
          </table:table-cell>
          <table:table-cell office:value-type="float" office:value="132.31" calcext:value-type="float">
            <text:p>132.31</text:p>
          </table:table-cell>
          <table:table-cell office:value-type="float" office:value="773.9" calcext:value-type="float">
            <text:p>773.9</text:p>
          </table:table-cell>
          <table:table-cell office:value-type="float" office:value="936.83" calcext:value-type="float">
            <text:p>936.83</text:p>
          </table:table-cell>
        </table:table-row>
        <table:table-row table:style-name="ro1">
          <table:table-cell office:value-type="float" office:value="22926699" calcext:value-type="float">
            <text:p>22926699</text:p>
          </table:table-cell>
          <table:table-cell table:formula="of:=[.A1435]/1000/(60*60*24)" office:value-type="time" office:time-value="PT06H22M06.699S" calcext:value-type="time">
            <text:p>06:22:07</text:p>
          </table:table-cell>
          <table:table-cell office:value-type="float" office:value="1.15" calcext:value-type="float">
            <text:p>1.15</text:p>
          </table:table-cell>
          <table:table-cell office:value-type="float" office:value="115.3" calcext:value-type="float">
            <text:p>115.3</text:p>
          </table:table-cell>
          <table:table-cell office:value-type="float" office:value="132.31" calcext:value-type="float">
            <text:p>132.31</text:p>
          </table:table-cell>
          <table:table-cell office:value-type="float" office:value="774.41" calcext:value-type="float">
            <text:p>774.41</text:p>
          </table:table-cell>
          <table:table-cell office:value-type="float" office:value="937.42" calcext:value-type="float">
            <text:p>937.42</text:p>
          </table:table-cell>
        </table:table-row>
        <table:table-row table:style-name="ro1">
          <table:table-cell office:value-type="float" office:value="22942699" calcext:value-type="float">
            <text:p>22942699</text:p>
          </table:table-cell>
          <table:table-cell table:formula="of:=[.A1436]/1000/(60*60*24)" office:value-type="time" office:time-value="PT06H22M22.699S" calcext:value-type="time">
            <text:p>06:22:23</text:p>
          </table:table-cell>
          <table:table-cell office:value-type="float" office:value="1.14" calcext:value-type="float">
            <text:p>1.14</text:p>
          </table:table-cell>
          <table:table-cell office:value-type="float" office:value="115.3" calcext:value-type="float">
            <text:p>115.3</text:p>
          </table:table-cell>
          <table:table-cell office:value-type="float" office:value="131.85" calcext:value-type="float">
            <text:p>131.85</text:p>
          </table:table-cell>
          <table:table-cell office:value-type="float" office:value="774.92" calcext:value-type="float">
            <text:p>774.92</text:p>
          </table:table-cell>
          <table:table-cell office:value-type="float" office:value="938.01" calcext:value-type="float">
            <text:p>938.01</text:p>
          </table:table-cell>
        </table:table-row>
        <table:table-row table:style-name="ro1">
          <table:table-cell office:value-type="float" office:value="22958699" calcext:value-type="float">
            <text:p>22958699</text:p>
          </table:table-cell>
          <table:table-cell table:formula="of:=[.A1437]/1000/(60*60*24)" office:value-type="time" office:time-value="PT06H22M38.699S" calcext:value-type="time">
            <text:p>06:22:39</text:p>
          </table:table-cell>
          <table:table-cell office:value-type="float" office:value="1.14" calcext:value-type="float">
            <text:p>1.14</text:p>
          </table:table-cell>
          <table:table-cell office:value-type="float" office:value="115.3" calcext:value-type="float">
            <text:p>115.3</text:p>
          </table:table-cell>
          <table:table-cell office:value-type="float" office:value="131.85" calcext:value-type="float">
            <text:p>131.85</text:p>
          </table:table-cell>
          <table:table-cell office:value-type="float" office:value="775.44" calcext:value-type="float">
            <text:p>775.44</text:p>
          </table:table-cell>
          <table:table-cell office:value-type="float" office:value="938.59" calcext:value-type="float">
            <text:p>938.59</text:p>
          </table:table-cell>
        </table:table-row>
        <table:table-row table:style-name="ro1">
          <table:table-cell office:value-type="float" office:value="22974699" calcext:value-type="float">
            <text:p>22974699</text:p>
          </table:table-cell>
          <table:table-cell table:formula="of:=[.A1438]/1000/(60*60*24)" office:value-type="time" office:time-value="PT06H22M54.699S" calcext:value-type="time">
            <text:p>06:22:55</text:p>
          </table:table-cell>
          <table:table-cell office:value-type="float" office:value="1.15" calcext:value-type="float">
            <text:p>1.15</text:p>
          </table:table-cell>
          <table:table-cell office:value-type="float" office:value="115.2" calcext:value-type="float">
            <text:p>115.2</text:p>
          </table:table-cell>
          <table:table-cell office:value-type="float" office:value="132.19" calcext:value-type="float">
            <text:p>132.19</text:p>
          </table:table-cell>
          <table:table-cell office:value-type="float" office:value="775.95" calcext:value-type="float">
            <text:p>775.95</text:p>
          </table:table-cell>
          <table:table-cell office:value-type="float" office:value="939.18" calcext:value-type="float">
            <text:p>939.18</text:p>
          </table:table-cell>
        </table:table-row>
        <table:table-row table:style-name="ro1">
          <table:table-cell office:value-type="float" office:value="22990699" calcext:value-type="float">
            <text:p>22990699</text:p>
          </table:table-cell>
          <table:table-cell table:formula="of:=[.A1439]/1000/(60*60*24)" office:value-type="time" office:time-value="PT06H23M10.699S" calcext:value-type="time">
            <text:p>06:23:11</text:p>
          </table:table-cell>
          <table:table-cell office:value-type="float" office:value="1.14" calcext:value-type="float">
            <text:p>1.14</text:p>
          </table:table-cell>
          <table:table-cell office:value-type="float" office:value="115.2" calcext:value-type="float">
            <text:p>115.2</text:p>
          </table:table-cell>
          <table:table-cell office:value-type="float" office:value="131.73" calcext:value-type="float">
            <text:p>131.73</text:p>
          </table:table-cell>
          <table:table-cell office:value-type="float" office:value="776.46" calcext:value-type="float">
            <text:p>776.46</text:p>
          </table:table-cell>
          <table:table-cell office:value-type="float" office:value="939.77" calcext:value-type="float">
            <text:p>939.77</text:p>
          </table:table-cell>
        </table:table-row>
        <table:table-row table:style-name="ro1">
          <table:table-cell office:value-type="float" office:value="23006699" calcext:value-type="float">
            <text:p>23006699</text:p>
          </table:table-cell>
          <table:table-cell table:formula="of:=[.A1440]/1000/(60*60*24)" office:value-type="time" office:time-value="PT06H23M26.699S" calcext:value-type="time">
            <text:p>06:23:27</text:p>
          </table:table-cell>
          <table:table-cell office:value-type="float" office:value="1.14" calcext:value-type="float">
            <text:p>1.14</text:p>
          </table:table-cell>
          <table:table-cell office:value-type="float" office:value="115.1" calcext:value-type="float">
            <text:p>115.1</text:p>
          </table:table-cell>
          <table:table-cell office:value-type="float" office:value="131.62" calcext:value-type="float">
            <text:p>131.62</text:p>
          </table:table-cell>
          <table:table-cell office:value-type="float" office:value="776.97" calcext:value-type="float">
            <text:p>776.97</text:p>
          </table:table-cell>
          <table:table-cell office:value-type="float" office:value="940.35" calcext:value-type="float">
            <text:p>940.35</text:p>
          </table:table-cell>
        </table:table-row>
        <table:table-row table:style-name="ro1">
          <table:table-cell office:value-type="float" office:value="23022699" calcext:value-type="float">
            <text:p>23022699</text:p>
          </table:table-cell>
          <table:table-cell table:formula="of:=[.A1441]/1000/(60*60*24)" office:value-type="time" office:time-value="PT06H23M42.699S" calcext:value-type="time">
            <text:p>06:23:43</text:p>
          </table:table-cell>
          <table:table-cell office:value-type="float" office:value="1.14" calcext:value-type="float">
            <text:p>1.14</text:p>
          </table:table-cell>
          <table:table-cell office:value-type="float" office:value="115.2" calcext:value-type="float">
            <text:p>115.2</text:p>
          </table:table-cell>
          <table:table-cell office:value-type="float" office:value="131.73" calcext:value-type="float">
            <text:p>131.73</text:p>
          </table:table-cell>
          <table:table-cell office:value-type="float" office:value="777.48" calcext:value-type="float">
            <text:p>777.48</text:p>
          </table:table-cell>
          <table:table-cell office:value-type="float" office:value="940.94" calcext:value-type="float">
            <text:p>940.94</text:p>
          </table:table-cell>
        </table:table-row>
        <table:table-row table:style-name="ro1">
          <table:table-cell office:value-type="float" office:value="23038699" calcext:value-type="float">
            <text:p>23038699</text:p>
          </table:table-cell>
          <table:table-cell table:formula="of:=[.A1442]/1000/(60*60*24)" office:value-type="time" office:time-value="PT06H23M58.699S" calcext:value-type="time">
            <text:p>06:23:59</text:p>
          </table:table-cell>
          <table:table-cell office:value-type="float" office:value="1.14" calcext:value-type="float">
            <text:p>1.14</text:p>
          </table:table-cell>
          <table:table-cell office:value-type="float" office:value="115.2" calcext:value-type="float">
            <text:p>115.2</text:p>
          </table:table-cell>
          <table:table-cell office:value-type="float" office:value="131.73" calcext:value-type="float">
            <text:p>131.73</text:p>
          </table:table-cell>
          <table:table-cell office:value-type="float" office:value="777.99" calcext:value-type="float">
            <text:p>777.99</text:p>
          </table:table-cell>
          <table:table-cell office:value-type="float" office:value="941.52" calcext:value-type="float">
            <text:p>941.52</text:p>
          </table:table-cell>
        </table:table-row>
        <table:table-row table:style-name="ro1">
          <table:table-cell office:value-type="float" office:value="23054699" calcext:value-type="float">
            <text:p>23054699</text:p>
          </table:table-cell>
          <table:table-cell table:formula="of:=[.A1443]/1000/(60*60*24)" office:value-type="time" office:time-value="PT06H24M14.699S" calcext:value-type="time">
            <text:p>06:24:15</text:p>
          </table:table-cell>
          <table:table-cell office:value-type="float" office:value="1.14" calcext:value-type="float">
            <text:p>1.14</text:p>
          </table:table-cell>
          <table:table-cell office:value-type="float" office:value="115.1" calcext:value-type="float">
            <text:p>115.1</text:p>
          </table:table-cell>
          <table:table-cell office:value-type="float" office:value="131.62" calcext:value-type="float">
            <text:p>131.62</text:p>
          </table:table-cell>
          <table:table-cell office:value-type="float" office:value="778.51" calcext:value-type="float">
            <text:p>778.51</text:p>
          </table:table-cell>
          <table:table-cell office:value-type="float" office:value="942.11" calcext:value-type="float">
            <text:p>942.11</text:p>
          </table:table-cell>
        </table:table-row>
        <table:table-row table:style-name="ro1">
          <table:table-cell office:value-type="float" office:value="23070699" calcext:value-type="float">
            <text:p>23070699</text:p>
          </table:table-cell>
          <table:table-cell table:formula="of:=[.A1444]/1000/(60*60*24)" office:value-type="time" office:time-value="PT06H24M30.699S" calcext:value-type="time">
            <text:p>06:24:31</text:p>
          </table:table-cell>
          <table:table-cell office:value-type="float" office:value="1.14" calcext:value-type="float">
            <text:p>1.14</text:p>
          </table:table-cell>
          <table:table-cell office:value-type="float" office:value="115.1" calcext:value-type="float">
            <text:p>115.1</text:p>
          </table:table-cell>
          <table:table-cell office:value-type="float" office:value="131.62" calcext:value-type="float">
            <text:p>131.62</text:p>
          </table:table-cell>
          <table:table-cell office:value-type="float" office:value="779.02" calcext:value-type="float">
            <text:p>779.02</text:p>
          </table:table-cell>
          <table:table-cell office:value-type="float" office:value="942.69" calcext:value-type="float">
            <text:p>942.69</text:p>
          </table:table-cell>
        </table:table-row>
        <table:table-row table:style-name="ro1">
          <table:table-cell office:value-type="float" office:value="23086699" calcext:value-type="float">
            <text:p>23086699</text:p>
          </table:table-cell>
          <table:table-cell table:formula="of:=[.A1445]/1000/(60*60*24)" office:value-type="time" office:time-value="PT06H24M46.699S" calcext:value-type="time">
            <text:p>06:24:47</text:p>
          </table:table-cell>
          <table:table-cell office:value-type="float" office:value="1.14" calcext:value-type="float">
            <text:p>1.14</text:p>
          </table:table-cell>
          <table:table-cell office:value-type="float" office:value="115.1" calcext:value-type="float">
            <text:p>115.1</text:p>
          </table:table-cell>
          <table:table-cell office:value-type="float" office:value="131.62" calcext:value-type="float">
            <text:p>131.62</text:p>
          </table:table-cell>
          <table:table-cell office:value-type="float" office:value="779.53" calcext:value-type="float">
            <text:p>779.53</text:p>
          </table:table-cell>
          <table:table-cell office:value-type="float" office:value="943.28" calcext:value-type="float">
            <text:p>943.28</text:p>
          </table:table-cell>
        </table:table-row>
        <table:table-row table:style-name="ro1">
          <table:table-cell office:value-type="float" office:value="23102699" calcext:value-type="float">
            <text:p>23102699</text:p>
          </table:table-cell>
          <table:table-cell table:formula="of:=[.A1446]/1000/(60*60*24)" office:value-type="time" office:time-value="PT06H25M02.699S" calcext:value-type="time">
            <text:p>06:25:03</text:p>
          </table:table-cell>
          <table:table-cell office:value-type="float" office:value="1.14" calcext:value-type="float">
            <text:p>1.14</text:p>
          </table:table-cell>
          <table:table-cell office:value-type="float" office:value="115.1" calcext:value-type="float">
            <text:p>115.1</text:p>
          </table:table-cell>
          <table:table-cell office:value-type="float" office:value="131.62" calcext:value-type="float">
            <text:p>131.62</text:p>
          </table:table-cell>
          <table:table-cell office:value-type="float" office:value="780.04" calcext:value-type="float">
            <text:p>780.04</text:p>
          </table:table-cell>
          <table:table-cell office:value-type="float" office:value="943.86" calcext:value-type="float">
            <text:p>943.86</text:p>
          </table:table-cell>
        </table:table-row>
        <table:table-row table:style-name="ro1">
          <table:table-cell office:value-type="float" office:value="23118699" calcext:value-type="float">
            <text:p>23118699</text:p>
          </table:table-cell>
          <table:table-cell table:formula="of:=[.A1447]/1000/(60*60*24)" office:value-type="time" office:time-value="PT06H25M18.699S" calcext:value-type="time">
            <text:p>06:25:19</text:p>
          </table:table-cell>
          <table:table-cell office:value-type="float" office:value="1.14" calcext:value-type="float">
            <text:p>1.14</text:p>
          </table:table-cell>
          <table:table-cell office:value-type="float" office:value="115.1" calcext:value-type="float">
            <text:p>115.1</text:p>
          </table:table-cell>
          <table:table-cell office:value-type="float" office:value="131.62" calcext:value-type="float">
            <text:p>131.62</text:p>
          </table:table-cell>
          <table:table-cell office:value-type="float" office:value="780.55" calcext:value-type="float">
            <text:p>780.55</text:p>
          </table:table-cell>
          <table:table-cell office:value-type="float" office:value="944.45" calcext:value-type="float">
            <text:p>944.45</text:p>
          </table:table-cell>
        </table:table-row>
        <table:table-row table:style-name="ro1">
          <table:table-cell office:value-type="float" office:value="23134699" calcext:value-type="float">
            <text:p>23134699</text:p>
          </table:table-cell>
          <table:table-cell table:formula="of:=[.A1448]/1000/(60*60*24)" office:value-type="time" office:time-value="PT06H25M34.699S" calcext:value-type="time">
            <text:p>06:25:35</text:p>
          </table:table-cell>
          <table:table-cell office:value-type="float" office:value="1.14" calcext:value-type="float">
            <text:p>1.14</text:p>
          </table:table-cell>
          <table:table-cell office:value-type="float" office:value="115" calcext:value-type="float">
            <text:p>115</text:p>
          </table:table-cell>
          <table:table-cell office:value-type="float" office:value="131.5" calcext:value-type="float">
            <text:p>131.5</text:p>
          </table:table-cell>
          <table:table-cell office:value-type="float" office:value="781.06" calcext:value-type="float">
            <text:p>781.06</text:p>
          </table:table-cell>
          <table:table-cell office:value-type="float" office:value="945.03" calcext:value-type="float">
            <text:p>945.03</text:p>
          </table:table-cell>
        </table:table-row>
        <table:table-row table:style-name="ro1">
          <table:table-cell office:value-type="float" office:value="23150699" calcext:value-type="float">
            <text:p>23150699</text:p>
          </table:table-cell>
          <table:table-cell table:formula="of:=[.A1449]/1000/(60*60*24)" office:value-type="time" office:time-value="PT06H25M50.699S" calcext:value-type="time">
            <text:p>06:25:51</text:p>
          </table:table-cell>
          <table:table-cell office:value-type="float" office:value="1.14" calcext:value-type="float">
            <text:p>1.14</text:p>
          </table:table-cell>
          <table:table-cell office:value-type="float" office:value="115" calcext:value-type="float">
            <text:p>115</text:p>
          </table:table-cell>
          <table:table-cell office:value-type="float" office:value="131.5" calcext:value-type="float">
            <text:p>131.5</text:p>
          </table:table-cell>
          <table:table-cell office:value-type="float" office:value="781.57" calcext:value-type="float">
            <text:p>781.57</text:p>
          </table:table-cell>
          <table:table-cell office:value-type="float" office:value="945.62" calcext:value-type="float">
            <text:p>945.62</text:p>
          </table:table-cell>
        </table:table-row>
        <table:table-row table:style-name="ro1">
          <table:table-cell office:value-type="float" office:value="23166699" calcext:value-type="float">
            <text:p>23166699</text:p>
          </table:table-cell>
          <table:table-cell table:formula="of:=[.A1450]/1000/(60*60*24)" office:value-type="time" office:time-value="PT06H26M06.699S" calcext:value-type="time">
            <text:p>06:26:07</text:p>
          </table:table-cell>
          <table:table-cell office:value-type="float" office:value="1.14" calcext:value-type="float">
            <text:p>1.14</text:p>
          </table:table-cell>
          <table:table-cell office:value-type="float" office:value="115" calcext:value-type="float">
            <text:p>115</text:p>
          </table:table-cell>
          <table:table-cell office:value-type="float" office:value="131.5" calcext:value-type="float">
            <text:p>131.5</text:p>
          </table:table-cell>
          <table:table-cell office:value-type="float" office:value="782.08" calcext:value-type="float">
            <text:p>782.08</text:p>
          </table:table-cell>
          <table:table-cell office:value-type="float" office:value="946.2" calcext:value-type="float">
            <text:p>946.2</text:p>
          </table:table-cell>
        </table:table-row>
        <table:table-row table:style-name="ro1">
          <table:table-cell office:value-type="float" office:value="23182699" calcext:value-type="float">
            <text:p>23182699</text:p>
          </table:table-cell>
          <table:table-cell table:formula="of:=[.A1451]/1000/(60*60*24)" office:value-type="time" office:time-value="PT06H26M22.699S" calcext:value-type="time">
            <text:p>06:26:23</text:p>
          </table:table-cell>
          <table:table-cell office:value-type="float" office:value="1.14" calcext:value-type="float">
            <text:p>1.14</text:p>
          </table:table-cell>
          <table:table-cell office:value-type="float" office:value="114.9" calcext:value-type="float">
            <text:p>114.9</text:p>
          </table:table-cell>
          <table:table-cell office:value-type="float" office:value="131.39" calcext:value-type="float">
            <text:p>131.39</text:p>
          </table:table-cell>
          <table:table-cell office:value-type="float" office:value="782.6" calcext:value-type="float">
            <text:p>782.6</text:p>
          </table:table-cell>
          <table:table-cell office:value-type="float" office:value="946.78" calcext:value-type="float">
            <text:p>946.78</text:p>
          </table:table-cell>
        </table:table-row>
        <table:table-row table:style-name="ro1">
          <table:table-cell office:value-type="float" office:value="23198699" calcext:value-type="float">
            <text:p>23198699</text:p>
          </table:table-cell>
          <table:table-cell table:formula="of:=[.A1452]/1000/(60*60*24)" office:value-type="time" office:time-value="PT06H26M38.699S" calcext:value-type="time">
            <text:p>06:26:39</text:p>
          </table:table-cell>
          <table:table-cell office:value-type="float" office:value="1.14" calcext:value-type="float">
            <text:p>1.14</text:p>
          </table:table-cell>
          <table:table-cell office:value-type="float" office:value="114.9" calcext:value-type="float">
            <text:p>114.9</text:p>
          </table:table-cell>
          <table:table-cell office:value-type="float" office:value="131.39" calcext:value-type="float">
            <text:p>131.39</text:p>
          </table:table-cell>
          <table:table-cell office:value-type="float" office:value="783.11" calcext:value-type="float">
            <text:p>783.11</text:p>
          </table:table-cell>
          <table:table-cell office:value-type="float" office:value="947.37" calcext:value-type="float">
            <text:p>947.37</text:p>
          </table:table-cell>
        </table:table-row>
        <table:table-row table:style-name="ro1">
          <table:table-cell office:value-type="float" office:value="23214699" calcext:value-type="float">
            <text:p>23214699</text:p>
          </table:table-cell>
          <table:table-cell table:formula="of:=[.A1453]/1000/(60*60*24)" office:value-type="time" office:time-value="PT06H26M54.699S" calcext:value-type="time">
            <text:p>06:26:55</text:p>
          </table:table-cell>
          <table:table-cell office:value-type="float" office:value="1.14" calcext:value-type="float">
            <text:p>1.14</text:p>
          </table:table-cell>
          <table:table-cell office:value-type="float" office:value="114.9" calcext:value-type="float">
            <text:p>114.9</text:p>
          </table:table-cell>
          <table:table-cell office:value-type="float" office:value="130.93" calcext:value-type="float">
            <text:p>130.93</text:p>
          </table:table-cell>
          <table:table-cell office:value-type="float" office:value="783.62" calcext:value-type="float">
            <text:p>783.62</text:p>
          </table:table-cell>
          <table:table-cell office:value-type="float" office:value="947.95" calcext:value-type="float">
            <text:p>947.95</text:p>
          </table:table-cell>
        </table:table-row>
        <table:table-row table:style-name="ro1">
          <table:table-cell office:value-type="float" office:value="23230699" calcext:value-type="float">
            <text:p>23230699</text:p>
          </table:table-cell>
          <table:table-cell table:formula="of:=[.A1454]/1000/(60*60*24)" office:value-type="time" office:time-value="PT06H27M10.699S" calcext:value-type="time">
            <text:p>06:27:11</text:p>
          </table:table-cell>
          <table:table-cell office:value-type="float" office:value="1.14" calcext:value-type="float">
            <text:p>1.14</text:p>
          </table:table-cell>
          <table:table-cell office:value-type="float" office:value="114.8" calcext:value-type="float">
            <text:p>114.8</text:p>
          </table:table-cell>
          <table:table-cell office:value-type="float" office:value="131.27" calcext:value-type="float">
            <text:p>131.27</text:p>
          </table:table-cell>
          <table:table-cell office:value-type="float" office:value="784.13" calcext:value-type="float">
            <text:p>784.13</text:p>
          </table:table-cell>
          <table:table-cell office:value-type="float" office:value="948.53" calcext:value-type="float">
            <text:p>948.53</text:p>
          </table:table-cell>
        </table:table-row>
        <table:table-row table:style-name="ro1">
          <table:table-cell office:value-type="float" office:value="23246699" calcext:value-type="float">
            <text:p>23246699</text:p>
          </table:table-cell>
          <table:table-cell table:formula="of:=[.A1455]/1000/(60*60*24)" office:value-type="time" office:time-value="PT06H27M26.699S" calcext:value-type="time">
            <text:p>06:27:27</text:p>
          </table:table-cell>
          <table:table-cell office:value-type="float" office:value="1.14" calcext:value-type="float">
            <text:p>1.14</text:p>
          </table:table-cell>
          <table:table-cell office:value-type="float" office:value="114.9" calcext:value-type="float">
            <text:p>114.9</text:p>
          </table:table-cell>
          <table:table-cell office:value-type="float" office:value="130.93" calcext:value-type="float">
            <text:p>130.93</text:p>
          </table:table-cell>
          <table:table-cell office:value-type="float" office:value="784.64" calcext:value-type="float">
            <text:p>784.64</text:p>
          </table:table-cell>
          <table:table-cell office:value-type="float" office:value="949.11" calcext:value-type="float">
            <text:p>949.11</text:p>
          </table:table-cell>
        </table:table-row>
        <table:table-row table:style-name="ro1">
          <table:table-cell office:value-type="float" office:value="23262699" calcext:value-type="float">
            <text:p>23262699</text:p>
          </table:table-cell>
          <table:table-cell table:formula="of:=[.A1456]/1000/(60*60*24)" office:value-type="time" office:time-value="PT06H27M42.699S" calcext:value-type="time">
            <text:p>06:27:43</text:p>
          </table:table-cell>
          <table:table-cell office:value-type="float" office:value="1.14" calcext:value-type="float">
            <text:p>1.14</text:p>
          </table:table-cell>
          <table:table-cell office:value-type="float" office:value="114.8" calcext:value-type="float">
            <text:p>114.8</text:p>
          </table:table-cell>
          <table:table-cell office:value-type="float" office:value="130.81" calcext:value-type="float">
            <text:p>130.81</text:p>
          </table:table-cell>
          <table:table-cell office:value-type="float" office:value="785.15" calcext:value-type="float">
            <text:p>785.15</text:p>
          </table:table-cell>
          <table:table-cell office:value-type="float" office:value="949.7" calcext:value-type="float">
            <text:p>949.7</text:p>
          </table:table-cell>
        </table:table-row>
        <table:table-row table:style-name="ro1">
          <table:table-cell office:value-type="float" office:value="23278699" calcext:value-type="float">
            <text:p>23278699</text:p>
          </table:table-cell>
          <table:table-cell table:formula="of:=[.A1457]/1000/(60*60*24)" office:value-type="time" office:time-value="PT06H27M58.699S" calcext:value-type="time">
            <text:p>06:27:59</text:p>
          </table:table-cell>
          <table:table-cell office:value-type="float" office:value="1.14" calcext:value-type="float">
            <text:p>1.14</text:p>
          </table:table-cell>
          <table:table-cell office:value-type="float" office:value="114.8" calcext:value-type="float">
            <text:p>114.8</text:p>
          </table:table-cell>
          <table:table-cell office:value-type="float" office:value="131.27" calcext:value-type="float">
            <text:p>131.27</text:p>
          </table:table-cell>
          <table:table-cell office:value-type="float" office:value="785.66" calcext:value-type="float">
            <text:p>785.66</text:p>
          </table:table-cell>
          <table:table-cell office:value-type="float" office:value="950.28" calcext:value-type="float">
            <text:p>950.28</text:p>
          </table:table-cell>
        </table:table-row>
        <table:table-row table:style-name="ro1">
          <table:table-cell office:value-type="float" office:value="23294699" calcext:value-type="float">
            <text:p>23294699</text:p>
          </table:table-cell>
          <table:table-cell table:formula="of:=[.A1458]/1000/(60*60*24)" office:value-type="time" office:time-value="PT06H28M14.699S" calcext:value-type="time">
            <text:p>06:28:15</text:p>
          </table:table-cell>
          <table:table-cell office:value-type="float" office:value="1.14" calcext:value-type="float">
            <text:p>1.14</text:p>
          </table:table-cell>
          <table:table-cell office:value-type="float" office:value="114.8" calcext:value-type="float">
            <text:p>114.8</text:p>
          </table:table-cell>
          <table:table-cell office:value-type="float" office:value="130.81" calcext:value-type="float">
            <text:p>130.81</text:p>
          </table:table-cell>
          <table:table-cell office:value-type="float" office:value="786.17" calcext:value-type="float">
            <text:p>786.17</text:p>
          </table:table-cell>
          <table:table-cell office:value-type="float" office:value="950.86" calcext:value-type="float">
            <text:p>950.86</text:p>
          </table:table-cell>
        </table:table-row>
        <table:table-row table:style-name="ro1">
          <table:table-cell office:value-type="float" office:value="23310699" calcext:value-type="float">
            <text:p>23310699</text:p>
          </table:table-cell>
          <table:table-cell table:formula="of:=[.A1459]/1000/(60*60*24)" office:value-type="time" office:time-value="PT06H28M30.699S" calcext:value-type="time">
            <text:p>06:28:31</text:p>
          </table:table-cell>
          <table:table-cell office:value-type="float" office:value="1.14" calcext:value-type="float">
            <text:p>1.14</text:p>
          </table:table-cell>
          <table:table-cell office:value-type="float" office:value="114.8" calcext:value-type="float">
            <text:p>114.8</text:p>
          </table:table-cell>
          <table:table-cell office:value-type="float" office:value="130.81" calcext:value-type="float">
            <text:p>130.81</text:p>
          </table:table-cell>
          <table:table-cell office:value-type="float" office:value="786.68" calcext:value-type="float">
            <text:p>786.68</text:p>
          </table:table-cell>
          <table:table-cell office:value-type="float" office:value="951.44" calcext:value-type="float">
            <text:p>951.44</text:p>
          </table:table-cell>
        </table:table-row>
        <table:table-row table:style-name="ro1">
          <table:table-cell office:value-type="float" office:value="23326699" calcext:value-type="float">
            <text:p>23326699</text:p>
          </table:table-cell>
          <table:table-cell table:formula="of:=[.A1460]/1000/(60*60*24)" office:value-type="time" office:time-value="PT06H28M46.699S" calcext:value-type="time">
            <text:p>06:28:47</text:p>
          </table:table-cell>
          <table:table-cell office:value-type="float" office:value="1.14" calcext:value-type="float">
            <text:p>1.14</text:p>
          </table:table-cell>
          <table:table-cell office:value-type="float" office:value="114.8" calcext:value-type="float">
            <text:p>114.8</text:p>
          </table:table-cell>
          <table:table-cell office:value-type="float" office:value="130.81" calcext:value-type="float">
            <text:p>130.81</text:p>
          </table:table-cell>
          <table:table-cell office:value-type="float" office:value="787.19" calcext:value-type="float">
            <text:p>787.19</text:p>
          </table:table-cell>
          <table:table-cell office:value-type="float" office:value="952.02" calcext:value-type="float">
            <text:p>952.02</text:p>
          </table:table-cell>
        </table:table-row>
        <table:table-row table:style-name="ro1">
          <table:table-cell office:value-type="float" office:value="23342699" calcext:value-type="float">
            <text:p>23342699</text:p>
          </table:table-cell>
          <table:table-cell table:formula="of:=[.A1461]/1000/(60*60*24)" office:value-type="time" office:time-value="PT06H29M02.699S" calcext:value-type="time">
            <text:p>06:29:03</text:p>
          </table:table-cell>
          <table:table-cell office:value-type="float" office:value="1.14" calcext:value-type="float">
            <text:p>1.14</text:p>
          </table:table-cell>
          <table:table-cell office:value-type="float" office:value="114.7" calcext:value-type="float">
            <text:p>114.7</text:p>
          </table:table-cell>
          <table:table-cell office:value-type="float" office:value="130.7" calcext:value-type="float">
            <text:p>130.7</text:p>
          </table:table-cell>
          <table:table-cell office:value-type="float" office:value="787.7" calcext:value-type="float">
            <text:p>787.7</text:p>
          </table:table-cell>
          <table:table-cell office:value-type="float" office:value="952.6" calcext:value-type="float">
            <text:p>952.6</text:p>
          </table:table-cell>
        </table:table-row>
        <table:table-row table:style-name="ro1">
          <table:table-cell office:value-type="float" office:value="23358699" calcext:value-type="float">
            <text:p>23358699</text:p>
          </table:table-cell>
          <table:table-cell table:formula="of:=[.A1462]/1000/(60*60*24)" office:value-type="time" office:time-value="PT06H29M18.699S" calcext:value-type="time">
            <text:p>06:29:19</text:p>
          </table:table-cell>
          <table:table-cell office:value-type="float" office:value="1.14" calcext:value-type="float">
            <text:p>1.14</text:p>
          </table:table-cell>
          <table:table-cell office:value-type="float" office:value="114.7" calcext:value-type="float">
            <text:p>114.7</text:p>
          </table:table-cell>
          <table:table-cell office:value-type="float" office:value="130.7" calcext:value-type="float">
            <text:p>130.7</text:p>
          </table:table-cell>
          <table:table-cell office:value-type="float" office:value="788.21" calcext:value-type="float">
            <text:p>788.21</text:p>
          </table:table-cell>
          <table:table-cell office:value-type="float" office:value="953.18" calcext:value-type="float">
            <text:p>953.18</text:p>
          </table:table-cell>
        </table:table-row>
        <table:table-row table:style-name="ro1">
          <table:table-cell office:value-type="float" office:value="23374699" calcext:value-type="float">
            <text:p>23374699</text:p>
          </table:table-cell>
          <table:table-cell table:formula="of:=[.A1463]/1000/(60*60*24)" office:value-type="time" office:time-value="PT06H29M34.699S" calcext:value-type="time">
            <text:p>06:29:35</text:p>
          </table:table-cell>
          <table:table-cell office:value-type="float" office:value="1.14" calcext:value-type="float">
            <text:p>1.14</text:p>
          </table:table-cell>
          <table:table-cell office:value-type="float" office:value="114.7" calcext:value-type="float">
            <text:p>114.7</text:p>
          </table:table-cell>
          <table:table-cell office:value-type="float" office:value="130.7" calcext:value-type="float">
            <text:p>130.7</text:p>
          </table:table-cell>
          <table:table-cell office:value-type="float" office:value="788.72" calcext:value-type="float">
            <text:p>788.72</text:p>
          </table:table-cell>
          <table:table-cell office:value-type="float" office:value="953.77" calcext:value-type="float">
            <text:p>953.77</text:p>
          </table:table-cell>
        </table:table-row>
        <table:table-row table:style-name="ro1">
          <table:table-cell office:value-type="float" office:value="23390699" calcext:value-type="float">
            <text:p>23390699</text:p>
          </table:table-cell>
          <table:table-cell table:formula="of:=[.A1464]/1000/(60*60*24)" office:value-type="time" office:time-value="PT06H29M50.699S" calcext:value-type="time">
            <text:p>06:29:51</text:p>
          </table:table-cell>
          <table:table-cell office:value-type="float" office:value="1.14" calcext:value-type="float">
            <text:p>1.14</text:p>
          </table:table-cell>
          <table:table-cell office:value-type="float" office:value="114.6" calcext:value-type="float">
            <text:p>114.6</text:p>
          </table:table-cell>
          <table:table-cell office:value-type="float" office:value="130.58" calcext:value-type="float">
            <text:p>130.58</text:p>
          </table:table-cell>
          <table:table-cell office:value-type="float" office:value="789.23" calcext:value-type="float">
            <text:p>789.23</text:p>
          </table:table-cell>
          <table:table-cell office:value-type="float" office:value="954.35" calcext:value-type="float">
            <text:p>954.35</text:p>
          </table:table-cell>
        </table:table-row>
        <table:table-row table:style-name="ro1">
          <table:table-cell office:value-type="float" office:value="23406699" calcext:value-type="float">
            <text:p>23406699</text:p>
          </table:table-cell>
          <table:table-cell table:formula="of:=[.A1465]/1000/(60*60*24)" office:value-type="time" office:time-value="PT06H30M06.699S" calcext:value-type="time">
            <text:p>06:30:07</text:p>
          </table:table-cell>
          <table:table-cell office:value-type="float" office:value="1.14" calcext:value-type="float">
            <text:p>1.14</text:p>
          </table:table-cell>
          <table:table-cell office:value-type="float" office:value="114.6" calcext:value-type="float">
            <text:p>114.6</text:p>
          </table:table-cell>
          <table:table-cell office:value-type="float" office:value="130.12" calcext:value-type="float">
            <text:p>130.12</text:p>
          </table:table-cell>
          <table:table-cell office:value-type="float" office:value="789.74" calcext:value-type="float">
            <text:p>789.74</text:p>
          </table:table-cell>
          <table:table-cell office:value-type="float" office:value="954.93" calcext:value-type="float">
            <text:p>954.93</text:p>
          </table:table-cell>
        </table:table-row>
        <table:table-row table:style-name="ro1">
          <table:table-cell office:value-type="float" office:value="23422699" calcext:value-type="float">
            <text:p>23422699</text:p>
          </table:table-cell>
          <table:table-cell table:formula="of:=[.A1466]/1000/(60*60*24)" office:value-type="time" office:time-value="PT06H30M22.699S" calcext:value-type="time">
            <text:p>06:30:23</text:p>
          </table:table-cell>
          <table:table-cell office:value-type="float" office:value="1.14" calcext:value-type="float">
            <text:p>1.14</text:p>
          </table:table-cell>
          <table:table-cell office:value-type="float" office:value="114.6" calcext:value-type="float">
            <text:p>114.6</text:p>
          </table:table-cell>
          <table:table-cell office:value-type="float" office:value="130.58" calcext:value-type="float">
            <text:p>130.58</text:p>
          </table:table-cell>
          <table:table-cell office:value-type="float" office:value="790.25" calcext:value-type="float">
            <text:p>790.25</text:p>
          </table:table-cell>
          <table:table-cell office:value-type="float" office:value="955.51" calcext:value-type="float">
            <text:p>955.51</text:p>
          </table:table-cell>
        </table:table-row>
        <table:table-row table:style-name="ro1">
          <table:table-cell office:value-type="float" office:value="23438699" calcext:value-type="float">
            <text:p>23438699</text:p>
          </table:table-cell>
          <table:table-cell table:formula="of:=[.A1467]/1000/(60*60*24)" office:value-type="time" office:time-value="PT06H30M38.699S" calcext:value-type="time">
            <text:p>06:30:39</text:p>
          </table:table-cell>
          <table:table-cell office:value-type="float" office:value="1.14" calcext:value-type="float">
            <text:p>1.14</text:p>
          </table:table-cell>
          <table:table-cell office:value-type="float" office:value="114.6" calcext:value-type="float">
            <text:p>114.6</text:p>
          </table:table-cell>
          <table:table-cell office:value-type="float" office:value="130.12" calcext:value-type="float">
            <text:p>130.12</text:p>
          </table:table-cell>
          <table:table-cell office:value-type="float" office:value="790.76" calcext:value-type="float">
            <text:p>790.76</text:p>
          </table:table-cell>
          <table:table-cell office:value-type="float" office:value="956.09" calcext:value-type="float">
            <text:p>956.09</text:p>
          </table:table-cell>
        </table:table-row>
        <table:table-row table:style-name="ro1">
          <table:table-cell office:value-type="float" office:value="23454699" calcext:value-type="float">
            <text:p>23454699</text:p>
          </table:table-cell>
          <table:table-cell table:formula="of:=[.A1468]/1000/(60*60*24)" office:value-type="time" office:time-value="PT06H30M54.699S" calcext:value-type="time">
            <text:p>06:30:55</text:p>
          </table:table-cell>
          <table:table-cell office:value-type="float" office:value="1.14" calcext:value-type="float">
            <text:p>1.14</text:p>
          </table:table-cell>
          <table:table-cell office:value-type="float" office:value="114.6" calcext:value-type="float">
            <text:p>114.6</text:p>
          </table:table-cell>
          <table:table-cell office:value-type="float" office:value="130.58" calcext:value-type="float">
            <text:p>130.58</text:p>
          </table:table-cell>
          <table:table-cell office:value-type="float" office:value="791.27" calcext:value-type="float">
            <text:p>791.27</text:p>
          </table:table-cell>
          <table:table-cell office:value-type="float" office:value="956.67" calcext:value-type="float">
            <text:p>956.67</text:p>
          </table:table-cell>
        </table:table-row>
        <table:table-row table:style-name="ro1">
          <table:table-cell office:value-type="float" office:value="23470699" calcext:value-type="float">
            <text:p>23470699</text:p>
          </table:table-cell>
          <table:table-cell table:formula="of:=[.A1469]/1000/(60*60*24)" office:value-type="time" office:time-value="PT06H31M10.699S" calcext:value-type="time">
            <text:p>06:31:11</text:p>
          </table:table-cell>
          <table:table-cell office:value-type="float" office:value="1.14" calcext:value-type="float">
            <text:p>1.14</text:p>
          </table:table-cell>
          <table:table-cell office:value-type="float" office:value="114.5" calcext:value-type="float">
            <text:p>114.5</text:p>
          </table:table-cell>
          <table:table-cell office:value-type="float" office:value="130.47" calcext:value-type="float">
            <text:p>130.47</text:p>
          </table:table-cell>
          <table:table-cell office:value-type="float" office:value="791.77" calcext:value-type="float">
            <text:p>791.77</text:p>
          </table:table-cell>
          <table:table-cell office:value-type="float" office:value="957.25" calcext:value-type="float">
            <text:p>957.25</text:p>
          </table:table-cell>
        </table:table-row>
        <table:table-row table:style-name="ro1">
          <table:table-cell office:value-type="float" office:value="23486699" calcext:value-type="float">
            <text:p>23486699</text:p>
          </table:table-cell>
          <table:table-cell table:formula="of:=[.A1470]/1000/(60*60*24)" office:value-type="time" office:time-value="PT06H31M26.699S" calcext:value-type="time">
            <text:p>06:31:27</text:p>
          </table:table-cell>
          <table:table-cell office:value-type="float" office:value="1.14" calcext:value-type="float">
            <text:p>1.14</text:p>
          </table:table-cell>
          <table:table-cell office:value-type="float" office:value="114.5" calcext:value-type="float">
            <text:p>114.5</text:p>
          </table:table-cell>
          <table:table-cell office:value-type="float" office:value="130.47" calcext:value-type="float">
            <text:p>130.47</text:p>
          </table:table-cell>
          <table:table-cell office:value-type="float" office:value="792.28" calcext:value-type="float">
            <text:p>792.28</text:p>
          </table:table-cell>
          <table:table-cell office:value-type="float" office:value="957.83" calcext:value-type="float">
            <text:p>957.83</text:p>
          </table:table-cell>
        </table:table-row>
        <table:table-row table:style-name="ro1">
          <table:table-cell office:value-type="float" office:value="23502699" calcext:value-type="float">
            <text:p>23502699</text:p>
          </table:table-cell>
          <table:table-cell table:formula="of:=[.A1471]/1000/(60*60*24)" office:value-type="time" office:time-value="PT06H31M42.699S" calcext:value-type="time">
            <text:p>06:31:43</text:p>
          </table:table-cell>
          <table:table-cell office:value-type="float" office:value="1.14" calcext:value-type="float">
            <text:p>1.14</text:p>
          </table:table-cell>
          <table:table-cell office:value-type="float" office:value="114.5" calcext:value-type="float">
            <text:p>114.5</text:p>
          </table:table-cell>
          <table:table-cell office:value-type="float" office:value="130.01" calcext:value-type="float">
            <text:p>130.01</text:p>
          </table:table-cell>
          <table:table-cell office:value-type="float" office:value="792.79" calcext:value-type="float">
            <text:p>792.79</text:p>
          </table:table-cell>
          <table:table-cell office:value-type="float" office:value="958.4" calcext:value-type="float">
            <text:p>958.4</text:p>
          </table:table-cell>
        </table:table-row>
        <table:table-row table:style-name="ro1">
          <table:table-cell office:value-type="float" office:value="23518699" calcext:value-type="float">
            <text:p>23518699</text:p>
          </table:table-cell>
          <table:table-cell table:formula="of:=[.A1472]/1000/(60*60*24)" office:value-type="time" office:time-value="PT06H31M58.699S" calcext:value-type="time">
            <text:p>06:31:59</text:p>
          </table:table-cell>
          <table:table-cell office:value-type="float" office:value="1.14" calcext:value-type="float">
            <text:p>1.14</text:p>
          </table:table-cell>
          <table:table-cell office:value-type="float" office:value="114.4" calcext:value-type="float">
            <text:p>114.4</text:p>
          </table:table-cell>
          <table:table-cell office:value-type="float" office:value="130.35" calcext:value-type="float">
            <text:p>130.35</text:p>
          </table:table-cell>
          <table:table-cell office:value-type="float" office:value="793.3" calcext:value-type="float">
            <text:p>793.3</text:p>
          </table:table-cell>
          <table:table-cell office:value-type="float" office:value="958.98" calcext:value-type="float">
            <text:p>958.98</text:p>
          </table:table-cell>
        </table:table-row>
        <table:table-row table:style-name="ro1">
          <table:table-cell office:value-type="float" office:value="23534699" calcext:value-type="float">
            <text:p>23534699</text:p>
          </table:table-cell>
          <table:table-cell table:formula="of:=[.A1473]/1000/(60*60*24)" office:value-type="time" office:time-value="PT06H32M14.699S" calcext:value-type="time">
            <text:p>06:32:15</text:p>
          </table:table-cell>
          <table:table-cell office:value-type="float" office:value="1.14" calcext:value-type="float">
            <text:p>1.14</text:p>
          </table:table-cell>
          <table:table-cell office:value-type="float" office:value="114.4" calcext:value-type="float">
            <text:p>114.4</text:p>
          </table:table-cell>
          <table:table-cell office:value-type="float" office:value="129.89" calcext:value-type="float">
            <text:p>129.89</text:p>
          </table:table-cell>
          <table:table-cell office:value-type="float" office:value="793.81" calcext:value-type="float">
            <text:p>793.81</text:p>
          </table:table-cell>
          <table:table-cell office:value-type="float" office:value="959.56" calcext:value-type="float">
            <text:p>959.56</text:p>
          </table:table-cell>
        </table:table-row>
        <table:table-row table:style-name="ro1">
          <table:table-cell office:value-type="float" office:value="23550699" calcext:value-type="float">
            <text:p>23550699</text:p>
          </table:table-cell>
          <table:table-cell table:formula="of:=[.A1474]/1000/(60*60*24)" office:value-type="time" office:time-value="PT06H32M30.699S" calcext:value-type="time">
            <text:p>06:32:31</text:p>
          </table:table-cell>
          <table:table-cell office:value-type="float" office:value="1.14" calcext:value-type="float">
            <text:p>1.14</text:p>
          </table:table-cell>
          <table:table-cell office:value-type="float" office:value="114.4" calcext:value-type="float">
            <text:p>114.4</text:p>
          </table:table-cell>
          <table:table-cell office:value-type="float" office:value="129.89" calcext:value-type="float">
            <text:p>129.89</text:p>
          </table:table-cell>
          <table:table-cell office:value-type="float" office:value="794.32" calcext:value-type="float">
            <text:p>794.32</text:p>
          </table:table-cell>
          <table:table-cell office:value-type="float" office:value="960.14" calcext:value-type="float">
            <text:p>960.14</text:p>
          </table:table-cell>
        </table:table-row>
        <table:table-row table:style-name="ro1">
          <table:table-cell office:value-type="float" office:value="23566699" calcext:value-type="float">
            <text:p>23566699</text:p>
          </table:table-cell>
          <table:table-cell table:formula="of:=[.A1475]/1000/(60*60*24)" office:value-type="time" office:time-value="PT06H32M46.699S" calcext:value-type="time">
            <text:p>06:32:47</text:p>
          </table:table-cell>
          <table:table-cell office:value-type="float" office:value="1.14" calcext:value-type="float">
            <text:p>1.14</text:p>
          </table:table-cell>
          <table:table-cell office:value-type="float" office:value="114.4" calcext:value-type="float">
            <text:p>114.4</text:p>
          </table:table-cell>
          <table:table-cell office:value-type="float" office:value="129.89" calcext:value-type="float">
            <text:p>129.89</text:p>
          </table:table-cell>
          <table:table-cell office:value-type="float" office:value="794.83" calcext:value-type="float">
            <text:p>794.83</text:p>
          </table:table-cell>
          <table:table-cell office:value-type="float" office:value="960.72" calcext:value-type="float">
            <text:p>960.72</text:p>
          </table:table-cell>
        </table:table-row>
        <table:table-row table:style-name="ro1">
          <table:table-cell office:value-type="float" office:value="23582699" calcext:value-type="float">
            <text:p>23582699</text:p>
          </table:table-cell>
          <table:table-cell table:formula="of:=[.A1476]/1000/(60*60*24)" office:value-type="time" office:time-value="PT06H33M02.699S" calcext:value-type="time">
            <text:p>06:33:03</text:p>
          </table:table-cell>
          <table:table-cell office:value-type="float" office:value="1.14" calcext:value-type="float">
            <text:p>1.14</text:p>
          </table:table-cell>
          <table:table-cell office:value-type="float" office:value="114.4" calcext:value-type="float">
            <text:p>114.4</text:p>
          </table:table-cell>
          <table:table-cell office:value-type="float" office:value="129.89" calcext:value-type="float">
            <text:p>129.89</text:p>
          </table:table-cell>
          <table:table-cell office:value-type="float" office:value="795.34" calcext:value-type="float">
            <text:p>795.34</text:p>
          </table:table-cell>
          <table:table-cell office:value-type="float" office:value="961.29" calcext:value-type="float">
            <text:p>961.29</text:p>
          </table:table-cell>
        </table:table-row>
        <table:table-row table:style-name="ro1">
          <table:table-cell office:value-type="float" office:value="23598699" calcext:value-type="float">
            <text:p>23598699</text:p>
          </table:table-cell>
          <table:table-cell table:formula="of:=[.A1477]/1000/(60*60*24)" office:value-type="time" office:time-value="PT06H33M18.699S" calcext:value-type="time">
            <text:p>06:33:19</text:p>
          </table:table-cell>
          <table:table-cell office:value-type="float" office:value="1.14" calcext:value-type="float">
            <text:p>1.14</text:p>
          </table:table-cell>
          <table:table-cell office:value-type="float" office:value="114.3" calcext:value-type="float">
            <text:p>114.3</text:p>
          </table:table-cell>
          <table:table-cell office:value-type="float" office:value="129.78" calcext:value-type="float">
            <text:p>129.78</text:p>
          </table:table-cell>
          <table:table-cell office:value-type="float" office:value="795.84" calcext:value-type="float">
            <text:p>795.84</text:p>
          </table:table-cell>
          <table:table-cell office:value-type="float" office:value="961.87" calcext:value-type="float">
            <text:p>961.87</text:p>
          </table:table-cell>
        </table:table-row>
        <table:table-row table:style-name="ro1">
          <table:table-cell office:value-type="float" office:value="23614699" calcext:value-type="float">
            <text:p>23614699</text:p>
          </table:table-cell>
          <table:table-cell table:formula="of:=[.A1478]/1000/(60*60*24)" office:value-type="time" office:time-value="PT06H33M34.699S" calcext:value-type="time">
            <text:p>06:33:35</text:p>
          </table:table-cell>
          <table:table-cell office:value-type="float" office:value="1.14" calcext:value-type="float">
            <text:p>1.14</text:p>
          </table:table-cell>
          <table:table-cell office:value-type="float" office:value="114.3" calcext:value-type="float">
            <text:p>114.3</text:p>
          </table:table-cell>
          <table:table-cell office:value-type="float" office:value="129.78" calcext:value-type="float">
            <text:p>129.78</text:p>
          </table:table-cell>
          <table:table-cell office:value-type="float" office:value="796.35" calcext:value-type="float">
            <text:p>796.35</text:p>
          </table:table-cell>
          <table:table-cell office:value-type="float" office:value="962.45" calcext:value-type="float">
            <text:p>962.45</text:p>
          </table:table-cell>
        </table:table-row>
        <table:table-row table:style-name="ro1">
          <table:table-cell office:value-type="float" office:value="23630699" calcext:value-type="float">
            <text:p>23630699</text:p>
          </table:table-cell>
          <table:table-cell table:formula="of:=[.A1479]/1000/(60*60*24)" office:value-type="time" office:time-value="PT06H33M50.699S" calcext:value-type="time">
            <text:p>06:33:51</text:p>
          </table:table-cell>
          <table:table-cell office:value-type="float" office:value="1.14" calcext:value-type="float">
            <text:p>1.14</text:p>
          </table:table-cell>
          <table:table-cell office:value-type="float" office:value="114.3" calcext:value-type="float">
            <text:p>114.3</text:p>
          </table:table-cell>
          <table:table-cell office:value-type="float" office:value="129.78" calcext:value-type="float">
            <text:p>129.78</text:p>
          </table:table-cell>
          <table:table-cell office:value-type="float" office:value="796.86" calcext:value-type="float">
            <text:p>796.86</text:p>
          </table:table-cell>
          <table:table-cell office:value-type="float" office:value="963.02" calcext:value-type="float">
            <text:p>963.02</text:p>
          </table:table-cell>
        </table:table-row>
        <table:table-row table:style-name="ro1">
          <table:table-cell office:value-type="float" office:value="23646699" calcext:value-type="float">
            <text:p>23646699</text:p>
          </table:table-cell>
          <table:table-cell table:formula="of:=[.A1480]/1000/(60*60*24)" office:value-type="time" office:time-value="PT06H34M06.699S" calcext:value-type="time">
            <text:p>06:34:07</text:p>
          </table:table-cell>
          <table:table-cell office:value-type="float" office:value="1.14" calcext:value-type="float">
            <text:p>1.14</text:p>
          </table:table-cell>
          <table:table-cell office:value-type="float" office:value="114.3" calcext:value-type="float">
            <text:p>114.3</text:p>
          </table:table-cell>
          <table:table-cell office:value-type="float" office:value="129.78" calcext:value-type="float">
            <text:p>129.78</text:p>
          </table:table-cell>
          <table:table-cell office:value-type="float" office:value="797.37" calcext:value-type="float">
            <text:p>797.37</text:p>
          </table:table-cell>
          <table:table-cell office:value-type="float" office:value="963.6" calcext:value-type="float">
            <text:p>963.6</text:p>
          </table:table-cell>
        </table:table-row>
        <table:table-row table:style-name="ro1">
          <table:table-cell office:value-type="float" office:value="23662699" calcext:value-type="float">
            <text:p>23662699</text:p>
          </table:table-cell>
          <table:table-cell table:formula="of:=[.A1481]/1000/(60*60*24)" office:value-type="time" office:time-value="PT06H34M22.699S" calcext:value-type="time">
            <text:p>06:34:23</text:p>
          </table:table-cell>
          <table:table-cell office:value-type="float" office:value="1.14" calcext:value-type="float">
            <text:p>1.14</text:p>
          </table:table-cell>
          <table:table-cell office:value-type="float" office:value="114.2" calcext:value-type="float">
            <text:p>114.2</text:p>
          </table:table-cell>
          <table:table-cell office:value-type="float" office:value="129.66" calcext:value-type="float">
            <text:p>129.66</text:p>
          </table:table-cell>
          <table:table-cell office:value-type="float" office:value="797.88" calcext:value-type="float">
            <text:p>797.88</text:p>
          </table:table-cell>
          <table:table-cell office:value-type="float" office:value="964.18" calcext:value-type="float">
            <text:p>964.18</text:p>
          </table:table-cell>
        </table:table-row>
        <table:table-row table:style-name="ro1">
          <table:table-cell office:value-type="float" office:value="23678699" calcext:value-type="float">
            <text:p>23678699</text:p>
          </table:table-cell>
          <table:table-cell table:formula="of:=[.A1482]/1000/(60*60*24)" office:value-type="time" office:time-value="PT06H34M38.699S" calcext:value-type="time">
            <text:p>06:34:39</text:p>
          </table:table-cell>
          <table:table-cell office:value-type="float" office:value="1.14" calcext:value-type="float">
            <text:p>1.14</text:p>
          </table:table-cell>
          <table:table-cell office:value-type="float" office:value="114.2" calcext:value-type="float">
            <text:p>114.2</text:p>
          </table:table-cell>
          <table:table-cell office:value-type="float" office:value="129.66" calcext:value-type="float">
            <text:p>129.66</text:p>
          </table:table-cell>
          <table:table-cell office:value-type="float" office:value="798.38" calcext:value-type="float">
            <text:p>798.38</text:p>
          </table:table-cell>
          <table:table-cell office:value-type="float" office:value="964.75" calcext:value-type="float">
            <text:p>964.75</text:p>
          </table:table-cell>
        </table:table-row>
        <table:table-row table:style-name="ro1">
          <table:table-cell office:value-type="float" office:value="23694699" calcext:value-type="float">
            <text:p>23694699</text:p>
          </table:table-cell>
          <table:table-cell table:formula="of:=[.A1483]/1000/(60*60*24)" office:value-type="time" office:time-value="PT06H34M54.699S" calcext:value-type="time">
            <text:p>06:34:55</text:p>
          </table:table-cell>
          <table:table-cell office:value-type="float" office:value="1.14" calcext:value-type="float">
            <text:p>1.14</text:p>
          </table:table-cell>
          <table:table-cell office:value-type="float" office:value="114.2" calcext:value-type="float">
            <text:p>114.2</text:p>
          </table:table-cell>
          <table:table-cell office:value-type="float" office:value="129.66" calcext:value-type="float">
            <text:p>129.66</text:p>
          </table:table-cell>
          <table:table-cell office:value-type="float" office:value="798.89" calcext:value-type="float">
            <text:p>798.89</text:p>
          </table:table-cell>
          <table:table-cell office:value-type="float" office:value="965.33" calcext:value-type="float">
            <text:p>965.33</text:p>
          </table:table-cell>
        </table:table-row>
        <table:table-row table:style-name="ro1">
          <table:table-cell office:value-type="float" office:value="23710699" calcext:value-type="float">
            <text:p>23710699</text:p>
          </table:table-cell>
          <table:table-cell table:formula="of:=[.A1484]/1000/(60*60*24)" office:value-type="time" office:time-value="PT06H35M10.699S" calcext:value-type="time">
            <text:p>06:35:11</text:p>
          </table:table-cell>
          <table:table-cell office:value-type="float" office:value="1.13" calcext:value-type="float">
            <text:p>1.13</text:p>
          </table:table-cell>
          <table:table-cell office:value-type="float" office:value="114.1" calcext:value-type="float">
            <text:p>114.1</text:p>
          </table:table-cell>
          <table:table-cell office:value-type="float" office:value="129.09" calcext:value-type="float">
            <text:p>129.09</text:p>
          </table:table-cell>
          <table:table-cell office:value-type="float" office:value="799.4" calcext:value-type="float">
            <text:p>799.4</text:p>
          </table:table-cell>
          <table:table-cell office:value-type="float" office:value="965.91" calcext:value-type="float">
            <text:p>965.91</text:p>
          </table:table-cell>
        </table:table-row>
        <table:table-row table:style-name="ro1">
          <table:table-cell office:value-type="float" office:value="23726699" calcext:value-type="float">
            <text:p>23726699</text:p>
          </table:table-cell>
          <table:table-cell table:formula="of:=[.A1485]/1000/(60*60*24)" office:value-type="time" office:time-value="PT06H35M26.699S" calcext:value-type="time">
            <text:p>06:35:27</text:p>
          </table:table-cell>
          <table:table-cell office:value-type="float" office:value="1.14" calcext:value-type="float">
            <text:p>1.14</text:p>
          </table:table-cell>
          <table:table-cell office:value-type="float" office:value="114.1" calcext:value-type="float">
            <text:p>114.1</text:p>
          </table:table-cell>
          <table:table-cell office:value-type="float" office:value="129.55" calcext:value-type="float">
            <text:p>129.55</text:p>
          </table:table-cell>
          <table:table-cell office:value-type="float" office:value="799.9" calcext:value-type="float">
            <text:p>799.9</text:p>
          </table:table-cell>
          <table:table-cell office:value-type="float" office:value="966.48" calcext:value-type="float">
            <text:p>966.48</text:p>
          </table:table-cell>
        </table:table-row>
        <table:table-row table:style-name="ro1">
          <table:table-cell office:value-type="float" office:value="23742699" calcext:value-type="float">
            <text:p>23742699</text:p>
          </table:table-cell>
          <table:table-cell table:formula="of:=[.A1486]/1000/(60*60*24)" office:value-type="time" office:time-value="PT06H35M42.699S" calcext:value-type="time">
            <text:p>06:35:43</text:p>
          </table:table-cell>
          <table:table-cell office:value-type="float" office:value="1.13" calcext:value-type="float">
            <text:p>1.13</text:p>
          </table:table-cell>
          <table:table-cell office:value-type="float" office:value="114.1" calcext:value-type="float">
            <text:p>114.1</text:p>
          </table:table-cell>
          <table:table-cell office:value-type="float" office:value="129.09" calcext:value-type="float">
            <text:p>129.09</text:p>
          </table:table-cell>
          <table:table-cell office:value-type="float" office:value="800.41" calcext:value-type="float">
            <text:p>800.41</text:p>
          </table:table-cell>
          <table:table-cell office:value-type="float" office:value="967.05" calcext:value-type="float">
            <text:p>967.05</text:p>
          </table:table-cell>
        </table:table-row>
        <table:table-row table:style-name="ro1">
          <table:table-cell office:value-type="float" office:value="23758699" calcext:value-type="float">
            <text:p>23758699</text:p>
          </table:table-cell>
          <table:table-cell table:formula="of:=[.A1487]/1000/(60*60*24)" office:value-type="time" office:time-value="PT06H35M58.699S" calcext:value-type="time">
            <text:p>06:35:59</text:p>
          </table:table-cell>
          <table:table-cell office:value-type="float" office:value="1.13" calcext:value-type="float">
            <text:p>1.13</text:p>
          </table:table-cell>
          <table:table-cell office:value-type="float" office:value="114.1" calcext:value-type="float">
            <text:p>114.1</text:p>
          </table:table-cell>
          <table:table-cell office:value-type="float" office:value="129.09" calcext:value-type="float">
            <text:p>129.09</text:p>
          </table:table-cell>
          <table:table-cell office:value-type="float" office:value="800.92" calcext:value-type="float">
            <text:p>800.92</text:p>
          </table:table-cell>
          <table:table-cell office:value-type="float" office:value="967.63" calcext:value-type="float">
            <text:p>967.63</text:p>
          </table:table-cell>
        </table:table-row>
        <table:table-row table:style-name="ro1">
          <table:table-cell office:value-type="float" office:value="23774699" calcext:value-type="float">
            <text:p>23774699</text:p>
          </table:table-cell>
          <table:table-cell table:formula="of:=[.A1488]/1000/(60*60*24)" office:value-type="time" office:time-value="PT06H36M14.699S" calcext:value-type="time">
            <text:p>06:36:15</text:p>
          </table:table-cell>
          <table:table-cell office:value-type="float" office:value="1.13" calcext:value-type="float">
            <text:p>1.13</text:p>
          </table:table-cell>
          <table:table-cell office:value-type="float" office:value="114" calcext:value-type="float">
            <text:p>114</text:p>
          </table:table-cell>
          <table:table-cell office:value-type="float" office:value="128.98" calcext:value-type="float">
            <text:p>128.98</text:p>
          </table:table-cell>
          <table:table-cell office:value-type="float" office:value="801.43" calcext:value-type="float">
            <text:p>801.43</text:p>
          </table:table-cell>
          <table:table-cell office:value-type="float" office:value="968.2" calcext:value-type="float">
            <text:p>968.2</text:p>
          </table:table-cell>
        </table:table-row>
        <table:table-row table:style-name="ro1">
          <table:table-cell office:value-type="float" office:value="23790699" calcext:value-type="float">
            <text:p>23790699</text:p>
          </table:table-cell>
          <table:table-cell table:formula="of:=[.A1489]/1000/(60*60*24)" office:value-type="time" office:time-value="PT06H36M30.699S" calcext:value-type="time">
            <text:p>06:36:31</text:p>
          </table:table-cell>
          <table:table-cell office:value-type="float" office:value="1.13" calcext:value-type="float">
            <text:p>1.13</text:p>
          </table:table-cell>
          <table:table-cell office:value-type="float" office:value="114" calcext:value-type="float">
            <text:p>114</text:p>
          </table:table-cell>
          <table:table-cell office:value-type="float" office:value="128.98" calcext:value-type="float">
            <text:p>128.98</text:p>
          </table:table-cell>
          <table:table-cell office:value-type="float" office:value="801.93" calcext:value-type="float">
            <text:p>801.93</text:p>
          </table:table-cell>
          <table:table-cell office:value-type="float" office:value="968.78" calcext:value-type="float">
            <text:p>968.78</text:p>
          </table:table-cell>
        </table:table-row>
        <table:table-row table:style-name="ro1">
          <table:table-cell office:value-type="float" office:value="23806699" calcext:value-type="float">
            <text:p>23806699</text:p>
          </table:table-cell>
          <table:table-cell table:formula="of:=[.A1490]/1000/(60*60*24)" office:value-type="time" office:time-value="PT06H36M46.699S" calcext:value-type="time">
            <text:p>06:36:47</text:p>
          </table:table-cell>
          <table:table-cell office:value-type="float" office:value="1.13" calcext:value-type="float">
            <text:p>1.13</text:p>
          </table:table-cell>
          <table:table-cell office:value-type="float" office:value="114" calcext:value-type="float">
            <text:p>114</text:p>
          </table:table-cell>
          <table:table-cell office:value-type="float" office:value="128.98" calcext:value-type="float">
            <text:p>128.98</text:p>
          </table:table-cell>
          <table:table-cell office:value-type="float" office:value="802.44" calcext:value-type="float">
            <text:p>802.44</text:p>
          </table:table-cell>
          <table:table-cell office:value-type="float" office:value="969.35" calcext:value-type="float">
            <text:p>969.35</text:p>
          </table:table-cell>
        </table:table-row>
        <table:table-row table:style-name="ro1">
          <table:table-cell office:value-type="float" office:value="23822699" calcext:value-type="float">
            <text:p>23822699</text:p>
          </table:table-cell>
          <table:table-cell table:formula="of:=[.A1491]/1000/(60*60*24)" office:value-type="time" office:time-value="PT06H37M02.699S" calcext:value-type="time">
            <text:p>06:37:03</text:p>
          </table:table-cell>
          <table:table-cell office:value-type="float" office:value="1.13" calcext:value-type="float">
            <text:p>1.13</text:p>
          </table:table-cell>
          <table:table-cell office:value-type="float" office:value="113.9" calcext:value-type="float">
            <text:p>113.9</text:p>
          </table:table-cell>
          <table:table-cell office:value-type="float" office:value="128.87" calcext:value-type="float">
            <text:p>128.87</text:p>
          </table:table-cell>
          <table:table-cell office:value-type="float" office:value="802.94" calcext:value-type="float">
            <text:p>802.94</text:p>
          </table:table-cell>
          <table:table-cell office:value-type="float" office:value="969.92" calcext:value-type="float">
            <text:p>969.92</text:p>
          </table:table-cell>
        </table:table-row>
        <table:table-row table:style-name="ro1">
          <table:table-cell office:value-type="float" office:value="23838699" calcext:value-type="float">
            <text:p>23838699</text:p>
          </table:table-cell>
          <table:table-cell table:formula="of:=[.A1492]/1000/(60*60*24)" office:value-type="time" office:time-value="PT06H37M18.699S" calcext:value-type="time">
            <text:p>06:37:19</text:p>
          </table:table-cell>
          <table:table-cell office:value-type="float" office:value="1.13" calcext:value-type="float">
            <text:p>1.13</text:p>
          </table:table-cell>
          <table:table-cell office:value-type="float" office:value="113.9" calcext:value-type="float">
            <text:p>113.9</text:p>
          </table:table-cell>
          <table:table-cell office:value-type="float" office:value="128.87" calcext:value-type="float">
            <text:p>128.87</text:p>
          </table:table-cell>
          <table:table-cell office:value-type="float" office:value="803.45" calcext:value-type="float">
            <text:p>803.45</text:p>
          </table:table-cell>
          <table:table-cell office:value-type="float" office:value="970.49" calcext:value-type="float">
            <text:p>970.49</text:p>
          </table:table-cell>
        </table:table-row>
        <table:table-row table:style-name="ro1">
          <table:table-cell office:value-type="float" office:value="23854699" calcext:value-type="float">
            <text:p>23854699</text:p>
          </table:table-cell>
          <table:table-cell table:formula="of:=[.A1493]/1000/(60*60*24)" office:value-type="time" office:time-value="PT06H37M34.699S" calcext:value-type="time">
            <text:p>06:37:35</text:p>
          </table:table-cell>
          <table:table-cell office:value-type="float" office:value="1.13" calcext:value-type="float">
            <text:p>1.13</text:p>
          </table:table-cell>
          <table:table-cell office:value-type="float" office:value="113.9" calcext:value-type="float">
            <text:p>113.9</text:p>
          </table:table-cell>
          <table:table-cell office:value-type="float" office:value="128.87" calcext:value-type="float">
            <text:p>128.87</text:p>
          </table:table-cell>
          <table:table-cell office:value-type="float" office:value="803.96" calcext:value-type="float">
            <text:p>803.96</text:p>
          </table:table-cell>
          <table:table-cell office:value-type="float" office:value="971.07" calcext:value-type="float">
            <text:p>971.07</text:p>
          </table:table-cell>
        </table:table-row>
        <table:table-row table:style-name="ro1">
          <table:table-cell office:value-type="float" office:value="23870699" calcext:value-type="float">
            <text:p>23870699</text:p>
          </table:table-cell>
          <table:table-cell table:formula="of:=[.A1494]/1000/(60*60*24)" office:value-type="time" office:time-value="PT06H37M50.699S" calcext:value-type="time">
            <text:p>06:37:51</text:p>
          </table:table-cell>
          <table:table-cell office:value-type="float" office:value="1.13" calcext:value-type="float">
            <text:p>1.13</text:p>
          </table:table-cell>
          <table:table-cell office:value-type="float" office:value="113.9" calcext:value-type="float">
            <text:p>113.9</text:p>
          </table:table-cell>
          <table:table-cell office:value-type="float" office:value="128.87" calcext:value-type="float">
            <text:p>128.87</text:p>
          </table:table-cell>
          <table:table-cell office:value-type="float" office:value="804.46" calcext:value-type="float">
            <text:p>804.46</text:p>
          </table:table-cell>
          <table:table-cell office:value-type="float" office:value="971.64" calcext:value-type="float">
            <text:p>971.64</text:p>
          </table:table-cell>
        </table:table-row>
        <table:table-row table:style-name="ro1">
          <table:table-cell office:value-type="float" office:value="23886699" calcext:value-type="float">
            <text:p>23886699</text:p>
          </table:table-cell>
          <table:table-cell table:formula="of:=[.A1495]/1000/(60*60*24)" office:value-type="time" office:time-value="PT06H38M06.699S" calcext:value-type="time">
            <text:p>06:38:07</text:p>
          </table:table-cell>
          <table:table-cell office:value-type="float" office:value="1.13" calcext:value-type="float">
            <text:p>1.13</text:p>
          </table:table-cell>
          <table:table-cell office:value-type="float" office:value="113.8" calcext:value-type="float">
            <text:p>113.8</text:p>
          </table:table-cell>
          <table:table-cell office:value-type="float" office:value="128.75" calcext:value-type="float">
            <text:p>128.75</text:p>
          </table:table-cell>
          <table:table-cell office:value-type="float" office:value="804.97" calcext:value-type="float">
            <text:p>804.97</text:p>
          </table:table-cell>
          <table:table-cell office:value-type="float" office:value="972.21" calcext:value-type="float">
            <text:p>972.21</text:p>
          </table:table-cell>
        </table:table-row>
        <table:table-row table:style-name="ro1">
          <table:table-cell office:value-type="float" office:value="23902699" calcext:value-type="float">
            <text:p>23902699</text:p>
          </table:table-cell>
          <table:table-cell table:formula="of:=[.A1496]/1000/(60*60*24)" office:value-type="time" office:time-value="PT06H38M22.699S" calcext:value-type="time">
            <text:p>06:38:23</text:p>
          </table:table-cell>
          <table:table-cell office:value-type="float" office:value="1.13" calcext:value-type="float">
            <text:p>1.13</text:p>
          </table:table-cell>
          <table:table-cell office:value-type="float" office:value="113.8" calcext:value-type="float">
            <text:p>113.8</text:p>
          </table:table-cell>
          <table:table-cell office:value-type="float" office:value="128.75" calcext:value-type="float">
            <text:p>128.75</text:p>
          </table:table-cell>
          <table:table-cell office:value-type="float" office:value="805.47" calcext:value-type="float">
            <text:p>805.47</text:p>
          </table:table-cell>
          <table:table-cell office:value-type="float" office:value="972.78" calcext:value-type="float">
            <text:p>972.78</text:p>
          </table:table-cell>
        </table:table-row>
        <table:table-row table:style-name="ro1">
          <table:table-cell office:value-type="float" office:value="23918699" calcext:value-type="float">
            <text:p>23918699</text:p>
          </table:table-cell>
          <table:table-cell table:formula="of:=[.A1497]/1000/(60*60*24)" office:value-type="time" office:time-value="PT06H38M38.699S" calcext:value-type="time">
            <text:p>06:38:39</text:p>
          </table:table-cell>
          <table:table-cell office:value-type="float" office:value="1.13" calcext:value-type="float">
            <text:p>1.13</text:p>
          </table:table-cell>
          <table:table-cell office:value-type="float" office:value="113.7" calcext:value-type="float">
            <text:p>113.7</text:p>
          </table:table-cell>
          <table:table-cell office:value-type="float" office:value="128.64" calcext:value-type="float">
            <text:p>128.64</text:p>
          </table:table-cell>
          <table:table-cell office:value-type="float" office:value="805.98" calcext:value-type="float">
            <text:p>805.98</text:p>
          </table:table-cell>
          <table:table-cell office:value-type="float" office:value="973.35" calcext:value-type="float">
            <text:p>973.35</text:p>
          </table:table-cell>
        </table:table-row>
        <table:table-row table:style-name="ro1">
          <table:table-cell office:value-type="float" office:value="23934699" calcext:value-type="float">
            <text:p>23934699</text:p>
          </table:table-cell>
          <table:table-cell table:formula="of:=[.A1498]/1000/(60*60*24)" office:value-type="time" office:time-value="PT06H38M54.699S" calcext:value-type="time">
            <text:p>06:38:55</text:p>
          </table:table-cell>
          <table:table-cell office:value-type="float" office:value="1.13" calcext:value-type="float">
            <text:p>1.13</text:p>
          </table:table-cell>
          <table:table-cell office:value-type="float" office:value="113.8" calcext:value-type="float">
            <text:p>113.8</text:p>
          </table:table-cell>
          <table:table-cell office:value-type="float" office:value="128.75" calcext:value-type="float">
            <text:p>128.75</text:p>
          </table:table-cell>
          <table:table-cell office:value-type="float" office:value="806.48" calcext:value-type="float">
            <text:p>806.48</text:p>
          </table:table-cell>
          <table:table-cell office:value-type="float" office:value="973.92" calcext:value-type="float">
            <text:p>973.92</text:p>
          </table:table-cell>
        </table:table-row>
        <table:table-row table:style-name="ro1">
          <table:table-cell office:value-type="float" office:value="23950699" calcext:value-type="float">
            <text:p>23950699</text:p>
          </table:table-cell>
          <table:table-cell table:formula="of:=[.A1499]/1000/(60*60*24)" office:value-type="time" office:time-value="PT06H39M10.699S" calcext:value-type="time">
            <text:p>06:39:11</text:p>
          </table:table-cell>
          <table:table-cell office:value-type="float" office:value="1.13" calcext:value-type="float">
            <text:p>1.13</text:p>
          </table:table-cell>
          <table:table-cell office:value-type="float" office:value="113.6" calcext:value-type="float">
            <text:p>113.6</text:p>
          </table:table-cell>
          <table:table-cell office:value-type="float" office:value="128.07" calcext:value-type="float">
            <text:p>128.07</text:p>
          </table:table-cell>
          <table:table-cell office:value-type="float" office:value="806.99" calcext:value-type="float">
            <text:p>806.99</text:p>
          </table:table-cell>
          <table:table-cell office:value-type="float" office:value="974.49" calcext:value-type="float">
            <text:p>974.49</text:p>
          </table:table-cell>
        </table:table-row>
        <table:table-row table:style-name="ro1">
          <table:table-cell office:value-type="float" office:value="23966699" calcext:value-type="float">
            <text:p>23966699</text:p>
          </table:table-cell>
          <table:table-cell table:formula="of:=[.A1500]/1000/(60*60*24)" office:value-type="time" office:time-value="PT06H39M26.699S" calcext:value-type="time">
            <text:p>06:39:27</text:p>
          </table:table-cell>
          <table:table-cell office:value-type="float" office:value="1.13" calcext:value-type="float">
            <text:p>1.13</text:p>
          </table:table-cell>
          <table:table-cell office:value-type="float" office:value="113.6" calcext:value-type="float">
            <text:p>113.6</text:p>
          </table:table-cell>
          <table:table-cell office:value-type="float" office:value="128.07" calcext:value-type="float">
            <text:p>128.07</text:p>
          </table:table-cell>
          <table:table-cell office:value-type="float" office:value="807.49" calcext:value-type="float">
            <text:p>807.49</text:p>
          </table:table-cell>
          <table:table-cell office:value-type="float" office:value="975.06" calcext:value-type="float">
            <text:p>975.06</text:p>
          </table:table-cell>
        </table:table-row>
        <table:table-row table:style-name="ro1">
          <table:table-cell office:value-type="float" office:value="23982699" calcext:value-type="float">
            <text:p>23982699</text:p>
          </table:table-cell>
          <table:table-cell table:formula="of:=[.A1501]/1000/(60*60*24)" office:value-type="time" office:time-value="PT06H39M42.699S" calcext:value-type="time">
            <text:p>06:39:43</text:p>
          </table:table-cell>
          <table:table-cell office:value-type="float" office:value="1.13" calcext:value-type="float">
            <text:p>1.13</text:p>
          </table:table-cell>
          <table:table-cell office:value-type="float" office:value="113.6" calcext:value-type="float">
            <text:p>113.6</text:p>
          </table:table-cell>
          <table:table-cell office:value-type="float" office:value="128.07" calcext:value-type="float">
            <text:p>128.07</text:p>
          </table:table-cell>
          <table:table-cell office:value-type="float" office:value="808" calcext:value-type="float">
            <text:p>808</text:p>
          </table:table-cell>
          <table:table-cell office:value-type="float" office:value="975.63" calcext:value-type="float">
            <text:p>975.63</text:p>
          </table:table-cell>
        </table:table-row>
        <table:table-row table:style-name="ro1">
          <table:table-cell office:value-type="float" office:value="23998699" calcext:value-type="float">
            <text:p>23998699</text:p>
          </table:table-cell>
          <table:table-cell table:formula="of:=[.A1502]/1000/(60*60*24)" office:value-type="time" office:time-value="PT06H39M58.699S" calcext:value-type="time">
            <text:p>06:39:59</text:p>
          </table:table-cell>
          <table:table-cell office:value-type="float" office:value="1.13" calcext:value-type="float">
            <text:p>1.13</text:p>
          </table:table-cell>
          <table:table-cell office:value-type="float" office:value="113.6" calcext:value-type="float">
            <text:p>113.6</text:p>
          </table:table-cell>
          <table:table-cell office:value-type="float" office:value="128.07" calcext:value-type="float">
            <text:p>128.07</text:p>
          </table:table-cell>
          <table:table-cell office:value-type="float" office:value="808.5" calcext:value-type="float">
            <text:p>808.5</text:p>
          </table:table-cell>
          <table:table-cell office:value-type="float" office:value="976.2" calcext:value-type="float">
            <text:p>976.2</text:p>
          </table:table-cell>
        </table:table-row>
        <table:table-row table:style-name="ro1">
          <table:table-cell office:value-type="float" office:value="24014699" calcext:value-type="float">
            <text:p>24014699</text:p>
          </table:table-cell>
          <table:table-cell table:formula="of:=[.A1503]/1000/(60*60*24)" office:value-type="time" office:time-value="PT06H40M14.699S" calcext:value-type="time">
            <text:p>06:40:15</text:p>
          </table:table-cell>
          <table:table-cell office:value-type="float" office:value="1.13" calcext:value-type="float">
            <text:p>1.13</text:p>
          </table:table-cell>
          <table:table-cell office:value-type="float" office:value="113.6" calcext:value-type="float">
            <text:p>113.6</text:p>
          </table:table-cell>
          <table:table-cell office:value-type="float" office:value="128.07" calcext:value-type="float">
            <text:p>128.07</text:p>
          </table:table-cell>
          <table:table-cell office:value-type="float" office:value="809.01" calcext:value-type="float">
            <text:p>809.01</text:p>
          </table:table-cell>
          <table:table-cell office:value-type="float" office:value="976.77" calcext:value-type="float">
            <text:p>976.77</text:p>
          </table:table-cell>
        </table:table-row>
        <table:table-row table:style-name="ro1">
          <table:table-cell office:value-type="float" office:value="24030699" calcext:value-type="float">
            <text:p>24030699</text:p>
          </table:table-cell>
          <table:table-cell table:formula="of:=[.A1504]/1000/(60*60*24)" office:value-type="time" office:time-value="PT06H40M30.699S" calcext:value-type="time">
            <text:p>06:40:31</text:p>
          </table:table-cell>
          <table:table-cell office:value-type="float" office:value="1.13" calcext:value-type="float">
            <text:p>1.13</text:p>
          </table:table-cell>
          <table:table-cell office:value-type="float" office:value="113.6" calcext:value-type="float">
            <text:p>113.6</text:p>
          </table:table-cell>
          <table:table-cell office:value-type="float" office:value="128.07" calcext:value-type="float">
            <text:p>128.07</text:p>
          </table:table-cell>
          <table:table-cell office:value-type="float" office:value="809.51" calcext:value-type="float">
            <text:p>809.51</text:p>
          </table:table-cell>
          <table:table-cell office:value-type="float" office:value="977.34" calcext:value-type="float">
            <text:p>977.34</text:p>
          </table:table-cell>
        </table:table-row>
        <table:table-row table:style-name="ro1">
          <table:table-cell office:value-type="float" office:value="24046699" calcext:value-type="float">
            <text:p>24046699</text:p>
          </table:table-cell>
          <table:table-cell table:formula="of:=[.A1505]/1000/(60*60*24)" office:value-type="time" office:time-value="PT06H40M46.699S" calcext:value-type="time">
            <text:p>06:40:47</text:p>
          </table:table-cell>
          <table:table-cell office:value-type="float" office:value="1.13" calcext:value-type="float">
            <text:p>1.13</text:p>
          </table:table-cell>
          <table:table-cell office:value-type="float" office:value="113.4" calcext:value-type="float">
            <text:p>113.4</text:p>
          </table:table-cell>
          <table:table-cell office:value-type="float" office:value="127.84" calcext:value-type="float">
            <text:p>127.84</text:p>
          </table:table-cell>
          <table:table-cell office:value-type="float" office:value="810.02" calcext:value-type="float">
            <text:p>810.02</text:p>
          </table:table-cell>
          <table:table-cell office:value-type="float" office:value="977.91" calcext:value-type="float">
            <text:p>977.91</text:p>
          </table:table-cell>
        </table:table-row>
        <table:table-row table:style-name="ro1">
          <table:table-cell office:value-type="float" office:value="24062699" calcext:value-type="float">
            <text:p>24062699</text:p>
          </table:table-cell>
          <table:table-cell table:formula="of:=[.A1506]/1000/(60*60*24)" office:value-type="time" office:time-value="PT06H41M02.699S" calcext:value-type="time">
            <text:p>06:41:03</text:p>
          </table:table-cell>
          <table:table-cell office:value-type="float" office:value="1.13" calcext:value-type="float">
            <text:p>1.13</text:p>
          </table:table-cell>
          <table:table-cell office:value-type="float" office:value="113.4" calcext:value-type="float">
            <text:p>113.4</text:p>
          </table:table-cell>
          <table:table-cell office:value-type="float" office:value="127.84" calcext:value-type="float">
            <text:p>127.84</text:p>
          </table:table-cell>
          <table:table-cell office:value-type="float" office:value="810.52" calcext:value-type="float">
            <text:p>810.52</text:p>
          </table:table-cell>
          <table:table-cell office:value-type="float" office:value="978.48" calcext:value-type="float">
            <text:p>978.48</text:p>
          </table:table-cell>
        </table:table-row>
        <table:table-row table:style-name="ro1">
          <table:table-cell office:value-type="float" office:value="24078699" calcext:value-type="float">
            <text:p>24078699</text:p>
          </table:table-cell>
          <table:table-cell table:formula="of:=[.A1507]/1000/(60*60*24)" office:value-type="time" office:time-value="PT06H41M18.699S" calcext:value-type="time">
            <text:p>06:41:19</text:p>
          </table:table-cell>
          <table:table-cell office:value-type="float" office:value="1.13" calcext:value-type="float">
            <text:p>1.13</text:p>
          </table:table-cell>
          <table:table-cell office:value-type="float" office:value="113.4" calcext:value-type="float">
            <text:p>113.4</text:p>
          </table:table-cell>
          <table:table-cell office:value-type="float" office:value="127.84" calcext:value-type="float">
            <text:p>127.84</text:p>
          </table:table-cell>
          <table:table-cell office:value-type="float" office:value="811.03" calcext:value-type="float">
            <text:p>811.03</text:p>
          </table:table-cell>
          <table:table-cell office:value-type="float" office:value="979.04" calcext:value-type="float">
            <text:p>979.04</text:p>
          </table:table-cell>
        </table:table-row>
        <table:table-row table:style-name="ro1">
          <table:table-cell office:value-type="float" office:value="24094699" calcext:value-type="float">
            <text:p>24094699</text:p>
          </table:table-cell>
          <table:table-cell table:formula="of:=[.A1508]/1000/(60*60*24)" office:value-type="time" office:time-value="PT06H41M34.699S" calcext:value-type="time">
            <text:p>06:41:35</text:p>
          </table:table-cell>
          <table:table-cell office:value-type="float" office:value="1.13" calcext:value-type="float">
            <text:p>1.13</text:p>
          </table:table-cell>
          <table:table-cell office:value-type="float" office:value="113.4" calcext:value-type="float">
            <text:p>113.4</text:p>
          </table:table-cell>
          <table:table-cell office:value-type="float" office:value="127.84" calcext:value-type="float">
            <text:p>127.84</text:p>
          </table:table-cell>
          <table:table-cell office:value-type="float" office:value="811.53" calcext:value-type="float">
            <text:p>811.53</text:p>
          </table:table-cell>
          <table:table-cell office:value-type="float" office:value="979.61" calcext:value-type="float">
            <text:p>979.61</text:p>
          </table:table-cell>
        </table:table-row>
        <table:table-row table:style-name="ro1">
          <table:table-cell office:value-type="float" office:value="24110699" calcext:value-type="float">
            <text:p>24110699</text:p>
          </table:table-cell>
          <table:table-cell table:formula="of:=[.A1509]/1000/(60*60*24)" office:value-type="time" office:time-value="PT06H41M50.699S" calcext:value-type="time">
            <text:p>06:41:51</text:p>
          </table:table-cell>
          <table:table-cell office:value-type="float" office:value="1.13" calcext:value-type="float">
            <text:p>1.13</text:p>
          </table:table-cell>
          <table:table-cell office:value-type="float" office:value="113.4" calcext:value-type="float">
            <text:p>113.4</text:p>
          </table:table-cell>
          <table:table-cell office:value-type="float" office:value="127.84" calcext:value-type="float">
            <text:p>127.84</text:p>
          </table:table-cell>
          <table:table-cell office:value-type="float" office:value="812.04" calcext:value-type="float">
            <text:p>812.04</text:p>
          </table:table-cell>
          <table:table-cell office:value-type="float" office:value="980.18" calcext:value-type="float">
            <text:p>980.18</text:p>
          </table:table-cell>
        </table:table-row>
        <table:table-row table:style-name="ro1">
          <table:table-cell office:value-type="float" office:value="24126699" calcext:value-type="float">
            <text:p>24126699</text:p>
          </table:table-cell>
          <table:table-cell table:formula="of:=[.A1510]/1000/(60*60*24)" office:value-type="time" office:time-value="PT06H42M06.699S" calcext:value-type="time">
            <text:p>06:42:07</text:p>
          </table:table-cell>
          <table:table-cell office:value-type="float" office:value="1.13" calcext:value-type="float">
            <text:p>1.13</text:p>
          </table:table-cell>
          <table:table-cell office:value-type="float" office:value="113.3" calcext:value-type="float">
            <text:p>113.3</text:p>
          </table:table-cell>
          <table:table-cell office:value-type="float" office:value="127.73" calcext:value-type="float">
            <text:p>127.73</text:p>
          </table:table-cell>
          <table:table-cell office:value-type="float" office:value="812.54" calcext:value-type="float">
            <text:p>812.54</text:p>
          </table:table-cell>
          <table:table-cell office:value-type="float" office:value="980.74" calcext:value-type="float">
            <text:p>980.74</text:p>
          </table:table-cell>
        </table:table-row>
        <table:table-row table:style-name="ro1">
          <table:table-cell office:value-type="float" office:value="24142699" calcext:value-type="float">
            <text:p>24142699</text:p>
          </table:table-cell>
          <table:table-cell table:formula="of:=[.A1511]/1000/(60*60*24)" office:value-type="time" office:time-value="PT06H42M22.699S" calcext:value-type="time">
            <text:p>06:42:23</text:p>
          </table:table-cell>
          <table:table-cell office:value-type="float" office:value="1.12" calcext:value-type="float">
            <text:p>1.12</text:p>
          </table:table-cell>
          <table:table-cell office:value-type="float" office:value="113.2" calcext:value-type="float">
            <text:p>113.2</text:p>
          </table:table-cell>
          <table:table-cell office:value-type="float" office:value="127.16" calcext:value-type="float">
            <text:p>127.16</text:p>
          </table:table-cell>
          <table:table-cell office:value-type="float" office:value="813.04" calcext:value-type="float">
            <text:p>813.04</text:p>
          </table:table-cell>
          <table:table-cell office:value-type="float" office:value="981.31" calcext:value-type="float">
            <text:p>981.31</text:p>
          </table:table-cell>
        </table:table-row>
        <table:table-row table:style-name="ro1">
          <table:table-cell office:value-type="float" office:value="24158699" calcext:value-type="float">
            <text:p>24158699</text:p>
          </table:table-cell>
          <table:table-cell table:formula="of:=[.A1512]/1000/(60*60*24)" office:value-type="time" office:time-value="PT06H42M38.699S" calcext:value-type="time">
            <text:p>06:42:39</text:p>
          </table:table-cell>
          <table:table-cell office:value-type="float" office:value="1.12" calcext:value-type="float">
            <text:p>1.12</text:p>
          </table:table-cell>
          <table:table-cell office:value-type="float" office:value="113.2" calcext:value-type="float">
            <text:p>113.2</text:p>
          </table:table-cell>
          <table:table-cell office:value-type="float" office:value="127.16" calcext:value-type="float">
            <text:p>127.16</text:p>
          </table:table-cell>
          <table:table-cell office:value-type="float" office:value="813.55" calcext:value-type="float">
            <text:p>813.55</text:p>
          </table:table-cell>
          <table:table-cell office:value-type="float" office:value="981.88" calcext:value-type="float">
            <text:p>981.88</text:p>
          </table:table-cell>
        </table:table-row>
        <table:table-row table:style-name="ro1">
          <table:table-cell office:value-type="float" office:value="24174699" calcext:value-type="float">
            <text:p>24174699</text:p>
          </table:table-cell>
          <table:table-cell table:formula="of:=[.A1513]/1000/(60*60*24)" office:value-type="time" office:time-value="PT06H42M54.699S" calcext:value-type="time">
            <text:p>06:42:55</text:p>
          </table:table-cell>
          <table:table-cell office:value-type="float" office:value="1.12" calcext:value-type="float">
            <text:p>1.12</text:p>
          </table:table-cell>
          <table:table-cell office:value-type="float" office:value="113.2" calcext:value-type="float">
            <text:p>113.2</text:p>
          </table:table-cell>
          <table:table-cell office:value-type="float" office:value="127.16" calcext:value-type="float">
            <text:p>127.16</text:p>
          </table:table-cell>
          <table:table-cell office:value-type="float" office:value="814.05" calcext:value-type="float">
            <text:p>814.05</text:p>
          </table:table-cell>
          <table:table-cell office:value-type="float" office:value="982.44" calcext:value-type="float">
            <text:p>982.44</text:p>
          </table:table-cell>
        </table:table-row>
        <table:table-row table:style-name="ro1">
          <table:table-cell office:value-type="float" office:value="24190699" calcext:value-type="float">
            <text:p>24190699</text:p>
          </table:table-cell>
          <table:table-cell table:formula="of:=[.A1514]/1000/(60*60*24)" office:value-type="time" office:time-value="PT06H43M10.699S" calcext:value-type="time">
            <text:p>06:43:11</text:p>
          </table:table-cell>
          <table:table-cell office:value-type="float" office:value="1.12" calcext:value-type="float">
            <text:p>1.12</text:p>
          </table:table-cell>
          <table:table-cell office:value-type="float" office:value="113.2" calcext:value-type="float">
            <text:p>113.2</text:p>
          </table:table-cell>
          <table:table-cell office:value-type="float" office:value="127.16" calcext:value-type="float">
            <text:p>127.16</text:p>
          </table:table-cell>
          <table:table-cell office:value-type="float" office:value="814.55" calcext:value-type="float">
            <text:p>814.55</text:p>
          </table:table-cell>
          <table:table-cell office:value-type="float" office:value="983.01" calcext:value-type="float">
            <text:p>983.01</text:p>
          </table:table-cell>
        </table:table-row>
        <table:table-row table:style-name="ro1">
          <table:table-cell office:value-type="float" office:value="24206699" calcext:value-type="float">
            <text:p>24206699</text:p>
          </table:table-cell>
          <table:table-cell table:formula="of:=[.A1515]/1000/(60*60*24)" office:value-type="time" office:time-value="PT06H43M26.699S" calcext:value-type="time">
            <text:p>06:43:27</text:p>
          </table:table-cell>
          <table:table-cell office:value-type="float" office:value="1.12" calcext:value-type="float">
            <text:p>1.12</text:p>
          </table:table-cell>
          <table:table-cell office:value-type="float" office:value="113.1" calcext:value-type="float">
            <text:p>113.1</text:p>
          </table:table-cell>
          <table:table-cell office:value-type="float" office:value="127.05" calcext:value-type="float">
            <text:p>127.05</text:p>
          </table:table-cell>
          <table:table-cell office:value-type="float" office:value="815.06" calcext:value-type="float">
            <text:p>815.06</text:p>
          </table:table-cell>
          <table:table-cell office:value-type="float" office:value="983.57" calcext:value-type="float">
            <text:p>983.57</text:p>
          </table:table-cell>
        </table:table-row>
        <table:table-row table:style-name="ro1">
          <table:table-cell office:value-type="float" office:value="24222699" calcext:value-type="float">
            <text:p>24222699</text:p>
          </table:table-cell>
          <table:table-cell table:formula="of:=[.A1516]/1000/(60*60*24)" office:value-type="time" office:time-value="PT06H43M42.699S" calcext:value-type="time">
            <text:p>06:43:43</text:p>
          </table:table-cell>
          <table:table-cell office:value-type="float" office:value="1.12" calcext:value-type="float">
            <text:p>1.12</text:p>
          </table:table-cell>
          <table:table-cell office:value-type="float" office:value="113.1" calcext:value-type="float">
            <text:p>113.1</text:p>
          </table:table-cell>
          <table:table-cell office:value-type="float" office:value="127.05" calcext:value-type="float">
            <text:p>127.05</text:p>
          </table:table-cell>
          <table:table-cell office:value-type="float" office:value="815.56" calcext:value-type="float">
            <text:p>815.56</text:p>
          </table:table-cell>
          <table:table-cell office:value-type="float" office:value="984.14" calcext:value-type="float">
            <text:p>984.14</text:p>
          </table:table-cell>
        </table:table-row>
        <table:table-row table:style-name="ro1">
          <table:table-cell office:value-type="float" office:value="24238699" calcext:value-type="float">
            <text:p>24238699</text:p>
          </table:table-cell>
          <table:table-cell table:formula="of:=[.A1517]/1000/(60*60*24)" office:value-type="time" office:time-value="PT06H43M58.699S" calcext:value-type="time">
            <text:p>06:43:59</text:p>
          </table:table-cell>
          <table:table-cell office:value-type="float" office:value="1.12" calcext:value-type="float">
            <text:p>1.12</text:p>
          </table:table-cell>
          <table:table-cell office:value-type="float" office:value="113.1" calcext:value-type="float">
            <text:p>113.1</text:p>
          </table:table-cell>
          <table:table-cell office:value-type="float" office:value="127.05" calcext:value-type="float">
            <text:p>127.05</text:p>
          </table:table-cell>
          <table:table-cell office:value-type="float" office:value="816.06" calcext:value-type="float">
            <text:p>816.06</text:p>
          </table:table-cell>
          <table:table-cell office:value-type="float" office:value="984.7" calcext:value-type="float">
            <text:p>984.7</text:p>
          </table:table-cell>
        </table:table-row>
        <table:table-row table:style-name="ro1">
          <table:table-cell office:value-type="float" office:value="24254699" calcext:value-type="float">
            <text:p>24254699</text:p>
          </table:table-cell>
          <table:table-cell table:formula="of:=[.A1518]/1000/(60*60*24)" office:value-type="time" office:time-value="PT06H44M14.699S" calcext:value-type="time">
            <text:p>06:44:15</text:p>
          </table:table-cell>
          <table:table-cell office:value-type="float" office:value="1.12" calcext:value-type="float">
            <text:p>1.12</text:p>
          </table:table-cell>
          <table:table-cell office:value-type="float" office:value="113.1" calcext:value-type="float">
            <text:p>113.1</text:p>
          </table:table-cell>
          <table:table-cell office:value-type="float" office:value="126.59" calcext:value-type="float">
            <text:p>126.59</text:p>
          </table:table-cell>
          <table:table-cell office:value-type="float" office:value="816.56" calcext:value-type="float">
            <text:p>816.56</text:p>
          </table:table-cell>
          <table:table-cell office:value-type="float" office:value="985.27" calcext:value-type="float">
            <text:p>985.27</text:p>
          </table:table-cell>
        </table:table-row>
        <table:table-row table:style-name="ro1">
          <table:table-cell office:value-type="float" office:value="24270699" calcext:value-type="float">
            <text:p>24270699</text:p>
          </table:table-cell>
          <table:table-cell table:formula="of:=[.A1519]/1000/(60*60*24)" office:value-type="time" office:time-value="PT06H44M30.699S" calcext:value-type="time">
            <text:p>06:44:31</text:p>
          </table:table-cell>
          <table:table-cell office:value-type="float" office:value="1.12" calcext:value-type="float">
            <text:p>1.12</text:p>
          </table:table-cell>
          <table:table-cell office:value-type="float" office:value="113" calcext:value-type="float">
            <text:p>113</text:p>
          </table:table-cell>
          <table:table-cell office:value-type="float" office:value="126.48" calcext:value-type="float">
            <text:p>126.48</text:p>
          </table:table-cell>
          <table:table-cell office:value-type="float" office:value="817.07" calcext:value-type="float">
            <text:p>817.07</text:p>
          </table:table-cell>
          <table:table-cell office:value-type="float" office:value="985.83" calcext:value-type="float">
            <text:p>985.83</text:p>
          </table:table-cell>
        </table:table-row>
        <table:table-row table:style-name="ro1">
          <table:table-cell office:value-type="float" office:value="24286699" calcext:value-type="float">
            <text:p>24286699</text:p>
          </table:table-cell>
          <table:table-cell table:formula="of:=[.A1520]/1000/(60*60*24)" office:value-type="time" office:time-value="PT06H44M46.699S" calcext:value-type="time">
            <text:p>06:44:47</text:p>
          </table:table-cell>
          <table:table-cell office:value-type="float" office:value="1.12" calcext:value-type="float">
            <text:p>1.12</text:p>
          </table:table-cell>
          <table:table-cell office:value-type="float" office:value="113" calcext:value-type="float">
            <text:p>113</text:p>
          </table:table-cell>
          <table:table-cell office:value-type="float" office:value="126.93" calcext:value-type="float">
            <text:p>126.93</text:p>
          </table:table-cell>
          <table:table-cell office:value-type="float" office:value="817.57" calcext:value-type="float">
            <text:p>817.57</text:p>
          </table:table-cell>
          <table:table-cell office:value-type="float" office:value="986.39" calcext:value-type="float">
            <text:p>986.39</text:p>
          </table:table-cell>
        </table:table-row>
        <table:table-row table:style-name="ro1">
          <table:table-cell office:value-type="float" office:value="24302699" calcext:value-type="float">
            <text:p>24302699</text:p>
          </table:table-cell>
          <table:table-cell table:formula="of:=[.A1521]/1000/(60*60*24)" office:value-type="time" office:time-value="PT06H45M02.699S" calcext:value-type="time">
            <text:p>06:45:03</text:p>
          </table:table-cell>
          <table:table-cell office:value-type="float" office:value="1.12" calcext:value-type="float">
            <text:p>1.12</text:p>
          </table:table-cell>
          <table:table-cell office:value-type="float" office:value="113" calcext:value-type="float">
            <text:p>113</text:p>
          </table:table-cell>
          <table:table-cell office:value-type="float" office:value="126.93" calcext:value-type="float">
            <text:p>126.93</text:p>
          </table:table-cell>
          <table:table-cell office:value-type="float" office:value="818.07" calcext:value-type="float">
            <text:p>818.07</text:p>
          </table:table-cell>
          <table:table-cell office:value-type="float" office:value="986.96" calcext:value-type="float">
            <text:p>986.96</text:p>
          </table:table-cell>
        </table:table-row>
        <table:table-row table:style-name="ro1">
          <table:table-cell office:value-type="float" office:value="24318699" calcext:value-type="float">
            <text:p>24318699</text:p>
          </table:table-cell>
          <table:table-cell table:formula="of:=[.A1522]/1000/(60*60*24)" office:value-type="time" office:time-value="PT06H45M18.699S" calcext:value-type="time">
            <text:p>06:45:19</text:p>
          </table:table-cell>
          <table:table-cell office:value-type="float" office:value="1.12" calcext:value-type="float">
            <text:p>1.12</text:p>
          </table:table-cell>
          <table:table-cell office:value-type="float" office:value="112.9" calcext:value-type="float">
            <text:p>112.9</text:p>
          </table:table-cell>
          <table:table-cell office:value-type="float" office:value="126.82" calcext:value-type="float">
            <text:p>126.82</text:p>
          </table:table-cell>
          <table:table-cell office:value-type="float" office:value="818.57" calcext:value-type="float">
            <text:p>818.57</text:p>
          </table:table-cell>
          <table:table-cell office:value-type="float" office:value="987.52" calcext:value-type="float">
            <text:p>987.52</text:p>
          </table:table-cell>
        </table:table-row>
        <table:table-row table:style-name="ro1">
          <table:table-cell office:value-type="float" office:value="24334699" calcext:value-type="float">
            <text:p>24334699</text:p>
          </table:table-cell>
          <table:table-cell table:formula="of:=[.A1523]/1000/(60*60*24)" office:value-type="time" office:time-value="PT06H45M34.699S" calcext:value-type="time">
            <text:p>06:45:35</text:p>
          </table:table-cell>
          <table:table-cell office:value-type="float" office:value="1.12" calcext:value-type="float">
            <text:p>1.12</text:p>
          </table:table-cell>
          <table:table-cell office:value-type="float" office:value="112.9" calcext:value-type="float">
            <text:p>112.9</text:p>
          </table:table-cell>
          <table:table-cell office:value-type="float" office:value="126.37" calcext:value-type="float">
            <text:p>126.37</text:p>
          </table:table-cell>
          <table:table-cell office:value-type="float" office:value="819.07" calcext:value-type="float">
            <text:p>819.07</text:p>
          </table:table-cell>
          <table:table-cell office:value-type="float" office:value="988.08" calcext:value-type="float">
            <text:p>988.08</text:p>
          </table:table-cell>
        </table:table-row>
        <table:table-row table:style-name="ro1">
          <table:table-cell office:value-type="float" office:value="24350699" calcext:value-type="float">
            <text:p>24350699</text:p>
          </table:table-cell>
          <table:table-cell table:formula="of:=[.A1524]/1000/(60*60*24)" office:value-type="time" office:time-value="PT06H45M50.699S" calcext:value-type="time">
            <text:p>06:45:51</text:p>
          </table:table-cell>
          <table:table-cell office:value-type="float" office:value="1.12" calcext:value-type="float">
            <text:p>1.12</text:p>
          </table:table-cell>
          <table:table-cell office:value-type="float" office:value="112.8" calcext:value-type="float">
            <text:p>112.8</text:p>
          </table:table-cell>
          <table:table-cell office:value-type="float" office:value="126.25" calcext:value-type="float">
            <text:p>126.25</text:p>
          </table:table-cell>
          <table:table-cell office:value-type="float" office:value="819.58" calcext:value-type="float">
            <text:p>819.58</text:p>
          </table:table-cell>
          <table:table-cell office:value-type="float" office:value="988.64" calcext:value-type="float">
            <text:p>988.64</text:p>
          </table:table-cell>
        </table:table-row>
        <table:table-row table:style-name="ro1">
          <table:table-cell office:value-type="float" office:value="24366699" calcext:value-type="float">
            <text:p>24366699</text:p>
          </table:table-cell>
          <table:table-cell table:formula="of:=[.A1525]/1000/(60*60*24)" office:value-type="time" office:time-value="PT06H46M06.699S" calcext:value-type="time">
            <text:p>06:46:07</text:p>
          </table:table-cell>
          <table:table-cell office:value-type="float" office:value="1.12" calcext:value-type="float">
            <text:p>1.12</text:p>
          </table:table-cell>
          <table:table-cell office:value-type="float" office:value="112.8" calcext:value-type="float">
            <text:p>112.8</text:p>
          </table:table-cell>
          <table:table-cell office:value-type="float" office:value="126.25" calcext:value-type="float">
            <text:p>126.25</text:p>
          </table:table-cell>
          <table:table-cell office:value-type="float" office:value="820.08" calcext:value-type="float">
            <text:p>820.08</text:p>
          </table:table-cell>
          <table:table-cell office:value-type="float" office:value="989.2" calcext:value-type="float">
            <text:p>989.2</text:p>
          </table:table-cell>
        </table:table-row>
        <table:table-row table:style-name="ro1">
          <table:table-cell office:value-type="float" office:value="24382699" calcext:value-type="float">
            <text:p>24382699</text:p>
          </table:table-cell>
          <table:table-cell table:formula="of:=[.A1526]/1000/(60*60*24)" office:value-type="time" office:time-value="PT06H46M22.699S" calcext:value-type="time">
            <text:p>06:46:23</text:p>
          </table:table-cell>
          <table:table-cell office:value-type="float" office:value="1.12" calcext:value-type="float">
            <text:p>1.12</text:p>
          </table:table-cell>
          <table:table-cell office:value-type="float" office:value="112.8" calcext:value-type="float">
            <text:p>112.8</text:p>
          </table:table-cell>
          <table:table-cell office:value-type="float" office:value="126.25" calcext:value-type="float">
            <text:p>126.25</text:p>
          </table:table-cell>
          <table:table-cell office:value-type="float" office:value="820.58" calcext:value-type="float">
            <text:p>820.58</text:p>
          </table:table-cell>
          <table:table-cell office:value-type="float" office:value="989.77" calcext:value-type="float">
            <text:p>989.77</text:p>
          </table:table-cell>
        </table:table-row>
        <table:table-row table:style-name="ro1">
          <table:table-cell office:value-type="float" office:value="24398699" calcext:value-type="float">
            <text:p>24398699</text:p>
          </table:table-cell>
          <table:table-cell table:formula="of:=[.A1527]/1000/(60*60*24)" office:value-type="time" office:time-value="PT06H46M38.699S" calcext:value-type="time">
            <text:p>06:46:39</text:p>
          </table:table-cell>
          <table:table-cell office:value-type="float" office:value="1.12" calcext:value-type="float">
            <text:p>1.12</text:p>
          </table:table-cell>
          <table:table-cell office:value-type="float" office:value="112.7" calcext:value-type="float">
            <text:p>112.7</text:p>
          </table:table-cell>
          <table:table-cell office:value-type="float" office:value="126.14" calcext:value-type="float">
            <text:p>126.14</text:p>
          </table:table-cell>
          <table:table-cell office:value-type="float" office:value="821.08" calcext:value-type="float">
            <text:p>821.08</text:p>
          </table:table-cell>
          <table:table-cell office:value-type="float" office:value="990.33" calcext:value-type="float">
            <text:p>990.33</text:p>
          </table:table-cell>
        </table:table-row>
        <table:table-row table:style-name="ro1">
          <table:table-cell office:value-type="float" office:value="24414699" calcext:value-type="float">
            <text:p>24414699</text:p>
          </table:table-cell>
          <table:table-cell table:formula="of:=[.A1528]/1000/(60*60*24)" office:value-type="time" office:time-value="PT06H46M54.699S" calcext:value-type="time">
            <text:p>06:46:55</text:p>
          </table:table-cell>
          <table:table-cell office:value-type="float" office:value="1.12" calcext:value-type="float">
            <text:p>1.12</text:p>
          </table:table-cell>
          <table:table-cell office:value-type="float" office:value="112.7" calcext:value-type="float">
            <text:p>112.7</text:p>
          </table:table-cell>
          <table:table-cell office:value-type="float" office:value="126.14" calcext:value-type="float">
            <text:p>126.14</text:p>
          </table:table-cell>
          <table:table-cell office:value-type="float" office:value="821.58" calcext:value-type="float">
            <text:p>821.58</text:p>
          </table:table-cell>
          <table:table-cell office:value-type="float" office:value="990.89" calcext:value-type="float">
            <text:p>990.89</text:p>
          </table:table-cell>
        </table:table-row>
        <table:table-row table:style-name="ro1">
          <table:table-cell office:value-type="float" office:value="24430699" calcext:value-type="float">
            <text:p>24430699</text:p>
          </table:table-cell>
          <table:table-cell table:formula="of:=[.A1529]/1000/(60*60*24)" office:value-type="time" office:time-value="PT06H47M10.699S" calcext:value-type="time">
            <text:p>06:47:11</text:p>
          </table:table-cell>
          <table:table-cell office:value-type="float" office:value="1.12" calcext:value-type="float">
            <text:p>1.12</text:p>
          </table:table-cell>
          <table:table-cell office:value-type="float" office:value="112.7" calcext:value-type="float">
            <text:p>112.7</text:p>
          </table:table-cell>
          <table:table-cell office:value-type="float" office:value="126.14" calcext:value-type="float">
            <text:p>126.14</text:p>
          </table:table-cell>
          <table:table-cell office:value-type="float" office:value="822.08" calcext:value-type="float">
            <text:p>822.08</text:p>
          </table:table-cell>
          <table:table-cell office:value-type="float" office:value="991.45" calcext:value-type="float">
            <text:p>991.45</text:p>
          </table:table-cell>
        </table:table-row>
        <table:table-row table:style-name="ro1">
          <table:table-cell office:value-type="float" office:value="24446699" calcext:value-type="float">
            <text:p>24446699</text:p>
          </table:table-cell>
          <table:table-cell table:formula="of:=[.A1530]/1000/(60*60*24)" office:value-type="time" office:time-value="PT06H47M26.699S" calcext:value-type="time">
            <text:p>06:47:27</text:p>
          </table:table-cell>
          <table:table-cell office:value-type="float" office:value="1.12" calcext:value-type="float">
            <text:p>1.12</text:p>
          </table:table-cell>
          <table:table-cell office:value-type="float" office:value="112.6" calcext:value-type="float">
            <text:p>112.6</text:p>
          </table:table-cell>
          <table:table-cell office:value-type="float" office:value="126.03" calcext:value-type="float">
            <text:p>126.03</text:p>
          </table:table-cell>
          <table:table-cell office:value-type="float" office:value="822.58" calcext:value-type="float">
            <text:p>822.58</text:p>
          </table:table-cell>
          <table:table-cell office:value-type="float" office:value="992.01" calcext:value-type="float">
            <text:p>992.01</text:p>
          </table:table-cell>
        </table:table-row>
        <table:table-row table:style-name="ro1">
          <table:table-cell office:value-type="float" office:value="24462699" calcext:value-type="float">
            <text:p>24462699</text:p>
          </table:table-cell>
          <table:table-cell table:formula="of:=[.A1531]/1000/(60*60*24)" office:value-type="time" office:time-value="PT06H47M42.699S" calcext:value-type="time">
            <text:p>06:47:43</text:p>
          </table:table-cell>
          <table:table-cell office:value-type="float" office:value="1.12" calcext:value-type="float">
            <text:p>1.12</text:p>
          </table:table-cell>
          <table:table-cell office:value-type="float" office:value="112.6" calcext:value-type="float">
            <text:p>112.6</text:p>
          </table:table-cell>
          <table:table-cell office:value-type="float" office:value="126.03" calcext:value-type="float">
            <text:p>126.03</text:p>
          </table:table-cell>
          <table:table-cell office:value-type="float" office:value="823.08" calcext:value-type="float">
            <text:p>823.08</text:p>
          </table:table-cell>
          <table:table-cell office:value-type="float" office:value="992.57" calcext:value-type="float">
            <text:p>992.57</text:p>
          </table:table-cell>
        </table:table-row>
        <table:table-row table:style-name="ro1">
          <table:table-cell office:value-type="float" office:value="24478699" calcext:value-type="float">
            <text:p>24478699</text:p>
          </table:table-cell>
          <table:table-cell table:formula="of:=[.A1532]/1000/(60*60*24)" office:value-type="time" office:time-value="PT06H47M58.699S" calcext:value-type="time">
            <text:p>06:47:59</text:p>
          </table:table-cell>
          <table:table-cell office:value-type="float" office:value="1.12" calcext:value-type="float">
            <text:p>1.12</text:p>
          </table:table-cell>
          <table:table-cell office:value-type="float" office:value="112.5" calcext:value-type="float">
            <text:p>112.5</text:p>
          </table:table-cell>
          <table:table-cell office:value-type="float" office:value="125.92" calcext:value-type="float">
            <text:p>125.92</text:p>
          </table:table-cell>
          <table:table-cell office:value-type="float" office:value="823.58" calcext:value-type="float">
            <text:p>823.58</text:p>
          </table:table-cell>
          <table:table-cell office:value-type="float" office:value="993.13" calcext:value-type="float">
            <text:p>993.13</text:p>
          </table:table-cell>
        </table:table-row>
        <table:table-row table:style-name="ro1">
          <table:table-cell office:value-type="float" office:value="24494699" calcext:value-type="float">
            <text:p>24494699</text:p>
          </table:table-cell>
          <table:table-cell table:formula="of:=[.A1533]/1000/(60*60*24)" office:value-type="time" office:time-value="PT06H48M14.699S" calcext:value-type="time">
            <text:p>06:48:15</text:p>
          </table:table-cell>
          <table:table-cell office:value-type="float" office:value="1.12" calcext:value-type="float">
            <text:p>1.12</text:p>
          </table:table-cell>
          <table:table-cell office:value-type="float" office:value="112.5" calcext:value-type="float">
            <text:p>112.5</text:p>
          </table:table-cell>
          <table:table-cell office:value-type="float" office:value="125.92" calcext:value-type="float">
            <text:p>125.92</text:p>
          </table:table-cell>
          <table:table-cell office:value-type="float" office:value="824.08" calcext:value-type="float">
            <text:p>824.08</text:p>
          </table:table-cell>
          <table:table-cell office:value-type="float" office:value="993.69" calcext:value-type="float">
            <text:p>993.69</text:p>
          </table:table-cell>
        </table:table-row>
        <table:table-row table:style-name="ro1">
          <table:table-cell office:value-type="float" office:value="24510699" calcext:value-type="float">
            <text:p>24510699</text:p>
          </table:table-cell>
          <table:table-cell table:formula="of:=[.A1534]/1000/(60*60*24)" office:value-type="time" office:time-value="PT06H48M30.699S" calcext:value-type="time">
            <text:p>06:48:31</text:p>
          </table:table-cell>
          <table:table-cell office:value-type="float" office:value="1.12" calcext:value-type="float">
            <text:p>1.12</text:p>
          </table:table-cell>
          <table:table-cell office:value-type="float" office:value="112.5" calcext:value-type="float">
            <text:p>112.5</text:p>
          </table:table-cell>
          <table:table-cell office:value-type="float" office:value="125.92" calcext:value-type="float">
            <text:p>125.92</text:p>
          </table:table-cell>
          <table:table-cell office:value-type="float" office:value="824.58" calcext:value-type="float">
            <text:p>824.58</text:p>
          </table:table-cell>
          <table:table-cell office:value-type="float" office:value="994.25" calcext:value-type="float">
            <text:p>994.25</text:p>
          </table:table-cell>
        </table:table-row>
        <table:table-row table:style-name="ro1">
          <table:table-cell office:value-type="float" office:value="24526699" calcext:value-type="float">
            <text:p>24526699</text:p>
          </table:table-cell>
          <table:table-cell table:formula="of:=[.A1535]/1000/(60*60*24)" office:value-type="time" office:time-value="PT06H48M46.699S" calcext:value-type="time">
            <text:p>06:48:47</text:p>
          </table:table-cell>
          <table:table-cell office:value-type="float" office:value="1.12" calcext:value-type="float">
            <text:p>1.12</text:p>
          </table:table-cell>
          <table:table-cell office:value-type="float" office:value="112.4" calcext:value-type="float">
            <text:p>112.4</text:p>
          </table:table-cell>
          <table:table-cell office:value-type="float" office:value="125.35" calcext:value-type="float">
            <text:p>125.35</text:p>
          </table:table-cell>
          <table:table-cell office:value-type="float" office:value="825.08" calcext:value-type="float">
            <text:p>825.08</text:p>
          </table:table-cell>
          <table:table-cell office:value-type="float" office:value="994.81" calcext:value-type="float">
            <text:p>994.81</text:p>
          </table:table-cell>
        </table:table-row>
        <table:table-row table:style-name="ro1">
          <table:table-cell office:value-type="float" office:value="24542699" calcext:value-type="float">
            <text:p>24542699</text:p>
          </table:table-cell>
          <table:table-cell table:formula="of:=[.A1536]/1000/(60*60*24)" office:value-type="time" office:time-value="PT06H49M02.699S" calcext:value-type="time">
            <text:p>06:49:03</text:p>
          </table:table-cell>
          <table:table-cell office:value-type="float" office:value="1.12" calcext:value-type="float">
            <text:p>1.12</text:p>
          </table:table-cell>
          <table:table-cell office:value-type="float" office:value="112.4" calcext:value-type="float">
            <text:p>112.4</text:p>
          </table:table-cell>
          <table:table-cell office:value-type="float" office:value="125.35" calcext:value-type="float">
            <text:p>125.35</text:p>
          </table:table-cell>
          <table:table-cell office:value-type="float" office:value="825.58" calcext:value-type="float">
            <text:p>825.58</text:p>
          </table:table-cell>
          <table:table-cell office:value-type="float" office:value="995.37" calcext:value-type="float">
            <text:p>995.37</text:p>
          </table:table-cell>
        </table:table-row>
        <table:table-row table:style-name="ro1">
          <table:table-cell office:value-type="float" office:value="24558699" calcext:value-type="float">
            <text:p>24558699</text:p>
          </table:table-cell>
          <table:table-cell table:formula="of:=[.A1537]/1000/(60*60*24)" office:value-type="time" office:time-value="PT06H49M18.699S" calcext:value-type="time">
            <text:p>06:49:19</text:p>
          </table:table-cell>
          <table:table-cell office:value-type="float" office:value="1.12" calcext:value-type="float">
            <text:p>1.12</text:p>
          </table:table-cell>
          <table:table-cell office:value-type="float" office:value="112.4" calcext:value-type="float">
            <text:p>112.4</text:p>
          </table:table-cell>
          <table:table-cell office:value-type="float" office:value="125.35" calcext:value-type="float">
            <text:p>125.35</text:p>
          </table:table-cell>
          <table:table-cell office:value-type="float" office:value="826.08" calcext:value-type="float">
            <text:p>826.08</text:p>
          </table:table-cell>
          <table:table-cell office:value-type="float" office:value="995.92" calcext:value-type="float">
            <text:p>995.92</text:p>
          </table:table-cell>
        </table:table-row>
        <table:table-row table:style-name="ro1">
          <table:table-cell office:value-type="float" office:value="24574699" calcext:value-type="float">
            <text:p>24574699</text:p>
          </table:table-cell>
          <table:table-cell table:formula="of:=[.A1538]/1000/(60*60*24)" office:value-type="time" office:time-value="PT06H49M34.699S" calcext:value-type="time">
            <text:p>06:49:35</text:p>
          </table:table-cell>
          <table:table-cell office:value-type="float" office:value="1.12" calcext:value-type="float">
            <text:p>1.12</text:p>
          </table:table-cell>
          <table:table-cell office:value-type="float" office:value="112.3" calcext:value-type="float">
            <text:p>112.3</text:p>
          </table:table-cell>
          <table:table-cell office:value-type="float" office:value="125.24" calcext:value-type="float">
            <text:p>125.24</text:p>
          </table:table-cell>
          <table:table-cell office:value-type="float" office:value="826.58" calcext:value-type="float">
            <text:p>826.58</text:p>
          </table:table-cell>
          <table:table-cell office:value-type="float" office:value="996.48" calcext:value-type="float">
            <text:p>996.48</text:p>
          </table:table-cell>
        </table:table-row>
        <table:table-row table:style-name="ro1">
          <table:table-cell office:value-type="float" office:value="24590699" calcext:value-type="float">
            <text:p>24590699</text:p>
          </table:table-cell>
          <table:table-cell table:formula="of:=[.A1539]/1000/(60*60*24)" office:value-type="time" office:time-value="PT06H49M50.699S" calcext:value-type="time">
            <text:p>06:49:51</text:p>
          </table:table-cell>
          <table:table-cell office:value-type="float" office:value="1.12" calcext:value-type="float">
            <text:p>1.12</text:p>
          </table:table-cell>
          <table:table-cell office:value-type="float" office:value="112.3" calcext:value-type="float">
            <text:p>112.3</text:p>
          </table:table-cell>
          <table:table-cell office:value-type="float" office:value="125.24" calcext:value-type="float">
            <text:p>125.24</text:p>
          </table:table-cell>
          <table:table-cell office:value-type="float" office:value="827.08" calcext:value-type="float">
            <text:p>827.08</text:p>
          </table:table-cell>
          <table:table-cell office:value-type="float" office:value="997.04" calcext:value-type="float">
            <text:p>997.04</text:p>
          </table:table-cell>
        </table:table-row>
        <table:table-row table:style-name="ro1">
          <table:table-cell office:value-type="float" office:value="24606699" calcext:value-type="float">
            <text:p>24606699</text:p>
          </table:table-cell>
          <table:table-cell table:formula="of:=[.A1540]/1000/(60*60*24)" office:value-type="time" office:time-value="PT06H50M06.699S" calcext:value-type="time">
            <text:p>06:50:07</text:p>
          </table:table-cell>
          <table:table-cell office:value-type="float" office:value="1.12" calcext:value-type="float">
            <text:p>1.12</text:p>
          </table:table-cell>
          <table:table-cell office:value-type="float" office:value="112.2" calcext:value-type="float">
            <text:p>112.2</text:p>
          </table:table-cell>
          <table:table-cell office:value-type="float" office:value="125.13" calcext:value-type="float">
            <text:p>125.13</text:p>
          </table:table-cell>
          <table:table-cell office:value-type="float" office:value="827.58" calcext:value-type="float">
            <text:p>827.58</text:p>
          </table:table-cell>
          <table:table-cell office:value-type="float" office:value="997.59" calcext:value-type="float">
            <text:p>997.59</text:p>
          </table:table-cell>
        </table:table-row>
        <table:table-row table:style-name="ro1">
          <table:table-cell office:value-type="float" office:value="24622699" calcext:value-type="float">
            <text:p>24622699</text:p>
          </table:table-cell>
          <table:table-cell table:formula="of:=[.A1541]/1000/(60*60*24)" office:value-type="time" office:time-value="PT06H50M22.699S" calcext:value-type="time">
            <text:p>06:50:23</text:p>
          </table:table-cell>
          <table:table-cell office:value-type="float" office:value="1.12" calcext:value-type="float">
            <text:p>1.12</text:p>
          </table:table-cell>
          <table:table-cell office:value-type="float" office:value="112.2" calcext:value-type="float">
            <text:p>112.2</text:p>
          </table:table-cell>
          <table:table-cell office:value-type="float" office:value="125.13" calcext:value-type="float">
            <text:p>125.13</text:p>
          </table:table-cell>
          <table:table-cell office:value-type="float" office:value="828.08" calcext:value-type="float">
            <text:p>828.08</text:p>
          </table:table-cell>
          <table:table-cell office:value-type="float" office:value="998.15" calcext:value-type="float">
            <text:p>998.15</text:p>
          </table:table-cell>
        </table:table-row>
        <table:table-row table:style-name="ro1">
          <table:table-cell office:value-type="float" office:value="24638699" calcext:value-type="float">
            <text:p>24638699</text:p>
          </table:table-cell>
          <table:table-cell table:formula="of:=[.A1542]/1000/(60*60*24)" office:value-type="time" office:time-value="PT06H50M38.699S" calcext:value-type="time">
            <text:p>06:50:39</text:p>
          </table:table-cell>
          <table:table-cell office:value-type="float" office:value="1.12" calcext:value-type="float">
            <text:p>1.12</text:p>
          </table:table-cell>
          <table:table-cell office:value-type="float" office:value="112.2" calcext:value-type="float">
            <text:p>112.2</text:p>
          </table:table-cell>
          <table:table-cell office:value-type="float" office:value="125.13" calcext:value-type="float">
            <text:p>125.13</text:p>
          </table:table-cell>
          <table:table-cell office:value-type="float" office:value="828.58" calcext:value-type="float">
            <text:p>828.58</text:p>
          </table:table-cell>
          <table:table-cell office:value-type="float" office:value="998.71" calcext:value-type="float">
            <text:p>998.71</text:p>
          </table:table-cell>
        </table:table-row>
        <table:table-row table:style-name="ro1">
          <table:table-cell office:value-type="float" office:value="24654699" calcext:value-type="float">
            <text:p>24654699</text:p>
          </table:table-cell>
          <table:table-cell table:formula="of:=[.A1543]/1000/(60*60*24)" office:value-type="time" office:time-value="PT06H50M54.699S" calcext:value-type="time">
            <text:p>06:50:55</text:p>
          </table:table-cell>
          <table:table-cell office:value-type="float" office:value="1.11" calcext:value-type="float">
            <text:p>1.11</text:p>
          </table:table-cell>
          <table:table-cell office:value-type="float" office:value="112.1" calcext:value-type="float">
            <text:p>112.1</text:p>
          </table:table-cell>
          <table:table-cell office:value-type="float" office:value="124.57" calcext:value-type="float">
            <text:p>124.57</text:p>
          </table:table-cell>
          <table:table-cell office:value-type="float" office:value="829.08" calcext:value-type="float">
            <text:p>829.08</text:p>
          </table:table-cell>
          <table:table-cell office:value-type="float" office:value="999.26" calcext:value-type="float">
            <text:p>999.26</text:p>
          </table:table-cell>
        </table:table-row>
        <table:table-row table:style-name="ro1">
          <table:table-cell office:value-type="float" office:value="24670699" calcext:value-type="float">
            <text:p>24670699</text:p>
          </table:table-cell>
          <table:table-cell table:formula="of:=[.A1544]/1000/(60*60*24)" office:value-type="time" office:time-value="PT06H51M10.699S" calcext:value-type="time">
            <text:p>06:51:11</text:p>
          </table:table-cell>
          <table:table-cell office:value-type="float" office:value="1.12" calcext:value-type="float">
            <text:p>1.12</text:p>
          </table:table-cell>
          <table:table-cell office:value-type="float" office:value="112.1" calcext:value-type="float">
            <text:p>112.1</text:p>
          </table:table-cell>
          <table:table-cell office:value-type="float" office:value="125.02" calcext:value-type="float">
            <text:p>125.02</text:p>
          </table:table-cell>
          <table:table-cell office:value-type="float" office:value="829.57" calcext:value-type="float">
            <text:p>829.57</text:p>
          </table:table-cell>
          <table:table-cell office:value-type="float" office:value="999.82" calcext:value-type="float">
            <text:p>999.82</text:p>
          </table:table-cell>
        </table:table-row>
        <table:table-row table:style-name="ro1">
          <table:table-cell office:value-type="float" office:value="24686699" calcext:value-type="float">
            <text:p>24686699</text:p>
          </table:table-cell>
          <table:table-cell table:formula="of:=[.A1545]/1000/(60*60*24)" office:value-type="time" office:time-value="PT06H51M26.699S" calcext:value-type="time">
            <text:p>06:51:27</text:p>
          </table:table-cell>
          <table:table-cell office:value-type="float" office:value="1.12" calcext:value-type="float">
            <text:p>1.12</text:p>
          </table:table-cell>
          <table:table-cell office:value-type="float" office:value="112.1" calcext:value-type="float">
            <text:p>112.1</text:p>
          </table:table-cell>
          <table:table-cell office:value-type="float" office:value="125.01" calcext:value-type="float">
            <text:p>125.01</text:p>
          </table:table-cell>
          <table:table-cell office:value-type="float" office:value="830.07" calcext:value-type="float">
            <text:p>830.07</text:p>
          </table:table-cell>
          <table:table-cell office:value-type="float" office:value="1000.37" calcext:value-type="float">
            <text:p>1000.37</text:p>
          </table:table-cell>
        </table:table-row>
        <table:table-row table:style-name="ro1">
          <table:table-cell office:value-type="float" office:value="24702699" calcext:value-type="float">
            <text:p>24702699</text:p>
          </table:table-cell>
          <table:table-cell table:formula="of:=[.A1546]/1000/(60*60*24)" office:value-type="time" office:time-value="PT06H51M42.699S" calcext:value-type="time">
            <text:p>06:51:43</text:p>
          </table:table-cell>
          <table:table-cell office:value-type="float" office:value="1.12" calcext:value-type="float">
            <text:p>1.12</text:p>
          </table:table-cell>
          <table:table-cell office:value-type="float" office:value="112" calcext:value-type="float">
            <text:p>112</text:p>
          </table:table-cell>
          <table:table-cell office:value-type="float" office:value="124.9" calcext:value-type="float">
            <text:p>124.9</text:p>
          </table:table-cell>
          <table:table-cell office:value-type="float" office:value="830.57" calcext:value-type="float">
            <text:p>830.57</text:p>
          </table:table-cell>
          <table:table-cell office:value-type="float" office:value="1000.93" calcext:value-type="float">
            <text:p>1000.93</text:p>
          </table:table-cell>
        </table:table-row>
        <table:table-row table:style-name="ro1">
          <table:table-cell office:value-type="float" office:value="24718699" calcext:value-type="float">
            <text:p>24718699</text:p>
          </table:table-cell>
          <table:table-cell table:formula="of:=[.A1547]/1000/(60*60*24)" office:value-type="time" office:time-value="PT06H51M58.699S" calcext:value-type="time">
            <text:p>06:51:59</text:p>
          </table:table-cell>
          <table:table-cell office:value-type="float" office:value="1.11" calcext:value-type="float">
            <text:p>1.11</text:p>
          </table:table-cell>
          <table:table-cell office:value-type="float" office:value="112" calcext:value-type="float">
            <text:p>112</text:p>
          </table:table-cell>
          <table:table-cell office:value-type="float" office:value="124.45" calcext:value-type="float">
            <text:p>124.45</text:p>
          </table:table-cell>
          <table:table-cell office:value-type="float" office:value="831.07" calcext:value-type="float">
            <text:p>831.07</text:p>
          </table:table-cell>
          <table:table-cell office:value-type="float" office:value="1001.48" calcext:value-type="float">
            <text:p>1001.48</text:p>
          </table:table-cell>
        </table:table-row>
        <table:table-row table:style-name="ro1">
          <table:table-cell office:value-type="float" office:value="24734699" calcext:value-type="float">
            <text:p>24734699</text:p>
          </table:table-cell>
          <table:table-cell table:formula="of:=[.A1548]/1000/(60*60*24)" office:value-type="time" office:time-value="PT06H52M14.699S" calcext:value-type="time">
            <text:p>06:52:15</text:p>
          </table:table-cell>
          <table:table-cell office:value-type="float" office:value="1.11" calcext:value-type="float">
            <text:p>1.11</text:p>
          </table:table-cell>
          <table:table-cell office:value-type="float" office:value="112" calcext:value-type="float">
            <text:p>112</text:p>
          </table:table-cell>
          <table:table-cell office:value-type="float" office:value="124.45" calcext:value-type="float">
            <text:p>124.45</text:p>
          </table:table-cell>
          <table:table-cell office:value-type="float" office:value="831.57" calcext:value-type="float">
            <text:p>831.57</text:p>
          </table:table-cell>
          <table:table-cell office:value-type="float" office:value="1002.03" calcext:value-type="float">
            <text:p>1002.03</text:p>
          </table:table-cell>
        </table:table-row>
        <table:table-row table:style-name="ro1">
          <table:table-cell office:value-type="float" office:value="24750699" calcext:value-type="float">
            <text:p>24750699</text:p>
          </table:table-cell>
          <table:table-cell table:formula="of:=[.A1549]/1000/(60*60*24)" office:value-type="time" office:time-value="PT06H52M30.699S" calcext:value-type="time">
            <text:p>06:52:31</text:p>
          </table:table-cell>
          <table:table-cell office:value-type="float" office:value="1.11" calcext:value-type="float">
            <text:p>1.11</text:p>
          </table:table-cell>
          <table:table-cell office:value-type="float" office:value="111.9" calcext:value-type="float">
            <text:p>111.9</text:p>
          </table:table-cell>
          <table:table-cell office:value-type="float" office:value="124.34" calcext:value-type="float">
            <text:p>124.34</text:p>
          </table:table-cell>
          <table:table-cell office:value-type="float" office:value="832.06" calcext:value-type="float">
            <text:p>832.06</text:p>
          </table:table-cell>
          <table:table-cell office:value-type="float" office:value="1002.58" calcext:value-type="float">
            <text:p>1002.58</text:p>
          </table:table-cell>
        </table:table-row>
        <table:table-row table:style-name="ro1">
          <table:table-cell office:value-type="float" office:value="24766699" calcext:value-type="float">
            <text:p>24766699</text:p>
          </table:table-cell>
          <table:table-cell table:formula="of:=[.A1550]/1000/(60*60*24)" office:value-type="time" office:time-value="PT06H52M46.699S" calcext:value-type="time">
            <text:p>06:52:47</text:p>
          </table:table-cell>
          <table:table-cell office:value-type="float" office:value="1.11" calcext:value-type="float">
            <text:p>1.11</text:p>
          </table:table-cell>
          <table:table-cell office:value-type="float" office:value="111.9" calcext:value-type="float">
            <text:p>111.9</text:p>
          </table:table-cell>
          <table:table-cell office:value-type="float" office:value="124.34" calcext:value-type="float">
            <text:p>124.34</text:p>
          </table:table-cell>
          <table:table-cell office:value-type="float" office:value="832.56" calcext:value-type="float">
            <text:p>832.56</text:p>
          </table:table-cell>
          <table:table-cell office:value-type="float" office:value="1003.14" calcext:value-type="float">
            <text:p>1003.14</text:p>
          </table:table-cell>
        </table:table-row>
        <table:table-row table:style-name="ro1">
          <table:table-cell office:value-type="float" office:value="24782699" calcext:value-type="float">
            <text:p>24782699</text:p>
          </table:table-cell>
          <table:table-cell table:formula="of:=[.A1551]/1000/(60*60*24)" office:value-type="time" office:time-value="PT06H53M02.699S" calcext:value-type="time">
            <text:p>06:53:03</text:p>
          </table:table-cell>
          <table:table-cell office:value-type="float" office:value="1.11" calcext:value-type="float">
            <text:p>1.11</text:p>
          </table:table-cell>
          <table:table-cell office:value-type="float" office:value="111.8" calcext:value-type="float">
            <text:p>111.8</text:p>
          </table:table-cell>
          <table:table-cell office:value-type="float" office:value="124.23" calcext:value-type="float">
            <text:p>124.23</text:p>
          </table:table-cell>
          <table:table-cell office:value-type="float" office:value="833.06" calcext:value-type="float">
            <text:p>833.06</text:p>
          </table:table-cell>
          <table:table-cell office:value-type="float" office:value="1003.69" calcext:value-type="float">
            <text:p>1003.69</text:p>
          </table:table-cell>
        </table:table-row>
        <table:table-row table:style-name="ro1">
          <table:table-cell office:value-type="float" office:value="24798699" calcext:value-type="float">
            <text:p>24798699</text:p>
          </table:table-cell>
          <table:table-cell table:formula="of:=[.A1552]/1000/(60*60*24)" office:value-type="time" office:time-value="PT06H53M18.699S" calcext:value-type="time">
            <text:p>06:53:19</text:p>
          </table:table-cell>
          <table:table-cell office:value-type="float" office:value="1.11" calcext:value-type="float">
            <text:p>1.11</text:p>
          </table:table-cell>
          <table:table-cell office:value-type="float" office:value="111.8" calcext:value-type="float">
            <text:p>111.8</text:p>
          </table:table-cell>
          <table:table-cell office:value-type="float" office:value="124.23" calcext:value-type="float">
            <text:p>124.23</text:p>
          </table:table-cell>
          <table:table-cell office:value-type="float" office:value="833.55" calcext:value-type="float">
            <text:p>833.55</text:p>
          </table:table-cell>
          <table:table-cell office:value-type="float" office:value="1004.24" calcext:value-type="float">
            <text:p>1004.24</text:p>
          </table:table-cell>
        </table:table-row>
        <table:table-row table:style-name="ro1">
          <table:table-cell office:value-type="float" office:value="24814699" calcext:value-type="float">
            <text:p>24814699</text:p>
          </table:table-cell>
          <table:table-cell table:formula="of:=[.A1553]/1000/(60*60*24)" office:value-type="time" office:time-value="PT06H53M34.699S" calcext:value-type="time">
            <text:p>06:53:35</text:p>
          </table:table-cell>
          <table:table-cell office:value-type="float" office:value="1.11" calcext:value-type="float">
            <text:p>1.11</text:p>
          </table:table-cell>
          <table:table-cell office:value-type="float" office:value="111.7" calcext:value-type="float">
            <text:p>111.7</text:p>
          </table:table-cell>
          <table:table-cell office:value-type="float" office:value="124.12" calcext:value-type="float">
            <text:p>124.12</text:p>
          </table:table-cell>
          <table:table-cell office:value-type="float" office:value="834.05" calcext:value-type="float">
            <text:p>834.05</text:p>
          </table:table-cell>
          <table:table-cell office:value-type="float" office:value="1004.79" calcext:value-type="float">
            <text:p>1004.79</text:p>
          </table:table-cell>
        </table:table-row>
        <table:table-row table:style-name="ro1">
          <table:table-cell office:value-type="float" office:value="24830699" calcext:value-type="float">
            <text:p>24830699</text:p>
          </table:table-cell>
          <table:table-cell table:formula="of:=[.A1554]/1000/(60*60*24)" office:value-type="time" office:time-value="PT06H53M50.699S" calcext:value-type="time">
            <text:p>06:53:51</text:p>
          </table:table-cell>
          <table:table-cell office:value-type="float" office:value="1.11" calcext:value-type="float">
            <text:p>1.11</text:p>
          </table:table-cell>
          <table:table-cell office:value-type="float" office:value="111.7" calcext:value-type="float">
            <text:p>111.7</text:p>
          </table:table-cell>
          <table:table-cell office:value-type="float" office:value="124.12" calcext:value-type="float">
            <text:p>124.12</text:p>
          </table:table-cell>
          <table:table-cell office:value-type="float" office:value="834.55" calcext:value-type="float">
            <text:p>834.55</text:p>
          </table:table-cell>
          <table:table-cell office:value-type="float" office:value="1005.34" calcext:value-type="float">
            <text:p>1005.34</text:p>
          </table:table-cell>
        </table:table-row>
        <table:table-row table:style-name="ro1">
          <table:table-cell office:value-type="float" office:value="24846699" calcext:value-type="float">
            <text:p>24846699</text:p>
          </table:table-cell>
          <table:table-cell table:formula="of:=[.A1555]/1000/(60*60*24)" office:value-type="time" office:time-value="PT06H54M06.699S" calcext:value-type="time">
            <text:p>06:54:07</text:p>
          </table:table-cell>
          <table:table-cell office:value-type="float" office:value="1.11" calcext:value-type="float">
            <text:p>1.11</text:p>
          </table:table-cell>
          <table:table-cell office:value-type="float" office:value="111.7" calcext:value-type="float">
            <text:p>111.7</text:p>
          </table:table-cell>
          <table:table-cell office:value-type="float" office:value="124.12" calcext:value-type="float">
            <text:p>124.12</text:p>
          </table:table-cell>
          <table:table-cell office:value-type="float" office:value="835.04" calcext:value-type="float">
            <text:p>835.04</text:p>
          </table:table-cell>
          <table:table-cell office:value-type="float" office:value="1005.89" calcext:value-type="float">
            <text:p>1005.89</text:p>
          </table:table-cell>
        </table:table-row>
        <table:table-row table:style-name="ro1">
          <table:table-cell office:value-type="float" office:value="24862699" calcext:value-type="float">
            <text:p>24862699</text:p>
          </table:table-cell>
          <table:table-cell table:formula="of:=[.A1556]/1000/(60*60*24)" office:value-type="time" office:time-value="PT06H54M22.699S" calcext:value-type="time">
            <text:p>06:54:23</text:p>
          </table:table-cell>
          <table:table-cell office:value-type="float" office:value="1.11" calcext:value-type="float">
            <text:p>1.11</text:p>
          </table:table-cell>
          <table:table-cell office:value-type="float" office:value="111.7" calcext:value-type="float">
            <text:p>111.7</text:p>
          </table:table-cell>
          <table:table-cell office:value-type="float" office:value="124.12" calcext:value-type="float">
            <text:p>124.12</text:p>
          </table:table-cell>
          <table:table-cell office:value-type="float" office:value="835.54" calcext:value-type="float">
            <text:p>835.54</text:p>
          </table:table-cell>
          <table:table-cell office:value-type="float" office:value="1006.44" calcext:value-type="float">
            <text:p>1006.44</text:p>
          </table:table-cell>
        </table:table-row>
        <table:table-row table:style-name="ro1">
          <table:table-cell office:value-type="float" office:value="24878699" calcext:value-type="float">
            <text:p>24878699</text:p>
          </table:table-cell>
          <table:table-cell table:formula="of:=[.A1557]/1000/(60*60*24)" office:value-type="time" office:time-value="PT06H54M38.699S" calcext:value-type="time">
            <text:p>06:54:39</text:p>
          </table:table-cell>
          <table:table-cell office:value-type="float" office:value="1.11" calcext:value-type="float">
            <text:p>1.11</text:p>
          </table:table-cell>
          <table:table-cell office:value-type="float" office:value="111.6" calcext:value-type="float">
            <text:p>111.6</text:p>
          </table:table-cell>
          <table:table-cell office:value-type="float" office:value="123.56" calcext:value-type="float">
            <text:p>123.56</text:p>
          </table:table-cell>
          <table:table-cell office:value-type="float" office:value="836.04" calcext:value-type="float">
            <text:p>836.04</text:p>
          </table:table-cell>
          <table:table-cell office:value-type="float" office:value="1006.99" calcext:value-type="float">
            <text:p>1006.99</text:p>
          </table:table-cell>
        </table:table-row>
        <table:table-row table:style-name="ro1">
          <table:table-cell office:value-type="float" office:value="24894699" calcext:value-type="float">
            <text:p>24894699</text:p>
          </table:table-cell>
          <table:table-cell table:formula="of:=[.A1558]/1000/(60*60*24)" office:value-type="time" office:time-value="PT06H54M54.699S" calcext:value-type="time">
            <text:p>06:54:55</text:p>
          </table:table-cell>
          <table:table-cell office:value-type="float" office:value="1.11" calcext:value-type="float">
            <text:p>1.11</text:p>
          </table:table-cell>
          <table:table-cell office:value-type="float" office:value="111.5" calcext:value-type="float">
            <text:p>111.5</text:p>
          </table:table-cell>
          <table:table-cell office:value-type="float" office:value="123.45" calcext:value-type="float">
            <text:p>123.45</text:p>
          </table:table-cell>
          <table:table-cell office:value-type="float" office:value="836.53" calcext:value-type="float">
            <text:p>836.53</text:p>
          </table:table-cell>
          <table:table-cell office:value-type="float" office:value="1007.54" calcext:value-type="float">
            <text:p>1007.54</text:p>
          </table:table-cell>
        </table:table-row>
        <table:table-row table:style-name="ro1">
          <table:table-cell office:value-type="float" office:value="24910699" calcext:value-type="float">
            <text:p>24910699</text:p>
          </table:table-cell>
          <table:table-cell table:formula="of:=[.A1559]/1000/(60*60*24)" office:value-type="time" office:time-value="PT06H55M10.699S" calcext:value-type="time">
            <text:p>06:55:11</text:p>
          </table:table-cell>
          <table:table-cell office:value-type="float" office:value="1.11" calcext:value-type="float">
            <text:p>1.11</text:p>
          </table:table-cell>
          <table:table-cell office:value-type="float" office:value="111.5" calcext:value-type="float">
            <text:p>111.5</text:p>
          </table:table-cell>
          <table:table-cell office:value-type="float" office:value="123.45" calcext:value-type="float">
            <text:p>123.45</text:p>
          </table:table-cell>
          <table:table-cell office:value-type="float" office:value="837.03" calcext:value-type="float">
            <text:p>837.03</text:p>
          </table:table-cell>
          <table:table-cell office:value-type="float" office:value="1008.09" calcext:value-type="float">
            <text:p>1008.09</text:p>
          </table:table-cell>
        </table:table-row>
        <table:table-row table:style-name="ro1">
          <table:table-cell office:value-type="float" office:value="24926699" calcext:value-type="float">
            <text:p>24926699</text:p>
          </table:table-cell>
          <table:table-cell table:formula="of:=[.A1560]/1000/(60*60*24)" office:value-type="time" office:time-value="PT06H55M26.699S" calcext:value-type="time">
            <text:p>06:55:27</text:p>
          </table:table-cell>
          <table:table-cell office:value-type="float" office:value="1.11" calcext:value-type="float">
            <text:p>1.11</text:p>
          </table:table-cell>
          <table:table-cell office:value-type="float" office:value="111.5" calcext:value-type="float">
            <text:p>111.5</text:p>
          </table:table-cell>
          <table:table-cell office:value-type="float" office:value="123.45" calcext:value-type="float">
            <text:p>123.45</text:p>
          </table:table-cell>
          <table:table-cell office:value-type="float" office:value="837.52" calcext:value-type="float">
            <text:p>837.52</text:p>
          </table:table-cell>
          <table:table-cell office:value-type="float" office:value="1008.64" calcext:value-type="float">
            <text:p>1008.64</text:p>
          </table:table-cell>
        </table:table-row>
        <table:table-row table:style-name="ro1">
          <table:table-cell office:value-type="float" office:value="24942699" calcext:value-type="float">
            <text:p>24942699</text:p>
          </table:table-cell>
          <table:table-cell table:formula="of:=[.A1561]/1000/(60*60*24)" office:value-type="time" office:time-value="PT06H55M42.699S" calcext:value-type="time">
            <text:p>06:55:43</text:p>
          </table:table-cell>
          <table:table-cell office:value-type="float" office:value="1.11" calcext:value-type="float">
            <text:p>1.11</text:p>
          </table:table-cell>
          <table:table-cell office:value-type="float" office:value="111.4" calcext:value-type="float">
            <text:p>111.4</text:p>
          </table:table-cell>
          <table:table-cell office:value-type="float" office:value="123.34" calcext:value-type="float">
            <text:p>123.34</text:p>
          </table:table-cell>
          <table:table-cell office:value-type="float" office:value="838.02" calcext:value-type="float">
            <text:p>838.02</text:p>
          </table:table-cell>
          <table:table-cell office:value-type="float" office:value="1009.19" calcext:value-type="float">
            <text:p>1009.19</text:p>
          </table:table-cell>
        </table:table-row>
        <table:table-row table:style-name="ro1">
          <table:table-cell office:value-type="float" office:value="24958699" calcext:value-type="float">
            <text:p>24958699</text:p>
          </table:table-cell>
          <table:table-cell table:formula="of:=[.A1562]/1000/(60*60*24)" office:value-type="time" office:time-value="PT06H55M58.699S" calcext:value-type="time">
            <text:p>06:55:59</text:p>
          </table:table-cell>
          <table:table-cell office:value-type="float" office:value="1.1" calcext:value-type="float">
            <text:p>1.1</text:p>
          </table:table-cell>
          <table:table-cell office:value-type="float" office:value="111.4" calcext:value-type="float">
            <text:p>111.4</text:p>
          </table:table-cell>
          <table:table-cell office:value-type="float" office:value="122.89" calcext:value-type="float">
            <text:p>122.89</text:p>
          </table:table-cell>
          <table:table-cell office:value-type="float" office:value="838.51" calcext:value-type="float">
            <text:p>838.51</text:p>
          </table:table-cell>
          <table:table-cell office:value-type="float" office:value="1009.73" calcext:value-type="float">
            <text:p>1009.73</text:p>
          </table:table-cell>
        </table:table-row>
        <table:table-row table:style-name="ro1">
          <table:table-cell office:value-type="float" office:value="24974699" calcext:value-type="float">
            <text:p>24974699</text:p>
          </table:table-cell>
          <table:table-cell table:formula="of:=[.A1563]/1000/(60*60*24)" office:value-type="time" office:time-value="PT06H56M14.699S" calcext:value-type="time">
            <text:p>06:56:15</text:p>
          </table:table-cell>
          <table:table-cell office:value-type="float" office:value="1.1" calcext:value-type="float">
            <text:p>1.1</text:p>
          </table:table-cell>
          <table:table-cell office:value-type="float" office:value="111.3" calcext:value-type="float">
            <text:p>111.3</text:p>
          </table:table-cell>
          <table:table-cell office:value-type="float" office:value="122.78" calcext:value-type="float">
            <text:p>122.78</text:p>
          </table:table-cell>
          <table:table-cell office:value-type="float" office:value="839.01" calcext:value-type="float">
            <text:p>839.01</text:p>
          </table:table-cell>
          <table:table-cell office:value-type="float" office:value="1010.28" calcext:value-type="float">
            <text:p>1010.28</text:p>
          </table:table-cell>
        </table:table-row>
        <table:table-row table:style-name="ro1">
          <table:table-cell office:value-type="float" office:value="24990699" calcext:value-type="float">
            <text:p>24990699</text:p>
          </table:table-cell>
          <table:table-cell table:formula="of:=[.A1564]/1000/(60*60*24)" office:value-type="time" office:time-value="PT06H56M30.699S" calcext:value-type="time">
            <text:p>06:56:31</text:p>
          </table:table-cell>
          <table:table-cell office:value-type="float" office:value="1.1" calcext:value-type="float">
            <text:p>1.1</text:p>
          </table:table-cell>
          <table:table-cell office:value-type="float" office:value="111.3" calcext:value-type="float">
            <text:p>111.3</text:p>
          </table:table-cell>
          <table:table-cell office:value-type="float" office:value="122.78" calcext:value-type="float">
            <text:p>122.78</text:p>
          </table:table-cell>
          <table:table-cell office:value-type="float" office:value="839.5" calcext:value-type="float">
            <text:p>839.5</text:p>
          </table:table-cell>
          <table:table-cell office:value-type="float" office:value="1010.83" calcext:value-type="float">
            <text:p>1010.83</text:p>
          </table:table-cell>
        </table:table-row>
        <table:table-row table:style-name="ro1">
          <table:table-cell office:value-type="float" office:value="25006699" calcext:value-type="float">
            <text:p>25006699</text:p>
          </table:table-cell>
          <table:table-cell table:formula="of:=[.A1565]/1000/(60*60*24)" office:value-type="time" office:time-value="PT06H56M46.699S" calcext:value-type="time">
            <text:p>06:56:47</text:p>
          </table:table-cell>
          <table:table-cell office:value-type="float" office:value="1.1" calcext:value-type="float">
            <text:p>1.1</text:p>
          </table:table-cell>
          <table:table-cell office:value-type="float" office:value="111.2" calcext:value-type="float">
            <text:p>111.2</text:p>
          </table:table-cell>
          <table:table-cell office:value-type="float" office:value="122.67" calcext:value-type="float">
            <text:p>122.67</text:p>
          </table:table-cell>
          <table:table-cell office:value-type="float" office:value="840" calcext:value-type="float">
            <text:p>840</text:p>
          </table:table-cell>
          <table:table-cell office:value-type="float" office:value="1011.37" calcext:value-type="float">
            <text:p>1011.37</text:p>
          </table:table-cell>
        </table:table-row>
        <table:table-row table:style-name="ro1">
          <table:table-cell office:value-type="float" office:value="25022699" calcext:value-type="float">
            <text:p>25022699</text:p>
          </table:table-cell>
          <table:table-cell table:formula="of:=[.A1566]/1000/(60*60*24)" office:value-type="time" office:time-value="PT06H57M02.699S" calcext:value-type="time">
            <text:p>06:57:03</text:p>
          </table:table-cell>
          <table:table-cell office:value-type="float" office:value="1.11" calcext:value-type="float">
            <text:p>1.11</text:p>
          </table:table-cell>
          <table:table-cell office:value-type="float" office:value="111.2" calcext:value-type="float">
            <text:p>111.2</text:p>
          </table:table-cell>
          <table:table-cell office:value-type="float" office:value="123.11" calcext:value-type="float">
            <text:p>123.11</text:p>
          </table:table-cell>
          <table:table-cell office:value-type="float" office:value="840.49" calcext:value-type="float">
            <text:p>840.49</text:p>
          </table:table-cell>
          <table:table-cell office:value-type="float" office:value="1011.92" calcext:value-type="float">
            <text:p>1011.92</text:p>
          </table:table-cell>
        </table:table-row>
        <table:table-row table:style-name="ro1">
          <table:table-cell office:value-type="float" office:value="25038699" calcext:value-type="float">
            <text:p>25038699</text:p>
          </table:table-cell>
          <table:table-cell table:formula="of:=[.A1567]/1000/(60*60*24)" office:value-type="time" office:time-value="PT06H57M18.699S" calcext:value-type="time">
            <text:p>06:57:19</text:p>
          </table:table-cell>
          <table:table-cell office:value-type="float" office:value="1.1" calcext:value-type="float">
            <text:p>1.1</text:p>
          </table:table-cell>
          <table:table-cell office:value-type="float" office:value="111.1" calcext:value-type="float">
            <text:p>111.1</text:p>
          </table:table-cell>
          <table:table-cell office:value-type="float" office:value="122.56" calcext:value-type="float">
            <text:p>122.56</text:p>
          </table:table-cell>
          <table:table-cell office:value-type="float" office:value="840.98" calcext:value-type="float">
            <text:p>840.98</text:p>
          </table:table-cell>
          <table:table-cell office:value-type="float" office:value="1012.46" calcext:value-type="float">
            <text:p>1012.46</text:p>
          </table:table-cell>
        </table:table-row>
        <table:table-row table:style-name="ro1">
          <table:table-cell office:value-type="float" office:value="25054699" calcext:value-type="float">
            <text:p>25054699</text:p>
          </table:table-cell>
          <table:table-cell table:formula="of:=[.A1568]/1000/(60*60*24)" office:value-type="time" office:time-value="PT06H57M34.699S" calcext:value-type="time">
            <text:p>06:57:35</text:p>
          </table:table-cell>
          <table:table-cell office:value-type="float" office:value="1.1" calcext:value-type="float">
            <text:p>1.1</text:p>
          </table:table-cell>
          <table:table-cell office:value-type="float" office:value="111.1" calcext:value-type="float">
            <text:p>111.1</text:p>
          </table:table-cell>
          <table:table-cell office:value-type="float" office:value="122.56" calcext:value-type="float">
            <text:p>122.56</text:p>
          </table:table-cell>
          <table:table-cell office:value-type="float" office:value="841.48" calcext:value-type="float">
            <text:p>841.48</text:p>
          </table:table-cell>
          <table:table-cell office:value-type="float" office:value="1013.01" calcext:value-type="float">
            <text:p>1013.01</text:p>
          </table:table-cell>
        </table:table-row>
        <table:table-row table:style-name="ro1">
          <table:table-cell office:value-type="float" office:value="25070699" calcext:value-type="float">
            <text:p>25070699</text:p>
          </table:table-cell>
          <table:table-cell table:formula="of:=[.A1569]/1000/(60*60*24)" office:value-type="time" office:time-value="PT06H57M50.699S" calcext:value-type="time">
            <text:p>06:57:51</text:p>
          </table:table-cell>
          <table:table-cell office:value-type="float" office:value="1.1" calcext:value-type="float">
            <text:p>1.1</text:p>
          </table:table-cell>
          <table:table-cell office:value-type="float" office:value="111.1" calcext:value-type="float">
            <text:p>111.1</text:p>
          </table:table-cell>
          <table:table-cell office:value-type="float" office:value="122.56" calcext:value-type="float">
            <text:p>122.56</text:p>
          </table:table-cell>
          <table:table-cell office:value-type="float" office:value="841.97" calcext:value-type="float">
            <text:p>841.97</text:p>
          </table:table-cell>
          <table:table-cell office:value-type="float" office:value="1013.55" calcext:value-type="float">
            <text:p>1013.55</text:p>
          </table:table-cell>
        </table:table-row>
        <table:table-row table:style-name="ro1">
          <table:table-cell office:value-type="float" office:value="25086699" calcext:value-type="float">
            <text:p>25086699</text:p>
          </table:table-cell>
          <table:table-cell table:formula="of:=[.A1570]/1000/(60*60*24)" office:value-type="time" office:time-value="PT06H58M06.699S" calcext:value-type="time">
            <text:p>06:58:07</text:p>
          </table:table-cell>
          <table:table-cell office:value-type="float" office:value="1.1" calcext:value-type="float">
            <text:p>1.1</text:p>
          </table:table-cell>
          <table:table-cell office:value-type="float" office:value="111" calcext:value-type="float">
            <text:p>111</text:p>
          </table:table-cell>
          <table:table-cell office:value-type="float" office:value="122.44" calcext:value-type="float">
            <text:p>122.44</text:p>
          </table:table-cell>
          <table:table-cell office:value-type="float" office:value="842.47" calcext:value-type="float">
            <text:p>842.47</text:p>
          </table:table-cell>
          <table:table-cell office:value-type="float" office:value="1014.1" calcext:value-type="float">
            <text:p>1014.1</text:p>
          </table:table-cell>
        </table:table-row>
        <table:table-row table:style-name="ro1">
          <table:table-cell office:value-type="float" office:value="25102699" calcext:value-type="float">
            <text:p>25102699</text:p>
          </table:table-cell>
          <table:table-cell table:formula="of:=[.A1571]/1000/(60*60*24)" office:value-type="time" office:time-value="PT06H58M22.699S" calcext:value-type="time">
            <text:p>06:58:23</text:p>
          </table:table-cell>
          <table:table-cell office:value-type="float" office:value="1.1" calcext:value-type="float">
            <text:p>1.1</text:p>
          </table:table-cell>
          <table:table-cell office:value-type="float" office:value="110.9" calcext:value-type="float">
            <text:p>110.9</text:p>
          </table:table-cell>
          <table:table-cell office:value-type="float" office:value="121.89" calcext:value-type="float">
            <text:p>121.89</text:p>
          </table:table-cell>
          <table:table-cell office:value-type="float" office:value="842.96" calcext:value-type="float">
            <text:p>842.96</text:p>
          </table:table-cell>
          <table:table-cell office:value-type="float" office:value="1014.64" calcext:value-type="float">
            <text:p>1014.64</text:p>
          </table:table-cell>
        </table:table-row>
        <table:table-row table:style-name="ro1">
          <table:table-cell office:value-type="float" office:value="25118699" calcext:value-type="float">
            <text:p>25118699</text:p>
          </table:table-cell>
          <table:table-cell table:formula="of:=[.A1572]/1000/(60*60*24)" office:value-type="time" office:time-value="PT06H58M38.699S" calcext:value-type="time">
            <text:p>06:58:39</text:p>
          </table:table-cell>
          <table:table-cell office:value-type="float" office:value="1.1" calcext:value-type="float">
            <text:p>1.1</text:p>
          </table:table-cell>
          <table:table-cell office:value-type="float" office:value="110.9" calcext:value-type="float">
            <text:p>110.9</text:p>
          </table:table-cell>
          <table:table-cell office:value-type="float" office:value="121.89" calcext:value-type="float">
            <text:p>121.89</text:p>
          </table:table-cell>
          <table:table-cell office:value-type="float" office:value="843.45" calcext:value-type="float">
            <text:p>843.45</text:p>
          </table:table-cell>
          <table:table-cell office:value-type="float" office:value="1015.19" calcext:value-type="float">
            <text:p>1015.19</text:p>
          </table:table-cell>
        </table:table-row>
        <table:table-row table:style-name="ro1">
          <table:table-cell office:value-type="float" office:value="25134699" calcext:value-type="float">
            <text:p>25134699</text:p>
          </table:table-cell>
          <table:table-cell table:formula="of:=[.A1573]/1000/(60*60*24)" office:value-type="time" office:time-value="PT06H58M54.699S" calcext:value-type="time">
            <text:p>06:58:55</text:p>
          </table:table-cell>
          <table:table-cell office:value-type="float" office:value="1.1" calcext:value-type="float">
            <text:p>1.1</text:p>
          </table:table-cell>
          <table:table-cell office:value-type="float" office:value="110.9" calcext:value-type="float">
            <text:p>110.9</text:p>
          </table:table-cell>
          <table:table-cell office:value-type="float" office:value="121.89" calcext:value-type="float">
            <text:p>121.89</text:p>
          </table:table-cell>
          <table:table-cell office:value-type="float" office:value="843.95" calcext:value-type="float">
            <text:p>843.95</text:p>
          </table:table-cell>
          <table:table-cell office:value-type="float" office:value="1015.73" calcext:value-type="float">
            <text:p>1015.73</text:p>
          </table:table-cell>
        </table:table-row>
        <table:table-row table:style-name="ro1">
          <table:table-cell office:value-type="float" office:value="25150699" calcext:value-type="float">
            <text:p>25150699</text:p>
          </table:table-cell>
          <table:table-cell table:formula="of:=[.A1574]/1000/(60*60*24)" office:value-type="time" office:time-value="PT06H59M10.699S" calcext:value-type="time">
            <text:p>06:59:11</text:p>
          </table:table-cell>
          <table:table-cell office:value-type="float" office:value="1.1" calcext:value-type="float">
            <text:p>1.1</text:p>
          </table:table-cell>
          <table:table-cell office:value-type="float" office:value="110.9" calcext:value-type="float">
            <text:p>110.9</text:p>
          </table:table-cell>
          <table:table-cell office:value-type="float" office:value="121.89" calcext:value-type="float">
            <text:p>121.89</text:p>
          </table:table-cell>
          <table:table-cell office:value-type="float" office:value="844.44" calcext:value-type="float">
            <text:p>844.44</text:p>
          </table:table-cell>
          <table:table-cell office:value-type="float" office:value="1016.27" calcext:value-type="float">
            <text:p>1016.27</text:p>
          </table:table-cell>
        </table:table-row>
        <table:table-row table:style-name="ro1">
          <table:table-cell office:value-type="float" office:value="25166699" calcext:value-type="float">
            <text:p>25166699</text:p>
          </table:table-cell>
          <table:table-cell table:formula="of:=[.A1575]/1000/(60*60*24)" office:value-type="time" office:time-value="PT06H59M26.699S" calcext:value-type="time">
            <text:p>06:59:27</text:p>
          </table:table-cell>
          <table:table-cell office:value-type="float" office:value="1.1" calcext:value-type="float">
            <text:p>1.1</text:p>
          </table:table-cell>
          <table:table-cell office:value-type="float" office:value="110.8" calcext:value-type="float">
            <text:p>110.8</text:p>
          </table:table-cell>
          <table:table-cell office:value-type="float" office:value="121.78" calcext:value-type="float">
            <text:p>121.78</text:p>
          </table:table-cell>
          <table:table-cell office:value-type="float" office:value="844.93" calcext:value-type="float">
            <text:p>844.93</text:p>
          </table:table-cell>
          <table:table-cell office:value-type="float" office:value="1016.81" calcext:value-type="float">
            <text:p>1016.81</text:p>
          </table:table-cell>
        </table:table-row>
        <table:table-row table:style-name="ro1">
          <table:table-cell office:value-type="float" office:value="25182699" calcext:value-type="float">
            <text:p>25182699</text:p>
          </table:table-cell>
          <table:table-cell table:formula="of:=[.A1576]/1000/(60*60*24)" office:value-type="time" office:time-value="PT06H59M42.699S" calcext:value-type="time">
            <text:p>06:59:43</text:p>
          </table:table-cell>
          <table:table-cell office:value-type="float" office:value="1.1" calcext:value-type="float">
            <text:p>1.1</text:p>
          </table:table-cell>
          <table:table-cell office:value-type="float" office:value="110.7" calcext:value-type="float">
            <text:p>110.7</text:p>
          </table:table-cell>
          <table:table-cell office:value-type="float" office:value="121.67" calcext:value-type="float">
            <text:p>121.67</text:p>
          </table:table-cell>
          <table:table-cell office:value-type="float" office:value="845.42" calcext:value-type="float">
            <text:p>845.42</text:p>
          </table:table-cell>
          <table:table-cell office:value-type="float" office:value="1017.35" calcext:value-type="float">
            <text:p>1017.35</text:p>
          </table:table-cell>
        </table:table-row>
        <table:table-row table:style-name="ro1">
          <table:table-cell office:value-type="float" office:value="25198699" calcext:value-type="float">
            <text:p>25198699</text:p>
          </table:table-cell>
          <table:table-cell table:formula="of:=[.A1577]/1000/(60*60*24)" office:value-type="time" office:time-value="PT06H59M58.699S" calcext:value-type="time">
            <text:p>06:59:59</text:p>
          </table:table-cell>
          <table:table-cell office:value-type="float" office:value="1.1" calcext:value-type="float">
            <text:p>1.1</text:p>
          </table:table-cell>
          <table:table-cell office:value-type="float" office:value="110.7" calcext:value-type="float">
            <text:p>110.7</text:p>
          </table:table-cell>
          <table:table-cell office:value-type="float" office:value="121.67" calcext:value-type="float">
            <text:p>121.67</text:p>
          </table:table-cell>
          <table:table-cell office:value-type="float" office:value="845.91" calcext:value-type="float">
            <text:p>845.91</text:p>
          </table:table-cell>
          <table:table-cell office:value-type="float" office:value="1017.89" calcext:value-type="float">
            <text:p>1017.89</text:p>
          </table:table-cell>
        </table:table-row>
        <table:table-row table:style-name="ro1">
          <table:table-cell office:value-type="float" office:value="25214699" calcext:value-type="float">
            <text:p>25214699</text:p>
          </table:table-cell>
          <table:table-cell table:formula="of:=[.A1578]/1000/(60*60*24)" office:value-type="time" office:time-value="PT07H00M14.699S" calcext:value-type="time">
            <text:p>07:00:15</text:p>
          </table:table-cell>
          <table:table-cell office:value-type="float" office:value="1.1" calcext:value-type="float">
            <text:p>1.1</text:p>
          </table:table-cell>
          <table:table-cell office:value-type="float" office:value="110.6" calcext:value-type="float">
            <text:p>110.6</text:p>
          </table:table-cell>
          <table:table-cell office:value-type="float" office:value="121.56" calcext:value-type="float">
            <text:p>121.56</text:p>
          </table:table-cell>
          <table:table-cell office:value-type="float" office:value="846.41" calcext:value-type="float">
            <text:p>846.41</text:p>
          </table:table-cell>
          <table:table-cell office:value-type="float" office:value="1018.43" calcext:value-type="float">
            <text:p>1018.43</text:p>
          </table:table-cell>
        </table:table-row>
        <table:table-row table:style-name="ro1">
          <table:table-cell office:value-type="float" office:value="25230699" calcext:value-type="float">
            <text:p>25230699</text:p>
          </table:table-cell>
          <table:table-cell table:formula="of:=[.A1579]/1000/(60*60*24)" office:value-type="time" office:time-value="PT07H00M30.699S" calcext:value-type="time">
            <text:p>07:00:31</text:p>
          </table:table-cell>
          <table:table-cell office:value-type="float" office:value="1.1" calcext:value-type="float">
            <text:p>1.1</text:p>
          </table:table-cell>
          <table:table-cell office:value-type="float" office:value="110.6" calcext:value-type="float">
            <text:p>110.6</text:p>
          </table:table-cell>
          <table:table-cell office:value-type="float" office:value="121.56" calcext:value-type="float">
            <text:p>121.56</text:p>
          </table:table-cell>
          <table:table-cell office:value-type="float" office:value="846.9" calcext:value-type="float">
            <text:p>846.9</text:p>
          </table:table-cell>
          <table:table-cell office:value-type="float" office:value="1018.97" calcext:value-type="float">
            <text:p>1018.97</text:p>
          </table:table-cell>
        </table:table-row>
        <table:table-row table:style-name="ro1">
          <table:table-cell office:value-type="float" office:value="25246699" calcext:value-type="float">
            <text:p>25246699</text:p>
          </table:table-cell>
          <table:table-cell table:formula="of:=[.A1580]/1000/(60*60*24)" office:value-type="time" office:time-value="PT07H00M46.699S" calcext:value-type="time">
            <text:p>07:00:47</text:p>
          </table:table-cell>
          <table:table-cell office:value-type="float" office:value="1.1" calcext:value-type="float">
            <text:p>1.1</text:p>
          </table:table-cell>
          <table:table-cell office:value-type="float" office:value="110.5" calcext:value-type="float">
            <text:p>110.5</text:p>
          </table:table-cell>
          <table:table-cell office:value-type="float" office:value="121" calcext:value-type="float">
            <text:p>121</text:p>
          </table:table-cell>
          <table:table-cell office:value-type="float" office:value="847.39" calcext:value-type="float">
            <text:p>847.39</text:p>
          </table:table-cell>
          <table:table-cell office:value-type="float" office:value="1019.51" calcext:value-type="float">
            <text:p>1019.51</text:p>
          </table:table-cell>
        </table:table-row>
        <table:table-row table:style-name="ro1">
          <table:table-cell office:value-type="float" office:value="25262699" calcext:value-type="float">
            <text:p>25262699</text:p>
          </table:table-cell>
          <table:table-cell table:formula="of:=[.A1581]/1000/(60*60*24)" office:value-type="time" office:time-value="PT07H01M02.699S" calcext:value-type="time">
            <text:p>07:01:03</text:p>
          </table:table-cell>
          <table:table-cell office:value-type="float" office:value="1.1" calcext:value-type="float">
            <text:p>1.1</text:p>
          </table:table-cell>
          <table:table-cell office:value-type="float" office:value="110.4" calcext:value-type="float">
            <text:p>110.4</text:p>
          </table:table-cell>
          <table:table-cell office:value-type="float" office:value="120.89" calcext:value-type="float">
            <text:p>120.89</text:p>
          </table:table-cell>
          <table:table-cell office:value-type="float" office:value="847.88" calcext:value-type="float">
            <text:p>847.88</text:p>
          </table:table-cell>
          <table:table-cell office:value-type="float" office:value="1020.05" calcext:value-type="float">
            <text:p>1020.05</text:p>
          </table:table-cell>
        </table:table-row>
        <table:table-row table:style-name="ro1">
          <table:table-cell office:value-type="float" office:value="25278699" calcext:value-type="float">
            <text:p>25278699</text:p>
          </table:table-cell>
          <table:table-cell table:formula="of:=[.A1582]/1000/(60*60*24)" office:value-type="time" office:time-value="PT07H01M18.699S" calcext:value-type="time">
            <text:p>07:01:19</text:p>
          </table:table-cell>
          <table:table-cell office:value-type="float" office:value="1.1" calcext:value-type="float">
            <text:p>1.1</text:p>
          </table:table-cell>
          <table:table-cell office:value-type="float" office:value="110.4" calcext:value-type="float">
            <text:p>110.4</text:p>
          </table:table-cell>
          <table:table-cell office:value-type="float" office:value="120.89" calcext:value-type="float">
            <text:p>120.89</text:p>
          </table:table-cell>
          <table:table-cell office:value-type="float" office:value="848.37" calcext:value-type="float">
            <text:p>848.37</text:p>
          </table:table-cell>
          <table:table-cell office:value-type="float" office:value="1020.59" calcext:value-type="float">
            <text:p>1020.59</text:p>
          </table:table-cell>
        </table:table-row>
        <table:table-row table:style-name="ro1">
          <table:table-cell office:value-type="float" office:value="25294699" calcext:value-type="float">
            <text:p>25294699</text:p>
          </table:table-cell>
          <table:table-cell table:formula="of:=[.A1583]/1000/(60*60*24)" office:value-type="time" office:time-value="PT07H01M34.699S" calcext:value-type="time">
            <text:p>07:01:35</text:p>
          </table:table-cell>
          <table:table-cell office:value-type="float" office:value="1.1" calcext:value-type="float">
            <text:p>1.1</text:p>
          </table:table-cell>
          <table:table-cell office:value-type="float" office:value="110.4" calcext:value-type="float">
            <text:p>110.4</text:p>
          </table:table-cell>
          <table:table-cell office:value-type="float" office:value="120.89" calcext:value-type="float">
            <text:p>120.89</text:p>
          </table:table-cell>
          <table:table-cell office:value-type="float" office:value="848.86" calcext:value-type="float">
            <text:p>848.86</text:p>
          </table:table-cell>
          <table:table-cell office:value-type="float" office:value="1021.12" calcext:value-type="float">
            <text:p>1021.12</text:p>
          </table:table-cell>
        </table:table-row>
        <table:table-row table:style-name="ro1">
          <table:table-cell office:value-type="float" office:value="25310699" calcext:value-type="float">
            <text:p>25310699</text:p>
          </table:table-cell>
          <table:table-cell table:formula="of:=[.A1584]/1000/(60*60*24)" office:value-type="time" office:time-value="PT07H01M50.699S" calcext:value-type="time">
            <text:p>07:01:51</text:p>
          </table:table-cell>
          <table:table-cell office:value-type="float" office:value="1.1" calcext:value-type="float">
            <text:p>1.1</text:p>
          </table:table-cell>
          <table:table-cell office:value-type="float" office:value="110.3" calcext:value-type="float">
            <text:p>110.3</text:p>
          </table:table-cell>
          <table:table-cell office:value-type="float" office:value="120.78" calcext:value-type="float">
            <text:p>120.78</text:p>
          </table:table-cell>
          <table:table-cell office:value-type="float" office:value="849.35" calcext:value-type="float">
            <text:p>849.35</text:p>
          </table:table-cell>
          <table:table-cell office:value-type="float" office:value="1021.66" calcext:value-type="float">
            <text:p>1021.66</text:p>
          </table:table-cell>
        </table:table-row>
        <table:table-row table:style-name="ro1">
          <table:table-cell office:value-type="float" office:value="25326699" calcext:value-type="float">
            <text:p>25326699</text:p>
          </table:table-cell>
          <table:table-cell table:formula="of:=[.A1585]/1000/(60*60*24)" office:value-type="time" office:time-value="PT07H02M06.699S" calcext:value-type="time">
            <text:p>07:02:07</text:p>
          </table:table-cell>
          <table:table-cell office:value-type="float" office:value="1.1" calcext:value-type="float">
            <text:p>1.1</text:p>
          </table:table-cell>
          <table:table-cell office:value-type="float" office:value="110.3" calcext:value-type="float">
            <text:p>110.3</text:p>
          </table:table-cell>
          <table:table-cell office:value-type="float" office:value="120.78" calcext:value-type="float">
            <text:p>120.78</text:p>
          </table:table-cell>
          <table:table-cell office:value-type="float" office:value="849.84" calcext:value-type="float">
            <text:p>849.84</text:p>
          </table:table-cell>
          <table:table-cell office:value-type="float" office:value="1022.2" calcext:value-type="float">
            <text:p>1022.2</text:p>
          </table:table-cell>
        </table:table-row>
        <table:table-row table:style-name="ro1">
          <table:table-cell office:value-type="float" office:value="25342699" calcext:value-type="float">
            <text:p>25342699</text:p>
          </table:table-cell>
          <table:table-cell table:formula="of:=[.A1586]/1000/(60*60*24)" office:value-type="time" office:time-value="PT07H02M22.699S" calcext:value-type="time">
            <text:p>07:02:23</text:p>
          </table:table-cell>
          <table:table-cell office:value-type="float" office:value="1.1" calcext:value-type="float">
            <text:p>1.1</text:p>
          </table:table-cell>
          <table:table-cell office:value-type="float" office:value="110.2" calcext:value-type="float">
            <text:p>110.2</text:p>
          </table:table-cell>
          <table:table-cell office:value-type="float" office:value="120.67" calcext:value-type="float">
            <text:p>120.67</text:p>
          </table:table-cell>
          <table:table-cell office:value-type="float" office:value="850.33" calcext:value-type="float">
            <text:p>850.33</text:p>
          </table:table-cell>
          <table:table-cell office:value-type="float" office:value="1022.73" calcext:value-type="float">
            <text:p>1022.73</text:p>
          </table:table-cell>
        </table:table-row>
        <table:table-row table:style-name="ro1">
          <table:table-cell office:value-type="float" office:value="25358699" calcext:value-type="float">
            <text:p>25358699</text:p>
          </table:table-cell>
          <table:table-cell table:formula="of:=[.A1587]/1000/(60*60*24)" office:value-type="time" office:time-value="PT07H02M38.699S" calcext:value-type="time">
            <text:p>07:02:39</text:p>
          </table:table-cell>
          <table:table-cell office:value-type="float" office:value="1.1" calcext:value-type="float">
            <text:p>1.1</text:p>
          </table:table-cell>
          <table:table-cell office:value-type="float" office:value="110.2" calcext:value-type="float">
            <text:p>110.2</text:p>
          </table:table-cell>
          <table:table-cell office:value-type="float" office:value="120.67" calcext:value-type="float">
            <text:p>120.67</text:p>
          </table:table-cell>
          <table:table-cell office:value-type="float" office:value="850.82" calcext:value-type="float">
            <text:p>850.82</text:p>
          </table:table-cell>
          <table:table-cell office:value-type="float" office:value="1023.27" calcext:value-type="float">
            <text:p>1023.27</text:p>
          </table:table-cell>
        </table:table-row>
        <table:table-row table:style-name="ro1">
          <table:table-cell office:value-type="float" office:value="25374699" calcext:value-type="float">
            <text:p>25374699</text:p>
          </table:table-cell>
          <table:table-cell table:formula="of:=[.A1588]/1000/(60*60*24)" office:value-type="time" office:time-value="PT07H02M54.699S" calcext:value-type="time">
            <text:p>07:02:55</text:p>
          </table:table-cell>
          <table:table-cell office:value-type="float" office:value="1.1" calcext:value-type="float">
            <text:p>1.1</text:p>
          </table:table-cell>
          <table:table-cell office:value-type="float" office:value="110.1" calcext:value-type="float">
            <text:p>110.1</text:p>
          </table:table-cell>
          <table:table-cell office:value-type="float" office:value="120.56" calcext:value-type="float">
            <text:p>120.56</text:p>
          </table:table-cell>
          <table:table-cell office:value-type="float" office:value="851.31" calcext:value-type="float">
            <text:p>851.31</text:p>
          </table:table-cell>
          <table:table-cell office:value-type="float" office:value="1023.81" calcext:value-type="float">
            <text:p>1023.81</text:p>
          </table:table-cell>
        </table:table-row>
        <table:table-row table:style-name="ro1">
          <table:table-cell office:value-type="float" office:value="25390699" calcext:value-type="float">
            <text:p>25390699</text:p>
          </table:table-cell>
          <table:table-cell table:formula="of:=[.A1589]/1000/(60*60*24)" office:value-type="time" office:time-value="PT07H03M10.699S" calcext:value-type="time">
            <text:p>07:03:11</text:p>
          </table:table-cell>
          <table:table-cell office:value-type="float" office:value="1.1" calcext:value-type="float">
            <text:p>1.1</text:p>
          </table:table-cell>
          <table:table-cell office:value-type="float" office:value="110.1" calcext:value-type="float">
            <text:p>110.1</text:p>
          </table:table-cell>
          <table:table-cell office:value-type="float" office:value="120.56" calcext:value-type="float">
            <text:p>120.56</text:p>
          </table:table-cell>
          <table:table-cell office:value-type="float" office:value="851.8" calcext:value-type="float">
            <text:p>851.8</text:p>
          </table:table-cell>
          <table:table-cell office:value-type="float" office:value="1024.34" calcext:value-type="float">
            <text:p>1024.34</text:p>
          </table:table-cell>
        </table:table-row>
        <table:table-row table:style-name="ro1">
          <table:table-cell office:value-type="float" office:value="25406699" calcext:value-type="float">
            <text:p>25406699</text:p>
          </table:table-cell>
          <table:table-cell table:formula="of:=[.A1590]/1000/(60*60*24)" office:value-type="time" office:time-value="PT07H03M26.699S" calcext:value-type="time">
            <text:p>07:03:27</text:p>
          </table:table-cell>
          <table:table-cell office:value-type="float" office:value="1.09" calcext:value-type="float">
            <text:p>1.09</text:p>
          </table:table-cell>
          <table:table-cell office:value-type="float" office:value="110" calcext:value-type="float">
            <text:p>110</text:p>
          </table:table-cell>
          <table:table-cell office:value-type="float" office:value="120.01" calcext:value-type="float">
            <text:p>120.01</text:p>
          </table:table-cell>
          <table:table-cell office:value-type="float" office:value="852.29" calcext:value-type="float">
            <text:p>852.29</text:p>
          </table:table-cell>
          <table:table-cell office:value-type="float" office:value="1024.87" calcext:value-type="float">
            <text:p>1024.87</text:p>
          </table:table-cell>
        </table:table-row>
        <table:table-row table:style-name="ro1">
          <table:table-cell office:value-type="float" office:value="25422699" calcext:value-type="float">
            <text:p>25422699</text:p>
          </table:table-cell>
          <table:table-cell table:formula="of:=[.A1591]/1000/(60*60*24)" office:value-type="time" office:time-value="PT07H03M42.699S" calcext:value-type="time">
            <text:p>07:03:43</text:p>
          </table:table-cell>
          <table:table-cell office:value-type="float" office:value="1.09" calcext:value-type="float">
            <text:p>1.09</text:p>
          </table:table-cell>
          <table:table-cell office:value-type="float" office:value="110" calcext:value-type="float">
            <text:p>110</text:p>
          </table:table-cell>
          <table:table-cell office:value-type="float" office:value="120.01" calcext:value-type="float">
            <text:p>120.01</text:p>
          </table:table-cell>
          <table:table-cell office:value-type="float" office:value="852.78" calcext:value-type="float">
            <text:p>852.78</text:p>
          </table:table-cell>
          <table:table-cell office:value-type="float" office:value="1025.41" calcext:value-type="float">
            <text:p>1025.41</text:p>
          </table:table-cell>
        </table:table-row>
        <table:table-row table:style-name="ro1">
          <table:table-cell office:value-type="float" office:value="25438697" calcext:value-type="float">
            <text:p>25438697</text:p>
          </table:table-cell>
          <table:table-cell table:formula="of:=[.A1592]/1000/(60*60*24)" office:value-type="time" office:time-value="PT07H03M58.697S" calcext:value-type="time">
            <text:p>07:03:59</text:p>
          </table:table-cell>
          <table:table-cell office:value-type="float" office:value="1.09" calcext:value-type="float">
            <text:p>1.09</text:p>
          </table:table-cell>
          <table:table-cell office:value-type="float" office:value="109.9" calcext:value-type="float">
            <text:p>109.9</text:p>
          </table:table-cell>
          <table:table-cell office:value-type="float" office:value="119.9" calcext:value-type="float">
            <text:p>119.9</text:p>
          </table:table-cell>
          <table:table-cell office:value-type="float" office:value="853.27" calcext:value-type="float">
            <text:p>853.27</text:p>
          </table:table-cell>
          <table:table-cell office:value-type="float" office:value="1025.94" calcext:value-type="float">
            <text:p>1025.94</text:p>
          </table:table-cell>
        </table:table-row>
        <table:table-row table:style-name="ro1">
          <table:table-cell office:value-type="float" office:value="25454699" calcext:value-type="float">
            <text:p>25454699</text:p>
          </table:table-cell>
          <table:table-cell table:formula="of:=[.A1593]/1000/(60*60*24)" office:value-type="time" office:time-value="PT07H04M14.699S" calcext:value-type="time">
            <text:p>07:04:15</text:p>
          </table:table-cell>
          <table:table-cell office:value-type="float" office:value="1.09" calcext:value-type="float">
            <text:p>1.09</text:p>
          </table:table-cell>
          <table:table-cell office:value-type="float" office:value="109.8" calcext:value-type="float">
            <text:p>109.8</text:p>
          </table:table-cell>
          <table:table-cell office:value-type="float" office:value="119.79" calcext:value-type="float">
            <text:p>119.79</text:p>
          </table:table-cell>
          <table:table-cell office:value-type="float" office:value="853.75" calcext:value-type="float">
            <text:p>853.75</text:p>
          </table:table-cell>
          <table:table-cell office:value-type="float" office:value="1026.47" calcext:value-type="float">
            <text:p>1026.47</text:p>
          </table:table-cell>
        </table:table-row>
        <table:table-row table:style-name="ro1">
          <table:table-cell office:value-type="float" office:value="25470699" calcext:value-type="float">
            <text:p>25470699</text:p>
          </table:table-cell>
          <table:table-cell table:formula="of:=[.A1594]/1000/(60*60*24)" office:value-type="time" office:time-value="PT07H04M30.699S" calcext:value-type="time">
            <text:p>07:04:31</text:p>
          </table:table-cell>
          <table:table-cell office:value-type="float" office:value="1.09" calcext:value-type="float">
            <text:p>1.09</text:p>
          </table:table-cell>
          <table:table-cell office:value-type="float" office:value="109.8" calcext:value-type="float">
            <text:p>109.8</text:p>
          </table:table-cell>
          <table:table-cell office:value-type="float" office:value="119.79" calcext:value-type="float">
            <text:p>119.79</text:p>
          </table:table-cell>
          <table:table-cell office:value-type="float" office:value="854.24" calcext:value-type="float">
            <text:p>854.24</text:p>
          </table:table-cell>
          <table:table-cell office:value-type="float" office:value="1027.01" calcext:value-type="float">
            <text:p>1027.01</text:p>
          </table:table-cell>
        </table:table-row>
        <table:table-row table:style-name="ro1">
          <table:table-cell office:value-type="float" office:value="25486699" calcext:value-type="float">
            <text:p>25486699</text:p>
          </table:table-cell>
          <table:table-cell table:formula="of:=[.A1595]/1000/(60*60*24)" office:value-type="time" office:time-value="PT07H04M46.699S" calcext:value-type="time">
            <text:p>07:04:47</text:p>
          </table:table-cell>
          <table:table-cell office:value-type="float" office:value="1.09" calcext:value-type="float">
            <text:p>1.09</text:p>
          </table:table-cell>
          <table:table-cell office:value-type="float" office:value="109.7" calcext:value-type="float">
            <text:p>109.7</text:p>
          </table:table-cell>
          <table:table-cell office:value-type="float" office:value="119.68" calcext:value-type="float">
            <text:p>119.68</text:p>
          </table:table-cell>
          <table:table-cell office:value-type="float" office:value="854.73" calcext:value-type="float">
            <text:p>854.73</text:p>
          </table:table-cell>
          <table:table-cell office:value-type="float" office:value="1027.54" calcext:value-type="float">
            <text:p>1027.54</text:p>
          </table:table-cell>
        </table:table-row>
        <table:table-row table:style-name="ro1">
          <table:table-cell office:value-type="float" office:value="25502699" calcext:value-type="float">
            <text:p>25502699</text:p>
          </table:table-cell>
          <table:table-cell table:formula="of:=[.A1596]/1000/(60*60*24)" office:value-type="time" office:time-value="PT07H05M02.699S" calcext:value-type="time">
            <text:p>07:05:03</text:p>
          </table:table-cell>
          <table:table-cell office:value-type="float" office:value="1.09" calcext:value-type="float">
            <text:p>1.09</text:p>
          </table:table-cell>
          <table:table-cell office:value-type="float" office:value="109.7" calcext:value-type="float">
            <text:p>109.7</text:p>
          </table:table-cell>
          <table:table-cell office:value-type="float" office:value="119.24" calcext:value-type="float">
            <text:p>119.24</text:p>
          </table:table-cell>
          <table:table-cell office:value-type="float" office:value="855.22" calcext:value-type="float">
            <text:p>855.22</text:p>
          </table:table-cell>
          <table:table-cell office:value-type="float" office:value="1028.07" calcext:value-type="float">
            <text:p>1028.07</text:p>
          </table:table-cell>
        </table:table-row>
        <table:table-row table:style-name="ro1">
          <table:table-cell office:value-type="float" office:value="25518699" calcext:value-type="float">
            <text:p>25518699</text:p>
          </table:table-cell>
          <table:table-cell table:formula="of:=[.A1597]/1000/(60*60*24)" office:value-type="time" office:time-value="PT07H05M18.699S" calcext:value-type="time">
            <text:p>07:05:19</text:p>
          </table:table-cell>
          <table:table-cell office:value-type="float" office:value="1.09" calcext:value-type="float">
            <text:p>1.09</text:p>
          </table:table-cell>
          <table:table-cell office:value-type="float" office:value="109.6" calcext:value-type="float">
            <text:p>109.6</text:p>
          </table:table-cell>
          <table:table-cell office:value-type="float" office:value="119.13" calcext:value-type="float">
            <text:p>119.13</text:p>
          </table:table-cell>
          <table:table-cell office:value-type="float" office:value="855.71" calcext:value-type="float">
            <text:p>855.71</text:p>
          </table:table-cell>
          <table:table-cell office:value-type="float" office:value="1028.6" calcext:value-type="float">
            <text:p>1028.6</text:p>
          </table:table-cell>
        </table:table-row>
        <table:table-row table:style-name="ro1">
          <table:table-cell office:value-type="float" office:value="25534699" calcext:value-type="float">
            <text:p>25534699</text:p>
          </table:table-cell>
          <table:table-cell table:formula="of:=[.A1598]/1000/(60*60*24)" office:value-type="time" office:time-value="PT07H05M34.699S" calcext:value-type="time">
            <text:p>07:05:35</text:p>
          </table:table-cell>
          <table:table-cell office:value-type="float" office:value="1.09" calcext:value-type="float">
            <text:p>1.09</text:p>
          </table:table-cell>
          <table:table-cell office:value-type="float" office:value="109.6" calcext:value-type="float">
            <text:p>109.6</text:p>
          </table:table-cell>
          <table:table-cell office:value-type="float" office:value="119.13" calcext:value-type="float">
            <text:p>119.13</text:p>
          </table:table-cell>
          <table:table-cell office:value-type="float" office:value="856.19" calcext:value-type="float">
            <text:p>856.19</text:p>
          </table:table-cell>
          <table:table-cell office:value-type="float" office:value="1029.12" calcext:value-type="float">
            <text:p>1029.12</text:p>
          </table:table-cell>
        </table:table-row>
        <table:table-row table:style-name="ro1">
          <table:table-cell office:value-type="float" office:value="25550699" calcext:value-type="float">
            <text:p>25550699</text:p>
          </table:table-cell>
          <table:table-cell table:formula="of:=[.A1599]/1000/(60*60*24)" office:value-type="time" office:time-value="PT07H05M50.699S" calcext:value-type="time">
            <text:p>07:05:51</text:p>
          </table:table-cell>
          <table:table-cell office:value-type="float" office:value="1.08" calcext:value-type="float">
            <text:p>1.08</text:p>
          </table:table-cell>
          <table:table-cell office:value-type="float" office:value="109.4" calcext:value-type="float">
            <text:p>109.4</text:p>
          </table:table-cell>
          <table:table-cell office:value-type="float" office:value="118.47" calcext:value-type="float">
            <text:p>118.47</text:p>
          </table:table-cell>
          <table:table-cell office:value-type="float" office:value="856.68" calcext:value-type="float">
            <text:p>856.68</text:p>
          </table:table-cell>
          <table:table-cell office:value-type="float" office:value="1029.65" calcext:value-type="float">
            <text:p>1029.65</text:p>
          </table:table-cell>
        </table:table-row>
        <table:table-row table:style-name="ro1">
          <table:table-cell office:value-type="float" office:value="25566699" calcext:value-type="float">
            <text:p>25566699</text:p>
          </table:table-cell>
          <table:table-cell table:formula="of:=[.A1600]/1000/(60*60*24)" office:value-type="time" office:time-value="PT07H06M06.699S" calcext:value-type="time">
            <text:p>07:06:07</text:p>
          </table:table-cell>
          <table:table-cell office:value-type="float" office:value="1.09" calcext:value-type="float">
            <text:p>1.09</text:p>
          </table:table-cell>
          <table:table-cell office:value-type="float" office:value="109.4" calcext:value-type="float">
            <text:p>109.4</text:p>
          </table:table-cell>
          <table:table-cell office:value-type="float" office:value="118.91" calcext:value-type="float">
            <text:p>118.91</text:p>
          </table:table-cell>
          <table:table-cell office:value-type="float" office:value="857.16" calcext:value-type="float">
            <text:p>857.16</text:p>
          </table:table-cell>
          <table:table-cell office:value-type="float" office:value="1030.18" calcext:value-type="float">
            <text:p>1030.18</text:p>
          </table:table-cell>
        </table:table-row>
        <table:table-row table:style-name="ro1">
          <table:table-cell office:value-type="float" office:value="25582699" calcext:value-type="float">
            <text:p>25582699</text:p>
          </table:table-cell>
          <table:table-cell table:formula="of:=[.A1601]/1000/(60*60*24)" office:value-type="time" office:time-value="PT07H06M22.699S" calcext:value-type="time">
            <text:p>07:06:23</text:p>
          </table:table-cell>
          <table:table-cell office:value-type="float" office:value="1.08" calcext:value-type="float">
            <text:p>1.08</text:p>
          </table:table-cell>
          <table:table-cell office:value-type="float" office:value="109.3" calcext:value-type="float">
            <text:p>109.3</text:p>
          </table:table-cell>
          <table:table-cell office:value-type="float" office:value="118.36" calcext:value-type="float">
            <text:p>118.36</text:p>
          </table:table-cell>
          <table:table-cell office:value-type="float" office:value="857.65" calcext:value-type="float">
            <text:p>857.65</text:p>
          </table:table-cell>
          <table:table-cell office:value-type="float" office:value="1030.71" calcext:value-type="float">
            <text:p>1030.71</text:p>
          </table:table-cell>
        </table:table-row>
        <table:table-row table:style-name="ro1">
          <table:table-cell office:value-type="float" office:value="25598699" calcext:value-type="float">
            <text:p>25598699</text:p>
          </table:table-cell>
          <table:table-cell table:formula="of:=[.A1602]/1000/(60*60*24)" office:value-type="time" office:time-value="PT07H06M38.699S" calcext:value-type="time">
            <text:p>07:06:39</text:p>
          </table:table-cell>
          <table:table-cell office:value-type="float" office:value="1.08" calcext:value-type="float">
            <text:p>1.08</text:p>
          </table:table-cell>
          <table:table-cell office:value-type="float" office:value="109.3" calcext:value-type="float">
            <text:p>109.3</text:p>
          </table:table-cell>
          <table:table-cell office:value-type="float" office:value="118.36" calcext:value-type="float">
            <text:p>118.36</text:p>
          </table:table-cell>
          <table:table-cell office:value-type="float" office:value="858.14" calcext:value-type="float">
            <text:p>858.14</text:p>
          </table:table-cell>
          <table:table-cell office:value-type="float" office:value="1031.24" calcext:value-type="float">
            <text:p>1031.24</text:p>
          </table:table-cell>
        </table:table-row>
        <table:table-row table:style-name="ro1">
          <table:table-cell office:value-type="float" office:value="25614699" calcext:value-type="float">
            <text:p>25614699</text:p>
          </table:table-cell>
          <table:table-cell table:formula="of:=[.A1603]/1000/(60*60*24)" office:value-type="time" office:time-value="PT07H06M54.699S" calcext:value-type="time">
            <text:p>07:06:55</text:p>
          </table:table-cell>
          <table:table-cell office:value-type="float" office:value="1.08" calcext:value-type="float">
            <text:p>1.08</text:p>
          </table:table-cell>
          <table:table-cell office:value-type="float" office:value="109.2" calcext:value-type="float">
            <text:p>109.2</text:p>
          </table:table-cell>
          <table:table-cell office:value-type="float" office:value="118.25" calcext:value-type="float">
            <text:p>118.25</text:p>
          </table:table-cell>
          <table:table-cell office:value-type="float" office:value="858.62" calcext:value-type="float">
            <text:p>858.62</text:p>
          </table:table-cell>
          <table:table-cell office:value-type="float" office:value="1031.76" calcext:value-type="float">
            <text:p>1031.76</text:p>
          </table:table-cell>
        </table:table-row>
        <table:table-row table:style-name="ro1">
          <table:table-cell office:value-type="float" office:value="25630699" calcext:value-type="float">
            <text:p>25630699</text:p>
          </table:table-cell>
          <table:table-cell table:formula="of:=[.A1604]/1000/(60*60*24)" office:value-type="time" office:time-value="PT07H07M10.699S" calcext:value-type="time">
            <text:p>07:07:11</text:p>
          </table:table-cell>
          <table:table-cell office:value-type="float" office:value="1.08" calcext:value-type="float">
            <text:p>1.08</text:p>
          </table:table-cell>
          <table:table-cell office:value-type="float" office:value="109.1" calcext:value-type="float">
            <text:p>109.1</text:p>
          </table:table-cell>
          <table:table-cell office:value-type="float" office:value="118.15" calcext:value-type="float">
            <text:p>118.15</text:p>
          </table:table-cell>
          <table:table-cell office:value-type="float" office:value="859.11" calcext:value-type="float">
            <text:p>859.11</text:p>
          </table:table-cell>
          <table:table-cell office:value-type="float" office:value="1032.29" calcext:value-type="float">
            <text:p>1032.29</text:p>
          </table:table-cell>
        </table:table-row>
        <table:table-row table:style-name="ro1">
          <table:table-cell office:value-type="float" office:value="25646699" calcext:value-type="float">
            <text:p>25646699</text:p>
          </table:table-cell>
          <table:table-cell table:formula="of:=[.A1605]/1000/(60*60*24)" office:value-type="time" office:time-value="PT07H07M26.699S" calcext:value-type="time">
            <text:p>07:07:27</text:p>
          </table:table-cell>
          <table:table-cell office:value-type="float" office:value="1.08" calcext:value-type="float">
            <text:p>1.08</text:p>
          </table:table-cell>
          <table:table-cell office:value-type="float" office:value="109.1" calcext:value-type="float">
            <text:p>109.1</text:p>
          </table:table-cell>
          <table:table-cell office:value-type="float" office:value="118.15" calcext:value-type="float">
            <text:p>118.15</text:p>
          </table:table-cell>
          <table:table-cell office:value-type="float" office:value="859.59" calcext:value-type="float">
            <text:p>859.59</text:p>
          </table:table-cell>
          <table:table-cell office:value-type="float" office:value="1032.81" calcext:value-type="float">
            <text:p>1032.81</text:p>
          </table:table-cell>
        </table:table-row>
        <table:table-row table:style-name="ro1">
          <table:table-cell office:value-type="float" office:value="25662699" calcext:value-type="float">
            <text:p>25662699</text:p>
          </table:table-cell>
          <table:table-cell table:formula="of:=[.A1606]/1000/(60*60*24)" office:value-type="time" office:time-value="PT07H07M42.699S" calcext:value-type="time">
            <text:p>07:07:43</text:p>
          </table:table-cell>
          <table:table-cell office:value-type="float" office:value="1.08" calcext:value-type="float">
            <text:p>1.08</text:p>
          </table:table-cell>
          <table:table-cell office:value-type="float" office:value="109" calcext:value-type="float">
            <text:p>109</text:p>
          </table:table-cell>
          <table:table-cell office:value-type="float" office:value="118.04" calcext:value-type="float">
            <text:p>118.04</text:p>
          </table:table-cell>
          <table:table-cell office:value-type="float" office:value="860.08" calcext:value-type="float">
            <text:p>860.08</text:p>
          </table:table-cell>
          <table:table-cell office:value-type="float" office:value="1033.34" calcext:value-type="float">
            <text:p>1033.34</text:p>
          </table:table-cell>
        </table:table-row>
        <table:table-row table:style-name="ro1">
          <table:table-cell office:value-type="float" office:value="25678699" calcext:value-type="float">
            <text:p>25678699</text:p>
          </table:table-cell>
          <table:table-cell table:formula="of:=[.A1607]/1000/(60*60*24)" office:value-type="time" office:time-value="PT07H07M58.699S" calcext:value-type="time">
            <text:p>07:07:59</text:p>
          </table:table-cell>
          <table:table-cell office:value-type="float" office:value="1.08" calcext:value-type="float">
            <text:p>1.08</text:p>
          </table:table-cell>
          <table:table-cell office:value-type="float" office:value="109" calcext:value-type="float">
            <text:p>109</text:p>
          </table:table-cell>
          <table:table-cell office:value-type="float" office:value="117.6" calcext:value-type="float">
            <text:p>117.6</text:p>
          </table:table-cell>
          <table:table-cell office:value-type="float" office:value="860.56" calcext:value-type="float">
            <text:p>860.56</text:p>
          </table:table-cell>
          <table:table-cell office:value-type="float" office:value="1033.86" calcext:value-type="float">
            <text:p>1033.86</text:p>
          </table:table-cell>
        </table:table-row>
        <table:table-row table:style-name="ro1">
          <table:table-cell office:value-type="float" office:value="25694699" calcext:value-type="float">
            <text:p>25694699</text:p>
          </table:table-cell>
          <table:table-cell table:formula="of:=[.A1608]/1000/(60*60*24)" office:value-type="time" office:time-value="PT07H08M14.699S" calcext:value-type="time">
            <text:p>07:08:15</text:p>
          </table:table-cell>
          <table:table-cell office:value-type="float" office:value="1.08" calcext:value-type="float">
            <text:p>1.08</text:p>
          </table:table-cell>
          <table:table-cell office:value-type="float" office:value="108.9" calcext:value-type="float">
            <text:p>108.9</text:p>
          </table:table-cell>
          <table:table-cell office:value-type="float" office:value="117.49" calcext:value-type="float">
            <text:p>117.49</text:p>
          </table:table-cell>
          <table:table-cell office:value-type="float" office:value="861.05" calcext:value-type="float">
            <text:p>861.05</text:p>
          </table:table-cell>
          <table:table-cell office:value-type="float" office:value="1034.38" calcext:value-type="float">
            <text:p>1034.38</text:p>
          </table:table-cell>
        </table:table-row>
        <table:table-row table:style-name="ro1">
          <table:table-cell office:value-type="float" office:value="25710699" calcext:value-type="float">
            <text:p>25710699</text:p>
          </table:table-cell>
          <table:table-cell table:formula="of:=[.A1609]/1000/(60*60*24)" office:value-type="time" office:time-value="PT07H08M30.699S" calcext:value-type="time">
            <text:p>07:08:31</text:p>
          </table:table-cell>
          <table:table-cell office:value-type="float" office:value="1.08" calcext:value-type="float">
            <text:p>1.08</text:p>
          </table:table-cell>
          <table:table-cell office:value-type="float" office:value="108.8" calcext:value-type="float">
            <text:p>108.8</text:p>
          </table:table-cell>
          <table:table-cell office:value-type="float" office:value="117.38" calcext:value-type="float">
            <text:p>117.38</text:p>
          </table:table-cell>
          <table:table-cell office:value-type="float" office:value="861.53" calcext:value-type="float">
            <text:p>861.53</text:p>
          </table:table-cell>
          <table:table-cell office:value-type="float" office:value="1034.91" calcext:value-type="float">
            <text:p>1034.91</text:p>
          </table:table-cell>
        </table:table-row>
        <table:table-row table:style-name="ro1">
          <table:table-cell office:value-type="float" office:value="25726699" calcext:value-type="float">
            <text:p>25726699</text:p>
          </table:table-cell>
          <table:table-cell table:formula="of:=[.A1610]/1000/(60*60*24)" office:value-type="time" office:time-value="PT07H08M46.699S" calcext:value-type="time">
            <text:p>07:08:47</text:p>
          </table:table-cell>
          <table:table-cell office:value-type="float" office:value="1.08" calcext:value-type="float">
            <text:p>1.08</text:p>
          </table:table-cell>
          <table:table-cell office:value-type="float" office:value="108.8" calcext:value-type="float">
            <text:p>108.8</text:p>
          </table:table-cell>
          <table:table-cell office:value-type="float" office:value="117.38" calcext:value-type="float">
            <text:p>117.38</text:p>
          </table:table-cell>
          <table:table-cell office:value-type="float" office:value="862.01" calcext:value-type="float">
            <text:p>862.01</text:p>
          </table:table-cell>
          <table:table-cell office:value-type="float" office:value="1035.43" calcext:value-type="float">
            <text:p>1035.43</text:p>
          </table:table-cell>
        </table:table-row>
        <table:table-row table:style-name="ro1">
          <table:table-cell office:value-type="float" office:value="25742699" calcext:value-type="float">
            <text:p>25742699</text:p>
          </table:table-cell>
          <table:table-cell table:formula="of:=[.A1611]/1000/(60*60*24)" office:value-type="time" office:time-value="PT07H09M02.699S" calcext:value-type="time">
            <text:p>07:09:03</text:p>
          </table:table-cell>
          <table:table-cell office:value-type="float" office:value="1.07" calcext:value-type="float">
            <text:p>1.07</text:p>
          </table:table-cell>
          <table:table-cell office:value-type="float" office:value="108.6" calcext:value-type="float">
            <text:p>108.6</text:p>
          </table:table-cell>
          <table:table-cell office:value-type="float" office:value="116.73" calcext:value-type="float">
            <text:p>116.73</text:p>
          </table:table-cell>
          <table:table-cell office:value-type="float" office:value="862.5" calcext:value-type="float">
            <text:p>862.5</text:p>
          </table:table-cell>
          <table:table-cell office:value-type="float" office:value="1035.95" calcext:value-type="float">
            <text:p>1035.95</text:p>
          </table:table-cell>
        </table:table-row>
        <table:table-row table:style-name="ro1">
          <table:table-cell office:value-type="float" office:value="25758699" calcext:value-type="float">
            <text:p>25758699</text:p>
          </table:table-cell>
          <table:table-cell table:formula="of:=[.A1612]/1000/(60*60*24)" office:value-type="time" office:time-value="PT07H09M18.699S" calcext:value-type="time">
            <text:p>07:09:19</text:p>
          </table:table-cell>
          <table:table-cell office:value-type="float" office:value="1.08" calcext:value-type="float">
            <text:p>1.08</text:p>
          </table:table-cell>
          <table:table-cell office:value-type="float" office:value="108.6" calcext:value-type="float">
            <text:p>108.6</text:p>
          </table:table-cell>
          <table:table-cell office:value-type="float" office:value="117.16" calcext:value-type="float">
            <text:p>117.16</text:p>
          </table:table-cell>
          <table:table-cell office:value-type="float" office:value="862.98" calcext:value-type="float">
            <text:p>862.98</text:p>
          </table:table-cell>
          <table:table-cell office:value-type="float" office:value="1036.47" calcext:value-type="float">
            <text:p>1036.47</text:p>
          </table:table-cell>
        </table:table-row>
        <table:table-row table:style-name="ro1">
          <table:table-cell office:value-type="float" office:value="25774699" calcext:value-type="float">
            <text:p>25774699</text:p>
          </table:table-cell>
          <table:table-cell table:formula="of:=[.A1613]/1000/(60*60*24)" office:value-type="time" office:time-value="PT07H09M34.699S" calcext:value-type="time">
            <text:p>07:09:35</text:p>
          </table:table-cell>
          <table:table-cell office:value-type="float" office:value="1.08" calcext:value-type="float">
            <text:p>1.08</text:p>
          </table:table-cell>
          <table:table-cell office:value-type="float" office:value="108.5" calcext:value-type="float">
            <text:p>108.5</text:p>
          </table:table-cell>
          <table:table-cell office:value-type="float" office:value="117.06" calcext:value-type="float">
            <text:p>117.06</text:p>
          </table:table-cell>
          <table:table-cell office:value-type="float" office:value="863.46" calcext:value-type="float">
            <text:p>863.46</text:p>
          </table:table-cell>
          <table:table-cell office:value-type="float" office:value="1036.99" calcext:value-type="float">
            <text:p>1036.99</text:p>
          </table:table-cell>
        </table:table-row>
        <table:table-row table:style-name="ro1">
          <table:table-cell office:value-type="float" office:value="25790699" calcext:value-type="float">
            <text:p>25790699</text:p>
          </table:table-cell>
          <table:table-cell table:formula="of:=[.A1614]/1000/(60*60*24)" office:value-type="time" office:time-value="PT07H09M50.699S" calcext:value-type="time">
            <text:p>07:09:51</text:p>
          </table:table-cell>
          <table:table-cell office:value-type="float" office:value="1.07" calcext:value-type="float">
            <text:p>1.07</text:p>
          </table:table-cell>
          <table:table-cell office:value-type="float" office:value="108.4" calcext:value-type="float">
            <text:p>108.4</text:p>
          </table:table-cell>
          <table:table-cell office:value-type="float" office:value="116.51" calcext:value-type="float">
            <text:p>116.51</text:p>
          </table:table-cell>
          <table:table-cell office:value-type="float" office:value="863.94" calcext:value-type="float">
            <text:p>863.94</text:p>
          </table:table-cell>
          <table:table-cell office:value-type="float" office:value="1037.51" calcext:value-type="float">
            <text:p>1037.51</text:p>
          </table:table-cell>
        </table:table-row>
        <table:table-row table:style-name="ro1">
          <table:table-cell office:value-type="float" office:value="25806699" calcext:value-type="float">
            <text:p>25806699</text:p>
          </table:table-cell>
          <table:table-cell table:formula="of:=[.A1615]/1000/(60*60*24)" office:value-type="time" office:time-value="PT07H10M06.699S" calcext:value-type="time">
            <text:p>07:10:07</text:p>
          </table:table-cell>
          <table:table-cell office:value-type="float" office:value="1.07" calcext:value-type="float">
            <text:p>1.07</text:p>
          </table:table-cell>
          <table:table-cell office:value-type="float" office:value="108.3" calcext:value-type="float">
            <text:p>108.3</text:p>
          </table:table-cell>
          <table:table-cell office:value-type="float" office:value="116.41" calcext:value-type="float">
            <text:p>116.41</text:p>
          </table:table-cell>
          <table:table-cell office:value-type="float" office:value="864.42" calcext:value-type="float">
            <text:p>864.42</text:p>
          </table:table-cell>
          <table:table-cell office:value-type="float" office:value="1038.03" calcext:value-type="float">
            <text:p>1038.03</text:p>
          </table:table-cell>
        </table:table-row>
        <table:table-row table:style-name="ro1">
          <table:table-cell office:value-type="float" office:value="25822699" calcext:value-type="float">
            <text:p>25822699</text:p>
          </table:table-cell>
          <table:table-cell table:formula="of:=[.A1616]/1000/(60*60*24)" office:value-type="time" office:time-value="PT07H10M22.699S" calcext:value-type="time">
            <text:p>07:10:23</text:p>
          </table:table-cell>
          <table:table-cell office:value-type="float" office:value="1.07" calcext:value-type="float">
            <text:p>1.07</text:p>
          </table:table-cell>
          <table:table-cell office:value-type="float" office:value="108.3" calcext:value-type="float">
            <text:p>108.3</text:p>
          </table:table-cell>
          <table:table-cell office:value-type="float" office:value="116.4" calcext:value-type="float">
            <text:p>116.4</text:p>
          </table:table-cell>
          <table:table-cell office:value-type="float" office:value="864.91" calcext:value-type="float">
            <text:p>864.91</text:p>
          </table:table-cell>
          <table:table-cell office:value-type="float" office:value="1038.54" calcext:value-type="float">
            <text:p>1038.54</text:p>
          </table:table-cell>
        </table:table-row>
        <table:table-row table:style-name="ro1">
          <table:table-cell office:value-type="float" office:value="25838699" calcext:value-type="float">
            <text:p>25838699</text:p>
          </table:table-cell>
          <table:table-cell table:formula="of:=[.A1617]/1000/(60*60*24)" office:value-type="time" office:time-value="PT07H10M38.699S" calcext:value-type="time">
            <text:p>07:10:39</text:p>
          </table:table-cell>
          <table:table-cell office:value-type="float" office:value="1.07" calcext:value-type="float">
            <text:p>1.07</text:p>
          </table:table-cell>
          <table:table-cell office:value-type="float" office:value="108.2" calcext:value-type="float">
            <text:p>108.2</text:p>
          </table:table-cell>
          <table:table-cell office:value-type="float" office:value="116.3" calcext:value-type="float">
            <text:p>116.3</text:p>
          </table:table-cell>
          <table:table-cell office:value-type="float" office:value="865.39" calcext:value-type="float">
            <text:p>865.39</text:p>
          </table:table-cell>
          <table:table-cell office:value-type="float" office:value="1039.06" calcext:value-type="float">
            <text:p>1039.06</text:p>
          </table:table-cell>
        </table:table-row>
        <table:table-row table:style-name="ro1">
          <table:table-cell office:value-type="float" office:value="25854699" calcext:value-type="float">
            <text:p>25854699</text:p>
          </table:table-cell>
          <table:table-cell table:formula="of:=[.A1618]/1000/(60*60*24)" office:value-type="time" office:time-value="PT07H10M54.699S" calcext:value-type="time">
            <text:p>07:10:55</text:p>
          </table:table-cell>
          <table:table-cell office:value-type="float" office:value="1.07" calcext:value-type="float">
            <text:p>1.07</text:p>
          </table:table-cell>
          <table:table-cell office:value-type="float" office:value="108.1" calcext:value-type="float">
            <text:p>108.1</text:p>
          </table:table-cell>
          <table:table-cell office:value-type="float" office:value="116.19" calcext:value-type="float">
            <text:p>116.19</text:p>
          </table:table-cell>
          <table:table-cell office:value-type="float" office:value="865.87" calcext:value-type="float">
            <text:p>865.87</text:p>
          </table:table-cell>
          <table:table-cell office:value-type="float" office:value="1039.58" calcext:value-type="float">
            <text:p>1039.58</text:p>
          </table:table-cell>
        </table:table-row>
        <table:table-row table:style-name="ro1">
          <table:table-cell office:value-type="float" office:value="25870699" calcext:value-type="float">
            <text:p>25870699</text:p>
          </table:table-cell>
          <table:table-cell table:formula="of:=[.A1619]/1000/(60*60*24)" office:value-type="time" office:time-value="PT07H11M10.699S" calcext:value-type="time">
            <text:p>07:11:11</text:p>
          </table:table-cell>
          <table:table-cell office:value-type="float" office:value="1.07" calcext:value-type="float">
            <text:p>1.07</text:p>
          </table:table-cell>
          <table:table-cell office:value-type="float" office:value="108.1" calcext:value-type="float">
            <text:p>108.1</text:p>
          </table:table-cell>
          <table:table-cell office:value-type="float" office:value="115.75" calcext:value-type="float">
            <text:p>115.75</text:p>
          </table:table-cell>
          <table:table-cell office:value-type="float" office:value="866.35" calcext:value-type="float">
            <text:p>866.35</text:p>
          </table:table-cell>
          <table:table-cell office:value-type="float" office:value="1040.09" calcext:value-type="float">
            <text:p>1040.09</text:p>
          </table:table-cell>
        </table:table-row>
        <table:table-row table:style-name="ro1">
          <table:table-cell office:value-type="float" office:value="25886699" calcext:value-type="float">
            <text:p>25886699</text:p>
          </table:table-cell>
          <table:table-cell table:formula="of:=[.A1620]/1000/(60*60*24)" office:value-type="time" office:time-value="PT07H11M26.699S" calcext:value-type="time">
            <text:p>07:11:27</text:p>
          </table:table-cell>
          <table:table-cell office:value-type="float" office:value="1.07" calcext:value-type="float">
            <text:p>1.07</text:p>
          </table:table-cell>
          <table:table-cell office:value-type="float" office:value="107.9" calcext:value-type="float">
            <text:p>107.9</text:p>
          </table:table-cell>
          <table:table-cell office:value-type="float" office:value="115.54" calcext:value-type="float">
            <text:p>115.54</text:p>
          </table:table-cell>
          <table:table-cell office:value-type="float" office:value="866.83" calcext:value-type="float">
            <text:p>866.83</text:p>
          </table:table-cell>
          <table:table-cell office:value-type="float" office:value="1040.61" calcext:value-type="float">
            <text:p>1040.61</text:p>
          </table:table-cell>
        </table:table-row>
        <table:table-row table:style-name="ro1">
          <table:table-cell office:value-type="float" office:value="25902699" calcext:value-type="float">
            <text:p>25902699</text:p>
          </table:table-cell>
          <table:table-cell table:formula="of:=[.A1621]/1000/(60*60*24)" office:value-type="time" office:time-value="PT07H11M42.699S" calcext:value-type="time">
            <text:p>07:11:43</text:p>
          </table:table-cell>
          <table:table-cell office:value-type="float" office:value="1.07" calcext:value-type="float">
            <text:p>1.07</text:p>
          </table:table-cell>
          <table:table-cell office:value-type="float" office:value="107.8" calcext:value-type="float">
            <text:p>107.8</text:p>
          </table:table-cell>
          <table:table-cell office:value-type="float" office:value="115.43" calcext:value-type="float">
            <text:p>115.43</text:p>
          </table:table-cell>
          <table:table-cell office:value-type="float" office:value="867.31" calcext:value-type="float">
            <text:p>867.31</text:p>
          </table:table-cell>
          <table:table-cell office:value-type="float" office:value="1041.12" calcext:value-type="float">
            <text:p>1041.12</text:p>
          </table:table-cell>
        </table:table-row>
        <table:table-row table:style-name="ro1">
          <table:table-cell office:value-type="float" office:value="25918699" calcext:value-type="float">
            <text:p>25918699</text:p>
          </table:table-cell>
          <table:table-cell table:formula="of:=[.A1622]/1000/(60*60*24)" office:value-type="time" office:time-value="PT07H11M58.699S" calcext:value-type="time">
            <text:p>07:11:59</text:p>
          </table:table-cell>
          <table:table-cell office:value-type="float" office:value="1.07" calcext:value-type="float">
            <text:p>1.07</text:p>
          </table:table-cell>
          <table:table-cell office:value-type="float" office:value="107.8" calcext:value-type="float">
            <text:p>107.8</text:p>
          </table:table-cell>
          <table:table-cell office:value-type="float" office:value="115" calcext:value-type="float">
            <text:p>115</text:p>
          </table:table-cell>
          <table:table-cell office:value-type="float" office:value="867.79" calcext:value-type="float">
            <text:p>867.79</text:p>
          </table:table-cell>
          <table:table-cell office:value-type="float" office:value="1041.63" calcext:value-type="float">
            <text:p>1041.63</text:p>
          </table:table-cell>
        </table:table-row>
        <table:table-row table:style-name="ro1">
          <table:table-cell office:value-type="float" office:value="25934699" calcext:value-type="float">
            <text:p>25934699</text:p>
          </table:table-cell>
          <table:table-cell table:formula="of:=[.A1623]/1000/(60*60*24)" office:value-type="time" office:time-value="PT07H12M14.699S" calcext:value-type="time">
            <text:p>07:12:15</text:p>
          </table:table-cell>
          <table:table-cell office:value-type="float" office:value="1.07" calcext:value-type="float">
            <text:p>1.07</text:p>
          </table:table-cell>
          <table:table-cell office:value-type="float" office:value="107.7" calcext:value-type="float">
            <text:p>107.7</text:p>
          </table:table-cell>
          <table:table-cell office:value-type="float" office:value="114.89" calcext:value-type="float">
            <text:p>114.89</text:p>
          </table:table-cell>
          <table:table-cell office:value-type="float" office:value="868.27" calcext:value-type="float">
            <text:p>868.27</text:p>
          </table:table-cell>
          <table:table-cell office:value-type="float" office:value="1042.14" calcext:value-type="float">
            <text:p>1042.14</text:p>
          </table:table-cell>
        </table:table-row>
        <table:table-row table:style-name="ro1">
          <table:table-cell office:value-type="float" office:value="25950699" calcext:value-type="float">
            <text:p>25950699</text:p>
          </table:table-cell>
          <table:table-cell table:formula="of:=[.A1624]/1000/(60*60*24)" office:value-type="time" office:time-value="PT07H12M30.699S" calcext:value-type="time">
            <text:p>07:12:31</text:p>
          </table:table-cell>
          <table:table-cell office:value-type="float" office:value="1.07" calcext:value-type="float">
            <text:p>1.07</text:p>
          </table:table-cell>
          <table:table-cell office:value-type="float" office:value="107.7" calcext:value-type="float">
            <text:p>107.7</text:p>
          </table:table-cell>
          <table:table-cell office:value-type="float" office:value="115.32" calcext:value-type="float">
            <text:p>115.32</text:p>
          </table:table-cell>
          <table:table-cell office:value-type="float" office:value="868.75" calcext:value-type="float">
            <text:p>868.75</text:p>
          </table:table-cell>
          <table:table-cell office:value-type="float" office:value="1042.66" calcext:value-type="float">
            <text:p>1042.66</text:p>
          </table:table-cell>
        </table:table-row>
        <table:table-row table:style-name="ro1">
          <table:table-cell office:value-type="float" office:value="25966699" calcext:value-type="float">
            <text:p>25966699</text:p>
          </table:table-cell>
          <table:table-cell table:formula="of:=[.A1625]/1000/(60*60*24)" office:value-type="time" office:time-value="PT07H12M46.699S" calcext:value-type="time">
            <text:p>07:12:47</text:p>
          </table:table-cell>
          <table:table-cell office:value-type="float" office:value="1.07" calcext:value-type="float">
            <text:p>1.07</text:p>
          </table:table-cell>
          <table:table-cell office:value-type="float" office:value="107.5" calcext:value-type="float">
            <text:p>107.5</text:p>
          </table:table-cell>
          <table:table-cell office:value-type="float" office:value="114.68" calcext:value-type="float">
            <text:p>114.68</text:p>
          </table:table-cell>
          <table:table-cell office:value-type="float" office:value="869.22" calcext:value-type="float">
            <text:p>869.22</text:p>
          </table:table-cell>
          <table:table-cell office:value-type="float" office:value="1043.16" calcext:value-type="float">
            <text:p>1043.16</text:p>
          </table:table-cell>
        </table:table-row>
        <table:table-row table:style-name="ro1">
          <table:table-cell office:value-type="float" office:value="25982699" calcext:value-type="float">
            <text:p>25982699</text:p>
          </table:table-cell>
          <table:table-cell table:formula="of:=[.A1626]/1000/(60*60*24)" office:value-type="time" office:time-value="PT07H13M02.699S" calcext:value-type="time">
            <text:p>07:13:03</text:p>
          </table:table-cell>
          <table:table-cell office:value-type="float" office:value="1.07" calcext:value-type="float">
            <text:p>1.07</text:p>
          </table:table-cell>
          <table:table-cell office:value-type="float" office:value="107.5" calcext:value-type="float">
            <text:p>107.5</text:p>
          </table:table-cell>
          <table:table-cell office:value-type="float" office:value="114.68" calcext:value-type="float">
            <text:p>114.68</text:p>
          </table:table-cell>
          <table:table-cell office:value-type="float" office:value="869.7" calcext:value-type="float">
            <text:p>869.7</text:p>
          </table:table-cell>
          <table:table-cell office:value-type="float" office:value="1043.67" calcext:value-type="float">
            <text:p>1043.67</text:p>
          </table:table-cell>
        </table:table-row>
        <table:table-row table:style-name="ro1">
          <table:table-cell office:value-type="float" office:value="25998699" calcext:value-type="float">
            <text:p>25998699</text:p>
          </table:table-cell>
          <table:table-cell table:formula="of:=[.A1627]/1000/(60*60*24)" office:value-type="time" office:time-value="PT07H13M18.699S" calcext:value-type="time">
            <text:p>07:13:19</text:p>
          </table:table-cell>
          <table:table-cell office:value-type="float" office:value="1.07" calcext:value-type="float">
            <text:p>1.07</text:p>
          </table:table-cell>
          <table:table-cell office:value-type="float" office:value="107.3" calcext:value-type="float">
            <text:p>107.3</text:p>
          </table:table-cell>
          <table:table-cell office:value-type="float" office:value="114.46" calcext:value-type="float">
            <text:p>114.46</text:p>
          </table:table-cell>
          <table:table-cell office:value-type="float" office:value="870.18" calcext:value-type="float">
            <text:p>870.18</text:p>
          </table:table-cell>
          <table:table-cell office:value-type="float" office:value="1044.18" calcext:value-type="float">
            <text:p>1044.18</text:p>
          </table:table-cell>
        </table:table-row>
        <table:table-row table:style-name="ro1">
          <table:table-cell office:value-type="float" office:value="26014699" calcext:value-type="float">
            <text:p>26014699</text:p>
          </table:table-cell>
          <table:table-cell table:formula="of:=[.A1628]/1000/(60*60*24)" office:value-type="time" office:time-value="PT07H13M34.699S" calcext:value-type="time">
            <text:p>07:13:35</text:p>
          </table:table-cell>
          <table:table-cell office:value-type="float" office:value="1.07" calcext:value-type="float">
            <text:p>1.07</text:p>
          </table:table-cell>
          <table:table-cell office:value-type="float" office:value="107.3" calcext:value-type="float">
            <text:p>107.3</text:p>
          </table:table-cell>
          <table:table-cell office:value-type="float" office:value="114.46" calcext:value-type="float">
            <text:p>114.46</text:p>
          </table:table-cell>
          <table:table-cell office:value-type="float" office:value="870.65" calcext:value-type="float">
            <text:p>870.65</text:p>
          </table:table-cell>
          <table:table-cell office:value-type="float" office:value="1044.69" calcext:value-type="float">
            <text:p>1044.69</text:p>
          </table:table-cell>
        </table:table-row>
        <table:table-row table:style-name="ro1">
          <table:table-cell office:value-type="float" office:value="26030699" calcext:value-type="float">
            <text:p>26030699</text:p>
          </table:table-cell>
          <table:table-cell table:formula="of:=[.A1629]/1000/(60*60*24)" office:value-type="time" office:time-value="PT07H13M50.699S" calcext:value-type="time">
            <text:p>07:13:51</text:p>
          </table:table-cell>
          <table:table-cell office:value-type="float" office:value="1.06" calcext:value-type="float">
            <text:p>1.06</text:p>
          </table:table-cell>
          <table:table-cell office:value-type="float" office:value="107.2" calcext:value-type="float">
            <text:p>107.2</text:p>
          </table:table-cell>
          <table:table-cell office:value-type="float" office:value="113.92" calcext:value-type="float">
            <text:p>113.92</text:p>
          </table:table-cell>
          <table:table-cell office:value-type="float" office:value="871.13" calcext:value-type="float">
            <text:p>871.13</text:p>
          </table:table-cell>
          <table:table-cell office:value-type="float" office:value="1045.2" calcext:value-type="float">
            <text:p>1045.2</text:p>
          </table:table-cell>
        </table:table-row>
        <table:table-row table:style-name="ro1">
          <table:table-cell office:value-type="float" office:value="26046699" calcext:value-type="float">
            <text:p>26046699</text:p>
          </table:table-cell>
          <table:table-cell table:formula="of:=[.A1630]/1000/(60*60*24)" office:value-type="time" office:time-value="PT07H14M06.699S" calcext:value-type="time">
            <text:p>07:14:07</text:p>
          </table:table-cell>
          <table:table-cell office:value-type="float" office:value="1.06" calcext:value-type="float">
            <text:p>1.06</text:p>
          </table:table-cell>
          <table:table-cell office:value-type="float" office:value="107.1" calcext:value-type="float">
            <text:p>107.1</text:p>
          </table:table-cell>
          <table:table-cell office:value-type="float" office:value="113.82" calcext:value-type="float">
            <text:p>113.82</text:p>
          </table:table-cell>
          <table:table-cell office:value-type="float" office:value="871.61" calcext:value-type="float">
            <text:p>871.61</text:p>
          </table:table-cell>
          <table:table-cell office:value-type="float" office:value="1045.7" calcext:value-type="float">
            <text:p>1045.7</text:p>
          </table:table-cell>
        </table:table-row>
        <table:table-row table:style-name="ro1">
          <table:table-cell office:value-type="float" office:value="26062699" calcext:value-type="float">
            <text:p>26062699</text:p>
          </table:table-cell>
          <table:table-cell table:formula="of:=[.A1631]/1000/(60*60*24)" office:value-type="time" office:time-value="PT07H14M22.699S" calcext:value-type="time">
            <text:p>07:14:23</text:p>
          </table:table-cell>
          <table:table-cell office:value-type="float" office:value="1.06" calcext:value-type="float">
            <text:p>1.06</text:p>
          </table:table-cell>
          <table:table-cell office:value-type="float" office:value="107" calcext:value-type="float">
            <text:p>107</text:p>
          </table:table-cell>
          <table:table-cell office:value-type="float" office:value="113.71" calcext:value-type="float">
            <text:p>113.71</text:p>
          </table:table-cell>
          <table:table-cell office:value-type="float" office:value="872.08" calcext:value-type="float">
            <text:p>872.08</text:p>
          </table:table-cell>
          <table:table-cell office:value-type="float" office:value="1046.21" calcext:value-type="float">
            <text:p>1046.21</text:p>
          </table:table-cell>
        </table:table-row>
        <table:table-row table:style-name="ro1">
          <table:table-cell office:value-type="float" office:value="26078699" calcext:value-type="float">
            <text:p>26078699</text:p>
          </table:table-cell>
          <table:table-cell table:formula="of:=[.A1632]/1000/(60*60*24)" office:value-type="time" office:time-value="PT07H14M38.699S" calcext:value-type="time">
            <text:p>07:14:39</text:p>
          </table:table-cell>
          <table:table-cell office:value-type="float" office:value="1.06" calcext:value-type="float">
            <text:p>1.06</text:p>
          </table:table-cell>
          <table:table-cell office:value-type="float" office:value="106.9" calcext:value-type="float">
            <text:p>106.9</text:p>
          </table:table-cell>
          <table:table-cell office:value-type="float" office:value="113.17" calcext:value-type="float">
            <text:p>113.17</text:p>
          </table:table-cell>
          <table:table-cell office:value-type="float" office:value="872.56" calcext:value-type="float">
            <text:p>872.56</text:p>
          </table:table-cell>
          <table:table-cell office:value-type="float" office:value="1046.71" calcext:value-type="float">
            <text:p>1046.71</text:p>
          </table:table-cell>
        </table:table-row>
        <table:table-row table:style-name="ro1">
          <table:table-cell office:value-type="float" office:value="26094699" calcext:value-type="float">
            <text:p>26094699</text:p>
          </table:table-cell>
          <table:table-cell table:formula="of:=[.A1633]/1000/(60*60*24)" office:value-type="time" office:time-value="PT07H14M54.699S" calcext:value-type="time">
            <text:p>07:14:55</text:p>
          </table:table-cell>
          <table:table-cell office:value-type="float" office:value="1.06" calcext:value-type="float">
            <text:p>1.06</text:p>
          </table:table-cell>
          <table:table-cell office:value-type="float" office:value="106.7" calcext:value-type="float">
            <text:p>106.7</text:p>
          </table:table-cell>
          <table:table-cell office:value-type="float" office:value="112.96" calcext:value-type="float">
            <text:p>112.96</text:p>
          </table:table-cell>
          <table:table-cell office:value-type="float" office:value="873.03" calcext:value-type="float">
            <text:p>873.03</text:p>
          </table:table-cell>
          <table:table-cell office:value-type="float" office:value="1047.21" calcext:value-type="float">
            <text:p>1047.21</text:p>
          </table:table-cell>
        </table:table-row>
        <table:table-row table:style-name="ro1">
          <table:table-cell office:value-type="float" office:value="26110699" calcext:value-type="float">
            <text:p>26110699</text:p>
          </table:table-cell>
          <table:table-cell table:formula="of:=[.A1634]/1000/(60*60*24)" office:value-type="time" office:time-value="PT07H15M10.699S" calcext:value-type="time">
            <text:p>07:15:11</text:p>
          </table:table-cell>
          <table:table-cell office:value-type="float" office:value="1.06" calcext:value-type="float">
            <text:p>1.06</text:p>
          </table:table-cell>
          <table:table-cell office:value-type="float" office:value="106.7" calcext:value-type="float">
            <text:p>106.7</text:p>
          </table:table-cell>
          <table:table-cell office:value-type="float" office:value="112.96" calcext:value-type="float">
            <text:p>112.96</text:p>
          </table:table-cell>
          <table:table-cell office:value-type="float" office:value="873.51" calcext:value-type="float">
            <text:p>873.51</text:p>
          </table:table-cell>
          <table:table-cell office:value-type="float" office:value="1047.72" calcext:value-type="float">
            <text:p>1047.72</text:p>
          </table:table-cell>
        </table:table-row>
        <table:table-row table:style-name="ro1">
          <table:table-cell office:value-type="float" office:value="26126699" calcext:value-type="float">
            <text:p>26126699</text:p>
          </table:table-cell>
          <table:table-cell table:formula="of:=[.A1635]/1000/(60*60*24)" office:value-type="time" office:time-value="PT07H15M26.699S" calcext:value-type="time">
            <text:p>07:15:27</text:p>
          </table:table-cell>
          <table:table-cell office:value-type="float" office:value="1.05" calcext:value-type="float">
            <text:p>1.05</text:p>
          </table:table-cell>
          <table:table-cell office:value-type="float" office:value="106.6" calcext:value-type="float">
            <text:p>106.6</text:p>
          </table:table-cell>
          <table:table-cell office:value-type="float" office:value="112.43" calcext:value-type="float">
            <text:p>112.43</text:p>
          </table:table-cell>
          <table:table-cell office:value-type="float" office:value="873.98" calcext:value-type="float">
            <text:p>873.98</text:p>
          </table:table-cell>
          <table:table-cell office:value-type="float" office:value="1048.22" calcext:value-type="float">
            <text:p>1048.22</text:p>
          </table:table-cell>
        </table:table-row>
        <table:table-row table:style-name="ro1">
          <table:table-cell office:value-type="float" office:value="26142699" calcext:value-type="float">
            <text:p>26142699</text:p>
          </table:table-cell>
          <table:table-cell table:formula="of:=[.A1636]/1000/(60*60*24)" office:value-type="time" office:time-value="PT07H15M42.699S" calcext:value-type="time">
            <text:p>07:15:43</text:p>
          </table:table-cell>
          <table:table-cell office:value-type="float" office:value="1.06" calcext:value-type="float">
            <text:p>1.06</text:p>
          </table:table-cell>
          <table:table-cell office:value-type="float" office:value="106.5" calcext:value-type="float">
            <text:p>106.5</text:p>
          </table:table-cell>
          <table:table-cell office:value-type="float" office:value="112.75" calcext:value-type="float">
            <text:p>112.75</text:p>
          </table:table-cell>
          <table:table-cell office:value-type="float" office:value="874.46" calcext:value-type="float">
            <text:p>874.46</text:p>
          </table:table-cell>
          <table:table-cell office:value-type="float" office:value="1048.72" calcext:value-type="float">
            <text:p>1048.72</text:p>
          </table:table-cell>
        </table:table-row>
        <table:table-row table:style-name="ro1">
          <table:table-cell office:value-type="float" office:value="26158699" calcext:value-type="float">
            <text:p>26158699</text:p>
          </table:table-cell>
          <table:table-cell table:formula="of:=[.A1637]/1000/(60*60*24)" office:value-type="time" office:time-value="PT07H15M58.699S" calcext:value-type="time">
            <text:p>07:15:59</text:p>
          </table:table-cell>
          <table:table-cell office:value-type="float" office:value="1.05" calcext:value-type="float">
            <text:p>1.05</text:p>
          </table:table-cell>
          <table:table-cell office:value-type="float" office:value="106.3" calcext:value-type="float">
            <text:p>106.3</text:p>
          </table:table-cell>
          <table:table-cell office:value-type="float" office:value="112.11" calcext:value-type="float">
            <text:p>112.11</text:p>
          </table:table-cell>
          <table:table-cell office:value-type="float" office:value="874.93" calcext:value-type="float">
            <text:p>874.93</text:p>
          </table:table-cell>
          <table:table-cell office:value-type="float" office:value="1049.22" calcext:value-type="float">
            <text:p>1049.22</text:p>
          </table:table-cell>
        </table:table-row>
        <table:table-row table:style-name="ro1">
          <table:table-cell office:value-type="float" office:value="26174699" calcext:value-type="float">
            <text:p>26174699</text:p>
          </table:table-cell>
          <table:table-cell table:formula="of:=[.A1638]/1000/(60*60*24)" office:value-type="time" office:time-value="PT07H16M14.699S" calcext:value-type="time">
            <text:p>07:16:15</text:p>
          </table:table-cell>
          <table:table-cell office:value-type="float" office:value="1.05" calcext:value-type="float">
            <text:p>1.05</text:p>
          </table:table-cell>
          <table:table-cell office:value-type="float" office:value="106.3" calcext:value-type="float">
            <text:p>106.3</text:p>
          </table:table-cell>
          <table:table-cell office:value-type="float" office:value="112.11" calcext:value-type="float">
            <text:p>112.11</text:p>
          </table:table-cell>
          <table:table-cell office:value-type="float" office:value="875.4" calcext:value-type="float">
            <text:p>875.4</text:p>
          </table:table-cell>
          <table:table-cell office:value-type="float" office:value="1049.72" calcext:value-type="float">
            <text:p>1049.72</text:p>
          </table:table-cell>
        </table:table-row>
        <table:table-row table:style-name="ro1">
          <table:table-cell office:value-type="float" office:value="26190699" calcext:value-type="float">
            <text:p>26190699</text:p>
          </table:table-cell>
          <table:table-cell table:formula="of:=[.A1639]/1000/(60*60*24)" office:value-type="time" office:time-value="PT07H16M30.699S" calcext:value-type="time">
            <text:p>07:16:31</text:p>
          </table:table-cell>
          <table:table-cell office:value-type="float" office:value="1.05" calcext:value-type="float">
            <text:p>1.05</text:p>
          </table:table-cell>
          <table:table-cell office:value-type="float" office:value="106.1" calcext:value-type="float">
            <text:p>106.1</text:p>
          </table:table-cell>
          <table:table-cell office:value-type="float" office:value="111.47" calcext:value-type="float">
            <text:p>111.47</text:p>
          </table:table-cell>
          <table:table-cell office:value-type="float" office:value="875.87" calcext:value-type="float">
            <text:p>875.87</text:p>
          </table:table-cell>
          <table:table-cell office:value-type="float" office:value="1050.21" calcext:value-type="float">
            <text:p>1050.21</text:p>
          </table:table-cell>
        </table:table-row>
        <table:table-row table:style-name="ro1">
          <table:table-cell office:value-type="float" office:value="26206699" calcext:value-type="float">
            <text:p>26206699</text:p>
          </table:table-cell>
          <table:table-cell table:formula="of:=[.A1640]/1000/(60*60*24)" office:value-type="time" office:time-value="PT07H16M46.699S" calcext:value-type="time">
            <text:p>07:16:47</text:p>
          </table:table-cell>
          <table:table-cell office:value-type="float" office:value="1.05" calcext:value-type="float">
            <text:p>1.05</text:p>
          </table:table-cell>
          <table:table-cell office:value-type="float" office:value="106.1" calcext:value-type="float">
            <text:p>106.1</text:p>
          </table:table-cell>
          <table:table-cell office:value-type="float" office:value="111.89" calcext:value-type="float">
            <text:p>111.89</text:p>
          </table:table-cell>
          <table:table-cell office:value-type="float" office:value="876.34" calcext:value-type="float">
            <text:p>876.34</text:p>
          </table:table-cell>
          <table:table-cell office:value-type="float" office:value="1050.71" calcext:value-type="float">
            <text:p>1050.71</text:p>
          </table:table-cell>
        </table:table-row>
        <table:table-row table:style-name="ro1">
          <table:table-cell office:value-type="float" office:value="26222699" calcext:value-type="float">
            <text:p>26222699</text:p>
          </table:table-cell>
          <table:table-cell table:formula="of:=[.A1641]/1000/(60*60*24)" office:value-type="time" office:time-value="PT07H17M02.699S" calcext:value-type="time">
            <text:p>07:17:03</text:p>
          </table:table-cell>
          <table:table-cell office:value-type="float" office:value="1.05" calcext:value-type="float">
            <text:p>1.05</text:p>
          </table:table-cell>
          <table:table-cell office:value-type="float" office:value="105.9" calcext:value-type="float">
            <text:p>105.9</text:p>
          </table:table-cell>
          <table:table-cell office:value-type="float" office:value="111.26" calcext:value-type="float">
            <text:p>111.26</text:p>
          </table:table-cell>
          <table:table-cell office:value-type="float" office:value="876.82" calcext:value-type="float">
            <text:p>876.82</text:p>
          </table:table-cell>
          <table:table-cell office:value-type="float" office:value="1051.2" calcext:value-type="float">
            <text:p>1051.2</text:p>
          </table:table-cell>
        </table:table-row>
        <table:table-row table:style-name="ro1">
          <table:table-cell office:value-type="float" office:value="26238699" calcext:value-type="float">
            <text:p>26238699</text:p>
          </table:table-cell>
          <table:table-cell table:formula="of:=[.A1642]/1000/(60*60*24)" office:value-type="time" office:time-value="PT07H17M18.699S" calcext:value-type="time">
            <text:p>07:17:19</text:p>
          </table:table-cell>
          <table:table-cell office:value-type="float" office:value="1.05" calcext:value-type="float">
            <text:p>1.05</text:p>
          </table:table-cell>
          <table:table-cell office:value-type="float" office:value="105.8" calcext:value-type="float">
            <text:p>105.8</text:p>
          </table:table-cell>
          <table:table-cell office:value-type="float" office:value="111.15" calcext:value-type="float">
            <text:p>111.15</text:p>
          </table:table-cell>
          <table:table-cell office:value-type="float" office:value="877.29" calcext:value-type="float">
            <text:p>877.29</text:p>
          </table:table-cell>
          <table:table-cell office:value-type="float" office:value="1051.7" calcext:value-type="float">
            <text:p>1051.7</text:p>
          </table:table-cell>
        </table:table-row>
        <table:table-row table:style-name="ro1">
          <table:table-cell office:value-type="float" office:value="26254699" calcext:value-type="float">
            <text:p>26254699</text:p>
          </table:table-cell>
          <table:table-cell table:formula="of:=[.A1643]/1000/(60*60*24)" office:value-type="time" office:time-value="PT07H17M34.699S" calcext:value-type="time">
            <text:p>07:17:35</text:p>
          </table:table-cell>
          <table:table-cell office:value-type="float" office:value="1.05" calcext:value-type="float">
            <text:p>1.05</text:p>
          </table:table-cell>
          <table:table-cell office:value-type="float" office:value="105.7" calcext:value-type="float">
            <text:p>105.7</text:p>
          </table:table-cell>
          <table:table-cell office:value-type="float" office:value="110.62" calcext:value-type="float">
            <text:p>110.62</text:p>
          </table:table-cell>
          <table:table-cell office:value-type="float" office:value="877.76" calcext:value-type="float">
            <text:p>877.76</text:p>
          </table:table-cell>
          <table:table-cell office:value-type="float" office:value="1052.19" calcext:value-type="float">
            <text:p>1052.19</text:p>
          </table:table-cell>
        </table:table-row>
        <table:table-row table:style-name="ro1">
          <table:table-cell office:value-type="float" office:value="26270697" calcext:value-type="float">
            <text:p>26270697</text:p>
          </table:table-cell>
          <table:table-cell table:formula="of:=[.A1644]/1000/(60*60*24)" office:value-type="time" office:time-value="PT07H17M50.697S" calcext:value-type="time">
            <text:p>07:17:51</text:p>
          </table:table-cell>
          <table:table-cell office:value-type="float" office:value="1.05" calcext:value-type="float">
            <text:p>1.05</text:p>
          </table:table-cell>
          <table:table-cell office:value-type="float" office:value="105.5" calcext:value-type="float">
            <text:p>105.5</text:p>
          </table:table-cell>
          <table:table-cell office:value-type="float" office:value="110.41" calcext:value-type="float">
            <text:p>110.41</text:p>
          </table:table-cell>
          <table:table-cell office:value-type="float" office:value="878.23" calcext:value-type="float">
            <text:p>878.23</text:p>
          </table:table-cell>
          <table:table-cell office:value-type="float" office:value="1052.68" calcext:value-type="float">
            <text:p>1052.68</text:p>
          </table:table-cell>
        </table:table-row>
        <table:table-row table:style-name="ro1">
          <table:table-cell office:value-type="float" office:value="26286699" calcext:value-type="float">
            <text:p>26286699</text:p>
          </table:table-cell>
          <table:table-cell table:formula="of:=[.A1645]/1000/(60*60*24)" office:value-type="time" office:time-value="PT07H18M06.699S" calcext:value-type="time">
            <text:p>07:18:07</text:p>
          </table:table-cell>
          <table:table-cell office:value-type="float" office:value="1.05" calcext:value-type="float">
            <text:p>1.05</text:p>
          </table:table-cell>
          <table:table-cell office:value-type="float" office:value="105.5" calcext:value-type="float">
            <text:p>105.5</text:p>
          </table:table-cell>
          <table:table-cell office:value-type="float" office:value="110.41" calcext:value-type="float">
            <text:p>110.41</text:p>
          </table:table-cell>
          <table:table-cell office:value-type="float" office:value="878.69" calcext:value-type="float">
            <text:p>878.69</text:p>
          </table:table-cell>
          <table:table-cell office:value-type="float" office:value="1053.17" calcext:value-type="float">
            <text:p>1053.17</text:p>
          </table:table-cell>
        </table:table-row>
        <table:table-row table:style-name="ro1">
          <table:table-cell office:value-type="float" office:value="26302699" calcext:value-type="float">
            <text:p>26302699</text:p>
          </table:table-cell>
          <table:table-cell table:formula="of:=[.A1646]/1000/(60*60*24)" office:value-type="time" office:time-value="PT07H18M22.699S" calcext:value-type="time">
            <text:p>07:18:23</text:p>
          </table:table-cell>
          <table:table-cell office:value-type="float" office:value="1.04" calcext:value-type="float">
            <text:p>1.04</text:p>
          </table:table-cell>
          <table:table-cell office:value-type="float" office:value="105.3" calcext:value-type="float">
            <text:p>105.3</text:p>
          </table:table-cell>
          <table:table-cell office:value-type="float" office:value="109.78" calcext:value-type="float">
            <text:p>109.78</text:p>
          </table:table-cell>
          <table:table-cell office:value-type="float" office:value="879.16" calcext:value-type="float">
            <text:p>879.16</text:p>
          </table:table-cell>
          <table:table-cell office:value-type="float" office:value="1053.66" calcext:value-type="float">
            <text:p>1053.66</text:p>
          </table:table-cell>
        </table:table-row>
        <table:table-row table:style-name="ro1">
          <table:table-cell office:value-type="float" office:value="26318699" calcext:value-type="float">
            <text:p>26318699</text:p>
          </table:table-cell>
          <table:table-cell table:formula="of:=[.A1647]/1000/(60*60*24)" office:value-type="time" office:time-value="PT07H18M38.699S" calcext:value-type="time">
            <text:p>07:18:39</text:p>
          </table:table-cell>
          <table:table-cell office:value-type="float" office:value="1.04" calcext:value-type="float">
            <text:p>1.04</text:p>
          </table:table-cell>
          <table:table-cell office:value-type="float" office:value="105.2" calcext:value-type="float">
            <text:p>105.2</text:p>
          </table:table-cell>
          <table:table-cell office:value-type="float" office:value="109.67" calcext:value-type="float">
            <text:p>109.67</text:p>
          </table:table-cell>
          <table:table-cell office:value-type="float" office:value="879.63" calcext:value-type="float">
            <text:p>879.63</text:p>
          </table:table-cell>
          <table:table-cell office:value-type="float" office:value="1054.15" calcext:value-type="float">
            <text:p>1054.15</text:p>
          </table:table-cell>
        </table:table-row>
        <table:table-row table:style-name="ro1">
          <table:table-cell office:value-type="float" office:value="26334699" calcext:value-type="float">
            <text:p>26334699</text:p>
          </table:table-cell>
          <table:table-cell table:formula="of:=[.A1648]/1000/(60*60*24)" office:value-type="time" office:time-value="PT07H18M54.699S" calcext:value-type="time">
            <text:p>07:18:55</text:p>
          </table:table-cell>
          <table:table-cell office:value-type="float" office:value="1.04" calcext:value-type="float">
            <text:p>1.04</text:p>
          </table:table-cell>
          <table:table-cell office:value-type="float" office:value="105" calcext:value-type="float">
            <text:p>105</text:p>
          </table:table-cell>
          <table:table-cell office:value-type="float" office:value="109.46" calcext:value-type="float">
            <text:p>109.46</text:p>
          </table:table-cell>
          <table:table-cell office:value-type="float" office:value="880.1" calcext:value-type="float">
            <text:p>880.1</text:p>
          </table:table-cell>
          <table:table-cell office:value-type="float" office:value="1054.64" calcext:value-type="float">
            <text:p>1054.64</text:p>
          </table:table-cell>
        </table:table-row>
        <table:table-row table:style-name="ro1">
          <table:table-cell office:value-type="float" office:value="26350699" calcext:value-type="float">
            <text:p>26350699</text:p>
          </table:table-cell>
          <table:table-cell table:formula="of:=[.A1649]/1000/(60*60*24)" office:value-type="time" office:time-value="PT07H19M10.699S" calcext:value-type="time">
            <text:p>07:19:11</text:p>
          </table:table-cell>
          <table:table-cell office:value-type="float" office:value="1.04" calcext:value-type="float">
            <text:p>1.04</text:p>
          </table:table-cell>
          <table:table-cell office:value-type="float" office:value="105" calcext:value-type="float">
            <text:p>105</text:p>
          </table:table-cell>
          <table:table-cell office:value-type="float" office:value="109.04" calcext:value-type="float">
            <text:p>109.04</text:p>
          </table:table-cell>
          <table:table-cell office:value-type="float" office:value="880.56" calcext:value-type="float">
            <text:p>880.56</text:p>
          </table:table-cell>
          <table:table-cell office:value-type="float" office:value="1055.12" calcext:value-type="float">
            <text:p>1055.12</text:p>
          </table:table-cell>
        </table:table-row>
        <table:table-row table:style-name="ro1">
          <table:table-cell office:value-type="float" office:value="26366699" calcext:value-type="float">
            <text:p>26366699</text:p>
          </table:table-cell>
          <table:table-cell table:formula="of:=[.A1650]/1000/(60*60*24)" office:value-type="time" office:time-value="PT07H19M26.699S" calcext:value-type="time">
            <text:p>07:19:27</text:p>
          </table:table-cell>
          <table:table-cell office:value-type="float" office:value="1.04" calcext:value-type="float">
            <text:p>1.04</text:p>
          </table:table-cell>
          <table:table-cell office:value-type="float" office:value="104.8" calcext:value-type="float">
            <text:p>104.8</text:p>
          </table:table-cell>
          <table:table-cell office:value-type="float" office:value="108.83" calcext:value-type="float">
            <text:p>108.83</text:p>
          </table:table-cell>
          <table:table-cell office:value-type="float" office:value="881.03" calcext:value-type="float">
            <text:p>881.03</text:p>
          </table:table-cell>
          <table:table-cell office:value-type="float" office:value="1055.61" calcext:value-type="float">
            <text:p>1055.61</text:p>
          </table:table-cell>
        </table:table-row>
        <table:table-row table:style-name="ro1">
          <table:table-cell office:value-type="float" office:value="26382699" calcext:value-type="float">
            <text:p>26382699</text:p>
          </table:table-cell>
          <table:table-cell table:formula="of:=[.A1651]/1000/(60*60*24)" office:value-type="time" office:time-value="PT07H19M42.699S" calcext:value-type="time">
            <text:p>07:19:43</text:p>
          </table:table-cell>
          <table:table-cell office:value-type="float" office:value="1.04" calcext:value-type="float">
            <text:p>1.04</text:p>
          </table:table-cell>
          <table:table-cell office:value-type="float" office:value="104.7" calcext:value-type="float">
            <text:p>104.7</text:p>
          </table:table-cell>
          <table:table-cell office:value-type="float" office:value="108.73" calcext:value-type="float">
            <text:p>108.73</text:p>
          </table:table-cell>
          <table:table-cell office:value-type="float" office:value="881.5" calcext:value-type="float">
            <text:p>881.5</text:p>
          </table:table-cell>
          <table:table-cell office:value-type="float" office:value="1056.09" calcext:value-type="float">
            <text:p>1056.09</text:p>
          </table:table-cell>
        </table:table-row>
        <table:table-row table:style-name="ro1">
          <table:table-cell office:value-type="float" office:value="26398699" calcext:value-type="float">
            <text:p>26398699</text:p>
          </table:table-cell>
          <table:table-cell table:formula="of:=[.A1652]/1000/(60*60*24)" office:value-type="time" office:time-value="PT07H19M58.699S" calcext:value-type="time">
            <text:p>07:19:59</text:p>
          </table:table-cell>
          <table:table-cell office:value-type="float" office:value="1.03" calcext:value-type="float">
            <text:p>1.03</text:p>
          </table:table-cell>
          <table:table-cell office:value-type="float" office:value="104.6" calcext:value-type="float">
            <text:p>104.6</text:p>
          </table:table-cell>
          <table:table-cell office:value-type="float" office:value="108.2" calcext:value-type="float">
            <text:p>108.2</text:p>
          </table:table-cell>
          <table:table-cell office:value-type="float" office:value="881.96" calcext:value-type="float">
            <text:p>881.96</text:p>
          </table:table-cell>
          <table:table-cell office:value-type="float" office:value="1056.57" calcext:value-type="float">
            <text:p>1056.57</text:p>
          </table:table-cell>
        </table:table-row>
        <table:table-row table:style-name="ro1">
          <table:table-cell office:value-type="float" office:value="26414699" calcext:value-type="float">
            <text:p>26414699</text:p>
          </table:table-cell>
          <table:table-cell table:formula="of:=[.A1653]/1000/(60*60*24)" office:value-type="time" office:time-value="PT07H20M14.699S" calcext:value-type="time">
            <text:p>07:20:15</text:p>
          </table:table-cell>
          <table:table-cell office:value-type="float" office:value="1.03" calcext:value-type="float">
            <text:p>1.03</text:p>
          </table:table-cell>
          <table:table-cell office:value-type="float" office:value="104.4" calcext:value-type="float">
            <text:p>104.4</text:p>
          </table:table-cell>
          <table:table-cell office:value-type="float" office:value="108" calcext:value-type="float">
            <text:p>108</text:p>
          </table:table-cell>
          <table:table-cell office:value-type="float" office:value="882.43" calcext:value-type="float">
            <text:p>882.43</text:p>
          </table:table-cell>
          <table:table-cell office:value-type="float" office:value="1057.05" calcext:value-type="float">
            <text:p>1057.05</text:p>
          </table:table-cell>
        </table:table-row>
        <table:table-row table:style-name="ro1">
          <table:table-cell office:value-type="float" office:value="26430699" calcext:value-type="float">
            <text:p>26430699</text:p>
          </table:table-cell>
          <table:table-cell table:formula="of:=[.A1654]/1000/(60*60*24)" office:value-type="time" office:time-value="PT07H20M30.699S" calcext:value-type="time">
            <text:p>07:20:31</text:p>
          </table:table-cell>
          <table:table-cell office:value-type="float" office:value="1.03" calcext:value-type="float">
            <text:p>1.03</text:p>
          </table:table-cell>
          <table:table-cell office:value-type="float" office:value="104.2" calcext:value-type="float">
            <text:p>104.2</text:p>
          </table:table-cell>
          <table:table-cell office:value-type="float" office:value="107.37" calcext:value-type="float">
            <text:p>107.37</text:p>
          </table:table-cell>
          <table:table-cell office:value-type="float" office:value="882.89" calcext:value-type="float">
            <text:p>882.89</text:p>
          </table:table-cell>
          <table:table-cell office:value-type="float" office:value="1057.53" calcext:value-type="float">
            <text:p>1057.53</text:p>
          </table:table-cell>
        </table:table-row>
        <table:table-row table:style-name="ro1">
          <table:table-cell office:value-type="float" office:value="26446699" calcext:value-type="float">
            <text:p>26446699</text:p>
          </table:table-cell>
          <table:table-cell table:formula="of:=[.A1655]/1000/(60*60*24)" office:value-type="time" office:time-value="PT07H20M46.699S" calcext:value-type="time">
            <text:p>07:20:47</text:p>
          </table:table-cell>
          <table:table-cell office:value-type="float" office:value="1.03" calcext:value-type="float">
            <text:p>1.03</text:p>
          </table:table-cell>
          <table:table-cell office:value-type="float" office:value="104.1" calcext:value-type="float">
            <text:p>104.1</text:p>
          </table:table-cell>
          <table:table-cell office:value-type="float" office:value="107.27" calcext:value-type="float">
            <text:p>107.27</text:p>
          </table:table-cell>
          <table:table-cell office:value-type="float" office:value="883.35" calcext:value-type="float">
            <text:p>883.35</text:p>
          </table:table-cell>
          <table:table-cell office:value-type="float" office:value="1058.01" calcext:value-type="float">
            <text:p>1058.01</text:p>
          </table:table-cell>
        </table:table-row>
        <table:table-row table:style-name="ro1">
          <table:table-cell office:value-type="float" office:value="26462699" calcext:value-type="float">
            <text:p>26462699</text:p>
          </table:table-cell>
          <table:table-cell table:formula="of:=[.A1656]/1000/(60*60*24)" office:value-type="time" office:time-value="PT07H21M02.699S" calcext:value-type="time">
            <text:p>07:21:03</text:p>
          </table:table-cell>
          <table:table-cell office:value-type="float" office:value="1.03" calcext:value-type="float">
            <text:p>1.03</text:p>
          </table:table-cell>
          <table:table-cell office:value-type="float" office:value="104" calcext:value-type="float">
            <text:p>104</text:p>
          </table:table-cell>
          <table:table-cell office:value-type="float" office:value="107.16" calcext:value-type="float">
            <text:p>107.16</text:p>
          </table:table-cell>
          <table:table-cell office:value-type="float" office:value="883.81" calcext:value-type="float">
            <text:p>883.81</text:p>
          </table:table-cell>
          <table:table-cell office:value-type="float" office:value="1058.49" calcext:value-type="float">
            <text:p>1058.49</text:p>
          </table:table-cell>
        </table:table-row>
        <table:table-row table:style-name="ro1">
          <table:table-cell office:value-type="float" office:value="26478699" calcext:value-type="float">
            <text:p>26478699</text:p>
          </table:table-cell>
          <table:table-cell table:formula="of:=[.A1657]/1000/(60*60*24)" office:value-type="time" office:time-value="PT07H21M18.699S" calcext:value-type="time">
            <text:p>07:21:19</text:p>
          </table:table-cell>
          <table:table-cell office:value-type="float" office:value="1.03" calcext:value-type="float">
            <text:p>1.03</text:p>
          </table:table-cell>
          <table:table-cell office:value-type="float" office:value="103.8" calcext:value-type="float">
            <text:p>103.8</text:p>
          </table:table-cell>
          <table:table-cell office:value-type="float" office:value="106.95" calcext:value-type="float">
            <text:p>106.95</text:p>
          </table:table-cell>
          <table:table-cell office:value-type="float" office:value="884.28" calcext:value-type="float">
            <text:p>884.28</text:p>
          </table:table-cell>
          <table:table-cell office:value-type="float" office:value="1058.96" calcext:value-type="float">
            <text:p>1058.96</text:p>
          </table:table-cell>
        </table:table-row>
        <table:table-row table:style-name="ro1">
          <table:table-cell office:value-type="float" office:value="26494699" calcext:value-type="float">
            <text:p>26494699</text:p>
          </table:table-cell>
          <table:table-cell table:formula="of:=[.A1658]/1000/(60*60*24)" office:value-type="time" office:time-value="PT07H21M34.699S" calcext:value-type="time">
            <text:p>07:21:35</text:p>
          </table:table-cell>
          <table:table-cell office:value-type="float" office:value="1.03" calcext:value-type="float">
            <text:p>1.03</text:p>
          </table:table-cell>
          <table:table-cell office:value-type="float" office:value="103.7" calcext:value-type="float">
            <text:p>103.7</text:p>
          </table:table-cell>
          <table:table-cell office:value-type="float" office:value="106.43" calcext:value-type="float">
            <text:p>106.43</text:p>
          </table:table-cell>
          <table:table-cell office:value-type="float" office:value="884.74" calcext:value-type="float">
            <text:p>884.74</text:p>
          </table:table-cell>
          <table:table-cell office:value-type="float" office:value="1059.44" calcext:value-type="float">
            <text:p>1059.44</text:p>
          </table:table-cell>
        </table:table-row>
        <table:table-row table:style-name="ro1">
          <table:table-cell office:value-type="float" office:value="26510699" calcext:value-type="float">
            <text:p>26510699</text:p>
          </table:table-cell>
          <table:table-cell table:formula="of:=[.A1659]/1000/(60*60*24)" office:value-type="time" office:time-value="PT07H21M50.699S" calcext:value-type="time">
            <text:p>07:21:51</text:p>
          </table:table-cell>
          <table:table-cell office:value-type="float" office:value="1.03" calcext:value-type="float">
            <text:p>1.03</text:p>
          </table:table-cell>
          <table:table-cell office:value-type="float" office:value="103.5" calcext:value-type="float">
            <text:p>103.5</text:p>
          </table:table-cell>
          <table:table-cell office:value-type="float" office:value="106.23" calcext:value-type="float">
            <text:p>106.23</text:p>
          </table:table-cell>
          <table:table-cell office:value-type="float" office:value="885.2" calcext:value-type="float">
            <text:p>885.2</text:p>
          </table:table-cell>
          <table:table-cell office:value-type="float" office:value="1059.91" calcext:value-type="float">
            <text:p>1059.91</text:p>
          </table:table-cell>
        </table:table-row>
        <table:table-row table:style-name="ro1">
          <table:table-cell office:value-type="float" office:value="26526699" calcext:value-type="float">
            <text:p>26526699</text:p>
          </table:table-cell>
          <table:table-cell table:formula="of:=[.A1660]/1000/(60*60*24)" office:value-type="time" office:time-value="PT07H22M06.699S" calcext:value-type="time">
            <text:p>07:22:07</text:p>
          </table:table-cell>
          <table:table-cell office:value-type="float" office:value="1.03" calcext:value-type="float">
            <text:p>1.03</text:p>
          </table:table-cell>
          <table:table-cell office:value-type="float" office:value="103.3" calcext:value-type="float">
            <text:p>103.3</text:p>
          </table:table-cell>
          <table:table-cell office:value-type="float" office:value="106.02" calcext:value-type="float">
            <text:p>106.02</text:p>
          </table:table-cell>
          <table:table-cell office:value-type="float" office:value="885.66" calcext:value-type="float">
            <text:p>885.66</text:p>
          </table:table-cell>
          <table:table-cell office:value-type="float" office:value="1060.38" calcext:value-type="float">
            <text:p>1060.38</text:p>
          </table:table-cell>
        </table:table-row>
        <table:table-row table:style-name="ro1">
          <table:table-cell office:value-type="float" office:value="26542699" calcext:value-type="float">
            <text:p>26542699</text:p>
          </table:table-cell>
          <table:table-cell table:formula="of:=[.A1661]/1000/(60*60*24)" office:value-type="time" office:time-value="PT07H22M22.699S" calcext:value-type="time">
            <text:p>07:22:23</text:p>
          </table:table-cell>
          <table:table-cell office:value-type="float" office:value="1.02" calcext:value-type="float">
            <text:p>1.02</text:p>
          </table:table-cell>
          <table:table-cell office:value-type="float" office:value="103.2" calcext:value-type="float">
            <text:p>103.2</text:p>
          </table:table-cell>
          <table:table-cell office:value-type="float" office:value="105.5" calcext:value-type="float">
            <text:p>105.5</text:p>
          </table:table-cell>
          <table:table-cell office:value-type="float" office:value="886.12" calcext:value-type="float">
            <text:p>886.12</text:p>
          </table:table-cell>
          <table:table-cell office:value-type="float" office:value="1060.85" calcext:value-type="float">
            <text:p>1060.85</text:p>
          </table:table-cell>
        </table:table-row>
        <table:table-row table:style-name="ro1">
          <table:table-cell office:value-type="float" office:value="26558699" calcext:value-type="float">
            <text:p>26558699</text:p>
          </table:table-cell>
          <table:table-cell table:formula="of:=[.A1662]/1000/(60*60*24)" office:value-type="time" office:time-value="PT07H22M38.699S" calcext:value-type="time">
            <text:p>07:22:39</text:p>
          </table:table-cell>
          <table:table-cell office:value-type="float" office:value="1.02" calcext:value-type="float">
            <text:p>1.02</text:p>
          </table:table-cell>
          <table:table-cell office:value-type="float" office:value="103" calcext:value-type="float">
            <text:p>103</text:p>
          </table:table-cell>
          <table:table-cell office:value-type="float" office:value="105.3" calcext:value-type="float">
            <text:p>105.3</text:p>
          </table:table-cell>
          <table:table-cell office:value-type="float" office:value="886.57" calcext:value-type="float">
            <text:p>886.57</text:p>
          </table:table-cell>
          <table:table-cell office:value-type="float" office:value="1061.32" calcext:value-type="float">
            <text:p>1061.32</text:p>
          </table:table-cell>
        </table:table-row>
        <table:table-row table:style-name="ro1">
          <table:table-cell office:value-type="float" office:value="26574699" calcext:value-type="float">
            <text:p>26574699</text:p>
          </table:table-cell>
          <table:table-cell table:formula="of:=[.A1663]/1000/(60*60*24)" office:value-type="time" office:time-value="PT07H22M54.699S" calcext:value-type="time">
            <text:p>07:22:55</text:p>
          </table:table-cell>
          <table:table-cell office:value-type="float" office:value="1.02" calcext:value-type="float">
            <text:p>1.02</text:p>
          </table:table-cell>
          <table:table-cell office:value-type="float" office:value="102.8" calcext:value-type="float">
            <text:p>102.8</text:p>
          </table:table-cell>
          <table:table-cell office:value-type="float" office:value="104.68" calcext:value-type="float">
            <text:p>104.68</text:p>
          </table:table-cell>
          <table:table-cell office:value-type="float" office:value="887.03" calcext:value-type="float">
            <text:p>887.03</text:p>
          </table:table-cell>
          <table:table-cell office:value-type="float" office:value="1061.78" calcext:value-type="float">
            <text:p>1061.78</text:p>
          </table:table-cell>
        </table:table-row>
        <table:table-row table:style-name="ro1">
          <table:table-cell office:value-type="float" office:value="26590699" calcext:value-type="float">
            <text:p>26590699</text:p>
          </table:table-cell>
          <table:table-cell table:formula="of:=[.A1664]/1000/(60*60*24)" office:value-type="time" office:time-value="PT07H23M10.699S" calcext:value-type="time">
            <text:p>07:23:11</text:p>
          </table:table-cell>
          <table:table-cell office:value-type="float" office:value="1.02" calcext:value-type="float">
            <text:p>1.02</text:p>
          </table:table-cell>
          <table:table-cell office:value-type="float" office:value="102.7" calcext:value-type="float">
            <text:p>102.7</text:p>
          </table:table-cell>
          <table:table-cell office:value-type="float" office:value="104.58" calcext:value-type="float">
            <text:p>104.58</text:p>
          </table:table-cell>
          <table:table-cell office:value-type="float" office:value="887.49" calcext:value-type="float">
            <text:p>887.49</text:p>
          </table:table-cell>
          <table:table-cell office:value-type="float" office:value="1062.25" calcext:value-type="float">
            <text:p>1062.25</text:p>
          </table:table-cell>
        </table:table-row>
        <table:table-row table:style-name="ro1">
          <table:table-cell office:value-type="float" office:value="26606699" calcext:value-type="float">
            <text:p>26606699</text:p>
          </table:table-cell>
          <table:table-cell table:formula="of:=[.A1665]/1000/(60*60*24)" office:value-type="time" office:time-value="PT07H23M26.699S" calcext:value-type="time">
            <text:p>07:23:27</text:p>
          </table:table-cell>
          <table:table-cell office:value-type="float" office:value="1.01" calcext:value-type="float">
            <text:p>1.01</text:p>
          </table:table-cell>
          <table:table-cell office:value-type="float" office:value="102.4" calcext:value-type="float">
            <text:p>102.4</text:p>
          </table:table-cell>
          <table:table-cell office:value-type="float" office:value="103.86" calcext:value-type="float">
            <text:p>103.86</text:p>
          </table:table-cell>
          <table:table-cell office:value-type="float" office:value="887.94" calcext:value-type="float">
            <text:p>887.94</text:p>
          </table:table-cell>
          <table:table-cell office:value-type="float" office:value="1062.71" calcext:value-type="float">
            <text:p>1062.71</text:p>
          </table:table-cell>
        </table:table-row>
        <table:table-row table:style-name="ro1">
          <table:table-cell office:value-type="float" office:value="26622699" calcext:value-type="float">
            <text:p>26622699</text:p>
          </table:table-cell>
          <table:table-cell table:formula="of:=[.A1666]/1000/(60*60*24)" office:value-type="time" office:time-value="PT07H23M42.699S" calcext:value-type="time">
            <text:p>07:23:43</text:p>
          </table:table-cell>
          <table:table-cell office:value-type="float" office:value="1.01" calcext:value-type="float">
            <text:p>1.01</text:p>
          </table:table-cell>
          <table:table-cell office:value-type="float" office:value="102.2" calcext:value-type="float">
            <text:p>102.2</text:p>
          </table:table-cell>
          <table:table-cell office:value-type="float" office:value="103.25" calcext:value-type="float">
            <text:p>103.25</text:p>
          </table:table-cell>
          <table:table-cell office:value-type="float" office:value="888.4" calcext:value-type="float">
            <text:p>888.4</text:p>
          </table:table-cell>
          <table:table-cell office:value-type="float" office:value="1063.17" calcext:value-type="float">
            <text:p>1063.17</text:p>
          </table:table-cell>
        </table:table-row>
        <table:table-row table:style-name="ro1">
          <table:table-cell office:value-type="float" office:value="26638699" calcext:value-type="float">
            <text:p>26638699</text:p>
          </table:table-cell>
          <table:table-cell table:formula="of:=[.A1667]/1000/(60*60*24)" office:value-type="time" office:time-value="PT07H23M58.699S" calcext:value-type="time">
            <text:p>07:23:59</text:p>
          </table:table-cell>
          <table:table-cell office:value-type="float" office:value="1.01" calcext:value-type="float">
            <text:p>1.01</text:p>
          </table:table-cell>
          <table:table-cell office:value-type="float" office:value="102.1" calcext:value-type="float">
            <text:p>102.1</text:p>
          </table:table-cell>
          <table:table-cell office:value-type="float" office:value="103.14" calcext:value-type="float">
            <text:p>103.14</text:p>
          </table:table-cell>
          <table:table-cell office:value-type="float" office:value="888.85" calcext:value-type="float">
            <text:p>888.85</text:p>
          </table:table-cell>
          <table:table-cell office:value-type="float" office:value="1063.63" calcext:value-type="float">
            <text:p>1063.63</text:p>
          </table:table-cell>
        </table:table-row>
        <table:table-row table:style-name="ro1">
          <table:table-cell office:value-type="float" office:value="26654699" calcext:value-type="float">
            <text:p>26654699</text:p>
          </table:table-cell>
          <table:table-cell table:formula="of:=[.A1668]/1000/(60*60*24)" office:value-type="time" office:time-value="PT07H24M14.699S" calcext:value-type="time">
            <text:p>07:24:15</text:p>
          </table:table-cell>
          <table:table-cell office:value-type="float" office:value="1.01" calcext:value-type="float">
            <text:p>1.01</text:p>
          </table:table-cell>
          <table:table-cell office:value-type="float" office:value="101.8" calcext:value-type="float">
            <text:p>101.8</text:p>
          </table:table-cell>
          <table:table-cell office:value-type="float" office:value="102.84" calcext:value-type="float">
            <text:p>102.84</text:p>
          </table:table-cell>
          <table:table-cell office:value-type="float" office:value="889.31" calcext:value-type="float">
            <text:p>889.31</text:p>
          </table:table-cell>
          <table:table-cell office:value-type="float" office:value="1064.09" calcext:value-type="float">
            <text:p>1064.09</text:p>
          </table:table-cell>
        </table:table-row>
        <table:table-row table:style-name="ro1">
          <table:table-cell office:value-type="float" office:value="26670699" calcext:value-type="float">
            <text:p>26670699</text:p>
          </table:table-cell>
          <table:table-cell table:formula="of:=[.A1669]/1000/(60*60*24)" office:value-type="time" office:time-value="PT07H24M30.699S" calcext:value-type="time">
            <text:p>07:24:31</text:p>
          </table:table-cell>
          <table:table-cell office:value-type="float" office:value="1.01" calcext:value-type="float">
            <text:p>1.01</text:p>
          </table:table-cell>
          <table:table-cell office:value-type="float" office:value="101.6" calcext:value-type="float">
            <text:p>101.6</text:p>
          </table:table-cell>
          <table:table-cell office:value-type="float" office:value="102.23" calcext:value-type="float">
            <text:p>102.23</text:p>
          </table:table-cell>
          <table:table-cell office:value-type="float" office:value="889.76" calcext:value-type="float">
            <text:p>889.76</text:p>
          </table:table-cell>
          <table:table-cell office:value-type="float" office:value="1064.55" calcext:value-type="float">
            <text:p>1064.55</text:p>
          </table:table-cell>
        </table:table-row>
        <table:table-row table:style-name="ro1">
          <table:table-cell office:value-type="float" office:value="26686699" calcext:value-type="float">
            <text:p>26686699</text:p>
          </table:table-cell>
          <table:table-cell table:formula="of:=[.A1670]/1000/(60*60*24)" office:value-type="time" office:time-value="PT07H24M46.699S" calcext:value-type="time">
            <text:p>07:24:47</text:p>
          </table:table-cell>
          <table:table-cell office:value-type="float" office:value="1" calcext:value-type="float">
            <text:p>1</text:p>
          </table:table-cell>
          <table:table-cell office:value-type="float" office:value="101.4" calcext:value-type="float">
            <text:p>101.4</text:p>
          </table:table-cell>
          <table:table-cell office:value-type="float" office:value="101.62" calcext:value-type="float">
            <text:p>101.62</text:p>
          </table:table-cell>
          <table:table-cell office:value-type="float" office:value="890.21" calcext:value-type="float">
            <text:p>890.21</text:p>
          </table:table-cell>
          <table:table-cell office:value-type="float" office:value="1065" calcext:value-type="float">
            <text:p>1065</text:p>
          </table:table-cell>
        </table:table-row>
        <table:table-row table:style-name="ro1">
          <table:table-cell office:value-type="float" office:value="26702699" calcext:value-type="float">
            <text:p>26702699</text:p>
          </table:table-cell>
          <table:table-cell table:formula="of:=[.A1671]/1000/(60*60*24)" office:value-type="time" office:time-value="PT07H25M02.699S" calcext:value-type="time">
            <text:p>07:25:03</text:p>
          </table:table-cell>
          <table:table-cell office:value-type="float" office:value="1" calcext:value-type="float">
            <text:p>1</text:p>
          </table:table-cell>
          <table:table-cell office:value-type="float" office:value="101.2" calcext:value-type="float">
            <text:p>101.2</text:p>
          </table:table-cell>
          <table:table-cell office:value-type="float" office:value="101.41" calcext:value-type="float">
            <text:p>101.41</text:p>
          </table:table-cell>
          <table:table-cell office:value-type="float" office:value="890.66" calcext:value-type="float">
            <text:p>890.66</text:p>
          </table:table-cell>
          <table:table-cell office:value-type="float" office:value="1065.45" calcext:value-type="float">
            <text:p>1065.45</text:p>
          </table:table-cell>
        </table:table-row>
        <table:table-row table:style-name="ro1">
          <table:table-cell office:value-type="float" office:value="26707698" calcext:value-type="float">
            <text:p>26707698</text:p>
          </table:table-cell>
          <table:table-cell table:formula="of:=[.A1672]/1000/(60*60*24)" office:value-type="time" office:time-value="PT07H25M07.698S" calcext:value-type="time">
            <text:p>07:25:08</text:p>
          </table:table-cell>
          <table:table-cell office:value-type="float" office:value="1" calcext:value-type="float">
            <text:p>1</text:p>
          </table:table-cell>
          <table:table-cell office:value-type="float" office:value="101.1" calcext:value-type="float">
            <text:p>101.1</text:p>
          </table:table-cell>
          <table:table-cell office:value-type="float" office:value="100.91" calcext:value-type="float">
            <text:p>100.91</text:p>
          </table:table-cell>
          <table:table-cell office:value-type="float" office:value="890.8" calcext:value-type="float">
            <text:p>890.8</text:p>
          </table:table-cell>
          <table:table-cell office:value-type="float" office:value="1065.59" calcext:value-type="float">
            <text:p>1065.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4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3-24T23:18:12.501000000</dc:date>
    <meta:editing-duration>PT8M52S</meta:editing-duration>
    <meta:editing-cycles>1</meta:editing-cycles>
    <meta:document-statistic meta:table-count="1" meta:cell-count="11704" meta:object-count="1"/>
    <meta:generator>LibreOffice/6.4.2.2$Windows_X86_64 LibreOffice_project/4e471d8c02c9c90f512f7f9ead8875b57fcb1ec3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7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95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024cm" svg:height="15.201cm" xlink:href=".." xlink:type="simple" chart:class="chart:line" chart:style-name="ch1">
        <chart:title svg:x="9.645cm" svg:y="0.44cm" chart:style-name="ch2">
          <text:p>Conrad Endurance AAA @ 10 Ohm #4</text:p>
        </chart:title>
        <chart:legend chart:legend-position="end" svg:x="24.569cm" svg:y="7.301cm" style:legend-expansion="high" chart:style-name="ch3"/>
        <chart:plot-area chart:style-name="ch4" table:cell-range-address="LOGGER03.B1:LOGGER03.C1672" chart:data-source-has-labels="both" svg:x="0.54cm" svg:y="1.523cm" svg:width="23.489cm" svg:height="13.374cm">
          <chartooo:coordinate-region svg:x="1.452cm" svg:y="1.523cm" svg:width="22.577cm" svg:height="12.045cm"/>
          <chart:axis chart:dimension="x" chart:name="primary-x" chart:style-name="ch5" chartooo:axis-type="auto">
            <chartooo:date-scale/>
            <chart:categories table:cell-range-address="LOGGER03.B2:LOGGER03.B167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GGER03.C2:LOGGER03.C1672" chart:label-cell-address="LOGGER03.C1:LOGGER03.C1" chart:class="chart:line">
            <chart:data-point chart:repeated="167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tage</text:p>
                <draw:g>
                  <svg:desc>LOGGER03.C1:LOGGER03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LOGGER03.B2:LOGGER03.B1672</svg:desc>
                </draw:g>
              </table:table-cell>
              <table:table-cell office:value-type="float" office:value="1.33">
                <text:p>1.33</text:p>
                <draw:g>
                  <svg:desc>LOGGER03.C2:LOGGER03.C1672</svg:desc>
                </draw:g>
              </table:table-cell>
            </table:table-row>
            <table:table-row>
              <table:table-cell office:value-type="float" office:value="0.000181689814814815">
                <text:p>0.000181689814814815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00366875">
                <text:p>0.000366875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00552048611111111">
                <text:p>0.000552048611111111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073724537037037">
                <text:p>0.00073724537037037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0922418981481482">
                <text:p>0.000922418981481482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110761574074074">
                <text:p>0.00110761574074074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129280092592593">
                <text:p>0.00129280092592593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147798611111111">
                <text:p>0.00147798611111111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16631712962963">
                <text:p>0.0016631712962963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184835648148148">
                <text:p>0.00184835648148148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203354166666667">
                <text:p>0.00203354166666667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221872685185185">
                <text:p>0.00221872685185185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240391203703704">
                <text:p>0.00240391203703704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258909722222222">
                <text:p>0.00258909722222222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277428240740741">
                <text:p>0.00277428240740741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295946759259259">
                <text:p>0.00295946759259259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314465277777778">
                <text:p>0.00314465277777778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332983796296296">
                <text:p>0.00332983796296296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351501157407407">
                <text:p>0.00351501157407407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370020833333333">
                <text:p>0.0037002083333333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388539351851852">
                <text:p>0.00388539351851852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40705787037037">
                <text:p>0.0040705787037037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425576388888889">
                <text:p>0.00425576388888889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444094907407407">
                <text:p>0.00444094907407407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462613425925926">
                <text:p>0.00462613425925926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481130787037037">
                <text:p>0.00481130787037037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499650462962963">
                <text:p>0.00499650462962963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518168981481481">
                <text:p>0.00518168981481481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5366875">
                <text:p>0.005366875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555206018518518">
                <text:p>0.00555206018518518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573724537037037">
                <text:p>0.00573724537037037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592243055555556">
                <text:p>0.00592243055555556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610761574074074">
                <text:p>0.00610761574074074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629280092592593">
                <text:p>0.00629280092592593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647798611111111">
                <text:p>0.00647798611111111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66631712962963">
                <text:p>0.006663171296296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684835648148148">
                <text:p>0.00684835648148148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703354166666667">
                <text:p>0.0070335416666666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721872685185185">
                <text:p>0.00721872685185185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740391203703704">
                <text:p>0.00740391203703704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758909722222222">
                <text:p>0.00758909722222222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777428240740741">
                <text:p>0.0077742824074074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795946759259259">
                <text:p>0.00795946759259259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814465277777778">
                <text:p>0.00814465277777778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832983796296296">
                <text:p>0.00832983796296296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851502314814815">
                <text:p>0.00851502314814815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870020833333333">
                <text:p>0.0087002083333333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888539351851852">
                <text:p>0.00888539351851852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90705787037037">
                <text:p>0.009070578703703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925576388888889">
                <text:p>0.00925576388888889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944094907407407">
                <text:p>0.0094409490740740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962613425925926">
                <text:p>0.00962613425925926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981131944444444">
                <text:p>0.00981131944444444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999650462962963">
                <text:p>0.0099965046296296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01816898148148">
                <text:p>0.0101816898148148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0366875">
                <text:p>0.01036687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05520601851852">
                <text:p>0.0105520601851852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07372453703704">
                <text:p>0.010737245370370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09224305555556">
                <text:p>0.010922430555555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11076157407407">
                <text:p>0.011107615740740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12928009259259">
                <text:p>0.0112928009259259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14779861111111">
                <text:p>0.011477986111111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16631712962963">
                <text:p>0.011663171296296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18483564814815">
                <text:p>0.011848356481481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20335416666667">
                <text:p>0.012033541666666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22187268518519">
                <text:p>0.0122187268518519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2403912037037">
                <text:p>0.01240391203703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25890972222222">
                <text:p>0.0125890972222222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27742824074074">
                <text:p>0.012774282407407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29594675925926">
                <text:p>0.012959467592592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31446527777778">
                <text:p>0.0131446527777778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3329837962963">
                <text:p>0.01332983796296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35150231481481">
                <text:p>0.013515023148148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37002083333333">
                <text:p>0.013700208333333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38853935185185">
                <text:p>0.013885393518518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40705787037037">
                <text:p>0.014070578703703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42557638888889">
                <text:p>0.014255763888888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44409490740741">
                <text:p>0.014440949074074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46261342592593">
                <text:p>0.014626134259259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48113194444444">
                <text:p>0.014811319444444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49965046296296">
                <text:p>0.014996504629629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51816898148148">
                <text:p>0.015181689814814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5366875">
                <text:p>0.01536687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55520601851852">
                <text:p>0.015552060185185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57372453703704">
                <text:p>0.015737245370370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59224305555556">
                <text:p>0.015922430555555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61076157407407">
                <text:p>0.016107615740740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62928009259259">
                <text:p>0.016292800925925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64779861111111">
                <text:p>0.016477986111111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66631712962963">
                <text:p>0.016663171296296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68483564814815">
                <text:p>0.016848356481481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70335416666667">
                <text:p>0.017033541666666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72187268518519">
                <text:p>0.017218726851851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7403912037037">
                <text:p>0.01740391203703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75890972222222">
                <text:p>0.017589097222222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77742824074074">
                <text:p>0.017774282407407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79594675925926">
                <text:p>0.017959467592592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81446527777778">
                <text:p>0.018144652777777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8329837962963">
                <text:p>0.01832983796296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85150231481481">
                <text:p>0.018515023148148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87002083333333">
                <text:p>0.018700208333333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88853935185185">
                <text:p>0.018885393518518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90705787037037">
                <text:p>0.0190705787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92557638888889">
                <text:p>0.019255763888888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94409490740741">
                <text:p>0.019440949074074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96261342592593">
                <text:p>0.019626134259259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98113194444444">
                <text:p>0.019811319444444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99965046296296">
                <text:p>0.019996504629629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01816898148148">
                <text:p>0.020181689814814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0366875">
                <text:p>0.02036687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05520601851852">
                <text:p>0.020552060185185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07372453703704">
                <text:p>0.020737245370370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09224305555556">
                <text:p>0.020922430555555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11076157407407">
                <text:p>0.021107615740740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12928009259259">
                <text:p>0.021292800925925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14779861111111">
                <text:p>0.021477986111111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16631712962963">
                <text:p>0.02166317129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18483564814815">
                <text:p>0.021848356481481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20335416666667">
                <text:p>0.022033541666666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22187268518519">
                <text:p>0.022218726851851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2403912037037">
                <text:p>0.022403912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25890972222222">
                <text:p>0.022589097222222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27742824074074">
                <text:p>0.022774282407407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29594675925926">
                <text:p>0.022959467592592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31446527777778">
                <text:p>0.0231446527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3329837962963">
                <text:p>0.0233298379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35150231481481">
                <text:p>0.02351502314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37002083333333">
                <text:p>0.0237002083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38853935185185">
                <text:p>0.023885393518518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40705787037037">
                <text:p>0.024070578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42557638888889">
                <text:p>0.0242557638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44409490740741">
                <text:p>0.0244409490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46261342592593">
                <text:p>0.0246261342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48113194444444">
                <text:p>0.02481131944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49965046296296">
                <text:p>0.0249965046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51816898148148">
                <text:p>0.0251816898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5366875">
                <text:p>0.02536687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55520601851852">
                <text:p>0.0255520601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57372453703704">
                <text:p>0.0257372453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59224305555556">
                <text:p>0.0259224305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61076157407407">
                <text:p>0.0261076157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62928009259259">
                <text:p>0.0262928009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64779861111111">
                <text:p>0.0264779861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66631712962963">
                <text:p>0.026663171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68483564814815">
                <text:p>0.0268483564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70335416666667">
                <text:p>0.0270335416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72187268518518">
                <text:p>0.027218726851851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7403912037037">
                <text:p>0.027403912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75890972222222">
                <text:p>0.0275890972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77742824074074">
                <text:p>0.0277742824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79594675925926">
                <text:p>0.0279594675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81446527777778">
                <text:p>0.0281446527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8329837962963">
                <text:p>0.028329837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85150231481481">
                <text:p>0.02851502314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87002083333333">
                <text:p>0.0287002083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88853935185185">
                <text:p>0.0288853935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90705787037037">
                <text:p>0.029070578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92557638888889">
                <text:p>0.0292557638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94409490740741">
                <text:p>0.0294409490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96261342592593">
                <text:p>0.0296261342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98113194444444">
                <text:p>0.02981131944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99965046296296">
                <text:p>0.0299965046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01816898148148">
                <text:p>0.0301816898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0366875">
                <text:p>0.03036687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05520601851852">
                <text:p>0.0305520601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07372453703704">
                <text:p>0.0307372453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09224305555556">
                <text:p>0.0309224305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11076157407407">
                <text:p>0.0311076157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12928009259259">
                <text:p>0.0312928009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14779861111111">
                <text:p>0.0314779861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16631712962963">
                <text:p>0.031663171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18483564814815">
                <text:p>0.0318483564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20335416666667">
                <text:p>0.0320335416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22187268518518">
                <text:p>0.032218726851851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2403912037037">
                <text:p>0.032403912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25890972222222">
                <text:p>0.0325890972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27742824074074">
                <text:p>0.0327742824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29594675925926">
                <text:p>0.0329594675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31446527777778">
                <text:p>0.0331446527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3329837962963">
                <text:p>0.033329837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35150231481481">
                <text:p>0.03351502314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37002083333333">
                <text:p>0.0337002083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38853935185185">
                <text:p>0.0338853935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40705787037037">
                <text:p>0.034070578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42557638888889">
                <text:p>0.0342557638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44409490740741">
                <text:p>0.0344409490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46261342592593">
                <text:p>0.0346261342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48113194444444">
                <text:p>0.03481131944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49965046296296">
                <text:p>0.0349965046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51816898148148">
                <text:p>0.0351816898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5366875">
                <text:p>0.03536687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55520601851852">
                <text:p>0.0355520601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57372453703704">
                <text:p>0.0357372453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59224305555556">
                <text:p>0.0359224305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61076157407407">
                <text:p>0.0361076157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62928009259259">
                <text:p>0.0362928009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64779861111111">
                <text:p>0.0364779861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66631712962963">
                <text:p>0.036663171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68483564814815">
                <text:p>0.0368483564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70335416666667">
                <text:p>0.0370335416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72187268518519">
                <text:p>0.03721872685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7403912037037">
                <text:p>0.037403912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75890972222222">
                <text:p>0.0375890972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77742824074074">
                <text:p>0.0377742824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79594675925926">
                <text:p>0.0379594675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81446527777778">
                <text:p>0.0381446527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8329837962963">
                <text:p>0.038329837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85150231481481">
                <text:p>0.03851502314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87002083333333">
                <text:p>0.0387002083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88853935185185">
                <text:p>0.0388853935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90705787037037">
                <text:p>0.039070578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92557638888889">
                <text:p>0.0392557638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94409490740741">
                <text:p>0.0394409490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96261342592593">
                <text:p>0.0396261342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98113194444444">
                <text:p>0.03981131944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99965046296296">
                <text:p>0.0399965046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01816898148148">
                <text:p>0.0401816898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0366875">
                <text:p>0.04036687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05520601851852">
                <text:p>0.0405520601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07372453703704">
                <text:p>0.0407372453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09224305555556">
                <text:p>0.0409224305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11076157407407">
                <text:p>0.0411076157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12928009259259">
                <text:p>0.0412928009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14779861111111">
                <text:p>0.0414779861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16631712962963">
                <text:p>0.041663171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18483564814815">
                <text:p>0.0418483564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20335416666667">
                <text:p>0.042033541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22187268518519">
                <text:p>0.04221872685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2403912037037">
                <text:p>0.04240391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25890972222222">
                <text:p>0.0425890972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27742824074074">
                <text:p>0.042774282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29594675925926">
                <text:p>0.0429594675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31446527777778">
                <text:p>0.0431446527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3329837962963">
                <text:p>0.043329837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35150231481481">
                <text:p>0.04351502314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37002083333333">
                <text:p>0.043700208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38853935185185">
                <text:p>0.043885393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40705787037037">
                <text:p>0.044070578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42557638888889">
                <text:p>0.0442557638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44409490740741">
                <text:p>0.0444409490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46261342592593">
                <text:p>0.044626134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48113194444444">
                <text:p>0.044811319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49965046296296">
                <text:p>0.0449965046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51816898148148">
                <text:p>0.045181689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5366875">
                <text:p>0.0453668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55520601851852">
                <text:p>0.045552060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57372453703704">
                <text:p>0.0457372453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59224305555556">
                <text:p>0.045922430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61076157407407">
                <text:p>0.046107615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62928009259259">
                <text:p>0.046292800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64779861111111">
                <text:p>0.046477986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66631712962963">
                <text:p>0.046663171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68483564814815">
                <text:p>0.046848356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70335416666667">
                <text:p>0.047033541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72187268518518">
                <text:p>0.047218726851851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7403912037037">
                <text:p>0.04740391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75890972222222">
                <text:p>0.047589097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77742824074074">
                <text:p>0.047774282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79594675925926">
                <text:p>0.047959467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81446527777778">
                <text:p>0.048144652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8329837962963">
                <text:p>0.04832983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85150231481482">
                <text:p>0.048515023148148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87002083333333">
                <text:p>0.048700208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88853935185185">
                <text:p>0.048885393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90705787037037">
                <text:p>0.049070578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92557638888889">
                <text:p>0.049255763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94409490740741">
                <text:p>0.049440949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96261342592593">
                <text:p>0.049626134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98113194444445">
                <text:p>0.049811319444444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99965046296296">
                <text:p>0.049996504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01816898148148">
                <text:p>0.050181689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0366875">
                <text:p>0.0503668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05520601851852">
                <text:p>0.050552060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07372453703704">
                <text:p>0.050737245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09224305555556">
                <text:p>0.050922430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11076157407407">
                <text:p>0.051107615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12928009259259">
                <text:p>0.051292800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14779861111111">
                <text:p>0.051477986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16631712962963">
                <text:p>0.051663171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18483564814815">
                <text:p>0.051848356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20335416666667">
                <text:p>0.052033541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22187268518519">
                <text:p>0.0522187268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2403912037037">
                <text:p>0.05240391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25890972222222">
                <text:p>0.052589097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27742824074074">
                <text:p>0.052774282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29594675925926">
                <text:p>0.052959467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31446527777778">
                <text:p>0.053144652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3329837962963">
                <text:p>0.05332983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35150231481482">
                <text:p>0.053515023148148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37002083333333">
                <text:p>0.053700208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38853935185185">
                <text:p>0.053885393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40705787037037">
                <text:p>0.054070578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42557638888889">
                <text:p>0.054255763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44409490740741">
                <text:p>0.054440949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46261342592593">
                <text:p>0.054626134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48113194444445">
                <text:p>0.054811319444444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49965046296296">
                <text:p>0.054996504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51816898148148">
                <text:p>0.055181689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5366875">
                <text:p>0.0553668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55520601851852">
                <text:p>0.055552060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57372453703704">
                <text:p>0.055737245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59224305555556">
                <text:p>0.055922430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61076157407407">
                <text:p>0.056107615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62928009259259">
                <text:p>0.056292800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64779861111111">
                <text:p>0.056477986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66631712962963">
                <text:p>0.056663171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68483564814815">
                <text:p>0.056848356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70335416666667">
                <text:p>0.057033541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72187268518519">
                <text:p>0.0572187268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7403912037037">
                <text:p>0.05740391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75890972222222">
                <text:p>0.057589097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77742824074074">
                <text:p>0.057774282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79594675925926">
                <text:p>0.057959467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81446527777778">
                <text:p>0.058144652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8329837962963">
                <text:p>0.05832983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85150231481482">
                <text:p>0.058515023148148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87002083333333">
                <text:p>0.058700208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88853935185185">
                <text:p>0.058885393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90705787037037">
                <text:p>0.059070578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92557638888889">
                <text:p>0.059255763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94409490740741">
                <text:p>0.059440949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96261342592593">
                <text:p>0.059626134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98113194444445">
                <text:p>0.059811319444444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99965046296296">
                <text:p>0.059996504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01816898148148">
                <text:p>0.060181689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0366875">
                <text:p>0.0603668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05520601851852">
                <text:p>0.060552060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07372453703704">
                <text:p>0.060737245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09224305555556">
                <text:p>0.060922430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11076157407407">
                <text:p>0.061107615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12928009259259">
                <text:p>0.061292800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14779861111111">
                <text:p>0.061477986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16631712962963">
                <text:p>0.061663171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18483564814815">
                <text:p>0.061848356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20335416666667">
                <text:p>0.062033541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22187268518519">
                <text:p>0.0622187268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2403912037037">
                <text:p>0.06240391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25890972222222">
                <text:p>0.062589097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27742824074074">
                <text:p>0.062774282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29594675925926">
                <text:p>0.062959467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31446527777778">
                <text:p>0.063144652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3329837962963">
                <text:p>0.06332983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35150231481482">
                <text:p>0.063515023148148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37002083333333">
                <text:p>0.063700208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38853935185185">
                <text:p>0.063885393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40705787037037">
                <text:p>0.064070578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42557638888889">
                <text:p>0.064255763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44409490740741">
                <text:p>0.064440949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46261342592593">
                <text:p>0.064626134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48113194444445">
                <text:p>0.064811319444444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49965046296296">
                <text:p>0.064996504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51816898148148">
                <text:p>0.065181689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5366875">
                <text:p>0.0653668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55520601851852">
                <text:p>0.065552060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57372453703704">
                <text:p>0.065737245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59108680555556">
                <text:p>0.0659108680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60960532407407">
                <text:p>0.0660960532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62812384259259">
                <text:p>0.0662812384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64664236111111">
                <text:p>0.0664664236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66516087962963">
                <text:p>0.066651608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68367939814815">
                <text:p>0.0668367939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70219791666667">
                <text:p>0.0670219791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72071643518519">
                <text:p>0.0672071643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7392349537037">
                <text:p>0.067392349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75775347222222">
                <text:p>0.0675775347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77627199074074">
                <text:p>0.0677627199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79479050925926">
                <text:p>0.0679479050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81330902777778">
                <text:p>0.0681330902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8318275462963">
                <text:p>0.068318275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85034606481482">
                <text:p>0.068503460648148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86886458333333">
                <text:p>0.0686886458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88738310185185">
                <text:p>0.0688738310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90590162037037">
                <text:p>0.069059016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92442013888889">
                <text:p>0.0692442013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94293865740741">
                <text:p>0.0694293865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96145717592593">
                <text:p>0.0696145717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97997569444444">
                <text:p>0.0697997569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99849421296296">
                <text:p>0.0699849421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01701273148148">
                <text:p>0.0701701273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03553125">
                <text:p>0.0703553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05404976851852">
                <text:p>0.0705404976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07256828703704">
                <text:p>0.0707256828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09108680555555">
                <text:p>0.070910868055555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10960532407407">
                <text:p>0.0710960532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12812384259259">
                <text:p>0.0712812384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14664236111111">
                <text:p>0.0714664236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16516087962963">
                <text:p>0.071651608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18367939814815">
                <text:p>0.0718367939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20219791666667">
                <text:p>0.0720219791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22071643518518">
                <text:p>0.072207164351851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2392349537037">
                <text:p>0.072392349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25775347222222">
                <text:p>0.0725775347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27627199074074">
                <text:p>0.0727627199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29479050925926">
                <text:p>0.0729479050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31330902777778">
                <text:p>0.0731330902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3318275462963">
                <text:p>0.073318275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35034606481481">
                <text:p>0.0735034606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36886458333333">
                <text:p>0.0736886458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38738310185185">
                <text:p>0.0738738310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40590162037037">
                <text:p>0.074059016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42442013888889">
                <text:p>0.0742442013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44293865740741">
                <text:p>0.0744293865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46145717592593">
                <text:p>0.0746145717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47997569444444">
                <text:p>0.0747997569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49849421296296">
                <text:p>0.0749849421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51701273148148">
                <text:p>0.0751701273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53553125">
                <text:p>0.0753553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55404976851852">
                <text:p>0.0755404976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57256828703704">
                <text:p>0.0757256828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59108680555556">
                <text:p>0.0759108680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60960532407407">
                <text:p>0.0760960532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62812384259259">
                <text:p>0.0762812384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64664236111111">
                <text:p>0.0764664236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66516087962963">
                <text:p>0.076651608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68367939814815">
                <text:p>0.0768367939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70219791666667">
                <text:p>0.0770219791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72071643518518">
                <text:p>0.077207164351851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7392349537037">
                <text:p>0.077392349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75775347222222">
                <text:p>0.0775775347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77627199074074">
                <text:p>0.0777627199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79479050925926">
                <text:p>0.0779479050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81330902777778">
                <text:p>0.0781330902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8318275462963">
                <text:p>0.078318275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85034606481481">
                <text:p>0.0785034606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86886458333333">
                <text:p>0.0786886458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88738310185185">
                <text:p>0.0788738310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90590162037037">
                <text:p>0.079059016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92442013888889">
                <text:p>0.0792442013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94293865740741">
                <text:p>0.0794293865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96145717592593">
                <text:p>0.0796145717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97997569444444">
                <text:p>0.0797997569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99849421296296">
                <text:p>0.0799849421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01701273148148">
                <text:p>0.0801701273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03553125">
                <text:p>0.0803553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05404976851852">
                <text:p>0.0805404976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07256828703704">
                <text:p>0.0807256828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09108680555556">
                <text:p>0.0809108680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10960532407407">
                <text:p>0.0810960532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12812384259259">
                <text:p>0.0812812384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14664236111111">
                <text:p>0.0814664236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16516087962963">
                <text:p>0.081651608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18367939814815">
                <text:p>0.0818367939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20219560185185">
                <text:p>0.0820219560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22071643518519">
                <text:p>0.0822071643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2392349537037">
                <text:p>0.082392349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25775347222222">
                <text:p>0.0825775347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27627199074074">
                <text:p>0.0827627199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29479050925926">
                <text:p>0.0829479050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31330902777778">
                <text:p>0.0831330902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3318275462963">
                <text:p>0.083318275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35034606481482">
                <text:p>0.083503460648148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36886458333333">
                <text:p>0.0836886458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38738310185185">
                <text:p>0.0838738310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40590162037037">
                <text:p>0.084059016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42442013888889">
                <text:p>0.0842442013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44293865740741">
                <text:p>0.0844293865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46145717592593">
                <text:p>0.0846145717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47997569444444">
                <text:p>0.0847997569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49849421296296">
                <text:p>0.0849849421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51701273148148">
                <text:p>0.0851701273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53553125">
                <text:p>0.0853553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55404976851852">
                <text:p>0.0855404976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57256828703704">
                <text:p>0.0857256828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59108449074074">
                <text:p>0.0859108449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60960532407407">
                <text:p>0.0860960532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62812384259259">
                <text:p>0.0862812384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64664236111111">
                <text:p>0.0864664236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66516087962963">
                <text:p>0.086651608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68367939814815">
                <text:p>0.0868367939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70219791666667">
                <text:p>0.0870219791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72071643518518">
                <text:p>0.087207164351851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7392349537037">
                <text:p>0.087392349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75775347222222">
                <text:p>0.0875775347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77627199074074">
                <text:p>0.0877627199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79479050925926">
                <text:p>0.0879479050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81330902777778">
                <text:p>0.0881330902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8318275462963">
                <text:p>0.088318275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85034606481481">
                <text:p>0.0885034606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86886458333333">
                <text:p>0.0886886458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88738310185185">
                <text:p>0.0888738310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90590162037037">
                <text:p>0.089059016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92442013888889">
                <text:p>0.0892442013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94293865740741">
                <text:p>0.0894293865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96145717592593">
                <text:p>0.0896145717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97997569444444">
                <text:p>0.0897997569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99849421296296">
                <text:p>0.0899849421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01701273148148">
                <text:p>0.0901701273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03553125">
                <text:p>0.0903553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05404976851852">
                <text:p>0.0905404976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07256828703704">
                <text:p>0.0907256828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09108680555556">
                <text:p>0.0909108680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10960300925926">
                <text:p>0.0910960300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12812384259259">
                <text:p>0.0912812384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14664236111111">
                <text:p>0.0914664236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16516087962963">
                <text:p>0.091651608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18367939814815">
                <text:p>0.0918367939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20219791666667">
                <text:p>0.0920219791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22071643518519">
                <text:p>0.0922071643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2392349537037">
                <text:p>0.092392349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25775347222222">
                <text:p>0.0925775347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27627199074074">
                <text:p>0.0927627199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29479050925926">
                <text:p>0.0929479050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31330902777778">
                <text:p>0.0931330902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3318275462963">
                <text:p>0.093318275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35034606481482">
                <text:p>0.093503460648148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36886458333333">
                <text:p>0.0936886458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38738310185185">
                <text:p>0.0938738310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40590162037037">
                <text:p>0.094059016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42442013888889">
                <text:p>0.0942442013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44293865740741">
                <text:p>0.0944293865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46145717592593">
                <text:p>0.0946145717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47997569444444">
                <text:p>0.0947997569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49849421296296">
                <text:p>0.0949849421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51701273148148">
                <text:p>0.0951701273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53553125">
                <text:p>0.0953553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55404976851852">
                <text:p>0.0955404976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57256828703704">
                <text:p>0.0957256828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59108449074074">
                <text:p>0.0959108449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60960532407407">
                <text:p>0.0960960532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62812384259259">
                <text:p>0.0962812384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64664236111111">
                <text:p>0.0964664236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66516087962963">
                <text:p>0.096651608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68367939814815">
                <text:p>0.0968367939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70219791666667">
                <text:p>0.0970219791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72071643518519">
                <text:p>0.0972071643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7392349537037">
                <text:p>0.097392349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75775347222222">
                <text:p>0.0975775347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77627199074074">
                <text:p>0.0977627199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79479050925926">
                <text:p>0.0979479050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81330902777778">
                <text:p>0.0981330902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8318275462963">
                <text:p>0.098318275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85034606481482">
                <text:p>0.098503460648148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86886458333333">
                <text:p>0.0986886458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88738310185185">
                <text:p>0.0988738310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90590162037037">
                <text:p>0.099059016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92442013888889">
                <text:p>0.0992442013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94293865740741">
                <text:p>0.0994293865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96145717592593">
                <text:p>0.0996145717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97997569444444">
                <text:p>0.0997997569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99849421296296">
                <text:p>0.0999849421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0170127314815">
                <text:p>0.1001701273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03553125">
                <text:p>0.1003553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0540497685185">
                <text:p>0.1005404976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072568287037">
                <text:p>0.1007256828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0910868055556">
                <text:p>0.1009108680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1096053240741">
                <text:p>0.1010960532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1281238425926">
                <text:p>0.1012812384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1466423611111">
                <text:p>0.1014664236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1651608796296">
                <text:p>0.1016516087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1836793981481">
                <text:p>0.1018367939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2021979166667">
                <text:p>0.1020219791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2207164351852">
                <text:p>0.1022071643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2392349537037">
                <text:p>0.102392349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2577534722222">
                <text:p>0.1025775347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2762719907407">
                <text:p>0.1027627199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2947905092593">
                <text:p>0.1029479050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3133090277778">
                <text:p>0.1031330902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3318275462963">
                <text:p>0.103318275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3503460648148">
                <text:p>0.1035034606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3688645833333">
                <text:p>0.1036886458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3873831018519">
                <text:p>0.1038738310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4059016203704">
                <text:p>0.1040590162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4244201388889">
                <text:p>0.1042442013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4429386574074">
                <text:p>0.1044293865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4614571759259">
                <text:p>0.1046145717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4799756944444">
                <text:p>0.1047997569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498494212963">
                <text:p>0.1049849421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5170127314815">
                <text:p>0.1051701273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53553125">
                <text:p>0.1053553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5540497685185">
                <text:p>0.1055404976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572568287037">
                <text:p>0.1057256828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5910868055556">
                <text:p>0.1059108680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6096053240741">
                <text:p>0.1060960532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6281238425926">
                <text:p>0.1062812384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6466423611111">
                <text:p>0.1064664236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6651608796296">
                <text:p>0.1066516087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6836793981482">
                <text:p>0.10683679398148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7021979166667">
                <text:p>0.1070219791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7207164351852">
                <text:p>0.1072071643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7392349537037">
                <text:p>0.107392349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7577534722222">
                <text:p>0.1075775347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7762719907407">
                <text:p>0.1077627199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7947905092593">
                <text:p>0.1079479050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813306712963">
                <text:p>0.1081330671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8318275462963">
                <text:p>0.108318275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8503460648148">
                <text:p>0.1085034606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8688645833333">
                <text:p>0.1086886458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8873831018519">
                <text:p>0.1088738310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9059016203704">
                <text:p>0.1090590162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9244201388889">
                <text:p>0.1092442013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9429386574074">
                <text:p>0.1094293865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9614571759259">
                <text:p>0.1096145717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9799756944444">
                <text:p>0.1097997569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998494212963">
                <text:p>0.1099849421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0170127314815">
                <text:p>0.1101701273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03553125">
                <text:p>0.1103553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0540497685185">
                <text:p>0.1105404976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072568287037">
                <text:p>0.1107256828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0910868055556">
                <text:p>0.1109108680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1096053240741">
                <text:p>0.1110960532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1281238425926">
                <text:p>0.1112812384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1466423611111">
                <text:p>0.1114664236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1651608796296">
                <text:p>0.1116516087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1836793981481">
                <text:p>0.1118367939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2021979166667">
                <text:p>0.1120219791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2207164351852">
                <text:p>0.1122071643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2392349537037">
                <text:p>0.112392349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2577534722222">
                <text:p>0.1125775347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2762719907407">
                <text:p>0.1127627199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2947905092593">
                <text:p>0.1129479050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3133090277778">
                <text:p>0.1131330902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3318275462963">
                <text:p>0.113318275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3503460648148">
                <text:p>0.1135034606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3688645833333">
                <text:p>0.1136886458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3873831018519">
                <text:p>0.1138738310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4059016203704">
                <text:p>0.1140590162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4244201388889">
                <text:p>0.1142442013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4429386574074">
                <text:p>0.1144293865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4614571759259">
                <text:p>0.1146145717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4799756944444">
                <text:p>0.1147997569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498494212963">
                <text:p>0.1149849421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5170127314815">
                <text:p>0.1151701273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53553125">
                <text:p>0.11535531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5540497685185">
                <text:p>0.1155404976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572568287037">
                <text:p>0.1157256828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5910868055556">
                <text:p>0.1159108680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6096053240741">
                <text:p>0.1160960532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6281238425926">
                <text:p>0.1162812384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6466423611111">
                <text:p>0.1164664236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6651608796296">
                <text:p>0.1166516087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6836793981481">
                <text:p>0.1168367939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7021979166667">
                <text:p>0.1170219791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7207164351852">
                <text:p>0.1172071643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7392349537037">
                <text:p>0.117392349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7577534722222">
                <text:p>0.1175775347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7762719907407">
                <text:p>0.1177627199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7947905092593">
                <text:p>0.1179479050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8133090277778">
                <text:p>0.1181330902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8318275462963">
                <text:p>0.118318275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8503460648148">
                <text:p>0.1185034606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8688645833333">
                <text:p>0.1186886458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8873831018519">
                <text:p>0.1188738310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9059016203704">
                <text:p>0.1190590162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9244201388889">
                <text:p>0.1192442013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9429386574074">
                <text:p>0.1194293865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9614571759259">
                <text:p>0.1196145717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9799756944444">
                <text:p>0.1197997569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998494212963">
                <text:p>0.1199849421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0170127314815">
                <text:p>0.1201701273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03553125">
                <text:p>0.12035531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0540497685185">
                <text:p>0.1205404976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072568287037">
                <text:p>0.1207256828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0910868055556">
                <text:p>0.1209108680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1096053240741">
                <text:p>0.1210960532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1281238425926">
                <text:p>0.1212812384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1466423611111">
                <text:p>0.1214664236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1651608796296">
                <text:p>0.1216516087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1836793981481">
                <text:p>0.1218367939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2021979166667">
                <text:p>0.1220219791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2207164351852">
                <text:p>0.1222071643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2392349537037">
                <text:p>0.122392349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2577534722222">
                <text:p>0.1225775347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2762719907407">
                <text:p>0.1227627199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2947905092593">
                <text:p>0.1229479050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3133090277778">
                <text:p>0.1231330902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3318275462963">
                <text:p>0.123318275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3503460648148">
                <text:p>0.1235034606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3688645833333">
                <text:p>0.1236886458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3873831018519">
                <text:p>0.1238738310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4059016203704">
                <text:p>0.1240590162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4244201388889">
                <text:p>0.1242442013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4429386574074">
                <text:p>0.1244293865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4614571759259">
                <text:p>0.1246145717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4799756944444">
                <text:p>0.1247997569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498494212963">
                <text:p>0.1249849421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5170127314815">
                <text:p>0.1251701273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53553125">
                <text:p>0.12535531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5540497685185">
                <text:p>0.1255404976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572568287037">
                <text:p>0.1257256828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5910868055556">
                <text:p>0.1259108680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6096053240741">
                <text:p>0.1260960532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6281238425926">
                <text:p>0.1262812384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6466423611111">
                <text:p>0.1264664236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6651608796296">
                <text:p>0.1266516087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6836793981481">
                <text:p>0.1268367939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7021979166667">
                <text:p>0.1270219791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7207164351852">
                <text:p>0.1272071643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7392349537037">
                <text:p>0.127392349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7577534722222">
                <text:p>0.1275775347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7762719907407">
                <text:p>0.1277627199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7947905092593">
                <text:p>0.1279479050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8133090277778">
                <text:p>0.1281330902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8318275462963">
                <text:p>0.128318275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8503460648148">
                <text:p>0.1285034606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8688645833333">
                <text:p>0.1286886458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8873831018519">
                <text:p>0.1288738310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9059016203704">
                <text:p>0.1290590162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9244201388889">
                <text:p>0.1292442013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9429363425926">
                <text:p>0.1294293634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9614571759259">
                <text:p>0.1296145717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9799756944444">
                <text:p>0.1297997569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998494212963">
                <text:p>0.1299849421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0170127314815">
                <text:p>0.1301701273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03553125">
                <text:p>0.13035531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0540497685185">
                <text:p>0.1305404976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072568287037">
                <text:p>0.1307256828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0910868055556">
                <text:p>0.1309108680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1096053240741">
                <text:p>0.1310960532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1281238425926">
                <text:p>0.1312812384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1466423611111">
                <text:p>0.1314664236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1651608796296">
                <text:p>0.1316516087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1836793981481">
                <text:p>0.1318367939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2021979166667">
                <text:p>0.1320219791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2207164351852">
                <text:p>0.1322071643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2392349537037">
                <text:p>0.132392349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2577534722222">
                <text:p>0.1325775347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2762719907407">
                <text:p>0.1327627199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2947905092593">
                <text:p>0.1329479050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3133090277778">
                <text:p>0.1331330902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3318275462963">
                <text:p>0.133318275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3503460648148">
                <text:p>0.1335034606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3688645833333">
                <text:p>0.1336886458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3873831018519">
                <text:p>0.1338738310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4059016203704">
                <text:p>0.1340590162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4244201388889">
                <text:p>0.1342442013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4429386574074">
                <text:p>0.1344293865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4614571759259">
                <text:p>0.1346145717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4799756944444">
                <text:p>0.1347997569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498494212963">
                <text:p>0.1349849421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5170127314815">
                <text:p>0.1351701273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53553125">
                <text:p>0.13535531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5540497685185">
                <text:p>0.1355404976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5725659722222">
                <text:p>0.1357256597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5910868055556">
                <text:p>0.1359108680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6096053240741">
                <text:p>0.1360960532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6281238425926">
                <text:p>0.1362812384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6466400462963">
                <text:p>0.136466400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6651608796296">
                <text:p>0.1366516087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6836793981481">
                <text:p>0.1368367939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7021979166667">
                <text:p>0.1370219791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7207164351852">
                <text:p>0.1372071643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7392349537037">
                <text:p>0.137392349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7577534722222">
                <text:p>0.1375775347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7762719907407">
                <text:p>0.1377627199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7947905092593">
                <text:p>0.1379479050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8133090277778">
                <text:p>0.1381330902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8318275462963">
                <text:p>0.138318275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8503460648148">
                <text:p>0.1385034606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8688645833333">
                <text:p>0.1386886458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8873831018519">
                <text:p>0.1388738310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9059016203704">
                <text:p>0.1390590162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9244201388889">
                <text:p>0.1392442013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9429386574074">
                <text:p>0.1394293865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9614571759259">
                <text:p>0.1396145717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9799756944444">
                <text:p>0.1397997569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998494212963">
                <text:p>0.1399849421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0170127314815">
                <text:p>0.1401701273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03553125">
                <text:p>0.14035531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0540497685185">
                <text:p>0.1405404976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072568287037">
                <text:p>0.1407256828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0910868055556">
                <text:p>0.1409108680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1096053240741">
                <text:p>0.1410960532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1281238425926">
                <text:p>0.1412812384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1466423611111">
                <text:p>0.1414664236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1651608796296">
                <text:p>0.1416516087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1836793981481">
                <text:p>0.1418367939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2021979166667">
                <text:p>0.1420219791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2207164351852">
                <text:p>0.1422071643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2392349537037">
                <text:p>0.142392349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2577534722222">
                <text:p>0.1425775347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2762719907407">
                <text:p>0.1427627199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2947905092593">
                <text:p>0.1429479050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3133090277778">
                <text:p>0.1431330902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3318275462963">
                <text:p>0.143318275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3503460648148">
                <text:p>0.1435034606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3688645833333">
                <text:p>0.1436886458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3873831018519">
                <text:p>0.1438738310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4059016203704">
                <text:p>0.1440590162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4244201388889">
                <text:p>0.1442442013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4429386574074">
                <text:p>0.1444293865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4614571759259">
                <text:p>0.1446145717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4799756944444">
                <text:p>0.1447997569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498494212963">
                <text:p>0.1449849421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5170127314815">
                <text:p>0.1451701273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53553125">
                <text:p>0.14535531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5540497685185">
                <text:p>0.1455404976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572568287037">
                <text:p>0.1457256828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5910868055556">
                <text:p>0.1459108680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6096053240741">
                <text:p>0.1460960532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6281238425926">
                <text:p>0.1462812384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6466423611111">
                <text:p>0.1464664236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6651608796296">
                <text:p>0.1466516087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6836793981481">
                <text:p>0.1468367939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7021979166667">
                <text:p>0.1470219791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7207164351852">
                <text:p>0.1472071643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7392349537037">
                <text:p>0.147392349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7577534722222">
                <text:p>0.1475775347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7762719907407">
                <text:p>0.1477627199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7947905092593">
                <text:p>0.1479479050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8133090277778">
                <text:p>0.1481330902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8318275462963">
                <text:p>0.148318275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8503460648148">
                <text:p>0.1485034606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8688645833333">
                <text:p>0.1486886458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887380787037">
                <text:p>0.1488738078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9059016203704">
                <text:p>0.1490590162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9244201388889">
                <text:p>0.1492442013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9429386574074">
                <text:p>0.1494293865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9614571759259">
                <text:p>0.1496145717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9799756944444">
                <text:p>0.1497997569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998494212963">
                <text:p>0.1499849421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0170127314815">
                <text:p>0.1501701273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03553125">
                <text:p>0.15035531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0540497685185">
                <text:p>0.1505404976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072568287037">
                <text:p>0.1507256828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0910868055556">
                <text:p>0.1509108680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1096053240741">
                <text:p>0.1510960532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1281238425926">
                <text:p>0.1512812384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1466423611111">
                <text:p>0.1514664236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1651608796296">
                <text:p>0.1516516087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1836793981481">
                <text:p>0.1518367939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2021979166667">
                <text:p>0.1520219791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2207164351852">
                <text:p>0.152207164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2392349537037">
                <text:p>0.152392349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2577534722222">
                <text:p>0.1525775347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2762719907407">
                <text:p>0.1527627199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2947905092593">
                <text:p>0.1529479050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3133090277778">
                <text:p>0.1531330902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3318275462963">
                <text:p>0.153318275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3503460648148">
                <text:p>0.1535034606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3688645833333">
                <text:p>0.1536886458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3873831018519">
                <text:p>0.1538738310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4059016203704">
                <text:p>0.154059016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4244201388889">
                <text:p>0.154244201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4429386574074">
                <text:p>0.1544293865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4614571759259">
                <text:p>0.1546145717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4799756944444">
                <text:p>0.1547997569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498494212963">
                <text:p>0.154984942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5170127314815">
                <text:p>0.1551701273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53553125">
                <text:p>0.1553553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5540497685185">
                <text:p>0.1555404976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572568287037">
                <text:p>0.1557256828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5910868055556">
                <text:p>0.1559108680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6096053240741">
                <text:p>0.1560960532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6281238425926">
                <text:p>0.1562812384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6466423611111">
                <text:p>0.1564664236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6651608796296">
                <text:p>0.1566516087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6836793981481">
                <text:p>0.156836793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7021979166667">
                <text:p>0.1570219791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7207164351852">
                <text:p>0.1572071643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7392349537037">
                <text:p>0.15739234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7577534722222">
                <text:p>0.157577534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7762719907407">
                <text:p>0.157762719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7947905092593">
                <text:p>0.157947905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813306712963">
                <text:p>0.158133067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8318275462963">
                <text:p>0.158318275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8503460648148">
                <text:p>0.1585034606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8688645833333">
                <text:p>0.158688645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8873831018519">
                <text:p>0.1588738310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9059016203704">
                <text:p>0.1590590162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9244201388889">
                <text:p>0.1592442013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9429386574074">
                <text:p>0.159429386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9614571759259">
                <text:p>0.159614571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9799756944444">
                <text:p>0.159799756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998494212963">
                <text:p>0.159984942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0170127314815">
                <text:p>0.160170127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03553125">
                <text:p>0.1603553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0540497685185">
                <text:p>0.1605404976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072568287037">
                <text:p>0.160725682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0910868055556">
                <text:p>0.160910868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1096053240741">
                <text:p>0.161096053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1281238425926">
                <text:p>0.161281238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1466423611111">
                <text:p>0.161466423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1651608796296">
                <text:p>0.161651608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1836793981481">
                <text:p>0.1618367939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2021979166667">
                <text:p>0.162021979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2207164351852">
                <text:p>0.162207164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2392349537037">
                <text:p>0.16239234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2577534722222">
                <text:p>0.162577534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2762719907407">
                <text:p>0.162762719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2947905092593">
                <text:p>0.162947905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3133090277778">
                <text:p>0.163133090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3318275462963">
                <text:p>0.163318275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3503460648148">
                <text:p>0.1635034606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3688645833333">
                <text:p>0.163688645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3873831018519">
                <text:p>0.163873831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4059016203704">
                <text:p>0.164059016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4244201388889">
                <text:p>0.164244201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4429386574074">
                <text:p>0.164429386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4614571759259">
                <text:p>0.164614571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4799756944444">
                <text:p>0.164799756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498494212963">
                <text:p>0.164984942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5170127314815">
                <text:p>0.165170127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53553125">
                <text:p>0.1653553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5540497685185">
                <text:p>0.165540497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572568287037">
                <text:p>0.165725682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5910868055556">
                <text:p>0.165910868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6096053240741">
                <text:p>0.166096053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6281238425926">
                <text:p>0.166281238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6466423611111">
                <text:p>0.166466423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6651608796296">
                <text:p>0.166651608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6836793981481">
                <text:p>0.166836793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7021979166667">
                <text:p>0.167021979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7207164351852">
                <text:p>0.1672071643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7392349537037">
                <text:p>0.16739234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7577534722222">
                <text:p>0.167577534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7762719907407">
                <text:p>0.167762719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7947905092593">
                <text:p>0.167947905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8133090277778">
                <text:p>0.168133090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8318275462963">
                <text:p>0.168318275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8503460648148">
                <text:p>0.168503460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8688645833333">
                <text:p>0.168688645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8873831018519">
                <text:p>0.168873831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9059016203704">
                <text:p>0.169059016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9244201388889">
                <text:p>0.169244201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9429386574074">
                <text:p>0.169429386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9614571759259">
                <text:p>0.169614571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9799756944444">
                <text:p>0.169799756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998494212963">
                <text:p>0.169984942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0170127314815">
                <text:p>0.170170127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03553125">
                <text:p>0.1703553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0540497685185">
                <text:p>0.170540497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072568287037">
                <text:p>0.170725682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0910868055556">
                <text:p>0.170910868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1096053240741">
                <text:p>0.171096053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1281238425926">
                <text:p>0.171281238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1466423611111">
                <text:p>0.171466423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1651608796296">
                <text:p>0.171651608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1836793981481">
                <text:p>0.171836793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2021979166667">
                <text:p>0.172021979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2207164351852">
                <text:p>0.172207164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2392349537037">
                <text:p>0.17239234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2577534722222">
                <text:p>0.172577534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2762719907407">
                <text:p>0.172762719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2947905092593">
                <text:p>0.172947905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3133090277778">
                <text:p>0.173133090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3318275462963">
                <text:p>0.173318275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3503460648148">
                <text:p>0.173503460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3688645833333">
                <text:p>0.173688645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3873831018519">
                <text:p>0.173873831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4059016203704">
                <text:p>0.174059016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4244201388889">
                <text:p>0.174244201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4429386574074">
                <text:p>0.174429386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4614571759259">
                <text:p>0.174614571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4799756944444">
                <text:p>0.174799756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498494212963">
                <text:p>0.174984942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5170127314815">
                <text:p>0.175170127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5355289351852">
                <text:p>0.175355289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5540497685185">
                <text:p>0.175540497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572568287037">
                <text:p>0.175725682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5910868055556">
                <text:p>0.175910868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6096053240741">
                <text:p>0.176096053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6281238425926">
                <text:p>0.176281238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6466423611111">
                <text:p>0.176466423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6651608796296">
                <text:p>0.176651608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6836793981482">
                <text:p>0.17683679398148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7021979166667">
                <text:p>0.177021979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7207164351852">
                <text:p>0.177207164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7392349537037">
                <text:p>0.17739234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7577534722222">
                <text:p>0.177577534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7762719907407">
                <text:p>0.177762719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7947881944444">
                <text:p>0.177947881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8133090277778">
                <text:p>0.178133090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8318275462963">
                <text:p>0.178318275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8503460648148">
                <text:p>0.178503460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8688645833333">
                <text:p>0.178688645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8873831018519">
                <text:p>0.178873831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9059016203704">
                <text:p>0.179059016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9244201388889">
                <text:p>0.179244201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9429386574074">
                <text:p>0.179429386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9614571759259">
                <text:p>0.179614571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9799756944444">
                <text:p>0.179799756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998494212963">
                <text:p>0.179984942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0170127314815">
                <text:p>0.180170127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03553125">
                <text:p>0.1803553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0540497685185">
                <text:p>0.180540497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072568287037">
                <text:p>0.180725682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0910868055556">
                <text:p>0.180910868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1096053240741">
                <text:p>0.181096053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1281238425926">
                <text:p>0.181281238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1466423611111">
                <text:p>0.181466423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1651608796296">
                <text:p>0.181651608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1836793981481">
                <text:p>0.181836793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2021979166667">
                <text:p>0.182021979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2207164351852">
                <text:p>0.182207164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2392349537037">
                <text:p>0.18239234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2577534722222">
                <text:p>0.182577534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2762719907407">
                <text:p>0.182762719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2947905092593">
                <text:p>0.182947905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3133090277778">
                <text:p>0.183133090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3318275462963">
                <text:p>0.183318275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3503460648148">
                <text:p>0.183503460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3688645833333">
                <text:p>0.183688645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3873831018519">
                <text:p>0.183873831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4059016203704">
                <text:p>0.184059016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4244201388889">
                <text:p>0.184244201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4429386574074">
                <text:p>0.184429386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4614571759259">
                <text:p>0.184614571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4799756944444">
                <text:p>0.184799756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498494212963">
                <text:p>0.184984942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5170127314815">
                <text:p>0.185170127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53553125">
                <text:p>0.1853553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5540497685185">
                <text:p>0.185540497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572568287037">
                <text:p>0.185725682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5910868055556">
                <text:p>0.185910868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6096053240741">
                <text:p>0.186096053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6281238425926">
                <text:p>0.186281238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6466423611111">
                <text:p>0.186466423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6651608796296">
                <text:p>0.186651608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6836793981481">
                <text:p>0.186836793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7021979166667">
                <text:p>0.187021979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7207164351852">
                <text:p>0.187207164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7392349537037">
                <text:p>0.18739234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7577534722222">
                <text:p>0.187577534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7762719907407">
                <text:p>0.187762719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7947905092593">
                <text:p>0.187947905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8133090277778">
                <text:p>0.188133090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8318275462963">
                <text:p>0.188318275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8503460648148">
                <text:p>0.188503460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8688645833333">
                <text:p>0.188688645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887380787037">
                <text:p>0.188873807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9059016203704">
                <text:p>0.189059016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9244201388889">
                <text:p>0.189244201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9429386574074">
                <text:p>0.189429386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9614571759259">
                <text:p>0.189614571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9799756944444">
                <text:p>0.189799756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998494212963">
                <text:p>0.189984942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0170127314815">
                <text:p>0.190170127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03553125">
                <text:p>0.1903553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0540497685185">
                <text:p>0.190540497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072568287037">
                <text:p>0.190725682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0910868055556">
                <text:p>0.190910868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1096053240741">
                <text:p>0.191096053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1281238425926">
                <text:p>0.191281238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1466423611111">
                <text:p>0.191466423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1651585648148">
                <text:p>0.191651585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1836793981481">
                <text:p>0.191836793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2021979166667">
                <text:p>0.192021979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2207164351852">
                <text:p>0.192207164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2392349537037">
                <text:p>0.19239234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2577534722222">
                <text:p>0.192577534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2762719907407">
                <text:p>0.192762719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2947905092593">
                <text:p>0.192947905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3133090277778">
                <text:p>0.193133090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3318252314815">
                <text:p>0.193318252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3503460648148">
                <text:p>0.193503460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3688645833333">
                <text:p>0.193688645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3873831018519">
                <text:p>0.193873831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4059016203704">
                <text:p>0.194059016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4244201388889">
                <text:p>0.194244201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4429386574074">
                <text:p>0.194429386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4614571759259">
                <text:p>0.194614571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4799756944444">
                <text:p>0.194799756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498494212963">
                <text:p>0.194984942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5170127314815">
                <text:p>0.195170127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53553125">
                <text:p>0.1953553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5540497685185">
                <text:p>0.195540497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572568287037">
                <text:p>0.195725682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5910868055556">
                <text:p>0.195910868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6096053240741">
                <text:p>0.196096053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6281238425926">
                <text:p>0.196281238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6466423611111">
                <text:p>0.196466423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6651608796296">
                <text:p>0.196651608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6836793981482">
                <text:p>0.19683679398148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7021979166667">
                <text:p>0.197021979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7207164351852">
                <text:p>0.197207164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7392349537037">
                <text:p>0.19739234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7577534722222">
                <text:p>0.197577534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7762719907407">
                <text:p>0.1977627199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7947905092593">
                <text:p>0.1979479050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8133090277778">
                <text:p>0.198133090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8318252314815">
                <text:p>0.198318252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8503460648148">
                <text:p>0.198503460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8688645833333">
                <text:p>0.198688645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8873831018519">
                <text:p>0.198873831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9059016203704">
                <text:p>0.199059016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9244201388889">
                <text:p>0.1992442013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9429386574074">
                <text:p>0.1994293865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9614571759259">
                <text:p>0.1996145717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9799756944444">
                <text:p>0.1997997569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998494212963">
                <text:p>0.1999849421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0170127314815">
                <text:p>0.200170127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03553125">
                <text:p>0.2003553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0540497685185">
                <text:p>0.200540497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072568287037">
                <text:p>0.2007256828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0910868055556">
                <text:p>0.2009108680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1096053240741">
                <text:p>0.2010960532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1281238425926">
                <text:p>0.201281238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1466423611111">
                <text:p>0.2014664236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1651608796296">
                <text:p>0.2016516087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1836793981481">
                <text:p>0.2018367939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2021979166667">
                <text:p>0.2020219791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2207164351852">
                <text:p>0.2022071643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2392349537037">
                <text:p>0.202392349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2577534722222">
                <text:p>0.2025775347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2762719907407">
                <text:p>0.2027627199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2947905092593">
                <text:p>0.2029479050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3133090277778">
                <text:p>0.203133090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3318275462963">
                <text:p>0.203318275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3503460648148">
                <text:p>0.2035034606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3688645833333">
                <text:p>0.2036886458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3873831018518">
                <text:p>0.20387383101851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4059016203704">
                <text:p>0.2040590162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4244201388889">
                <text:p>0.2042442013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4429386574074">
                <text:p>0.2044293865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4614571759259">
                <text:p>0.2046145717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4799756944444">
                <text:p>0.2047997569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498494212963">
                <text:p>0.2049849421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5170127314815">
                <text:p>0.2051701273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53553125">
                <text:p>0.205355312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5540497685185">
                <text:p>0.2055404976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572568287037">
                <text:p>0.2057256828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5910868055556">
                <text:p>0.2059108680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6096053240741">
                <text:p>0.2060960532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6281238425926">
                <text:p>0.2062812384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6466423611111">
                <text:p>0.2064664236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6651608796296">
                <text:p>0.2066516087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6836793981481">
                <text:p>0.2068367939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7021979166667">
                <text:p>0.2070219791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7207164351852">
                <text:p>0.2072071643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7392349537037">
                <text:p>0.207392349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7577534722222">
                <text:p>0.2075775347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7762719907407">
                <text:p>0.2077627199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7947905092593">
                <text:p>0.2079479050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8133090277778">
                <text:p>0.2081330902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8318275462963">
                <text:p>0.208318275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8503460648148">
                <text:p>0.2085034606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8688645833333">
                <text:p>0.2086886458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8873831018519">
                <text:p>0.2088738310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9059016203704">
                <text:p>0.2090590162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9244201388889">
                <text:p>0.2092442013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9429363425926">
                <text:p>0.2094293634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9614571759259">
                <text:p>0.2096145717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9799756944444">
                <text:p>0.2097997569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998494212963">
                <text:p>0.2099849421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0170127314815">
                <text:p>0.2101701273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03553125">
                <text:p>0.210355312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0540497685185">
                <text:p>0.2105404976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072568287037">
                <text:p>0.2107256828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0910868055556">
                <text:p>0.2109108680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1096053240741">
                <text:p>0.2110960532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1281238425926">
                <text:p>0.2112812384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1466423611111">
                <text:p>0.2114664236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1651608796296">
                <text:p>0.2116516087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1836793981481">
                <text:p>0.2118367939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2021956018518">
                <text:p>0.21202195601851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2207164351852">
                <text:p>0.2122071643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2392326388889">
                <text:p>0.2123923263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2577534722222">
                <text:p>0.2125775347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2762719907407">
                <text:p>0.2127627199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2947905092593">
                <text:p>0.2129479050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3133090277778">
                <text:p>0.2131330902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3318275462963">
                <text:p>0.213318275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3503460648148">
                <text:p>0.2135034606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3688645833333">
                <text:p>0.2136886458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3873831018519">
                <text:p>0.2138738310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4059016203704">
                <text:p>0.2140590162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4244201388889">
                <text:p>0.2142442013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4429386574074">
                <text:p>0.2144293865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4614571759259">
                <text:p>0.2146145717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4799756944444">
                <text:p>0.2147997569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498494212963">
                <text:p>0.2149849421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5170127314815">
                <text:p>0.2151701273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53553125">
                <text:p>0.215355312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5540497685185">
                <text:p>0.2155404976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572568287037">
                <text:p>0.2157256828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5910868055556">
                <text:p>0.2159108680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6096030092593">
                <text:p>0.2160960300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6281215277778">
                <text:p>0.2162812152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6466400462963">
                <text:p>0.216466400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6651608796296">
                <text:p>0.2166516087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6836793981481">
                <text:p>0.2168367939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7021956018518">
                <text:p>0.2170219560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7207164351852">
                <text:p>0.2172071643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7392349537037">
                <text:p>0.217392349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7577534722222">
                <text:p>0.2175775347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7762719907407">
                <text:p>0.2177627199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7947905092593">
                <text:p>0.2179479050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8133090277778">
                <text:p>0.2181330902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8318275462963">
                <text:p>0.218318275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8503460648148">
                <text:p>0.2185034606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8688645833333">
                <text:p>0.2186886458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8873831018518">
                <text:p>0.21887383101851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9059016203704">
                <text:p>0.2190590162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9244201388889">
                <text:p>0.2192442013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9429386574074">
                <text:p>0.2194293865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9614571759259">
                <text:p>0.2196145717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9799756944444">
                <text:p>0.2197997569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998494212963">
                <text:p>0.2199849421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0170127314815">
                <text:p>0.2201701273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03553125">
                <text:p>0.220355312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0540497685185">
                <text:p>0.2205404976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072568287037">
                <text:p>0.2207256828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0910868055556">
                <text:p>0.2209108680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1096053240741">
                <text:p>0.2210960532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1281238425926">
                <text:p>0.2212812384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1466423611111">
                <text:p>0.2214664236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1651608796296">
                <text:p>0.2216516087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1836793981481">
                <text:p>0.2218367939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2021979166667">
                <text:p>0.2220219791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2207164351852">
                <text:p>0.2222071643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2392349537037">
                <text:p>0.222392349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2577534722222">
                <text:p>0.2225775347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2762719907407">
                <text:p>0.2227627199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2947905092593">
                <text:p>0.2229479050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3133090277778">
                <text:p>0.2231330902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3318275462963">
                <text:p>0.223318275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3503460648148">
                <text:p>0.2235034606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3688645833333">
                <text:p>0.2236886458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3873831018519">
                <text:p>0.2238738310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4059016203704">
                <text:p>0.2240590162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4244201388889">
                <text:p>0.2242442013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4429386574074">
                <text:p>0.2244293865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4614571759259">
                <text:p>0.2246145717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4799756944444">
                <text:p>0.2247997569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498494212963">
                <text:p>0.2249849421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5170127314815">
                <text:p>0.2251701273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53553125">
                <text:p>0.225355312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5540497685185">
                <text:p>0.2255404976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572568287037">
                <text:p>0.2257256828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5910844907407">
                <text:p>0.2259108449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6096053240741">
                <text:p>0.2260960532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6281238425926">
                <text:p>0.2262812384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6466423611111">
                <text:p>0.2264664236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6651608796296">
                <text:p>0.2266516087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6836793981481">
                <text:p>0.2268367939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7021979166667">
                <text:p>0.2270219791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7207164351852">
                <text:p>0.2272071643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7392349537037">
                <text:p>0.227392349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7577534722222">
                <text:p>0.2275775347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7762719907407">
                <text:p>0.2277627199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7947905092593">
                <text:p>0.2279479050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8133090277778">
                <text:p>0.2281330902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8318275462963">
                <text:p>0.228318275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8503460648148">
                <text:p>0.2285034606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8688645833333">
                <text:p>0.2286886458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8873831018518">
                <text:p>0.2288738310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9059016203704">
                <text:p>0.2290590162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9244201388889">
                <text:p>0.2292442013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9429386574074">
                <text:p>0.2294293865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9614571759259">
                <text:p>0.2296145717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9799756944444">
                <text:p>0.2297997569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998494212963">
                <text:p>0.2299849421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0170127314815">
                <text:p>0.2301701273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03553125">
                <text:p>0.230355312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0540497685185">
                <text:p>0.2305404976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072568287037">
                <text:p>0.2307256828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0910868055556">
                <text:p>0.2309108680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1096053240741">
                <text:p>0.2310960532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1281238425926">
                <text:p>0.2312812384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1466423611111">
                <text:p>0.2314664236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1651608796296">
                <text:p>0.2316516087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1836793981481">
                <text:p>0.2318367939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2021979166667">
                <text:p>0.2320219791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2207164351852">
                <text:p>0.2322071643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2392349537037">
                <text:p>0.232392349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2577534722222">
                <text:p>0.2325775347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2762719907407">
                <text:p>0.2327627199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2947905092593">
                <text:p>0.2329479050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3133090277778">
                <text:p>0.2331330902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3318275462963">
                <text:p>0.233318275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3503460648148">
                <text:p>0.2335034606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3688645833333">
                <text:p>0.2336886458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3873831018519">
                <text:p>0.2338738310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4059016203704">
                <text:p>0.2340590162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4244201388889">
                <text:p>0.2342442013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4429386574074">
                <text:p>0.2344293865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4614571759259">
                <text:p>0.2346145717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4799756944444">
                <text:p>0.2347997569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498494212963">
                <text:p>0.2349849421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5170127314815">
                <text:p>0.2351701273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53553125">
                <text:p>0.235355312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5540497685185">
                <text:p>0.2355404976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572568287037">
                <text:p>0.2357256828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5910868055556">
                <text:p>0.2359108680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6096053240741">
                <text:p>0.2360960532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6281238425926">
                <text:p>0.2362812384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6466423611111">
                <text:p>0.2364664236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6651608796296">
                <text:p>0.2366516087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6836793981481">
                <text:p>0.2368367939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7021979166667">
                <text:p>0.2370219791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7207164351852">
                <text:p>0.2372071643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7392349537037">
                <text:p>0.237392349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7577511574074">
                <text:p>0.2375775115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7762719907407">
                <text:p>0.2377627199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7947905092593">
                <text:p>0.2379479050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8133090277778">
                <text:p>0.2381330902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8318275462963">
                <text:p>0.238318275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8503460648148">
                <text:p>0.2385034606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8688645833333">
                <text:p>0.2386886458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887380787037">
                <text:p>0.2388738078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9059016203704">
                <text:p>0.2390590162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9244201388889">
                <text:p>0.2392442013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9429386574074">
                <text:p>0.2394293865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9614571759259">
                <text:p>0.2396145717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9799756944444">
                <text:p>0.2397997569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998494212963">
                <text:p>0.2399849421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0170127314815">
                <text:p>0.2401701273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03553125">
                <text:p>0.240355312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0540497685185">
                <text:p>0.2405404976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072568287037">
                <text:p>0.2407256828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0910868055556">
                <text:p>0.2409108680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1096053240741">
                <text:p>0.2410960532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1281238425926">
                <text:p>0.2412812384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1466423611111">
                <text:p>0.2414664236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1651608796296">
                <text:p>0.2416516087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1836793981481">
                <text:p>0.2418367939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2021979166667">
                <text:p>0.2420219791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2207164351852">
                <text:p>0.2422071643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2392349537037">
                <text:p>0.242392349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2577534722222">
                <text:p>0.2425775347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2762696759259">
                <text:p>0.2427626967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2947905092593">
                <text:p>0.2429479050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3133090277778">
                <text:p>0.2431330902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3318275462963">
                <text:p>0.243318275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3503460648148">
                <text:p>0.2435034606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3688645833333">
                <text:p>0.2436886458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3873831018519">
                <text:p>0.2438738310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4059016203704">
                <text:p>0.2440590162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4244201388889">
                <text:p>0.2442442013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4429386574074">
                <text:p>0.2444293865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4614571759259">
                <text:p>0.2446145717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4799756944444">
                <text:p>0.2447997569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498494212963">
                <text:p>0.2449849421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5170127314815">
                <text:p>0.2451701273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53553125">
                <text:p>0.245355312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5540497685185">
                <text:p>0.2455404976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572568287037">
                <text:p>0.2457256828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5910868055556">
                <text:p>0.2459108680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6096053240741">
                <text:p>0.2460960532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6281238425926">
                <text:p>0.2462812384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6466423611111">
                <text:p>0.2464664236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6651608796296">
                <text:p>0.2466516087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6836793981481">
                <text:p>0.2468367939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7021979166667">
                <text:p>0.2470219791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7207164351852">
                <text:p>0.2472071643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7392349537037">
                <text:p>0.247392349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7577534722222">
                <text:p>0.2475775347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7762719907407">
                <text:p>0.2477627199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7947905092593">
                <text:p>0.2479479050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8133090277778">
                <text:p>0.2481330902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8318275462963">
                <text:p>0.248318275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8503460648148">
                <text:p>0.2485034606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8688645833333">
                <text:p>0.2486886458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8873831018519">
                <text:p>0.24887383101851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9059016203704">
                <text:p>0.2490590162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9244201388889">
                <text:p>0.2492442013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9429386574074">
                <text:p>0.2494293865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9614571759259">
                <text:p>0.2496145717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9799756944444">
                <text:p>0.2497997569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998494212963">
                <text:p>0.2499849421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0170127314815">
                <text:p>0.2501701273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03553125">
                <text:p>0.250355312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0540497685185">
                <text:p>0.2505404976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072568287037">
                <text:p>0.2507256828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0910868055556">
                <text:p>0.2509108680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1096053240741">
                <text:p>0.2510960532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1281238425926">
                <text:p>0.2512812384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1466423611111">
                <text:p>0.2514664236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1651608796296">
                <text:p>0.2516516087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1836793981481">
                <text:p>0.2518367939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2021979166667">
                <text:p>0.2520219791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2207164351852">
                <text:p>0.2522071643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2392349537037">
                <text:p>0.252392349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2577534722222">
                <text:p>0.2525775347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2762719907407">
                <text:p>0.2527627199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2947905092593">
                <text:p>0.2529479050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3133090277778">
                <text:p>0.2531330902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3318275462963">
                <text:p>0.253318275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3503460648148">
                <text:p>0.2535034606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3688645833333">
                <text:p>0.2536886458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3873831018518">
                <text:p>0.25387383101851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4059016203704">
                <text:p>0.2540590162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4244201388889">
                <text:p>0.2542442013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4429386574074">
                <text:p>0.2544293865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4614571759259">
                <text:p>0.2546145717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4799756944444">
                <text:p>0.2547997569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498494212963">
                <text:p>0.2549849421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5170127314815">
                <text:p>0.2551701273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53553125">
                <text:p>0.255355312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5540497685185">
                <text:p>0.2555404976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572568287037">
                <text:p>0.2557256828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5910868055556">
                <text:p>0.2559108680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6096053240741">
                <text:p>0.2560960532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6281238425926">
                <text:p>0.2562812384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6466423611111">
                <text:p>0.2564664236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6651608796296">
                <text:p>0.2566516087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6836793981482">
                <text:p>0.25683679398148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7021979166667">
                <text:p>0.2570219791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7207164351852">
                <text:p>0.2572071643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7392349537037">
                <text:p>0.2573923495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7577534722222">
                <text:p>0.2575775347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7762719907407">
                <text:p>0.2577627199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7947905092593">
                <text:p>0.2579479050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8133090277778">
                <text:p>0.2581330902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8318275462963">
                <text:p>0.2583182754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8503460648148">
                <text:p>0.2585034606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8688645833333">
                <text:p>0.2586886458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8873831018518">
                <text:p>0.25887383101851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9059016203704">
                <text:p>0.2590590162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9244201388889">
                <text:p>0.2592442013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9429386574074">
                <text:p>0.2594293865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9614571759259">
                <text:p>0.2596145717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9799756944444">
                <text:p>0.2597997569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998494212963">
                <text:p>0.2599849421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0170127314815">
                <text:p>0.2601701273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03553125">
                <text:p>0.260355312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0540497685185">
                <text:p>0.2605404976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072568287037">
                <text:p>0.2607256828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0910868055556">
                <text:p>0.2609108680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1096053240741">
                <text:p>0.2610960532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1281238425926">
                <text:p>0.2612812384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1466423611111">
                <text:p>0.2614664236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1651608796296">
                <text:p>0.2616516087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1836793981481">
                <text:p>0.2618367939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2021979166667">
                <text:p>0.2620219791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2207164351852">
                <text:p>0.2622071643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2392349537037">
                <text:p>0.2623923495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2577534722222">
                <text:p>0.2625775347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2762719907407">
                <text:p>0.2627627199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2947905092593">
                <text:p>0.2629479050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3133090277778">
                <text:p>0.2631330902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3318275462963">
                <text:p>0.2633182754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3503460648148">
                <text:p>0.2635034606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3688645833333">
                <text:p>0.2636886458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3873831018519">
                <text:p>0.26387383101851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4059016203704">
                <text:p>0.2640590162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4244201388889">
                <text:p>0.2642442013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4429386574074">
                <text:p>0.2644293865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4614571759259">
                <text:p>0.2646145717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4799756944444">
                <text:p>0.2647997569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498494212963">
                <text:p>0.2649849421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5170127314815">
                <text:p>0.2651701273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53553125">
                <text:p>0.265355312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5540497685185">
                <text:p>0.26554049768518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572568287037">
                <text:p>0.2657256828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5910868055556">
                <text:p>0.2659108680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6096053240741">
                <text:p>0.26609605324074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6281238425926">
                <text:p>0.26628123842592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6466423611111">
                <text:p>0.26646642361111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6651608796296">
                <text:p>0.26665160879629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6836793981481">
                <text:p>0.26683679398148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7021979166667">
                <text:p>0.26702197916666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7207164351852">
                <text:p>0.26720716435185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7392349537037">
                <text:p>0.2673923495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7577534722222">
                <text:p>0.26757753472222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7762719907407">
                <text:p>0.26776271990740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7947905092593">
                <text:p>0.26794790509259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8133090277778">
                <text:p>0.26813309027777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8318275462963">
                <text:p>0.2683182754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8503460648148">
                <text:p>0.26850346064814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8688645833333">
                <text:p>0.26868864583333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8873831018518">
                <text:p>0.26887383101851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9059016203704">
                <text:p>0.26905901620370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9244201388889">
                <text:p>0.26924420138888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9429386574074">
                <text:p>0.26942938657407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9614571759259">
                <text:p>0.26961457175925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9799756944444">
                <text:p>0.26979975694444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998494212963">
                <text:p>0.2699849421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0170127314815">
                <text:p>0.27017012731481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03553125">
                <text:p>0.270355312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0540497685185">
                <text:p>0.27054049768518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072568287037">
                <text:p>0.2707256828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0910868055556">
                <text:p>0.27091086805555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1096053240741">
                <text:p>0.27109605324074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1281238425926">
                <text:p>0.27128123842592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1466423611111">
                <text:p>0.27146642361111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1651608796296">
                <text:p>0.27165160879629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1836793981481">
                <text:p>0.27183679398148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2021979166667">
                <text:p>0.27202197916666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2207164351852">
                <text:p>0.27220716435185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2392349537037">
                <text:p>0.2723923495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2577534722222">
                <text:p>0.27257753472222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2762719907407">
                <text:p>0.27276271990740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2947905092593">
                <text:p>0.27294790509259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3133090277778">
                <text:p>0.27313309027777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3318275462963">
                <text:p>0.2733182754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3503460648148">
                <text:p>0.27350346064814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3688645833333">
                <text:p>0.27368864583333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3873831018519">
                <text:p>0.27387383101851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4059016203704">
                <text:p>0.27405901620370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4244201388889">
                <text:p>0.27424420138888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4429386574074">
                <text:p>0.27442938657407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4614571759259">
                <text:p>0.27461457175925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4799756944444">
                <text:p>0.27479975694444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498494212963">
                <text:p>0.2749849421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5170127314815">
                <text:p>0.27517012731481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53553125">
                <text:p>0.275355312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5540497685185">
                <text:p>0.27554049768518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572568287037">
                <text:p>0.2757256828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5910868055556">
                <text:p>0.27591086805555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6096053240741">
                <text:p>0.27609605324074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6281238425926">
                <text:p>0.27628123842592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6466423611111">
                <text:p>0.27646642361111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6651608796296">
                <text:p>0.27665160879629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6836793981481">
                <text:p>0.27683679398148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7021979166667">
                <text:p>0.27702197916666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7207164351852">
                <text:p>0.27720716435185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7392349537037">
                <text:p>0.2773923495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7577534722222">
                <text:p>0.27757753472222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7762719907407">
                <text:p>0.27776271990740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7947905092593">
                <text:p>0.27794790509259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8133090277778">
                <text:p>0.27813309027777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8318275462963">
                <text:p>0.2783182754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8503460648148">
                <text:p>0.27850346064814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8688645833333">
                <text:p>0.27868864583333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8873831018518">
                <text:p>0.27887383101851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9059016203704">
                <text:p>0.27905901620370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9244201388889">
                <text:p>0.27924420138888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9429386574074">
                <text:p>0.27942938657407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79614571759259">
                <text:p>0.27961457175925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79799756944444">
                <text:p>0.27979975694444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7998494212963">
                <text:p>0.2799849421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0170127314815">
                <text:p>0.28017012731481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03553125">
                <text:p>0.280355312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0540497685185">
                <text:p>0.28054049768518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072568287037">
                <text:p>0.2807256828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0910868055556">
                <text:p>0.28091086805555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1096053240741">
                <text:p>0.28109605324074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1281238425926">
                <text:p>0.28128123842592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1466423611111">
                <text:p>0.28146642361111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1651608796296">
                <text:p>0.28165160879629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1836793981481">
                <text:p>0.28183679398148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2021979166667">
                <text:p>0.28202197916666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2207164351852">
                <text:p>0.28220716435185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2392349537037">
                <text:p>0.28239234953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2577534722222">
                <text:p>0.28257753472222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2762719907407">
                <text:p>0.28276271990740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2947905092593">
                <text:p>0.28294790509259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3133090277778">
                <text:p>0.28313309027777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3318275462963">
                <text:p>0.28331827546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3503460648148">
                <text:p>0.28350346064814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3688645833333">
                <text:p>0.28368864583333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3873831018519">
                <text:p>0.28387383101851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4059016203704">
                <text:p>0.28405901620370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4244201388889">
                <text:p>0.28424420138888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4429386574074">
                <text:p>0.28442938657407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4614571759259">
                <text:p>0.28461457175925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4799756944444">
                <text:p>0.28479975694444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498494212963">
                <text:p>0.2849849421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5170127314815">
                <text:p>0.28517012731481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53553125">
                <text:p>0.285355312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85540497685185">
                <text:p>0.28554049768518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572568287037">
                <text:p>0.2857256828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5910868055556">
                <text:p>0.28591086805555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6096053240741">
                <text:p>0.28609605324074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86281238425926">
                <text:p>0.28628123842592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86466423611111">
                <text:p>0.28646642361111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86651608796296">
                <text:p>0.28665160879629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86836793981481">
                <text:p>0.28683679398148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87021979166667">
                <text:p>0.28702197916666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87207164351852">
                <text:p>0.28720716435185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87392349537037">
                <text:p>0.28739234953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87577534722222">
                <text:p>0.28757753472222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87762719907407">
                <text:p>0.28776271990740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87947905092593">
                <text:p>0.28794790509259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88133090277778">
                <text:p>0.28813309027777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88318275462963">
                <text:p>0.28831827546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88503460648148">
                <text:p>0.28850346064814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88688645833333">
                <text:p>0.28868864583333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88873831018518">
                <text:p>0.28887383101851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89059016203704">
                <text:p>0.28905901620370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89244201388889">
                <text:p>0.28924420138888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89429386574074">
                <text:p>0.28942938657407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89614571759259">
                <text:p>0.28961457175925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89799756944444">
                <text:p>0.28979975694444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8998494212963">
                <text:p>0.2899849421296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0170127314815">
                <text:p>0.29017012731481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03553125">
                <text:p>0.290355312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0540497685185">
                <text:p>0.29054049768518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072568287037">
                <text:p>0.2907256828703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0910868055556">
                <text:p>0.29091086805555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1096053240741">
                <text:p>0.29109605324074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1281238425926">
                <text:p>0.29128123842592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1466423611111">
                <text:p>0.29146642361111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1651608796296">
                <text:p>0.29165160879629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1836793981481">
                <text:p>0.29183679398148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2021979166667">
                <text:p>0.29202197916666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2207164351852">
                <text:p>0.29220716435185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2392349537037">
                <text:p>0.29239234953703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2577534722222">
                <text:p>0.29257753472222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2762719907407">
                <text:p>0.29276271990740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2947905092593">
                <text:p>0.29294790509259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3133090277778">
                <text:p>0.29313309027777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3318275462963">
                <text:p>0.29331827546296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3503460648148">
                <text:p>0.29350346064814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3688645833333">
                <text:p>0.29368864583333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3873831018519">
                <text:p>0.29387383101851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4059016203704">
                <text:p>0.29405901620370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94244201388889">
                <text:p>0.29424420138888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94429363425926">
                <text:p>0.29442936342592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94614571759259">
                <text:p>0.29461457175925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94799756944444">
                <text:p>0.29479975694444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9498494212963">
                <text:p>0.2949849421296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95170127314815">
                <text:p>0.29517012731481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953553125">
                <text:p>0.295355312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95540497685185">
                <text:p>0.29554049768518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9572568287037">
                <text:p>0.2957256828703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295910868055556">
                <text:p>0.29591086805555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96096053240741">
                <text:p>0.29609605324074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296281238425926">
                <text:p>0.296281238425926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296466423611111">
                <text:p>0.29646642361111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296651608796296">
                <text:p>0.296651608796296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296836793981481">
                <text:p>0.29683679398148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297021979166667">
                <text:p>0.29702197916666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297207164351852">
                <text:p>0.297207164351852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297392349537037">
                <text:p>0.29739234953703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297577534722222">
                <text:p>0.297577534722222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297762719907407">
                <text:p>0.29776271990740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297947905092593">
                <text:p>0.29794790509259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298133090277778">
                <text:p>0.298133090277778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298318275462963">
                <text:p>0.29831827546296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298503460648148">
                <text:p>0.298503460648148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298688645833333">
                <text:p>0.29868864583333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298873831018518">
                <text:p>0.298873831018518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299059016203704">
                <text:p>0.29905901620370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299244201388889">
                <text:p>0.299244201388889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299429386574074">
                <text:p>0.29942938657407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299614571759259">
                <text:p>0.299614571759259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299799756944444">
                <text:p>0.29979975694444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29998494212963">
                <text:p>0.2999849421296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00170127314815">
                <text:p>0.300170127314815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003553125">
                <text:p>0.3003553125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00540497685185">
                <text:p>0.300540497685185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0072568287037">
                <text:p>0.3007256828703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00910868055556">
                <text:p>0.300910868055556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01096053240741">
                <text:p>0.301096053240741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01281238425926">
                <text:p>0.301281238425926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01466423611111">
                <text:p>0.301466423611111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01651608796296">
                <text:p>0.301651608796296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01836793981481">
                <text:p>0.301836793981481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02021979166667">
                <text:p>0.302021979166667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02207164351852">
                <text:p>0.302207164351852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02392349537037">
                <text:p>0.302392349537037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02577534722222">
                <text:p>0.302577534722222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02762719907407">
                <text:p>0.302762719907407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02947905092593">
                <text:p>0.302947905092593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03133090277778">
                <text:p>0.303133090277778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03318275462963">
                <text:p>0.303318275462963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03503460648148">
                <text:p>0.303503460648148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03688645833333">
                <text:p>0.303688645833333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03873831018518">
                <text:p>0.303873831018518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04058993055556">
                <text:p>0.304058993055556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04244201388889">
                <text:p>0.304244201388889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04429386574074">
                <text:p>0.304429386574074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04614571759259">
                <text:p>0.304614571759259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04799756944444">
                <text:p>0.304799756944444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0498494212963">
                <text:p>0.30498494212963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05170127314815">
                <text:p>0.305170127314815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053553125">
                <text:p>0.3053553125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05540497685185">
                <text:p>0.305540497685185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0572568287037">
                <text:p>0.30572568287037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05910868055556">
                <text:p>0.305910868055556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06096053240741">
                <text:p>0.306096053240741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06281238425926">
                <text:p>0.306281238425926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06466423611111">
                <text:p>0.306466423611111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06651608796296">
                <text:p>0.306651608796296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06836793981481">
                <text:p>0.306836793981481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07021979166667">
                <text:p>0.307021979166667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07207164351852">
                <text:p>0.307207164351852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307392349537037">
                <text:p>0.307392349537037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307577534722222">
                <text:p>0.307577534722222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307762719907407">
                <text:p>0.307762719907407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307947905092593">
                <text:p>0.307947905092593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308133090277778">
                <text:p>0.308133090277778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308318275462963">
                <text:p>0.308318275462963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308503460648148">
                <text:p>0.308503460648148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308688645833333">
                <text:p>0.308688645833333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308873831018518">
                <text:p>0.3088738310185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309059016203704">
                <text:p>0.3090590162037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309116875">
                <text:p>0.30911687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